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Resultados">
        <table:table-row>
          <table:table-cell office:value-type="string">
            <text:p>CVE_ORI</text:p>
          </table:table-cell>
          <table:table-cell office:value-type="string">
            <text:p>CVE_DEST</text:p>
          </table:table-cell>
          <table:table-cell office:value-type="string">
            <text:p>ACC_IND</text:p>
          </table:table-cell>
          <table:table-cell office:value-type="string">
            <text:p>ACC_TOT</text:p>
          </table:table-cell>
          <table:table-cell office:value-type="string">
            <text:p>ACC_PROM</text:p>
          </table:table-cell>
          <table:table-cell office:value-type="string">
            <text:p>ACC_STD</text:p>
          </table:table-cell>
          <table:table-cell office:value-type="string">
            <text:p>TOT_DEST</text:p>
          </table:table-cell>
        </table:table-row>
        <table:table-row>
          <table:table-cell office:value-type="string">
            <text:p>150510021</text:p>
          </table:table-cell>
          <table:table-cell office:value-type="string">
            <text:p>MCSSA009423</text:p>
          </table:table-cell>
          <table:table-cell office:value-type="float" office:value="68.88120384820432">
            <text:p>68.88120384820432</text:p>
          </table:table-cell>
          <table:table-cell office:value-type="float" office:value="102.99999999999999">
            <text:p>102.99999999999999</text:p>
          </table:table-cell>
          <table:table-cell office:value-type="float" office:value="51.49999999999999">
            <text:p>51.49999999999999</text:p>
          </table:table-cell>
          <table:table-cell office:value-type="float" office:value="17.38120384820433">
            <text:p>17.3812038482043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510021</text:p>
          </table:table-cell>
          <table:table-cell office:value-type="string">
            <text:p>MCSSA010683</text:p>
          </table:table-cell>
          <table:table-cell office:value-type="float" office:value="34.118796151795664">
            <text:p>34.118796151795664</text:p>
          </table:table-cell>
          <table:table-cell office:value-type="float" office:value="102.99999999999999">
            <text:p>102.99999999999999</text:p>
          </table:table-cell>
          <table:table-cell office:value-type="float" office:value="51.49999999999999">
            <text:p>51.49999999999999</text:p>
          </table:table-cell>
          <table:table-cell office:value-type="float" office:value="17.38120384820433">
            <text:p>17.3812038482043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510013</text:p>
          </table:table-cell>
          <table:table-cell office:value-type="string">
            <text:p>MCSSA003736</text:p>
          </table:table-cell>
          <table:table-cell office:value-type="float" office:value="10.63668052934271">
            <text:p>10.63668052934271</text:p>
          </table:table-cell>
          <table:table-cell office:value-type="float" office:value="60.0">
            <text:p>60.0</text:p>
          </table:table-cell>
          <table:table-cell office:value-type="float" office:value="20.0">
            <text:p>20.0</text:p>
          </table:table-cell>
          <table:table-cell office:value-type="float" office:value="9.35568605803232">
            <text:p>9.3556860580323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13</text:p>
          </table:table-cell>
          <table:table-cell office:value-type="string">
            <text:p>MCSSA003741</text:p>
          </table:table-cell>
          <table:table-cell office:value-type="float" office:value="16.58601406666836">
            <text:p>16.58601406666836</text:p>
          </table:table-cell>
          <table:table-cell office:value-type="float" office:value="60.0">
            <text:p>60.0</text:p>
          </table:table-cell>
          <table:table-cell office:value-type="float" office:value="20.0">
            <text:p>20.0</text:p>
          </table:table-cell>
          <table:table-cell office:value-type="float" office:value="9.35568605803232">
            <text:p>9.3556860580323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13</text:p>
          </table:table-cell>
          <table:table-cell office:value-type="string">
            <text:p>MCSSA018342</text:p>
          </table:table-cell>
          <table:table-cell office:value-type="float" office:value="32.77730540398893">
            <text:p>32.77730540398893</text:p>
          </table:table-cell>
          <table:table-cell office:value-type="float" office:value="60.0">
            <text:p>60.0</text:p>
          </table:table-cell>
          <table:table-cell office:value-type="float" office:value="20.0">
            <text:p>20.0</text:p>
          </table:table-cell>
          <table:table-cell office:value-type="float" office:value="9.35568605803232">
            <text:p>9.3556860580323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10</text:p>
          </table:table-cell>
          <table:table-cell office:value-type="string">
            <text:p>MCSSA018342</text:p>
          </table:table-cell>
          <table:table-cell office:value-type="float" office:value="4.886958529804266">
            <text:p>4.886958529804266</text:p>
          </table:table-cell>
          <table:table-cell office:value-type="float" office:value="11.0">
            <text:p>11.0</text:p>
          </table:table-cell>
          <table:table-cell office:value-type="float" office:value="5.5">
            <text:p>5.5</text:p>
          </table:table-cell>
          <table:table-cell office:value-type="float" office:value="0.6130414701957334">
            <text:p>0.6130414701957334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510010</text:p>
          </table:table-cell>
          <table:table-cell office:value-type="string">
            <text:p>MCSSA008554</text:p>
          </table:table-cell>
          <table:table-cell office:value-type="float" office:value="6.113041470195733">
            <text:p>6.113041470195733</text:p>
          </table:table-cell>
          <table:table-cell office:value-type="float" office:value="11.0">
            <text:p>11.0</text:p>
          </table:table-cell>
          <table:table-cell office:value-type="float" office:value="5.5">
            <text:p>5.5</text:p>
          </table:table-cell>
          <table:table-cell office:value-type="float" office:value="0.6130414701957334">
            <text:p>0.6130414701957334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510002</text:p>
          </table:table-cell>
          <table:table-cell office:value-type="string">
            <text:p>MCSSA003700</text:p>
          </table:table-cell>
          <table:table-cell office:value-type="float" office:value="10.011873105353807">
            <text:p>10.011873105353807</text:p>
          </table:table-cell>
          <table:table-cell office:value-type="float" office:value="17.0">
            <text:p>17.0</text:p>
          </table:table-cell>
          <table:table-cell office:value-type="float" office:value="8.5">
            <text:p>8.5</text:p>
          </table:table-cell>
          <table:table-cell office:value-type="float" office:value="1.5118731053538066">
            <text:p>1.511873105353806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510002</text:p>
          </table:table-cell>
          <table:table-cell office:value-type="string">
            <text:p>MCSSA004610</text:p>
          </table:table-cell>
          <table:table-cell office:value-type="float" office:value="6.988126894646194">
            <text:p>6.988126894646194</text:p>
          </table:table-cell>
          <table:table-cell office:value-type="float" office:value="17.0">
            <text:p>17.0</text:p>
          </table:table-cell>
          <table:table-cell office:value-type="float" office:value="8.5">
            <text:p>8.5</text:p>
          </table:table-cell>
          <table:table-cell office:value-type="float" office:value="1.5118731053538066">
            <text:p>1.511873105353806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510003</text:p>
          </table:table-cell>
          <table:table-cell office:value-type="string">
            <text:p>MCSSA003765</text:p>
          </table:table-cell>
          <table:table-cell office:value-type="float" office:value="30.355975571103748">
            <text:p>30.355975571103748</text:p>
          </table:table-cell>
          <table:table-cell office:value-type="float" office:value="55.0">
            <text:p>55.0</text:p>
          </table:table-cell>
          <table:table-cell office:value-type="float" office:value="18.333333333333332">
            <text:p>18.333333333333332</text:p>
          </table:table-cell>
          <table:table-cell office:value-type="float" office:value="8.54612265787889">
            <text:p>8.54612265787889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03</text:p>
          </table:table-cell>
          <table:table-cell office:value-type="string">
            <text:p>MCSSA010683</text:p>
          </table:table-cell>
          <table:table-cell office:value-type="float" office:value="11.251323677944393">
            <text:p>11.251323677944393</text:p>
          </table:table-cell>
          <table:table-cell office:value-type="float" office:value="55.0">
            <text:p>55.0</text:p>
          </table:table-cell>
          <table:table-cell office:value-type="float" office:value="18.333333333333332">
            <text:p>18.333333333333332</text:p>
          </table:table-cell>
          <table:table-cell office:value-type="float" office:value="8.54612265787889">
            <text:p>8.54612265787889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03</text:p>
          </table:table-cell>
          <table:table-cell office:value-type="string">
            <text:p>MCSSA018470</text:p>
          </table:table-cell>
          <table:table-cell office:value-type="float" office:value="13.39270075095186">
            <text:p>13.39270075095186</text:p>
          </table:table-cell>
          <table:table-cell office:value-type="float" office:value="55.0">
            <text:p>55.0</text:p>
          </table:table-cell>
          <table:table-cell office:value-type="float" office:value="18.333333333333332">
            <text:p>18.333333333333332</text:p>
          </table:table-cell>
          <table:table-cell office:value-type="float" office:value="8.54612265787889">
            <text:p>8.54612265787889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70</text:p>
          </table:table-cell>
          <table:table-cell office:value-type="string">
            <text:p>MCSSA003712</text:p>
          </table:table-cell>
          <table:table-cell office:value-type="float" office:value="0.26813117834556044">
            <text:p>0.26813117834556044</text:p>
          </table:table-cell>
          <table:table-cell office:value-type="float" office:value="8.999999999999998">
            <text:p>8.999999999999998</text:p>
          </table:table-cell>
          <table:table-cell office:value-type="float" office:value="1.7999999999999996">
            <text:p>1.7999999999999996</text:p>
          </table:table-cell>
          <table:table-cell office:value-type="float" office:value="1.1816940483041967">
            <text:p>1.1816940483041967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510070</text:p>
          </table:table-cell>
          <table:table-cell office:value-type="string">
            <text:p>MCSSA003765</text:p>
          </table:table-cell>
          <table:table-cell office:value-type="float" office:value="2.4057039558385833">
            <text:p>2.4057039558385833</text:p>
          </table:table-cell>
          <table:table-cell office:value-type="float" office:value="8.999999999999998">
            <text:p>8.999999999999998</text:p>
          </table:table-cell>
          <table:table-cell office:value-type="float" office:value="1.7999999999999996">
            <text:p>1.7999999999999996</text:p>
          </table:table-cell>
          <table:table-cell office:value-type="float" office:value="1.1816940483041967">
            <text:p>1.1816940483041967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510070</text:p>
          </table:table-cell>
          <table:table-cell office:value-type="string">
            <text:p>MCSSA003806</text:p>
          </table:table-cell>
          <table:table-cell office:value-type="float" office:value="0.5505766551528449">
            <text:p>0.5505766551528449</text:p>
          </table:table-cell>
          <table:table-cell office:value-type="float" office:value="8.999999999999998">
            <text:p>8.999999999999998</text:p>
          </table:table-cell>
          <table:table-cell office:value-type="float" office:value="1.7999999999999996">
            <text:p>1.7999999999999996</text:p>
          </table:table-cell>
          <table:table-cell office:value-type="float" office:value="1.1816940483041967">
            <text:p>1.1816940483041967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510070</text:p>
          </table:table-cell>
          <table:table-cell office:value-type="string">
            <text:p>MCSSA018470</text:p>
          </table:table-cell>
          <table:table-cell office:value-type="float" office:value="2.4749660392583843">
            <text:p>2.4749660392583843</text:p>
          </table:table-cell>
          <table:table-cell office:value-type="float" office:value="8.999999999999998">
            <text:p>8.999999999999998</text:p>
          </table:table-cell>
          <table:table-cell office:value-type="float" office:value="1.7999999999999996">
            <text:p>1.7999999999999996</text:p>
          </table:table-cell>
          <table:table-cell office:value-type="float" office:value="1.1816940483041967">
            <text:p>1.1816940483041967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510070</text:p>
          </table:table-cell>
          <table:table-cell office:value-type="string">
            <text:p>MCSSA007690</text:p>
          </table:table-cell>
          <table:table-cell office:value-type="float" office:value="3.3006221714046253">
            <text:p>3.3006221714046253</text:p>
          </table:table-cell>
          <table:table-cell office:value-type="float" office:value="8.999999999999998">
            <text:p>8.999999999999998</text:p>
          </table:table-cell>
          <table:table-cell office:value-type="float" office:value="1.7999999999999996">
            <text:p>1.7999999999999996</text:p>
          </table:table-cell>
          <table:table-cell office:value-type="float" office:value="1.1816940483041967">
            <text:p>1.1816940483041967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510025</text:p>
          </table:table-cell>
          <table:table-cell office:value-type="string">
            <text:p>MCSSA003712</text:p>
          </table:table-cell>
          <table:table-cell office:value-type="float" office:value="1.3988110308373716">
            <text:p>1.3988110308373716</text:p>
          </table:table-cell>
          <table:table-cell office:value-type="float" office:value="22.0">
            <text:p>22.0</text:p>
          </table:table-cell>
          <table:table-cell office:value-type="float" office:value="3.6666666666666665">
            <text:p>3.6666666666666665</text:p>
          </table:table-cell>
          <table:table-cell office:value-type="float" office:value="4.2267764121573395">
            <text:p>4.2267764121573395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25</text:p>
          </table:table-cell>
          <table:table-cell office:value-type="string">
            <text:p>MCSSA003741</text:p>
          </table:table-cell>
          <table:table-cell office:value-type="float" office:value="1.0142162133766344">
            <text:p>1.0142162133766344</text:p>
          </table:table-cell>
          <table:table-cell office:value-type="float" office:value="22.0">
            <text:p>22.0</text:p>
          </table:table-cell>
          <table:table-cell office:value-type="float" office:value="3.6666666666666665">
            <text:p>3.6666666666666665</text:p>
          </table:table-cell>
          <table:table-cell office:value-type="float" office:value="4.2267764121573395">
            <text:p>4.2267764121573395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25</text:p>
          </table:table-cell>
          <table:table-cell office:value-type="string">
            <text:p>MCSSA003770</text:p>
          </table:table-cell>
          <table:table-cell office:value-type="float" office:value="0.8866090419673138">
            <text:p>0.8866090419673138</text:p>
          </table:table-cell>
          <table:table-cell office:value-type="float" office:value="22.0">
            <text:p>22.0</text:p>
          </table:table-cell>
          <table:table-cell office:value-type="float" office:value="3.6666666666666665">
            <text:p>3.6666666666666665</text:p>
          </table:table-cell>
          <table:table-cell office:value-type="float" office:value="4.2267764121573395">
            <text:p>4.2267764121573395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25</text:p>
          </table:table-cell>
          <table:table-cell office:value-type="string">
            <text:p>MCSSA003806</text:p>
          </table:table-cell>
          <table:table-cell office:value-type="float" office:value="2.145254193433291">
            <text:p>2.145254193433291</text:p>
          </table:table-cell>
          <table:table-cell office:value-type="float" office:value="22.0">
            <text:p>22.0</text:p>
          </table:table-cell>
          <table:table-cell office:value-type="float" office:value="3.6666666666666665">
            <text:p>3.6666666666666665</text:p>
          </table:table-cell>
          <table:table-cell office:value-type="float" office:value="4.2267764121573395">
            <text:p>4.2267764121573395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25</text:p>
          </table:table-cell>
          <table:table-cell office:value-type="string">
            <text:p>MCSSA007690</text:p>
          </table:table-cell>
          <table:table-cell office:value-type="float" office:value="12.884678380506">
            <text:p>12.884678380506</text:p>
          </table:table-cell>
          <table:table-cell office:value-type="float" office:value="22.0">
            <text:p>22.0</text:p>
          </table:table-cell>
          <table:table-cell office:value-type="float" office:value="3.6666666666666665">
            <text:p>3.6666666666666665</text:p>
          </table:table-cell>
          <table:table-cell office:value-type="float" office:value="4.2267764121573395">
            <text:p>4.2267764121573395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25</text:p>
          </table:table-cell>
          <table:table-cell office:value-type="string">
            <text:p>MCSSA008542</text:p>
          </table:table-cell>
          <table:table-cell office:value-type="float" office:value="3.670431139879391">
            <text:p>3.670431139879391</text:p>
          </table:table-cell>
          <table:table-cell office:value-type="float" office:value="22.0">
            <text:p>22.0</text:p>
          </table:table-cell>
          <table:table-cell office:value-type="float" office:value="3.6666666666666665">
            <text:p>3.6666666666666665</text:p>
          </table:table-cell>
          <table:table-cell office:value-type="float" office:value="4.2267764121573395">
            <text:p>4.2267764121573395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93</text:p>
          </table:table-cell>
          <table:table-cell office:value-type="string">
            <text:p>MCSSA008525</text:p>
          </table:table-cell>
          <table:table-cell office:value-type="float" office:value="3.6083117829737335">
            <text:p>3.6083117829737335</text:p>
          </table:table-cell>
          <table:table-cell office:value-type="float" office:value="12.0">
            <text:p>12.0</text:p>
          </table:table-cell>
          <table:table-cell office:value-type="float" office:value="6.0">
            <text:p>6.0</text:p>
          </table:table-cell>
          <table:table-cell office:value-type="float" office:value="2.391688217026266">
            <text:p>2.39168821702626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510093</text:p>
          </table:table-cell>
          <table:table-cell office:value-type="string">
            <text:p>MCSSA018062</text:p>
          </table:table-cell>
          <table:table-cell office:value-type="float" office:value="8.391688217026266">
            <text:p>8.391688217026266</text:p>
          </table:table-cell>
          <table:table-cell office:value-type="float" office:value="12.0">
            <text:p>12.0</text:p>
          </table:table-cell>
          <table:table-cell office:value-type="float" office:value="6.0">
            <text:p>6.0</text:p>
          </table:table-cell>
          <table:table-cell office:value-type="float" office:value="2.391688217026266">
            <text:p>2.39168821702626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540109</text:p>
          </table:table-cell>
          <table:table-cell office:value-type="string">
            <text:p>MCSSA001892</text:p>
          </table:table-cell>
          <table:table-cell office:value-type="float" office:value="0.19992933993737252">
            <text:p>0.19992933993737252</text:p>
          </table:table-cell>
          <table:table-cell office:value-type="float" office:value="1.0">
            <text:p>1.0</text:p>
          </table:table-cell>
          <table:table-cell office:value-type="float" office:value="0.3333333333333333">
            <text:p>0.3333333333333333</text:p>
          </table:table-cell>
          <table:table-cell office:value-type="float" office:value="0.11588308762254988">
            <text:p>0.11588308762254988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40109</text:p>
          </table:table-cell>
          <table:table-cell office:value-type="string">
            <text:p>MCSSA018861</text:p>
          </table:table-cell>
          <table:table-cell office:value-type="float" office:value="0.48247237209925303">
            <text:p>0.48247237209925303</text:p>
          </table:table-cell>
          <table:table-cell office:value-type="float" office:value="1.0">
            <text:p>1.0</text:p>
          </table:table-cell>
          <table:table-cell office:value-type="float" office:value="0.3333333333333333">
            <text:p>0.3333333333333333</text:p>
          </table:table-cell>
          <table:table-cell office:value-type="float" office:value="0.11588308762254988">
            <text:p>0.11588308762254988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40109</text:p>
          </table:table-cell>
          <table:table-cell office:value-type="string">
            <text:p>MCSSA003946</text:p>
          </table:table-cell>
          <table:table-cell office:value-type="float" office:value="0.31759828796337447">
            <text:p>0.31759828796337447</text:p>
          </table:table-cell>
          <table:table-cell office:value-type="float" office:value="1.0">
            <text:p>1.0</text:p>
          </table:table-cell>
          <table:table-cell office:value-type="float" office:value="0.3333333333333333">
            <text:p>0.3333333333333333</text:p>
          </table:table-cell>
          <table:table-cell office:value-type="float" office:value="0.11588308762254988">
            <text:p>0.11588308762254988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40003</text:p>
          </table:table-cell>
          <table:table-cell office:value-type="string">
            <text:p>MCSSA001892</text:p>
          </table:table-cell>
          <table:table-cell office:value-type="float" office:value="7.7219050257372475">
            <text:p>7.7219050257372475</text:p>
          </table:table-cell>
          <table:table-cell office:value-type="float" office:value="37.0">
            <text:p>37.0</text:p>
          </table:table-cell>
          <table:table-cell office:value-type="float" office:value="18.5">
            <text:p>18.5</text:p>
          </table:table-cell>
          <table:table-cell office:value-type="float" office:value="10.778094974262752">
            <text:p>10.77809497426275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540003</text:p>
          </table:table-cell>
          <table:table-cell office:value-type="string">
            <text:p>MCSSA018861</text:p>
          </table:table-cell>
          <table:table-cell office:value-type="float" office:value="29.27809497426275">
            <text:p>29.27809497426275</text:p>
          </table:table-cell>
          <table:table-cell office:value-type="float" office:value="37.0">
            <text:p>37.0</text:p>
          </table:table-cell>
          <table:table-cell office:value-type="float" office:value="18.5">
            <text:p>18.5</text:p>
          </table:table-cell>
          <table:table-cell office:value-type="float" office:value="10.778094974262752">
            <text:p>10.77809497426275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540107</text:p>
          </table:table-cell>
          <table:table-cell office:value-type="string">
            <text:p>MCSSA003922</text:p>
          </table:table-cell>
          <table:table-cell office:value-type="float" office:value="7.233520844713099">
            <text:p>7.233520844713099</text:p>
          </table:table-cell>
          <table:table-cell office:value-type="float" office:value="9.0">
            <text:p>9.0</text:p>
          </table:table-cell>
          <table:table-cell office:value-type="float" office:value="4.5">
            <text:p>4.5</text:p>
          </table:table-cell>
          <table:table-cell office:value-type="float" office:value="2.7335208447130994">
            <text:p>2.7335208447130994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540107</text:p>
          </table:table-cell>
          <table:table-cell office:value-type="string">
            <text:p>MCSSA003946</text:p>
          </table:table-cell>
          <table:table-cell office:value-type="float" office:value="1.7664791552869004">
            <text:p>1.7664791552869004</text:p>
          </table:table-cell>
          <table:table-cell office:value-type="float" office:value="9.0">
            <text:p>9.0</text:p>
          </table:table-cell>
          <table:table-cell office:value-type="float" office:value="4.5">
            <text:p>4.5</text:p>
          </table:table-cell>
          <table:table-cell office:value-type="float" office:value="2.7335208447130994">
            <text:p>2.7335208447130994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540103</text:p>
          </table:table-cell>
          <table:table-cell office:value-type="string">
            <text:p>MCSSA003922</text:p>
          </table:table-cell>
          <table:table-cell office:value-type="float" office:value="4.667895721652609">
            <text:p>4.667895721652609</text:p>
          </table:table-cell>
          <table:table-cell office:value-type="float" office:value="16.0">
            <text:p>16.0</text:p>
          </table:table-cell>
          <table:table-cell office:value-type="float" office:value="5.333333333333333">
            <text:p>5.333333333333333</text:p>
          </table:table-cell>
          <table:table-cell office:value-type="float" office:value="0.7465379630203007">
            <text:p>0.7465379630203007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40103</text:p>
          </table:table-cell>
          <table:table-cell office:value-type="string">
            <text:p>MCSSA018861</text:p>
          </table:table-cell>
          <table:table-cell office:value-type="float" office:value="6.375892250794784">
            <text:p>6.375892250794784</text:p>
          </table:table-cell>
          <table:table-cell office:value-type="float" office:value="16.0">
            <text:p>16.0</text:p>
          </table:table-cell>
          <table:table-cell office:value-type="float" office:value="5.333333333333333">
            <text:p>5.333333333333333</text:p>
          </table:table-cell>
          <table:table-cell office:value-type="float" office:value="0.7465379630203007">
            <text:p>0.7465379630203007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40103</text:p>
          </table:table-cell>
          <table:table-cell office:value-type="string">
            <text:p>MCSSA003946</text:p>
          </table:table-cell>
          <table:table-cell office:value-type="float" office:value="4.956212027552606">
            <text:p>4.956212027552606</text:p>
          </table:table-cell>
          <table:table-cell office:value-type="float" office:value="16.0">
            <text:p>16.0</text:p>
          </table:table-cell>
          <table:table-cell office:value-type="float" office:value="5.333333333333333">
            <text:p>5.333333333333333</text:p>
          </table:table-cell>
          <table:table-cell office:value-type="float" office:value="0.7465379630203007">
            <text:p>0.7465379630203007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40102</text:p>
          </table:table-cell>
          <table:table-cell office:value-type="string">
            <text:p>MCSSA001414</text:p>
          </table:table-cell>
          <table:table-cell office:value-type="float" office:value="7.884866307912785">
            <text:p>7.884866307912785</text:p>
          </table:table-cell>
          <table:table-cell office:value-type="float" office:value="47.0">
            <text:p>47.0</text:p>
          </table:table-cell>
          <table:table-cell office:value-type="float" office:value="9.4">
            <text:p>9.4</text:p>
          </table:table-cell>
          <table:table-cell office:value-type="float" office:value="4.340145318280421">
            <text:p>4.340145318280421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540102</text:p>
          </table:table-cell>
          <table:table-cell office:value-type="string">
            <text:p>MCSSA003905</text:p>
          </table:table-cell>
          <table:table-cell office:value-type="float" office:value="15.790621503556649">
            <text:p>15.790621503556649</text:p>
          </table:table-cell>
          <table:table-cell office:value-type="float" office:value="47.0">
            <text:p>47.0</text:p>
          </table:table-cell>
          <table:table-cell office:value-type="float" office:value="9.4">
            <text:p>9.4</text:p>
          </table:table-cell>
          <table:table-cell office:value-type="float" office:value="4.340145318280421">
            <text:p>4.340145318280421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540102</text:p>
          </table:table-cell>
          <table:table-cell office:value-type="string">
            <text:p>MCSSA003934</text:p>
          </table:table-cell>
          <table:table-cell office:value-type="float" office:value="10.46098217713669">
            <text:p>10.46098217713669</text:p>
          </table:table-cell>
          <table:table-cell office:value-type="float" office:value="47.0">
            <text:p>47.0</text:p>
          </table:table-cell>
          <table:table-cell office:value-type="float" office:value="9.4">
            <text:p>9.4</text:p>
          </table:table-cell>
          <table:table-cell office:value-type="float" office:value="4.340145318280421">
            <text:p>4.340145318280421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540102</text:p>
          </table:table-cell>
          <table:table-cell office:value-type="string">
            <text:p>MCSSA014434</text:p>
          </table:table-cell>
          <table:table-cell office:value-type="float" office:value="10.450602677793588">
            <text:p>10.450602677793588</text:p>
          </table:table-cell>
          <table:table-cell office:value-type="float" office:value="47.0">
            <text:p>47.0</text:p>
          </table:table-cell>
          <table:table-cell office:value-type="float" office:value="9.4">
            <text:p>9.4</text:p>
          </table:table-cell>
          <table:table-cell office:value-type="float" office:value="4.340145318280421">
            <text:p>4.340145318280421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540102</text:p>
          </table:table-cell>
          <table:table-cell office:value-type="string">
            <text:p>MCSSA007772</text:p>
          </table:table-cell>
          <table:table-cell office:value-type="float" office:value="2.412927333600283">
            <text:p>2.412927333600283</text:p>
          </table:table-cell>
          <table:table-cell office:value-type="float" office:value="47.0">
            <text:p>47.0</text:p>
          </table:table-cell>
          <table:table-cell office:value-type="float" office:value="9.4">
            <text:p>9.4</text:p>
          </table:table-cell>
          <table:table-cell office:value-type="float" office:value="4.340145318280421">
            <text:p>4.340145318280421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540032</text:p>
          </table:table-cell>
          <table:table-cell office:value-type="string">
            <text:p>MCSSA001402</text:p>
          </table:table-cell>
          <table:table-cell office:value-type="float" office:value="12.887096882263814">
            <text:p>12.887096882263814</text:p>
          </table:table-cell>
          <table:table-cell office:value-type="float" office:value="243.0">
            <text:p>243.0</text:p>
          </table:table-cell>
          <table:table-cell office:value-type="float" office:value="40.5">
            <text:p>40.5</text:p>
          </table:table-cell>
          <table:table-cell office:value-type="float" office:value="20.304090336061677">
            <text:p>20.30409033606167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40032</text:p>
          </table:table-cell>
          <table:table-cell office:value-type="string">
            <text:p>MCSSA001414</text:p>
          </table:table-cell>
          <table:table-cell office:value-type="float" office:value="42.43224171554676">
            <text:p>42.43224171554676</text:p>
          </table:table-cell>
          <table:table-cell office:value-type="float" office:value="243.0">
            <text:p>243.0</text:p>
          </table:table-cell>
          <table:table-cell office:value-type="float" office:value="40.5">
            <text:p>40.5</text:p>
          </table:table-cell>
          <table:table-cell office:value-type="float" office:value="20.304090336061677">
            <text:p>20.30409033606167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40032</text:p>
          </table:table-cell>
          <table:table-cell office:value-type="string">
            <text:p>MCSSA003934</text:p>
          </table:table-cell>
          <table:table-cell office:value-type="float" office:value="66.37406053665993">
            <text:p>66.37406053665993</text:p>
          </table:table-cell>
          <table:table-cell office:value-type="float" office:value="243.0">
            <text:p>243.0</text:p>
          </table:table-cell>
          <table:table-cell office:value-type="float" office:value="40.5">
            <text:p>40.5</text:p>
          </table:table-cell>
          <table:table-cell office:value-type="float" office:value="20.304090336061677">
            <text:p>20.30409033606167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40032</text:p>
          </table:table-cell>
          <table:table-cell office:value-type="string">
            <text:p>MCSSA014434</text:p>
          </table:table-cell>
          <table:table-cell office:value-type="float" office:value="66.68668644549047">
            <text:p>66.68668644549047</text:p>
          </table:table-cell>
          <table:table-cell office:value-type="float" office:value="243.0">
            <text:p>243.0</text:p>
          </table:table-cell>
          <table:table-cell office:value-type="float" office:value="40.5">
            <text:p>40.5</text:p>
          </table:table-cell>
          <table:table-cell office:value-type="float" office:value="20.304090336061677">
            <text:p>20.30409033606167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40032</text:p>
          </table:table-cell>
          <table:table-cell office:value-type="string">
            <text:p>MCSSA007772</text:p>
          </table:table-cell>
          <table:table-cell office:value-type="float" office:value="25.86660757103267">
            <text:p>25.86660757103267</text:p>
          </table:table-cell>
          <table:table-cell office:value-type="float" office:value="243.0">
            <text:p>243.0</text:p>
          </table:table-cell>
          <table:table-cell office:value-type="float" office:value="40.5">
            <text:p>40.5</text:p>
          </table:table-cell>
          <table:table-cell office:value-type="float" office:value="20.304090336061677">
            <text:p>20.30409033606167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40032</text:p>
          </table:table-cell>
          <table:table-cell office:value-type="string">
            <text:p>MCSSA007784</text:p>
          </table:table-cell>
          <table:table-cell office:value-type="float" office:value="28.753306849006375">
            <text:p>28.753306849006375</text:p>
          </table:table-cell>
          <table:table-cell office:value-type="float" office:value="243.0">
            <text:p>243.0</text:p>
          </table:table-cell>
          <table:table-cell office:value-type="float" office:value="40.5">
            <text:p>40.5</text:p>
          </table:table-cell>
          <table:table-cell office:value-type="float" office:value="20.304090336061677">
            <text:p>20.30409033606167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40034</text:p>
          </table:table-cell>
          <table:table-cell office:value-type="string">
            <text:p>MCSSA003893</text:p>
          </table:table-cell>
          <table:table-cell office:value-type="float" office:value="73.62708127379882">
            <text:p>73.62708127379882</text:p>
          </table:table-cell>
          <table:table-cell office:value-type="float" office:value="186.0">
            <text:p>186.0</text:p>
          </table:table-cell>
          <table:table-cell office:value-type="float" office:value="46.5">
            <text:p>46.5</text:p>
          </table:table-cell>
          <table:table-cell office:value-type="float" office:value="19.378267437565604">
            <text:p>19.37826743756560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40034</text:p>
          </table:table-cell>
          <table:table-cell office:value-type="string">
            <text:p>MCSSA014374</text:p>
          </table:table-cell>
          <table:table-cell office:value-type="float" office:value="48.98777904848504">
            <text:p>48.98777904848504</text:p>
          </table:table-cell>
          <table:table-cell office:value-type="float" office:value="186.0">
            <text:p>186.0</text:p>
          </table:table-cell>
          <table:table-cell office:value-type="float" office:value="46.5">
            <text:p>46.5</text:p>
          </table:table-cell>
          <table:table-cell office:value-type="float" office:value="19.378267437565604">
            <text:p>19.37826743756560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40034</text:p>
          </table:table-cell>
          <table:table-cell office:value-type="string">
            <text:p>MCSSA017000</text:p>
          </table:table-cell>
          <table:table-cell office:value-type="float" office:value="19.014213546662656">
            <text:p>19.014213546662656</text:p>
          </table:table-cell>
          <table:table-cell office:value-type="float" office:value="186.0">
            <text:p>186.0</text:p>
          </table:table-cell>
          <table:table-cell office:value-type="float" office:value="46.5">
            <text:p>46.5</text:p>
          </table:table-cell>
          <table:table-cell office:value-type="float" office:value="19.378267437565604">
            <text:p>19.37826743756560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40034</text:p>
          </table:table-cell>
          <table:table-cell office:value-type="string">
            <text:p>MCSSA009365</text:p>
          </table:table-cell>
          <table:table-cell office:value-type="float" office:value="44.37092613105349">
            <text:p>44.37092613105349</text:p>
          </table:table-cell>
          <table:table-cell office:value-type="float" office:value="186.0">
            <text:p>186.0</text:p>
          </table:table-cell>
          <table:table-cell office:value-type="float" office:value="46.5">
            <text:p>46.5</text:p>
          </table:table-cell>
          <table:table-cell office:value-type="float" office:value="19.378267437565604">
            <text:p>19.37826743756560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10022</text:p>
          </table:table-cell>
          <table:table-cell office:value-type="string">
            <text:p>MCSSA018470</text:p>
          </table:table-cell>
          <table:table-cell office:value-type="float" office:value="110.0">
            <text:p>110.0</text:p>
          </table:table-cell>
          <table:table-cell office:value-type="float" office:value="110.0">
            <text:p>110.0</text:p>
          </table:table-cell>
          <table:table-cell office:value-type="float" office:value="110.0">
            <text:p>110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510024</text:p>
          </table:table-cell>
          <table:table-cell office:value-type="string">
            <text:p>MCSSA003700</text:p>
          </table:table-cell>
          <table:table-cell office:value-type="float" office:value="69.58467261931744">
            <text:p>69.58467261931744</text:p>
          </table:table-cell>
          <table:table-cell office:value-type="float" office:value="357.99999999999994">
            <text:p>357.99999999999994</text:p>
          </table:table-cell>
          <table:table-cell office:value-type="float" office:value="119.33333333333331">
            <text:p>119.33333333333331</text:p>
          </table:table-cell>
          <table:table-cell office:value-type="float" office:value="98.66541753723276">
            <text:p>98.66541753723276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24</text:p>
          </table:table-cell>
          <table:table-cell office:value-type="string">
            <text:p>MCSSA003782</text:p>
          </table:table-cell>
          <table:table-cell office:value-type="float" office:value="257.10629076155953">
            <text:p>257.10629076155953</text:p>
          </table:table-cell>
          <table:table-cell office:value-type="float" office:value="357.99999999999994">
            <text:p>357.99999999999994</text:p>
          </table:table-cell>
          <table:table-cell office:value-type="float" office:value="119.33333333333331">
            <text:p>119.33333333333331</text:p>
          </table:table-cell>
          <table:table-cell office:value-type="float" office:value="98.66541753723276">
            <text:p>98.66541753723276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24</text:p>
          </table:table-cell>
          <table:table-cell office:value-type="string">
            <text:p>MCSSA005416</text:p>
          </table:table-cell>
          <table:table-cell office:value-type="float" office:value="31.309036619123017">
            <text:p>31.309036619123017</text:p>
          </table:table-cell>
          <table:table-cell office:value-type="float" office:value="357.99999999999994">
            <text:p>357.99999999999994</text:p>
          </table:table-cell>
          <table:table-cell office:value-type="float" office:value="119.33333333333331">
            <text:p>119.33333333333331</text:p>
          </table:table-cell>
          <table:table-cell office:value-type="float" office:value="98.66541753723276">
            <text:p>98.66541753723276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28</text:p>
          </table:table-cell>
          <table:table-cell office:value-type="string">
            <text:p>MCSSA003794</text:p>
          </table:table-cell>
          <table:table-cell office:value-type="float" office:value="20.786632397816035">
            <text:p>20.786632397816035</text:p>
          </table:table-cell>
          <table:table-cell office:value-type="float" office:value="68.0">
            <text:p>68.0</text:p>
          </table:table-cell>
          <table:table-cell office:value-type="float" office:value="22.666666666666668">
            <text:p>22.666666666666668</text:p>
          </table:table-cell>
          <table:table-cell office:value-type="float" office:value="12.145637810888994">
            <text:p>12.14563781088899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28</text:p>
          </table:table-cell>
          <table:table-cell office:value-type="string">
            <text:p>MCSSA009423</text:p>
          </table:table-cell>
          <table:table-cell office:value-type="float" office:value="38.39261901368185">
            <text:p>38.39261901368185</text:p>
          </table:table-cell>
          <table:table-cell office:value-type="float" office:value="68.0">
            <text:p>68.0</text:p>
          </table:table-cell>
          <table:table-cell office:value-type="float" office:value="22.666666666666668">
            <text:p>22.666666666666668</text:p>
          </table:table-cell>
          <table:table-cell office:value-type="float" office:value="12.145637810888994">
            <text:p>12.14563781088899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28</text:p>
          </table:table-cell>
          <table:table-cell office:value-type="string">
            <text:p>MCSSA010683</text:p>
          </table:table-cell>
          <table:table-cell office:value-type="float" office:value="8.820748588502111">
            <text:p>8.820748588502111</text:p>
          </table:table-cell>
          <table:table-cell office:value-type="float" office:value="68.0">
            <text:p>68.0</text:p>
          </table:table-cell>
          <table:table-cell office:value-type="float" office:value="22.666666666666668">
            <text:p>22.666666666666668</text:p>
          </table:table-cell>
          <table:table-cell office:value-type="float" office:value="12.145637810888994">
            <text:p>12.14563781088899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86</text:p>
          </table:table-cell>
          <table:table-cell office:value-type="string">
            <text:p>MCSSA010234</text:p>
          </table:table-cell>
          <table:table-cell office:value-type="float" office:value="89.0">
            <text:p>89.0</text:p>
          </table:table-cell>
          <table:table-cell office:value-type="float" office:value="89.0">
            <text:p>89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510026</text:p>
          </table:table-cell>
          <table:table-cell office:value-type="string">
            <text:p>MCSSA003753</text:p>
          </table:table-cell>
          <table:table-cell office:value-type="float" office:value="21.561260567721558">
            <text:p>21.561260567721558</text:p>
          </table:table-cell>
          <table:table-cell office:value-type="float" office:value="268.0">
            <text:p>268.0</text:p>
          </table:table-cell>
          <table:table-cell office:value-type="float" office:value="67.0">
            <text:p>67.0</text:p>
          </table:table-cell>
          <table:table-cell office:value-type="float" office:value="49.37600718463094">
            <text:p>49.3760071846309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10026</text:p>
          </table:table-cell>
          <table:table-cell office:value-type="string">
            <text:p>MCSSA003794</text:p>
          </table:table-cell>
          <table:table-cell office:value-type="float" office:value="15.068970605721798">
            <text:p>15.068970605721798</text:p>
          </table:table-cell>
          <table:table-cell office:value-type="float" office:value="268.0">
            <text:p>268.0</text:p>
          </table:table-cell>
          <table:table-cell office:value-type="float" office:value="67.0">
            <text:p>67.0</text:p>
          </table:table-cell>
          <table:table-cell office:value-type="float" office:value="49.37600718463094">
            <text:p>49.3760071846309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10026</text:p>
          </table:table-cell>
          <table:table-cell office:value-type="string">
            <text:p>MCSSA009423</text:p>
          </table:table-cell>
          <table:table-cell office:value-type="float" office:value="126.86552719834404">
            <text:p>126.86552719834404</text:p>
          </table:table-cell>
          <table:table-cell office:value-type="float" office:value="268.0">
            <text:p>268.0</text:p>
          </table:table-cell>
          <table:table-cell office:value-type="float" office:value="67.0">
            <text:p>67.0</text:p>
          </table:table-cell>
          <table:table-cell office:value-type="float" office:value="49.37600718463094">
            <text:p>49.3760071846309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10026</text:p>
          </table:table-cell>
          <table:table-cell office:value-type="string">
            <text:p>MCSSA010683</text:p>
          </table:table-cell>
          <table:table-cell office:value-type="float" office:value="104.50424162821261">
            <text:p>104.50424162821261</text:p>
          </table:table-cell>
          <table:table-cell office:value-type="float" office:value="268.0">
            <text:p>268.0</text:p>
          </table:table-cell>
          <table:table-cell office:value-type="float" office:value="67.0">
            <text:p>67.0</text:p>
          </table:table-cell>
          <table:table-cell office:value-type="float" office:value="49.37600718463094">
            <text:p>49.3760071846309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40101</text:p>
          </table:table-cell>
          <table:table-cell office:value-type="string">
            <text:p>MCSSA003893</text:p>
          </table:table-cell>
          <table:table-cell office:value-type="float" office:value="0.9173277807077117">
            <text:p>0.9173277807077117</text:p>
          </table:table-cell>
          <table:table-cell office:value-type="float" office:value="3.0">
            <text:p>3.0</text:p>
          </table:table-cell>
          <table:table-cell office:value-type="float" office:value="0.42857142857142855">
            <text:p>0.42857142857142855</text:p>
          </table:table-cell>
          <table:table-cell office:value-type="float" office:value="0.26457152607497075">
            <text:p>0.2645715260749707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40101</text:p>
          </table:table-cell>
          <table:table-cell office:value-type="string">
            <text:p>MCSSA003905</text:p>
          </table:table-cell>
          <table:table-cell office:value-type="float" office:value="0.22274507462266924">
            <text:p>0.22274507462266924</text:p>
          </table:table-cell>
          <table:table-cell office:value-type="float" office:value="3.0">
            <text:p>3.0</text:p>
          </table:table-cell>
          <table:table-cell office:value-type="float" office:value="0.42857142857142855">
            <text:p>0.42857142857142855</text:p>
          </table:table-cell>
          <table:table-cell office:value-type="float" office:value="0.26457152607497075">
            <text:p>0.2645715260749707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40101</text:p>
          </table:table-cell>
          <table:table-cell office:value-type="string">
            <text:p>MCSSA003922</text:p>
          </table:table-cell>
          <table:table-cell office:value-type="float" office:value="0.2891228406256433">
            <text:p>0.2891228406256433</text:p>
          </table:table-cell>
          <table:table-cell office:value-type="float" office:value="3.0">
            <text:p>3.0</text:p>
          </table:table-cell>
          <table:table-cell office:value-type="float" office:value="0.42857142857142855">
            <text:p>0.42857142857142855</text:p>
          </table:table-cell>
          <table:table-cell office:value-type="float" office:value="0.26457152607497075">
            <text:p>0.2645715260749707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40101</text:p>
          </table:table-cell>
          <table:table-cell office:value-type="string">
            <text:p>MCSSA003934</text:p>
          </table:table-cell>
          <table:table-cell office:value-type="float" office:value="0.2944036484812597">
            <text:p>0.2944036484812597</text:p>
          </table:table-cell>
          <table:table-cell office:value-type="float" office:value="3.0">
            <text:p>3.0</text:p>
          </table:table-cell>
          <table:table-cell office:value-type="float" office:value="0.42857142857142855">
            <text:p>0.42857142857142855</text:p>
          </table:table-cell>
          <table:table-cell office:value-type="float" office:value="0.26457152607497075">
            <text:p>0.2645715260749707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40101</text:p>
          </table:table-cell>
          <table:table-cell office:value-type="string">
            <text:p>MCSSA014374</text:p>
          </table:table-cell>
          <table:table-cell office:value-type="float" office:value="0.7608523294050881">
            <text:p>0.7608523294050881</text:p>
          </table:table-cell>
          <table:table-cell office:value-type="float" office:value="3.0">
            <text:p>3.0</text:p>
          </table:table-cell>
          <table:table-cell office:value-type="float" office:value="0.42857142857142855">
            <text:p>0.42857142857142855</text:p>
          </table:table-cell>
          <table:table-cell office:value-type="float" office:value="0.26457152607497075">
            <text:p>0.2645715260749707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40101</text:p>
          </table:table-cell>
          <table:table-cell office:value-type="string">
            <text:p>MCSSA014434</text:p>
          </table:table-cell>
          <table:table-cell office:value-type="float" office:value="0.29340053239517333">
            <text:p>0.29340053239517333</text:p>
          </table:table-cell>
          <table:table-cell office:value-type="float" office:value="3.0">
            <text:p>3.0</text:p>
          </table:table-cell>
          <table:table-cell office:value-type="float" office:value="0.42857142857142855">
            <text:p>0.42857142857142855</text:p>
          </table:table-cell>
          <table:table-cell office:value-type="float" office:value="0.26457152607497075">
            <text:p>0.2645715260749707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40101</text:p>
          </table:table-cell>
          <table:table-cell office:value-type="string">
            <text:p>MCSSA017000</text:p>
          </table:table-cell>
          <table:table-cell office:value-type="float" office:value="0.22214779376245455">
            <text:p>0.22214779376245455</text:p>
          </table:table-cell>
          <table:table-cell office:value-type="float" office:value="3.0">
            <text:p>3.0</text:p>
          </table:table-cell>
          <table:table-cell office:value-type="float" office:value="0.42857142857142855">
            <text:p>0.42857142857142855</text:p>
          </table:table-cell>
          <table:table-cell office:value-type="float" office:value="0.26457152607497075">
            <text:p>0.2645715260749707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40104</text:p>
          </table:table-cell>
          <table:table-cell office:value-type="string">
            <text:p>MCSSA001402</text:p>
          </table:table-cell>
          <table:table-cell office:value-type="float" office:value="0.26468258670804323">
            <text:p>0.26468258670804323</text:p>
          </table:table-cell>
          <table:table-cell office:value-type="float" office:value="5.0">
            <text:p>5.0</text:p>
          </table:table-cell>
          <table:table-cell office:value-type="float" office:value="0.7142857142857143">
            <text:p>0.7142857142857143</text:p>
          </table:table-cell>
          <table:table-cell office:value-type="float" office:value="0.5210018441832983">
            <text:p>0.5210018441832983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40104</text:p>
          </table:table-cell>
          <table:table-cell office:value-type="string">
            <text:p>MCSSA001414</text:p>
          </table:table-cell>
          <table:table-cell office:value-type="float" office:value="1.1125081226743523">
            <text:p>1.1125081226743523</text:p>
          </table:table-cell>
          <table:table-cell office:value-type="float" office:value="5.0">
            <text:p>5.0</text:p>
          </table:table-cell>
          <table:table-cell office:value-type="float" office:value="0.7142857142857143">
            <text:p>0.7142857142857143</text:p>
          </table:table-cell>
          <table:table-cell office:value-type="float" office:value="0.5210018441832983">
            <text:p>0.5210018441832983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40104</text:p>
          </table:table-cell>
          <table:table-cell office:value-type="string">
            <text:p>MCSSA003905</text:p>
          </table:table-cell>
          <table:table-cell office:value-type="float" office:value="1.7989144030812785">
            <text:p>1.7989144030812785</text:p>
          </table:table-cell>
          <table:table-cell office:value-type="float" office:value="5.0">
            <text:p>5.0</text:p>
          </table:table-cell>
          <table:table-cell office:value-type="float" office:value="0.7142857142857143">
            <text:p>0.7142857142857143</text:p>
          </table:table-cell>
          <table:table-cell office:value-type="float" office:value="0.5210018441832983">
            <text:p>0.5210018441832983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40104</text:p>
          </table:table-cell>
          <table:table-cell office:value-type="string">
            <text:p>MCSSA003934</text:p>
          </table:table-cell>
          <table:table-cell office:value-type="float" office:value="0.6033387693789676">
            <text:p>0.6033387693789676</text:p>
          </table:table-cell>
          <table:table-cell office:value-type="float" office:value="5.0">
            <text:p>5.0</text:p>
          </table:table-cell>
          <table:table-cell office:value-type="float" office:value="0.7142857142857143">
            <text:p>0.7142857142857143</text:p>
          </table:table-cell>
          <table:table-cell office:value-type="float" office:value="0.5210018441832983">
            <text:p>0.5210018441832983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40104</text:p>
          </table:table-cell>
          <table:table-cell office:value-type="string">
            <text:p>MCSSA014434</text:p>
          </table:table-cell>
          <table:table-cell office:value-type="float" office:value="0.6047554022491017">
            <text:p>0.6047554022491017</text:p>
          </table:table-cell>
          <table:table-cell office:value-type="float" office:value="5.0">
            <text:p>5.0</text:p>
          </table:table-cell>
          <table:table-cell office:value-type="float" office:value="0.7142857142857143">
            <text:p>0.7142857142857143</text:p>
          </table:table-cell>
          <table:table-cell office:value-type="float" office:value="0.5210018441832983">
            <text:p>0.5210018441832983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40104</text:p>
          </table:table-cell>
          <table:table-cell office:value-type="string">
            <text:p>MCSSA007772</text:p>
          </table:table-cell>
          <table:table-cell office:value-type="float" office:value="0.243275399356654">
            <text:p>0.243275399356654</text:p>
          </table:table-cell>
          <table:table-cell office:value-type="float" office:value="5.0">
            <text:p>5.0</text:p>
          </table:table-cell>
          <table:table-cell office:value-type="float" office:value="0.7142857142857143">
            <text:p>0.7142857142857143</text:p>
          </table:table-cell>
          <table:table-cell office:value-type="float" office:value="0.5210018441832983">
            <text:p>0.5210018441832983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40104</text:p>
          </table:table-cell>
          <table:table-cell office:value-type="string">
            <text:p>MCSSA007784</text:p>
          </table:table-cell>
          <table:table-cell office:value-type="float" office:value="0.37252531655160226">
            <text:p>0.37252531655160226</text:p>
          </table:table-cell>
          <table:table-cell office:value-type="float" office:value="5.0">
            <text:p>5.0</text:p>
          </table:table-cell>
          <table:table-cell office:value-type="float" office:value="0.7142857142857143">
            <text:p>0.7142857142857143</text:p>
          </table:table-cell>
          <table:table-cell office:value-type="float" office:value="0.5210018441832983">
            <text:p>0.5210018441832983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40106</text:p>
          </table:table-cell>
          <table:table-cell office:value-type="string">
            <text:p>MCSSA018861</text:p>
          </table:table-cell>
          <table:table-cell office:value-type="float" office:value="29.0">
            <text:p>29.0</text:p>
          </table:table-cell>
          <table:table-cell office:value-type="float" office:value="29.0">
            <text:p>29.0</text:p>
          </table:table-cell>
          <table:table-cell office:value-type="float" office:value="29.0">
            <text:p>29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540055</text:p>
          </table:table-cell>
          <table:table-cell office:value-type="string">
            <text:p>MCSSA003893</text:p>
          </table:table-cell>
          <table:table-cell office:value-type="float" office:value="19.219282296478745">
            <text:p>19.219282296478745</text:p>
          </table:table-cell>
          <table:table-cell office:value-type="float" office:value="135.00000000000003">
            <text:p>135.00000000000003</text:p>
          </table:table-cell>
          <table:table-cell office:value-type="float" office:value="22.500000000000004">
            <text:p>22.500000000000004</text:p>
          </table:table-cell>
          <table:table-cell office:value-type="float" office:value="16.55437260312242">
            <text:p>16.55437260312242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40055</text:p>
          </table:table-cell>
          <table:table-cell office:value-type="string">
            <text:p>MCSSA003905</text:p>
          </table:table-cell>
          <table:table-cell office:value-type="float" office:value="16.727341818203872">
            <text:p>16.727341818203872</text:p>
          </table:table-cell>
          <table:table-cell office:value-type="float" office:value="135.00000000000003">
            <text:p>135.00000000000003</text:p>
          </table:table-cell>
          <table:table-cell office:value-type="float" office:value="22.500000000000004">
            <text:p>22.500000000000004</text:p>
          </table:table-cell>
          <table:table-cell office:value-type="float" office:value="16.55437260312242">
            <text:p>16.55437260312242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40055</text:p>
          </table:table-cell>
          <table:table-cell office:value-type="string">
            <text:p>MCSSA003934</text:p>
          </table:table-cell>
          <table:table-cell office:value-type="float" office:value="44.89506716668991">
            <text:p>44.89506716668991</text:p>
          </table:table-cell>
          <table:table-cell office:value-type="float" office:value="135.00000000000003">
            <text:p>135.00000000000003</text:p>
          </table:table-cell>
          <table:table-cell office:value-type="float" office:value="22.500000000000004">
            <text:p>22.500000000000004</text:p>
          </table:table-cell>
          <table:table-cell office:value-type="float" office:value="16.55437260312242">
            <text:p>16.55437260312242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40055</text:p>
          </table:table-cell>
          <table:table-cell office:value-type="string">
            <text:p>MCSSA014434</text:p>
          </table:table-cell>
          <table:table-cell office:value-type="float" office:value="44.37474794914561">
            <text:p>44.37474794914561</text:p>
          </table:table-cell>
          <table:table-cell office:value-type="float" office:value="135.00000000000003">
            <text:p>135.00000000000003</text:p>
          </table:table-cell>
          <table:table-cell office:value-type="float" office:value="22.500000000000004">
            <text:p>22.500000000000004</text:p>
          </table:table-cell>
          <table:table-cell office:value-type="float" office:value="16.55437260312242">
            <text:p>16.55437260312242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40055</text:p>
          </table:table-cell>
          <table:table-cell office:value-type="string">
            <text:p>MCSSA017000</text:p>
          </table:table-cell>
          <table:table-cell office:value-type="float" office:value="4.726863304947788">
            <text:p>4.726863304947788</text:p>
          </table:table-cell>
          <table:table-cell office:value-type="float" office:value="135.00000000000003">
            <text:p>135.00000000000003</text:p>
          </table:table-cell>
          <table:table-cell office:value-type="float" office:value="22.500000000000004">
            <text:p>22.500000000000004</text:p>
          </table:table-cell>
          <table:table-cell office:value-type="float" office:value="16.55437260312242">
            <text:p>16.55437260312242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40055</text:p>
          </table:table-cell>
          <table:table-cell office:value-type="string">
            <text:p>MCSSA007772</text:p>
          </table:table-cell>
          <table:table-cell office:value-type="float" office:value="5.056697464534083">
            <text:p>5.056697464534083</text:p>
          </table:table-cell>
          <table:table-cell office:value-type="float" office:value="135.00000000000003">
            <text:p>135.00000000000003</text:p>
          </table:table-cell>
          <table:table-cell office:value-type="float" office:value="22.500000000000004">
            <text:p>22.500000000000004</text:p>
          </table:table-cell>
          <table:table-cell office:value-type="float" office:value="16.55437260312242">
            <text:p>16.55437260312242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40097</text:p>
          </table:table-cell>
          <table:table-cell office:value-type="string">
            <text:p>MCSSA018861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540001</text:p>
          </table:table-cell>
          <table:table-cell office:value-type="string">
            <text:p>MCSSA003893</text:p>
          </table:table-cell>
          <table:table-cell office:value-type="float" office:value="154.32983762777084">
            <text:p>154.32983762777084</text:p>
          </table:table-cell>
          <table:table-cell office:value-type="float" office:value="396.00000000000006">
            <text:p>396.00000000000006</text:p>
          </table:table-cell>
          <table:table-cell office:value-type="float" office:value="132.00000000000003">
            <text:p>132.00000000000003</text:p>
          </table:table-cell>
          <table:table-cell office:value-type="float" office:value="69.4581250001168">
            <text:p>69.4581250001168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40001</text:p>
          </table:table-cell>
          <table:table-cell office:value-type="string">
            <text:p>MCSSA014374</text:p>
          </table:table-cell>
          <table:table-cell office:value-type="float" office:value="203.6763779917285">
            <text:p>203.6763779917285</text:p>
          </table:table-cell>
          <table:table-cell office:value-type="float" office:value="396.00000000000006">
            <text:p>396.00000000000006</text:p>
          </table:table-cell>
          <table:table-cell office:value-type="float" office:value="132.00000000000003">
            <text:p>132.00000000000003</text:p>
          </table:table-cell>
          <table:table-cell office:value-type="float" office:value="69.4581250001168">
            <text:p>69.4581250001168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40001</text:p>
          </table:table-cell>
          <table:table-cell office:value-type="string">
            <text:p>MCSSA017000</text:p>
          </table:table-cell>
          <table:table-cell office:value-type="float" office:value="37.993784380500685">
            <text:p>37.993784380500685</text:p>
          </table:table-cell>
          <table:table-cell office:value-type="float" office:value="396.00000000000006">
            <text:p>396.00000000000006</text:p>
          </table:table-cell>
          <table:table-cell office:value-type="float" office:value="132.00000000000003">
            <text:p>132.00000000000003</text:p>
          </table:table-cell>
          <table:table-cell office:value-type="float" office:value="69.4581250001168">
            <text:p>69.4581250001168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50005</text:p>
          </table:table-cell>
          <table:table-cell office:value-type="string">
            <text:p>MCSSA003922</text:p>
          </table:table-cell>
          <table:table-cell office:value-type="float" office:value="3.089889442834083">
            <text:p>3.089889442834083</text:p>
          </table:table-cell>
          <table:table-cell office:value-type="float" office:value="14.000000000000002">
            <text:p>14.000000000000002</text:p>
          </table:table-cell>
          <table:table-cell office:value-type="float" office:value="7.000000000000001">
            <text:p>7.000000000000001</text:p>
          </table:table-cell>
          <table:table-cell office:value-type="float" office:value="3.910110557165918">
            <text:p>3.91011055716591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550005</text:p>
          </table:table-cell>
          <table:table-cell office:value-type="string">
            <text:p>MCSSA003946</text:p>
          </table:table-cell>
          <table:table-cell office:value-type="float" office:value="10.910110557165918">
            <text:p>10.910110557165918</text:p>
          </table:table-cell>
          <table:table-cell office:value-type="float" office:value="14.000000000000002">
            <text:p>14.000000000000002</text:p>
          </table:table-cell>
          <table:table-cell office:value-type="float" office:value="7.000000000000001">
            <text:p>7.000000000000001</text:p>
          </table:table-cell>
          <table:table-cell office:value-type="float" office:value="3.910110557165918">
            <text:p>3.91011055716591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550007</text:p>
          </table:table-cell>
          <table:table-cell office:value-type="string">
            <text:p>MCSSA001892</text:p>
          </table:table-cell>
          <table:table-cell office:value-type="float" office:value="1.512655738992866">
            <text:p>1.512655738992866</text:p>
          </table:table-cell>
          <table:table-cell office:value-type="float" office:value="13.000000000000002">
            <text:p>13.000000000000002</text:p>
          </table:table-cell>
          <table:table-cell office:value-type="float" office:value="4.333333333333334">
            <text:p>4.333333333333334</text:p>
          </table:table-cell>
          <table:table-cell office:value-type="float" office:value="4.065986614866715">
            <text:p>4.06598661486671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50007</text:p>
          </table:table-cell>
          <table:table-cell office:value-type="string">
            <text:p>MCSSA003922</text:p>
          </table:table-cell>
          <table:table-cell office:value-type="float" office:value="1.4041785932342483">
            <text:p>1.4041785932342483</text:p>
          </table:table-cell>
          <table:table-cell office:value-type="float" office:value="13.000000000000002">
            <text:p>13.000000000000002</text:p>
          </table:table-cell>
          <table:table-cell office:value-type="float" office:value="4.333333333333334">
            <text:p>4.333333333333334</text:p>
          </table:table-cell>
          <table:table-cell office:value-type="float" office:value="4.065986614866715">
            <text:p>4.06598661486671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50007</text:p>
          </table:table-cell>
          <table:table-cell office:value-type="string">
            <text:p>MCSSA003946</text:p>
          </table:table-cell>
          <table:table-cell office:value-type="float" office:value="10.083165667772887">
            <text:p>10.083165667772887</text:p>
          </table:table-cell>
          <table:table-cell office:value-type="float" office:value="13.000000000000002">
            <text:p>13.000000000000002</text:p>
          </table:table-cell>
          <table:table-cell office:value-type="float" office:value="4.333333333333334">
            <text:p>4.333333333333334</text:p>
          </table:table-cell>
          <table:table-cell office:value-type="float" office:value="4.065986614866715">
            <text:p>4.06598661486671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50003</text:p>
          </table:table-cell>
          <table:table-cell office:value-type="string">
            <text:p>MCSSA001892</text:p>
          </table:table-cell>
          <table:table-cell office:value-type="float" office:value="22.81362844032259">
            <text:p>22.81362844032259</text:p>
          </table:table-cell>
          <table:table-cell office:value-type="float" office:value="45.0">
            <text:p>45.0</text:p>
          </table:table-cell>
          <table:table-cell office:value-type="float" office:value="22.5">
            <text:p>22.5</text:p>
          </table:table-cell>
          <table:table-cell office:value-type="float" office:value="0.31362844032258863">
            <text:p>0.3136284403225886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550003</text:p>
          </table:table-cell>
          <table:table-cell office:value-type="string">
            <text:p>MCSSA003946</text:p>
          </table:table-cell>
          <table:table-cell office:value-type="float" office:value="22.18637155967741">
            <text:p>22.18637155967741</text:p>
          </table:table-cell>
          <table:table-cell office:value-type="float" office:value="45.0">
            <text:p>45.0</text:p>
          </table:table-cell>
          <table:table-cell office:value-type="float" office:value="22.5">
            <text:p>22.5</text:p>
          </table:table-cell>
          <table:table-cell office:value-type="float" office:value="0.31362844032258863">
            <text:p>0.3136284403225886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550001</text:p>
          </table:table-cell>
          <table:table-cell office:value-type="string">
            <text:p>MCSSA001892</text:p>
          </table:table-cell>
          <table:table-cell office:value-type="float" office:value="17.476092754469104">
            <text:p>17.476092754469104</text:p>
          </table:table-cell>
          <table:table-cell office:value-type="float" office:value="175.0">
            <text:p>175.0</text:p>
          </table:table-cell>
          <table:table-cell office:value-type="float" office:value="58.333333333333336">
            <text:p>58.333333333333336</text:p>
          </table:table-cell>
          <table:table-cell office:value-type="float" office:value="50.2065204986273">
            <text:p>50.206520498627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50001</text:p>
          </table:table-cell>
          <table:table-cell office:value-type="string">
            <text:p>MCSSA003922</text:p>
          </table:table-cell>
          <table:table-cell office:value-type="float" office:value="28.47222832942912">
            <text:p>28.47222832942912</text:p>
          </table:table-cell>
          <table:table-cell office:value-type="float" office:value="175.0">
            <text:p>175.0</text:p>
          </table:table-cell>
          <table:table-cell office:value-type="float" office:value="58.333333333333336">
            <text:p>58.333333333333336</text:p>
          </table:table-cell>
          <table:table-cell office:value-type="float" office:value="50.2065204986273">
            <text:p>50.206520498627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50001</text:p>
          </table:table-cell>
          <table:table-cell office:value-type="string">
            <text:p>MCSSA003946</text:p>
          </table:table-cell>
          <table:table-cell office:value-type="float" office:value="129.0516789161018">
            <text:p>129.0516789161018</text:p>
          </table:table-cell>
          <table:table-cell office:value-type="float" office:value="175.0">
            <text:p>175.0</text:p>
          </table:table-cell>
          <table:table-cell office:value-type="float" office:value="58.333333333333336">
            <text:p>58.333333333333336</text:p>
          </table:table-cell>
          <table:table-cell office:value-type="float" office:value="50.2065204986273">
            <text:p>50.206520498627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20003</text:p>
          </table:table-cell>
          <table:table-cell office:value-type="string">
            <text:p>MCSSA004576</text:p>
          </table:table-cell>
          <table:table-cell office:value-type="float" office:value="5.763299916253138">
            <text:p>5.763299916253138</text:p>
          </table:table-cell>
          <table:table-cell office:value-type="float" office:value="13.999999999999998">
            <text:p>13.999999999999998</text:p>
          </table:table-cell>
          <table:table-cell office:value-type="float" office:value="4.666666666666666">
            <text:p>4.666666666666666</text:p>
          </table:table-cell>
          <table:table-cell office:value-type="float" office:value="1.4933772459525685">
            <text:p>1.493377245952568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20003</text:p>
          </table:table-cell>
          <table:table-cell office:value-type="string">
            <text:p>MCSSA004581</text:p>
          </table:table-cell>
          <table:table-cell office:value-type="float" office:value="2.5552409493852">
            <text:p>2.5552409493852</text:p>
          </table:table-cell>
          <table:table-cell office:value-type="float" office:value="13.999999999999998">
            <text:p>13.999999999999998</text:p>
          </table:table-cell>
          <table:table-cell office:value-type="float" office:value="4.666666666666666">
            <text:p>4.666666666666666</text:p>
          </table:table-cell>
          <table:table-cell office:value-type="float" office:value="1.4933772459525685">
            <text:p>1.493377245952568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20003</text:p>
          </table:table-cell>
          <table:table-cell office:value-type="string">
            <text:p>MCSSA004610</text:p>
          </table:table-cell>
          <table:table-cell office:value-type="float" office:value="5.68145913436166">
            <text:p>5.68145913436166</text:p>
          </table:table-cell>
          <table:table-cell office:value-type="float" office:value="13.999999999999998">
            <text:p>13.999999999999998</text:p>
          </table:table-cell>
          <table:table-cell office:value-type="float" office:value="4.666666666666666">
            <text:p>4.666666666666666</text:p>
          </table:table-cell>
          <table:table-cell office:value-type="float" office:value="1.4933772459525685">
            <text:p>1.493377245952568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40035</text:p>
          </table:table-cell>
          <table:table-cell office:value-type="string">
            <text:p>MCSSA005380</text:p>
          </table:table-cell>
          <table:table-cell office:value-type="float" office:value="119.70683120012318">
            <text:p>119.70683120012318</text:p>
          </table:table-cell>
          <table:table-cell office:value-type="float" office:value="268.0">
            <text:p>268.0</text:p>
          </table:table-cell>
          <table:table-cell office:value-type="float" office:value="89.33333333333333">
            <text:p>89.33333333333333</text:p>
          </table:table-cell>
          <table:table-cell office:value-type="float" office:value="21.994368503941665">
            <text:p>21.99436850394166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40035</text:p>
          </table:table-cell>
          <table:table-cell office:value-type="string">
            <text:p>MCSSA005416</text:p>
          </table:table-cell>
          <table:table-cell office:value-type="float" office:value="68.3400071522945">
            <text:p>68.3400071522945</text:p>
          </table:table-cell>
          <table:table-cell office:value-type="float" office:value="268.0">
            <text:p>268.0</text:p>
          </table:table-cell>
          <table:table-cell office:value-type="float" office:value="89.33333333333333">
            <text:p>89.33333333333333</text:p>
          </table:table-cell>
          <table:table-cell office:value-type="float" office:value="21.994368503941665">
            <text:p>21.99436850394166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40035</text:p>
          </table:table-cell>
          <table:table-cell office:value-type="string">
            <text:p>MCSSA005421</text:p>
          </table:table-cell>
          <table:table-cell office:value-type="float" office:value="79.95316164758228">
            <text:p>79.95316164758228</text:p>
          </table:table-cell>
          <table:table-cell office:value-type="float" office:value="268.0">
            <text:p>268.0</text:p>
          </table:table-cell>
          <table:table-cell office:value-type="float" office:value="89.33333333333333">
            <text:p>89.33333333333333</text:p>
          </table:table-cell>
          <table:table-cell office:value-type="float" office:value="21.994368503941665">
            <text:p>21.99436850394166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40037</text:p>
          </table:table-cell>
          <table:table-cell office:value-type="string">
            <text:p>MCSSA014374</text:p>
          </table:table-cell>
          <table:table-cell office:value-type="float" office:value="163.9054972218613">
            <text:p>163.9054972218613</text:p>
          </table:table-cell>
          <table:table-cell office:value-type="float" office:value="344.99999999999994">
            <text:p>344.99999999999994</text:p>
          </table:table-cell>
          <table:table-cell office:value-type="float" office:value="86.24999999999999">
            <text:p>86.24999999999999</text:p>
          </table:table-cell>
          <table:table-cell office:value-type="float" office:value="46.939797537718476">
            <text:p>46.939797537718476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40037</text:p>
          </table:table-cell>
          <table:table-cell office:value-type="string">
            <text:p>MCSSA007796</text:p>
          </table:table-cell>
          <table:table-cell office:value-type="float" office:value="39.282999219401006">
            <text:p>39.282999219401006</text:p>
          </table:table-cell>
          <table:table-cell office:value-type="float" office:value="344.99999999999994">
            <text:p>344.99999999999994</text:p>
          </table:table-cell>
          <table:table-cell office:value-type="float" office:value="86.24999999999999">
            <text:p>86.24999999999999</text:p>
          </table:table-cell>
          <table:table-cell office:value-type="float" office:value="46.939797537718476">
            <text:p>46.939797537718476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40037</text:p>
          </table:table-cell>
          <table:table-cell office:value-type="string">
            <text:p>MCSSA009370</text:p>
          </table:table-cell>
          <table:table-cell office:value-type="float" office:value="78.19310567210745">
            <text:p>78.19310567210745</text:p>
          </table:table-cell>
          <table:table-cell office:value-type="float" office:value="344.99999999999994">
            <text:p>344.99999999999994</text:p>
          </table:table-cell>
          <table:table-cell office:value-type="float" office:value="86.24999999999999">
            <text:p>86.24999999999999</text:p>
          </table:table-cell>
          <table:table-cell office:value-type="float" office:value="46.939797537718476">
            <text:p>46.939797537718476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40037</text:p>
          </table:table-cell>
          <table:table-cell office:value-type="string">
            <text:p>MCSSA009394</text:p>
          </table:table-cell>
          <table:table-cell office:value-type="float" office:value="63.61839788663021">
            <text:p>63.61839788663021</text:p>
          </table:table-cell>
          <table:table-cell office:value-type="float" office:value="344.99999999999994">
            <text:p>344.99999999999994</text:p>
          </table:table-cell>
          <table:table-cell office:value-type="float" office:value="86.24999999999999">
            <text:p>86.24999999999999</text:p>
          </table:table-cell>
          <table:table-cell office:value-type="float" office:value="46.939797537718476">
            <text:p>46.939797537718476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40038</text:p>
          </table:table-cell>
          <table:table-cell office:value-type="string">
            <text:p>MCSSA003893</text:p>
          </table:table-cell>
          <table:table-cell office:value-type="float" office:value="75.21815324960482">
            <text:p>75.21815324960482</text:p>
          </table:table-cell>
          <table:table-cell office:value-type="float" office:value="202.0">
            <text:p>202.0</text:p>
          </table:table-cell>
          <table:table-cell office:value-type="float" office:value="33.666666666666664">
            <text:p>33.666666666666664</text:p>
          </table:table-cell>
          <table:table-cell office:value-type="float" office:value="20.877327200169855">
            <text:p>20.877327200169855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40038</text:p>
          </table:table-cell>
          <table:table-cell office:value-type="string">
            <text:p>MCSSA003934</text:p>
          </table:table-cell>
          <table:table-cell office:value-type="float" office:value="37.515926980276106">
            <text:p>37.515926980276106</text:p>
          </table:table-cell>
          <table:table-cell office:value-type="float" office:value="202.0">
            <text:p>202.0</text:p>
          </table:table-cell>
          <table:table-cell office:value-type="float" office:value="33.666666666666664">
            <text:p>33.666666666666664</text:p>
          </table:table-cell>
          <table:table-cell office:value-type="float" office:value="20.877327200169855">
            <text:p>20.877327200169855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40038</text:p>
          </table:table-cell>
          <table:table-cell office:value-type="string">
            <text:p>MCSSA014434</text:p>
          </table:table-cell>
          <table:table-cell office:value-type="float" office:value="37.41555767967335">
            <text:p>37.41555767967335</text:p>
          </table:table-cell>
          <table:table-cell office:value-type="float" office:value="202.0">
            <text:p>202.0</text:p>
          </table:table-cell>
          <table:table-cell office:value-type="float" office:value="33.666666666666664">
            <text:p>33.666666666666664</text:p>
          </table:table-cell>
          <table:table-cell office:value-type="float" office:value="20.877327200169855">
            <text:p>20.877327200169855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40038</text:p>
          </table:table-cell>
          <table:table-cell office:value-type="string">
            <text:p>MCSSA017000</text:p>
          </table:table-cell>
          <table:table-cell office:value-type="float" office:value="18.72816710125277">
            <text:p>18.72816710125277</text:p>
          </table:table-cell>
          <table:table-cell office:value-type="float" office:value="202.0">
            <text:p>202.0</text:p>
          </table:table-cell>
          <table:table-cell office:value-type="float" office:value="33.666666666666664">
            <text:p>33.666666666666664</text:p>
          </table:table-cell>
          <table:table-cell office:value-type="float" office:value="20.877327200169855">
            <text:p>20.877327200169855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40038</text:p>
          </table:table-cell>
          <table:table-cell office:value-type="string">
            <text:p>MCSSA007772</text:p>
          </table:table-cell>
          <table:table-cell office:value-type="float" office:value="11.490596659892685">
            <text:p>11.490596659892685</text:p>
          </table:table-cell>
          <table:table-cell office:value-type="float" office:value="202.0">
            <text:p>202.0</text:p>
          </table:table-cell>
          <table:table-cell office:value-type="float" office:value="33.666666666666664">
            <text:p>33.666666666666664</text:p>
          </table:table-cell>
          <table:table-cell office:value-type="float" office:value="20.877327200169855">
            <text:p>20.877327200169855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40038</text:p>
          </table:table-cell>
          <table:table-cell office:value-type="string">
            <text:p>MCSSA009365</text:p>
          </table:table-cell>
          <table:table-cell office:value-type="float" office:value="21.63159832930026">
            <text:p>21.63159832930026</text:p>
          </table:table-cell>
          <table:table-cell office:value-type="float" office:value="202.0">
            <text:p>202.0</text:p>
          </table:table-cell>
          <table:table-cell office:value-type="float" office:value="33.666666666666664">
            <text:p>33.666666666666664</text:p>
          </table:table-cell>
          <table:table-cell office:value-type="float" office:value="20.877327200169855">
            <text:p>20.877327200169855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40041</text:p>
          </table:table-cell>
          <table:table-cell office:value-type="string">
            <text:p>MCSSA003893</text:p>
          </table:table-cell>
          <table:table-cell office:value-type="float" office:value="16.675215768459392">
            <text:p>16.675215768459392</text:p>
          </table:table-cell>
          <table:table-cell office:value-type="float" office:value="68.99999999999999">
            <text:p>68.99999999999999</text:p>
          </table:table-cell>
          <table:table-cell office:value-type="float" office:value="17.249999999999996">
            <text:p>17.249999999999996</text:p>
          </table:table-cell>
          <table:table-cell office:value-type="float" office:value="10.679779163094755">
            <text:p>10.679779163094755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40041</text:p>
          </table:table-cell>
          <table:table-cell office:value-type="string">
            <text:p>MCSSA003922</text:p>
          </table:table-cell>
          <table:table-cell office:value-type="float" office:value="14.356275352604667">
            <text:p>14.356275352604667</text:p>
          </table:table-cell>
          <table:table-cell office:value-type="float" office:value="68.99999999999999">
            <text:p>68.99999999999999</text:p>
          </table:table-cell>
          <table:table-cell office:value-type="float" office:value="17.249999999999996">
            <text:p>17.249999999999996</text:p>
          </table:table-cell>
          <table:table-cell office:value-type="float" office:value="10.679779163094755">
            <text:p>10.679779163094755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40041</text:p>
          </table:table-cell>
          <table:table-cell office:value-type="string">
            <text:p>MCSSA014374</text:p>
          </table:table-cell>
          <table:table-cell office:value-type="float" office:value="33.84210481764334">
            <text:p>33.84210481764334</text:p>
          </table:table-cell>
          <table:table-cell office:value-type="float" office:value="68.99999999999999">
            <text:p>68.99999999999999</text:p>
          </table:table-cell>
          <table:table-cell office:value-type="float" office:value="17.249999999999996">
            <text:p>17.249999999999996</text:p>
          </table:table-cell>
          <table:table-cell office:value-type="float" office:value="10.679779163094755">
            <text:p>10.679779163094755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40041</text:p>
          </table:table-cell>
          <table:table-cell office:value-type="string">
            <text:p>MCSSA017000</text:p>
          </table:table-cell>
          <table:table-cell office:value-type="float" office:value="4.126404061292595">
            <text:p>4.126404061292595</text:p>
          </table:table-cell>
          <table:table-cell office:value-type="float" office:value="68.99999999999999">
            <text:p>68.99999999999999</text:p>
          </table:table-cell>
          <table:table-cell office:value-type="float" office:value="17.249999999999996">
            <text:p>17.249999999999996</text:p>
          </table:table-cell>
          <table:table-cell office:value-type="float" office:value="10.679779163094755">
            <text:p>10.679779163094755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40043</text:p>
          </table:table-cell>
          <table:table-cell office:value-type="string">
            <text:p>MCSSA018861</text:p>
          </table:table-cell>
          <table:table-cell office:value-type="float" office:value="67.69905373433681">
            <text:p>67.69905373433681</text:p>
          </table:table-cell>
          <table:table-cell office:value-type="float" office:value="112.0">
            <text:p>112.0</text:p>
          </table:table-cell>
          <table:table-cell office:value-type="float" office:value="56.0">
            <text:p>56.0</text:p>
          </table:table-cell>
          <table:table-cell office:value-type="float" office:value="11.699053734336818">
            <text:p>11.69905373433681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540043</text:p>
          </table:table-cell>
          <table:table-cell office:value-type="string">
            <text:p>MCSSA005380</text:p>
          </table:table-cell>
          <table:table-cell office:value-type="float" office:value="44.30094626566318">
            <text:p>44.30094626566318</text:p>
          </table:table-cell>
          <table:table-cell office:value-type="float" office:value="112.0">
            <text:p>112.0</text:p>
          </table:table-cell>
          <table:table-cell office:value-type="float" office:value="56.0">
            <text:p>56.0</text:p>
          </table:table-cell>
          <table:table-cell office:value-type="float" office:value="11.699053734336818">
            <text:p>11.69905373433681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540047</text:p>
          </table:table-cell>
          <table:table-cell office:value-type="string">
            <text:p>MCSSA003946</text:p>
          </table:table-cell>
          <table:table-cell office:value-type="float" office:value="191.0">
            <text:p>191.0</text:p>
          </table:table-cell>
          <table:table-cell office:value-type="float" office:value="191.0">
            <text:p>191.0</text:p>
          </table:table-cell>
          <table:table-cell office:value-type="float" office:value="191.0">
            <text:p>191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540049</text:p>
          </table:table-cell>
          <table:table-cell office:value-type="string">
            <text:p>MCSSA009295</text:p>
          </table:table-cell>
          <table:table-cell office:value-type="float" office:value="242.63587158275615">
            <text:p>242.63587158275615</text:p>
          </table:table-cell>
          <table:table-cell office:value-type="float" office:value="663.0">
            <text:p>663.0</text:p>
          </table:table-cell>
          <table:table-cell office:value-type="float" office:value="221.0">
            <text:p>221.0</text:p>
          </table:table-cell>
          <table:table-cell office:value-type="float" office:value="94.99794335110404">
            <text:p>94.9979433511040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40049</text:p>
          </table:table-cell>
          <table:table-cell office:value-type="string">
            <text:p>MCSSA014374</text:p>
          </table:table-cell>
          <table:table-cell office:value-type="float" office:value="325.01163643220127">
            <text:p>325.01163643220127</text:p>
          </table:table-cell>
          <table:table-cell office:value-type="float" office:value="663.0">
            <text:p>663.0</text:p>
          </table:table-cell>
          <table:table-cell office:value-type="float" office:value="221.0">
            <text:p>221.0</text:p>
          </table:table-cell>
          <table:table-cell office:value-type="float" office:value="94.99794335110404">
            <text:p>94.9979433511040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40049</text:p>
          </table:table-cell>
          <table:table-cell office:value-type="string">
            <text:p>MCSSA005421</text:p>
          </table:table-cell>
          <table:table-cell office:value-type="float" office:value="95.3524919850426">
            <text:p>95.3524919850426</text:p>
          </table:table-cell>
          <table:table-cell office:value-type="float" office:value="663.0">
            <text:p>663.0</text:p>
          </table:table-cell>
          <table:table-cell office:value-type="float" office:value="221.0">
            <text:p>221.0</text:p>
          </table:table-cell>
          <table:table-cell office:value-type="float" office:value="94.99794335110404">
            <text:p>94.9979433511040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40052</text:p>
          </table:table-cell>
          <table:table-cell office:value-type="string">
            <text:p>MCSSA018861</text:p>
          </table:table-cell>
          <table:table-cell office:value-type="float" office:value="22.729870772793173">
            <text:p>22.729870772793173</text:p>
          </table:table-cell>
          <table:table-cell office:value-type="float" office:value="28.999999999999993">
            <text:p>28.999999999999993</text:p>
          </table:table-cell>
          <table:table-cell office:value-type="float" office:value="14.499999999999996">
            <text:p>14.499999999999996</text:p>
          </table:table-cell>
          <table:table-cell office:value-type="float" office:value="8.229870772793177">
            <text:p>8.229870772793177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540052</text:p>
          </table:table-cell>
          <table:table-cell office:value-type="string">
            <text:p>MCSSA005380</text:p>
          </table:table-cell>
          <table:table-cell office:value-type="float" office:value="6.27012922720682">
            <text:p>6.27012922720682</text:p>
          </table:table-cell>
          <table:table-cell office:value-type="float" office:value="28.999999999999993">
            <text:p>28.999999999999993</text:p>
          </table:table-cell>
          <table:table-cell office:value-type="float" office:value="14.499999999999996">
            <text:p>14.499999999999996</text:p>
          </table:table-cell>
          <table:table-cell office:value-type="float" office:value="8.229870772793177">
            <text:p>8.229870772793177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620025</text:p>
          </table:table-cell>
          <table:table-cell office:value-type="string">
            <text:p>MCSSA004576</text:p>
          </table:table-cell>
          <table:table-cell office:value-type="float" office:value="5.052274067123256">
            <text:p>5.052274067123256</text:p>
          </table:table-cell>
          <table:table-cell office:value-type="float" office:value="12.000000000000002">
            <text:p>12.000000000000002</text:p>
          </table:table-cell>
          <table:table-cell office:value-type="float" office:value="4.000000000000001">
            <text:p>4.000000000000001</text:p>
          </table:table-cell>
          <table:table-cell office:value-type="float" office:value="0.7757498647782937">
            <text:p>0.7757498647782937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20025</text:p>
          </table:table-cell>
          <table:table-cell office:value-type="string">
            <text:p>MCSSA004581</text:p>
          </table:table-cell>
          <table:table-cell office:value-type="float" office:value="3.7426030728613315">
            <text:p>3.7426030728613315</text:p>
          </table:table-cell>
          <table:table-cell office:value-type="float" office:value="12.000000000000002">
            <text:p>12.000000000000002</text:p>
          </table:table-cell>
          <table:table-cell office:value-type="float" office:value="4.000000000000001">
            <text:p>4.000000000000001</text:p>
          </table:table-cell>
          <table:table-cell office:value-type="float" office:value="0.7757498647782937">
            <text:p>0.7757498647782937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20025</text:p>
          </table:table-cell>
          <table:table-cell office:value-type="string">
            <text:p>MCSSA009435</text:p>
          </table:table-cell>
          <table:table-cell office:value-type="float" office:value="3.2051228600154142">
            <text:p>3.2051228600154142</text:p>
          </table:table-cell>
          <table:table-cell office:value-type="float" office:value="12.000000000000002">
            <text:p>12.000000000000002</text:p>
          </table:table-cell>
          <table:table-cell office:value-type="float" office:value="4.000000000000001">
            <text:p>4.000000000000001</text:p>
          </table:table-cell>
          <table:table-cell office:value-type="float" office:value="0.7757498647782937">
            <text:p>0.7757498647782937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20049</text:p>
          </table:table-cell>
          <table:table-cell office:value-type="string">
            <text:p>MCSSA004576</text:p>
          </table:table-cell>
          <table:table-cell office:value-type="float" office:value="12.29685948490444">
            <text:p>12.29685948490444</text:p>
          </table:table-cell>
          <table:table-cell office:value-type="float" office:value="34.0">
            <text:p>34.0</text:p>
          </table:table-cell>
          <table:table-cell office:value-type="float" office:value="11.333333333333334">
            <text:p>11.333333333333334</text:p>
          </table:table-cell>
          <table:table-cell office:value-type="float" office:value="3.6380803371466603">
            <text:p>3.638080337146660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20049</text:p>
          </table:table-cell>
          <table:table-cell office:value-type="string">
            <text:p>MCSSA004581</text:p>
          </table:table-cell>
          <table:table-cell office:value-type="float" office:value="6.474681428056143">
            <text:p>6.474681428056143</text:p>
          </table:table-cell>
          <table:table-cell office:value-type="float" office:value="34.0">
            <text:p>34.0</text:p>
          </table:table-cell>
          <table:table-cell office:value-type="float" office:value="11.333333333333334">
            <text:p>11.333333333333334</text:p>
          </table:table-cell>
          <table:table-cell office:value-type="float" office:value="3.6380803371466603">
            <text:p>3.638080337146660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20049</text:p>
          </table:table-cell>
          <table:table-cell office:value-type="string">
            <text:p>MCSSA004610</text:p>
          </table:table-cell>
          <table:table-cell office:value-type="float" office:value="15.228459087039415">
            <text:p>15.228459087039415</text:p>
          </table:table-cell>
          <table:table-cell office:value-type="float" office:value="34.0">
            <text:p>34.0</text:p>
          </table:table-cell>
          <table:table-cell office:value-type="float" office:value="11.333333333333334">
            <text:p>11.333333333333334</text:p>
          </table:table-cell>
          <table:table-cell office:value-type="float" office:value="3.6380803371466603">
            <text:p>3.638080337146660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20053</text:p>
          </table:table-cell>
          <table:table-cell office:value-type="string">
            <text:p>MCSSA003753</text:p>
          </table:table-cell>
          <table:table-cell office:value-type="float" office:value="3.1167460635311355">
            <text:p>3.1167460635311355</text:p>
          </table:table-cell>
          <table:table-cell office:value-type="float" office:value="10.999999999999998">
            <text:p>10.999999999999998</text:p>
          </table:table-cell>
          <table:table-cell office:value-type="float" office:value="2.7499999999999996">
            <text:p>2.7499999999999996</text:p>
          </table:table-cell>
          <table:table-cell office:value-type="float" office:value="0.27927230792448543">
            <text:p>0.27927230792448543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620053</text:p>
          </table:table-cell>
          <table:table-cell office:value-type="string">
            <text:p>MCSSA004576</text:p>
          </table:table-cell>
          <table:table-cell office:value-type="float" office:value="2.9250176865485518">
            <text:p>2.9250176865485518</text:p>
          </table:table-cell>
          <table:table-cell office:value-type="float" office:value="10.999999999999998">
            <text:p>10.999999999999998</text:p>
          </table:table-cell>
          <table:table-cell office:value-type="float" office:value="2.7499999999999996">
            <text:p>2.7499999999999996</text:p>
          </table:table-cell>
          <table:table-cell office:value-type="float" office:value="0.27927230792448543">
            <text:p>0.27927230792448543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620053</text:p>
          </table:table-cell>
          <table:table-cell office:value-type="string">
            <text:p>MCSSA004581</text:p>
          </table:table-cell>
          <table:table-cell office:value-type="float" office:value="2.4856081836378685">
            <text:p>2.4856081836378685</text:p>
          </table:table-cell>
          <table:table-cell office:value-type="float" office:value="10.999999999999998">
            <text:p>10.999999999999998</text:p>
          </table:table-cell>
          <table:table-cell office:value-type="float" office:value="2.7499999999999996">
            <text:p>2.7499999999999996</text:p>
          </table:table-cell>
          <table:table-cell office:value-type="float" office:value="0.27927230792448543">
            <text:p>0.27927230792448543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620053</text:p>
          </table:table-cell>
          <table:table-cell office:value-type="string">
            <text:p>MCSSA009435</text:p>
          </table:table-cell>
          <table:table-cell office:value-type="float" office:value="2.4726280662824434">
            <text:p>2.4726280662824434</text:p>
          </table:table-cell>
          <table:table-cell office:value-type="float" office:value="10.999999999999998">
            <text:p>10.999999999999998</text:p>
          </table:table-cell>
          <table:table-cell office:value-type="float" office:value="2.7499999999999996">
            <text:p>2.7499999999999996</text:p>
          </table:table-cell>
          <table:table-cell office:value-type="float" office:value="0.27927230792448543">
            <text:p>0.27927230792448543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620054</text:p>
          </table:table-cell>
          <table:table-cell office:value-type="string">
            <text:p>MCSSA009423</text:p>
          </table:table-cell>
          <table:table-cell office:value-type="float" office:value="6.612731762723399">
            <text:p>6.612731762723399</text:p>
          </table:table-cell>
          <table:table-cell office:value-type="float" office:value="11.0">
            <text:p>11.0</text:p>
          </table:table-cell>
          <table:table-cell office:value-type="float" office:value="5.5">
            <text:p>5.5</text:p>
          </table:table-cell>
          <table:table-cell office:value-type="float" office:value="1.1127317627233997">
            <text:p>1.1127317627233997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620054</text:p>
          </table:table-cell>
          <table:table-cell office:value-type="string">
            <text:p>MCSSA004581</text:p>
          </table:table-cell>
          <table:table-cell office:value-type="float" office:value="4.3872682372766">
            <text:p>4.3872682372766</text:p>
          </table:table-cell>
          <table:table-cell office:value-type="float" office:value="11.0">
            <text:p>11.0</text:p>
          </table:table-cell>
          <table:table-cell office:value-type="float" office:value="5.5">
            <text:p>5.5</text:p>
          </table:table-cell>
          <table:table-cell office:value-type="float" office:value="1.1127317627233997">
            <text:p>1.1127317627233997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620056</text:p>
          </table:table-cell>
          <table:table-cell office:value-type="string">
            <text:p>MCSSA004576</text:p>
          </table:table-cell>
          <table:table-cell office:value-type="float" office:value="5.521637857016098">
            <text:p>5.521637857016098</text:p>
          </table:table-cell>
          <table:table-cell office:value-type="float" office:value="13.0">
            <text:p>13.0</text:p>
          </table:table-cell>
          <table:table-cell office:value-type="float" office:value="4.333333333333333">
            <text:p>4.333333333333333</text:p>
          </table:table-cell>
          <table:table-cell office:value-type="float" office:value="1.5374615910753746">
            <text:p>1.5374615910753746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20056</text:p>
          </table:table-cell>
          <table:table-cell office:value-type="string">
            <text:p>MCSSA004581</text:p>
          </table:table-cell>
          <table:table-cell office:value-type="float" office:value="2.1622754036429375">
            <text:p>2.1622754036429375</text:p>
          </table:table-cell>
          <table:table-cell office:value-type="float" office:value="13.0">
            <text:p>13.0</text:p>
          </table:table-cell>
          <table:table-cell office:value-type="float" office:value="4.333333333333333">
            <text:p>4.333333333333333</text:p>
          </table:table-cell>
          <table:table-cell office:value-type="float" office:value="1.5374615910753746">
            <text:p>1.5374615910753746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20056</text:p>
          </table:table-cell>
          <table:table-cell office:value-type="string">
            <text:p>MCSSA004610</text:p>
          </table:table-cell>
          <table:table-cell office:value-type="float" office:value="5.316086739340963">
            <text:p>5.316086739340963</text:p>
          </table:table-cell>
          <table:table-cell office:value-type="float" office:value="13.0">
            <text:p>13.0</text:p>
          </table:table-cell>
          <table:table-cell office:value-type="float" office:value="4.333333333333333">
            <text:p>4.333333333333333</text:p>
          </table:table-cell>
          <table:table-cell office:value-type="float" office:value="1.5374615910753746">
            <text:p>1.5374615910753746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20057</text:p>
          </table:table-cell>
          <table:table-cell office:value-type="string">
            <text:p>MCSSA003753</text:p>
          </table:table-cell>
          <table:table-cell office:value-type="float" office:value="1.1498229194671914">
            <text:p>1.1498229194671914</text:p>
          </table:table-cell>
          <table:table-cell office:value-type="float" office:value="5.0">
            <text:p>5.0</text:p>
          </table:table-cell>
          <table:table-cell office:value-type="float" office:value="1.25">
            <text:p>1.25</text:p>
          </table:table-cell>
          <table:table-cell office:value-type="float" office:value="0.3444925111040694">
            <text:p>0.344492511104069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620057</text:p>
          </table:table-cell>
          <table:table-cell office:value-type="string">
            <text:p>MCSSA004576</text:p>
          </table:table-cell>
          <table:table-cell office:value-type="float" office:value="1.8171704116050602">
            <text:p>1.8171704116050602</text:p>
          </table:table-cell>
          <table:table-cell office:value-type="float" office:value="5.0">
            <text:p>5.0</text:p>
          </table:table-cell>
          <table:table-cell office:value-type="float" office:value="1.25">
            <text:p>1.25</text:p>
          </table:table-cell>
          <table:table-cell office:value-type="float" office:value="0.3444925111040694">
            <text:p>0.344492511104069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620057</text:p>
          </table:table-cell>
          <table:table-cell office:value-type="string">
            <text:p>MCSSA004581</text:p>
          </table:table-cell>
          <table:table-cell office:value-type="float" office:value="1.1467746895843312">
            <text:p>1.1467746895843312</text:p>
          </table:table-cell>
          <table:table-cell office:value-type="float" office:value="5.0">
            <text:p>5.0</text:p>
          </table:table-cell>
          <table:table-cell office:value-type="float" office:value="1.25">
            <text:p>1.25</text:p>
          </table:table-cell>
          <table:table-cell office:value-type="float" office:value="0.3444925111040694">
            <text:p>0.344492511104069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620057</text:p>
          </table:table-cell>
          <table:table-cell office:value-type="string">
            <text:p>MCSSA004610</text:p>
          </table:table-cell>
          <table:table-cell office:value-type="float" office:value="0.886231979343417">
            <text:p>0.886231979343417</text:p>
          </table:table-cell>
          <table:table-cell office:value-type="float" office:value="5.0">
            <text:p>5.0</text:p>
          </table:table-cell>
          <table:table-cell office:value-type="float" office:value="1.25">
            <text:p>1.25</text:p>
          </table:table-cell>
          <table:table-cell office:value-type="float" office:value="0.3444925111040694">
            <text:p>0.344492511104069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620004</text:p>
          </table:table-cell>
          <table:table-cell office:value-type="string">
            <text:p>MCSSA003753</text:p>
          </table:table-cell>
          <table:table-cell office:value-type="float" office:value="4.672809297906458">
            <text:p>4.672809297906458</text:p>
          </table:table-cell>
          <table:table-cell office:value-type="float" office:value="21.000000000000004">
            <text:p>21.000000000000004</text:p>
          </table:table-cell>
          <table:table-cell office:value-type="float" office:value="5.250000000000001">
            <text:p>5.250000000000001</text:p>
          </table:table-cell>
          <table:table-cell office:value-type="float" office:value="1.7378596753831834">
            <text:p>1.737859675383183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620004</text:p>
          </table:table-cell>
          <table:table-cell office:value-type="string">
            <text:p>MCSSA004576</text:p>
          </table:table-cell>
          <table:table-cell office:value-type="float" office:value="7.861622161624573">
            <text:p>7.861622161624573</text:p>
          </table:table-cell>
          <table:table-cell office:value-type="float" office:value="21.000000000000004">
            <text:p>21.000000000000004</text:p>
          </table:table-cell>
          <table:table-cell office:value-type="float" office:value="5.250000000000001">
            <text:p>5.250000000000001</text:p>
          </table:table-cell>
          <table:table-cell office:value-type="float" office:value="1.7378596753831834">
            <text:p>1.737859675383183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620004</text:p>
          </table:table-cell>
          <table:table-cell office:value-type="string">
            <text:p>MCSSA004581</text:p>
          </table:table-cell>
          <table:table-cell office:value-type="float" office:value="5.428077100852813">
            <text:p>5.428077100852813</text:p>
          </table:table-cell>
          <table:table-cell office:value-type="float" office:value="21.000000000000004">
            <text:p>21.000000000000004</text:p>
          </table:table-cell>
          <table:table-cell office:value-type="float" office:value="5.250000000000001">
            <text:p>5.250000000000001</text:p>
          </table:table-cell>
          <table:table-cell office:value-type="float" office:value="1.7378596753831834">
            <text:p>1.737859675383183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620004</text:p>
          </table:table-cell>
          <table:table-cell office:value-type="string">
            <text:p>MCSSA004610</text:p>
          </table:table-cell>
          <table:table-cell office:value-type="float" office:value="3.0374914396161565">
            <text:p>3.0374914396161565</text:p>
          </table:table-cell>
          <table:table-cell office:value-type="float" office:value="21.000000000000004">
            <text:p>21.000000000000004</text:p>
          </table:table-cell>
          <table:table-cell office:value-type="float" office:value="5.250000000000001">
            <text:p>5.250000000000001</text:p>
          </table:table-cell>
          <table:table-cell office:value-type="float" office:value="1.7378596753831834">
            <text:p>1.737859675383183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620005</text:p>
          </table:table-cell>
          <table:table-cell office:value-type="string">
            <text:p>MCSSA003753</text:p>
          </table:table-cell>
          <table:table-cell office:value-type="float" office:value="2.563280427579147">
            <text:p>2.563280427579147</text:p>
          </table:table-cell>
          <table:table-cell office:value-type="float" office:value="11.0">
            <text:p>11.0</text:p>
          </table:table-cell>
          <table:table-cell office:value-type="float" office:value="2.75">
            <text:p>2.75</text:p>
          </table:table-cell>
          <table:table-cell office:value-type="float" office:value="0.17372197351397636">
            <text:p>0.17372197351397636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620005</text:p>
          </table:table-cell>
          <table:table-cell office:value-type="string">
            <text:p>MCSSA004576</text:p>
          </table:table-cell>
          <table:table-cell office:value-type="float" office:value="3.031047328227769">
            <text:p>3.031047328227769</text:p>
          </table:table-cell>
          <table:table-cell office:value-type="float" office:value="11.0">
            <text:p>11.0</text:p>
          </table:table-cell>
          <table:table-cell office:value-type="float" office:value="2.75">
            <text:p>2.75</text:p>
          </table:table-cell>
          <table:table-cell office:value-type="float" office:value="0.17372197351397636">
            <text:p>0.17372197351397636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620005</text:p>
          </table:table-cell>
          <table:table-cell office:value-type="string">
            <text:p>MCSSA004581</text:p>
          </table:table-cell>
          <table:table-cell office:value-type="float" office:value="2.66807526667277">
            <text:p>2.66807526667277</text:p>
          </table:table-cell>
          <table:table-cell office:value-type="float" office:value="11.0">
            <text:p>11.0</text:p>
          </table:table-cell>
          <table:table-cell office:value-type="float" office:value="2.75">
            <text:p>2.75</text:p>
          </table:table-cell>
          <table:table-cell office:value-type="float" office:value="0.17372197351397636">
            <text:p>0.17372197351397636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620005</text:p>
          </table:table-cell>
          <table:table-cell office:value-type="string">
            <text:p>MCSSA009435</text:p>
          </table:table-cell>
          <table:table-cell office:value-type="float" office:value="2.737596977520315">
            <text:p>2.737596977520315</text:p>
          </table:table-cell>
          <table:table-cell office:value-type="float" office:value="11.0">
            <text:p>11.0</text:p>
          </table:table-cell>
          <table:table-cell office:value-type="float" office:value="2.75">
            <text:p>2.75</text:p>
          </table:table-cell>
          <table:table-cell office:value-type="float" office:value="0.17372197351397636">
            <text:p>0.17372197351397636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620007</text:p>
          </table:table-cell>
          <table:table-cell office:value-type="string">
            <text:p>MCSSA003753</text:p>
          </table:table-cell>
          <table:table-cell office:value-type="float" office:value="0.13833012824327678">
            <text:p>0.13833012824327678</text:p>
          </table:table-cell>
          <table:table-cell office:value-type="float" office:value="1.0000000000000002">
            <text:p>1.0000000000000002</text:p>
          </table:table-cell>
          <table:table-cell office:value-type="float" office:value="0.25000000000000006">
            <text:p>0.25000000000000006</text:p>
          </table:table-cell>
          <table:table-cell office:value-type="float" office:value="0.07054471674362717">
            <text:p>0.07054471674362717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620007</text:p>
          </table:table-cell>
          <table:table-cell office:value-type="string">
            <text:p>MCSSA004576</text:p>
          </table:table-cell>
          <table:table-cell office:value-type="float" office:value="0.2680666186152912">
            <text:p>0.2680666186152912</text:p>
          </table:table-cell>
          <table:table-cell office:value-type="float" office:value="1.0000000000000002">
            <text:p>1.0000000000000002</text:p>
          </table:table-cell>
          <table:table-cell office:value-type="float" office:value="0.25000000000000006">
            <text:p>0.25000000000000006</text:p>
          </table:table-cell>
          <table:table-cell office:value-type="float" office:value="0.07054471674362717">
            <text:p>0.07054471674362717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620007</text:p>
          </table:table-cell>
          <table:table-cell office:value-type="string">
            <text:p>MCSSA004581</text:p>
          </table:table-cell>
          <table:table-cell office:value-type="float" office:value="0.2598632943393372">
            <text:p>0.2598632943393372</text:p>
          </table:table-cell>
          <table:table-cell office:value-type="float" office:value="1.0000000000000002">
            <text:p>1.0000000000000002</text:p>
          </table:table-cell>
          <table:table-cell office:value-type="float" office:value="0.25000000000000006">
            <text:p>0.25000000000000006</text:p>
          </table:table-cell>
          <table:table-cell office:value-type="float" office:value="0.07054471674362717">
            <text:p>0.07054471674362717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620007</text:p>
          </table:table-cell>
          <table:table-cell office:value-type="string">
            <text:p>MCSSA009435</text:p>
          </table:table-cell>
          <table:table-cell office:value-type="float" office:value="0.333739958802095">
            <text:p>0.333739958802095</text:p>
          </table:table-cell>
          <table:table-cell office:value-type="float" office:value="1.0000000000000002">
            <text:p>1.0000000000000002</text:p>
          </table:table-cell>
          <table:table-cell office:value-type="float" office:value="0.25000000000000006">
            <text:p>0.25000000000000006</text:p>
          </table:table-cell>
          <table:table-cell office:value-type="float" office:value="0.07054471674362717">
            <text:p>0.07054471674362717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620009</text:p>
          </table:table-cell>
          <table:table-cell office:value-type="string">
            <text:p>MCSSA004576</text:p>
          </table:table-cell>
          <table:table-cell office:value-type="float" office:value="6.211030115137263">
            <text:p>6.211030115137263</text:p>
          </table:table-cell>
          <table:table-cell office:value-type="float" office:value="27.0">
            <text:p>27.0</text:p>
          </table:table-cell>
          <table:table-cell office:value-type="float" office:value="6.75">
            <text:p>6.75</text:p>
          </table:table-cell>
          <table:table-cell office:value-type="float" office:value="3.352244797202952">
            <text:p>3.35224479720295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620009</text:p>
          </table:table-cell>
          <table:table-cell office:value-type="string">
            <text:p>MCSSA004581</text:p>
          </table:table-cell>
          <table:table-cell office:value-type="float" office:value="5.123052007737224">
            <text:p>5.123052007737224</text:p>
          </table:table-cell>
          <table:table-cell office:value-type="float" office:value="27.0">
            <text:p>27.0</text:p>
          </table:table-cell>
          <table:table-cell office:value-type="float" office:value="6.75">
            <text:p>6.75</text:p>
          </table:table-cell>
          <table:table-cell office:value-type="float" office:value="3.352244797202952">
            <text:p>3.35224479720295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620009</text:p>
          </table:table-cell>
          <table:table-cell office:value-type="string">
            <text:p>MCSSA004593</text:p>
          </table:table-cell>
          <table:table-cell office:value-type="float" office:value="3.3794697284066193">
            <text:p>3.3794697284066193</text:p>
          </table:table-cell>
          <table:table-cell office:value-type="float" office:value="27.0">
            <text:p>27.0</text:p>
          </table:table-cell>
          <table:table-cell office:value-type="float" office:value="6.75">
            <text:p>6.75</text:p>
          </table:table-cell>
          <table:table-cell office:value-type="float" office:value="3.352244797202952">
            <text:p>3.35224479720295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620009</text:p>
          </table:table-cell>
          <table:table-cell office:value-type="string">
            <text:p>MCSSA009435</text:p>
          </table:table-cell>
          <table:table-cell office:value-type="float" office:value="12.286448148718893">
            <text:p>12.286448148718893</text:p>
          </table:table-cell>
          <table:table-cell office:value-type="float" office:value="27.0">
            <text:p>27.0</text:p>
          </table:table-cell>
          <table:table-cell office:value-type="float" office:value="6.75">
            <text:p>6.75</text:p>
          </table:table-cell>
          <table:table-cell office:value-type="float" office:value="3.352244797202952">
            <text:p>3.35224479720295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620010</text:p>
          </table:table-cell>
          <table:table-cell office:value-type="string">
            <text:p>MCSSA004576</text:p>
          </table:table-cell>
          <table:table-cell office:value-type="float" office:value="6.588971977102575">
            <text:p>6.588971977102575</text:p>
          </table:table-cell>
          <table:table-cell office:value-type="float" office:value="20.0">
            <text:p>20.0</text:p>
          </table:table-cell>
          <table:table-cell office:value-type="float" office:value="6.666666666666667">
            <text:p>6.666666666666667</text:p>
          </table:table-cell>
          <table:table-cell office:value-type="float" office:value="0.6534556986512329">
            <text:p>0.6534556986512329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20010</text:p>
          </table:table-cell>
          <table:table-cell office:value-type="string">
            <text:p>MCSSA004581</text:p>
          </table:table-cell>
          <table:table-cell office:value-type="float" office:value="5.9080309855730455">
            <text:p>5.9080309855730455</text:p>
          </table:table-cell>
          <table:table-cell office:value-type="float" office:value="20.0">
            <text:p>20.0</text:p>
          </table:table-cell>
          <table:table-cell office:value-type="float" office:value="6.666666666666667">
            <text:p>6.666666666666667</text:p>
          </table:table-cell>
          <table:table-cell office:value-type="float" office:value="0.6534556986512329">
            <text:p>0.6534556986512329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20010</text:p>
          </table:table-cell>
          <table:table-cell office:value-type="string">
            <text:p>MCSSA009435</text:p>
          </table:table-cell>
          <table:table-cell office:value-type="float" office:value="7.502997037324381">
            <text:p>7.502997037324381</text:p>
          </table:table-cell>
          <table:table-cell office:value-type="float" office:value="20.0">
            <text:p>20.0</text:p>
          </table:table-cell>
          <table:table-cell office:value-type="float" office:value="6.666666666666667">
            <text:p>6.666666666666667</text:p>
          </table:table-cell>
          <table:table-cell office:value-type="float" office:value="0.6534556986512329">
            <text:p>0.6534556986512329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20016</text:p>
          </table:table-cell>
          <table:table-cell office:value-type="string">
            <text:p>MCSSA003753</text:p>
          </table:table-cell>
          <table:table-cell office:value-type="float" office:value="0.7040880084479667">
            <text:p>0.7040880084479667</text:p>
          </table:table-cell>
          <table:table-cell office:value-type="float" office:value="8.0">
            <text:p>8.0</text:p>
          </table:table-cell>
          <table:table-cell office:value-type="float" office:value="1.6">
            <text:p>1.6</text:p>
          </table:table-cell>
          <table:table-cell office:value-type="float" office:value="1.0571352327280945">
            <text:p>1.057135232728094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620016</text:p>
          </table:table-cell>
          <table:table-cell office:value-type="string">
            <text:p>MCSSA004576</text:p>
          </table:table-cell>
          <table:table-cell office:value-type="float" office:value="2.920187790098759">
            <text:p>2.920187790098759</text:p>
          </table:table-cell>
          <table:table-cell office:value-type="float" office:value="8.0">
            <text:p>8.0</text:p>
          </table:table-cell>
          <table:table-cell office:value-type="float" office:value="1.6">
            <text:p>1.6</text:p>
          </table:table-cell>
          <table:table-cell office:value-type="float" office:value="1.0571352327280945">
            <text:p>1.057135232728094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620016</text:p>
          </table:table-cell>
          <table:table-cell office:value-type="string">
            <text:p>MCSSA004581</text:p>
          </table:table-cell>
          <table:table-cell office:value-type="float" office:value="2.8643215207003387">
            <text:p>2.8643215207003387</text:p>
          </table:table-cell>
          <table:table-cell office:value-type="float" office:value="8.0">
            <text:p>8.0</text:p>
          </table:table-cell>
          <table:table-cell office:value-type="float" office:value="1.6">
            <text:p>1.6</text:p>
          </table:table-cell>
          <table:table-cell office:value-type="float" office:value="1.0571352327280945">
            <text:p>1.057135232728094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620016</text:p>
          </table:table-cell>
          <table:table-cell office:value-type="string">
            <text:p>MCSSA004610</text:p>
          </table:table-cell>
          <table:table-cell office:value-type="float" office:value="0.661014903510795">
            <text:p>0.661014903510795</text:p>
          </table:table-cell>
          <table:table-cell office:value-type="float" office:value="8.0">
            <text:p>8.0</text:p>
          </table:table-cell>
          <table:table-cell office:value-type="float" office:value="1.6">
            <text:p>1.6</text:p>
          </table:table-cell>
          <table:table-cell office:value-type="float" office:value="1.0571352327280945">
            <text:p>1.057135232728094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620016</text:p>
          </table:table-cell>
          <table:table-cell office:value-type="string">
            <text:p>MCSSA009435</text:p>
          </table:table-cell>
          <table:table-cell office:value-type="float" office:value="0.8503877772421412">
            <text:p>0.8503877772421412</text:p>
          </table:table-cell>
          <table:table-cell office:value-type="float" office:value="8.0">
            <text:p>8.0</text:p>
          </table:table-cell>
          <table:table-cell office:value-type="float" office:value="1.6">
            <text:p>1.6</text:p>
          </table:table-cell>
          <table:table-cell office:value-type="float" office:value="1.0571352327280945">
            <text:p>1.057135232728094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620017</text:p>
          </table:table-cell>
          <table:table-cell office:value-type="string">
            <text:p>MCSSA003753</text:p>
          </table:table-cell>
          <table:table-cell office:value-type="float" office:value="3.047419104609936">
            <text:p>3.047419104609936</text:p>
          </table:table-cell>
          <table:table-cell office:value-type="float" office:value="10.0">
            <text:p>10.0</text:p>
          </table:table-cell>
          <table:table-cell office:value-type="float" office:value="3.3333333333333335">
            <text:p>3.3333333333333335</text:p>
          </table:table-cell>
          <table:table-cell office:value-type="float" office:value="0.6204059179315948">
            <text:p>0.6204059179315948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20017</text:p>
          </table:table-cell>
          <table:table-cell office:value-type="string">
            <text:p>MCSSA004581</text:p>
          </table:table-cell>
          <table:table-cell office:value-type="float" office:value="2.7579276947164653">
            <text:p>2.7579276947164653</text:p>
          </table:table-cell>
          <table:table-cell office:value-type="float" office:value="10.0">
            <text:p>10.0</text:p>
          </table:table-cell>
          <table:table-cell office:value-type="float" office:value="3.3333333333333335">
            <text:p>3.3333333333333335</text:p>
          </table:table-cell>
          <table:table-cell office:value-type="float" office:value="0.6204059179315948">
            <text:p>0.6204059179315948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20017</text:p>
          </table:table-cell>
          <table:table-cell office:value-type="string">
            <text:p>MCSSA009435</text:p>
          </table:table-cell>
          <table:table-cell office:value-type="float" office:value="4.194653200673599">
            <text:p>4.194653200673599</text:p>
          </table:table-cell>
          <table:table-cell office:value-type="float" office:value="10.0">
            <text:p>10.0</text:p>
          </table:table-cell>
          <table:table-cell office:value-type="float" office:value="3.3333333333333335">
            <text:p>3.3333333333333335</text:p>
          </table:table-cell>
          <table:table-cell office:value-type="float" office:value="0.6204059179315948">
            <text:p>0.6204059179315948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70025</text:p>
          </table:table-cell>
          <table:table-cell office:value-type="string">
            <text:p>MCSSA004856</text:p>
          </table:table-cell>
          <table:table-cell office:value-type="float" office:value="6.806627743670294">
            <text:p>6.806627743670294</text:p>
          </table:table-cell>
          <table:table-cell office:value-type="float" office:value="48.0">
            <text:p>48.0</text:p>
          </table:table-cell>
          <table:table-cell office:value-type="float" office:value="8.0">
            <text:p>8.0</text:p>
          </table:table-cell>
          <table:table-cell office:value-type="float" office:value="5.877854304526374">
            <text:p>5.87785430452637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25</text:p>
          </table:table-cell>
          <table:table-cell office:value-type="string">
            <text:p>MCSSA009440</text:p>
          </table:table-cell>
          <table:table-cell office:value-type="float" office:value="20.65128565603598">
            <text:p>20.65128565603598</text:p>
          </table:table-cell>
          <table:table-cell office:value-type="float" office:value="48.0">
            <text:p>48.0</text:p>
          </table:table-cell>
          <table:table-cell office:value-type="float" office:value="8.0">
            <text:p>8.0</text:p>
          </table:table-cell>
          <table:table-cell office:value-type="float" office:value="5.877854304526374">
            <text:p>5.87785430452637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25</text:p>
          </table:table-cell>
          <table:table-cell office:value-type="string">
            <text:p>MCSSA010666</text:p>
          </table:table-cell>
          <table:table-cell office:value-type="float" office:value="6.745435338105359">
            <text:p>6.745435338105359</text:p>
          </table:table-cell>
          <table:table-cell office:value-type="float" office:value="48.0">
            <text:p>48.0</text:p>
          </table:table-cell>
          <table:table-cell office:value-type="float" office:value="8.0">
            <text:p>8.0</text:p>
          </table:table-cell>
          <table:table-cell office:value-type="float" office:value="5.877854304526374">
            <text:p>5.87785430452637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25</text:p>
          </table:table-cell>
          <table:table-cell office:value-type="string">
            <text:p>MCSSA017082</text:p>
          </table:table-cell>
          <table:table-cell office:value-type="float" office:value="6.615210701721942">
            <text:p>6.615210701721942</text:p>
          </table:table-cell>
          <table:table-cell office:value-type="float" office:value="48.0">
            <text:p>48.0</text:p>
          </table:table-cell>
          <table:table-cell office:value-type="float" office:value="8.0">
            <text:p>8.0</text:p>
          </table:table-cell>
          <table:table-cell office:value-type="float" office:value="5.877854304526374">
            <text:p>5.87785430452637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25</text:p>
          </table:table-cell>
          <table:table-cell office:value-type="string">
            <text:p>MCSSA018255</text:p>
          </table:table-cell>
          <table:table-cell office:value-type="float" office:value="2.2790815965930613">
            <text:p>2.2790815965930613</text:p>
          </table:table-cell>
          <table:table-cell office:value-type="float" office:value="48.0">
            <text:p>48.0</text:p>
          </table:table-cell>
          <table:table-cell office:value-type="float" office:value="8.0">
            <text:p>8.0</text:p>
          </table:table-cell>
          <table:table-cell office:value-type="float" office:value="5.877854304526374">
            <text:p>5.87785430452637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25</text:p>
          </table:table-cell>
          <table:table-cell office:value-type="string">
            <text:p>MCSSA006360</text:p>
          </table:table-cell>
          <table:table-cell office:value-type="float" office:value="4.902358963873361">
            <text:p>4.902358963873361</text:p>
          </table:table-cell>
          <table:table-cell office:value-type="float" office:value="48.0">
            <text:p>48.0</text:p>
          </table:table-cell>
          <table:table-cell office:value-type="float" office:value="8.0">
            <text:p>8.0</text:p>
          </table:table-cell>
          <table:table-cell office:value-type="float" office:value="5.877854304526374">
            <text:p>5.87785430452637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29</text:p>
          </table:table-cell>
          <table:table-cell office:value-type="string">
            <text:p>MCSSA004902</text:p>
          </table:table-cell>
          <table:table-cell office:value-type="float" office:value="15.49469129768939">
            <text:p>15.49469129768939</text:p>
          </table:table-cell>
          <table:table-cell office:value-type="float" office:value="23.0">
            <text:p>23.0</text:p>
          </table:table-cell>
          <table:table-cell office:value-type="float" office:value="7.666666666666667">
            <text:p>7.666666666666667</text:p>
          </table:table-cell>
          <table:table-cell office:value-type="float" office:value="5.854829817410735">
            <text:p>5.85482981741073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70029</text:p>
          </table:table-cell>
          <table:table-cell office:value-type="string">
            <text:p>MCSSA018243</text:p>
          </table:table-cell>
          <table:table-cell office:value-type="float" office:value="1.4159748548745426">
            <text:p>1.4159748548745426</text:p>
          </table:table-cell>
          <table:table-cell office:value-type="float" office:value="23.0">
            <text:p>23.0</text:p>
          </table:table-cell>
          <table:table-cell office:value-type="float" office:value="7.666666666666667">
            <text:p>7.666666666666667</text:p>
          </table:table-cell>
          <table:table-cell office:value-type="float" office:value="5.854829817410735">
            <text:p>5.85482981741073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70029</text:p>
          </table:table-cell>
          <table:table-cell office:value-type="string">
            <text:p>MCSSA018494</text:p>
          </table:table-cell>
          <table:table-cell office:value-type="float" office:value="6.089333847436069">
            <text:p>6.089333847436069</text:p>
          </table:table-cell>
          <table:table-cell office:value-type="float" office:value="23.0">
            <text:p>23.0</text:p>
          </table:table-cell>
          <table:table-cell office:value-type="float" office:value="7.666666666666667">
            <text:p>7.666666666666667</text:p>
          </table:table-cell>
          <table:table-cell office:value-type="float" office:value="5.854829817410735">
            <text:p>5.85482981741073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70032</text:p>
          </table:table-cell>
          <table:table-cell office:value-type="string">
            <text:p>MCSSA004856</text:p>
          </table:table-cell>
          <table:table-cell office:value-type="float" office:value="5.841080758114631">
            <text:p>5.841080758114631</text:p>
          </table:table-cell>
          <table:table-cell office:value-type="float" office:value="26.999999999999996">
            <text:p>26.999999999999996</text:p>
          </table:table-cell>
          <table:table-cell office:value-type="float" office:value="4.499999999999999">
            <text:p>4.499999999999999</text:p>
          </table:table-cell>
          <table:table-cell office:value-type="float" office:value="2.4722080424723796">
            <text:p>2.4722080424723796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32</text:p>
          </table:table-cell>
          <table:table-cell office:value-type="string">
            <text:p>MCSSA009440</text:p>
          </table:table-cell>
          <table:table-cell office:value-type="float" office:value="2.3496110505259664">
            <text:p>2.3496110505259664</text:p>
          </table:table-cell>
          <table:table-cell office:value-type="float" office:value="26.999999999999996">
            <text:p>26.999999999999996</text:p>
          </table:table-cell>
          <table:table-cell office:value-type="float" office:value="4.499999999999999">
            <text:p>4.499999999999999</text:p>
          </table:table-cell>
          <table:table-cell office:value-type="float" office:value="2.4722080424723796">
            <text:p>2.4722080424723796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32</text:p>
          </table:table-cell>
          <table:table-cell office:value-type="string">
            <text:p>MCSSA010666</text:p>
          </table:table-cell>
          <table:table-cell office:value-type="float" office:value="1.3252500921985646">
            <text:p>1.3252500921985646</text:p>
          </table:table-cell>
          <table:table-cell office:value-type="float" office:value="26.999999999999996">
            <text:p>26.999999999999996</text:p>
          </table:table-cell>
          <table:table-cell office:value-type="float" office:value="4.499999999999999">
            <text:p>4.499999999999999</text:p>
          </table:table-cell>
          <table:table-cell office:value-type="float" office:value="2.4722080424723796">
            <text:p>2.4722080424723796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32</text:p>
          </table:table-cell>
          <table:table-cell office:value-type="string">
            <text:p>MCSSA017082</text:p>
          </table:table-cell>
          <table:table-cell office:value-type="float" office:value="3.6858180990941265">
            <text:p>3.6858180990941265</text:p>
          </table:table-cell>
          <table:table-cell office:value-type="float" office:value="26.999999999999996">
            <text:p>26.999999999999996</text:p>
          </table:table-cell>
          <table:table-cell office:value-type="float" office:value="4.499999999999999">
            <text:p>4.499999999999999</text:p>
          </table:table-cell>
          <table:table-cell office:value-type="float" office:value="2.4722080424723796">
            <text:p>2.4722080424723796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32</text:p>
          </table:table-cell>
          <table:table-cell office:value-type="string">
            <text:p>MCSSA006326</text:p>
          </table:table-cell>
          <table:table-cell office:value-type="float" office:value="8.898460229186128">
            <text:p>8.898460229186128</text:p>
          </table:table-cell>
          <table:table-cell office:value-type="float" office:value="26.999999999999996">
            <text:p>26.999999999999996</text:p>
          </table:table-cell>
          <table:table-cell office:value-type="float" office:value="4.499999999999999">
            <text:p>4.499999999999999</text:p>
          </table:table-cell>
          <table:table-cell office:value-type="float" office:value="2.4722080424723796">
            <text:p>2.4722080424723796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32</text:p>
          </table:table-cell>
          <table:table-cell office:value-type="string">
            <text:p>MCSSA006360</text:p>
          </table:table-cell>
          <table:table-cell office:value-type="float" office:value="4.899779770880581">
            <text:p>4.899779770880581</text:p>
          </table:table-cell>
          <table:table-cell office:value-type="float" office:value="26.999999999999996">
            <text:p>26.999999999999996</text:p>
          </table:table-cell>
          <table:table-cell office:value-type="float" office:value="4.499999999999999">
            <text:p>4.499999999999999</text:p>
          </table:table-cell>
          <table:table-cell office:value-type="float" office:value="2.4722080424723796">
            <text:p>2.4722080424723796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35</text:p>
          </table:table-cell>
          <table:table-cell office:value-type="string">
            <text:p>MCSSA004856</text:p>
          </table:table-cell>
          <table:table-cell office:value-type="float" office:value="10.242255508294347">
            <text:p>10.242255508294347</text:p>
          </table:table-cell>
          <table:table-cell office:value-type="float" office:value="43.0">
            <text:p>43.0</text:p>
          </table:table-cell>
          <table:table-cell office:value-type="float" office:value="7.166666666666667">
            <text:p>7.166666666666667</text:p>
          </table:table-cell>
          <table:table-cell office:value-type="float" office:value="2.8880045312838067">
            <text:p>2.888004531283806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35</text:p>
          </table:table-cell>
          <table:table-cell office:value-type="string">
            <text:p>MCSSA009440</text:p>
          </table:table-cell>
          <table:table-cell office:value-type="float" office:value="5.014102609857631">
            <text:p>5.014102609857631</text:p>
          </table:table-cell>
          <table:table-cell office:value-type="float" office:value="43.0">
            <text:p>43.0</text:p>
          </table:table-cell>
          <table:table-cell office:value-type="float" office:value="7.166666666666667">
            <text:p>7.166666666666667</text:p>
          </table:table-cell>
          <table:table-cell office:value-type="float" office:value="2.8880045312838067">
            <text:p>2.888004531283806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35</text:p>
          </table:table-cell>
          <table:table-cell office:value-type="string">
            <text:p>MCSSA010666</text:p>
          </table:table-cell>
          <table:table-cell office:value-type="float" office:value="2.862988255082145">
            <text:p>2.862988255082145</text:p>
          </table:table-cell>
          <table:table-cell office:value-type="float" office:value="43.0">
            <text:p>43.0</text:p>
          </table:table-cell>
          <table:table-cell office:value-type="float" office:value="7.166666666666667">
            <text:p>7.166666666666667</text:p>
          </table:table-cell>
          <table:table-cell office:value-type="float" office:value="2.8880045312838067">
            <text:p>2.888004531283806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35</text:p>
          </table:table-cell>
          <table:table-cell office:value-type="string">
            <text:p>MCSSA017082</text:p>
          </table:table-cell>
          <table:table-cell office:value-type="float" office:value="7.737347774576996">
            <text:p>7.737347774576996</text:p>
          </table:table-cell>
          <table:table-cell office:value-type="float" office:value="43.0">
            <text:p>43.0</text:p>
          </table:table-cell>
          <table:table-cell office:value-type="float" office:value="7.166666666666667">
            <text:p>7.166666666666667</text:p>
          </table:table-cell>
          <table:table-cell office:value-type="float" office:value="2.8880045312838067">
            <text:p>2.888004531283806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35</text:p>
          </table:table-cell>
          <table:table-cell office:value-type="string">
            <text:p>MCSSA006326</text:p>
          </table:table-cell>
          <table:table-cell office:value-type="float" office:value="6.006955602894512">
            <text:p>6.006955602894512</text:p>
          </table:table-cell>
          <table:table-cell office:value-type="float" office:value="43.0">
            <text:p>43.0</text:p>
          </table:table-cell>
          <table:table-cell office:value-type="float" office:value="7.166666666666667">
            <text:p>7.166666666666667</text:p>
          </table:table-cell>
          <table:table-cell office:value-type="float" office:value="2.8880045312838067">
            <text:p>2.888004531283806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35</text:p>
          </table:table-cell>
          <table:table-cell office:value-type="string">
            <text:p>MCSSA006360</text:p>
          </table:table-cell>
          <table:table-cell office:value-type="float" office:value="11.136350249294374">
            <text:p>11.136350249294374</text:p>
          </table:table-cell>
          <table:table-cell office:value-type="float" office:value="43.0">
            <text:p>43.0</text:p>
          </table:table-cell>
          <table:table-cell office:value-type="float" office:value="7.166666666666667">
            <text:p>7.166666666666667</text:p>
          </table:table-cell>
          <table:table-cell office:value-type="float" office:value="2.8880045312838067">
            <text:p>2.888004531283806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37</text:p>
          </table:table-cell>
          <table:table-cell office:value-type="string">
            <text:p>MCSSA004856</text:p>
          </table:table-cell>
          <table:table-cell office:value-type="float" office:value="12.00326050474063">
            <text:p>12.00326050474063</text:p>
          </table:table-cell>
          <table:table-cell office:value-type="float" office:value="66.0">
            <text:p>66.0</text:p>
          </table:table-cell>
          <table:table-cell office:value-type="float" office:value="13.2">
            <text:p>13.2</text:p>
          </table:table-cell>
          <table:table-cell office:value-type="float" office:value="7.111404886638726">
            <text:p>7.111404886638726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670037</text:p>
          </table:table-cell>
          <table:table-cell office:value-type="string">
            <text:p>MCSSA010666</text:p>
          </table:table-cell>
          <table:table-cell office:value-type="float" office:value="3.379075846207315">
            <text:p>3.379075846207315</text:p>
          </table:table-cell>
          <table:table-cell office:value-type="float" office:value="66.0">
            <text:p>66.0</text:p>
          </table:table-cell>
          <table:table-cell office:value-type="float" office:value="13.2">
            <text:p>13.2</text:p>
          </table:table-cell>
          <table:table-cell office:value-type="float" office:value="7.111404886638726">
            <text:p>7.111404886638726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670037</text:p>
          </table:table-cell>
          <table:table-cell office:value-type="string">
            <text:p>MCSSA017082</text:p>
          </table:table-cell>
          <table:table-cell office:value-type="float" office:value="8.135899504663971">
            <text:p>8.135899504663971</text:p>
          </table:table-cell>
          <table:table-cell office:value-type="float" office:value="66.0">
            <text:p>66.0</text:p>
          </table:table-cell>
          <table:table-cell office:value-type="float" office:value="13.2">
            <text:p>13.2</text:p>
          </table:table-cell>
          <table:table-cell office:value-type="float" office:value="7.111404886638726">
            <text:p>7.111404886638726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670037</text:p>
          </table:table-cell>
          <table:table-cell office:value-type="string">
            <text:p>MCSSA006326</text:p>
          </table:table-cell>
          <table:table-cell office:value-type="float" office:value="21.138466668670326">
            <text:p>21.138466668670326</text:p>
          </table:table-cell>
          <table:table-cell office:value-type="float" office:value="66.0">
            <text:p>66.0</text:p>
          </table:table-cell>
          <table:table-cell office:value-type="float" office:value="13.2">
            <text:p>13.2</text:p>
          </table:table-cell>
          <table:table-cell office:value-type="float" office:value="7.111404886638726">
            <text:p>7.111404886638726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670037</text:p>
          </table:table-cell>
          <table:table-cell office:value-type="string">
            <text:p>MCSSA006360</text:p>
          </table:table-cell>
          <table:table-cell office:value-type="float" office:value="21.34329747571776">
            <text:p>21.34329747571776</text:p>
          </table:table-cell>
          <table:table-cell office:value-type="float" office:value="66.0">
            <text:p>66.0</text:p>
          </table:table-cell>
          <table:table-cell office:value-type="float" office:value="13.2">
            <text:p>13.2</text:p>
          </table:table-cell>
          <table:table-cell office:value-type="float" office:value="7.111404886638726">
            <text:p>7.111404886638726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670052</text:p>
          </table:table-cell>
          <table:table-cell office:value-type="string">
            <text:p>MCSSA004914</text:p>
          </table:table-cell>
          <table:table-cell office:value-type="float" office:value="11.984852268035679">
            <text:p>11.984852268035679</text:p>
          </table:table-cell>
          <table:table-cell office:value-type="float" office:value="58.0">
            <text:p>58.0</text:p>
          </table:table-cell>
          <table:table-cell office:value-type="float" office:value="29.0">
            <text:p>29.0</text:p>
          </table:table-cell>
          <table:table-cell office:value-type="float" office:value="17.01514773196432">
            <text:p>17.0151477319643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670052</text:p>
          </table:table-cell>
          <table:table-cell office:value-type="string">
            <text:p>MCSSA010893</text:p>
          </table:table-cell>
          <table:table-cell office:value-type="float" office:value="46.01514773196432">
            <text:p>46.01514773196432</text:p>
          </table:table-cell>
          <table:table-cell office:value-type="float" office:value="58.0">
            <text:p>58.0</text:p>
          </table:table-cell>
          <table:table-cell office:value-type="float" office:value="29.0">
            <text:p>29.0</text:p>
          </table:table-cell>
          <table:table-cell office:value-type="float" office:value="17.01514773196432">
            <text:p>17.0151477319643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670011</text:p>
          </table:table-cell>
          <table:table-cell office:value-type="string">
            <text:p>MCSSA004856</text:p>
          </table:table-cell>
          <table:table-cell office:value-type="float" office:value="12.270871358749197">
            <text:p>12.270871358749197</text:p>
          </table:table-cell>
          <table:table-cell office:value-type="float" office:value="43.0">
            <text:p>43.0</text:p>
          </table:table-cell>
          <table:table-cell office:value-type="float" office:value="7.166666666666667">
            <text:p>7.166666666666667</text:p>
          </table:table-cell>
          <table:table-cell office:value-type="float" office:value="3.2225235130770433">
            <text:p>3.2225235130770433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11</text:p>
          </table:table-cell>
          <table:table-cell office:value-type="string">
            <text:p>MCSSA009440</text:p>
          </table:table-cell>
          <table:table-cell office:value-type="float" office:value="5.142763590523325">
            <text:p>5.142763590523325</text:p>
          </table:table-cell>
          <table:table-cell office:value-type="float" office:value="43.0">
            <text:p>43.0</text:p>
          </table:table-cell>
          <table:table-cell office:value-type="float" office:value="7.166666666666667">
            <text:p>7.166666666666667</text:p>
          </table:table-cell>
          <table:table-cell office:value-type="float" office:value="3.2225235130770433">
            <text:p>3.2225235130770433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11</text:p>
          </table:table-cell>
          <table:table-cell office:value-type="string">
            <text:p>MCSSA010666</text:p>
          </table:table-cell>
          <table:table-cell office:value-type="float" office:value="3.0195100521655363">
            <text:p>3.0195100521655363</text:p>
          </table:table-cell>
          <table:table-cell office:value-type="float" office:value="43.0">
            <text:p>43.0</text:p>
          </table:table-cell>
          <table:table-cell office:value-type="float" office:value="7.166666666666667">
            <text:p>7.166666666666667</text:p>
          </table:table-cell>
          <table:table-cell office:value-type="float" office:value="3.2225235130770433">
            <text:p>3.2225235130770433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11</text:p>
          </table:table-cell>
          <table:table-cell office:value-type="string">
            <text:p>MCSSA017082</text:p>
          </table:table-cell>
          <table:table-cell office:value-type="float" office:value="7.230874113515295">
            <text:p>7.230874113515295</text:p>
          </table:table-cell>
          <table:table-cell office:value-type="float" office:value="43.0">
            <text:p>43.0</text:p>
          </table:table-cell>
          <table:table-cell office:value-type="float" office:value="7.166666666666667">
            <text:p>7.166666666666667</text:p>
          </table:table-cell>
          <table:table-cell office:value-type="float" office:value="3.2225235130770433">
            <text:p>3.2225235130770433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11</text:p>
          </table:table-cell>
          <table:table-cell office:value-type="string">
            <text:p>MCSSA008525</text:p>
          </table:table-cell>
          <table:table-cell office:value-type="float" office:value="10.356221823542917">
            <text:p>10.356221823542917</text:p>
          </table:table-cell>
          <table:table-cell office:value-type="float" office:value="43.0">
            <text:p>43.0</text:p>
          </table:table-cell>
          <table:table-cell office:value-type="float" office:value="7.166666666666667">
            <text:p>7.166666666666667</text:p>
          </table:table-cell>
          <table:table-cell office:value-type="float" office:value="3.2225235130770433">
            <text:p>3.2225235130770433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11</text:p>
          </table:table-cell>
          <table:table-cell office:value-type="string">
            <text:p>MCSSA018062</text:p>
          </table:table-cell>
          <table:table-cell office:value-type="float" office:value="4.97975906150373">
            <text:p>4.97975906150373</text:p>
          </table:table-cell>
          <table:table-cell office:value-type="float" office:value="43.0">
            <text:p>43.0</text:p>
          </table:table-cell>
          <table:table-cell office:value-type="float" office:value="7.166666666666667">
            <text:p>7.166666666666667</text:p>
          </table:table-cell>
          <table:table-cell office:value-type="float" office:value="3.2225235130770433">
            <text:p>3.2225235130770433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18</text:p>
          </table:table-cell>
          <table:table-cell office:value-type="string">
            <text:p>MCSSA004861</text:p>
          </table:table-cell>
          <table:table-cell office:value-type="float" office:value="20.926303606705904">
            <text:p>20.926303606705904</text:p>
          </table:table-cell>
          <table:table-cell office:value-type="float" office:value="38.0">
            <text:p>38.0</text:p>
          </table:table-cell>
          <table:table-cell office:value-type="float" office:value="19.0">
            <text:p>19.0</text:p>
          </table:table-cell>
          <table:table-cell office:value-type="float" office:value="1.926303606705904">
            <text:p>1.926303606705904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670018</text:p>
          </table:table-cell>
          <table:table-cell office:value-type="string">
            <text:p>MCSSA006326</text:p>
          </table:table-cell>
          <table:table-cell office:value-type="float" office:value="17.073696393294096">
            <text:p>17.073696393294096</text:p>
          </table:table-cell>
          <table:table-cell office:value-type="float" office:value="38.0">
            <text:p>38.0</text:p>
          </table:table-cell>
          <table:table-cell office:value-type="float" office:value="19.0">
            <text:p>19.0</text:p>
          </table:table-cell>
          <table:table-cell office:value-type="float" office:value="1.926303606705904">
            <text:p>1.926303606705904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620011</text:p>
          </table:table-cell>
          <table:table-cell office:value-type="string">
            <text:p>MCSSA003700</text:p>
          </table:table-cell>
          <table:table-cell office:value-type="float" office:value="6.31972958956376">
            <text:p>6.31972958956376</text:p>
          </table:table-cell>
          <table:table-cell office:value-type="float" office:value="30.0">
            <text:p>30.0</text:p>
          </table:table-cell>
          <table:table-cell office:value-type="float" office:value="7.5">
            <text:p>7.5</text:p>
          </table:table-cell>
          <table:table-cell office:value-type="float" office:value="1.7687537108338776">
            <text:p>1.7687537108338776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620011</text:p>
          </table:table-cell>
          <table:table-cell office:value-type="string">
            <text:p>MCSSA003782</text:p>
          </table:table-cell>
          <table:table-cell office:value-type="float" office:value="6.447468521037411">
            <text:p>6.447468521037411</text:p>
          </table:table-cell>
          <table:table-cell office:value-type="float" office:value="30.0">
            <text:p>30.0</text:p>
          </table:table-cell>
          <table:table-cell office:value-type="float" office:value="7.5">
            <text:p>7.5</text:p>
          </table:table-cell>
          <table:table-cell office:value-type="float" office:value="1.7687537108338776">
            <text:p>1.7687537108338776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620011</text:p>
          </table:table-cell>
          <table:table-cell office:value-type="string">
            <text:p>MCSSA004576</text:p>
          </table:table-cell>
          <table:table-cell office:value-type="float" office:value="6.677277964619959">
            <text:p>6.677277964619959</text:p>
          </table:table-cell>
          <table:table-cell office:value-type="float" office:value="30.0">
            <text:p>30.0</text:p>
          </table:table-cell>
          <table:table-cell office:value-type="float" office:value="7.5">
            <text:p>7.5</text:p>
          </table:table-cell>
          <table:table-cell office:value-type="float" office:value="1.7687537108338776">
            <text:p>1.7687537108338776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620011</text:p>
          </table:table-cell>
          <table:table-cell office:value-type="string">
            <text:p>MCSSA004610</text:p>
          </table:table-cell>
          <table:table-cell office:value-type="float" office:value="10.55552392477887">
            <text:p>10.55552392477887</text:p>
          </table:table-cell>
          <table:table-cell office:value-type="float" office:value="30.0">
            <text:p>30.0</text:p>
          </table:table-cell>
          <table:table-cell office:value-type="float" office:value="7.5">
            <text:p>7.5</text:p>
          </table:table-cell>
          <table:table-cell office:value-type="float" office:value="1.7687537108338776">
            <text:p>1.7687537108338776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620043</text:p>
          </table:table-cell>
          <table:table-cell office:value-type="string">
            <text:p>MCSSA004605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620012</text:p>
          </table:table-cell>
          <table:table-cell office:value-type="string">
            <text:p>MCSSA004576</text:p>
          </table:table-cell>
          <table:table-cell office:value-type="float" office:value="0.36137287189989276">
            <text:p>0.36137287189989276</text:p>
          </table:table-cell>
          <table:table-cell office:value-type="float" office:value="1.0">
            <text:p>1.0</text:p>
          </table:table-cell>
          <table:table-cell office:value-type="float" office:value="0.3333333333333333">
            <text:p>0.3333333333333333</text:p>
          </table:table-cell>
          <table:table-cell office:value-type="float" office:value="0.12329680185390658">
            <text:p>0.12329680185390658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20012</text:p>
          </table:table-cell>
          <table:table-cell office:value-type="string">
            <text:p>MCSSA004581</text:p>
          </table:table-cell>
          <table:table-cell office:value-type="float" office:value="0.170271656423933">
            <text:p>0.170271656423933</text:p>
          </table:table-cell>
          <table:table-cell office:value-type="float" office:value="1.0">
            <text:p>1.0</text:p>
          </table:table-cell>
          <table:table-cell office:value-type="float" office:value="0.3333333333333333">
            <text:p>0.3333333333333333</text:p>
          </table:table-cell>
          <table:table-cell office:value-type="float" office:value="0.12329680185390658">
            <text:p>0.12329680185390658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20012</text:p>
          </table:table-cell>
          <table:table-cell office:value-type="string">
            <text:p>MCSSA004610</text:p>
          </table:table-cell>
          <table:table-cell office:value-type="float" office:value="0.46835547167617425">
            <text:p>0.46835547167617425</text:p>
          </table:table-cell>
          <table:table-cell office:value-type="float" office:value="1.0">
            <text:p>1.0</text:p>
          </table:table-cell>
          <table:table-cell office:value-type="float" office:value="0.3333333333333333">
            <text:p>0.3333333333333333</text:p>
          </table:table-cell>
          <table:table-cell office:value-type="float" office:value="0.12329680185390658">
            <text:p>0.12329680185390658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20001</text:p>
          </table:table-cell>
          <table:table-cell office:value-type="string">
            <text:p>MCSSA004576</text:p>
          </table:table-cell>
          <table:table-cell office:value-type="float" office:value="362.5000356142726">
            <text:p>362.5000356142726</text:p>
          </table:table-cell>
          <table:table-cell office:value-type="float" office:value="536.0000000000001">
            <text:p>536.0000000000001</text:p>
          </table:table-cell>
          <table:table-cell office:value-type="float" office:value="178.6666666666667">
            <text:p>178.6666666666667</text:p>
          </table:table-cell>
          <table:table-cell office:value-type="float" office:value="131.72188148384188">
            <text:p>131.72188148384188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20001</text:p>
          </table:table-cell>
          <table:table-cell office:value-type="string">
            <text:p>MCSSA004610</text:p>
          </table:table-cell>
          <table:table-cell office:value-type="float" office:value="60.67412288784759">
            <text:p>60.67412288784759</text:p>
          </table:table-cell>
          <table:table-cell office:value-type="float" office:value="536.0000000000001">
            <text:p>536.0000000000001</text:p>
          </table:table-cell>
          <table:table-cell office:value-type="float" office:value="178.6666666666667">
            <text:p>178.6666666666667</text:p>
          </table:table-cell>
          <table:table-cell office:value-type="float" office:value="131.72188148384188">
            <text:p>131.72188148384188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20001</text:p>
          </table:table-cell>
          <table:table-cell office:value-type="string">
            <text:p>MCSSA009435</text:p>
          </table:table-cell>
          <table:table-cell office:value-type="float" office:value="112.82584149787996">
            <text:p>112.82584149787996</text:p>
          </table:table-cell>
          <table:table-cell office:value-type="float" office:value="536.0000000000001">
            <text:p>536.0000000000001</text:p>
          </table:table-cell>
          <table:table-cell office:value-type="float" office:value="178.6666666666667">
            <text:p>178.6666666666667</text:p>
          </table:table-cell>
          <table:table-cell office:value-type="float" office:value="131.72188148384188">
            <text:p>131.72188148384188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20014</text:p>
          </table:table-cell>
          <table:table-cell office:value-type="string">
            <text:p>MCSSA004576</text:p>
          </table:table-cell>
          <table:table-cell office:value-type="float" office:value="45.55030873424524">
            <text:p>45.55030873424524</text:p>
          </table:table-cell>
          <table:table-cell office:value-type="float" office:value="100.0">
            <text:p>100.0</text:p>
          </table:table-cell>
          <table:table-cell office:value-type="float" office:value="33.333333333333336">
            <text:p>33.333333333333336</text:p>
          </table:table-cell>
          <table:table-cell office:value-type="float" office:value="8.67386858692653">
            <text:p>8.6738685869265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20014</text:p>
          </table:table-cell>
          <table:table-cell office:value-type="string">
            <text:p>MCSSA004581</text:p>
          </table:table-cell>
          <table:table-cell office:value-type="float" office:value="26.269268092830917">
            <text:p>26.269268092830917</text:p>
          </table:table-cell>
          <table:table-cell office:value-type="float" office:value="100.0">
            <text:p>100.0</text:p>
          </table:table-cell>
          <table:table-cell office:value-type="float" office:value="33.333333333333336">
            <text:p>33.333333333333336</text:p>
          </table:table-cell>
          <table:table-cell office:value-type="float" office:value="8.67386858692653">
            <text:p>8.6738685869265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20014</text:p>
          </table:table-cell>
          <table:table-cell office:value-type="string">
            <text:p>MCSSA004610</text:p>
          </table:table-cell>
          <table:table-cell office:value-type="float" office:value="28.180423172923845">
            <text:p>28.180423172923845</text:p>
          </table:table-cell>
          <table:table-cell office:value-type="float" office:value="100.0">
            <text:p>100.0</text:p>
          </table:table-cell>
          <table:table-cell office:value-type="float" office:value="33.333333333333336">
            <text:p>33.333333333333336</text:p>
          </table:table-cell>
          <table:table-cell office:value-type="float" office:value="8.67386858692653">
            <text:p>8.6738685869265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20020</text:p>
          </table:table-cell>
          <table:table-cell office:value-type="string">
            <text:p>MCSSA009435</text:p>
          </table:table-cell>
          <table:table-cell office:value-type="float" office:value="79.0">
            <text:p>79.0</text:p>
          </table:table-cell>
          <table:table-cell office:value-type="float" office:value="79.0">
            <text:p>79.0</text:p>
          </table:table-cell>
          <table:table-cell office:value-type="float" office:value="79.0">
            <text:p>79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620023</text:p>
          </table:table-cell>
          <table:table-cell office:value-type="string">
            <text:p>MCSSA003782</text:p>
          </table:table-cell>
          <table:table-cell office:value-type="float" office:value="67.7150057513766">
            <text:p>67.7150057513766</text:p>
          </table:table-cell>
          <table:table-cell office:value-type="float" office:value="221.0">
            <text:p>221.0</text:p>
          </table:table-cell>
          <table:table-cell office:value-type="float" office:value="73.66666666666667">
            <text:p>73.66666666666667</text:p>
          </table:table-cell>
          <table:table-cell office:value-type="float" office:value="21.60067519009513">
            <text:p>21.6006751900951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20023</text:p>
          </table:table-cell>
          <table:table-cell office:value-type="string">
            <text:p>MCSSA004576</text:p>
          </table:table-cell>
          <table:table-cell office:value-type="float" office:value="102.59085068025131">
            <text:p>102.59085068025131</text:p>
          </table:table-cell>
          <table:table-cell office:value-type="float" office:value="221.0">
            <text:p>221.0</text:p>
          </table:table-cell>
          <table:table-cell office:value-type="float" office:value="73.66666666666667">
            <text:p>73.66666666666667</text:p>
          </table:table-cell>
          <table:table-cell office:value-type="float" office:value="21.60067519009513">
            <text:p>21.6006751900951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20023</text:p>
          </table:table-cell>
          <table:table-cell office:value-type="string">
            <text:p>MCSSA004581</text:p>
          </table:table-cell>
          <table:table-cell office:value-type="float" office:value="50.6941435683721">
            <text:p>50.6941435683721</text:p>
          </table:table-cell>
          <table:table-cell office:value-type="float" office:value="221.0">
            <text:p>221.0</text:p>
          </table:table-cell>
          <table:table-cell office:value-type="float" office:value="73.66666666666667">
            <text:p>73.66666666666667</text:p>
          </table:table-cell>
          <table:table-cell office:value-type="float" office:value="21.60067519009513">
            <text:p>21.6006751900951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70045</text:p>
          </table:table-cell>
          <table:table-cell office:value-type="string">
            <text:p>MCSSA004873</text:p>
          </table:table-cell>
          <table:table-cell office:value-type="float" office:value="33.06804899292751">
            <text:p>33.06804899292751</text:p>
          </table:table-cell>
          <table:table-cell office:value-type="float" office:value="136.0">
            <text:p>136.0</text:p>
          </table:table-cell>
          <table:table-cell office:value-type="float" office:value="45.333333333333336">
            <text:p>45.333333333333336</text:p>
          </table:table-cell>
          <table:table-cell office:value-type="float" office:value="29.502742986115628">
            <text:p>29.502742986115628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70045</text:p>
          </table:table-cell>
          <table:table-cell office:value-type="string">
            <text:p>MCSSA004890</text:p>
          </table:table-cell>
          <table:table-cell office:value-type="float" office:value="86.0027655337915">
            <text:p>86.0027655337915</text:p>
          </table:table-cell>
          <table:table-cell office:value-type="float" office:value="136.0">
            <text:p>136.0</text:p>
          </table:table-cell>
          <table:table-cell office:value-type="float" office:value="45.333333333333336">
            <text:p>45.333333333333336</text:p>
          </table:table-cell>
          <table:table-cell office:value-type="float" office:value="29.502742986115628">
            <text:p>29.502742986115628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70045</text:p>
          </table:table-cell>
          <table:table-cell office:value-type="string">
            <text:p>MCSSA018255</text:p>
          </table:table-cell>
          <table:table-cell office:value-type="float" office:value="16.929185473280988">
            <text:p>16.929185473280988</text:p>
          </table:table-cell>
          <table:table-cell office:value-type="float" office:value="136.0">
            <text:p>136.0</text:p>
          </table:table-cell>
          <table:table-cell office:value-type="float" office:value="45.333333333333336">
            <text:p>45.333333333333336</text:p>
          </table:table-cell>
          <table:table-cell office:value-type="float" office:value="29.502742986115628">
            <text:p>29.502742986115628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70022</text:p>
          </table:table-cell>
          <table:table-cell office:value-type="string">
            <text:p>MCSSA004856</text:p>
          </table:table-cell>
          <table:table-cell office:value-type="float" office:value="15.541247858233513">
            <text:p>15.541247858233513</text:p>
          </table:table-cell>
          <table:table-cell office:value-type="float" office:value="73.00000000000001">
            <text:p>73.00000000000001</text:p>
          </table:table-cell>
          <table:table-cell office:value-type="float" office:value="12.16666666666667">
            <text:p>12.16666666666667</text:p>
          </table:table-cell>
          <table:table-cell office:value-type="float" office:value="5.100039477004089">
            <text:p>5.100039477004089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22</text:p>
          </table:table-cell>
          <table:table-cell office:value-type="string">
            <text:p>MCSSA004885</text:p>
          </table:table-cell>
          <table:table-cell office:value-type="float" office:value="9.127633093975893">
            <text:p>9.127633093975893</text:p>
          </table:table-cell>
          <table:table-cell office:value-type="float" office:value="73.00000000000001">
            <text:p>73.00000000000001</text:p>
          </table:table-cell>
          <table:table-cell office:value-type="float" office:value="12.16666666666667">
            <text:p>12.16666666666667</text:p>
          </table:table-cell>
          <table:table-cell office:value-type="float" office:value="5.100039477004089">
            <text:p>5.100039477004089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22</text:p>
          </table:table-cell>
          <table:table-cell office:value-type="string">
            <text:p>MCSSA009440</text:p>
          </table:table-cell>
          <table:table-cell office:value-type="float" office:value="10.62822697133394">
            <text:p>10.62822697133394</text:p>
          </table:table-cell>
          <table:table-cell office:value-type="float" office:value="73.00000000000001">
            <text:p>73.00000000000001</text:p>
          </table:table-cell>
          <table:table-cell office:value-type="float" office:value="12.16666666666667">
            <text:p>12.16666666666667</text:p>
          </table:table-cell>
          <table:table-cell office:value-type="float" office:value="5.100039477004089">
            <text:p>5.100039477004089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22</text:p>
          </table:table-cell>
          <table:table-cell office:value-type="string">
            <text:p>MCSSA010666</text:p>
          </table:table-cell>
          <table:table-cell office:value-type="float" office:value="5.611951469104016">
            <text:p>5.611951469104016</text:p>
          </table:table-cell>
          <table:table-cell office:value-type="float" office:value="73.00000000000001">
            <text:p>73.00000000000001</text:p>
          </table:table-cell>
          <table:table-cell office:value-type="float" office:value="12.16666666666667">
            <text:p>12.16666666666667</text:p>
          </table:table-cell>
          <table:table-cell office:value-type="float" office:value="5.100039477004089">
            <text:p>5.100039477004089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22</text:p>
          </table:table-cell>
          <table:table-cell office:value-type="string">
            <text:p>MCSSA017082</text:p>
          </table:table-cell>
          <table:table-cell office:value-type="float" office:value="10.567442857538001">
            <text:p>10.567442857538001</text:p>
          </table:table-cell>
          <table:table-cell office:value-type="float" office:value="73.00000000000001">
            <text:p>73.00000000000001</text:p>
          </table:table-cell>
          <table:table-cell office:value-type="float" office:value="12.16666666666667">
            <text:p>12.16666666666667</text:p>
          </table:table-cell>
          <table:table-cell office:value-type="float" office:value="5.100039477004089">
            <text:p>5.100039477004089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22</text:p>
          </table:table-cell>
          <table:table-cell office:value-type="string">
            <text:p>MCSSA008525</text:p>
          </table:table-cell>
          <table:table-cell office:value-type="float" office:value="21.523497749814652">
            <text:p>21.523497749814652</text:p>
          </table:table-cell>
          <table:table-cell office:value-type="float" office:value="73.00000000000001">
            <text:p>73.00000000000001</text:p>
          </table:table-cell>
          <table:table-cell office:value-type="float" office:value="12.16666666666667">
            <text:p>12.16666666666667</text:p>
          </table:table-cell>
          <table:table-cell office:value-type="float" office:value="5.100039477004089">
            <text:p>5.100039477004089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16</text:p>
          </table:table-cell>
          <table:table-cell office:value-type="string">
            <text:p>MCSSA004856</text:p>
          </table:table-cell>
          <table:table-cell office:value-type="float" office:value="2.848064002197367">
            <text:p>2.848064002197367</text:p>
          </table:table-cell>
          <table:table-cell office:value-type="float" office:value="12.000000000000002">
            <text:p>12.000000000000002</text:p>
          </table:table-cell>
          <table:table-cell office:value-type="float" office:value="2.0000000000000004">
            <text:p>2.0000000000000004</text:p>
          </table:table-cell>
          <table:table-cell office:value-type="float" office:value="0.9489160681168477">
            <text:p>0.948916068116847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16</text:p>
          </table:table-cell>
          <table:table-cell office:value-type="string">
            <text:p>MCSSA004885</text:p>
          </table:table-cell>
          <table:table-cell office:value-type="float" office:value="0.9285052447422929">
            <text:p>0.9285052447422929</text:p>
          </table:table-cell>
          <table:table-cell office:value-type="float" office:value="12.000000000000002">
            <text:p>12.000000000000002</text:p>
          </table:table-cell>
          <table:table-cell office:value-type="float" office:value="2.0000000000000004">
            <text:p>2.0000000000000004</text:p>
          </table:table-cell>
          <table:table-cell office:value-type="float" office:value="0.9489160681168477">
            <text:p>0.948916068116847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16</text:p>
          </table:table-cell>
          <table:table-cell office:value-type="string">
            <text:p>MCSSA009440</text:p>
          </table:table-cell>
          <table:table-cell office:value-type="float" office:value="3.4586813818015845">
            <text:p>3.4586813818015845</text:p>
          </table:table-cell>
          <table:table-cell office:value-type="float" office:value="12.000000000000002">
            <text:p>12.000000000000002</text:p>
          </table:table-cell>
          <table:table-cell office:value-type="float" office:value="2.0000000000000004">
            <text:p>2.0000000000000004</text:p>
          </table:table-cell>
          <table:table-cell office:value-type="float" office:value="0.9489160681168477">
            <text:p>0.948916068116847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16</text:p>
          </table:table-cell>
          <table:table-cell office:value-type="string">
            <text:p>MCSSA010666</text:p>
          </table:table-cell>
          <table:table-cell office:value-type="float" office:value="1.6135813173671167">
            <text:p>1.6135813173671167</text:p>
          </table:table-cell>
          <table:table-cell office:value-type="float" office:value="12.000000000000002">
            <text:p>12.000000000000002</text:p>
          </table:table-cell>
          <table:table-cell office:value-type="float" office:value="2.0000000000000004">
            <text:p>2.0000000000000004</text:p>
          </table:table-cell>
          <table:table-cell office:value-type="float" office:value="0.9489160681168477">
            <text:p>0.948916068116847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16</text:p>
          </table:table-cell>
          <table:table-cell office:value-type="string">
            <text:p>MCSSA017082</text:p>
          </table:table-cell>
          <table:table-cell office:value-type="float" office:value="2.245661655040084">
            <text:p>2.245661655040084</text:p>
          </table:table-cell>
          <table:table-cell office:value-type="float" office:value="12.000000000000002">
            <text:p>12.000000000000002</text:p>
          </table:table-cell>
          <table:table-cell office:value-type="float" office:value="2.0000000000000004">
            <text:p>2.0000000000000004</text:p>
          </table:table-cell>
          <table:table-cell office:value-type="float" office:value="0.9489160681168477">
            <text:p>0.948916068116847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16</text:p>
          </table:table-cell>
          <table:table-cell office:value-type="string">
            <text:p>MCSSA018255</text:p>
          </table:table-cell>
          <table:table-cell office:value-type="float" office:value="0.9055063988515545">
            <text:p>0.9055063988515545</text:p>
          </table:table-cell>
          <table:table-cell office:value-type="float" office:value="12.000000000000002">
            <text:p>12.000000000000002</text:p>
          </table:table-cell>
          <table:table-cell office:value-type="float" office:value="2.0000000000000004">
            <text:p>2.0000000000000004</text:p>
          </table:table-cell>
          <table:table-cell office:value-type="float" office:value="0.9489160681168477">
            <text:p>0.948916068116847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44</text:p>
          </table:table-cell>
          <table:table-cell office:value-type="string">
            <text:p>MCSSA004873</text:p>
          </table:table-cell>
          <table:table-cell office:value-type="float" office:value="2.525905346132541">
            <text:p>2.525905346132541</text:p>
          </table:table-cell>
          <table:table-cell office:value-type="float" office:value="56.0">
            <text:p>56.0</text:p>
          </table:table-cell>
          <table:table-cell office:value-type="float" office:value="28.0">
            <text:p>28.0</text:p>
          </table:table-cell>
          <table:table-cell office:value-type="float" office:value="25.47409465386746">
            <text:p>25.4740946538674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670044</text:p>
          </table:table-cell>
          <table:table-cell office:value-type="string">
            <text:p>MCSSA004890</text:p>
          </table:table-cell>
          <table:table-cell office:value-type="float" office:value="53.47409465386746">
            <text:p>53.47409465386746</text:p>
          </table:table-cell>
          <table:table-cell office:value-type="float" office:value="56.0">
            <text:p>56.0</text:p>
          </table:table-cell>
          <table:table-cell office:value-type="float" office:value="28.0">
            <text:p>28.0</text:p>
          </table:table-cell>
          <table:table-cell office:value-type="float" office:value="25.47409465386746">
            <text:p>25.4740946538674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670017</text:p>
          </table:table-cell>
          <table:table-cell office:value-type="string">
            <text:p>MCSSA010893</text:p>
          </table:table-cell>
          <table:table-cell office:value-type="float" office:value="53.0">
            <text:p>53.0</text:p>
          </table:table-cell>
          <table:table-cell office:value-type="float" office:value="53.0">
            <text:p>53.0</text:p>
          </table:table-cell>
          <table:table-cell office:value-type="float" office:value="53.0">
            <text:p>53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670007</text:p>
          </table:table-cell>
          <table:table-cell office:value-type="string">
            <text:p>MCSSA004890</text:p>
          </table:table-cell>
          <table:table-cell office:value-type="float" office:value="2.579035301713485">
            <text:p>2.579035301713485</text:p>
          </table:table-cell>
          <table:table-cell office:value-type="float" office:value="5.0">
            <text:p>5.0</text:p>
          </table:table-cell>
          <table:table-cell office:value-type="float" office:value="2.5">
            <text:p>2.5</text:p>
          </table:table-cell>
          <table:table-cell office:value-type="float" office:value="0.07903530171348505">
            <text:p>0.07903530171348505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670007</text:p>
          </table:table-cell>
          <table:table-cell office:value-type="string">
            <text:p>MCSSA018255</text:p>
          </table:table-cell>
          <table:table-cell office:value-type="float" office:value="2.420964698286515">
            <text:p>2.420964698286515</text:p>
          </table:table-cell>
          <table:table-cell office:value-type="float" office:value="5.0">
            <text:p>5.0</text:p>
          </table:table-cell>
          <table:table-cell office:value-type="float" office:value="2.5">
            <text:p>2.5</text:p>
          </table:table-cell>
          <table:table-cell office:value-type="float" office:value="0.07903530171348505">
            <text:p>0.07903530171348505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670008</text:p>
          </table:table-cell>
          <table:table-cell office:value-type="string">
            <text:p>MCSSA008542</text:p>
          </table:table-cell>
          <table:table-cell office:value-type="float" office:value="89.99999999999999">
            <text:p>89.99999999999999</text:p>
          </table:table-cell>
          <table:table-cell office:value-type="float" office:value="89.99999999999999">
            <text:p>89.99999999999999</text:p>
          </table:table-cell>
          <table:table-cell office:value-type="float" office:value="89.99999999999999">
            <text:p>89.99999999999999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670043</text:p>
          </table:table-cell>
          <table:table-cell office:value-type="string">
            <text:p>MCSSA004873</text:p>
          </table:table-cell>
          <table:table-cell office:value-type="float" office:value="6.8204081416934965">
            <text:p>6.8204081416934965</text:p>
          </table:table-cell>
          <table:table-cell office:value-type="float" office:value="53.00000000000001">
            <text:p>53.00000000000001</text:p>
          </table:table-cell>
          <table:table-cell office:value-type="float" office:value="13.250000000000002">
            <text:p>13.250000000000002</text:p>
          </table:table-cell>
          <table:table-cell office:value-type="float" office:value="13.425855539603448">
            <text:p>13.425855539603448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670043</text:p>
          </table:table-cell>
          <table:table-cell office:value-type="string">
            <text:p>MCSSA004890</text:p>
          </table:table-cell>
          <table:table-cell office:value-type="float" office:value="36.46045301233253">
            <text:p>36.46045301233253</text:p>
          </table:table-cell>
          <table:table-cell office:value-type="float" office:value="53.00000000000001">
            <text:p>53.00000000000001</text:p>
          </table:table-cell>
          <table:table-cell office:value-type="float" office:value="13.250000000000002">
            <text:p>13.250000000000002</text:p>
          </table:table-cell>
          <table:table-cell office:value-type="float" office:value="13.425855539603448">
            <text:p>13.425855539603448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670043</text:p>
          </table:table-cell>
          <table:table-cell office:value-type="string">
            <text:p>MCSSA018243</text:p>
          </table:table-cell>
          <table:table-cell office:value-type="float" office:value="4.584836057926359">
            <text:p>4.584836057926359</text:p>
          </table:table-cell>
          <table:table-cell office:value-type="float" office:value="53.00000000000001">
            <text:p>53.00000000000001</text:p>
          </table:table-cell>
          <table:table-cell office:value-type="float" office:value="13.250000000000002">
            <text:p>13.250000000000002</text:p>
          </table:table-cell>
          <table:table-cell office:value-type="float" office:value="13.425855539603448">
            <text:p>13.425855539603448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670043</text:p>
          </table:table-cell>
          <table:table-cell office:value-type="string">
            <text:p>MCSSA018255</text:p>
          </table:table-cell>
          <table:table-cell office:value-type="float" office:value="5.13430278804762">
            <text:p>5.13430278804762</text:p>
          </table:table-cell>
          <table:table-cell office:value-type="float" office:value="53.00000000000001">
            <text:p>53.00000000000001</text:p>
          </table:table-cell>
          <table:table-cell office:value-type="float" office:value="13.250000000000002">
            <text:p>13.250000000000002</text:p>
          </table:table-cell>
          <table:table-cell office:value-type="float" office:value="13.425855539603448">
            <text:p>13.425855539603448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670019</text:p>
          </table:table-cell>
          <table:table-cell office:value-type="string">
            <text:p>MCSSA004856</text:p>
          </table:table-cell>
          <table:table-cell office:value-type="float" office:value="2.397764166397455">
            <text:p>2.397764166397455</text:p>
          </table:table-cell>
          <table:table-cell office:value-type="float" office:value="5.999999999999999">
            <text:p>5.999999999999999</text:p>
          </table:table-cell>
          <table:table-cell office:value-type="float" office:value="1.1999999999999997">
            <text:p>1.1999999999999997</text:p>
          </table:table-cell>
          <table:table-cell office:value-type="float" office:value="0.6786282107103001">
            <text:p>0.6786282107103001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670019</text:p>
          </table:table-cell>
          <table:table-cell office:value-type="string">
            <text:p>MCSSA009440</text:p>
          </table:table-cell>
          <table:table-cell office:value-type="float" office:value="0.8414004596798408">
            <text:p>0.8414004596798408</text:p>
          </table:table-cell>
          <table:table-cell office:value-type="float" office:value="5.999999999999999">
            <text:p>5.999999999999999</text:p>
          </table:table-cell>
          <table:table-cell office:value-type="float" office:value="1.1999999999999997">
            <text:p>1.1999999999999997</text:p>
          </table:table-cell>
          <table:table-cell office:value-type="float" office:value="0.6786282107103001">
            <text:p>0.6786282107103001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670019</text:p>
          </table:table-cell>
          <table:table-cell office:value-type="string">
            <text:p>MCSSA010666</text:p>
          </table:table-cell>
          <table:table-cell office:value-type="float" office:value="0.548666178438231">
            <text:p>0.548666178438231</text:p>
          </table:table-cell>
          <table:table-cell office:value-type="float" office:value="5.999999999999999">
            <text:p>5.999999999999999</text:p>
          </table:table-cell>
          <table:table-cell office:value-type="float" office:value="1.1999999999999997">
            <text:p>1.1999999999999997</text:p>
          </table:table-cell>
          <table:table-cell office:value-type="float" office:value="0.6786282107103001">
            <text:p>0.6786282107103001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670019</text:p>
          </table:table-cell>
          <table:table-cell office:value-type="string">
            <text:p>MCSSA017082</text:p>
          </table:table-cell>
          <table:table-cell office:value-type="float" office:value="1.4918129092277717">
            <text:p>1.4918129092277717</text:p>
          </table:table-cell>
          <table:table-cell office:value-type="float" office:value="5.999999999999999">
            <text:p>5.999999999999999</text:p>
          </table:table-cell>
          <table:table-cell office:value-type="float" office:value="1.1999999999999997">
            <text:p>1.1999999999999997</text:p>
          </table:table-cell>
          <table:table-cell office:value-type="float" office:value="0.6786282107103001">
            <text:p>0.6786282107103001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670019</text:p>
          </table:table-cell>
          <table:table-cell office:value-type="string">
            <text:p>MCSSA008525</text:p>
          </table:table-cell>
          <table:table-cell office:value-type="float" office:value="0.720356286256701">
            <text:p>0.720356286256701</text:p>
          </table:table-cell>
          <table:table-cell office:value-type="float" office:value="5.999999999999999">
            <text:p>5.999999999999999</text:p>
          </table:table-cell>
          <table:table-cell office:value-type="float" office:value="1.1999999999999997">
            <text:p>1.1999999999999997</text:p>
          </table:table-cell>
          <table:table-cell office:value-type="float" office:value="0.6786282107103001">
            <text:p>0.6786282107103001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670030</text:p>
          </table:table-cell>
          <table:table-cell office:value-type="string">
            <text:p>MCSSA004861</text:p>
          </table:table-cell>
          <table:table-cell office:value-type="float" office:value="2.3522801091244565">
            <text:p>2.3522801091244565</text:p>
          </table:table-cell>
          <table:table-cell office:value-type="float" office:value="19.0">
            <text:p>19.0</text:p>
          </table:table-cell>
          <table:table-cell office:value-type="float" office:value="6.333333333333333">
            <text:p>6.333333333333333</text:p>
          </table:table-cell>
          <table:table-cell office:value-type="float" office:value="5.374729179820084">
            <text:p>5.37472917982008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70030</text:p>
          </table:table-cell>
          <table:table-cell office:value-type="string">
            <text:p>MCSSA006326</text:p>
          </table:table-cell>
          <table:table-cell office:value-type="float" office:value="13.931442495354116">
            <text:p>13.931442495354116</text:p>
          </table:table-cell>
          <table:table-cell office:value-type="float" office:value="19.0">
            <text:p>19.0</text:p>
          </table:table-cell>
          <table:table-cell office:value-type="float" office:value="6.333333333333333">
            <text:p>6.333333333333333</text:p>
          </table:table-cell>
          <table:table-cell office:value-type="float" office:value="5.374729179820084">
            <text:p>5.37472917982008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70030</text:p>
          </table:table-cell>
          <table:table-cell office:value-type="string">
            <text:p>MCSSA006360</text:p>
          </table:table-cell>
          <table:table-cell office:value-type="float" office:value="2.7162773955214266">
            <text:p>2.7162773955214266</text:p>
          </table:table-cell>
          <table:table-cell office:value-type="float" office:value="19.0">
            <text:p>19.0</text:p>
          </table:table-cell>
          <table:table-cell office:value-type="float" office:value="6.333333333333333">
            <text:p>6.333333333333333</text:p>
          </table:table-cell>
          <table:table-cell office:value-type="float" office:value="5.374729179820084">
            <text:p>5.37472917982008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70038</text:p>
          </table:table-cell>
          <table:table-cell office:value-type="string">
            <text:p>MCSSA004856</text:p>
          </table:table-cell>
          <table:table-cell office:value-type="float" office:value="1.5261507333398983">
            <text:p>1.5261507333398983</text:p>
          </table:table-cell>
          <table:table-cell office:value-type="float" office:value="9.000000000000002">
            <text:p>9.000000000000002</text:p>
          </table:table-cell>
          <table:table-cell office:value-type="float" office:value="1.5000000000000002">
            <text:p>1.5000000000000002</text:p>
          </table:table-cell>
          <table:table-cell office:value-type="float" office:value="0.9923612941544543">
            <text:p>0.9923612941544543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38</text:p>
          </table:table-cell>
          <table:table-cell office:value-type="string">
            <text:p>MCSSA004873</text:p>
          </table:table-cell>
          <table:table-cell office:value-type="float" office:value="0.5143594003175913">
            <text:p>0.5143594003175913</text:p>
          </table:table-cell>
          <table:table-cell office:value-type="float" office:value="9.000000000000002">
            <text:p>9.000000000000002</text:p>
          </table:table-cell>
          <table:table-cell office:value-type="float" office:value="1.5000000000000002">
            <text:p>1.5000000000000002</text:p>
          </table:table-cell>
          <table:table-cell office:value-type="float" office:value="0.9923612941544543">
            <text:p>0.9923612941544543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38</text:p>
          </table:table-cell>
          <table:table-cell office:value-type="string">
            <text:p>MCSSA009440</text:p>
          </table:table-cell>
          <table:table-cell office:value-type="float" office:value="3.5924259996607866">
            <text:p>3.5924259996607866</text:p>
          </table:table-cell>
          <table:table-cell office:value-type="float" office:value="9.000000000000002">
            <text:p>9.000000000000002</text:p>
          </table:table-cell>
          <table:table-cell office:value-type="float" office:value="1.5000000000000002">
            <text:p>1.5000000000000002</text:p>
          </table:table-cell>
          <table:table-cell office:value-type="float" office:value="0.9923612941544543">
            <text:p>0.9923612941544543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38</text:p>
          </table:table-cell>
          <table:table-cell office:value-type="string">
            <text:p>MCSSA010666</text:p>
          </table:table-cell>
          <table:table-cell office:value-type="float" office:value="1.2182052907019663">
            <text:p>1.2182052907019663</text:p>
          </table:table-cell>
          <table:table-cell office:value-type="float" office:value="9.000000000000002">
            <text:p>9.000000000000002</text:p>
          </table:table-cell>
          <table:table-cell office:value-type="float" office:value="1.5000000000000002">
            <text:p>1.5000000000000002</text:p>
          </table:table-cell>
          <table:table-cell office:value-type="float" office:value="0.9923612941544543">
            <text:p>0.9923612941544543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38</text:p>
          </table:table-cell>
          <table:table-cell office:value-type="string">
            <text:p>MCSSA017082</text:p>
          </table:table-cell>
          <table:table-cell office:value-type="float" office:value="1.3159232756298385">
            <text:p>1.3159232756298385</text:p>
          </table:table-cell>
          <table:table-cell office:value-type="float" office:value="9.000000000000002">
            <text:p>9.000000000000002</text:p>
          </table:table-cell>
          <table:table-cell office:value-type="float" office:value="1.5000000000000002">
            <text:p>1.5000000000000002</text:p>
          </table:table-cell>
          <table:table-cell office:value-type="float" office:value="0.9923612941544543">
            <text:p>0.9923612941544543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38</text:p>
          </table:table-cell>
          <table:table-cell office:value-type="string">
            <text:p>MCSSA018255</text:p>
          </table:table-cell>
          <table:table-cell office:value-type="float" office:value="0.8329353003499194">
            <text:p>0.8329353003499194</text:p>
          </table:table-cell>
          <table:table-cell office:value-type="float" office:value="9.000000000000002">
            <text:p>9.000000000000002</text:p>
          </table:table-cell>
          <table:table-cell office:value-type="float" office:value="1.5000000000000002">
            <text:p>1.5000000000000002</text:p>
          </table:table-cell>
          <table:table-cell office:value-type="float" office:value="0.9923612941544543">
            <text:p>0.9923612941544543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40</text:p>
          </table:table-cell>
          <table:table-cell office:value-type="string">
            <text:p>MCSSA004856</text:p>
          </table:table-cell>
          <table:table-cell office:value-type="float" office:value="2.535853487565843">
            <text:p>2.535853487565843</text:p>
          </table:table-cell>
          <table:table-cell office:value-type="float" office:value="18.0">
            <text:p>18.0</text:p>
          </table:table-cell>
          <table:table-cell office:value-type="float" office:value="2.5714285714285716">
            <text:p>2.5714285714285716</text:p>
          </table:table-cell>
          <table:table-cell office:value-type="float" office:value="1.840333780927731">
            <text:p>1.840333780927731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670040</text:p>
          </table:table-cell>
          <table:table-cell office:value-type="string">
            <text:p>MCSSA004873</text:p>
          </table:table-cell>
          <table:table-cell office:value-type="float" office:value="0.9033547591659157">
            <text:p>0.9033547591659157</text:p>
          </table:table-cell>
          <table:table-cell office:value-type="float" office:value="18.0">
            <text:p>18.0</text:p>
          </table:table-cell>
          <table:table-cell office:value-type="float" office:value="2.5714285714285716">
            <text:p>2.5714285714285716</text:p>
          </table:table-cell>
          <table:table-cell office:value-type="float" office:value="1.840333780927731">
            <text:p>1.840333780927731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670040</text:p>
          </table:table-cell>
          <table:table-cell office:value-type="string">
            <text:p>MCSSA009440</text:p>
          </table:table-cell>
          <table:table-cell office:value-type="float" office:value="6.918942879663321">
            <text:p>6.918942879663321</text:p>
          </table:table-cell>
          <table:table-cell office:value-type="float" office:value="18.0">
            <text:p>18.0</text:p>
          </table:table-cell>
          <table:table-cell office:value-type="float" office:value="2.5714285714285716">
            <text:p>2.5714285714285716</text:p>
          </table:table-cell>
          <table:table-cell office:value-type="float" office:value="1.840333780927731">
            <text:p>1.840333780927731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670040</text:p>
          </table:table-cell>
          <table:table-cell office:value-type="string">
            <text:p>MCSSA010666</text:p>
          </table:table-cell>
          <table:table-cell office:value-type="float" office:value="2.105661358965189">
            <text:p>2.105661358965189</text:p>
          </table:table-cell>
          <table:table-cell office:value-type="float" office:value="18.0">
            <text:p>18.0</text:p>
          </table:table-cell>
          <table:table-cell office:value-type="float" office:value="2.5714285714285716">
            <text:p>2.5714285714285716</text:p>
          </table:table-cell>
          <table:table-cell office:value-type="float" office:value="1.840333780927731">
            <text:p>1.840333780927731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670040</text:p>
          </table:table-cell>
          <table:table-cell office:value-type="string">
            <text:p>MCSSA017082</text:p>
          </table:table-cell>
          <table:table-cell office:value-type="float" office:value="2.230077634661341">
            <text:p>2.230077634661341</text:p>
          </table:table-cell>
          <table:table-cell office:value-type="float" office:value="18.0">
            <text:p>18.0</text:p>
          </table:table-cell>
          <table:table-cell office:value-type="float" office:value="2.5714285714285716">
            <text:p>2.5714285714285716</text:p>
          </table:table-cell>
          <table:table-cell office:value-type="float" office:value="1.840333780927731">
            <text:p>1.840333780927731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670040</text:p>
          </table:table-cell>
          <table:table-cell office:value-type="string">
            <text:p>MCSSA018255</text:p>
          </table:table-cell>
          <table:table-cell office:value-type="float" office:value="1.6911513599525396">
            <text:p>1.6911513599525396</text:p>
          </table:table-cell>
          <table:table-cell office:value-type="float" office:value="18.0">
            <text:p>18.0</text:p>
          </table:table-cell>
          <table:table-cell office:value-type="float" office:value="2.5714285714285716">
            <text:p>2.5714285714285716</text:p>
          </table:table-cell>
          <table:table-cell office:value-type="float" office:value="1.840333780927731">
            <text:p>1.840333780927731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670040</text:p>
          </table:table-cell>
          <table:table-cell office:value-type="string">
            <text:p>MCSSA006360</text:p>
          </table:table-cell>
          <table:table-cell office:value-type="float" office:value="1.6149585200258512">
            <text:p>1.6149585200258512</text:p>
          </table:table-cell>
          <table:table-cell office:value-type="float" office:value="18.0">
            <text:p>18.0</text:p>
          </table:table-cell>
          <table:table-cell office:value-type="float" office:value="2.5714285714285716">
            <text:p>2.5714285714285716</text:p>
          </table:table-cell>
          <table:table-cell office:value-type="float" office:value="1.840333780927731">
            <text:p>1.840333780927731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670046</text:p>
          </table:table-cell>
          <table:table-cell office:value-type="string">
            <text:p>MCSSA004890</text:p>
          </table:table-cell>
          <table:table-cell office:value-type="float" office:value="67.4143746332534">
            <text:p>67.4143746332534</text:p>
          </table:table-cell>
          <table:table-cell office:value-type="float" office:value="75.0">
            <text:p>75.0</text:p>
          </table:table-cell>
          <table:table-cell office:value-type="float" office:value="37.5">
            <text:p>37.5</text:p>
          </table:table-cell>
          <table:table-cell office:value-type="float" office:value="29.914374633253402">
            <text:p>29.91437463325340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670046</text:p>
          </table:table-cell>
          <table:table-cell office:value-type="string">
            <text:p>MCSSA018243</text:p>
          </table:table-cell>
          <table:table-cell office:value-type="float" office:value="7.5856253667466">
            <text:p>7.5856253667466</text:p>
          </table:table-cell>
          <table:table-cell office:value-type="float" office:value="75.0">
            <text:p>75.0</text:p>
          </table:table-cell>
          <table:table-cell office:value-type="float" office:value="37.5">
            <text:p>37.5</text:p>
          </table:table-cell>
          <table:table-cell office:value-type="float" office:value="29.914374633253402">
            <text:p>29.91437463325340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670006</text:p>
          </table:table-cell>
          <table:table-cell office:value-type="string">
            <text:p>MCSSA004890</text:p>
          </table:table-cell>
          <table:table-cell office:value-type="float" office:value="8.789823847512585">
            <text:p>8.789823847512585</text:p>
          </table:table-cell>
          <table:table-cell office:value-type="float" office:value="25.0">
            <text:p>25.0</text:p>
          </table:table-cell>
          <table:table-cell office:value-type="float" office:value="12.5">
            <text:p>12.5</text:p>
          </table:table-cell>
          <table:table-cell office:value-type="float" office:value="3.7101761524874144">
            <text:p>3.7101761524874144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670006</text:p>
          </table:table-cell>
          <table:table-cell office:value-type="string">
            <text:p>MCSSA004902</text:p>
          </table:table-cell>
          <table:table-cell office:value-type="float" office:value="16.210176152487414">
            <text:p>16.210176152487414</text:p>
          </table:table-cell>
          <table:table-cell office:value-type="float" office:value="25.0">
            <text:p>25.0</text:p>
          </table:table-cell>
          <table:table-cell office:value-type="float" office:value="12.5">
            <text:p>12.5</text:p>
          </table:table-cell>
          <table:table-cell office:value-type="float" office:value="3.7101761524874144">
            <text:p>3.7101761524874144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670033</text:p>
          </table:table-cell>
          <table:table-cell office:value-type="string">
            <text:p>MCSSA004902</text:p>
          </table:table-cell>
          <table:table-cell office:value-type="float" office:value="6.140791507244169">
            <text:p>6.140791507244169</text:p>
          </table:table-cell>
          <table:table-cell office:value-type="float" office:value="8.0">
            <text:p>8.0</text:p>
          </table:table-cell>
          <table:table-cell office:value-type="float" office:value="2.6666666666666665">
            <text:p>2.6666666666666665</text:p>
          </table:table-cell>
          <table:table-cell office:value-type="float" office:value="2.4594604497508614">
            <text:p>2.459460449750861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70033</text:p>
          </table:table-cell>
          <table:table-cell office:value-type="string">
            <text:p>MCSSA018243</text:p>
          </table:table-cell>
          <table:table-cell office:value-type="float" office:value="0.7837927245601091">
            <text:p>0.7837927245601091</text:p>
          </table:table-cell>
          <table:table-cell office:value-type="float" office:value="8.0">
            <text:p>8.0</text:p>
          </table:table-cell>
          <table:table-cell office:value-type="float" office:value="2.6666666666666665">
            <text:p>2.6666666666666665</text:p>
          </table:table-cell>
          <table:table-cell office:value-type="float" office:value="2.4594604497508614">
            <text:p>2.459460449750861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70033</text:p>
          </table:table-cell>
          <table:table-cell office:value-type="string">
            <text:p>MCSSA018494</text:p>
          </table:table-cell>
          <table:table-cell office:value-type="float" office:value="1.0754157681957222">
            <text:p>1.0754157681957222</text:p>
          </table:table-cell>
          <table:table-cell office:value-type="float" office:value="8.0">
            <text:p>8.0</text:p>
          </table:table-cell>
          <table:table-cell office:value-type="float" office:value="2.6666666666666665">
            <text:p>2.6666666666666665</text:p>
          </table:table-cell>
          <table:table-cell office:value-type="float" office:value="2.4594604497508614">
            <text:p>2.459460449750861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70028</text:p>
          </table:table-cell>
          <table:table-cell office:value-type="string">
            <text:p>MCSSA004856</text:p>
          </table:table-cell>
          <table:table-cell office:value-type="float" office:value="16.83589418093996">
            <text:p>16.83589418093996</text:p>
          </table:table-cell>
          <table:table-cell office:value-type="float" office:value="66.0">
            <text:p>66.0</text:p>
          </table:table-cell>
          <table:table-cell office:value-type="float" office:value="11.0">
            <text:p>11.0</text:p>
          </table:table-cell>
          <table:table-cell office:value-type="float" office:value="4.198536912417627">
            <text:p>4.19853691241762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28</text:p>
          </table:table-cell>
          <table:table-cell office:value-type="string">
            <text:p>MCSSA004885</text:p>
          </table:table-cell>
          <table:table-cell office:value-type="float" office:value="4.024108620323349">
            <text:p>4.024108620323349</text:p>
          </table:table-cell>
          <table:table-cell office:value-type="float" office:value="66.0">
            <text:p>66.0</text:p>
          </table:table-cell>
          <table:table-cell office:value-type="float" office:value="11.0">
            <text:p>11.0</text:p>
          </table:table-cell>
          <table:table-cell office:value-type="float" office:value="4.198536912417627">
            <text:p>4.19853691241762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28</text:p>
          </table:table-cell>
          <table:table-cell office:value-type="string">
            <text:p>MCSSA009440</text:p>
          </table:table-cell>
          <table:table-cell office:value-type="float" office:value="14.018503690933072">
            <text:p>14.018503690933072</text:p>
          </table:table-cell>
          <table:table-cell office:value-type="float" office:value="66.0">
            <text:p>66.0</text:p>
          </table:table-cell>
          <table:table-cell office:value-type="float" office:value="11.0">
            <text:p>11.0</text:p>
          </table:table-cell>
          <table:table-cell office:value-type="float" office:value="4.198536912417627">
            <text:p>4.19853691241762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28</text:p>
          </table:table-cell>
          <table:table-cell office:value-type="string">
            <text:p>MCSSA010666</text:p>
          </table:table-cell>
          <table:table-cell office:value-type="float" office:value="7.640403112397361">
            <text:p>7.640403112397361</text:p>
          </table:table-cell>
          <table:table-cell office:value-type="float" office:value="66.0">
            <text:p>66.0</text:p>
          </table:table-cell>
          <table:table-cell office:value-type="float" office:value="11.0">
            <text:p>11.0</text:p>
          </table:table-cell>
          <table:table-cell office:value-type="float" office:value="4.198536912417627">
            <text:p>4.19853691241762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28</text:p>
          </table:table-cell>
          <table:table-cell office:value-type="string">
            <text:p>MCSSA017082</text:p>
          </table:table-cell>
          <table:table-cell office:value-type="float" office:value="12.621022806270172">
            <text:p>12.621022806270172</text:p>
          </table:table-cell>
          <table:table-cell office:value-type="float" office:value="66.0">
            <text:p>66.0</text:p>
          </table:table-cell>
          <table:table-cell office:value-type="float" office:value="11.0">
            <text:p>11.0</text:p>
          </table:table-cell>
          <table:table-cell office:value-type="float" office:value="4.198536912417627">
            <text:p>4.19853691241762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28</text:p>
          </table:table-cell>
          <table:table-cell office:value-type="string">
            <text:p>MCSSA008525</text:p>
          </table:table-cell>
          <table:table-cell office:value-type="float" office:value="10.860067589136097">
            <text:p>10.860067589136097</text:p>
          </table:table-cell>
          <table:table-cell office:value-type="float" office:value="66.0">
            <text:p>66.0</text:p>
          </table:table-cell>
          <table:table-cell office:value-type="float" office:value="11.0">
            <text:p>11.0</text:p>
          </table:table-cell>
          <table:table-cell office:value-type="float" office:value="4.198536912417627">
            <text:p>4.19853691241762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14</text:p>
          </table:table-cell>
          <table:table-cell office:value-type="string">
            <text:p>MCSSA004902</text:p>
          </table:table-cell>
          <table:table-cell office:value-type="float" office:value="153.42907712280783">
            <text:p>153.42907712280783</text:p>
          </table:table-cell>
          <table:table-cell office:value-type="float" office:value="177.0">
            <text:p>177.0</text:p>
          </table:table-cell>
          <table:table-cell office:value-type="float" office:value="88.5">
            <text:p>88.5</text:p>
          </table:table-cell>
          <table:table-cell office:value-type="float" office:value="64.92907712280783">
            <text:p>64.9290771228078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670014</text:p>
          </table:table-cell>
          <table:table-cell office:value-type="string">
            <text:p>MCSSA018243</text:p>
          </table:table-cell>
          <table:table-cell office:value-type="float" office:value="23.57092287719217">
            <text:p>23.57092287719217</text:p>
          </table:table-cell>
          <table:table-cell office:value-type="float" office:value="177.0">
            <text:p>177.0</text:p>
          </table:table-cell>
          <table:table-cell office:value-type="float" office:value="88.5">
            <text:p>88.5</text:p>
          </table:table-cell>
          <table:table-cell office:value-type="float" office:value="64.92907712280783">
            <text:p>64.9290771228078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670015</text:p>
          </table:table-cell>
          <table:table-cell office:value-type="string">
            <text:p>MCSSA004856</text:p>
          </table:table-cell>
          <table:table-cell office:value-type="float" office:value="45.57247803568254">
            <text:p>45.57247803568254</text:p>
          </table:table-cell>
          <table:table-cell office:value-type="float" office:value="107.00000000000003">
            <text:p>107.00000000000003</text:p>
          </table:table-cell>
          <table:table-cell office:value-type="float" office:value="21.400000000000006">
            <text:p>21.400000000000006</text:p>
          </table:table-cell>
          <table:table-cell office:value-type="float" office:value="13.382771431935305">
            <text:p>13.38277143193530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670015</text:p>
          </table:table-cell>
          <table:table-cell office:value-type="string">
            <text:p>MCSSA009440</text:p>
          </table:table-cell>
          <table:table-cell office:value-type="float" office:value="23.482231474020452">
            <text:p>23.482231474020452</text:p>
          </table:table-cell>
          <table:table-cell office:value-type="float" office:value="107.00000000000003">
            <text:p>107.00000000000003</text:p>
          </table:table-cell>
          <table:table-cell office:value-type="float" office:value="21.400000000000006">
            <text:p>21.400000000000006</text:p>
          </table:table-cell>
          <table:table-cell office:value-type="float" office:value="13.382771431935305">
            <text:p>13.38277143193530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670015</text:p>
          </table:table-cell>
          <table:table-cell office:value-type="string">
            <text:p>MCSSA010666</text:p>
          </table:table-cell>
          <table:table-cell office:value-type="float" office:value="19.544856231921354">
            <text:p>19.544856231921354</text:p>
          </table:table-cell>
          <table:table-cell office:value-type="float" office:value="107.00000000000003">
            <text:p>107.00000000000003</text:p>
          </table:table-cell>
          <table:table-cell office:value-type="float" office:value="21.400000000000006">
            <text:p>21.400000000000006</text:p>
          </table:table-cell>
          <table:table-cell office:value-type="float" office:value="13.382771431935305">
            <text:p>13.38277143193530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670015</text:p>
          </table:table-cell>
          <table:table-cell office:value-type="string">
            <text:p>MCSSA006326</text:p>
          </table:table-cell>
          <table:table-cell office:value-type="float" office:value="7.50647702072999">
            <text:p>7.50647702072999</text:p>
          </table:table-cell>
          <table:table-cell office:value-type="float" office:value="107.00000000000003">
            <text:p>107.00000000000003</text:p>
          </table:table-cell>
          <table:table-cell office:value-type="float" office:value="21.400000000000006">
            <text:p>21.400000000000006</text:p>
          </table:table-cell>
          <table:table-cell office:value-type="float" office:value="13.382771431935305">
            <text:p>13.38277143193530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670015</text:p>
          </table:table-cell>
          <table:table-cell office:value-type="string">
            <text:p>MCSSA006360</text:p>
          </table:table-cell>
          <table:table-cell office:value-type="float" office:value="10.893957237645683">
            <text:p>10.893957237645683</text:p>
          </table:table-cell>
          <table:table-cell office:value-type="float" office:value="107.00000000000003">
            <text:p>107.00000000000003</text:p>
          </table:table-cell>
          <table:table-cell office:value-type="float" office:value="21.400000000000006">
            <text:p>21.400000000000006</text:p>
          </table:table-cell>
          <table:table-cell office:value-type="float" office:value="13.382771431935305">
            <text:p>13.38277143193530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720011</text:p>
          </table:table-cell>
          <table:table-cell office:value-type="string">
            <text:p>MCSSA017531</text:p>
          </table:table-cell>
          <table:table-cell office:value-type="float" office:value="25.85751181993783">
            <text:p>25.85751181993783</text:p>
          </table:table-cell>
          <table:table-cell office:value-type="float" office:value="54.00000000000001">
            <text:p>54.00000000000001</text:p>
          </table:table-cell>
          <table:table-cell office:value-type="float" office:value="27.000000000000004">
            <text:p>27.000000000000004</text:p>
          </table:table-cell>
          <table:table-cell office:value-type="float" office:value="1.1424881800621733">
            <text:p>1.142488180062173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720011</text:p>
          </table:table-cell>
          <table:table-cell office:value-type="string">
            <text:p>MCSSA006623</text:p>
          </table:table-cell>
          <table:table-cell office:value-type="float" office:value="28.142488180062177">
            <text:p>28.142488180062177</text:p>
          </table:table-cell>
          <table:table-cell office:value-type="float" office:value="54.00000000000001">
            <text:p>54.00000000000001</text:p>
          </table:table-cell>
          <table:table-cell office:value-type="float" office:value="27.000000000000004">
            <text:p>27.000000000000004</text:p>
          </table:table-cell>
          <table:table-cell office:value-type="float" office:value="1.1424881800621733">
            <text:p>1.142488180062173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720017</text:p>
          </table:table-cell>
          <table:table-cell office:value-type="string">
            <text:p>MCSSA005071</text:p>
          </table:table-cell>
          <table:table-cell office:value-type="float" office:value="13.347839600504894">
            <text:p>13.347839600504894</text:p>
          </table:table-cell>
          <table:table-cell office:value-type="float" office:value="59.0">
            <text:p>59.0</text:p>
          </table:table-cell>
          <table:table-cell office:value-type="float" office:value="11.8">
            <text:p>11.8</text:p>
          </table:table-cell>
          <table:table-cell office:value-type="float" office:value="6.9337217606794574">
            <text:p>6.933721760679457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720017</text:p>
          </table:table-cell>
          <table:table-cell office:value-type="string">
            <text:p>MCSSA017531</text:p>
          </table:table-cell>
          <table:table-cell office:value-type="float" office:value="7.841971776237674">
            <text:p>7.841971776237674</text:p>
          </table:table-cell>
          <table:table-cell office:value-type="float" office:value="59.0">
            <text:p>59.0</text:p>
          </table:table-cell>
          <table:table-cell office:value-type="float" office:value="11.8">
            <text:p>11.8</text:p>
          </table:table-cell>
          <table:table-cell office:value-type="float" office:value="6.9337217606794574">
            <text:p>6.933721760679457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720017</text:p>
          </table:table-cell>
          <table:table-cell office:value-type="string">
            <text:p>MCSSA006536</text:p>
          </table:table-cell>
          <table:table-cell office:value-type="float" office:value="11.741420414268172">
            <text:p>11.741420414268172</text:p>
          </table:table-cell>
          <table:table-cell office:value-type="float" office:value="59.0">
            <text:p>59.0</text:p>
          </table:table-cell>
          <table:table-cell office:value-type="float" office:value="11.8">
            <text:p>11.8</text:p>
          </table:table-cell>
          <table:table-cell office:value-type="float" office:value="6.9337217606794574">
            <text:p>6.933721760679457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720017</text:p>
          </table:table-cell>
          <table:table-cell office:value-type="string">
            <text:p>MCSSA006570</text:p>
          </table:table-cell>
          <table:table-cell office:value-type="float" office:value="2.5637142925655434">
            <text:p>2.5637142925655434</text:p>
          </table:table-cell>
          <table:table-cell office:value-type="float" office:value="59.0">
            <text:p>59.0</text:p>
          </table:table-cell>
          <table:table-cell office:value-type="float" office:value="11.8">
            <text:p>11.8</text:p>
          </table:table-cell>
          <table:table-cell office:value-type="float" office:value="6.9337217606794574">
            <text:p>6.933721760679457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720017</text:p>
          </table:table-cell>
          <table:table-cell office:value-type="string">
            <text:p>MCSSA006623</text:p>
          </table:table-cell>
          <table:table-cell office:value-type="float" office:value="23.505053916423723">
            <text:p>23.505053916423723</text:p>
          </table:table-cell>
          <table:table-cell office:value-type="float" office:value="59.0">
            <text:p>59.0</text:p>
          </table:table-cell>
          <table:table-cell office:value-type="float" office:value="11.8">
            <text:p>11.8</text:p>
          </table:table-cell>
          <table:table-cell office:value-type="float" office:value="6.9337217606794574">
            <text:p>6.933721760679457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720001</text:p>
          </table:table-cell>
          <table:table-cell office:value-type="string">
            <text:p>MCSSA005071</text:p>
          </table:table-cell>
          <table:table-cell office:value-type="float" office:value="19.84170599402635">
            <text:p>19.84170599402635</text:p>
          </table:table-cell>
          <table:table-cell office:value-type="float" office:value="180.99999999999994">
            <text:p>180.99999999999994</text:p>
          </table:table-cell>
          <table:table-cell office:value-type="float" office:value="45.249999999999986">
            <text:p>45.249999999999986</text:p>
          </table:table-cell>
          <table:table-cell office:value-type="float" office:value="17.522610364714897">
            <text:p>17.522610364714897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720001</text:p>
          </table:table-cell>
          <table:table-cell office:value-type="string">
            <text:p>MCSSA009271</text:p>
          </table:table-cell>
          <table:table-cell office:value-type="float" office:value="56.2490195825253">
            <text:p>56.2490195825253</text:p>
          </table:table-cell>
          <table:table-cell office:value-type="float" office:value="180.99999999999994">
            <text:p>180.99999999999994</text:p>
          </table:table-cell>
          <table:table-cell office:value-type="float" office:value="45.249999999999986">
            <text:p>45.249999999999986</text:p>
          </table:table-cell>
          <table:table-cell office:value-type="float" office:value="17.522610364714897">
            <text:p>17.522610364714897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720001</text:p>
          </table:table-cell>
          <table:table-cell office:value-type="string">
            <text:p>MCSSA018436</text:p>
          </table:table-cell>
          <table:table-cell office:value-type="float" office:value="65.82987674600098">
            <text:p>65.82987674600098</text:p>
          </table:table-cell>
          <table:table-cell office:value-type="float" office:value="180.99999999999994">
            <text:p>180.99999999999994</text:p>
          </table:table-cell>
          <table:table-cell office:value-type="float" office:value="45.249999999999986">
            <text:p>45.249999999999986</text:p>
          </table:table-cell>
          <table:table-cell office:value-type="float" office:value="17.522610364714897">
            <text:p>17.522610364714897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720001</text:p>
          </table:table-cell>
          <table:table-cell office:value-type="string">
            <text:p>MCSSA006623</text:p>
          </table:table-cell>
          <table:table-cell office:value-type="float" office:value="39.079397677447346">
            <text:p>39.079397677447346</text:p>
          </table:table-cell>
          <table:table-cell office:value-type="float" office:value="180.99999999999994">
            <text:p>180.99999999999994</text:p>
          </table:table-cell>
          <table:table-cell office:value-type="float" office:value="45.249999999999986">
            <text:p>45.249999999999986</text:p>
          </table:table-cell>
          <table:table-cell office:value-type="float" office:value="17.522610364714897">
            <text:p>17.522610364714897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730010</text:p>
          </table:table-cell>
          <table:table-cell office:value-type="string">
            <text:p>MCSSA017531</text:p>
          </table:table-cell>
          <table:table-cell office:value-type="float" office:value="0.17747212202129747">
            <text:p>0.17747212202129747</text:p>
          </table:table-cell>
          <table:table-cell office:value-type="float" office:value="1.0">
            <text:p>1.0</text:p>
          </table:table-cell>
          <table:table-cell office:value-type="float" office:value="0.3333333333333333">
            <text:p>0.3333333333333333</text:p>
          </table:table-cell>
          <table:table-cell office:value-type="float" office:value="0.11552026782260842">
            <text:p>0.1155202678226084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730010</text:p>
          </table:table-cell>
          <table:table-cell office:value-type="string">
            <text:p>MCSSA009271</text:p>
          </table:table-cell>
          <table:table-cell office:value-type="float" office:value="0.3688627535935462">
            <text:p>0.3688627535935462</text:p>
          </table:table-cell>
          <table:table-cell office:value-type="float" office:value="1.0">
            <text:p>1.0</text:p>
          </table:table-cell>
          <table:table-cell office:value-type="float" office:value="0.3333333333333333">
            <text:p>0.3333333333333333</text:p>
          </table:table-cell>
          <table:table-cell office:value-type="float" office:value="0.11552026782260842">
            <text:p>0.1155202678226084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730010</text:p>
          </table:table-cell>
          <table:table-cell office:value-type="string">
            <text:p>MCSSA018436</text:p>
          </table:table-cell>
          <table:table-cell office:value-type="float" office:value="0.45366512438515644">
            <text:p>0.45366512438515644</text:p>
          </table:table-cell>
          <table:table-cell office:value-type="float" office:value="1.0">
            <text:p>1.0</text:p>
          </table:table-cell>
          <table:table-cell office:value-type="float" office:value="0.3333333333333333">
            <text:p>0.3333333333333333</text:p>
          </table:table-cell>
          <table:table-cell office:value-type="float" office:value="0.11552026782260842">
            <text:p>0.1155202678226084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730015</text:p>
          </table:table-cell>
          <table:table-cell office:value-type="string">
            <text:p>MCSSA017531</text:p>
          </table:table-cell>
          <table:table-cell office:value-type="float" office:value="4.4412379613829085">
            <text:p>4.4412379613829085</text:p>
          </table:table-cell>
          <table:table-cell office:value-type="float" office:value="35.0">
            <text:p>35.0</text:p>
          </table:table-cell>
          <table:table-cell office:value-type="float" office:value="11.666666666666666">
            <text:p>11.666666666666666</text:p>
          </table:table-cell>
          <table:table-cell office:value-type="float" office:value="7.719083149600673">
            <text:p>7.71908314960067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730015</text:p>
          </table:table-cell>
          <table:table-cell office:value-type="string">
            <text:p>MCSSA009271</text:p>
          </table:table-cell>
          <table:table-cell office:value-type="float" office:value="8.192685595888706">
            <text:p>8.192685595888706</text:p>
          </table:table-cell>
          <table:table-cell office:value-type="float" office:value="35.0">
            <text:p>35.0</text:p>
          </table:table-cell>
          <table:table-cell office:value-type="float" office:value="11.666666666666666">
            <text:p>11.666666666666666</text:p>
          </table:table-cell>
          <table:table-cell office:value-type="float" office:value="7.719083149600673">
            <text:p>7.71908314960067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730015</text:p>
          </table:table-cell>
          <table:table-cell office:value-type="string">
            <text:p>MCSSA018436</text:p>
          </table:table-cell>
          <table:table-cell office:value-type="float" office:value="22.36607644272838">
            <text:p>22.36607644272838</text:p>
          </table:table-cell>
          <table:table-cell office:value-type="float" office:value="35.0">
            <text:p>35.0</text:p>
          </table:table-cell>
          <table:table-cell office:value-type="float" office:value="11.666666666666666">
            <text:p>11.666666666666666</text:p>
          </table:table-cell>
          <table:table-cell office:value-type="float" office:value="7.719083149600673">
            <text:p>7.71908314960067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70009</text:p>
          </table:table-cell>
          <table:table-cell office:value-type="string">
            <text:p>MCSSA004873</text:p>
          </table:table-cell>
          <table:table-cell office:value-type="float" office:value="56.390800861909334">
            <text:p>56.390800861909334</text:p>
          </table:table-cell>
          <table:table-cell office:value-type="float" office:value="112.00000000000001">
            <text:p>112.00000000000001</text:p>
          </table:table-cell>
          <table:table-cell office:value-type="float" office:value="37.333333333333336">
            <text:p>37.333333333333336</text:p>
          </table:table-cell>
          <table:table-cell office:value-type="float" office:value="16.475504216127685">
            <text:p>16.47550421612768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70009</text:p>
          </table:table-cell>
          <table:table-cell office:value-type="string">
            <text:p>MCSSA009440</text:p>
          </table:table-cell>
          <table:table-cell office:value-type="float" office:value="39.41377944151761">
            <text:p>39.41377944151761</text:p>
          </table:table-cell>
          <table:table-cell office:value-type="float" office:value="112.00000000000001">
            <text:p>112.00000000000001</text:p>
          </table:table-cell>
          <table:table-cell office:value-type="float" office:value="37.333333333333336">
            <text:p>37.333333333333336</text:p>
          </table:table-cell>
          <table:table-cell office:value-type="float" office:value="16.475504216127685">
            <text:p>16.47550421612768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70009</text:p>
          </table:table-cell>
          <table:table-cell office:value-type="string">
            <text:p>MCSSA010666</text:p>
          </table:table-cell>
          <table:table-cell office:value-type="float" office:value="16.195419696573065">
            <text:p>16.195419696573065</text:p>
          </table:table-cell>
          <table:table-cell office:value-type="float" office:value="112.00000000000001">
            <text:p>112.00000000000001</text:p>
          </table:table-cell>
          <table:table-cell office:value-type="float" office:value="37.333333333333336">
            <text:p>37.333333333333336</text:p>
          </table:table-cell>
          <table:table-cell office:value-type="float" office:value="16.475504216127685">
            <text:p>16.47550421612768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70048</text:p>
          </table:table-cell>
          <table:table-cell office:value-type="string">
            <text:p>MCSSA004861</text:p>
          </table:table-cell>
          <table:table-cell office:value-type="float" office:value="15.65938392613783">
            <text:p>15.65938392613783</text:p>
          </table:table-cell>
          <table:table-cell office:value-type="float" office:value="20.0">
            <text:p>20.0</text:p>
          </table:table-cell>
          <table:table-cell office:value-type="float" office:value="10.0">
            <text:p>10.0</text:p>
          </table:table-cell>
          <table:table-cell office:value-type="float" office:value="5.65938392613783">
            <text:p>5.6593839261378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670048</text:p>
          </table:table-cell>
          <table:table-cell office:value-type="string">
            <text:p>MCSSA006326</text:p>
          </table:table-cell>
          <table:table-cell office:value-type="float" office:value="4.34061607386217">
            <text:p>4.34061607386217</text:p>
          </table:table-cell>
          <table:table-cell office:value-type="float" office:value="20.0">
            <text:p>20.0</text:p>
          </table:table-cell>
          <table:table-cell office:value-type="float" office:value="10.0">
            <text:p>10.0</text:p>
          </table:table-cell>
          <table:table-cell office:value-type="float" office:value="5.65938392613783">
            <text:p>5.6593839261378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670002</text:p>
          </table:table-cell>
          <table:table-cell office:value-type="string">
            <text:p>MCSSA004873</text:p>
          </table:table-cell>
          <table:table-cell office:value-type="float" office:value="6.910553815002171">
            <text:p>6.910553815002171</text:p>
          </table:table-cell>
          <table:table-cell office:value-type="float" office:value="61.00000000000001">
            <text:p>61.00000000000001</text:p>
          </table:table-cell>
          <table:table-cell office:value-type="float" office:value="10.166666666666668">
            <text:p>10.166666666666668</text:p>
          </table:table-cell>
          <table:table-cell office:value-type="float" office:value="4.917374471644087">
            <text:p>4.91737447164408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02</text:p>
          </table:table-cell>
          <table:table-cell office:value-type="string">
            <text:p>MCSSA004885</text:p>
          </table:table-cell>
          <table:table-cell office:value-type="float" office:value="6.923825563465766">
            <text:p>6.923825563465766</text:p>
          </table:table-cell>
          <table:table-cell office:value-type="float" office:value="61.00000000000001">
            <text:p>61.00000000000001</text:p>
          </table:table-cell>
          <table:table-cell office:value-type="float" office:value="10.166666666666668">
            <text:p>10.166666666666668</text:p>
          </table:table-cell>
          <table:table-cell office:value-type="float" office:value="4.917374471644087">
            <text:p>4.91737447164408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02</text:p>
          </table:table-cell>
          <table:table-cell office:value-type="string">
            <text:p>MCSSA004890</text:p>
          </table:table-cell>
          <table:table-cell office:value-type="float" office:value="19.37583545735235">
            <text:p>19.37583545735235</text:p>
          </table:table-cell>
          <table:table-cell office:value-type="float" office:value="61.00000000000001">
            <text:p>61.00000000000001</text:p>
          </table:table-cell>
          <table:table-cell office:value-type="float" office:value="10.166666666666668">
            <text:p>10.166666666666668</text:p>
          </table:table-cell>
          <table:table-cell office:value-type="float" office:value="4.917374471644087">
            <text:p>4.91737447164408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02</text:p>
          </table:table-cell>
          <table:table-cell office:value-type="string">
            <text:p>MCSSA009440</text:p>
          </table:table-cell>
          <table:table-cell office:value-type="float" office:value="14.18284532486988">
            <text:p>14.18284532486988</text:p>
          </table:table-cell>
          <table:table-cell office:value-type="float" office:value="61.00000000000001">
            <text:p>61.00000000000001</text:p>
          </table:table-cell>
          <table:table-cell office:value-type="float" office:value="10.166666666666668">
            <text:p>10.166666666666668</text:p>
          </table:table-cell>
          <table:table-cell office:value-type="float" office:value="4.917374471644087">
            <text:p>4.91737447164408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02</text:p>
          </table:table-cell>
          <table:table-cell office:value-type="string">
            <text:p>MCSSA010666</text:p>
          </table:table-cell>
          <table:table-cell office:value-type="float" office:value="6.353761517070017">
            <text:p>6.353761517070017</text:p>
          </table:table-cell>
          <table:table-cell office:value-type="float" office:value="61.00000000000001">
            <text:p>61.00000000000001</text:p>
          </table:table-cell>
          <table:table-cell office:value-type="float" office:value="10.166666666666668">
            <text:p>10.166666666666668</text:p>
          </table:table-cell>
          <table:table-cell office:value-type="float" office:value="4.917374471644087">
            <text:p>4.91737447164408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02</text:p>
          </table:table-cell>
          <table:table-cell office:value-type="string">
            <text:p>MCSSA018255</text:p>
          </table:table-cell>
          <table:table-cell office:value-type="float" office:value="7.253178322239826">
            <text:p>7.253178322239826</text:p>
          </table:table-cell>
          <table:table-cell office:value-type="float" office:value="61.00000000000001">
            <text:p>61.00000000000001</text:p>
          </table:table-cell>
          <table:table-cell office:value-type="float" office:value="10.166666666666668">
            <text:p>10.166666666666668</text:p>
          </table:table-cell>
          <table:table-cell office:value-type="float" office:value="4.917374471644087">
            <text:p>4.91737447164408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36</text:p>
          </table:table-cell>
          <table:table-cell office:value-type="string">
            <text:p>MCSSA004885</text:p>
          </table:table-cell>
          <table:table-cell office:value-type="float" office:value="2.7392384897101474">
            <text:p>2.7392384897101474</text:p>
          </table:table-cell>
          <table:table-cell office:value-type="float" office:value="16.0">
            <text:p>16.0</text:p>
          </table:table-cell>
          <table:table-cell office:value-type="float" office:value="5.333333333333333">
            <text:p>5.333333333333333</text:p>
          </table:table-cell>
          <table:table-cell office:value-type="float" office:value="2.182858330127482">
            <text:p>2.18285833012748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70036</text:p>
          </table:table-cell>
          <table:table-cell office:value-type="string">
            <text:p>MCSSA004902</text:p>
          </table:table-cell>
          <table:table-cell office:value-type="float" office:value="8.079625279311262">
            <text:p>8.079625279311262</text:p>
          </table:table-cell>
          <table:table-cell office:value-type="float" office:value="16.0">
            <text:p>16.0</text:p>
          </table:table-cell>
          <table:table-cell office:value-type="float" office:value="5.333333333333333">
            <text:p>5.333333333333333</text:p>
          </table:table-cell>
          <table:table-cell office:value-type="float" office:value="2.182858330127482">
            <text:p>2.18285833012748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70036</text:p>
          </table:table-cell>
          <table:table-cell office:value-type="string">
            <text:p>MCSSA018243</text:p>
          </table:table-cell>
          <table:table-cell office:value-type="float" office:value="5.18113623097859">
            <text:p>5.18113623097859</text:p>
          </table:table-cell>
          <table:table-cell office:value-type="float" office:value="16.0">
            <text:p>16.0</text:p>
          </table:table-cell>
          <table:table-cell office:value-type="float" office:value="5.333333333333333">
            <text:p>5.333333333333333</text:p>
          </table:table-cell>
          <table:table-cell office:value-type="float" office:value="2.182858330127482">
            <text:p>2.18285833012748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670001</text:p>
          </table:table-cell>
          <table:table-cell office:value-type="string">
            <text:p>MCSSA004856</text:p>
          </table:table-cell>
          <table:table-cell office:value-type="float" office:value="117.72449612218232">
            <text:p>117.72449612218232</text:p>
          </table:table-cell>
          <table:table-cell office:value-type="float" office:value="231.99999999999997">
            <text:p>231.99999999999997</text:p>
          </table:table-cell>
          <table:table-cell office:value-type="float" office:value="33.14285714285714">
            <text:p>33.14285714285714</text:p>
          </table:table-cell>
          <table:table-cell office:value-type="float" office:value="35.66742165200851">
            <text:p>35.66742165200851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670001</text:p>
          </table:table-cell>
          <table:table-cell office:value-type="string">
            <text:p>MCSSA009440</text:p>
          </table:table-cell>
          <table:table-cell office:value-type="float" office:value="16.715778833527697">
            <text:p>16.715778833527697</text:p>
          </table:table-cell>
          <table:table-cell office:value-type="float" office:value="231.99999999999997">
            <text:p>231.99999999999997</text:p>
          </table:table-cell>
          <table:table-cell office:value-type="float" office:value="33.14285714285714">
            <text:p>33.14285714285714</text:p>
          </table:table-cell>
          <table:table-cell office:value-type="float" office:value="35.66742165200851">
            <text:p>35.66742165200851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670001</text:p>
          </table:table-cell>
          <table:table-cell office:value-type="string">
            <text:p>MCSSA010666</text:p>
          </table:table-cell>
          <table:table-cell office:value-type="float" office:value="10.37487278072582">
            <text:p>10.37487278072582</text:p>
          </table:table-cell>
          <table:table-cell office:value-type="float" office:value="231.99999999999997">
            <text:p>231.99999999999997</text:p>
          </table:table-cell>
          <table:table-cell office:value-type="float" office:value="33.14285714285714">
            <text:p>33.14285714285714</text:p>
          </table:table-cell>
          <table:table-cell office:value-type="float" office:value="35.66742165200851">
            <text:p>35.66742165200851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670001</text:p>
          </table:table-cell>
          <table:table-cell office:value-type="string">
            <text:p>MCSSA017082</text:p>
          </table:table-cell>
          <table:table-cell office:value-type="float" office:value="39.61651332990945">
            <text:p>39.61651332990945</text:p>
          </table:table-cell>
          <table:table-cell office:value-type="float" office:value="231.99999999999997">
            <text:p>231.99999999999997</text:p>
          </table:table-cell>
          <table:table-cell office:value-type="float" office:value="33.14285714285714">
            <text:p>33.14285714285714</text:p>
          </table:table-cell>
          <table:table-cell office:value-type="float" office:value="35.66742165200851">
            <text:p>35.66742165200851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670001</text:p>
          </table:table-cell>
          <table:table-cell office:value-type="string">
            <text:p>MCSSA006326</text:p>
          </table:table-cell>
          <table:table-cell office:value-type="float" office:value="19.78071482427278">
            <text:p>19.78071482427278</text:p>
          </table:table-cell>
          <table:table-cell office:value-type="float" office:value="231.99999999999997">
            <text:p>231.99999999999997</text:p>
          </table:table-cell>
          <table:table-cell office:value-type="float" office:value="33.14285714285714">
            <text:p>33.14285714285714</text:p>
          </table:table-cell>
          <table:table-cell office:value-type="float" office:value="35.66742165200851">
            <text:p>35.66742165200851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670001</text:p>
          </table:table-cell>
          <table:table-cell office:value-type="string">
            <text:p>MCSSA006360</text:p>
          </table:table-cell>
          <table:table-cell office:value-type="float" office:value="14.719814357467447">
            <text:p>14.719814357467447</text:p>
          </table:table-cell>
          <table:table-cell office:value-type="float" office:value="231.99999999999997">
            <text:p>231.99999999999997</text:p>
          </table:table-cell>
          <table:table-cell office:value-type="float" office:value="33.14285714285714">
            <text:p>33.14285714285714</text:p>
          </table:table-cell>
          <table:table-cell office:value-type="float" office:value="35.66742165200851">
            <text:p>35.66742165200851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670001</text:p>
          </table:table-cell>
          <table:table-cell office:value-type="string">
            <text:p>MCSSA018062</text:p>
          </table:table-cell>
          <table:table-cell office:value-type="float" office:value="13.06780975191447">
            <text:p>13.06780975191447</text:p>
          </table:table-cell>
          <table:table-cell office:value-type="float" office:value="231.99999999999997">
            <text:p>231.99999999999997</text:p>
          </table:table-cell>
          <table:table-cell office:value-type="float" office:value="33.14285714285714">
            <text:p>33.14285714285714</text:p>
          </table:table-cell>
          <table:table-cell office:value-type="float" office:value="35.66742165200851">
            <text:p>35.66742165200851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670005</text:p>
          </table:table-cell>
          <table:table-cell office:value-type="string">
            <text:p>MCSSA006326</text:p>
          </table:table-cell>
          <table:table-cell office:value-type="float" office:value="95.0">
            <text:p>95.0</text:p>
          </table:table-cell>
          <table:table-cell office:value-type="float" office:value="95.0">
            <text:p>95.0</text:p>
          </table:table-cell>
          <table:table-cell office:value-type="float" office:value="95.0">
            <text:p>95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670012</text:p>
          </table:table-cell>
          <table:table-cell office:value-type="string">
            <text:p>MCSSA004873</text:p>
          </table:table-cell>
          <table:table-cell office:value-type="float" office:value="50.34995412489906">
            <text:p>50.34995412489906</text:p>
          </table:table-cell>
          <table:table-cell office:value-type="float" office:value="93.0">
            <text:p>93.0</text:p>
          </table:table-cell>
          <table:table-cell office:value-type="float" office:value="46.5">
            <text:p>46.5</text:p>
          </table:table-cell>
          <table:table-cell office:value-type="float" office:value="3.8499541248990603">
            <text:p>3.849954124899060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670012</text:p>
          </table:table-cell>
          <table:table-cell office:value-type="string">
            <text:p>MCSSA018243</text:p>
          </table:table-cell>
          <table:table-cell office:value-type="float" office:value="42.650045875100936">
            <text:p>42.650045875100936</text:p>
          </table:table-cell>
          <table:table-cell office:value-type="float" office:value="93.0">
            <text:p>93.0</text:p>
          </table:table-cell>
          <table:table-cell office:value-type="float" office:value="46.5">
            <text:p>46.5</text:p>
          </table:table-cell>
          <table:table-cell office:value-type="float" office:value="3.8499541248990603">
            <text:p>3.849954124899060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670013</text:p>
          </table:table-cell>
          <table:table-cell office:value-type="string">
            <text:p>MCSSA004856</text:p>
          </table:table-cell>
          <table:table-cell office:value-type="float" office:value="18.003112189495294">
            <text:p>18.003112189495294</text:p>
          </table:table-cell>
          <table:table-cell office:value-type="float" office:value="109.99999999999999">
            <text:p>109.99999999999999</text:p>
          </table:table-cell>
          <table:table-cell office:value-type="float" office:value="18.333333333333332">
            <text:p>18.333333333333332</text:p>
          </table:table-cell>
          <table:table-cell office:value-type="float" office:value="10.437575041889117">
            <text:p>10.43757504188911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13</text:p>
          </table:table-cell>
          <table:table-cell office:value-type="string">
            <text:p>MCSSA009440</text:p>
          </table:table-cell>
          <table:table-cell office:value-type="float" office:value="39.39209592354578">
            <text:p>39.39209592354578</text:p>
          </table:table-cell>
          <table:table-cell office:value-type="float" office:value="109.99999999999999">
            <text:p>109.99999999999999</text:p>
          </table:table-cell>
          <table:table-cell office:value-type="float" office:value="18.333333333333332">
            <text:p>18.333333333333332</text:p>
          </table:table-cell>
          <table:table-cell office:value-type="float" office:value="10.437575041889117">
            <text:p>10.43757504188911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13</text:p>
          </table:table-cell>
          <table:table-cell office:value-type="string">
            <text:p>MCSSA010666</text:p>
          </table:table-cell>
          <table:table-cell office:value-type="float" office:value="16.35147973590516">
            <text:p>16.35147973590516</text:p>
          </table:table-cell>
          <table:table-cell office:value-type="float" office:value="109.99999999999999">
            <text:p>109.99999999999999</text:p>
          </table:table-cell>
          <table:table-cell office:value-type="float" office:value="18.333333333333332">
            <text:p>18.333333333333332</text:p>
          </table:table-cell>
          <table:table-cell office:value-type="float" office:value="10.437575041889117">
            <text:p>10.43757504188911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13</text:p>
          </table:table-cell>
          <table:table-cell office:value-type="string">
            <text:p>MCSSA017082</text:p>
          </table:table-cell>
          <table:table-cell office:value-type="float" office:value="17.972672228799116">
            <text:p>17.972672228799116</text:p>
          </table:table-cell>
          <table:table-cell office:value-type="float" office:value="109.99999999999999">
            <text:p>109.99999999999999</text:p>
          </table:table-cell>
          <table:table-cell office:value-type="float" office:value="18.333333333333332">
            <text:p>18.333333333333332</text:p>
          </table:table-cell>
          <table:table-cell office:value-type="float" office:value="10.437575041889117">
            <text:p>10.43757504188911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13</text:p>
          </table:table-cell>
          <table:table-cell office:value-type="string">
            <text:p>MCSSA018255</text:p>
          </table:table-cell>
          <table:table-cell office:value-type="float" office:value="4.839360832133494">
            <text:p>4.839360832133494</text:p>
          </table:table-cell>
          <table:table-cell office:value-type="float" office:value="109.99999999999999">
            <text:p>109.99999999999999</text:p>
          </table:table-cell>
          <table:table-cell office:value-type="float" office:value="18.333333333333332">
            <text:p>18.333333333333332</text:p>
          </table:table-cell>
          <table:table-cell office:value-type="float" office:value="10.437575041889117">
            <text:p>10.43757504188911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670013</text:p>
          </table:table-cell>
          <table:table-cell office:value-type="string">
            <text:p>MCSSA006360</text:p>
          </table:table-cell>
          <table:table-cell office:value-type="float" office:value="13.441279090121148">
            <text:p>13.441279090121148</text:p>
          </table:table-cell>
          <table:table-cell office:value-type="float" office:value="109.99999999999999">
            <text:p>109.99999999999999</text:p>
          </table:table-cell>
          <table:table-cell office:value-type="float" office:value="18.333333333333332">
            <text:p>18.333333333333332</text:p>
          </table:table-cell>
          <table:table-cell office:value-type="float" office:value="10.437575041889117">
            <text:p>10.43757504188911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14</text:p>
          </table:table-cell>
          <table:table-cell office:value-type="string">
            <text:p>MCSSA006256</text:p>
          </table:table-cell>
          <table:table-cell office:value-type="float" office:value="5.694312301475838">
            <text:p>5.694312301475838</text:p>
          </table:table-cell>
          <table:table-cell office:value-type="float" office:value="15.000000000000002">
            <text:p>15.000000000000002</text:p>
          </table:table-cell>
          <table:table-cell office:value-type="float" office:value="3.7500000000000004">
            <text:p>3.7500000000000004</text:p>
          </table:table-cell>
          <table:table-cell office:value-type="float" office:value="2.800290546473199">
            <text:p>2.800290546473199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870014</text:p>
          </table:table-cell>
          <table:table-cell office:value-type="string">
            <text:p>MCSSA006302</text:p>
          </table:table-cell>
          <table:table-cell office:value-type="float" office:value="7.269671897536772">
            <text:p>7.269671897536772</text:p>
          </table:table-cell>
          <table:table-cell office:value-type="float" office:value="15.000000000000002">
            <text:p>15.000000000000002</text:p>
          </table:table-cell>
          <table:table-cell office:value-type="float" office:value="3.7500000000000004">
            <text:p>3.7500000000000004</text:p>
          </table:table-cell>
          <table:table-cell office:value-type="float" office:value="2.800290546473199">
            <text:p>2.800290546473199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870014</text:p>
          </table:table-cell>
          <table:table-cell office:value-type="string">
            <text:p>MCSSA006331</text:p>
          </table:table-cell>
          <table:table-cell office:value-type="float" office:value="0.6502400911638271">
            <text:p>0.6502400911638271</text:p>
          </table:table-cell>
          <table:table-cell office:value-type="float" office:value="15.000000000000002">
            <text:p>15.000000000000002</text:p>
          </table:table-cell>
          <table:table-cell office:value-type="float" office:value="3.7500000000000004">
            <text:p>3.7500000000000004</text:p>
          </table:table-cell>
          <table:table-cell office:value-type="float" office:value="2.800290546473199">
            <text:p>2.800290546473199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870014</text:p>
          </table:table-cell>
          <table:table-cell office:value-type="string">
            <text:p>MCSSA014281</text:p>
          </table:table-cell>
          <table:table-cell office:value-type="float" office:value="1.3857757098235644">
            <text:p>1.3857757098235644</text:p>
          </table:table-cell>
          <table:table-cell office:value-type="float" office:value="15.000000000000002">
            <text:p>15.000000000000002</text:p>
          </table:table-cell>
          <table:table-cell office:value-type="float" office:value="3.7500000000000004">
            <text:p>3.7500000000000004</text:p>
          </table:table-cell>
          <table:table-cell office:value-type="float" office:value="2.800290546473199">
            <text:p>2.800290546473199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870019</text:p>
          </table:table-cell>
          <table:table-cell office:value-type="string">
            <text:p>MCSSA006314</text:p>
          </table:table-cell>
          <table:table-cell office:value-type="float" office:value="2.6107481654280926">
            <text:p>2.6107481654280926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0.6107481654280926">
            <text:p>0.610748165428092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870019</text:p>
          </table:table-cell>
          <table:table-cell office:value-type="string">
            <text:p>MCSSA006355</text:p>
          </table:table-cell>
          <table:table-cell office:value-type="float" office:value="1.3892518345719074">
            <text:p>1.3892518345719074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0.6107481654280926">
            <text:p>0.610748165428092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870023</text:p>
          </table:table-cell>
          <table:table-cell office:value-type="string">
            <text:p>MCSSA004856</text:p>
          </table:table-cell>
          <table:table-cell office:value-type="float" office:value="21.37318858047947">
            <text:p>21.37318858047947</text:p>
          </table:table-cell>
          <table:table-cell office:value-type="float" office:value="66.99999999999999">
            <text:p>66.99999999999999</text:p>
          </table:table-cell>
          <table:table-cell office:value-type="float" office:value="16.749999999999996">
            <text:p>16.749999999999996</text:p>
          </table:table-cell>
          <table:table-cell office:value-type="float" office:value="3.00481633867656">
            <text:p>3.00481633867656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870023</text:p>
          </table:table-cell>
          <table:table-cell office:value-type="string">
            <text:p>MCSSA004861</text:p>
          </table:table-cell>
          <table:table-cell office:value-type="float" office:value="16.145426025623713">
            <text:p>16.145426025623713</text:p>
          </table:table-cell>
          <table:table-cell office:value-type="float" office:value="66.99999999999999">
            <text:p>66.99999999999999</text:p>
          </table:table-cell>
          <table:table-cell office:value-type="float" office:value="16.749999999999996">
            <text:p>16.749999999999996</text:p>
          </table:table-cell>
          <table:table-cell office:value-type="float" office:value="3.00481633867656">
            <text:p>3.00481633867656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870023</text:p>
          </table:table-cell>
          <table:table-cell office:value-type="string">
            <text:p>MCSSA017082</text:p>
          </table:table-cell>
          <table:table-cell office:value-type="float" office:value="12.96563341633993">
            <text:p>12.96563341633993</text:p>
          </table:table-cell>
          <table:table-cell office:value-type="float" office:value="66.99999999999999">
            <text:p>66.99999999999999</text:p>
          </table:table-cell>
          <table:table-cell office:value-type="float" office:value="16.749999999999996">
            <text:p>16.749999999999996</text:p>
          </table:table-cell>
          <table:table-cell office:value-type="float" office:value="3.00481633867656">
            <text:p>3.00481633867656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870023</text:p>
          </table:table-cell>
          <table:table-cell office:value-type="string">
            <text:p>MCSSA006360</text:p>
          </table:table-cell>
          <table:table-cell office:value-type="float" office:value="16.51575197755687">
            <text:p>16.51575197755687</text:p>
          </table:table-cell>
          <table:table-cell office:value-type="float" office:value="66.99999999999999">
            <text:p>66.99999999999999</text:p>
          </table:table-cell>
          <table:table-cell office:value-type="float" office:value="16.749999999999996">
            <text:p>16.749999999999996</text:p>
          </table:table-cell>
          <table:table-cell office:value-type="float" office:value="3.00481633867656">
            <text:p>3.00481633867656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870025</text:p>
          </table:table-cell>
          <table:table-cell office:value-type="string">
            <text:p>MCSSA006343</text:p>
          </table:table-cell>
          <table:table-cell office:value-type="float" office:value="27.948881055896372">
            <text:p>27.948881055896372</text:p>
          </table:table-cell>
          <table:table-cell office:value-type="float" office:value="56.0">
            <text:p>56.0</text:p>
          </table:table-cell>
          <table:table-cell office:value-type="float" office:value="18.666666666666668">
            <text:p>18.666666666666668</text:p>
          </table:table-cell>
          <table:table-cell office:value-type="float" office:value="7.47498584208605">
            <text:p>7.4749858420860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870025</text:p>
          </table:table-cell>
          <table:table-cell office:value-type="string">
            <text:p>MCSSA006413</text:p>
          </table:table-cell>
          <table:table-cell office:value-type="float" office:value="9.644521691643718">
            <text:p>9.644521691643718</text:p>
          </table:table-cell>
          <table:table-cell office:value-type="float" office:value="56.0">
            <text:p>56.0</text:p>
          </table:table-cell>
          <table:table-cell office:value-type="float" office:value="18.666666666666668">
            <text:p>18.666666666666668</text:p>
          </table:table-cell>
          <table:table-cell office:value-type="float" office:value="7.47498584208605">
            <text:p>7.4749858420860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870025</text:p>
          </table:table-cell>
          <table:table-cell office:value-type="string">
            <text:p>MCSSA007842</text:p>
          </table:table-cell>
          <table:table-cell office:value-type="float" office:value="18.406597252459907">
            <text:p>18.406597252459907</text:p>
          </table:table-cell>
          <table:table-cell office:value-type="float" office:value="56.0">
            <text:p>56.0</text:p>
          </table:table-cell>
          <table:table-cell office:value-type="float" office:value="18.666666666666668">
            <text:p>18.666666666666668</text:p>
          </table:table-cell>
          <table:table-cell office:value-type="float" office:value="7.47498584208605">
            <text:p>7.4749858420860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870026</text:p>
          </table:table-cell>
          <table:table-cell office:value-type="string">
            <text:p>MCSSA006314</text:p>
          </table:table-cell>
          <table:table-cell office:value-type="float" office:value="20.377450162410437">
            <text:p>20.377450162410437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float" office:value="5.377450162410438">
            <text:p>5.37745016241043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870026</text:p>
          </table:table-cell>
          <table:table-cell office:value-type="string">
            <text:p>MCSSA007830</text:p>
          </table:table-cell>
          <table:table-cell office:value-type="float" office:value="9.622549837589562">
            <text:p>9.622549837589562</text:p>
          </table:table-cell>
          <table:table-cell office:value-type="float" office:value="30.0">
            <text:p>30.0</text:p>
          </table:table-cell>
          <table:table-cell office:value-type="float" office:value="15.0">
            <text:p>15.0</text:p>
          </table:table-cell>
          <table:table-cell office:value-type="float" office:value="5.377450162410438">
            <text:p>5.37745016241043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870034</text:p>
          </table:table-cell>
          <table:table-cell office:value-type="string">
            <text:p>MCSSA006302</text:p>
          </table:table-cell>
          <table:table-cell office:value-type="float" office:value="13.634861160607132">
            <text:p>13.634861160607132</text:p>
          </table:table-cell>
          <table:table-cell office:value-type="float" office:value="20.0">
            <text:p>20.0</text:p>
          </table:table-cell>
          <table:table-cell office:value-type="float" office:value="5.0">
            <text:p>5.0</text:p>
          </table:table-cell>
          <table:table-cell office:value-type="float" office:value="4.994186621764677">
            <text:p>4.994186621764677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870034</text:p>
          </table:table-cell>
          <table:table-cell office:value-type="string">
            <text:p>MCSSA006314</text:p>
          </table:table-cell>
          <table:table-cell office:value-type="float" office:value="2.5842222643051347">
            <text:p>2.5842222643051347</text:p>
          </table:table-cell>
          <table:table-cell office:value-type="float" office:value="20.0">
            <text:p>20.0</text:p>
          </table:table-cell>
          <table:table-cell office:value-type="float" office:value="5.0">
            <text:p>5.0</text:p>
          </table:table-cell>
          <table:table-cell office:value-type="float" office:value="4.994186621764677">
            <text:p>4.994186621764677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870034</text:p>
          </table:table-cell>
          <table:table-cell office:value-type="string">
            <text:p>MCSSA014281</text:p>
          </table:table-cell>
          <table:table-cell office:value-type="float" office:value="1.7633925608444505">
            <text:p>1.7633925608444505</text:p>
          </table:table-cell>
          <table:table-cell office:value-type="float" office:value="20.0">
            <text:p>20.0</text:p>
          </table:table-cell>
          <table:table-cell office:value-type="float" office:value="5.0">
            <text:p>5.0</text:p>
          </table:table-cell>
          <table:table-cell office:value-type="float" office:value="4.994186621764677">
            <text:p>4.994186621764677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870034</text:p>
          </table:table-cell>
          <table:table-cell office:value-type="string">
            <text:p>MCSSA018086</text:p>
          </table:table-cell>
          <table:table-cell office:value-type="float" office:value="2.0175240142432824">
            <text:p>2.0175240142432824</text:p>
          </table:table-cell>
          <table:table-cell office:value-type="float" office:value="20.0">
            <text:p>20.0</text:p>
          </table:table-cell>
          <table:table-cell office:value-type="float" office:value="5.0">
            <text:p>5.0</text:p>
          </table:table-cell>
          <table:table-cell office:value-type="float" office:value="4.994186621764677">
            <text:p>4.994186621764677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870037</text:p>
          </table:table-cell>
          <table:table-cell office:value-type="string">
            <text:p>MCSSA006273</text:p>
          </table:table-cell>
          <table:table-cell office:value-type="float" office:value="7.458909849333755">
            <text:p>7.458909849333755</text:p>
          </table:table-cell>
          <table:table-cell office:value-type="float" office:value="24.0">
            <text:p>24.0</text:p>
          </table:table-cell>
          <table:table-cell office:value-type="float" office:value="3.4285714285714284">
            <text:p>3.4285714285714284</text:p>
          </table:table-cell>
          <table:table-cell office:value-type="float" office:value="2.0831960688664632">
            <text:p>2.0831960688664632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37</text:p>
          </table:table-cell>
          <table:table-cell office:value-type="string">
            <text:p>MCSSA006285</text:p>
          </table:table-cell>
          <table:table-cell office:value-type="float" office:value="3.3520461621601925">
            <text:p>3.3520461621601925</text:p>
          </table:table-cell>
          <table:table-cell office:value-type="float" office:value="24.0">
            <text:p>24.0</text:p>
          </table:table-cell>
          <table:table-cell office:value-type="float" office:value="3.4285714285714284">
            <text:p>3.4285714285714284</text:p>
          </table:table-cell>
          <table:table-cell office:value-type="float" office:value="2.0831960688664632">
            <text:p>2.0831960688664632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37</text:p>
          </table:table-cell>
          <table:table-cell office:value-type="string">
            <text:p>MCSSA006290</text:p>
          </table:table-cell>
          <table:table-cell office:value-type="float" office:value="2.7752647420299223">
            <text:p>2.7752647420299223</text:p>
          </table:table-cell>
          <table:table-cell office:value-type="float" office:value="24.0">
            <text:p>24.0</text:p>
          </table:table-cell>
          <table:table-cell office:value-type="float" office:value="3.4285714285714284">
            <text:p>3.4285714285714284</text:p>
          </table:table-cell>
          <table:table-cell office:value-type="float" office:value="2.0831960688664632">
            <text:p>2.0831960688664632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37</text:p>
          </table:table-cell>
          <table:table-cell office:value-type="string">
            <text:p>MCSSA014185</text:p>
          </table:table-cell>
          <table:table-cell office:value-type="float" office:value="2.199829085162312">
            <text:p>2.199829085162312</text:p>
          </table:table-cell>
          <table:table-cell office:value-type="float" office:value="24.0">
            <text:p>24.0</text:p>
          </table:table-cell>
          <table:table-cell office:value-type="float" office:value="3.4285714285714284">
            <text:p>3.4285714285714284</text:p>
          </table:table-cell>
          <table:table-cell office:value-type="float" office:value="2.0831960688664632">
            <text:p>2.0831960688664632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37</text:p>
          </table:table-cell>
          <table:table-cell office:value-type="string">
            <text:p>MCSSA014281</text:p>
          </table:table-cell>
          <table:table-cell office:value-type="float" office:value="1.497487805644646">
            <text:p>1.497487805644646</text:p>
          </table:table-cell>
          <table:table-cell office:value-type="float" office:value="24.0">
            <text:p>24.0</text:p>
          </table:table-cell>
          <table:table-cell office:value-type="float" office:value="3.4285714285714284">
            <text:p>3.4285714285714284</text:p>
          </table:table-cell>
          <table:table-cell office:value-type="float" office:value="2.0831960688664632">
            <text:p>2.0831960688664632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37</text:p>
          </table:table-cell>
          <table:table-cell office:value-type="string">
            <text:p>MCSSA017362</text:p>
          </table:table-cell>
          <table:table-cell office:value-type="float" office:value="5.414059513744797">
            <text:p>5.414059513744797</text:p>
          </table:table-cell>
          <table:table-cell office:value-type="float" office:value="24.0">
            <text:p>24.0</text:p>
          </table:table-cell>
          <table:table-cell office:value-type="float" office:value="3.4285714285714284">
            <text:p>3.4285714285714284</text:p>
          </table:table-cell>
          <table:table-cell office:value-type="float" office:value="2.0831960688664632">
            <text:p>2.0831960688664632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37</text:p>
          </table:table-cell>
          <table:table-cell office:value-type="string">
            <text:p>MCSSA017374</text:p>
          </table:table-cell>
          <table:table-cell office:value-type="float" office:value="1.3024028419243774">
            <text:p>1.3024028419243774</text:p>
          </table:table-cell>
          <table:table-cell office:value-type="float" office:value="24.0">
            <text:p>24.0</text:p>
          </table:table-cell>
          <table:table-cell office:value-type="float" office:value="3.4285714285714284">
            <text:p>3.4285714285714284</text:p>
          </table:table-cell>
          <table:table-cell office:value-type="float" office:value="2.0831960688664632">
            <text:p>2.0831960688664632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39</text:p>
          </table:table-cell>
          <table:table-cell office:value-type="string">
            <text:p>MCSSA006261</text:p>
          </table:table-cell>
          <table:table-cell office:value-type="float" office:value="4.815029564820683">
            <text:p>4.815029564820683</text:p>
          </table:table-cell>
          <table:table-cell office:value-type="float" office:value="29.0">
            <text:p>29.0</text:p>
          </table:table-cell>
          <table:table-cell office:value-type="float" office:value="9.666666666666666">
            <text:p>9.666666666666666</text:p>
          </table:table-cell>
          <table:table-cell office:value-type="float" office:value="3.636908165504877">
            <text:p>3.636908165504877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870039</text:p>
          </table:table-cell>
          <table:table-cell office:value-type="string">
            <text:p>MCSSA006343</text:p>
          </table:table-cell>
          <table:table-cell office:value-type="float" office:value="13.57129033675435">
            <text:p>13.57129033675435</text:p>
          </table:table-cell>
          <table:table-cell office:value-type="float" office:value="29.0">
            <text:p>29.0</text:p>
          </table:table-cell>
          <table:table-cell office:value-type="float" office:value="9.666666666666666">
            <text:p>9.666666666666666</text:p>
          </table:table-cell>
          <table:table-cell office:value-type="float" office:value="3.636908165504877">
            <text:p>3.636908165504877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870039</text:p>
          </table:table-cell>
          <table:table-cell office:value-type="string">
            <text:p>MCSSA006413</text:p>
          </table:table-cell>
          <table:table-cell office:value-type="float" office:value="10.61368009842497">
            <text:p>10.61368009842497</text:p>
          </table:table-cell>
          <table:table-cell office:value-type="float" office:value="29.0">
            <text:p>29.0</text:p>
          </table:table-cell>
          <table:table-cell office:value-type="float" office:value="9.666666666666666">
            <text:p>9.666666666666666</text:p>
          </table:table-cell>
          <table:table-cell office:value-type="float" office:value="3.636908165504877">
            <text:p>3.636908165504877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730001</text:p>
          </table:table-cell>
          <table:table-cell office:value-type="string">
            <text:p>MCSSA017531</text:p>
          </table:table-cell>
          <table:table-cell office:value-type="float" office:value="315.0">
            <text:p>315.0</text:p>
          </table:table-cell>
          <table:table-cell office:value-type="float" office:value="315.0">
            <text:p>315.0</text:p>
          </table:table-cell>
          <table:table-cell office:value-type="float" office:value="315.0">
            <text:p>315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730002</text:p>
          </table:table-cell>
          <table:table-cell office:value-type="string">
            <text:p>MCSSA009271</text:p>
          </table:table-cell>
          <table:table-cell office:value-type="float" office:value="44.94902530564152">
            <text:p>44.94902530564152</text:p>
          </table:table-cell>
          <table:table-cell office:value-type="float" office:value="133.0">
            <text:p>133.0</text:p>
          </table:table-cell>
          <table:table-cell office:value-type="float" office:value="66.5">
            <text:p>66.5</text:p>
          </table:table-cell>
          <table:table-cell office:value-type="float" office:value="21.550974694358477">
            <text:p>21.550974694358477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730002</text:p>
          </table:table-cell>
          <table:table-cell office:value-type="string">
            <text:p>MCSSA018436</text:p>
          </table:table-cell>
          <table:table-cell office:value-type="float" office:value="88.05097469435847">
            <text:p>88.05097469435847</text:p>
          </table:table-cell>
          <table:table-cell office:value-type="float" office:value="133.0">
            <text:p>133.0</text:p>
          </table:table-cell>
          <table:table-cell office:value-type="float" office:value="66.5">
            <text:p>66.5</text:p>
          </table:table-cell>
          <table:table-cell office:value-type="float" office:value="21.550974694358477">
            <text:p>21.550974694358477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760026</text:p>
          </table:table-cell>
          <table:table-cell office:value-type="string">
            <text:p>MCSSA018861</text:p>
          </table:table-cell>
          <table:table-cell office:value-type="float" office:value="8.501797762164319">
            <text:p>8.501797762164319</text:p>
          </table:table-cell>
          <table:table-cell office:value-type="float" office:value="15.000000000000002">
            <text:p>15.000000000000002</text:p>
          </table:table-cell>
          <table:table-cell office:value-type="float" office:value="3.0000000000000004">
            <text:p>3.0000000000000004</text:p>
          </table:table-cell>
          <table:table-cell office:value-type="float" office:value="2.8241414863517527">
            <text:p>2.8241414863517527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760026</text:p>
          </table:table-cell>
          <table:table-cell office:value-type="string">
            <text:p>MCSSA005380</text:p>
          </table:table-cell>
          <table:table-cell office:value-type="float" office:value="1.6803835039678263">
            <text:p>1.6803835039678263</text:p>
          </table:table-cell>
          <table:table-cell office:value-type="float" office:value="15.000000000000002">
            <text:p>15.000000000000002</text:p>
          </table:table-cell>
          <table:table-cell office:value-type="float" office:value="3.0000000000000004">
            <text:p>3.0000000000000004</text:p>
          </table:table-cell>
          <table:table-cell office:value-type="float" office:value="2.8241414863517527">
            <text:p>2.8241414863517527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760026</text:p>
          </table:table-cell>
          <table:table-cell office:value-type="string">
            <text:p>MCSSA005416</text:p>
          </table:table-cell>
          <table:table-cell office:value-type="float" office:value="1.5198541327228607">
            <text:p>1.5198541327228607</text:p>
          </table:table-cell>
          <table:table-cell office:value-type="float" office:value="15.000000000000002">
            <text:p>15.000000000000002</text:p>
          </table:table-cell>
          <table:table-cell office:value-type="float" office:value="3.0000000000000004">
            <text:p>3.0000000000000004</text:p>
          </table:table-cell>
          <table:table-cell office:value-type="float" office:value="2.8241414863517527">
            <text:p>2.8241414863517527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760026</text:p>
          </table:table-cell>
          <table:table-cell office:value-type="string">
            <text:p>MCSSA005421</text:p>
          </table:table-cell>
          <table:table-cell office:value-type="float" office:value="2.6555556773211886">
            <text:p>2.6555556773211886</text:p>
          </table:table-cell>
          <table:table-cell office:value-type="float" office:value="15.000000000000002">
            <text:p>15.000000000000002</text:p>
          </table:table-cell>
          <table:table-cell office:value-type="float" office:value="3.0000000000000004">
            <text:p>3.0000000000000004</text:p>
          </table:table-cell>
          <table:table-cell office:value-type="float" office:value="2.8241414863517527">
            <text:p>2.8241414863517527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760026</text:p>
          </table:table-cell>
          <table:table-cell office:value-type="string">
            <text:p>MCSSA014350</text:p>
          </table:table-cell>
          <table:table-cell office:value-type="float" office:value="0.6424089238238059">
            <text:p>0.6424089238238059</text:p>
          </table:table-cell>
          <table:table-cell office:value-type="float" office:value="15.000000000000002">
            <text:p>15.000000000000002</text:p>
          </table:table-cell>
          <table:table-cell office:value-type="float" office:value="3.0000000000000004">
            <text:p>3.0000000000000004</text:p>
          </table:table-cell>
          <table:table-cell office:value-type="float" office:value="2.8241414863517527">
            <text:p>2.8241414863517527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760001</text:p>
          </table:table-cell>
          <table:table-cell office:value-type="string">
            <text:p>MCSSA003782</text:p>
          </table:table-cell>
          <table:table-cell office:value-type="float" office:value="214.21573449147652">
            <text:p>214.21573449147652</text:p>
          </table:table-cell>
          <table:table-cell office:value-type="float" office:value="1917.9999999999998">
            <text:p>1917.9999999999998</text:p>
          </table:table-cell>
          <table:table-cell office:value-type="float" office:value="319.66666666666663">
            <text:p>319.66666666666663</text:p>
          </table:table-cell>
          <table:table-cell office:value-type="float" office:value="158.91339833291">
            <text:p>158.91339833291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760001</text:p>
          </table:table-cell>
          <table:table-cell office:value-type="string">
            <text:p>MCSSA005380</text:p>
          </table:table-cell>
          <table:table-cell office:value-type="float" office:value="154.14579183927393">
            <text:p>154.14579183927393</text:p>
          </table:table-cell>
          <table:table-cell office:value-type="float" office:value="1917.9999999999998">
            <text:p>1917.9999999999998</text:p>
          </table:table-cell>
          <table:table-cell office:value-type="float" office:value="319.66666666666663">
            <text:p>319.66666666666663</text:p>
          </table:table-cell>
          <table:table-cell office:value-type="float" office:value="158.91339833291">
            <text:p>158.91339833291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760001</text:p>
          </table:table-cell>
          <table:table-cell office:value-type="string">
            <text:p>MCSSA005392</text:p>
          </table:table-cell>
          <table:table-cell office:value-type="float" office:value="316.1547754439064">
            <text:p>316.1547754439064</text:p>
          </table:table-cell>
          <table:table-cell office:value-type="float" office:value="1917.9999999999998">
            <text:p>1917.9999999999998</text:p>
          </table:table-cell>
          <table:table-cell office:value-type="float" office:value="319.66666666666663">
            <text:p>319.66666666666663</text:p>
          </table:table-cell>
          <table:table-cell office:value-type="float" office:value="158.91339833291">
            <text:p>158.91339833291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760001</text:p>
          </table:table-cell>
          <table:table-cell office:value-type="string">
            <text:p>MCSSA005416</text:p>
          </table:table-cell>
          <table:table-cell office:value-type="float" office:value="380.298294514992">
            <text:p>380.298294514992</text:p>
          </table:table-cell>
          <table:table-cell office:value-type="float" office:value="1917.9999999999998">
            <text:p>1917.9999999999998</text:p>
          </table:table-cell>
          <table:table-cell office:value-type="float" office:value="319.66666666666663">
            <text:p>319.66666666666663</text:p>
          </table:table-cell>
          <table:table-cell office:value-type="float" office:value="158.91339833291">
            <text:p>158.91339833291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760001</text:p>
          </table:table-cell>
          <table:table-cell office:value-type="string">
            <text:p>MCSSA005421</text:p>
          </table:table-cell>
          <table:table-cell office:value-type="float" office:value="634.497569811984">
            <text:p>634.497569811984</text:p>
          </table:table-cell>
          <table:table-cell office:value-type="float" office:value="1917.9999999999998">
            <text:p>1917.9999999999998</text:p>
          </table:table-cell>
          <table:table-cell office:value-type="float" office:value="319.66666666666663">
            <text:p>319.66666666666663</text:p>
          </table:table-cell>
          <table:table-cell office:value-type="float" office:value="158.91339833291">
            <text:p>158.91339833291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760001</text:p>
          </table:table-cell>
          <table:table-cell office:value-type="string">
            <text:p>MCSSA014350</text:p>
          </table:table-cell>
          <table:table-cell office:value-type="float" office:value="218.68783389836705">
            <text:p>218.68783389836705</text:p>
          </table:table-cell>
          <table:table-cell office:value-type="float" office:value="1917.9999999999998">
            <text:p>1917.9999999999998</text:p>
          </table:table-cell>
          <table:table-cell office:value-type="float" office:value="319.66666666666663">
            <text:p>319.66666666666663</text:p>
          </table:table-cell>
          <table:table-cell office:value-type="float" office:value="158.91339833291">
            <text:p>158.91339833291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760012</text:p>
          </table:table-cell>
          <table:table-cell office:value-type="string">
            <text:p>MCSSA018861</text:p>
          </table:table-cell>
          <table:table-cell office:value-type="float" office:value="49.25445909820585">
            <text:p>49.25445909820585</text:p>
          </table:table-cell>
          <table:table-cell office:value-type="float" office:value="133.0">
            <text:p>133.0</text:p>
          </table:table-cell>
          <table:table-cell office:value-type="float" office:value="26.6">
            <text:p>26.6</text:p>
          </table:table-cell>
          <table:table-cell office:value-type="float" office:value="11.805047294157923">
            <text:p>11.805047294157923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760012</text:p>
          </table:table-cell>
          <table:table-cell office:value-type="string">
            <text:p>MCSSA005380</text:p>
          </table:table-cell>
          <table:table-cell office:value-type="float" office:value="15.97863495008676">
            <text:p>15.97863495008676</text:p>
          </table:table-cell>
          <table:table-cell office:value-type="float" office:value="133.0">
            <text:p>133.0</text:p>
          </table:table-cell>
          <table:table-cell office:value-type="float" office:value="26.6">
            <text:p>26.6</text:p>
          </table:table-cell>
          <table:table-cell office:value-type="float" office:value="11.805047294157923">
            <text:p>11.805047294157923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760012</text:p>
          </table:table-cell>
          <table:table-cell office:value-type="string">
            <text:p>MCSSA005392</text:p>
          </table:table-cell>
          <table:table-cell office:value-type="float" office:value="24.925854095697918">
            <text:p>24.925854095697918</text:p>
          </table:table-cell>
          <table:table-cell office:value-type="float" office:value="133.0">
            <text:p>133.0</text:p>
          </table:table-cell>
          <table:table-cell office:value-type="float" office:value="26.6">
            <text:p>26.6</text:p>
          </table:table-cell>
          <table:table-cell office:value-type="float" office:value="11.805047294157923">
            <text:p>11.805047294157923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760012</text:p>
          </table:table-cell>
          <table:table-cell office:value-type="string">
            <text:p>MCSSA005416</text:p>
          </table:table-cell>
          <table:table-cell office:value-type="float" office:value="24.094579751031898">
            <text:p>24.094579751031898</text:p>
          </table:table-cell>
          <table:table-cell office:value-type="float" office:value="133.0">
            <text:p>133.0</text:p>
          </table:table-cell>
          <table:table-cell office:value-type="float" office:value="26.6">
            <text:p>26.6</text:p>
          </table:table-cell>
          <table:table-cell office:value-type="float" office:value="11.805047294157923">
            <text:p>11.805047294157923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760012</text:p>
          </table:table-cell>
          <table:table-cell office:value-type="string">
            <text:p>MCSSA014350</text:p>
          </table:table-cell>
          <table:table-cell office:value-type="float" office:value="18.746472104977574">
            <text:p>18.746472104977574</text:p>
          </table:table-cell>
          <table:table-cell office:value-type="float" office:value="133.0">
            <text:p>133.0</text:p>
          </table:table-cell>
          <table:table-cell office:value-type="float" office:value="26.6">
            <text:p>26.6</text:p>
          </table:table-cell>
          <table:table-cell office:value-type="float" office:value="11.805047294157923">
            <text:p>11.805047294157923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870003</text:p>
          </table:table-cell>
          <table:table-cell office:value-type="string">
            <text:p>MCSSA006256</text:p>
          </table:table-cell>
          <table:table-cell office:value-type="float" office:value="11.84613695445828">
            <text:p>11.84613695445828</text:p>
          </table:table-cell>
          <table:table-cell office:value-type="float" office:value="29.999999999999996">
            <text:p>29.999999999999996</text:p>
          </table:table-cell>
          <table:table-cell office:value-type="float" office:value="7.499999999999999">
            <text:p>7.499999999999999</text:p>
          </table:table-cell>
          <table:table-cell office:value-type="float" office:value="3.5055203404741113">
            <text:p>3.5055203404741113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870003</text:p>
          </table:table-cell>
          <table:table-cell office:value-type="string">
            <text:p>MCSSA006302</text:p>
          </table:table-cell>
          <table:table-cell office:value-type="float" office:value="9.960625363593296">
            <text:p>9.960625363593296</text:p>
          </table:table-cell>
          <table:table-cell office:value-type="float" office:value="29.999999999999996">
            <text:p>29.999999999999996</text:p>
          </table:table-cell>
          <table:table-cell office:value-type="float" office:value="7.499999999999999">
            <text:p>7.499999999999999</text:p>
          </table:table-cell>
          <table:table-cell office:value-type="float" office:value="3.5055203404741113">
            <text:p>3.5055203404741113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870003</text:p>
          </table:table-cell>
          <table:table-cell office:value-type="string">
            <text:p>MCSSA006331</text:p>
          </table:table-cell>
          <table:table-cell office:value-type="float" office:value="3.3737422277749305">
            <text:p>3.3737422277749305</text:p>
          </table:table-cell>
          <table:table-cell office:value-type="float" office:value="29.999999999999996">
            <text:p>29.999999999999996</text:p>
          </table:table-cell>
          <table:table-cell office:value-type="float" office:value="7.499999999999999">
            <text:p>7.499999999999999</text:p>
          </table:table-cell>
          <table:table-cell office:value-type="float" office:value="3.5055203404741113">
            <text:p>3.5055203404741113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870003</text:p>
          </table:table-cell>
          <table:table-cell office:value-type="string">
            <text:p>MCSSA014281</text:p>
          </table:table-cell>
          <table:table-cell office:value-type="float" office:value="4.819495454173492">
            <text:p>4.819495454173492</text:p>
          </table:table-cell>
          <table:table-cell office:value-type="float" office:value="29.999999999999996">
            <text:p>29.999999999999996</text:p>
          </table:table-cell>
          <table:table-cell office:value-type="float" office:value="7.499999999999999">
            <text:p>7.499999999999999</text:p>
          </table:table-cell>
          <table:table-cell office:value-type="float" office:value="3.5055203404741113">
            <text:p>3.5055203404741113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870004</text:p>
          </table:table-cell>
          <table:table-cell office:value-type="string">
            <text:p>MCSSA006256</text:p>
          </table:table-cell>
          <table:table-cell office:value-type="float" office:value="10.680126424027733">
            <text:p>10.680126424027733</text:p>
          </table:table-cell>
          <table:table-cell office:value-type="float" office:value="34.00000000000001">
            <text:p>34.00000000000001</text:p>
          </table:table-cell>
          <table:table-cell office:value-type="float" office:value="5.666666666666668">
            <text:p>5.666666666666668</text:p>
          </table:table-cell>
          <table:table-cell office:value-type="float" office:value="3.6320754676184945">
            <text:p>3.6320754676184945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04</text:p>
          </table:table-cell>
          <table:table-cell office:value-type="string">
            <text:p>MCSSA006273</text:p>
          </table:table-cell>
          <table:table-cell office:value-type="float" office:value="2.8584527363320267">
            <text:p>2.8584527363320267</text:p>
          </table:table-cell>
          <table:table-cell office:value-type="float" office:value="34.00000000000001">
            <text:p>34.00000000000001</text:p>
          </table:table-cell>
          <table:table-cell office:value-type="float" office:value="5.666666666666668">
            <text:p>5.666666666666668</text:p>
          </table:table-cell>
          <table:table-cell office:value-type="float" office:value="3.6320754676184945">
            <text:p>3.6320754676184945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04</text:p>
          </table:table-cell>
          <table:table-cell office:value-type="string">
            <text:p>MCSSA006302</text:p>
          </table:table-cell>
          <table:table-cell office:value-type="float" office:value="6.0070882772185765">
            <text:p>6.0070882772185765</text:p>
          </table:table-cell>
          <table:table-cell office:value-type="float" office:value="34.00000000000001">
            <text:p>34.00000000000001</text:p>
          </table:table-cell>
          <table:table-cell office:value-type="float" office:value="5.666666666666668">
            <text:p>5.666666666666668</text:p>
          </table:table-cell>
          <table:table-cell office:value-type="float" office:value="3.6320754676184945">
            <text:p>3.6320754676184945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04</text:p>
          </table:table-cell>
          <table:table-cell office:value-type="string">
            <text:p>MCSSA014281</text:p>
          </table:table-cell>
          <table:table-cell office:value-type="float" office:value="10.22400601655923">
            <text:p>10.22400601655923</text:p>
          </table:table-cell>
          <table:table-cell office:value-type="float" office:value="34.00000000000001">
            <text:p>34.00000000000001</text:p>
          </table:table-cell>
          <table:table-cell office:value-type="float" office:value="5.666666666666668">
            <text:p>5.666666666666668</text:p>
          </table:table-cell>
          <table:table-cell office:value-type="float" office:value="3.6320754676184945">
            <text:p>3.6320754676184945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04</text:p>
          </table:table-cell>
          <table:table-cell office:value-type="string">
            <text:p>MCSSA017362</text:p>
          </table:table-cell>
          <table:table-cell office:value-type="float" office:value="2.0166557523718818">
            <text:p>2.0166557523718818</text:p>
          </table:table-cell>
          <table:table-cell office:value-type="float" office:value="34.00000000000001">
            <text:p>34.00000000000001</text:p>
          </table:table-cell>
          <table:table-cell office:value-type="float" office:value="5.666666666666668">
            <text:p>5.666666666666668</text:p>
          </table:table-cell>
          <table:table-cell office:value-type="float" office:value="3.6320754676184945">
            <text:p>3.6320754676184945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04</text:p>
          </table:table-cell>
          <table:table-cell office:value-type="string">
            <text:p>MCSSA018231</text:p>
          </table:table-cell>
          <table:table-cell office:value-type="float" office:value="2.213670793490556">
            <text:p>2.213670793490556</text:p>
          </table:table-cell>
          <table:table-cell office:value-type="float" office:value="34.00000000000001">
            <text:p>34.00000000000001</text:p>
          </table:table-cell>
          <table:table-cell office:value-type="float" office:value="5.666666666666668">
            <text:p>5.666666666666668</text:p>
          </table:table-cell>
          <table:table-cell office:value-type="float" office:value="3.6320754676184945">
            <text:p>3.6320754676184945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12</text:p>
          </table:table-cell>
          <table:table-cell office:value-type="string">
            <text:p>MCSSA006273</text:p>
          </table:table-cell>
          <table:table-cell office:value-type="float" office:value="1.1345786173562369">
            <text:p>1.1345786173562369</text:p>
          </table:table-cell>
          <table:table-cell office:value-type="float" office:value="7.999999999999999">
            <text:p>7.999999999999999</text:p>
          </table:table-cell>
          <table:table-cell office:value-type="float" office:value="1.1428571428571428">
            <text:p>1.1428571428571428</text:p>
          </table:table-cell>
          <table:table-cell office:value-type="float" office:value="0.6952682829546067">
            <text:p>0.6952682829546067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12</text:p>
          </table:table-cell>
          <table:table-cell office:value-type="string">
            <text:p>MCSSA006285</text:p>
          </table:table-cell>
          <table:table-cell office:value-type="float" office:value="0.7457779039211043">
            <text:p>0.7457779039211043</text:p>
          </table:table-cell>
          <table:table-cell office:value-type="float" office:value="7.999999999999999">
            <text:p>7.999999999999999</text:p>
          </table:table-cell>
          <table:table-cell office:value-type="float" office:value="1.1428571428571428">
            <text:p>1.1428571428571428</text:p>
          </table:table-cell>
          <table:table-cell office:value-type="float" office:value="0.6952682829546067">
            <text:p>0.6952682829546067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12</text:p>
          </table:table-cell>
          <table:table-cell office:value-type="string">
            <text:p>MCSSA006290</text:p>
          </table:table-cell>
          <table:table-cell office:value-type="float" office:value="2.65515822697057">
            <text:p>2.65515822697057</text:p>
          </table:table-cell>
          <table:table-cell office:value-type="float" office:value="7.999999999999999">
            <text:p>7.999999999999999</text:p>
          </table:table-cell>
          <table:table-cell office:value-type="float" office:value="1.1428571428571428">
            <text:p>1.1428571428571428</text:p>
          </table:table-cell>
          <table:table-cell office:value-type="float" office:value="0.6952682829546067">
            <text:p>0.6952682829546067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12</text:p>
          </table:table-cell>
          <table:table-cell office:value-type="string">
            <text:p>MCSSA014185</text:p>
          </table:table-cell>
          <table:table-cell office:value-type="float" office:value="1.0384840796363692">
            <text:p>1.0384840796363692</text:p>
          </table:table-cell>
          <table:table-cell office:value-type="float" office:value="7.999999999999999">
            <text:p>7.999999999999999</text:p>
          </table:table-cell>
          <table:table-cell office:value-type="float" office:value="1.1428571428571428">
            <text:p>1.1428571428571428</text:p>
          </table:table-cell>
          <table:table-cell office:value-type="float" office:value="0.6952682829546067">
            <text:p>0.6952682829546067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12</text:p>
          </table:table-cell>
          <table:table-cell office:value-type="string">
            <text:p>MCSSA017362</text:p>
          </table:table-cell>
          <table:table-cell office:value-type="float" office:value="0.6041298956027802">
            <text:p>0.6041298956027802</text:p>
          </table:table-cell>
          <table:table-cell office:value-type="float" office:value="7.999999999999999">
            <text:p>7.999999999999999</text:p>
          </table:table-cell>
          <table:table-cell office:value-type="float" office:value="1.1428571428571428">
            <text:p>1.1428571428571428</text:p>
          </table:table-cell>
          <table:table-cell office:value-type="float" office:value="0.6952682829546067">
            <text:p>0.6952682829546067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12</text:p>
          </table:table-cell>
          <table:table-cell office:value-type="string">
            <text:p>MCSSA017374</text:p>
          </table:table-cell>
          <table:table-cell office:value-type="float" office:value="1.4258603512663224">
            <text:p>1.4258603512663224</text:p>
          </table:table-cell>
          <table:table-cell office:value-type="float" office:value="7.999999999999999">
            <text:p>7.999999999999999</text:p>
          </table:table-cell>
          <table:table-cell office:value-type="float" office:value="1.1428571428571428">
            <text:p>1.1428571428571428</text:p>
          </table:table-cell>
          <table:table-cell office:value-type="float" office:value="0.6952682829546067">
            <text:p>0.6952682829546067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12</text:p>
          </table:table-cell>
          <table:table-cell office:value-type="string">
            <text:p>MCSSA018231</text:p>
          </table:table-cell>
          <table:table-cell office:value-type="float" office:value="0.39601092524661674">
            <text:p>0.39601092524661674</text:p>
          </table:table-cell>
          <table:table-cell office:value-type="float" office:value="7.999999999999999">
            <text:p>7.999999999999999</text:p>
          </table:table-cell>
          <table:table-cell office:value-type="float" office:value="1.1428571428571428">
            <text:p>1.1428571428571428</text:p>
          </table:table-cell>
          <table:table-cell office:value-type="float" office:value="0.6952682829546067">
            <text:p>0.6952682829546067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60</text:p>
          </table:table-cell>
          <table:table-cell office:value-type="string">
            <text:p>MCSSA006273</text:p>
          </table:table-cell>
          <table:table-cell office:value-type="float" office:value="8.034240597195854">
            <text:p>8.034240597195854</text:p>
          </table:table-cell>
          <table:table-cell office:value-type="float" office:value="24.999999999999996">
            <text:p>24.999999999999996</text:p>
          </table:table-cell>
          <table:table-cell office:value-type="float" office:value="4.166666666666666">
            <text:p>4.166666666666666</text:p>
          </table:table-cell>
          <table:table-cell office:value-type="float" office:value="2.4702210316685917">
            <text:p>2.470221031668591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60</text:p>
          </table:table-cell>
          <table:table-cell office:value-type="string">
            <text:p>MCSSA006285</text:p>
          </table:table-cell>
          <table:table-cell office:value-type="float" office:value="3.629153345813237">
            <text:p>3.629153345813237</text:p>
          </table:table-cell>
          <table:table-cell office:value-type="float" office:value="24.999999999999996">
            <text:p>24.999999999999996</text:p>
          </table:table-cell>
          <table:table-cell office:value-type="float" office:value="4.166666666666666">
            <text:p>4.166666666666666</text:p>
          </table:table-cell>
          <table:table-cell office:value-type="float" office:value="2.4702210316685917">
            <text:p>2.470221031668591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60</text:p>
          </table:table-cell>
          <table:table-cell office:value-type="string">
            <text:p>MCSSA006290</text:p>
          </table:table-cell>
          <table:table-cell office:value-type="float" office:value="7.025873686412082">
            <text:p>7.025873686412082</text:p>
          </table:table-cell>
          <table:table-cell office:value-type="float" office:value="24.999999999999996">
            <text:p>24.999999999999996</text:p>
          </table:table-cell>
          <table:table-cell office:value-type="float" office:value="4.166666666666666">
            <text:p>4.166666666666666</text:p>
          </table:table-cell>
          <table:table-cell office:value-type="float" office:value="2.4702210316685917">
            <text:p>2.470221031668591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60</text:p>
          </table:table-cell>
          <table:table-cell office:value-type="string">
            <text:p>MCSSA017362</text:p>
          </table:table-cell>
          <table:table-cell office:value-type="float" office:value="1.944084745026275">
            <text:p>1.944084745026275</text:p>
          </table:table-cell>
          <table:table-cell office:value-type="float" office:value="24.999999999999996">
            <text:p>24.999999999999996</text:p>
          </table:table-cell>
          <table:table-cell office:value-type="float" office:value="4.166666666666666">
            <text:p>4.166666666666666</text:p>
          </table:table-cell>
          <table:table-cell office:value-type="float" office:value="2.4702210316685917">
            <text:p>2.470221031668591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60</text:p>
          </table:table-cell>
          <table:table-cell office:value-type="string">
            <text:p>MCSSA017374</text:p>
          </table:table-cell>
          <table:table-cell office:value-type="float" office:value="2.6207424116394553">
            <text:p>2.6207424116394553</text:p>
          </table:table-cell>
          <table:table-cell office:value-type="float" office:value="24.999999999999996">
            <text:p>24.999999999999996</text:p>
          </table:table-cell>
          <table:table-cell office:value-type="float" office:value="4.166666666666666">
            <text:p>4.166666666666666</text:p>
          </table:table-cell>
          <table:table-cell office:value-type="float" office:value="2.4702210316685917">
            <text:p>2.470221031668591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60</text:p>
          </table:table-cell>
          <table:table-cell office:value-type="string">
            <text:p>MCSSA018231</text:p>
          </table:table-cell>
          <table:table-cell office:value-type="float" office:value="1.7459052139130944">
            <text:p>1.7459052139130944</text:p>
          </table:table-cell>
          <table:table-cell office:value-type="float" office:value="24.999999999999996">
            <text:p>24.999999999999996</text:p>
          </table:table-cell>
          <table:table-cell office:value-type="float" office:value="4.166666666666666">
            <text:p>4.166666666666666</text:p>
          </table:table-cell>
          <table:table-cell office:value-type="float" office:value="2.4702210316685917">
            <text:p>2.470221031668591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64</text:p>
          </table:table-cell>
          <table:table-cell office:value-type="string">
            <text:p>MCSSA006314</text:p>
          </table:table-cell>
          <table:table-cell office:value-type="float" office:value="10.197717030339971">
            <text:p>10.197717030339971</text:p>
          </table:table-cell>
          <table:table-cell office:value-type="float" office:value="14.999999999999998">
            <text:p>14.999999999999998</text:p>
          </table:table-cell>
          <table:table-cell office:value-type="float" office:value="4.999999999999999">
            <text:p>4.999999999999999</text:p>
          </table:table-cell>
          <table:table-cell office:value-type="float" office:value="3.689831741022494">
            <text:p>3.68983174102249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870064</text:p>
          </table:table-cell>
          <table:table-cell office:value-type="string">
            <text:p>MCSSA006331</text:p>
          </table:table-cell>
          <table:table-cell office:value-type="float" office:value="2.0010281634184413">
            <text:p>2.0010281634184413</text:p>
          </table:table-cell>
          <table:table-cell office:value-type="float" office:value="14.999999999999998">
            <text:p>14.999999999999998</text:p>
          </table:table-cell>
          <table:table-cell office:value-type="float" office:value="4.999999999999999">
            <text:p>4.999999999999999</text:p>
          </table:table-cell>
          <table:table-cell office:value-type="float" office:value="3.689831741022494">
            <text:p>3.68983174102249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870064</text:p>
          </table:table-cell>
          <table:table-cell office:value-type="string">
            <text:p>MCSSA006355</text:p>
          </table:table-cell>
          <table:table-cell office:value-type="float" office:value="2.8012548062415856">
            <text:p>2.8012548062415856</text:p>
          </table:table-cell>
          <table:table-cell office:value-type="float" office:value="14.999999999999998">
            <text:p>14.999999999999998</text:p>
          </table:table-cell>
          <table:table-cell office:value-type="float" office:value="4.999999999999999">
            <text:p>4.999999999999999</text:p>
          </table:table-cell>
          <table:table-cell office:value-type="float" office:value="3.689831741022494">
            <text:p>3.68983174102249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870067</text:p>
          </table:table-cell>
          <table:table-cell office:value-type="string">
            <text:p>MCSSA006273</text:p>
          </table:table-cell>
          <table:table-cell office:value-type="float" office:value="0.17524258270568094">
            <text:p>0.17524258270568094</text:p>
          </table:table-cell>
          <table:table-cell office:value-type="float" office:value="0.9999999999999999">
            <text:p>0.9999999999999999</text:p>
          </table:table-cell>
          <table:table-cell office:value-type="float" office:value="0.19999999999999998">
            <text:p>0.19999999999999998</text:p>
          </table:table-cell>
          <table:table-cell office:value-type="float" office:value="0.164287314458262">
            <text:p>0.164287314458262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870067</text:p>
          </table:table-cell>
          <table:table-cell office:value-type="string">
            <text:p>MCSSA006290</text:p>
          </table:table-cell>
          <table:table-cell office:value-type="float" office:value="0.5207616430503452">
            <text:p>0.5207616430503452</text:p>
          </table:table-cell>
          <table:table-cell office:value-type="float" office:value="0.9999999999999999">
            <text:p>0.9999999999999999</text:p>
          </table:table-cell>
          <table:table-cell office:value-type="float" office:value="0.19999999999999998">
            <text:p>0.19999999999999998</text:p>
          </table:table-cell>
          <table:table-cell office:value-type="float" office:value="0.164287314458262">
            <text:p>0.164287314458262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870067</text:p>
          </table:table-cell>
          <table:table-cell office:value-type="string">
            <text:p>MCSSA014185</text:p>
          </table:table-cell>
          <table:table-cell office:value-type="float" office:value="0.13542860091091674">
            <text:p>0.13542860091091674</text:p>
          </table:table-cell>
          <table:table-cell office:value-type="float" office:value="0.9999999999999999">
            <text:p>0.9999999999999999</text:p>
          </table:table-cell>
          <table:table-cell office:value-type="float" office:value="0.19999999999999998">
            <text:p>0.19999999999999998</text:p>
          </table:table-cell>
          <table:table-cell office:value-type="float" office:value="0.164287314458262">
            <text:p>0.164287314458262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870067</text:p>
          </table:table-cell>
          <table:table-cell office:value-type="string">
            <text:p>MCSSA017362</text:p>
          </table:table-cell>
          <table:table-cell office:value-type="float" office:value="0.10010453616789941">
            <text:p>0.10010453616789941</text:p>
          </table:table-cell>
          <table:table-cell office:value-type="float" office:value="0.9999999999999999">
            <text:p>0.9999999999999999</text:p>
          </table:table-cell>
          <table:table-cell office:value-type="float" office:value="0.19999999999999998">
            <text:p>0.19999999999999998</text:p>
          </table:table-cell>
          <table:table-cell office:value-type="float" office:value="0.164287314458262">
            <text:p>0.164287314458262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870067</text:p>
          </table:table-cell>
          <table:table-cell office:value-type="string">
            <text:p>MCSSA018231</text:p>
          </table:table-cell>
          <table:table-cell office:value-type="float" office:value="0.06846263716515762">
            <text:p>0.06846263716515762</text:p>
          </table:table-cell>
          <table:table-cell office:value-type="float" office:value="0.9999999999999999">
            <text:p>0.9999999999999999</text:p>
          </table:table-cell>
          <table:table-cell office:value-type="float" office:value="0.19999999999999998">
            <text:p>0.19999999999999998</text:p>
          </table:table-cell>
          <table:table-cell office:value-type="float" office:value="0.164287314458262">
            <text:p>0.164287314458262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870074</text:p>
          </table:table-cell>
          <table:table-cell office:value-type="string">
            <text:p>MCSSA006256</text:p>
          </table:table-cell>
          <table:table-cell office:value-type="float" office:value="9.295724127342224">
            <text:p>9.295724127342224</text:p>
          </table:table-cell>
          <table:table-cell office:value-type="float" office:value="42.0">
            <text:p>42.0</text:p>
          </table:table-cell>
          <table:table-cell office:value-type="float" office:value="6.0">
            <text:p>6.0</text:p>
          </table:table-cell>
          <table:table-cell office:value-type="float" office:value="2.4041699399144267">
            <text:p>2.4041699399144267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74</text:p>
          </table:table-cell>
          <table:table-cell office:value-type="string">
            <text:p>MCSSA006273</text:p>
          </table:table-cell>
          <table:table-cell office:value-type="float" office:value="9.09958971305296">
            <text:p>9.09958971305296</text:p>
          </table:table-cell>
          <table:table-cell office:value-type="float" office:value="42.0">
            <text:p>42.0</text:p>
          </table:table-cell>
          <table:table-cell office:value-type="float" office:value="6.0">
            <text:p>6.0</text:p>
          </table:table-cell>
          <table:table-cell office:value-type="float" office:value="2.4041699399144267">
            <text:p>2.4041699399144267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74</text:p>
          </table:table-cell>
          <table:table-cell office:value-type="string">
            <text:p>MCSSA006290</text:p>
          </table:table-cell>
          <table:table-cell office:value-type="float" office:value="6.884218807406628">
            <text:p>6.884218807406628</text:p>
          </table:table-cell>
          <table:table-cell office:value-type="float" office:value="42.0">
            <text:p>42.0</text:p>
          </table:table-cell>
          <table:table-cell office:value-type="float" office:value="6.0">
            <text:p>6.0</text:p>
          </table:table-cell>
          <table:table-cell office:value-type="float" office:value="2.4041699399144267">
            <text:p>2.4041699399144267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74</text:p>
          </table:table-cell>
          <table:table-cell office:value-type="string">
            <text:p>MCSSA014185</text:p>
          </table:table-cell>
          <table:table-cell office:value-type="float" office:value="4.221251956281296">
            <text:p>4.221251956281296</text:p>
          </table:table-cell>
          <table:table-cell office:value-type="float" office:value="42.0">
            <text:p>42.0</text:p>
          </table:table-cell>
          <table:table-cell office:value-type="float" office:value="6.0">
            <text:p>6.0</text:p>
          </table:table-cell>
          <table:table-cell office:value-type="float" office:value="2.4041699399144267">
            <text:p>2.4041699399144267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74</text:p>
          </table:table-cell>
          <table:table-cell office:value-type="string">
            <text:p>MCSSA014281</text:p>
          </table:table-cell>
          <table:table-cell office:value-type="float" office:value="2.848353886645181">
            <text:p>2.848353886645181</text:p>
          </table:table-cell>
          <table:table-cell office:value-type="float" office:value="42.0">
            <text:p>42.0</text:p>
          </table:table-cell>
          <table:table-cell office:value-type="float" office:value="6.0">
            <text:p>6.0</text:p>
          </table:table-cell>
          <table:table-cell office:value-type="float" office:value="2.4041699399144267">
            <text:p>2.4041699399144267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74</text:p>
          </table:table-cell>
          <table:table-cell office:value-type="string">
            <text:p>MCSSA017374</text:p>
          </table:table-cell>
          <table:table-cell office:value-type="float" office:value="3.530615857330506">
            <text:p>3.530615857330506</text:p>
          </table:table-cell>
          <table:table-cell office:value-type="float" office:value="42.0">
            <text:p>42.0</text:p>
          </table:table-cell>
          <table:table-cell office:value-type="float" office:value="6.0">
            <text:p>6.0</text:p>
          </table:table-cell>
          <table:table-cell office:value-type="float" office:value="2.4041699399144267">
            <text:p>2.4041699399144267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74</text:p>
          </table:table-cell>
          <table:table-cell office:value-type="string">
            <text:p>MCSSA018231</text:p>
          </table:table-cell>
          <table:table-cell office:value-type="float" office:value="6.120245651941204">
            <text:p>6.120245651941204</text:p>
          </table:table-cell>
          <table:table-cell office:value-type="float" office:value="42.0">
            <text:p>42.0</text:p>
          </table:table-cell>
          <table:table-cell office:value-type="float" office:value="6.0">
            <text:p>6.0</text:p>
          </table:table-cell>
          <table:table-cell office:value-type="float" office:value="2.4041699399144267">
            <text:p>2.4041699399144267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75</text:p>
          </table:table-cell>
          <table:table-cell office:value-type="string">
            <text:p>MCSSA006273</text:p>
          </table:table-cell>
          <table:table-cell office:value-type="float" office:value="9.598584722143318">
            <text:p>9.598584722143318</text:p>
          </table:table-cell>
          <table:table-cell office:value-type="float" office:value="26.999999999999996">
            <text:p>26.999999999999996</text:p>
          </table:table-cell>
          <table:table-cell office:value-type="float" office:value="4.499999999999999">
            <text:p>4.499999999999999</text:p>
          </table:table-cell>
          <table:table-cell office:value-type="float" office:value="2.8867690595080036">
            <text:p>2.8867690595080036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75</text:p>
          </table:table-cell>
          <table:table-cell office:value-type="string">
            <text:p>MCSSA006285</text:p>
          </table:table-cell>
          <table:table-cell office:value-type="float" office:value="5.196797345615238">
            <text:p>5.196797345615238</text:p>
          </table:table-cell>
          <table:table-cell office:value-type="float" office:value="26.999999999999996">
            <text:p>26.999999999999996</text:p>
          </table:table-cell>
          <table:table-cell office:value-type="float" office:value="4.499999999999999">
            <text:p>4.499999999999999</text:p>
          </table:table-cell>
          <table:table-cell office:value-type="float" office:value="2.8867690595080036">
            <text:p>2.8867690595080036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75</text:p>
          </table:table-cell>
          <table:table-cell office:value-type="string">
            <text:p>MCSSA006290</text:p>
          </table:table-cell>
          <table:table-cell office:value-type="float" office:value="6.393124421469946">
            <text:p>6.393124421469946</text:p>
          </table:table-cell>
          <table:table-cell office:value-type="float" office:value="26.999999999999996">
            <text:p>26.999999999999996</text:p>
          </table:table-cell>
          <table:table-cell office:value-type="float" office:value="4.499999999999999">
            <text:p>4.499999999999999</text:p>
          </table:table-cell>
          <table:table-cell office:value-type="float" office:value="2.8867690595080036">
            <text:p>2.8867690595080036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75</text:p>
          </table:table-cell>
          <table:table-cell office:value-type="string">
            <text:p>MCSSA017362</text:p>
          </table:table-cell>
          <table:table-cell office:value-type="float" office:value="1.6950185231411947">
            <text:p>1.6950185231411947</text:p>
          </table:table-cell>
          <table:table-cell office:value-type="float" office:value="26.999999999999996">
            <text:p>26.999999999999996</text:p>
          </table:table-cell>
          <table:table-cell office:value-type="float" office:value="4.499999999999999">
            <text:p>4.499999999999999</text:p>
          </table:table-cell>
          <table:table-cell office:value-type="float" office:value="2.8867690595080036">
            <text:p>2.8867690595080036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75</text:p>
          </table:table-cell>
          <table:table-cell office:value-type="string">
            <text:p>MCSSA017374</text:p>
          </table:table-cell>
          <table:table-cell office:value-type="float" office:value="2.325886026371842">
            <text:p>2.325886026371842</text:p>
          </table:table-cell>
          <table:table-cell office:value-type="float" office:value="26.999999999999996">
            <text:p>26.999999999999996</text:p>
          </table:table-cell>
          <table:table-cell office:value-type="float" office:value="4.499999999999999">
            <text:p>4.499999999999999</text:p>
          </table:table-cell>
          <table:table-cell office:value-type="float" office:value="2.8867690595080036">
            <text:p>2.8867690595080036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75</text:p>
          </table:table-cell>
          <table:table-cell office:value-type="string">
            <text:p>MCSSA018231</text:p>
          </table:table-cell>
          <table:table-cell office:value-type="float" office:value="1.790588961258462">
            <text:p>1.790588961258462</text:p>
          </table:table-cell>
          <table:table-cell office:value-type="float" office:value="26.999999999999996">
            <text:p>26.999999999999996</text:p>
          </table:table-cell>
          <table:table-cell office:value-type="float" office:value="4.499999999999999">
            <text:p>4.499999999999999</text:p>
          </table:table-cell>
          <table:table-cell office:value-type="float" office:value="2.8867690595080036">
            <text:p>2.8867690595080036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76</text:p>
          </table:table-cell>
          <table:table-cell office:value-type="string">
            <text:p>MCSSA006273</text:p>
          </table:table-cell>
          <table:table-cell office:value-type="float" office:value="3.497372658113452">
            <text:p>3.497372658113452</text:p>
          </table:table-cell>
          <table:table-cell office:value-type="float" office:value="20.000000000000004">
            <text:p>20.000000000000004</text:p>
          </table:table-cell>
          <table:table-cell office:value-type="float" office:value="2.8571428571428577">
            <text:p>2.8571428571428577</text:p>
          </table:table-cell>
          <table:table-cell office:value-type="float" office:value="0.9944737243415419">
            <text:p>0.9944737243415419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76</text:p>
          </table:table-cell>
          <table:table-cell office:value-type="string">
            <text:p>MCSSA006285</text:p>
          </table:table-cell>
          <table:table-cell office:value-type="float" office:value="2.2262963955251145">
            <text:p>2.2262963955251145</text:p>
          </table:table-cell>
          <table:table-cell office:value-type="float" office:value="20.000000000000004">
            <text:p>20.000000000000004</text:p>
          </table:table-cell>
          <table:table-cell office:value-type="float" office:value="2.8571428571428577">
            <text:p>2.8571428571428577</text:p>
          </table:table-cell>
          <table:table-cell office:value-type="float" office:value="0.9944737243415419">
            <text:p>0.9944737243415419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76</text:p>
          </table:table-cell>
          <table:table-cell office:value-type="string">
            <text:p>MCSSA006290</text:p>
          </table:table-cell>
          <table:table-cell office:value-type="float" office:value="4.840568453508707">
            <text:p>4.840568453508707</text:p>
          </table:table-cell>
          <table:table-cell office:value-type="float" office:value="20.000000000000004">
            <text:p>20.000000000000004</text:p>
          </table:table-cell>
          <table:table-cell office:value-type="float" office:value="2.8571428571428577">
            <text:p>2.8571428571428577</text:p>
          </table:table-cell>
          <table:table-cell office:value-type="float" office:value="0.9944737243415419">
            <text:p>0.9944737243415419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76</text:p>
          </table:table-cell>
          <table:table-cell office:value-type="string">
            <text:p>MCSSA014185</text:p>
          </table:table-cell>
          <table:table-cell office:value-type="float" office:value="2.4002663152023156">
            <text:p>2.4002663152023156</text:p>
          </table:table-cell>
          <table:table-cell office:value-type="float" office:value="20.000000000000004">
            <text:p>20.000000000000004</text:p>
          </table:table-cell>
          <table:table-cell office:value-type="float" office:value="2.8571428571428577">
            <text:p>2.8571428571428577</text:p>
          </table:table-cell>
          <table:table-cell office:value-type="float" office:value="0.9944737243415419">
            <text:p>0.9944737243415419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76</text:p>
          </table:table-cell>
          <table:table-cell office:value-type="string">
            <text:p>MCSSA017362</text:p>
          </table:table-cell>
          <table:table-cell office:value-type="float" office:value="2.8849304174833046">
            <text:p>2.8849304174833046</text:p>
          </table:table-cell>
          <table:table-cell office:value-type="float" office:value="20.000000000000004">
            <text:p>20.000000000000004</text:p>
          </table:table-cell>
          <table:table-cell office:value-type="float" office:value="2.8571428571428577">
            <text:p>2.8571428571428577</text:p>
          </table:table-cell>
          <table:table-cell office:value-type="float" office:value="0.9944737243415419">
            <text:p>0.9944737243415419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76</text:p>
          </table:table-cell>
          <table:table-cell office:value-type="string">
            <text:p>MCSSA017374</text:p>
          </table:table-cell>
          <table:table-cell office:value-type="float" office:value="2.6872015821163">
            <text:p>2.6872015821163</text:p>
          </table:table-cell>
          <table:table-cell office:value-type="float" office:value="20.000000000000004">
            <text:p>20.000000000000004</text:p>
          </table:table-cell>
          <table:table-cell office:value-type="float" office:value="2.8571428571428577">
            <text:p>2.8571428571428577</text:p>
          </table:table-cell>
          <table:table-cell office:value-type="float" office:value="0.9944737243415419">
            <text:p>0.9944737243415419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76</text:p>
          </table:table-cell>
          <table:table-cell office:value-type="string">
            <text:p>MCSSA018231</text:p>
          </table:table-cell>
          <table:table-cell office:value-type="float" office:value="1.463364178050805">
            <text:p>1.463364178050805</text:p>
          </table:table-cell>
          <table:table-cell office:value-type="float" office:value="20.000000000000004">
            <text:p>20.000000000000004</text:p>
          </table:table-cell>
          <table:table-cell office:value-type="float" office:value="2.8571428571428577">
            <text:p>2.8571428571428577</text:p>
          </table:table-cell>
          <table:table-cell office:value-type="float" office:value="0.9944737243415419">
            <text:p>0.9944737243415419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77</text:p>
          </table:table-cell>
          <table:table-cell office:value-type="string">
            <text:p>MCSSA006314</text:p>
          </table:table-cell>
          <table:table-cell office:value-type="float" office:value="10.867694989747138">
            <text:p>10.867694989747138</text:p>
          </table:table-cell>
          <table:table-cell office:value-type="float" office:value="21.0">
            <text:p>21.0</text:p>
          </table:table-cell>
          <table:table-cell office:value-type="float" office:value="7.0">
            <text:p>7.0</text:p>
          </table:table-cell>
          <table:table-cell office:value-type="float" office:value="2.8439917431013915">
            <text:p>2.843991743101391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870077</text:p>
          </table:table-cell>
          <table:table-cell office:value-type="string">
            <text:p>MCSSA006360</text:p>
          </table:table-cell>
          <table:table-cell office:value-type="float" office:value="6.02173355975079">
            <text:p>6.02173355975079</text:p>
          </table:table-cell>
          <table:table-cell office:value-type="float" office:value="21.0">
            <text:p>21.0</text:p>
          </table:table-cell>
          <table:table-cell office:value-type="float" office:value="7.0">
            <text:p>7.0</text:p>
          </table:table-cell>
          <table:table-cell office:value-type="float" office:value="2.8439917431013915">
            <text:p>2.843991743101391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870077</text:p>
          </table:table-cell>
          <table:table-cell office:value-type="string">
            <text:p>MCSSA018086</text:p>
          </table:table-cell>
          <table:table-cell office:value-type="float" office:value="4.110571450502071">
            <text:p>4.110571450502071</text:p>
          </table:table-cell>
          <table:table-cell office:value-type="float" office:value="21.0">
            <text:p>21.0</text:p>
          </table:table-cell>
          <table:table-cell office:value-type="float" office:value="7.0">
            <text:p>7.0</text:p>
          </table:table-cell>
          <table:table-cell office:value-type="float" office:value="2.8439917431013915">
            <text:p>2.843991743101391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870078</text:p>
          </table:table-cell>
          <table:table-cell office:value-type="string">
            <text:p>MCSSA006256</text:p>
          </table:table-cell>
          <table:table-cell office:value-type="float" office:value="7.84217524244777">
            <text:p>7.84217524244777</text:p>
          </table:table-cell>
          <table:table-cell office:value-type="float" office:value="21.999999999999996">
            <text:p>21.999999999999996</text:p>
          </table:table-cell>
          <table:table-cell office:value-type="float" office:value="4.3999999999999995">
            <text:p>4.3999999999999995</text:p>
          </table:table-cell>
          <table:table-cell office:value-type="float" office:value="1.773226080890398">
            <text:p>1.773226080890398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870078</text:p>
          </table:table-cell>
          <table:table-cell office:value-type="string">
            <text:p>MCSSA006302</text:p>
          </table:table-cell>
          <table:table-cell office:value-type="float" office:value="2.9895383819125643">
            <text:p>2.9895383819125643</text:p>
          </table:table-cell>
          <table:table-cell office:value-type="float" office:value="21.999999999999996">
            <text:p>21.999999999999996</text:p>
          </table:table-cell>
          <table:table-cell office:value-type="float" office:value="4.3999999999999995">
            <text:p>4.3999999999999995</text:p>
          </table:table-cell>
          <table:table-cell office:value-type="float" office:value="1.773226080890398">
            <text:p>1.773226080890398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870078</text:p>
          </table:table-cell>
          <table:table-cell office:value-type="string">
            <text:p>MCSSA006314</text:p>
          </table:table-cell>
          <table:table-cell office:value-type="float" office:value="3.773122768282975">
            <text:p>3.773122768282975</text:p>
          </table:table-cell>
          <table:table-cell office:value-type="float" office:value="21.999999999999996">
            <text:p>21.999999999999996</text:p>
          </table:table-cell>
          <table:table-cell office:value-type="float" office:value="4.3999999999999995">
            <text:p>4.3999999999999995</text:p>
          </table:table-cell>
          <table:table-cell office:value-type="float" office:value="1.773226080890398">
            <text:p>1.773226080890398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870078</text:p>
          </table:table-cell>
          <table:table-cell office:value-type="string">
            <text:p>MCSSA006360</text:p>
          </table:table-cell>
          <table:table-cell office:value-type="float" office:value="3.1956238446625185">
            <text:p>3.1956238446625185</text:p>
          </table:table-cell>
          <table:table-cell office:value-type="float" office:value="21.999999999999996">
            <text:p>21.999999999999996</text:p>
          </table:table-cell>
          <table:table-cell office:value-type="float" office:value="4.3999999999999995">
            <text:p>4.3999999999999995</text:p>
          </table:table-cell>
          <table:table-cell office:value-type="float" office:value="1.773226080890398">
            <text:p>1.773226080890398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870078</text:p>
          </table:table-cell>
          <table:table-cell office:value-type="string">
            <text:p>MCSSA018086</text:p>
          </table:table-cell>
          <table:table-cell office:value-type="float" office:value="4.19953976269417">
            <text:p>4.19953976269417</text:p>
          </table:table-cell>
          <table:table-cell office:value-type="float" office:value="21.999999999999996">
            <text:p>21.999999999999996</text:p>
          </table:table-cell>
          <table:table-cell office:value-type="float" office:value="4.3999999999999995">
            <text:p>4.3999999999999995</text:p>
          </table:table-cell>
          <table:table-cell office:value-type="float" office:value="1.773226080890398">
            <text:p>1.773226080890398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870040</text:p>
          </table:table-cell>
          <table:table-cell office:value-type="string">
            <text:p>MCSSA004914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870041</text:p>
          </table:table-cell>
          <table:table-cell office:value-type="string">
            <text:p>MCSSA006326</text:p>
          </table:table-cell>
          <table:table-cell office:value-type="float" office:value="8.213085279772054">
            <text:p>8.213085279772054</text:p>
          </table:table-cell>
          <table:table-cell office:value-type="float" office:value="22.0">
            <text:p>22.0</text:p>
          </table:table-cell>
          <table:table-cell office:value-type="float" office:value="11.0">
            <text:p>11.0</text:p>
          </table:table-cell>
          <table:table-cell office:value-type="float" office:value="2.786914720227946">
            <text:p>2.78691472022794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870041</text:p>
          </table:table-cell>
          <table:table-cell office:value-type="string">
            <text:p>MCSSA006360</text:p>
          </table:table-cell>
          <table:table-cell office:value-type="float" office:value="13.786914720227946">
            <text:p>13.786914720227946</text:p>
          </table:table-cell>
          <table:table-cell office:value-type="float" office:value="22.0">
            <text:p>22.0</text:p>
          </table:table-cell>
          <table:table-cell office:value-type="float" office:value="11.0">
            <text:p>11.0</text:p>
          </table:table-cell>
          <table:table-cell office:value-type="float" office:value="2.786914720227946">
            <text:p>2.78691472022794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870045</text:p>
          </table:table-cell>
          <table:table-cell office:value-type="string">
            <text:p>MCSSA006343</text:p>
          </table:table-cell>
          <table:table-cell office:value-type="float" office:value="0.39286505255197046">
            <text:p>0.39286505255197046</text:p>
          </table:table-cell>
          <table:table-cell office:value-type="float" office:value="1.9999999999999996">
            <text:p>1.9999999999999996</text:p>
          </table:table-cell>
          <table:table-cell office:value-type="float" office:value="0.9999999999999998">
            <text:p>0.9999999999999998</text:p>
          </table:table-cell>
          <table:table-cell office:value-type="float" office:value="0.6071349474480293">
            <text:p>0.607134947448029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870045</text:p>
          </table:table-cell>
          <table:table-cell office:value-type="string">
            <text:p>MCSSA007842</text:p>
          </table:table-cell>
          <table:table-cell office:value-type="float" office:value="1.6071349474480292">
            <text:p>1.6071349474480292</text:p>
          </table:table-cell>
          <table:table-cell office:value-type="float" office:value="1.9999999999999996">
            <text:p>1.9999999999999996</text:p>
          </table:table-cell>
          <table:table-cell office:value-type="float" office:value="0.9999999999999998">
            <text:p>0.9999999999999998</text:p>
          </table:table-cell>
          <table:table-cell office:value-type="float" office:value="0.6071349474480293">
            <text:p>0.607134947448029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870048</text:p>
          </table:table-cell>
          <table:table-cell office:value-type="string">
            <text:p>MCSSA006290</text:p>
          </table:table-cell>
          <table:table-cell office:value-type="float" office:value="21.0">
            <text:p>21.0</text:p>
          </table:table-cell>
          <table:table-cell office:value-type="float" office:value="21.0">
            <text:p>21.0</text:p>
          </table:table-cell>
          <table:table-cell office:value-type="float" office:value="21.0">
            <text:p>21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870049</text:p>
          </table:table-cell>
          <table:table-cell office:value-type="string">
            <text:p>MCSSA006273</text:p>
          </table:table-cell>
          <table:table-cell office:value-type="float" office:value="5.264630587488836">
            <text:p>5.264630587488836</text:p>
          </table:table-cell>
          <table:table-cell office:value-type="float" office:value="28.0">
            <text:p>28.0</text:p>
          </table:table-cell>
          <table:table-cell office:value-type="float" office:value="4.0">
            <text:p>4.0</text:p>
          </table:table-cell>
          <table:table-cell office:value-type="float" office:value="1.7281497838354694">
            <text:p>1.7281497838354694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49</text:p>
          </table:table-cell>
          <table:table-cell office:value-type="string">
            <text:p>MCSSA006290</text:p>
          </table:table-cell>
          <table:table-cell office:value-type="float" office:value="6.056743568779825">
            <text:p>6.056743568779825</text:p>
          </table:table-cell>
          <table:table-cell office:value-type="float" office:value="28.0">
            <text:p>28.0</text:p>
          </table:table-cell>
          <table:table-cell office:value-type="float" office:value="4.0">
            <text:p>4.0</text:p>
          </table:table-cell>
          <table:table-cell office:value-type="float" office:value="1.7281497838354694">
            <text:p>1.7281497838354694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49</text:p>
          </table:table-cell>
          <table:table-cell office:value-type="string">
            <text:p>MCSSA014185</text:p>
          </table:table-cell>
          <table:table-cell office:value-type="float" office:value="3.055587793721309">
            <text:p>3.055587793721309</text:p>
          </table:table-cell>
          <table:table-cell office:value-type="float" office:value="28.0">
            <text:p>28.0</text:p>
          </table:table-cell>
          <table:table-cell office:value-type="float" office:value="4.0">
            <text:p>4.0</text:p>
          </table:table-cell>
          <table:table-cell office:value-type="float" office:value="1.7281497838354694">
            <text:p>1.7281497838354694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49</text:p>
          </table:table-cell>
          <table:table-cell office:value-type="string">
            <text:p>MCSSA014281</text:p>
          </table:table-cell>
          <table:table-cell office:value-type="float" office:value="1.3644072915553098">
            <text:p>1.3644072915553098</text:p>
          </table:table-cell>
          <table:table-cell office:value-type="float" office:value="28.0">
            <text:p>28.0</text:p>
          </table:table-cell>
          <table:table-cell office:value-type="float" office:value="4.0">
            <text:p>4.0</text:p>
          </table:table-cell>
          <table:table-cell office:value-type="float" office:value="1.7281497838354694">
            <text:p>1.7281497838354694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49</text:p>
          </table:table-cell>
          <table:table-cell office:value-type="string">
            <text:p>MCSSA017362</text:p>
          </table:table-cell>
          <table:table-cell office:value-type="float" office:value="6.238062773311589">
            <text:p>6.238062773311589</text:p>
          </table:table-cell>
          <table:table-cell office:value-type="float" office:value="28.0">
            <text:p>28.0</text:p>
          </table:table-cell>
          <table:table-cell office:value-type="float" office:value="4.0">
            <text:p>4.0</text:p>
          </table:table-cell>
          <table:table-cell office:value-type="float" office:value="1.7281497838354694">
            <text:p>1.7281497838354694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49</text:p>
          </table:table-cell>
          <table:table-cell office:value-type="string">
            <text:p>MCSSA017374</text:p>
          </table:table-cell>
          <table:table-cell office:value-type="float" office:value="3.377546316317275">
            <text:p>3.377546316317275</text:p>
          </table:table-cell>
          <table:table-cell office:value-type="float" office:value="28.0">
            <text:p>28.0</text:p>
          </table:table-cell>
          <table:table-cell office:value-type="float" office:value="4.0">
            <text:p>4.0</text:p>
          </table:table-cell>
          <table:table-cell office:value-type="float" office:value="1.7281497838354694">
            <text:p>1.7281497838354694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49</text:p>
          </table:table-cell>
          <table:table-cell office:value-type="string">
            <text:p>MCSSA018231</text:p>
          </table:table-cell>
          <table:table-cell office:value-type="float" office:value="2.6430216688258565">
            <text:p>2.6430216688258565</text:p>
          </table:table-cell>
          <table:table-cell office:value-type="float" office:value="28.0">
            <text:p>28.0</text:p>
          </table:table-cell>
          <table:table-cell office:value-type="float" office:value="4.0">
            <text:p>4.0</text:p>
          </table:table-cell>
          <table:table-cell office:value-type="float" office:value="1.7281497838354694">
            <text:p>1.7281497838354694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50</text:p>
          </table:table-cell>
          <table:table-cell office:value-type="string">
            <text:p>MCSSA004914</text:p>
          </table:table-cell>
          <table:table-cell office:value-type="float" office:value="9.55011742477687">
            <text:p>9.55011742477687</text:p>
          </table:table-cell>
          <table:table-cell office:value-type="float" office:value="30.000000000000007">
            <text:p>30.000000000000007</text:p>
          </table:table-cell>
          <table:table-cell office:value-type="float" office:value="15.000000000000004">
            <text:p>15.000000000000004</text:p>
          </table:table-cell>
          <table:table-cell office:value-type="float" office:value="5.449882575223133">
            <text:p>5.44988257522313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870050</text:p>
          </table:table-cell>
          <table:table-cell office:value-type="string">
            <text:p>MCSSA006355</text:p>
          </table:table-cell>
          <table:table-cell office:value-type="float" office:value="20.449882575223135">
            <text:p>20.449882575223135</text:p>
          </table:table-cell>
          <table:table-cell office:value-type="float" office:value="30.000000000000007">
            <text:p>30.000000000000007</text:p>
          </table:table-cell>
          <table:table-cell office:value-type="float" office:value="15.000000000000004">
            <text:p>15.000000000000004</text:p>
          </table:table-cell>
          <table:table-cell office:value-type="float" office:value="5.449882575223133">
            <text:p>5.44988257522313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870052</text:p>
          </table:table-cell>
          <table:table-cell office:value-type="string">
            <text:p>MCSSA006273</text:p>
          </table:table-cell>
          <table:table-cell office:value-type="float" office:value="1.7266584725094822">
            <text:p>1.7266584725094822</text:p>
          </table:table-cell>
          <table:table-cell office:value-type="float" office:value="16.0">
            <text:p>16.0</text:p>
          </table:table-cell>
          <table:table-cell office:value-type="float" office:value="2.2857142857142856">
            <text:p>2.2857142857142856</text:p>
          </table:table-cell>
          <table:table-cell office:value-type="float" office:value="1.7773017242978615">
            <text:p>1.777301724297861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52</text:p>
          </table:table-cell>
          <table:table-cell office:value-type="string">
            <text:p>MCSSA006285</text:p>
          </table:table-cell>
          <table:table-cell office:value-type="float" office:value="1.921322476515281">
            <text:p>1.921322476515281</text:p>
          </table:table-cell>
          <table:table-cell office:value-type="float" office:value="16.0">
            <text:p>16.0</text:p>
          </table:table-cell>
          <table:table-cell office:value-type="float" office:value="2.2857142857142856">
            <text:p>2.2857142857142856</text:p>
          </table:table-cell>
          <table:table-cell office:value-type="float" office:value="1.7773017242978615">
            <text:p>1.777301724297861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52</text:p>
          </table:table-cell>
          <table:table-cell office:value-type="string">
            <text:p>MCSSA006290</text:p>
          </table:table-cell>
          <table:table-cell office:value-type="float" office:value="6.032226759818226">
            <text:p>6.032226759818226</text:p>
          </table:table-cell>
          <table:table-cell office:value-type="float" office:value="16.0">
            <text:p>16.0</text:p>
          </table:table-cell>
          <table:table-cell office:value-type="float" office:value="2.2857142857142856">
            <text:p>2.2857142857142856</text:p>
          </table:table-cell>
          <table:table-cell office:value-type="float" office:value="1.7773017242978615">
            <text:p>1.777301724297861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52</text:p>
          </table:table-cell>
          <table:table-cell office:value-type="string">
            <text:p>MCSSA014185</text:p>
          </table:table-cell>
          <table:table-cell office:value-type="float" office:value="1.3387990188954775">
            <text:p>1.3387990188954775</text:p>
          </table:table-cell>
          <table:table-cell office:value-type="float" office:value="16.0">
            <text:p>16.0</text:p>
          </table:table-cell>
          <table:table-cell office:value-type="float" office:value="2.2857142857142856">
            <text:p>2.2857142857142856</text:p>
          </table:table-cell>
          <table:table-cell office:value-type="float" office:value="1.7773017242978615">
            <text:p>1.777301724297861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52</text:p>
          </table:table-cell>
          <table:table-cell office:value-type="string">
            <text:p>MCSSA017362</text:p>
          </table:table-cell>
          <table:table-cell office:value-type="float" office:value="0.7644780064930276">
            <text:p>0.7644780064930276</text:p>
          </table:table-cell>
          <table:table-cell office:value-type="float" office:value="16.0">
            <text:p>16.0</text:p>
          </table:table-cell>
          <table:table-cell office:value-type="float" office:value="2.2857142857142856">
            <text:p>2.2857142857142856</text:p>
          </table:table-cell>
          <table:table-cell office:value-type="float" office:value="1.7773017242978615">
            <text:p>1.777301724297861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52</text:p>
          </table:table-cell>
          <table:table-cell office:value-type="string">
            <text:p>MCSSA017374</text:p>
          </table:table-cell>
          <table:table-cell office:value-type="float" office:value="3.584086104594039">
            <text:p>3.584086104594039</text:p>
          </table:table-cell>
          <table:table-cell office:value-type="float" office:value="16.0">
            <text:p>16.0</text:p>
          </table:table-cell>
          <table:table-cell office:value-type="float" office:value="2.2857142857142856">
            <text:p>2.2857142857142856</text:p>
          </table:table-cell>
          <table:table-cell office:value-type="float" office:value="1.7773017242978615">
            <text:p>1.777301724297861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52</text:p>
          </table:table-cell>
          <table:table-cell office:value-type="string">
            <text:p>MCSSA018231</text:p>
          </table:table-cell>
          <table:table-cell office:value-type="float" office:value="0.6324291611744689">
            <text:p>0.6324291611744689</text:p>
          </table:table-cell>
          <table:table-cell office:value-type="float" office:value="16.0">
            <text:p>16.0</text:p>
          </table:table-cell>
          <table:table-cell office:value-type="float" office:value="2.2857142857142856">
            <text:p>2.2857142857142856</text:p>
          </table:table-cell>
          <table:table-cell office:value-type="float" office:value="1.7773017242978615">
            <text:p>1.777301724297861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59</text:p>
          </table:table-cell>
          <table:table-cell office:value-type="string">
            <text:p>MCSSA006273</text:p>
          </table:table-cell>
          <table:table-cell office:value-type="float" office:value="5.933854354891688">
            <text:p>5.933854354891688</text:p>
          </table:table-cell>
          <table:table-cell office:value-type="float" office:value="34.00000000000001">
            <text:p>34.00000000000001</text:p>
          </table:table-cell>
          <table:table-cell office:value-type="float" office:value="5.666666666666668">
            <text:p>5.666666666666668</text:p>
          </table:table-cell>
          <table:table-cell office:value-type="float" office:value="3.382875217685824">
            <text:p>3.38287521768582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59</text:p>
          </table:table-cell>
          <table:table-cell office:value-type="string">
            <text:p>MCSSA006285</text:p>
          </table:table-cell>
          <table:table-cell office:value-type="float" office:value="6.169422536070107">
            <text:p>6.169422536070107</text:p>
          </table:table-cell>
          <table:table-cell office:value-type="float" office:value="34.00000000000001">
            <text:p>34.00000000000001</text:p>
          </table:table-cell>
          <table:table-cell office:value-type="float" office:value="5.666666666666668">
            <text:p>5.666666666666668</text:p>
          </table:table-cell>
          <table:table-cell office:value-type="float" office:value="3.382875217685824">
            <text:p>3.38287521768582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59</text:p>
          </table:table-cell>
          <table:table-cell office:value-type="string">
            <text:p>MCSSA014185</text:p>
          </table:table-cell>
          <table:table-cell office:value-type="float" office:value="5.489329289265852">
            <text:p>5.489329289265852</text:p>
          </table:table-cell>
          <table:table-cell office:value-type="float" office:value="34.00000000000001">
            <text:p>34.00000000000001</text:p>
          </table:table-cell>
          <table:table-cell office:value-type="float" office:value="5.666666666666668">
            <text:p>5.666666666666668</text:p>
          </table:table-cell>
          <table:table-cell office:value-type="float" office:value="3.382875217685824">
            <text:p>3.38287521768582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59</text:p>
          </table:table-cell>
          <table:table-cell office:value-type="string">
            <text:p>MCSSA017362</text:p>
          </table:table-cell>
          <table:table-cell office:value-type="float" office:value="2.259157811233584">
            <text:p>2.259157811233584</text:p>
          </table:table-cell>
          <table:table-cell office:value-type="float" office:value="34.00000000000001">
            <text:p>34.00000000000001</text:p>
          </table:table-cell>
          <table:table-cell office:value-type="float" office:value="5.666666666666668">
            <text:p>5.666666666666668</text:p>
          </table:table-cell>
          <table:table-cell office:value-type="float" office:value="3.382875217685824">
            <text:p>3.38287521768582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59</text:p>
          </table:table-cell>
          <table:table-cell office:value-type="string">
            <text:p>MCSSA017374</text:p>
          </table:table-cell>
          <table:table-cell office:value-type="float" office:value="12.209023652132897">
            <text:p>12.209023652132897</text:p>
          </table:table-cell>
          <table:table-cell office:value-type="float" office:value="34.00000000000001">
            <text:p>34.00000000000001</text:p>
          </table:table-cell>
          <table:table-cell office:value-type="float" office:value="5.666666666666668">
            <text:p>5.666666666666668</text:p>
          </table:table-cell>
          <table:table-cell office:value-type="float" office:value="3.382875217685824">
            <text:p>3.38287521768582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59</text:p>
          </table:table-cell>
          <table:table-cell office:value-type="string">
            <text:p>MCSSA018231</text:p>
          </table:table-cell>
          <table:table-cell office:value-type="float" office:value="1.9392123564058736">
            <text:p>1.9392123564058736</text:p>
          </table:table-cell>
          <table:table-cell office:value-type="float" office:value="34.00000000000001">
            <text:p>34.00000000000001</text:p>
          </table:table-cell>
          <table:table-cell office:value-type="float" office:value="5.666666666666668">
            <text:p>5.666666666666668</text:p>
          </table:table-cell>
          <table:table-cell office:value-type="float" office:value="3.382875217685824">
            <text:p>3.38287521768582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10</text:p>
          </table:table-cell>
          <table:table-cell office:value-type="string">
            <text:p>MCSSA006285</text:p>
          </table:table-cell>
          <table:table-cell office:value-type="float" office:value="31.430390025639106">
            <text:p>31.430390025639106</text:p>
          </table:table-cell>
          <table:table-cell office:value-type="float" office:value="105.00000000000003">
            <text:p>105.00000000000003</text:p>
          </table:table-cell>
          <table:table-cell office:value-type="float" office:value="15.000000000000004">
            <text:p>15.000000000000004</text:p>
          </table:table-cell>
          <table:table-cell office:value-type="float" office:value="8.687046366061393">
            <text:p>8.687046366061393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10</text:p>
          </table:table-cell>
          <table:table-cell office:value-type="string">
            <text:p>MCSSA006290</text:p>
          </table:table-cell>
          <table:table-cell office:value-type="float" office:value="17.979344785068452">
            <text:p>17.979344785068452</text:p>
          </table:table-cell>
          <table:table-cell office:value-type="float" office:value="105.00000000000003">
            <text:p>105.00000000000003</text:p>
          </table:table-cell>
          <table:table-cell office:value-type="float" office:value="15.000000000000004">
            <text:p>15.000000000000004</text:p>
          </table:table-cell>
          <table:table-cell office:value-type="float" office:value="8.687046366061393">
            <text:p>8.687046366061393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10</text:p>
          </table:table-cell>
          <table:table-cell office:value-type="string">
            <text:p>MCSSA014185</text:p>
          </table:table-cell>
          <table:table-cell office:value-type="float" office:value="21.3464449280831">
            <text:p>21.3464449280831</text:p>
          </table:table-cell>
          <table:table-cell office:value-type="float" office:value="105.00000000000003">
            <text:p>105.00000000000003</text:p>
          </table:table-cell>
          <table:table-cell office:value-type="float" office:value="15.000000000000004">
            <text:p>15.000000000000004</text:p>
          </table:table-cell>
          <table:table-cell office:value-type="float" office:value="8.687046366061393">
            <text:p>8.687046366061393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10</text:p>
          </table:table-cell>
          <table:table-cell office:value-type="string">
            <text:p>MCSSA014281</text:p>
          </table:table-cell>
          <table:table-cell office:value-type="float" office:value="4.2726225651172935">
            <text:p>4.2726225651172935</text:p>
          </table:table-cell>
          <table:table-cell office:value-type="float" office:value="105.00000000000003">
            <text:p>105.00000000000003</text:p>
          </table:table-cell>
          <table:table-cell office:value-type="float" office:value="15.000000000000004">
            <text:p>15.000000000000004</text:p>
          </table:table-cell>
          <table:table-cell office:value-type="float" office:value="8.687046366061393">
            <text:p>8.687046366061393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10</text:p>
          </table:table-cell>
          <table:table-cell office:value-type="string">
            <text:p>MCSSA017362</text:p>
          </table:table-cell>
          <table:table-cell office:value-type="float" office:value="9.118387467128652">
            <text:p>9.118387467128652</text:p>
          </table:table-cell>
          <table:table-cell office:value-type="float" office:value="105.00000000000003">
            <text:p>105.00000000000003</text:p>
          </table:table-cell>
          <table:table-cell office:value-type="float" office:value="15.000000000000004">
            <text:p>15.000000000000004</text:p>
          </table:table-cell>
          <table:table-cell office:value-type="float" office:value="8.687046366061393">
            <text:p>8.687046366061393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10</text:p>
          </table:table-cell>
          <table:table-cell office:value-type="string">
            <text:p>MCSSA017374</text:p>
          </table:table-cell>
          <table:table-cell office:value-type="float" office:value="7.456866932908875">
            <text:p>7.456866932908875</text:p>
          </table:table-cell>
          <table:table-cell office:value-type="float" office:value="105.00000000000003">
            <text:p>105.00000000000003</text:p>
          </table:table-cell>
          <table:table-cell office:value-type="float" office:value="15.000000000000004">
            <text:p>15.000000000000004</text:p>
          </table:table-cell>
          <table:table-cell office:value-type="float" office:value="8.687046366061393">
            <text:p>8.687046366061393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10</text:p>
          </table:table-cell>
          <table:table-cell office:value-type="string">
            <text:p>MCSSA018231</text:p>
          </table:table-cell>
          <table:table-cell office:value-type="float" office:value="13.395943296054538">
            <text:p>13.395943296054538</text:p>
          </table:table-cell>
          <table:table-cell office:value-type="float" office:value="105.00000000000003">
            <text:p>105.00000000000003</text:p>
          </table:table-cell>
          <table:table-cell office:value-type="float" office:value="15.000000000000004">
            <text:p>15.000000000000004</text:p>
          </table:table-cell>
          <table:table-cell office:value-type="float" office:value="8.687046366061393">
            <text:p>8.687046366061393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17</text:p>
          </table:table-cell>
          <table:table-cell office:value-type="string">
            <text:p>MCSSA006256</text:p>
          </table:table-cell>
          <table:table-cell office:value-type="float" office:value="38.46611491742957">
            <text:p>38.46611491742957</text:p>
          </table:table-cell>
          <table:table-cell office:value-type="float" office:value="107.0">
            <text:p>107.0</text:p>
          </table:table-cell>
          <table:table-cell office:value-type="float" office:value="26.75">
            <text:p>26.75</text:p>
          </table:table-cell>
          <table:table-cell office:value-type="float" office:value="12.604072091982482">
            <text:p>12.60407209198248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870017</text:p>
          </table:table-cell>
          <table:table-cell office:value-type="string">
            <text:p>MCSSA006302</text:p>
          </table:table-cell>
          <table:table-cell office:value-type="float" office:value="18.099285201738645">
            <text:p>18.099285201738645</text:p>
          </table:table-cell>
          <table:table-cell office:value-type="float" office:value="107.0">
            <text:p>107.0</text:p>
          </table:table-cell>
          <table:table-cell office:value-type="float" office:value="26.75">
            <text:p>26.75</text:p>
          </table:table-cell>
          <table:table-cell office:value-type="float" office:value="12.604072091982482">
            <text:p>12.60407209198248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870017</text:p>
          </table:table-cell>
          <table:table-cell office:value-type="string">
            <text:p>MCSSA006314</text:p>
          </table:table-cell>
          <table:table-cell office:value-type="float" office:value="39.68536786559158">
            <text:p>39.68536786559158</text:p>
          </table:table-cell>
          <table:table-cell office:value-type="float" office:value="107.0">
            <text:p>107.0</text:p>
          </table:table-cell>
          <table:table-cell office:value-type="float" office:value="26.75">
            <text:p>26.75</text:p>
          </table:table-cell>
          <table:table-cell office:value-type="float" office:value="12.604072091982482">
            <text:p>12.60407209198248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870017</text:p>
          </table:table-cell>
          <table:table-cell office:value-type="string">
            <text:p>MCSSA018086</text:p>
          </table:table-cell>
          <table:table-cell office:value-type="float" office:value="10.749232015240214">
            <text:p>10.749232015240214</text:p>
          </table:table-cell>
          <table:table-cell office:value-type="float" office:value="107.0">
            <text:p>107.0</text:p>
          </table:table-cell>
          <table:table-cell office:value-type="float" office:value="26.75">
            <text:p>26.75</text:p>
          </table:table-cell>
          <table:table-cell office:value-type="float" office:value="12.604072091982482">
            <text:p>12.60407209198248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870021</text:p>
          </table:table-cell>
          <table:table-cell office:value-type="string">
            <text:p>MCSSA006256</text:p>
          </table:table-cell>
          <table:table-cell office:value-type="float" office:value="19.26568486093755">
            <text:p>19.26568486093755</text:p>
          </table:table-cell>
          <table:table-cell office:value-type="float" office:value="70.00000000000001">
            <text:p>70.00000000000001</text:p>
          </table:table-cell>
          <table:table-cell office:value-type="float" office:value="14.000000000000004">
            <text:p>14.000000000000004</text:p>
          </table:table-cell>
          <table:table-cell office:value-type="float" office:value="8.23593292873246">
            <text:p>8.23593292873246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870021</text:p>
          </table:table-cell>
          <table:table-cell office:value-type="string">
            <text:p>MCSSA006302</text:p>
          </table:table-cell>
          <table:table-cell office:value-type="float" office:value="13.729603218837825">
            <text:p>13.729603218837825</text:p>
          </table:table-cell>
          <table:table-cell office:value-type="float" office:value="70.00000000000001">
            <text:p>70.00000000000001</text:p>
          </table:table-cell>
          <table:table-cell office:value-type="float" office:value="14.000000000000004">
            <text:p>14.000000000000004</text:p>
          </table:table-cell>
          <table:table-cell office:value-type="float" office:value="8.23593292873246">
            <text:p>8.23593292873246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870021</text:p>
          </table:table-cell>
          <table:table-cell office:value-type="string">
            <text:p>MCSSA006314</text:p>
          </table:table-cell>
          <table:table-cell office:value-type="float" office:value="26.389197467178782">
            <text:p>26.389197467178782</text:p>
          </table:table-cell>
          <table:table-cell office:value-type="float" office:value="70.00000000000001">
            <text:p>70.00000000000001</text:p>
          </table:table-cell>
          <table:table-cell office:value-type="float" office:value="14.000000000000004">
            <text:p>14.000000000000004</text:p>
          </table:table-cell>
          <table:table-cell office:value-type="float" office:value="8.23593292873246">
            <text:p>8.23593292873246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870021</text:p>
          </table:table-cell>
          <table:table-cell office:value-type="string">
            <text:p>MCSSA006331</text:p>
          </table:table-cell>
          <table:table-cell office:value-type="float" office:value="7.144877501851996">
            <text:p>7.144877501851996</text:p>
          </table:table-cell>
          <table:table-cell office:value-type="float" office:value="70.00000000000001">
            <text:p>70.00000000000001</text:p>
          </table:table-cell>
          <table:table-cell office:value-type="float" office:value="14.000000000000004">
            <text:p>14.000000000000004</text:p>
          </table:table-cell>
          <table:table-cell office:value-type="float" office:value="8.23593292873246">
            <text:p>8.23593292873246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870021</text:p>
          </table:table-cell>
          <table:table-cell office:value-type="string">
            <text:p>MCSSA018086</text:p>
          </table:table-cell>
          <table:table-cell office:value-type="float" office:value="3.47063695119385">
            <text:p>3.47063695119385</text:p>
          </table:table-cell>
          <table:table-cell office:value-type="float" office:value="70.00000000000001">
            <text:p>70.00000000000001</text:p>
          </table:table-cell>
          <table:table-cell office:value-type="float" office:value="14.000000000000004">
            <text:p>14.000000000000004</text:p>
          </table:table-cell>
          <table:table-cell office:value-type="float" office:value="8.23593292873246">
            <text:p>8.23593292873246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870029</text:p>
          </table:table-cell>
          <table:table-cell office:value-type="string">
            <text:p>MCSSA006256</text:p>
          </table:table-cell>
          <table:table-cell office:value-type="float" office:value="50.57560350533692">
            <text:p>50.57560350533692</text:p>
          </table:table-cell>
          <table:table-cell office:value-type="float" office:value="186.00000000000003">
            <text:p>186.00000000000003</text:p>
          </table:table-cell>
          <table:table-cell office:value-type="float" office:value="18.6">
            <text:p>18.6</text:p>
          </table:table-cell>
          <table:table-cell office:value-type="float" office:value="12.005735902303549">
            <text:p>12.005735902303549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150870029</text:p>
          </table:table-cell>
          <table:table-cell office:value-type="string">
            <text:p>MCSSA006273</text:p>
          </table:table-cell>
          <table:table-cell office:value-type="float" office:value="20.8980481253774">
            <text:p>20.8980481253774</text:p>
          </table:table-cell>
          <table:table-cell office:value-type="float" office:value="186.00000000000003">
            <text:p>186.00000000000003</text:p>
          </table:table-cell>
          <table:table-cell office:value-type="float" office:value="18.6">
            <text:p>18.6</text:p>
          </table:table-cell>
          <table:table-cell office:value-type="float" office:value="12.005735902303549">
            <text:p>12.005735902303549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150870029</text:p>
          </table:table-cell>
          <table:table-cell office:value-type="string">
            <text:p>MCSSA006290</text:p>
          </table:table-cell>
          <table:table-cell office:value-type="float" office:value="16.414474669807593">
            <text:p>16.414474669807593</text:p>
          </table:table-cell>
          <table:table-cell office:value-type="float" office:value="186.00000000000003">
            <text:p>186.00000000000003</text:p>
          </table:table-cell>
          <table:table-cell office:value-type="float" office:value="18.6">
            <text:p>18.6</text:p>
          </table:table-cell>
          <table:table-cell office:value-type="float" office:value="12.005735902303549">
            <text:p>12.005735902303549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150870029</text:p>
          </table:table-cell>
          <table:table-cell office:value-type="string">
            <text:p>MCSSA006302</text:p>
          </table:table-cell>
          <table:table-cell office:value-type="float" office:value="17.63170089982355">
            <text:p>17.63170089982355</text:p>
          </table:table-cell>
          <table:table-cell office:value-type="float" office:value="186.00000000000003">
            <text:p>186.00000000000003</text:p>
          </table:table-cell>
          <table:table-cell office:value-type="float" office:value="18.6">
            <text:p>18.6</text:p>
          </table:table-cell>
          <table:table-cell office:value-type="float" office:value="12.005735902303549">
            <text:p>12.005735902303549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150870029</text:p>
          </table:table-cell>
          <table:table-cell office:value-type="string">
            <text:p>MCSSA014185</text:p>
          </table:table-cell>
          <table:table-cell office:value-type="float" office:value="9.445902699084872">
            <text:p>9.445902699084872</text:p>
          </table:table-cell>
          <table:table-cell office:value-type="float" office:value="186.00000000000003">
            <text:p>186.00000000000003</text:p>
          </table:table-cell>
          <table:table-cell office:value-type="float" office:value="18.6">
            <text:p>18.6</text:p>
          </table:table-cell>
          <table:table-cell office:value-type="float" office:value="12.005735902303549">
            <text:p>12.005735902303549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150870029</text:p>
          </table:table-cell>
          <table:table-cell office:value-type="string">
            <text:p>MCSSA014281</text:p>
          </table:table-cell>
          <table:table-cell office:value-type="float" office:value="12.233514578804774">
            <text:p>12.233514578804774</text:p>
          </table:table-cell>
          <table:table-cell office:value-type="float" office:value="186.00000000000003">
            <text:p>186.00000000000003</text:p>
          </table:table-cell>
          <table:table-cell office:value-type="float" office:value="18.6">
            <text:p>18.6</text:p>
          </table:table-cell>
          <table:table-cell office:value-type="float" office:value="12.005735902303549">
            <text:p>12.005735902303549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150870029</text:p>
          </table:table-cell>
          <table:table-cell office:value-type="string">
            <text:p>MCSSA017362</text:p>
          </table:table-cell>
          <table:table-cell office:value-type="float" office:value="26.73645696052886">
            <text:p>26.73645696052886</text:p>
          </table:table-cell>
          <table:table-cell office:value-type="float" office:value="186.00000000000003">
            <text:p>186.00000000000003</text:p>
          </table:table-cell>
          <table:table-cell office:value-type="float" office:value="18.6">
            <text:p>18.6</text:p>
          </table:table-cell>
          <table:table-cell office:value-type="float" office:value="12.005735902303549">
            <text:p>12.005735902303549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150870029</text:p>
          </table:table-cell>
          <table:table-cell office:value-type="string">
            <text:p>MCSSA017374</text:p>
          </table:table-cell>
          <table:table-cell office:value-type="float" office:value="8.461755837115543">
            <text:p>8.461755837115543</text:p>
          </table:table-cell>
          <table:table-cell office:value-type="float" office:value="186.00000000000003">
            <text:p>186.00000000000003</text:p>
          </table:table-cell>
          <table:table-cell office:value-type="float" office:value="18.6">
            <text:p>18.6</text:p>
          </table:table-cell>
          <table:table-cell office:value-type="float" office:value="12.005735902303549">
            <text:p>12.005735902303549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150870029</text:p>
          </table:table-cell>
          <table:table-cell office:value-type="string">
            <text:p>MCSSA018086</text:p>
          </table:table-cell>
          <table:table-cell office:value-type="float" office:value="8.470986543097496">
            <text:p>8.470986543097496</text:p>
          </table:table-cell>
          <table:table-cell office:value-type="float" office:value="186.00000000000003">
            <text:p>186.00000000000003</text:p>
          </table:table-cell>
          <table:table-cell office:value-type="float" office:value="18.6">
            <text:p>18.6</text:p>
          </table:table-cell>
          <table:table-cell office:value-type="float" office:value="12.005735902303549">
            <text:p>12.005735902303549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150870029</text:p>
          </table:table-cell>
          <table:table-cell office:value-type="string">
            <text:p>MCSSA018231</text:p>
          </table:table-cell>
          <table:table-cell office:value-type="float" office:value="15.131556181023017">
            <text:p>15.131556181023017</text:p>
          </table:table-cell>
          <table:table-cell office:value-type="float" office:value="186.00000000000003">
            <text:p>186.00000000000003</text:p>
          </table:table-cell>
          <table:table-cell office:value-type="float" office:value="18.6">
            <text:p>18.6</text:p>
          </table:table-cell>
          <table:table-cell office:value-type="float" office:value="12.005735902303549">
            <text:p>12.005735902303549</text:p>
          </table:table-cell>
          <table:table-cell office:value-type="float" office:value="10">
            <text:p>10</text:p>
          </table:table-cell>
        </table:table-row>
        <table:table-row>
          <table:table-cell office:value-type="string">
            <text:p>150870030</text:p>
          </table:table-cell>
          <table:table-cell office:value-type="string">
            <text:p>MCSSA006273</text:p>
          </table:table-cell>
          <table:table-cell office:value-type="float" office:value="29.189118259514025">
            <text:p>29.189118259514025</text:p>
          </table:table-cell>
          <table:table-cell office:value-type="float" office:value="169.0">
            <text:p>169.0</text:p>
          </table:table-cell>
          <table:table-cell office:value-type="float" office:value="28.166666666666668">
            <text:p>28.166666666666668</text:p>
          </table:table-cell>
          <table:table-cell office:value-type="float" office:value="12.58427120524267">
            <text:p>12.5842712052426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30</text:p>
          </table:table-cell>
          <table:table-cell office:value-type="string">
            <text:p>MCSSA006290</text:p>
          </table:table-cell>
          <table:table-cell office:value-type="float" office:value="51.926087015666766">
            <text:p>51.926087015666766</text:p>
          </table:table-cell>
          <table:table-cell office:value-type="float" office:value="169.0">
            <text:p>169.0</text:p>
          </table:table-cell>
          <table:table-cell office:value-type="float" office:value="28.166666666666668">
            <text:p>28.166666666666668</text:p>
          </table:table-cell>
          <table:table-cell office:value-type="float" office:value="12.58427120524267">
            <text:p>12.5842712052426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30</text:p>
          </table:table-cell>
          <table:table-cell office:value-type="string">
            <text:p>MCSSA014185</text:p>
          </table:table-cell>
          <table:table-cell office:value-type="float" office:value="19.433630553157986">
            <text:p>19.433630553157986</text:p>
          </table:table-cell>
          <table:table-cell office:value-type="float" office:value="169.0">
            <text:p>169.0</text:p>
          </table:table-cell>
          <table:table-cell office:value-type="float" office:value="28.166666666666668">
            <text:p>28.166666666666668</text:p>
          </table:table-cell>
          <table:table-cell office:value-type="float" office:value="12.58427120524267">
            <text:p>12.5842712052426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30</text:p>
          </table:table-cell>
          <table:table-cell office:value-type="string">
            <text:p>MCSSA017362</text:p>
          </table:table-cell>
          <table:table-cell office:value-type="float" office:value="21.643150727035394">
            <text:p>21.643150727035394</text:p>
          </table:table-cell>
          <table:table-cell office:value-type="float" office:value="169.0">
            <text:p>169.0</text:p>
          </table:table-cell>
          <table:table-cell office:value-type="float" office:value="28.166666666666668">
            <text:p>28.166666666666668</text:p>
          </table:table-cell>
          <table:table-cell office:value-type="float" office:value="12.58427120524267">
            <text:p>12.5842712052426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30</text:p>
          </table:table-cell>
          <table:table-cell office:value-type="string">
            <text:p>MCSSA017374</text:p>
          </table:table-cell>
          <table:table-cell office:value-type="float" office:value="33.9025730186419">
            <text:p>33.9025730186419</text:p>
          </table:table-cell>
          <table:table-cell office:value-type="float" office:value="169.0">
            <text:p>169.0</text:p>
          </table:table-cell>
          <table:table-cell office:value-type="float" office:value="28.166666666666668">
            <text:p>28.166666666666668</text:p>
          </table:table-cell>
          <table:table-cell office:value-type="float" office:value="12.58427120524267">
            <text:p>12.5842712052426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30</text:p>
          </table:table-cell>
          <table:table-cell office:value-type="string">
            <text:p>MCSSA018231</text:p>
          </table:table-cell>
          <table:table-cell office:value-type="float" office:value="12.905440425983944">
            <text:p>12.905440425983944</text:p>
          </table:table-cell>
          <table:table-cell office:value-type="float" office:value="169.0">
            <text:p>169.0</text:p>
          </table:table-cell>
          <table:table-cell office:value-type="float" office:value="28.166666666666668">
            <text:p>28.166666666666668</text:p>
          </table:table-cell>
          <table:table-cell office:value-type="float" office:value="12.58427120524267">
            <text:p>12.5842712052426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79</text:p>
          </table:table-cell>
          <table:table-cell office:value-type="string">
            <text:p>MCSSA004856</text:p>
          </table:table-cell>
          <table:table-cell office:value-type="float" office:value="18.74988684922165">
            <text:p>18.74988684922165</text:p>
          </table:table-cell>
          <table:table-cell office:value-type="float" office:value="103.0">
            <text:p>103.0</text:p>
          </table:table-cell>
          <table:table-cell office:value-type="float" office:value="20.6">
            <text:p>20.6</text:p>
          </table:table-cell>
          <table:table-cell office:value-type="float" office:value="14.211151032421098">
            <text:p>14.211151032421098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870079</text:p>
          </table:table-cell>
          <table:table-cell office:value-type="string">
            <text:p>MCSSA004861</text:p>
          </table:table-cell>
          <table:table-cell office:value-type="float" office:value="14.752223832057284">
            <text:p>14.752223832057284</text:p>
          </table:table-cell>
          <table:table-cell office:value-type="float" office:value="103.0">
            <text:p>103.0</text:p>
          </table:table-cell>
          <table:table-cell office:value-type="float" office:value="20.6">
            <text:p>20.6</text:p>
          </table:table-cell>
          <table:table-cell office:value-type="float" office:value="14.211151032421098">
            <text:p>14.211151032421098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870079</text:p>
          </table:table-cell>
          <table:table-cell office:value-type="string">
            <text:p>MCSSA017082</text:p>
          </table:table-cell>
          <table:table-cell office:value-type="float" office:value="10.671103344620875">
            <text:p>10.671103344620875</text:p>
          </table:table-cell>
          <table:table-cell office:value-type="float" office:value="103.0">
            <text:p>103.0</text:p>
          </table:table-cell>
          <table:table-cell office:value-type="float" office:value="20.6">
            <text:p>20.6</text:p>
          </table:table-cell>
          <table:table-cell office:value-type="float" office:value="14.211151032421098">
            <text:p>14.211151032421098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870079</text:p>
          </table:table-cell>
          <table:table-cell office:value-type="string">
            <text:p>MCSSA006326</text:p>
          </table:table-cell>
          <table:table-cell office:value-type="float" office:value="48.363721254243885">
            <text:p>48.363721254243885</text:p>
          </table:table-cell>
          <table:table-cell office:value-type="float" office:value="103.0">
            <text:p>103.0</text:p>
          </table:table-cell>
          <table:table-cell office:value-type="float" office:value="20.6">
            <text:p>20.6</text:p>
          </table:table-cell>
          <table:table-cell office:value-type="float" office:value="14.211151032421098">
            <text:p>14.211151032421098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870079</text:p>
          </table:table-cell>
          <table:table-cell office:value-type="string">
            <text:p>MCSSA006360</text:p>
          </table:table-cell>
          <table:table-cell office:value-type="float" office:value="10.463064719856304">
            <text:p>10.463064719856304</text:p>
          </table:table-cell>
          <table:table-cell office:value-type="float" office:value="103.0">
            <text:p>103.0</text:p>
          </table:table-cell>
          <table:table-cell office:value-type="float" office:value="20.6">
            <text:p>20.6</text:p>
          </table:table-cell>
          <table:table-cell office:value-type="float" office:value="14.211151032421098">
            <text:p>14.211151032421098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870005</text:p>
          </table:table-cell>
          <table:table-cell office:value-type="string">
            <text:p>MCSSA014281</text:p>
          </table:table-cell>
          <table:table-cell office:value-type="float" office:value="32.0">
            <text:p>32.0</text:p>
          </table:table-cell>
          <table:table-cell office:value-type="float" office:value="32.0">
            <text:p>32.0</text:p>
          </table:table-cell>
          <table:table-cell office:value-type="float" office:value="32.0">
            <text:p>32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870020</text:p>
          </table:table-cell>
          <table:table-cell office:value-type="string">
            <text:p>MCSSA006256</text:p>
          </table:table-cell>
          <table:table-cell office:value-type="float" office:value="26.395487590966294">
            <text:p>26.395487590966294</text:p>
          </table:table-cell>
          <table:table-cell office:value-type="float" office:value="37.0">
            <text:p>37.0</text:p>
          </table:table-cell>
          <table:table-cell office:value-type="float" office:value="7.4">
            <text:p>7.4</text:p>
          </table:table-cell>
          <table:table-cell office:value-type="float" office:value="9.52846035225459">
            <text:p>9.52846035225459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870020</text:p>
          </table:table-cell>
          <table:table-cell office:value-type="string">
            <text:p>MCSSA006314</text:p>
          </table:table-cell>
          <table:table-cell office:value-type="float" office:value="4.109439769197099">
            <text:p>4.109439769197099</text:p>
          </table:table-cell>
          <table:table-cell office:value-type="float" office:value="37.0">
            <text:p>37.0</text:p>
          </table:table-cell>
          <table:table-cell office:value-type="float" office:value="7.4">
            <text:p>7.4</text:p>
          </table:table-cell>
          <table:table-cell office:value-type="float" office:value="9.52846035225459">
            <text:p>9.52846035225459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870020</text:p>
          </table:table-cell>
          <table:table-cell office:value-type="string">
            <text:p>MCSSA006331</text:p>
          </table:table-cell>
          <table:table-cell office:value-type="float" office:value="1.956142588298567">
            <text:p>1.956142588298567</text:p>
          </table:table-cell>
          <table:table-cell office:value-type="float" office:value="37.0">
            <text:p>37.0</text:p>
          </table:table-cell>
          <table:table-cell office:value-type="float" office:value="7.4">
            <text:p>7.4</text:p>
          </table:table-cell>
          <table:table-cell office:value-type="float" office:value="9.52846035225459">
            <text:p>9.52846035225459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870020</text:p>
          </table:table-cell>
          <table:table-cell office:value-type="string">
            <text:p>MCSSA014281</text:p>
          </table:table-cell>
          <table:table-cell office:value-type="float" office:value="2.372144645926118">
            <text:p>2.372144645926118</text:p>
          </table:table-cell>
          <table:table-cell office:value-type="float" office:value="37.0">
            <text:p>37.0</text:p>
          </table:table-cell>
          <table:table-cell office:value-type="float" office:value="7.4">
            <text:p>7.4</text:p>
          </table:table-cell>
          <table:table-cell office:value-type="float" office:value="9.52846035225459">
            <text:p>9.52846035225459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870020</text:p>
          </table:table-cell>
          <table:table-cell office:value-type="string">
            <text:p>MCSSA018086</text:p>
          </table:table-cell>
          <table:table-cell office:value-type="float" office:value="2.1667854056119182">
            <text:p>2.1667854056119182</text:p>
          </table:table-cell>
          <table:table-cell office:value-type="float" office:value="37.0">
            <text:p>37.0</text:p>
          </table:table-cell>
          <table:table-cell office:value-type="float" office:value="7.4">
            <text:p>7.4</text:p>
          </table:table-cell>
          <table:table-cell office:value-type="float" office:value="9.52846035225459">
            <text:p>9.52846035225459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870008</text:p>
          </table:table-cell>
          <table:table-cell office:value-type="string">
            <text:p>MCSSA006314</text:p>
          </table:table-cell>
          <table:table-cell office:value-type="float" office:value="50.97827382858248">
            <text:p>50.97827382858248</text:p>
          </table:table-cell>
          <table:table-cell office:value-type="float" office:value="77.0">
            <text:p>77.0</text:p>
          </table:table-cell>
          <table:table-cell office:value-type="float" office:value="38.5">
            <text:p>38.5</text:p>
          </table:table-cell>
          <table:table-cell office:value-type="float" office:value="12.478273828582477">
            <text:p>12.478273828582477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870008</text:p>
          </table:table-cell>
          <table:table-cell office:value-type="string">
            <text:p>MCSSA006355</text:p>
          </table:table-cell>
          <table:table-cell office:value-type="float" office:value="26.021726171417527">
            <text:p>26.021726171417527</text:p>
          </table:table-cell>
          <table:table-cell office:value-type="float" office:value="77.0">
            <text:p>77.0</text:p>
          </table:table-cell>
          <table:table-cell office:value-type="float" office:value="38.5">
            <text:p>38.5</text:p>
          </table:table-cell>
          <table:table-cell office:value-type="float" office:value="12.478273828582477">
            <text:p>12.478273828582477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870016</text:p>
          </table:table-cell>
          <table:table-cell office:value-type="string">
            <text:p>MCSSA006256</text:p>
          </table:table-cell>
          <table:table-cell office:value-type="float" office:value="16.99120750596703">
            <text:p>16.99120750596703</text:p>
          </table:table-cell>
          <table:table-cell office:value-type="float" office:value="26.0">
            <text:p>26.0</text:p>
          </table:table-cell>
          <table:table-cell office:value-type="float" office:value="8.666666666666666">
            <text:p>8.666666666666666</text:p>
          </table:table-cell>
          <table:table-cell office:value-type="float" office:value="5.900021771984081">
            <text:p>5.900021771984081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870016</text:p>
          </table:table-cell>
          <table:table-cell office:value-type="string">
            <text:p>MCSSA006302</text:p>
          </table:table-cell>
          <table:table-cell office:value-type="float" office:value="4.996229781807043">
            <text:p>4.996229781807043</text:p>
          </table:table-cell>
          <table:table-cell office:value-type="float" office:value="26.0">
            <text:p>26.0</text:p>
          </table:table-cell>
          <table:table-cell office:value-type="float" office:value="8.666666666666666">
            <text:p>8.666666666666666</text:p>
          </table:table-cell>
          <table:table-cell office:value-type="float" office:value="5.900021771984081">
            <text:p>5.900021771984081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870016</text:p>
          </table:table-cell>
          <table:table-cell office:value-type="string">
            <text:p>MCSSA006314</text:p>
          </table:table-cell>
          <table:table-cell office:value-type="float" office:value="4.012562712225929">
            <text:p>4.012562712225929</text:p>
          </table:table-cell>
          <table:table-cell office:value-type="float" office:value="26.0">
            <text:p>26.0</text:p>
          </table:table-cell>
          <table:table-cell office:value-type="float" office:value="8.666666666666666">
            <text:p>8.666666666666666</text:p>
          </table:table-cell>
          <table:table-cell office:value-type="float" office:value="5.900021771984081">
            <text:p>5.900021771984081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870035</text:p>
          </table:table-cell>
          <table:table-cell office:value-type="string">
            <text:p>MCSSA006273</text:p>
          </table:table-cell>
          <table:table-cell office:value-type="float" office:value="15.544322181235406">
            <text:p>15.544322181235406</text:p>
          </table:table-cell>
          <table:table-cell office:value-type="float" office:value="44.00000000000001">
            <text:p>44.00000000000001</text:p>
          </table:table-cell>
          <table:table-cell office:value-type="float" office:value="6.2857142857142865">
            <text:p>6.2857142857142865</text:p>
          </table:table-cell>
          <table:table-cell office:value-type="float" office:value="4.213806676804822">
            <text:p>4.213806676804822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35</text:p>
          </table:table-cell>
          <table:table-cell office:value-type="string">
            <text:p>MCSSA006285</text:p>
          </table:table-cell>
          <table:table-cell office:value-type="float" office:value="8.690271176578305">
            <text:p>8.690271176578305</text:p>
          </table:table-cell>
          <table:table-cell office:value-type="float" office:value="44.00000000000001">
            <text:p>44.00000000000001</text:p>
          </table:table-cell>
          <table:table-cell office:value-type="float" office:value="6.2857142857142865">
            <text:p>6.2857142857142865</text:p>
          </table:table-cell>
          <table:table-cell office:value-type="float" office:value="4.213806676804822">
            <text:p>4.213806676804822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35</text:p>
          </table:table-cell>
          <table:table-cell office:value-type="string">
            <text:p>MCSSA006290</text:p>
          </table:table-cell>
          <table:table-cell office:value-type="float" office:value="4.979089559584711">
            <text:p>4.979089559584711</text:p>
          </table:table-cell>
          <table:table-cell office:value-type="float" office:value="44.00000000000001">
            <text:p>44.00000000000001</text:p>
          </table:table-cell>
          <table:table-cell office:value-type="float" office:value="6.2857142857142865">
            <text:p>6.2857142857142865</text:p>
          </table:table-cell>
          <table:table-cell office:value-type="float" office:value="4.213806676804822">
            <text:p>4.213806676804822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35</text:p>
          </table:table-cell>
          <table:table-cell office:value-type="string">
            <text:p>MCSSA014185</text:p>
          </table:table-cell>
          <table:table-cell office:value-type="float" office:value="3.972207138875382">
            <text:p>3.972207138875382</text:p>
          </table:table-cell>
          <table:table-cell office:value-type="float" office:value="44.00000000000001">
            <text:p>44.00000000000001</text:p>
          </table:table-cell>
          <table:table-cell office:value-type="float" office:value="6.2857142857142865">
            <text:p>6.2857142857142865</text:p>
          </table:table-cell>
          <table:table-cell office:value-type="float" office:value="4.213806676804822">
            <text:p>4.213806676804822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35</text:p>
          </table:table-cell>
          <table:table-cell office:value-type="string">
            <text:p>MCSSA014281</text:p>
          </table:table-cell>
          <table:table-cell office:value-type="float" office:value="3.3872127276510104">
            <text:p>3.3872127276510104</text:p>
          </table:table-cell>
          <table:table-cell office:value-type="float" office:value="44.00000000000001">
            <text:p>44.00000000000001</text:p>
          </table:table-cell>
          <table:table-cell office:value-type="float" office:value="6.2857142857142865">
            <text:p>6.2857142857142865</text:p>
          </table:table-cell>
          <table:table-cell office:value-type="float" office:value="4.213806676804822">
            <text:p>4.213806676804822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35</text:p>
          </table:table-cell>
          <table:table-cell office:value-type="string">
            <text:p>MCSSA017362</text:p>
          </table:table-cell>
          <table:table-cell office:value-type="float" office:value="5.144437209210995">
            <text:p>5.144437209210995</text:p>
          </table:table-cell>
          <table:table-cell office:value-type="float" office:value="44.00000000000001">
            <text:p>44.00000000000001</text:p>
          </table:table-cell>
          <table:table-cell office:value-type="float" office:value="6.2857142857142865">
            <text:p>6.2857142857142865</text:p>
          </table:table-cell>
          <table:table-cell office:value-type="float" office:value="4.213806676804822">
            <text:p>4.213806676804822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35</text:p>
          </table:table-cell>
          <table:table-cell office:value-type="string">
            <text:p>MCSSA017374</text:p>
          </table:table-cell>
          <table:table-cell office:value-type="float" office:value="2.2824600068641896">
            <text:p>2.2824600068641896</text:p>
          </table:table-cell>
          <table:table-cell office:value-type="float" office:value="44.00000000000001">
            <text:p>44.00000000000001</text:p>
          </table:table-cell>
          <table:table-cell office:value-type="float" office:value="6.2857142857142865">
            <text:p>6.2857142857142865</text:p>
          </table:table-cell>
          <table:table-cell office:value-type="float" office:value="4.213806676804822">
            <text:p>4.213806676804822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44</text:p>
          </table:table-cell>
          <table:table-cell office:value-type="string">
            <text:p>MCSSA004914</text:p>
          </table:table-cell>
          <table:table-cell office:value-type="float" office:value="8.41744260081065">
            <text:p>8.41744260081065</text:p>
          </table:table-cell>
          <table:table-cell office:value-type="float" office:value="17.0">
            <text:p>17.0</text:p>
          </table:table-cell>
          <table:table-cell office:value-type="float" office:value="8.5">
            <text:p>8.5</text:p>
          </table:table-cell>
          <table:table-cell office:value-type="float" office:value="0.08255739918934868">
            <text:p>0.0825573991893486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870044</text:p>
          </table:table-cell>
          <table:table-cell office:value-type="string">
            <text:p>MCSSA006355</text:p>
          </table:table-cell>
          <table:table-cell office:value-type="float" office:value="8.582557399189348">
            <text:p>8.582557399189348</text:p>
          </table:table-cell>
          <table:table-cell office:value-type="float" office:value="17.0">
            <text:p>17.0</text:p>
          </table:table-cell>
          <table:table-cell office:value-type="float" office:value="8.5">
            <text:p>8.5</text:p>
          </table:table-cell>
          <table:table-cell office:value-type="float" office:value="0.08255739918934868">
            <text:p>0.0825573991893486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870068</text:p>
          </table:table-cell>
          <table:table-cell office:value-type="string">
            <text:p>MCSSA006273</text:p>
          </table:table-cell>
          <table:table-cell office:value-type="float" office:value="14.63746490963671">
            <text:p>14.63746490963671</text:p>
          </table:table-cell>
          <table:table-cell office:value-type="float" office:value="36.0">
            <text:p>36.0</text:p>
          </table:table-cell>
          <table:table-cell office:value-type="float" office:value="4.5">
            <text:p>4.5</text:p>
          </table:table-cell>
          <table:table-cell office:value-type="float" office:value="4.167956049465324">
            <text:p>4.167956049465324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150870068</text:p>
          </table:table-cell>
          <table:table-cell office:value-type="string">
            <text:p>MCSSA006285</text:p>
          </table:table-cell>
          <table:table-cell office:value-type="float" office:value="4.931332215408358">
            <text:p>4.931332215408358</text:p>
          </table:table-cell>
          <table:table-cell office:value-type="float" office:value="36.0">
            <text:p>36.0</text:p>
          </table:table-cell>
          <table:table-cell office:value-type="float" office:value="4.5">
            <text:p>4.5</text:p>
          </table:table-cell>
          <table:table-cell office:value-type="float" office:value="4.167956049465324">
            <text:p>4.167956049465324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150870068</text:p>
          </table:table-cell>
          <table:table-cell office:value-type="string">
            <text:p>MCSSA006290</text:p>
          </table:table-cell>
          <table:table-cell office:value-type="float" office:value="2.7942138547900823">
            <text:p>2.7942138547900823</text:p>
          </table:table-cell>
          <table:table-cell office:value-type="float" office:value="36.0">
            <text:p>36.0</text:p>
          </table:table-cell>
          <table:table-cell office:value-type="float" office:value="4.5">
            <text:p>4.5</text:p>
          </table:table-cell>
          <table:table-cell office:value-type="float" office:value="4.167956049465324">
            <text:p>4.167956049465324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150870068</text:p>
          </table:table-cell>
          <table:table-cell office:value-type="string">
            <text:p>MCSSA014185</text:p>
          </table:table-cell>
          <table:table-cell office:value-type="float" office:value="2.5492477518228895">
            <text:p>2.5492477518228895</text:p>
          </table:table-cell>
          <table:table-cell office:value-type="float" office:value="36.0">
            <text:p>36.0</text:p>
          </table:table-cell>
          <table:table-cell office:value-type="float" office:value="4.5">
            <text:p>4.5</text:p>
          </table:table-cell>
          <table:table-cell office:value-type="float" office:value="4.167956049465324">
            <text:p>4.167956049465324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150870068</text:p>
          </table:table-cell>
          <table:table-cell office:value-type="string">
            <text:p>MCSSA014281</text:p>
          </table:table-cell>
          <table:table-cell office:value-type="float" office:value="1.2029307519590893">
            <text:p>1.2029307519590893</text:p>
          </table:table-cell>
          <table:table-cell office:value-type="float" office:value="36.0">
            <text:p>36.0</text:p>
          </table:table-cell>
          <table:table-cell office:value-type="float" office:value="4.5">
            <text:p>4.5</text:p>
          </table:table-cell>
          <table:table-cell office:value-type="float" office:value="4.167956049465324">
            <text:p>4.167956049465324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150870068</text:p>
          </table:table-cell>
          <table:table-cell office:value-type="string">
            <text:p>MCSSA017362</text:p>
          </table:table-cell>
          <table:table-cell office:value-type="float" office:value="2.353455200595066">
            <text:p>2.353455200595066</text:p>
          </table:table-cell>
          <table:table-cell office:value-type="float" office:value="36.0">
            <text:p>36.0</text:p>
          </table:table-cell>
          <table:table-cell office:value-type="float" office:value="4.5">
            <text:p>4.5</text:p>
          </table:table-cell>
          <table:table-cell office:value-type="float" office:value="4.167956049465324">
            <text:p>4.167956049465324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150870068</text:p>
          </table:table-cell>
          <table:table-cell office:value-type="string">
            <text:p>MCSSA017374</text:p>
          </table:table-cell>
          <table:table-cell office:value-type="float" office:value="1.2409302195733853">
            <text:p>1.2409302195733853</text:p>
          </table:table-cell>
          <table:table-cell office:value-type="float" office:value="36.0">
            <text:p>36.0</text:p>
          </table:table-cell>
          <table:table-cell office:value-type="float" office:value="4.5">
            <text:p>4.5</text:p>
          </table:table-cell>
          <table:table-cell office:value-type="float" office:value="4.167956049465324">
            <text:p>4.167956049465324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150870068</text:p>
          </table:table-cell>
          <table:table-cell office:value-type="string">
            <text:p>MCSSA018231</text:p>
          </table:table-cell>
          <table:table-cell office:value-type="float" office:value="6.290425096214417">
            <text:p>6.290425096214417</text:p>
          </table:table-cell>
          <table:table-cell office:value-type="float" office:value="36.0">
            <text:p>36.0</text:p>
          </table:table-cell>
          <table:table-cell office:value-type="float" office:value="4.5">
            <text:p>4.5</text:p>
          </table:table-cell>
          <table:table-cell office:value-type="float" office:value="4.167956049465324">
            <text:p>4.167956049465324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150870011</text:p>
          </table:table-cell>
          <table:table-cell office:value-type="string">
            <text:p>MCSSA006273</text:p>
          </table:table-cell>
          <table:table-cell office:value-type="float" office:value="25.007300858793432">
            <text:p>25.007300858793432</text:p>
          </table:table-cell>
          <table:table-cell office:value-type="float" office:value="118.0">
            <text:p>118.0</text:p>
          </table:table-cell>
          <table:table-cell office:value-type="float" office:value="16.857142857142858">
            <text:p>16.857142857142858</text:p>
          </table:table-cell>
          <table:table-cell office:value-type="float" office:value="17.283124559250723">
            <text:p>17.283124559250723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11</text:p>
          </table:table-cell>
          <table:table-cell office:value-type="string">
            <text:p>MCSSA006285</text:p>
          </table:table-cell>
          <table:table-cell office:value-type="float" office:value="56.22587709597875">
            <text:p>56.22587709597875</text:p>
          </table:table-cell>
          <table:table-cell office:value-type="float" office:value="118.0">
            <text:p>118.0</text:p>
          </table:table-cell>
          <table:table-cell office:value-type="float" office:value="16.857142857142858">
            <text:p>16.857142857142858</text:p>
          </table:table-cell>
          <table:table-cell office:value-type="float" office:value="17.283124559250723">
            <text:p>17.283124559250723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11</text:p>
          </table:table-cell>
          <table:table-cell office:value-type="string">
            <text:p>MCSSA006290</text:p>
          </table:table-cell>
          <table:table-cell office:value-type="float" office:value="10.408197314479304">
            <text:p>10.408197314479304</text:p>
          </table:table-cell>
          <table:table-cell office:value-type="float" office:value="118.0">
            <text:p>118.0</text:p>
          </table:table-cell>
          <table:table-cell office:value-type="float" office:value="16.857142857142858">
            <text:p>16.857142857142858</text:p>
          </table:table-cell>
          <table:table-cell office:value-type="float" office:value="17.283124559250723">
            <text:p>17.283124559250723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11</text:p>
          </table:table-cell>
          <table:table-cell office:value-type="string">
            <text:p>MCSSA014185</text:p>
          </table:table-cell>
          <table:table-cell office:value-type="float" office:value="8.196090211995841">
            <text:p>8.196090211995841</text:p>
          </table:table-cell>
          <table:table-cell office:value-type="float" office:value="118.0">
            <text:p>118.0</text:p>
          </table:table-cell>
          <table:table-cell office:value-type="float" office:value="16.857142857142858">
            <text:p>16.857142857142858</text:p>
          </table:table-cell>
          <table:table-cell office:value-type="float" office:value="17.283124559250723">
            <text:p>17.283124559250723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11</text:p>
          </table:table-cell>
          <table:table-cell office:value-type="string">
            <text:p>MCSSA017362</text:p>
          </table:table-cell>
          <table:table-cell office:value-type="float" office:value="5.339297551482276">
            <text:p>5.339297551482276</text:p>
          </table:table-cell>
          <table:table-cell office:value-type="float" office:value="118.0">
            <text:p>118.0</text:p>
          </table:table-cell>
          <table:table-cell office:value-type="float" office:value="16.857142857142858">
            <text:p>16.857142857142858</text:p>
          </table:table-cell>
          <table:table-cell office:value-type="float" office:value="17.283124559250723">
            <text:p>17.283124559250723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11</text:p>
          </table:table-cell>
          <table:table-cell office:value-type="string">
            <text:p>MCSSA017374</text:p>
          </table:table-cell>
          <table:table-cell office:value-type="float" office:value="4.522041837980376">
            <text:p>4.522041837980376</text:p>
          </table:table-cell>
          <table:table-cell office:value-type="float" office:value="118.0">
            <text:p>118.0</text:p>
          </table:table-cell>
          <table:table-cell office:value-type="float" office:value="16.857142857142858">
            <text:p>16.857142857142858</text:p>
          </table:table-cell>
          <table:table-cell office:value-type="float" office:value="17.283124559250723">
            <text:p>17.283124559250723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11</text:p>
          </table:table-cell>
          <table:table-cell office:value-type="string">
            <text:p>MCSSA018231</text:p>
          </table:table-cell>
          <table:table-cell office:value-type="float" office:value="8.301195129290015">
            <text:p>8.301195129290015</text:p>
          </table:table-cell>
          <table:table-cell office:value-type="float" office:value="118.0">
            <text:p>118.0</text:p>
          </table:table-cell>
          <table:table-cell office:value-type="float" office:value="16.857142857142858">
            <text:p>16.857142857142858</text:p>
          </table:table-cell>
          <table:table-cell office:value-type="float" office:value="17.283124559250723">
            <text:p>17.283124559250723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01</text:p>
          </table:table-cell>
          <table:table-cell office:value-type="string">
            <text:p>MCSSA006302</text:p>
          </table:table-cell>
          <table:table-cell office:value-type="float" office:value="31.801655330402937">
            <text:p>31.801655330402937</text:p>
          </table:table-cell>
          <table:table-cell office:value-type="float" office:value="65.0">
            <text:p>65.0</text:p>
          </table:table-cell>
          <table:table-cell office:value-type="float" office:value="16.25">
            <text:p>16.25</text:p>
          </table:table-cell>
          <table:table-cell office:value-type="float" office:value="9.464572088701914">
            <text:p>9.46457208870191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870001</text:p>
          </table:table-cell>
          <table:table-cell office:value-type="string">
            <text:p>MCSSA006314</text:p>
          </table:table-cell>
          <table:table-cell office:value-type="float" office:value="12.286524933872853">
            <text:p>12.286524933872853</text:p>
          </table:table-cell>
          <table:table-cell office:value-type="float" office:value="65.0">
            <text:p>65.0</text:p>
          </table:table-cell>
          <table:table-cell office:value-type="float" office:value="16.25">
            <text:p>16.25</text:p>
          </table:table-cell>
          <table:table-cell office:value-type="float" office:value="9.464572088701914">
            <text:p>9.46457208870191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870001</text:p>
          </table:table-cell>
          <table:table-cell office:value-type="string">
            <text:p>MCSSA014281</text:p>
          </table:table-cell>
          <table:table-cell office:value-type="float" office:value="6.356737984737169">
            <text:p>6.356737984737169</text:p>
          </table:table-cell>
          <table:table-cell office:value-type="float" office:value="65.0">
            <text:p>65.0</text:p>
          </table:table-cell>
          <table:table-cell office:value-type="float" office:value="16.25">
            <text:p>16.25</text:p>
          </table:table-cell>
          <table:table-cell office:value-type="float" office:value="9.464572088701914">
            <text:p>9.46457208870191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870001</text:p>
          </table:table-cell>
          <table:table-cell office:value-type="string">
            <text:p>MCSSA018086</text:p>
          </table:table-cell>
          <table:table-cell office:value-type="float" office:value="14.555081750987037">
            <text:p>14.555081750987037</text:p>
          </table:table-cell>
          <table:table-cell office:value-type="float" office:value="65.0">
            <text:p>65.0</text:p>
          </table:table-cell>
          <table:table-cell office:value-type="float" office:value="16.25">
            <text:p>16.25</text:p>
          </table:table-cell>
          <table:table-cell office:value-type="float" office:value="9.464572088701914">
            <text:p>9.46457208870191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900059</text:p>
          </table:table-cell>
          <table:table-cell office:value-type="string">
            <text:p>MCSSA006536</text:p>
          </table:table-cell>
          <table:table-cell office:value-type="float" office:value="29.885698209372148">
            <text:p>29.885698209372148</text:p>
          </table:table-cell>
          <table:table-cell office:value-type="float" office:value="39.00000000000001">
            <text:p>39.00000000000001</text:p>
          </table:table-cell>
          <table:table-cell office:value-type="float" office:value="13.000000000000002">
            <text:p>13.000000000000002</text:p>
          </table:table-cell>
          <table:table-cell office:value-type="float" office:value="11.942925340403644">
            <text:p>11.94292534040364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900059</text:p>
          </table:table-cell>
          <table:table-cell office:value-type="string">
            <text:p>MCSSA006570</text:p>
          </table:table-cell>
          <table:table-cell office:value-type="float" office:value="4.23296650921865">
            <text:p>4.23296650921865</text:p>
          </table:table-cell>
          <table:table-cell office:value-type="float" office:value="39.00000000000001">
            <text:p>39.00000000000001</text:p>
          </table:table-cell>
          <table:table-cell office:value-type="float" office:value="13.000000000000002">
            <text:p>13.000000000000002</text:p>
          </table:table-cell>
          <table:table-cell office:value-type="float" office:value="11.942925340403644">
            <text:p>11.94292534040364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900059</text:p>
          </table:table-cell>
          <table:table-cell office:value-type="string">
            <text:p>MCSSA006623</text:p>
          </table:table-cell>
          <table:table-cell office:value-type="float" office:value="4.881335281409207">
            <text:p>4.881335281409207</text:p>
          </table:table-cell>
          <table:table-cell office:value-type="float" office:value="39.00000000000001">
            <text:p>39.00000000000001</text:p>
          </table:table-cell>
          <table:table-cell office:value-type="float" office:value="13.000000000000002">
            <text:p>13.000000000000002</text:p>
          </table:table-cell>
          <table:table-cell office:value-type="float" office:value="11.942925340403644">
            <text:p>11.94292534040364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900062</text:p>
          </table:table-cell>
          <table:table-cell office:value-type="string">
            <text:p>MCSSA006536</text:p>
          </table:table-cell>
          <table:table-cell office:value-type="float" office:value="11.0">
            <text:p>11.0</text:p>
          </table:table-cell>
          <table:table-cell office:value-type="float" office:value="11.0">
            <text:p>11.0</text:p>
          </table:table-cell>
          <table:table-cell office:value-type="float" office:value="11.0">
            <text:p>11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900025</text:p>
          </table:table-cell>
          <table:table-cell office:value-type="string">
            <text:p>MCSSA006582</text:p>
          </table:table-cell>
          <table:table-cell office:value-type="float" office:value="91.0">
            <text:p>91.0</text:p>
          </table:table-cell>
          <table:table-cell office:value-type="float" office:value="91.0">
            <text:p>91.0</text:p>
          </table:table-cell>
          <table:table-cell office:value-type="float" office:value="91.0">
            <text:p>91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900064</text:p>
          </table:table-cell>
          <table:table-cell office:value-type="string">
            <text:p>MCSSA00660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900075</text:p>
          </table:table-cell>
          <table:table-cell office:value-type="string">
            <text:p>MCSSA006536</text:p>
          </table:table-cell>
          <table:table-cell office:value-type="float" office:value="8.300328532220123">
            <text:p>8.300328532220123</text:p>
          </table:table-cell>
          <table:table-cell office:value-type="float" office:value="16.0">
            <text:p>16.0</text:p>
          </table:table-cell>
          <table:table-cell office:value-type="float" office:value="5.333333333333333">
            <text:p>5.333333333333333</text:p>
          </table:table-cell>
          <table:table-cell office:value-type="float" office:value="2.614925233477069">
            <text:p>2.614925233477069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900075</text:p>
          </table:table-cell>
          <table:table-cell office:value-type="string">
            <text:p>MCSSA006541</text:p>
          </table:table-cell>
          <table:table-cell office:value-type="float" office:value="5.761498774896307">
            <text:p>5.761498774896307</text:p>
          </table:table-cell>
          <table:table-cell office:value-type="float" office:value="16.0">
            <text:p>16.0</text:p>
          </table:table-cell>
          <table:table-cell office:value-type="float" office:value="5.333333333333333">
            <text:p>5.333333333333333</text:p>
          </table:table-cell>
          <table:table-cell office:value-type="float" office:value="2.614925233477069">
            <text:p>2.614925233477069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900075</text:p>
          </table:table-cell>
          <table:table-cell office:value-type="string">
            <text:p>MCSSA006570</text:p>
          </table:table-cell>
          <table:table-cell office:value-type="float" office:value="1.9381726928835707">
            <text:p>1.9381726928835707</text:p>
          </table:table-cell>
          <table:table-cell office:value-type="float" office:value="16.0">
            <text:p>16.0</text:p>
          </table:table-cell>
          <table:table-cell office:value-type="float" office:value="5.333333333333333">
            <text:p>5.333333333333333</text:p>
          </table:table-cell>
          <table:table-cell office:value-type="float" office:value="2.614925233477069">
            <text:p>2.614925233477069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900056</text:p>
          </table:table-cell>
          <table:table-cell office:value-type="string">
            <text:p>MCSSA001385</text:p>
          </table:table-cell>
          <table:table-cell office:value-type="float" office:value="6.48843139424303">
            <text:p>6.48843139424303</text:p>
          </table:table-cell>
          <table:table-cell office:value-type="float" office:value="16.0">
            <text:p>16.0</text:p>
          </table:table-cell>
          <table:table-cell office:value-type="float" office:value="4.0">
            <text:p>4.0</text:p>
          </table:table-cell>
          <table:table-cell office:value-type="float" office:value="1.7432376801687002">
            <text:p>1.743237680168700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900056</text:p>
          </table:table-cell>
          <table:table-cell office:value-type="string">
            <text:p>MCSSA001390</text:p>
          </table:table-cell>
          <table:table-cell office:value-type="float" office:value="2.1628104647476767">
            <text:p>2.1628104647476767</text:p>
          </table:table-cell>
          <table:table-cell office:value-type="float" office:value="16.0">
            <text:p>16.0</text:p>
          </table:table-cell>
          <table:table-cell office:value-type="float" office:value="4.0">
            <text:p>4.0</text:p>
          </table:table-cell>
          <table:table-cell office:value-type="float" office:value="1.7432376801687002">
            <text:p>1.743237680168700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900056</text:p>
          </table:table-cell>
          <table:table-cell office:value-type="string">
            <text:p>MCSSA006570</text:p>
          </table:table-cell>
          <table:table-cell office:value-type="float" office:value="2.584448736379109">
            <text:p>2.584448736379109</text:p>
          </table:table-cell>
          <table:table-cell office:value-type="float" office:value="16.0">
            <text:p>16.0</text:p>
          </table:table-cell>
          <table:table-cell office:value-type="float" office:value="4.0">
            <text:p>4.0</text:p>
          </table:table-cell>
          <table:table-cell office:value-type="float" office:value="1.7432376801687002">
            <text:p>1.743237680168700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900056</text:p>
          </table:table-cell>
          <table:table-cell office:value-type="string">
            <text:p>MCSSA018890</text:p>
          </table:table-cell>
          <table:table-cell office:value-type="float" office:value="4.764309404630185">
            <text:p>4.764309404630185</text:p>
          </table:table-cell>
          <table:table-cell office:value-type="float" office:value="16.0">
            <text:p>16.0</text:p>
          </table:table-cell>
          <table:table-cell office:value-type="float" office:value="4.0">
            <text:p>4.0</text:p>
          </table:table-cell>
          <table:table-cell office:value-type="float" office:value="1.7432376801687002">
            <text:p>1.743237680168700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900047</text:p>
          </table:table-cell>
          <table:table-cell office:value-type="string">
            <text:p>MCSSA006594</text:p>
          </table:table-cell>
          <table:table-cell office:value-type="float" office:value="77.99999999999999">
            <text:p>77.99999999999999</text:p>
          </table:table-cell>
          <table:table-cell office:value-type="float" office:value="77.99999999999999">
            <text:p>77.99999999999999</text:p>
          </table:table-cell>
          <table:table-cell office:value-type="float" office:value="77.99999999999999">
            <text:p>77.99999999999999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870032</text:p>
          </table:table-cell>
          <table:table-cell office:value-type="string">
            <text:p>MCSSA006396</text:p>
          </table:table-cell>
          <table:table-cell office:value-type="float" office:value="63.0">
            <text:p>63.0</text:p>
          </table:table-cell>
          <table:table-cell office:value-type="float" office:value="63.0">
            <text:p>63.0</text:p>
          </table:table-cell>
          <table:table-cell office:value-type="float" office:value="63.0">
            <text:p>63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870056</text:p>
          </table:table-cell>
          <table:table-cell office:value-type="string">
            <text:p>MCSSA006273</text:p>
          </table:table-cell>
          <table:table-cell office:value-type="float" office:value="15.252868532885591">
            <text:p>15.252868532885591</text:p>
          </table:table-cell>
          <table:table-cell office:value-type="float" office:value="61.0">
            <text:p>61.0</text:p>
          </table:table-cell>
          <table:table-cell office:value-type="float" office:value="8.714285714285714">
            <text:p>8.714285714285714</text:p>
          </table:table-cell>
          <table:table-cell office:value-type="float" office:value="4.400727861589466">
            <text:p>4.400727861589466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56</text:p>
          </table:table-cell>
          <table:table-cell office:value-type="string">
            <text:p>MCSSA006285</text:p>
          </table:table-cell>
          <table:table-cell office:value-type="float" office:value="14.791415363247394">
            <text:p>14.791415363247394</text:p>
          </table:table-cell>
          <table:table-cell office:value-type="float" office:value="61.0">
            <text:p>61.0</text:p>
          </table:table-cell>
          <table:table-cell office:value-type="float" office:value="8.714285714285714">
            <text:p>8.714285714285714</text:p>
          </table:table-cell>
          <table:table-cell office:value-type="float" office:value="4.400727861589466">
            <text:p>4.400727861589466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56</text:p>
          </table:table-cell>
          <table:table-cell office:value-type="string">
            <text:p>MCSSA006290</text:p>
          </table:table-cell>
          <table:table-cell office:value-type="float" office:value="6.181141522004997">
            <text:p>6.181141522004997</text:p>
          </table:table-cell>
          <table:table-cell office:value-type="float" office:value="61.0">
            <text:p>61.0</text:p>
          </table:table-cell>
          <table:table-cell office:value-type="float" office:value="8.714285714285714">
            <text:p>8.714285714285714</text:p>
          </table:table-cell>
          <table:table-cell office:value-type="float" office:value="4.400727861589466">
            <text:p>4.400727861589466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56</text:p>
          </table:table-cell>
          <table:table-cell office:value-type="string">
            <text:p>MCSSA014185</text:p>
          </table:table-cell>
          <table:table-cell office:value-type="float" office:value="4.586995621447285">
            <text:p>4.586995621447285</text:p>
          </table:table-cell>
          <table:table-cell office:value-type="float" office:value="61.0">
            <text:p>61.0</text:p>
          </table:table-cell>
          <table:table-cell office:value-type="float" office:value="8.714285714285714">
            <text:p>8.714285714285714</text:p>
          </table:table-cell>
          <table:table-cell office:value-type="float" office:value="4.400727861589466">
            <text:p>4.400727861589466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56</text:p>
          </table:table-cell>
          <table:table-cell office:value-type="string">
            <text:p>MCSSA014281</text:p>
          </table:table-cell>
          <table:table-cell office:value-type="float" office:value="4.885667920923481">
            <text:p>4.885667920923481</text:p>
          </table:table-cell>
          <table:table-cell office:value-type="float" office:value="61.0">
            <text:p>61.0</text:p>
          </table:table-cell>
          <table:table-cell office:value-type="float" office:value="8.714285714285714">
            <text:p>8.714285714285714</text:p>
          </table:table-cell>
          <table:table-cell office:value-type="float" office:value="4.400727861589466">
            <text:p>4.400727861589466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56</text:p>
          </table:table-cell>
          <table:table-cell office:value-type="string">
            <text:p>MCSSA017362</text:p>
          </table:table-cell>
          <table:table-cell office:value-type="float" office:value="4.866240946024385">
            <text:p>4.866240946024385</text:p>
          </table:table-cell>
          <table:table-cell office:value-type="float" office:value="61.0">
            <text:p>61.0</text:p>
          </table:table-cell>
          <table:table-cell office:value-type="float" office:value="8.714285714285714">
            <text:p>8.714285714285714</text:p>
          </table:table-cell>
          <table:table-cell office:value-type="float" office:value="4.400727861589466">
            <text:p>4.400727861589466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56</text:p>
          </table:table-cell>
          <table:table-cell office:value-type="string">
            <text:p>MCSSA018231</text:p>
          </table:table-cell>
          <table:table-cell office:value-type="float" office:value="10.435670093466864">
            <text:p>10.435670093466864</text:p>
          </table:table-cell>
          <table:table-cell office:value-type="float" office:value="61.0">
            <text:p>61.0</text:p>
          </table:table-cell>
          <table:table-cell office:value-type="float" office:value="8.714285714285714">
            <text:p>8.714285714285714</text:p>
          </table:table-cell>
          <table:table-cell office:value-type="float" office:value="4.400727861589466">
            <text:p>4.400727861589466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870002</text:p>
          </table:table-cell>
          <table:table-cell office:value-type="string">
            <text:p>MCSSA006261</text:p>
          </table:table-cell>
          <table:table-cell office:value-type="float" office:value="30.755714610993433">
            <text:p>30.755714610993433</text:p>
          </table:table-cell>
          <table:table-cell office:value-type="float" office:value="42.0">
            <text:p>42.0</text:p>
          </table:table-cell>
          <table:table-cell office:value-type="float" office:value="21.0">
            <text:p>21.0</text:p>
          </table:table-cell>
          <table:table-cell office:value-type="float" office:value="9.755714610993433">
            <text:p>9.75571461099343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870002</text:p>
          </table:table-cell>
          <table:table-cell office:value-type="string">
            <text:p>MCSSA006396</text:p>
          </table:table-cell>
          <table:table-cell office:value-type="float" office:value="11.244285389006569">
            <text:p>11.244285389006569</text:p>
          </table:table-cell>
          <table:table-cell office:value-type="float" office:value="42.0">
            <text:p>42.0</text:p>
          </table:table-cell>
          <table:table-cell office:value-type="float" office:value="21.0">
            <text:p>21.0</text:p>
          </table:table-cell>
          <table:table-cell office:value-type="float" office:value="9.755714610993433">
            <text:p>9.75571461099343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870015</text:p>
          </table:table-cell>
          <table:table-cell office:value-type="string">
            <text:p>MCSSA006314</text:p>
          </table:table-cell>
          <table:table-cell office:value-type="float" office:value="21.832852222289908">
            <text:p>21.832852222289908</text:p>
          </table:table-cell>
          <table:table-cell office:value-type="float" office:value="26.999999999999996">
            <text:p>26.999999999999996</text:p>
          </table:table-cell>
          <table:table-cell office:value-type="float" office:value="13.499999999999998">
            <text:p>13.499999999999998</text:p>
          </table:table-cell>
          <table:table-cell office:value-type="float" office:value="8.332852222289908">
            <text:p>8.33285222228990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870015</text:p>
          </table:table-cell>
          <table:table-cell office:value-type="string">
            <text:p>MCSSA018086</text:p>
          </table:table-cell>
          <table:table-cell office:value-type="float" office:value="5.167147777710089">
            <text:p>5.167147777710089</text:p>
          </table:table-cell>
          <table:table-cell office:value-type="float" office:value="26.999999999999996">
            <text:p>26.999999999999996</text:p>
          </table:table-cell>
          <table:table-cell office:value-type="float" office:value="13.499999999999998">
            <text:p>13.499999999999998</text:p>
          </table:table-cell>
          <table:table-cell office:value-type="float" office:value="8.332852222289908">
            <text:p>8.33285222228990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870024</text:p>
          </table:table-cell>
          <table:table-cell office:value-type="string">
            <text:p>MCSSA006302</text:p>
          </table:table-cell>
          <table:table-cell office:value-type="float" office:value="21.20444567567458">
            <text:p>21.20444567567458</text:p>
          </table:table-cell>
          <table:table-cell office:value-type="float" office:value="46.0">
            <text:p>46.0</text:p>
          </table:table-cell>
          <table:table-cell office:value-type="float" office:value="23.0">
            <text:p>23.0</text:p>
          </table:table-cell>
          <table:table-cell office:value-type="float" office:value="1.7955543243254173">
            <text:p>1.795554324325417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870024</text:p>
          </table:table-cell>
          <table:table-cell office:value-type="string">
            <text:p>MCSSA006314</text:p>
          </table:table-cell>
          <table:table-cell office:value-type="float" office:value="24.795554324325416">
            <text:p>24.795554324325416</text:p>
          </table:table-cell>
          <table:table-cell office:value-type="float" office:value="46.0">
            <text:p>46.0</text:p>
          </table:table-cell>
          <table:table-cell office:value-type="float" office:value="23.0">
            <text:p>23.0</text:p>
          </table:table-cell>
          <table:table-cell office:value-type="float" office:value="1.7955543243254173">
            <text:p>1.795554324325417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870069</text:p>
          </table:table-cell>
          <table:table-cell office:value-type="string">
            <text:p>MCSSA006256</text:p>
          </table:table-cell>
          <table:table-cell office:value-type="float" office:value="18.749410555147414">
            <text:p>18.749410555147414</text:p>
          </table:table-cell>
          <table:table-cell office:value-type="float" office:value="26.999999999999996">
            <text:p>26.999999999999996</text:p>
          </table:table-cell>
          <table:table-cell office:value-type="float" office:value="4.499999999999999">
            <text:p>4.499999999999999</text:p>
          </table:table-cell>
          <table:table-cell office:value-type="float" office:value="6.429132054529664">
            <text:p>6.42913205452966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69</text:p>
          </table:table-cell>
          <table:table-cell office:value-type="string">
            <text:p>MCSSA006302</text:p>
          </table:table-cell>
          <table:table-cell office:value-type="float" office:value="3.4734206236682232">
            <text:p>3.4734206236682232</text:p>
          </table:table-cell>
          <table:table-cell office:value-type="float" office:value="26.999999999999996">
            <text:p>26.999999999999996</text:p>
          </table:table-cell>
          <table:table-cell office:value-type="float" office:value="4.499999999999999">
            <text:p>4.499999999999999</text:p>
          </table:table-cell>
          <table:table-cell office:value-type="float" office:value="6.429132054529664">
            <text:p>6.42913205452966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69</text:p>
          </table:table-cell>
          <table:table-cell office:value-type="string">
            <text:p>MCSSA014281</text:p>
          </table:table-cell>
          <table:table-cell office:value-type="float" office:value="1.2371734733752582">
            <text:p>1.2371734733752582</text:p>
          </table:table-cell>
          <table:table-cell office:value-type="float" office:value="26.999999999999996">
            <text:p>26.999999999999996</text:p>
          </table:table-cell>
          <table:table-cell office:value-type="float" office:value="4.499999999999999">
            <text:p>4.499999999999999</text:p>
          </table:table-cell>
          <table:table-cell office:value-type="float" office:value="6.429132054529664">
            <text:p>6.42913205452966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69</text:p>
          </table:table-cell>
          <table:table-cell office:value-type="string">
            <text:p>MCSSA017362</text:p>
          </table:table-cell>
          <table:table-cell office:value-type="float" office:value="1.1195873268669072">
            <text:p>1.1195873268669072</text:p>
          </table:table-cell>
          <table:table-cell office:value-type="float" office:value="26.999999999999996">
            <text:p>26.999999999999996</text:p>
          </table:table-cell>
          <table:table-cell office:value-type="float" office:value="4.499999999999999">
            <text:p>4.499999999999999</text:p>
          </table:table-cell>
          <table:table-cell office:value-type="float" office:value="6.429132054529664">
            <text:p>6.42913205452966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69</text:p>
          </table:table-cell>
          <table:table-cell office:value-type="string">
            <text:p>MCSSA018086</text:p>
          </table:table-cell>
          <table:table-cell office:value-type="float" office:value="1.5136223466531002">
            <text:p>1.5136223466531002</text:p>
          </table:table-cell>
          <table:table-cell office:value-type="float" office:value="26.999999999999996">
            <text:p>26.999999999999996</text:p>
          </table:table-cell>
          <table:table-cell office:value-type="float" office:value="4.499999999999999">
            <text:p>4.499999999999999</text:p>
          </table:table-cell>
          <table:table-cell office:value-type="float" office:value="6.429132054529664">
            <text:p>6.42913205452966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69</text:p>
          </table:table-cell>
          <table:table-cell office:value-type="string">
            <text:p>MCSSA018231</text:p>
          </table:table-cell>
          <table:table-cell office:value-type="float" office:value="0.9067856742890964">
            <text:p>0.9067856742890964</text:p>
          </table:table-cell>
          <table:table-cell office:value-type="float" office:value="26.999999999999996">
            <text:p>26.999999999999996</text:p>
          </table:table-cell>
          <table:table-cell office:value-type="float" office:value="4.499999999999999">
            <text:p>4.499999999999999</text:p>
          </table:table-cell>
          <table:table-cell office:value-type="float" office:value="6.429132054529664">
            <text:p>6.42913205452966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27</text:p>
          </table:table-cell>
          <table:table-cell office:value-type="string">
            <text:p>MCSSA004856</text:p>
          </table:table-cell>
          <table:table-cell office:value-type="float" office:value="46.655526424542636">
            <text:p>46.655526424542636</text:p>
          </table:table-cell>
          <table:table-cell office:value-type="float" office:value="187.99999999999997">
            <text:p>187.99999999999997</text:p>
          </table:table-cell>
          <table:table-cell office:value-type="float" office:value="31.33333333333333">
            <text:p>31.33333333333333</text:p>
          </table:table-cell>
          <table:table-cell office:value-type="float" office:value="11.350252999274572">
            <text:p>11.350252999274572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27</text:p>
          </table:table-cell>
          <table:table-cell office:value-type="string">
            <text:p>MCSSA009440</text:p>
          </table:table-cell>
          <table:table-cell office:value-type="float" office:value="36.35000093734592">
            <text:p>36.35000093734592</text:p>
          </table:table-cell>
          <table:table-cell office:value-type="float" office:value="187.99999999999997">
            <text:p>187.99999999999997</text:p>
          </table:table-cell>
          <table:table-cell office:value-type="float" office:value="31.33333333333333">
            <text:p>31.33333333333333</text:p>
          </table:table-cell>
          <table:table-cell office:value-type="float" office:value="11.350252999274572">
            <text:p>11.350252999274572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27</text:p>
          </table:table-cell>
          <table:table-cell office:value-type="string">
            <text:p>MCSSA010666</text:p>
          </table:table-cell>
          <table:table-cell office:value-type="float" office:value="17.978500342203898">
            <text:p>17.978500342203898</text:p>
          </table:table-cell>
          <table:table-cell office:value-type="float" office:value="187.99999999999997">
            <text:p>187.99999999999997</text:p>
          </table:table-cell>
          <table:table-cell office:value-type="float" office:value="31.33333333333333">
            <text:p>31.33333333333333</text:p>
          </table:table-cell>
          <table:table-cell office:value-type="float" office:value="11.350252999274572">
            <text:p>11.350252999274572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27</text:p>
          </table:table-cell>
          <table:table-cell office:value-type="string">
            <text:p>MCSSA017082</text:p>
          </table:table-cell>
          <table:table-cell office:value-type="float" office:value="35.58403744945589">
            <text:p>35.58403744945589</text:p>
          </table:table-cell>
          <table:table-cell office:value-type="float" office:value="187.99999999999997">
            <text:p>187.99999999999997</text:p>
          </table:table-cell>
          <table:table-cell office:value-type="float" office:value="31.33333333333333">
            <text:p>31.33333333333333</text:p>
          </table:table-cell>
          <table:table-cell office:value-type="float" office:value="11.350252999274572">
            <text:p>11.350252999274572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27</text:p>
          </table:table-cell>
          <table:table-cell office:value-type="string">
            <text:p>MCSSA006326</text:p>
          </table:table-cell>
          <table:table-cell office:value-type="float" office:value="36.97436994471929">
            <text:p>36.97436994471929</text:p>
          </table:table-cell>
          <table:table-cell office:value-type="float" office:value="187.99999999999997">
            <text:p>187.99999999999997</text:p>
          </table:table-cell>
          <table:table-cell office:value-type="float" office:value="31.33333333333333">
            <text:p>31.33333333333333</text:p>
          </table:table-cell>
          <table:table-cell office:value-type="float" office:value="11.350252999274572">
            <text:p>11.350252999274572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870027</text:p>
          </table:table-cell>
          <table:table-cell office:value-type="string">
            <text:p>MCSSA018086</text:p>
          </table:table-cell>
          <table:table-cell office:value-type="float" office:value="14.457564901732361">
            <text:p>14.457564901732361</text:p>
          </table:table-cell>
          <table:table-cell office:value-type="float" office:value="187.99999999999997">
            <text:p>187.99999999999997</text:p>
          </table:table-cell>
          <table:table-cell office:value-type="float" office:value="31.33333333333333">
            <text:p>31.33333333333333</text:p>
          </table:table-cell>
          <table:table-cell office:value-type="float" office:value="11.350252999274572">
            <text:p>11.350252999274572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900032</text:p>
          </table:table-cell>
          <table:table-cell office:value-type="string">
            <text:p>MCSSA005071</text:p>
          </table:table-cell>
          <table:table-cell office:value-type="float" office:value="2.5370278865049576">
            <text:p>2.5370278865049576</text:p>
          </table:table-cell>
          <table:table-cell office:value-type="float" office:value="22.000000000000004">
            <text:p>22.000000000000004</text:p>
          </table:table-cell>
          <table:table-cell office:value-type="float" office:value="7.333333333333335">
            <text:p>7.333333333333335</text:p>
          </table:table-cell>
          <table:table-cell office:value-type="float" office:value="5.571017592760872">
            <text:p>5.57101759276087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900032</text:p>
          </table:table-cell>
          <table:table-cell office:value-type="string">
            <text:p>MCSSA006536</text:p>
          </table:table-cell>
          <table:table-cell office:value-type="float" office:value="15.144520887027117">
            <text:p>15.144520887027117</text:p>
          </table:table-cell>
          <table:table-cell office:value-type="float" office:value="22.000000000000004">
            <text:p>22.000000000000004</text:p>
          </table:table-cell>
          <table:table-cell office:value-type="float" office:value="7.333333333333335">
            <text:p>7.333333333333335</text:p>
          </table:table-cell>
          <table:table-cell office:value-type="float" office:value="5.571017592760872">
            <text:p>5.57101759276087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900032</text:p>
          </table:table-cell>
          <table:table-cell office:value-type="string">
            <text:p>MCSSA006623</text:p>
          </table:table-cell>
          <table:table-cell office:value-type="float" office:value="4.318451226467928">
            <text:p>4.318451226467928</text:p>
          </table:table-cell>
          <table:table-cell office:value-type="float" office:value="22.000000000000004">
            <text:p>22.000000000000004</text:p>
          </table:table-cell>
          <table:table-cell office:value-type="float" office:value="7.333333333333335">
            <text:p>7.333333333333335</text:p>
          </table:table-cell>
          <table:table-cell office:value-type="float" office:value="5.571017592760872">
            <text:p>5.57101759276087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900001</text:p>
          </table:table-cell>
          <table:table-cell office:value-type="string">
            <text:p>MCSSA005071</text:p>
          </table:table-cell>
          <table:table-cell office:value-type="float" office:value="73.49259810001975">
            <text:p>73.49259810001975</text:p>
          </table:table-cell>
          <table:table-cell office:value-type="float" office:value="412.0">
            <text:p>412.0</text:p>
          </table:table-cell>
          <table:table-cell office:value-type="float" office:value="137.33333333333334">
            <text:p>137.33333333333334</text:p>
          </table:table-cell>
          <table:table-cell office:value-type="float" office:value="56.251352289904695">
            <text:p>56.25135228990469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900001</text:p>
          </table:table-cell>
          <table:table-cell office:value-type="string">
            <text:p>MCSSA006570</text:p>
          </table:table-cell>
          <table:table-cell office:value-type="float" office:value="128.14904981028434">
            <text:p>128.14904981028434</text:p>
          </table:table-cell>
          <table:table-cell office:value-type="float" office:value="412.0">
            <text:p>412.0</text:p>
          </table:table-cell>
          <table:table-cell office:value-type="float" office:value="137.33333333333334">
            <text:p>137.33333333333334</text:p>
          </table:table-cell>
          <table:table-cell office:value-type="float" office:value="56.251352289904695">
            <text:p>56.25135228990469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900001</text:p>
          </table:table-cell>
          <table:table-cell office:value-type="string">
            <text:p>MCSSA006623</text:p>
          </table:table-cell>
          <table:table-cell office:value-type="float" office:value="210.3583520896959">
            <text:p>210.3583520896959</text:p>
          </table:table-cell>
          <table:table-cell office:value-type="float" office:value="412.0">
            <text:p>412.0</text:p>
          </table:table-cell>
          <table:table-cell office:value-type="float" office:value="137.33333333333334">
            <text:p>137.33333333333334</text:p>
          </table:table-cell>
          <table:table-cell office:value-type="float" office:value="56.251352289904695">
            <text:p>56.25135228990469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900027</text:p>
          </table:table-cell>
          <table:table-cell office:value-type="string">
            <text:p>MCSSA001426</text:p>
          </table:table-cell>
          <table:table-cell office:value-type="float" office:value="44.042110507989506">
            <text:p>44.042110507989506</text:p>
          </table:table-cell>
          <table:table-cell office:value-type="float" office:value="94.99999999999999">
            <text:p>94.99999999999999</text:p>
          </table:table-cell>
          <table:table-cell office:value-type="float" office:value="47.49999999999999">
            <text:p>47.49999999999999</text:p>
          </table:table-cell>
          <table:table-cell office:value-type="float" office:value="3.4578894920104872">
            <text:p>3.457889492010487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900027</text:p>
          </table:table-cell>
          <table:table-cell office:value-type="string">
            <text:p>MCSSA006582</text:p>
          </table:table-cell>
          <table:table-cell office:value-type="float" office:value="50.95788949201048">
            <text:p>50.95788949201048</text:p>
          </table:table-cell>
          <table:table-cell office:value-type="float" office:value="94.99999999999999">
            <text:p>94.99999999999999</text:p>
          </table:table-cell>
          <table:table-cell office:value-type="float" office:value="47.49999999999999">
            <text:p>47.49999999999999</text:p>
          </table:table-cell>
          <table:table-cell office:value-type="float" office:value="3.4578894920104872">
            <text:p>3.457889492010487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900035</text:p>
          </table:table-cell>
          <table:table-cell office:value-type="string">
            <text:p>MCSSA018890</text:p>
          </table:table-cell>
          <table:table-cell office:value-type="float" office:value="185.0">
            <text:p>185.0</text:p>
          </table:table-cell>
          <table:table-cell office:value-type="float" office:value="185.0">
            <text:p>185.0</text:p>
          </table:table-cell>
          <table:table-cell office:value-type="float" office:value="185.0">
            <text:p>185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900037</text:p>
          </table:table-cell>
          <table:table-cell office:value-type="string">
            <text:p>MCSSA006606</text:p>
          </table:table-cell>
          <table:table-cell office:value-type="float" office:value="98.0">
            <text:p>98.0</text:p>
          </table:table-cell>
          <table:table-cell office:value-type="float" office:value="98.0">
            <text:p>98.0</text:p>
          </table:table-cell>
          <table:table-cell office:value-type="float" office:value="98.0">
            <text:p>98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900049</text:p>
          </table:table-cell>
          <table:table-cell office:value-type="string">
            <text:p>MCSSA006606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900063</text:p>
          </table:table-cell>
          <table:table-cell office:value-type="string">
            <text:p>MCSSA006594</text:p>
          </table:table-cell>
          <table:table-cell office:value-type="float" office:value="36.0">
            <text:p>36.0</text:p>
          </table:table-cell>
          <table:table-cell office:value-type="float" office:value="36.0">
            <text:p>36.0</text:p>
          </table:table-cell>
          <table:table-cell office:value-type="float" office:value="36.0">
            <text:p>36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900074</text:p>
          </table:table-cell>
          <table:table-cell office:value-type="string">
            <text:p>MCSSA006565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900065</text:p>
          </table:table-cell>
          <table:table-cell office:value-type="string">
            <text:p>MCSSA006541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900079</text:p>
          </table:table-cell>
          <table:table-cell office:value-type="string">
            <text:p>MCSSA006582</text:p>
          </table:table-cell>
          <table:table-cell office:value-type="float" office:value="3.244302219501231">
            <text:p>3.244302219501231</text:p>
          </table:table-cell>
          <table:table-cell office:value-type="float" office:value="14.0">
            <text:p>14.0</text:p>
          </table:table-cell>
          <table:table-cell office:value-type="float" office:value="7.0">
            <text:p>7.0</text:p>
          </table:table-cell>
          <table:table-cell office:value-type="float" office:value="3.7556977804987692">
            <text:p>3.755697780498769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900079</text:p>
          </table:table-cell>
          <table:table-cell office:value-type="string">
            <text:p>MCSSA018890</text:p>
          </table:table-cell>
          <table:table-cell office:value-type="float" office:value="10.75569778049877">
            <text:p>10.75569778049877</text:p>
          </table:table-cell>
          <table:table-cell office:value-type="float" office:value="14.0">
            <text:p>14.0</text:p>
          </table:table-cell>
          <table:table-cell office:value-type="float" office:value="7.0">
            <text:p>7.0</text:p>
          </table:table-cell>
          <table:table-cell office:value-type="float" office:value="3.7556977804987692">
            <text:p>3.755697780498769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900050</text:p>
          </table:table-cell>
          <table:table-cell office:value-type="string">
            <text:p>MCSSA006606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900045</text:p>
          </table:table-cell>
          <table:table-cell office:value-type="string">
            <text:p>MCSSA006536</text:p>
          </table:table-cell>
          <table:table-cell office:value-type="float" office:value="22.19408820368012">
            <text:p>22.19408820368012</text:p>
          </table:table-cell>
          <table:table-cell office:value-type="float" office:value="26.000000000000004">
            <text:p>26.000000000000004</text:p>
          </table:table-cell>
          <table:table-cell office:value-type="float" office:value="13.000000000000002">
            <text:p>13.000000000000002</text:p>
          </table:table-cell>
          <table:table-cell office:value-type="float" office:value="9.194088203680119">
            <text:p>9.194088203680119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900045</text:p>
          </table:table-cell>
          <table:table-cell office:value-type="string">
            <text:p>MCSSA006570</text:p>
          </table:table-cell>
          <table:table-cell office:value-type="float" office:value="3.8059117963198825">
            <text:p>3.8059117963198825</text:p>
          </table:table-cell>
          <table:table-cell office:value-type="float" office:value="26.000000000000004">
            <text:p>26.000000000000004</text:p>
          </table:table-cell>
          <table:table-cell office:value-type="float" office:value="13.000000000000002">
            <text:p>13.000000000000002</text:p>
          </table:table-cell>
          <table:table-cell office:value-type="float" office:value="9.194088203680119">
            <text:p>9.194088203680119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900029</text:p>
          </table:table-cell>
          <table:table-cell office:value-type="string">
            <text:p>MCSSA006536</text:p>
          </table:table-cell>
          <table:table-cell office:value-type="float" office:value="29.720707021352613">
            <text:p>29.720707021352613</text:p>
          </table:table-cell>
          <table:table-cell office:value-type="float" office:value="47.99999999999999">
            <text:p>47.99999999999999</text:p>
          </table:table-cell>
          <table:table-cell office:value-type="float" office:value="23.999999999999996">
            <text:p>23.999999999999996</text:p>
          </table:table-cell>
          <table:table-cell office:value-type="float" office:value="5.7207070213526166">
            <text:p>5.720707021352616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900029</text:p>
          </table:table-cell>
          <table:table-cell office:value-type="string">
            <text:p>MCSSA006623</text:p>
          </table:table-cell>
          <table:table-cell office:value-type="float" office:value="18.27929297864738">
            <text:p>18.27929297864738</text:p>
          </table:table-cell>
          <table:table-cell office:value-type="float" office:value="47.99999999999999">
            <text:p>47.99999999999999</text:p>
          </table:table-cell>
          <table:table-cell office:value-type="float" office:value="23.999999999999996">
            <text:p>23.999999999999996</text:p>
          </table:table-cell>
          <table:table-cell office:value-type="float" office:value="5.7207070213526166">
            <text:p>5.720707021352616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095</text:p>
          </table:table-cell>
          <table:table-cell office:value-type="string">
            <text:p>MCSSA000603</text:p>
          </table:table-cell>
          <table:table-cell office:value-type="float" office:value="65.0">
            <text:p>65.0</text:p>
          </table:table-cell>
          <table:table-cell office:value-type="float" office:value="65.0">
            <text:p>65.0</text:p>
          </table:table-cell>
          <table:table-cell office:value-type="float" office:value="65.0">
            <text:p>65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1060101</text:p>
          </table:table-cell>
          <table:table-cell office:value-type="string">
            <text:p>MCSSA007702</text:p>
          </table:table-cell>
          <table:table-cell office:value-type="float" office:value="1.8060185329612635">
            <text:p>1.8060185329612635</text:p>
          </table:table-cell>
          <table:table-cell office:value-type="float" office:value="12.0">
            <text:p>12.0</text:p>
          </table:table-cell>
          <table:table-cell office:value-type="float" office:value="2.4">
            <text:p>2.4</text:p>
          </table:table-cell>
          <table:table-cell office:value-type="float" office:value="0.6813238802389164">
            <text:p>0.681323880238916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101</text:p>
          </table:table-cell>
          <table:table-cell office:value-type="string">
            <text:p>MCSSA007714</text:p>
          </table:table-cell>
          <table:table-cell office:value-type="float" office:value="3.281186800116012">
            <text:p>3.281186800116012</text:p>
          </table:table-cell>
          <table:table-cell office:value-type="float" office:value="12.0">
            <text:p>12.0</text:p>
          </table:table-cell>
          <table:table-cell office:value-type="float" office:value="2.4">
            <text:p>2.4</text:p>
          </table:table-cell>
          <table:table-cell office:value-type="float" office:value="0.6813238802389164">
            <text:p>0.681323880238916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101</text:p>
          </table:table-cell>
          <table:table-cell office:value-type="string">
            <text:p>MCSSA007760</text:p>
          </table:table-cell>
          <table:table-cell office:value-type="float" office:value="2.0635997198206706">
            <text:p>2.0635997198206706</text:p>
          </table:table-cell>
          <table:table-cell office:value-type="float" office:value="12.0">
            <text:p>12.0</text:p>
          </table:table-cell>
          <table:table-cell office:value-type="float" office:value="2.4">
            <text:p>2.4</text:p>
          </table:table-cell>
          <table:table-cell office:value-type="float" office:value="0.6813238802389164">
            <text:p>0.681323880238916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101</text:p>
          </table:table-cell>
          <table:table-cell office:value-type="string">
            <text:p>MCSSA007825</text:p>
          </table:table-cell>
          <table:table-cell office:value-type="float" office:value="1.6906588626577306">
            <text:p>1.6906588626577306</text:p>
          </table:table-cell>
          <table:table-cell office:value-type="float" office:value="12.0">
            <text:p>12.0</text:p>
          </table:table-cell>
          <table:table-cell office:value-type="float" office:value="2.4">
            <text:p>2.4</text:p>
          </table:table-cell>
          <table:table-cell office:value-type="float" office:value="0.6813238802389164">
            <text:p>0.681323880238916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101</text:p>
          </table:table-cell>
          <table:table-cell office:value-type="string">
            <text:p>MCSSA009324</text:p>
          </table:table-cell>
          <table:table-cell office:value-type="float" office:value="3.158536084444323">
            <text:p>3.158536084444323</text:p>
          </table:table-cell>
          <table:table-cell office:value-type="float" office:value="12.0">
            <text:p>12.0</text:p>
          </table:table-cell>
          <table:table-cell office:value-type="float" office:value="2.4">
            <text:p>2.4</text:p>
          </table:table-cell>
          <table:table-cell office:value-type="float" office:value="0.6813238802389164">
            <text:p>0.681323880238916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106</text:p>
          </table:table-cell>
          <table:table-cell office:value-type="string">
            <text:p>MCSSA007726</text:p>
          </table:table-cell>
          <table:table-cell office:value-type="float" office:value="43.18726782289585">
            <text:p>43.18726782289585</text:p>
          </table:table-cell>
          <table:table-cell office:value-type="float" office:value="48.99999999999999">
            <text:p>48.99999999999999</text:p>
          </table:table-cell>
          <table:table-cell office:value-type="float" office:value="24.499999999999996">
            <text:p>24.499999999999996</text:p>
          </table:table-cell>
          <table:table-cell office:value-type="float" office:value="18.68726782289585">
            <text:p>18.68726782289585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106</text:p>
          </table:table-cell>
          <table:table-cell office:value-type="string">
            <text:p>MCSSA007813</text:p>
          </table:table-cell>
          <table:table-cell office:value-type="float" office:value="5.812732177104146">
            <text:p>5.812732177104146</text:p>
          </table:table-cell>
          <table:table-cell office:value-type="float" office:value="48.99999999999999">
            <text:p>48.99999999999999</text:p>
          </table:table-cell>
          <table:table-cell office:value-type="float" office:value="24.499999999999996">
            <text:p>24.499999999999996</text:p>
          </table:table-cell>
          <table:table-cell office:value-type="float" office:value="18.68726782289585">
            <text:p>18.68726782289585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107</text:p>
          </table:table-cell>
          <table:table-cell office:value-type="string">
            <text:p>MCSSA017036</text:p>
          </table:table-cell>
          <table:table-cell office:value-type="float" office:value="41.0">
            <text:p>41.0</text:p>
          </table:table-cell>
          <table:table-cell office:value-type="float" office:value="41.0">
            <text:p>41.0</text:p>
          </table:table-cell>
          <table:table-cell office:value-type="float" office:value="41.0">
            <text:p>41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1060113</text:p>
          </table:table-cell>
          <table:table-cell office:value-type="string">
            <text:p>MCSSA007714</text:p>
          </table:table-cell>
          <table:table-cell office:value-type="float" office:value="34.80638815565189">
            <text:p>34.80638815565189</text:p>
          </table:table-cell>
          <table:table-cell office:value-type="float" office:value="77.0">
            <text:p>77.0</text:p>
          </table:table-cell>
          <table:table-cell office:value-type="float" office:value="38.5">
            <text:p>38.5</text:p>
          </table:table-cell>
          <table:table-cell office:value-type="float" office:value="3.693611844348112">
            <text:p>3.69361184434811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113</text:p>
          </table:table-cell>
          <table:table-cell office:value-type="string">
            <text:p>MCSSA007825</text:p>
          </table:table-cell>
          <table:table-cell office:value-type="float" office:value="42.19361184434811">
            <text:p>42.19361184434811</text:p>
          </table:table-cell>
          <table:table-cell office:value-type="float" office:value="77.0">
            <text:p>77.0</text:p>
          </table:table-cell>
          <table:table-cell office:value-type="float" office:value="38.5">
            <text:p>38.5</text:p>
          </table:table-cell>
          <table:table-cell office:value-type="float" office:value="3.693611844348112">
            <text:p>3.69361184434811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121</text:p>
          </table:table-cell>
          <table:table-cell office:value-type="string">
            <text:p>MCSSA007784</text:p>
          </table:table-cell>
          <table:table-cell office:value-type="float" office:value="11.165627132479205">
            <text:p>11.165627132479205</text:p>
          </table:table-cell>
          <table:table-cell office:value-type="float" office:value="31.000000000000004">
            <text:p>31.000000000000004</text:p>
          </table:table-cell>
          <table:table-cell office:value-type="float" office:value="15.500000000000002">
            <text:p>15.500000000000002</text:p>
          </table:table-cell>
          <table:table-cell office:value-type="float" office:value="4.334372867520797">
            <text:p>4.334372867520797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121</text:p>
          </table:table-cell>
          <table:table-cell office:value-type="string">
            <text:p>MCSSA007825</text:p>
          </table:table-cell>
          <table:table-cell office:value-type="float" office:value="19.8343728675208">
            <text:p>19.8343728675208</text:p>
          </table:table-cell>
          <table:table-cell office:value-type="float" office:value="31.000000000000004">
            <text:p>31.000000000000004</text:p>
          </table:table-cell>
          <table:table-cell office:value-type="float" office:value="15.500000000000002">
            <text:p>15.500000000000002</text:p>
          </table:table-cell>
          <table:table-cell office:value-type="float" office:value="4.334372867520797">
            <text:p>4.334372867520797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900039</text:p>
          </table:table-cell>
          <table:table-cell office:value-type="string">
            <text:p>MCSSA005071</text:p>
          </table:table-cell>
          <table:table-cell office:value-type="float" office:value="16.473371191188484">
            <text:p>16.473371191188484</text:p>
          </table:table-cell>
          <table:table-cell office:value-type="float" office:value="102.00000000000001">
            <text:p>102.00000000000001</text:p>
          </table:table-cell>
          <table:table-cell office:value-type="float" office:value="25.500000000000004">
            <text:p>25.500000000000004</text:p>
          </table:table-cell>
          <table:table-cell office:value-type="float" office:value="10.64360423888322">
            <text:p>10.6436042388832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900039</text:p>
          </table:table-cell>
          <table:table-cell office:value-type="string">
            <text:p>MCSSA017531</text:p>
          </table:table-cell>
          <table:table-cell office:value-type="float" office:value="30.656592360359863">
            <text:p>30.656592360359863</text:p>
          </table:table-cell>
          <table:table-cell office:value-type="float" office:value="102.00000000000001">
            <text:p>102.00000000000001</text:p>
          </table:table-cell>
          <table:table-cell office:value-type="float" office:value="25.500000000000004">
            <text:p>25.500000000000004</text:p>
          </table:table-cell>
          <table:table-cell office:value-type="float" office:value="10.64360423888322">
            <text:p>10.6436042388832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900039</text:p>
          </table:table-cell>
          <table:table-cell office:value-type="string">
            <text:p>MCSSA006536</text:p>
          </table:table-cell>
          <table:table-cell office:value-type="float" office:value="40.42705773495569">
            <text:p>40.42705773495569</text:p>
          </table:table-cell>
          <table:table-cell office:value-type="float" office:value="102.00000000000001">
            <text:p>102.00000000000001</text:p>
          </table:table-cell>
          <table:table-cell office:value-type="float" office:value="25.500000000000004">
            <text:p>25.500000000000004</text:p>
          </table:table-cell>
          <table:table-cell office:value-type="float" office:value="10.64360423888322">
            <text:p>10.6436042388832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900039</text:p>
          </table:table-cell>
          <table:table-cell office:value-type="string">
            <text:p>MCSSA006570</text:p>
          </table:table-cell>
          <table:table-cell office:value-type="float" office:value="14.442978713495972">
            <text:p>14.442978713495972</text:p>
          </table:table-cell>
          <table:table-cell office:value-type="float" office:value="102.00000000000001">
            <text:p>102.00000000000001</text:p>
          </table:table-cell>
          <table:table-cell office:value-type="float" office:value="25.500000000000004">
            <text:p>25.500000000000004</text:p>
          </table:table-cell>
          <table:table-cell office:value-type="float" office:value="10.64360423888322">
            <text:p>10.6436042388832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053</text:p>
          </table:table-cell>
          <table:table-cell office:value-type="string">
            <text:p>MCSSA007854</text:p>
          </table:table-cell>
          <table:table-cell office:value-type="float" office:value="41.0">
            <text:p>41.0</text:p>
          </table:table-cell>
          <table:table-cell office:value-type="float" office:value="41.0">
            <text:p>41.0</text:p>
          </table:table-cell>
          <table:table-cell office:value-type="float" office:value="41.0">
            <text:p>41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1060059</text:p>
          </table:table-cell>
          <table:table-cell office:value-type="string">
            <text:p>MCSSA007726</text:p>
          </table:table-cell>
          <table:table-cell office:value-type="float" office:value="5.303625373150289">
            <text:p>5.303625373150289</text:p>
          </table:table-cell>
          <table:table-cell office:value-type="float" office:value="17.0">
            <text:p>17.0</text:p>
          </table:table-cell>
          <table:table-cell office:value-type="float" office:value="4.25">
            <text:p>4.25</text:p>
          </table:table-cell>
          <table:table-cell office:value-type="float" office:value="0.6625922008369534">
            <text:p>0.662592200836953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059</text:p>
          </table:table-cell>
          <table:table-cell office:value-type="string">
            <text:p>MCSSA007731</text:p>
          </table:table-cell>
          <table:table-cell office:value-type="float" office:value="4.053351749719436">
            <text:p>4.053351749719436</text:p>
          </table:table-cell>
          <table:table-cell office:value-type="float" office:value="17.0">
            <text:p>17.0</text:p>
          </table:table-cell>
          <table:table-cell office:value-type="float" office:value="4.25">
            <text:p>4.25</text:p>
          </table:table-cell>
          <table:table-cell office:value-type="float" office:value="0.6625922008369534">
            <text:p>0.662592200836953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059</text:p>
          </table:table-cell>
          <table:table-cell office:value-type="string">
            <text:p>MCSSA007866</text:p>
          </table:table-cell>
          <table:table-cell office:value-type="float" office:value="3.4750205710128297">
            <text:p>3.4750205710128297</text:p>
          </table:table-cell>
          <table:table-cell office:value-type="float" office:value="17.0">
            <text:p>17.0</text:p>
          </table:table-cell>
          <table:table-cell office:value-type="float" office:value="4.25">
            <text:p>4.25</text:p>
          </table:table-cell>
          <table:table-cell office:value-type="float" office:value="0.6625922008369534">
            <text:p>0.662592200836953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059</text:p>
          </table:table-cell>
          <table:table-cell office:value-type="string">
            <text:p>MCSSA007871</text:p>
          </table:table-cell>
          <table:table-cell office:value-type="float" office:value="4.168002306117446">
            <text:p>4.168002306117446</text:p>
          </table:table-cell>
          <table:table-cell office:value-type="float" office:value="17.0">
            <text:p>17.0</text:p>
          </table:table-cell>
          <table:table-cell office:value-type="float" office:value="4.25">
            <text:p>4.25</text:p>
          </table:table-cell>
          <table:table-cell office:value-type="float" office:value="0.6625922008369534">
            <text:p>0.662592200836953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069</text:p>
          </table:table-cell>
          <table:table-cell office:value-type="string">
            <text:p>MCSSA004914</text:p>
          </table:table-cell>
          <table:table-cell office:value-type="float" office:value="14.900713580953278">
            <text:p>14.900713580953278</text:p>
          </table:table-cell>
          <table:table-cell office:value-type="float" office:value="100.0">
            <text:p>100.0</text:p>
          </table:table-cell>
          <table:table-cell office:value-type="float" office:value="50.0">
            <text:p>50.0</text:p>
          </table:table-cell>
          <table:table-cell office:value-type="float" office:value="35.09928641904672">
            <text:p>35.0992864190467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069</text:p>
          </table:table-cell>
          <table:table-cell office:value-type="string">
            <text:p>MCSSA010893</text:p>
          </table:table-cell>
          <table:table-cell office:value-type="float" office:value="85.09928641904672">
            <text:p>85.09928641904672</text:p>
          </table:table-cell>
          <table:table-cell office:value-type="float" office:value="100.0">
            <text:p>100.0</text:p>
          </table:table-cell>
          <table:table-cell office:value-type="float" office:value="50.0">
            <text:p>50.0</text:p>
          </table:table-cell>
          <table:table-cell office:value-type="float" office:value="35.09928641904672">
            <text:p>35.0992864190467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071</text:p>
          </table:table-cell>
          <table:table-cell office:value-type="string">
            <text:p>MCSSA007801</text:p>
          </table:table-cell>
          <table:table-cell office:value-type="float" office:value="19.63894684635004">
            <text:p>19.63894684635004</text:p>
          </table:table-cell>
          <table:table-cell office:value-type="float" office:value="71.00000000000001">
            <text:p>71.00000000000001</text:p>
          </table:table-cell>
          <table:table-cell office:value-type="float" office:value="35.50000000000001">
            <text:p>35.50000000000001</text:p>
          </table:table-cell>
          <table:table-cell office:value-type="float" office:value="15.861053153649964">
            <text:p>15.861053153649964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071</text:p>
          </table:table-cell>
          <table:table-cell office:value-type="string">
            <text:p>MCSSA007854</text:p>
          </table:table-cell>
          <table:table-cell office:value-type="float" office:value="51.36105315364997">
            <text:p>51.36105315364997</text:p>
          </table:table-cell>
          <table:table-cell office:value-type="float" office:value="71.00000000000001">
            <text:p>71.00000000000001</text:p>
          </table:table-cell>
          <table:table-cell office:value-type="float" office:value="35.50000000000001">
            <text:p>35.50000000000001</text:p>
          </table:table-cell>
          <table:table-cell office:value-type="float" office:value="15.861053153649964">
            <text:p>15.861053153649964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076</text:p>
          </table:table-cell>
          <table:table-cell office:value-type="string">
            <text:p>MCSSA017036</text:p>
          </table:table-cell>
          <table:table-cell office:value-type="float" office:value="16.0">
            <text:p>16.0</text:p>
          </table:table-cell>
          <table:table-cell office:value-type="float" office:value="16.0">
            <text:p>16.0</text:p>
          </table:table-cell>
          <table:table-cell office:value-type="float" office:value="16.0">
            <text:p>16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1060078</text:p>
          </table:table-cell>
          <table:table-cell office:value-type="string">
            <text:p>MCSSA007726</text:p>
          </table:table-cell>
          <table:table-cell office:value-type="float" office:value="47.0">
            <text:p>47.0</text:p>
          </table:table-cell>
          <table:table-cell office:value-type="float" office:value="47.0">
            <text:p>47.0</text:p>
          </table:table-cell>
          <table:table-cell office:value-type="float" office:value="47.0">
            <text:p>47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1060138</text:p>
          </table:table-cell>
          <table:table-cell office:value-type="string">
            <text:p>MCSSA007726</text:p>
          </table:table-cell>
          <table:table-cell office:value-type="float" office:value="2.3704790593488183">
            <text:p>2.3704790593488183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0.3704790593488183">
            <text:p>0.370479059348818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138</text:p>
          </table:table-cell>
          <table:table-cell office:value-type="string">
            <text:p>MCSSA017036</text:p>
          </table:table-cell>
          <table:table-cell office:value-type="float" office:value="1.6295209406511817">
            <text:p>1.6295209406511817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0.3704790593488183">
            <text:p>0.370479059348818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139</text:p>
          </table:table-cell>
          <table:table-cell office:value-type="string">
            <text:p>MCSSA017036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1060143</text:p>
          </table:table-cell>
          <table:table-cell office:value-type="string">
            <text:p>MCSSA007731</text:p>
          </table:table-cell>
          <table:table-cell office:value-type="float" office:value="13.156362842826406">
            <text:p>13.156362842826406</text:p>
          </table:table-cell>
          <table:table-cell office:value-type="float" office:value="35.0">
            <text:p>35.0</text:p>
          </table:table-cell>
          <table:table-cell office:value-type="float" office:value="11.666666666666666">
            <text:p>11.666666666666666</text:p>
          </table:table-cell>
          <table:table-cell office:value-type="float" office:value="4.522573203347167">
            <text:p>4.522573203347167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060143</text:p>
          </table:table-cell>
          <table:table-cell office:value-type="string">
            <text:p>MCSSA007871</text:p>
          </table:table-cell>
          <table:table-cell office:value-type="float" office:value="16.30847863343545">
            <text:p>16.30847863343545</text:p>
          </table:table-cell>
          <table:table-cell office:value-type="float" office:value="35.0">
            <text:p>35.0</text:p>
          </table:table-cell>
          <table:table-cell office:value-type="float" office:value="11.666666666666666">
            <text:p>11.666666666666666</text:p>
          </table:table-cell>
          <table:table-cell office:value-type="float" office:value="4.522573203347167">
            <text:p>4.522573203347167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060143</text:p>
          </table:table-cell>
          <table:table-cell office:value-type="string">
            <text:p>MCSSA017036</text:p>
          </table:table-cell>
          <table:table-cell office:value-type="float" office:value="5.535158523738146">
            <text:p>5.535158523738146</text:p>
          </table:table-cell>
          <table:table-cell office:value-type="float" office:value="35.0">
            <text:p>35.0</text:p>
          </table:table-cell>
          <table:table-cell office:value-type="float" office:value="11.666666666666666">
            <text:p>11.666666666666666</text:p>
          </table:table-cell>
          <table:table-cell office:value-type="float" office:value="4.522573203347167">
            <text:p>4.522573203347167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060144</text:p>
          </table:table-cell>
          <table:table-cell office:value-type="string">
            <text:p>MCSSA007731</text:p>
          </table:table-cell>
          <table:table-cell office:value-type="float" office:value="2.283565030290652">
            <text:p>2.283565030290652</text:p>
          </table:table-cell>
          <table:table-cell office:value-type="float" office:value="12.0">
            <text:p>12.0</text:p>
          </table:table-cell>
          <table:table-cell office:value-type="float" office:value="3.0">
            <text:p>3.0</text:p>
          </table:table-cell>
          <table:table-cell office:value-type="float" office:value="1.2908892241480328">
            <text:p>1.2908892241480328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144</text:p>
          </table:table-cell>
          <table:table-cell office:value-type="string">
            <text:p>MCSSA007866</text:p>
          </table:table-cell>
          <table:table-cell office:value-type="float" office:value="2.25890907750302">
            <text:p>2.25890907750302</text:p>
          </table:table-cell>
          <table:table-cell office:value-type="float" office:value="12.0">
            <text:p>12.0</text:p>
          </table:table-cell>
          <table:table-cell office:value-type="float" office:value="3.0">
            <text:p>3.0</text:p>
          </table:table-cell>
          <table:table-cell office:value-type="float" office:value="1.2908892241480328">
            <text:p>1.2908892241480328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144</text:p>
          </table:table-cell>
          <table:table-cell office:value-type="string">
            <text:p>MCSSA007871</text:p>
          </table:table-cell>
          <table:table-cell office:value-type="float" office:value="2.221962648845718">
            <text:p>2.221962648845718</text:p>
          </table:table-cell>
          <table:table-cell office:value-type="float" office:value="12.0">
            <text:p>12.0</text:p>
          </table:table-cell>
          <table:table-cell office:value-type="float" office:value="3.0">
            <text:p>3.0</text:p>
          </table:table-cell>
          <table:table-cell office:value-type="float" office:value="1.2908892241480328">
            <text:p>1.2908892241480328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144</text:p>
          </table:table-cell>
          <table:table-cell office:value-type="string">
            <text:p>MCSSA010893</text:p>
          </table:table-cell>
          <table:table-cell office:value-type="float" office:value="5.23556324336061">
            <text:p>5.23556324336061</text:p>
          </table:table-cell>
          <table:table-cell office:value-type="float" office:value="12.0">
            <text:p>12.0</text:p>
          </table:table-cell>
          <table:table-cell office:value-type="float" office:value="3.0">
            <text:p>3.0</text:p>
          </table:table-cell>
          <table:table-cell office:value-type="float" office:value="1.2908892241480328">
            <text:p>1.2908892241480328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148</text:p>
          </table:table-cell>
          <table:table-cell office:value-type="string">
            <text:p>MCSSA007731</text:p>
          </table:table-cell>
          <table:table-cell office:value-type="float" office:value="19.311109709622066">
            <text:p>19.311109709622066</text:p>
          </table:table-cell>
          <table:table-cell office:value-type="float" office:value="63.0">
            <text:p>63.0</text:p>
          </table:table-cell>
          <table:table-cell office:value-type="float" office:value="15.75">
            <text:p>15.75</text:p>
          </table:table-cell>
          <table:table-cell office:value-type="float" office:value="7.03883955888162">
            <text:p>7.0388395588816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148</text:p>
          </table:table-cell>
          <table:table-cell office:value-type="string">
            <text:p>MCSSA007866</text:p>
          </table:table-cell>
          <table:table-cell office:value-type="float" office:value="13.19789693927987">
            <text:p>13.19789693927987</text:p>
          </table:table-cell>
          <table:table-cell office:value-type="float" office:value="63.0">
            <text:p>63.0</text:p>
          </table:table-cell>
          <table:table-cell office:value-type="float" office:value="15.75">
            <text:p>15.75</text:p>
          </table:table-cell>
          <table:table-cell office:value-type="float" office:value="7.03883955888162">
            <text:p>7.0388395588816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148</text:p>
          </table:table-cell>
          <table:table-cell office:value-type="string">
            <text:p>MCSSA007871</text:p>
          </table:table-cell>
          <table:table-cell office:value-type="float" office:value="24.692116963711396">
            <text:p>24.692116963711396</text:p>
          </table:table-cell>
          <table:table-cell office:value-type="float" office:value="63.0">
            <text:p>63.0</text:p>
          </table:table-cell>
          <table:table-cell office:value-type="float" office:value="15.75">
            <text:p>15.75</text:p>
          </table:table-cell>
          <table:table-cell office:value-type="float" office:value="7.03883955888162">
            <text:p>7.0388395588816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148</text:p>
          </table:table-cell>
          <table:table-cell office:value-type="string">
            <text:p>MCSSA017036</text:p>
          </table:table-cell>
          <table:table-cell office:value-type="float" office:value="5.798876387386673">
            <text:p>5.798876387386673</text:p>
          </table:table-cell>
          <table:table-cell office:value-type="float" office:value="63.0">
            <text:p>63.0</text:p>
          </table:table-cell>
          <table:table-cell office:value-type="float" office:value="15.75">
            <text:p>15.75</text:p>
          </table:table-cell>
          <table:table-cell office:value-type="float" office:value="7.03883955888162">
            <text:p>7.0388395588816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149</text:p>
          </table:table-cell>
          <table:table-cell office:value-type="string">
            <text:p>MCSSA007726</text:p>
          </table:table-cell>
          <table:table-cell office:value-type="float" office:value="1.1914679848773433">
            <text:p>1.1914679848773433</text:p>
          </table:table-cell>
          <table:table-cell office:value-type="float" office:value="8.0">
            <text:p>8.0</text:p>
          </table:table-cell>
          <table:table-cell office:value-type="float" office:value="2.0">
            <text:p>2.0</text:p>
          </table:table-cell>
          <table:table-cell office:value-type="float" office:value="0.5115674307250979">
            <text:p>0.5115674307250979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149</text:p>
          </table:table-cell>
          <table:table-cell office:value-type="string">
            <text:p>MCSSA007731</text:p>
          </table:table-cell>
          <table:table-cell office:value-type="float" office:value="2.4230429003672644">
            <text:p>2.4230429003672644</text:p>
          </table:table-cell>
          <table:table-cell office:value-type="float" office:value="8.0">
            <text:p>8.0</text:p>
          </table:table-cell>
          <table:table-cell office:value-type="float" office:value="2.0">
            <text:p>2.0</text:p>
          </table:table-cell>
          <table:table-cell office:value-type="float" office:value="0.5115674307250979">
            <text:p>0.5115674307250979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149</text:p>
          </table:table-cell>
          <table:table-cell office:value-type="string">
            <text:p>MCSSA007866</text:p>
          </table:table-cell>
          <table:table-cell office:value-type="float" office:value="1.9283445754489779">
            <text:p>1.9283445754489779</text:p>
          </table:table-cell>
          <table:table-cell office:value-type="float" office:value="8.0">
            <text:p>8.0</text:p>
          </table:table-cell>
          <table:table-cell office:value-type="float" office:value="2.0">
            <text:p>2.0</text:p>
          </table:table-cell>
          <table:table-cell office:value-type="float" office:value="0.5115674307250979">
            <text:p>0.5115674307250979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149</text:p>
          </table:table-cell>
          <table:table-cell office:value-type="string">
            <text:p>MCSSA007871</text:p>
          </table:table-cell>
          <table:table-cell office:value-type="float" office:value="2.4571445393064137">
            <text:p>2.4571445393064137</text:p>
          </table:table-cell>
          <table:table-cell office:value-type="float" office:value="8.0">
            <text:p>8.0</text:p>
          </table:table-cell>
          <table:table-cell office:value-type="float" office:value="2.0">
            <text:p>2.0</text:p>
          </table:table-cell>
          <table:table-cell office:value-type="float" office:value="0.5115674307250979">
            <text:p>0.5115674307250979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153</text:p>
          </table:table-cell>
          <table:table-cell office:value-type="string">
            <text:p>MCSSA018062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1060123</text:p>
          </table:table-cell>
          <table:table-cell office:value-type="string">
            <text:p>MCSSA006355</text:p>
          </table:table-cell>
          <table:table-cell office:value-type="float" office:value="4.430907594877872">
            <text:p>4.430907594877872</text:p>
          </table:table-cell>
          <table:table-cell office:value-type="float" office:value="15.000000000000002">
            <text:p>15.000000000000002</text:p>
          </table:table-cell>
          <table:table-cell office:value-type="float" office:value="5.000000000000001">
            <text:p>5.000000000000001</text:p>
          </table:table-cell>
          <table:table-cell office:value-type="float" office:value="0.5970310296319216">
            <text:p>0.5970310296319216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060123</text:p>
          </table:table-cell>
          <table:table-cell office:value-type="string">
            <text:p>MCSSA007830</text:p>
          </table:table-cell>
          <table:table-cell office:value-type="float" office:value="5.824703079161985">
            <text:p>5.824703079161985</text:p>
          </table:table-cell>
          <table:table-cell office:value-type="float" office:value="15.000000000000002">
            <text:p>15.000000000000002</text:p>
          </table:table-cell>
          <table:table-cell office:value-type="float" office:value="5.000000000000001">
            <text:p>5.000000000000001</text:p>
          </table:table-cell>
          <table:table-cell office:value-type="float" office:value="0.5970310296319216">
            <text:p>0.5970310296319216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060123</text:p>
          </table:table-cell>
          <table:table-cell office:value-type="string">
            <text:p>MCSSA007842</text:p>
          </table:table-cell>
          <table:table-cell office:value-type="float" office:value="4.744389325960144">
            <text:p>4.744389325960144</text:p>
          </table:table-cell>
          <table:table-cell office:value-type="float" office:value="15.000000000000002">
            <text:p>15.000000000000002</text:p>
          </table:table-cell>
          <table:table-cell office:value-type="float" office:value="5.000000000000001">
            <text:p>5.000000000000001</text:p>
          </table:table-cell>
          <table:table-cell office:value-type="float" office:value="0.5970310296319216">
            <text:p>0.5970310296319216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060129</text:p>
          </table:table-cell>
          <table:table-cell office:value-type="string">
            <text:p>MCSSA007726</text:p>
          </table:table-cell>
          <table:table-cell office:value-type="float" office:value="3.206297353998227">
            <text:p>3.206297353998227</text:p>
          </table:table-cell>
          <table:table-cell office:value-type="float" office:value="15.0">
            <text:p>15.0</text:p>
          </table:table-cell>
          <table:table-cell office:value-type="float" office:value="3.75">
            <text:p>3.75</text:p>
          </table:table-cell>
          <table:table-cell office:value-type="float" office:value="1.222956694892641">
            <text:p>1.222956694892641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129</text:p>
          </table:table-cell>
          <table:table-cell office:value-type="string">
            <text:p>MCSSA007731</text:p>
          </table:table-cell>
          <table:table-cell office:value-type="float" office:value="4.5001532388281955">
            <text:p>4.5001532388281955</text:p>
          </table:table-cell>
          <table:table-cell office:value-type="float" office:value="15.0">
            <text:p>15.0</text:p>
          </table:table-cell>
          <table:table-cell office:value-type="float" office:value="3.75">
            <text:p>3.75</text:p>
          </table:table-cell>
          <table:table-cell office:value-type="float" office:value="1.222956694892641">
            <text:p>1.222956694892641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129</text:p>
          </table:table-cell>
          <table:table-cell office:value-type="string">
            <text:p>MCSSA007871</text:p>
          </table:table-cell>
          <table:table-cell office:value-type="float" office:value="5.2440910369562905">
            <text:p>5.2440910369562905</text:p>
          </table:table-cell>
          <table:table-cell office:value-type="float" office:value="15.0">
            <text:p>15.0</text:p>
          </table:table-cell>
          <table:table-cell office:value-type="float" office:value="3.75">
            <text:p>3.75</text:p>
          </table:table-cell>
          <table:table-cell office:value-type="float" office:value="1.222956694892641">
            <text:p>1.222956694892641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129</text:p>
          </table:table-cell>
          <table:table-cell office:value-type="string">
            <text:p>MCSSA017036</text:p>
          </table:table-cell>
          <table:table-cell office:value-type="float" office:value="2.049458370217288">
            <text:p>2.049458370217288</text:p>
          </table:table-cell>
          <table:table-cell office:value-type="float" office:value="15.0">
            <text:p>15.0</text:p>
          </table:table-cell>
          <table:table-cell office:value-type="float" office:value="3.75">
            <text:p>3.75</text:p>
          </table:table-cell>
          <table:table-cell office:value-type="float" office:value="1.222956694892641">
            <text:p>1.222956694892641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133</text:p>
          </table:table-cell>
          <table:table-cell office:value-type="string">
            <text:p>MCSSA006396</text:p>
          </table:table-cell>
          <table:table-cell office:value-type="float" office:value="19.000000000000004">
            <text:p>19.000000000000004</text:p>
          </table:table-cell>
          <table:table-cell office:value-type="float" office:value="19.000000000000004">
            <text:p>19.000000000000004</text:p>
          </table:table-cell>
          <table:table-cell office:value-type="float" office:value="19.000000000000004">
            <text:p>19.000000000000004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1060136</text:p>
          </table:table-cell>
          <table:table-cell office:value-type="string">
            <text:p>MCSSA007772</text:p>
          </table:table-cell>
          <table:table-cell office:value-type="float" office:value="0.5170301832217121">
            <text:p>0.5170301832217121</text:p>
          </table:table-cell>
          <table:table-cell office:value-type="float" office:value="5.999999999999999">
            <text:p>5.999999999999999</text:p>
          </table:table-cell>
          <table:table-cell office:value-type="float" office:value="1.4999999999999998">
            <text:p>1.4999999999999998</text:p>
          </table:table-cell>
          <table:table-cell office:value-type="float" office:value="0.7349019404920175">
            <text:p>0.7349019404920175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136</text:p>
          </table:table-cell>
          <table:table-cell office:value-type="string">
            <text:p>MCSSA007784</text:p>
          </table:table-cell>
          <table:table-cell office:value-type="float" office:value="1.1796830074999356">
            <text:p>1.1796830074999356</text:p>
          </table:table-cell>
          <table:table-cell office:value-type="float" office:value="5.999999999999999">
            <text:p>5.999999999999999</text:p>
          </table:table-cell>
          <table:table-cell office:value-type="float" office:value="1.4999999999999998">
            <text:p>1.4999999999999998</text:p>
          </table:table-cell>
          <table:table-cell office:value-type="float" office:value="0.7349019404920175">
            <text:p>0.7349019404920175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136</text:p>
          </table:table-cell>
          <table:table-cell office:value-type="string">
            <text:p>MCSSA007825</text:p>
          </table:table-cell>
          <table:table-cell office:value-type="float" office:value="2.4996466794476397">
            <text:p>2.4996466794476397</text:p>
          </table:table-cell>
          <table:table-cell office:value-type="float" office:value="5.999999999999999">
            <text:p>5.999999999999999</text:p>
          </table:table-cell>
          <table:table-cell office:value-type="float" office:value="1.4999999999999998">
            <text:p>1.4999999999999998</text:p>
          </table:table-cell>
          <table:table-cell office:value-type="float" office:value="0.7349019404920175">
            <text:p>0.7349019404920175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136</text:p>
          </table:table-cell>
          <table:table-cell office:value-type="string">
            <text:p>MCSSA009300</text:p>
          </table:table-cell>
          <table:table-cell office:value-type="float" office:value="1.8036401298307123">
            <text:p>1.8036401298307123</text:p>
          </table:table-cell>
          <table:table-cell office:value-type="float" office:value="5.999999999999999">
            <text:p>5.999999999999999</text:p>
          </table:table-cell>
          <table:table-cell office:value-type="float" office:value="1.4999999999999998">
            <text:p>1.4999999999999998</text:p>
          </table:table-cell>
          <table:table-cell office:value-type="float" office:value="0.7349019404920175">
            <text:p>0.7349019404920175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137</text:p>
          </table:table-cell>
          <table:table-cell office:value-type="string">
            <text:p>MCSSA007726</text:p>
          </table:table-cell>
          <table:table-cell office:value-type="float" office:value="3.0709160887183473">
            <text:p>3.0709160887183473</text:p>
          </table:table-cell>
          <table:table-cell office:value-type="float" office:value="6.000000000000001">
            <text:p>6.000000000000001</text:p>
          </table:table-cell>
          <table:table-cell office:value-type="float" office:value="2.0000000000000004">
            <text:p>2.0000000000000004</text:p>
          </table:table-cell>
          <table:table-cell office:value-type="float" office:value="0.8352040707829028">
            <text:p>0.8352040707829028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060137</text:p>
          </table:table-cell>
          <table:table-cell office:value-type="string">
            <text:p>MCSSA007900</text:p>
          </table:table-cell>
          <table:table-cell office:value-type="float" office:value="1.033029721779901">
            <text:p>1.033029721779901</text:p>
          </table:table-cell>
          <table:table-cell office:value-type="float" office:value="6.000000000000001">
            <text:p>6.000000000000001</text:p>
          </table:table-cell>
          <table:table-cell office:value-type="float" office:value="2.0000000000000004">
            <text:p>2.0000000000000004</text:p>
          </table:table-cell>
          <table:table-cell office:value-type="float" office:value="0.8352040707829028">
            <text:p>0.8352040707829028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060137</text:p>
          </table:table-cell>
          <table:table-cell office:value-type="string">
            <text:p>MCSSA009382</text:p>
          </table:table-cell>
          <table:table-cell office:value-type="float" office:value="1.8960541895017524">
            <text:p>1.8960541895017524</text:p>
          </table:table-cell>
          <table:table-cell office:value-type="float" office:value="6.000000000000001">
            <text:p>6.000000000000001</text:p>
          </table:table-cell>
          <table:table-cell office:value-type="float" office:value="2.0000000000000004">
            <text:p>2.0000000000000004</text:p>
          </table:table-cell>
          <table:table-cell office:value-type="float" office:value="0.8352040707829028">
            <text:p>0.8352040707829028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060199</text:p>
          </table:table-cell>
          <table:table-cell office:value-type="string">
            <text:p>MCSSA003905</text:p>
          </table:table-cell>
          <table:table-cell office:value-type="float" office:value="0.710446256213575">
            <text:p>0.710446256213575</text:p>
          </table:table-cell>
          <table:table-cell office:value-type="float" office:value="7.000000000000001">
            <text:p>7.000000000000001</text:p>
          </table:table-cell>
          <table:table-cell office:value-type="float" office:value="0.8750000000000001">
            <text:p>0.8750000000000001</text:p>
          </table:table-cell>
          <table:table-cell office:value-type="float" office:value="0.3500945152903885">
            <text:p>0.3500945152903885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151060199</text:p>
          </table:table-cell>
          <table:table-cell office:value-type="string">
            <text:p>MCSSA003934</text:p>
          </table:table-cell>
          <table:table-cell office:value-type="float" office:value="0.9559650143881494">
            <text:p>0.9559650143881494</text:p>
          </table:table-cell>
          <table:table-cell office:value-type="float" office:value="7.000000000000001">
            <text:p>7.000000000000001</text:p>
          </table:table-cell>
          <table:table-cell office:value-type="float" office:value="0.8750000000000001">
            <text:p>0.8750000000000001</text:p>
          </table:table-cell>
          <table:table-cell office:value-type="float" office:value="0.3500945152903885">
            <text:p>0.3500945152903885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151060199</text:p>
          </table:table-cell>
          <table:table-cell office:value-type="string">
            <text:p>MCSSA014434</text:p>
          </table:table-cell>
          <table:table-cell office:value-type="float" office:value="0.958652480817586">
            <text:p>0.958652480817586</text:p>
          </table:table-cell>
          <table:table-cell office:value-type="float" office:value="7.000000000000001">
            <text:p>7.000000000000001</text:p>
          </table:table-cell>
          <table:table-cell office:value-type="float" office:value="0.8750000000000001">
            <text:p>0.8750000000000001</text:p>
          </table:table-cell>
          <table:table-cell office:value-type="float" office:value="0.3500945152903885">
            <text:p>0.3500945152903885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151060199</text:p>
          </table:table-cell>
          <table:table-cell office:value-type="string">
            <text:p>MCSSA007772</text:p>
          </table:table-cell>
          <table:table-cell office:value-type="float" office:value="1.3323122748131415">
            <text:p>1.3323122748131415</text:p>
          </table:table-cell>
          <table:table-cell office:value-type="float" office:value="7.000000000000001">
            <text:p>7.000000000000001</text:p>
          </table:table-cell>
          <table:table-cell office:value-type="float" office:value="0.8750000000000001">
            <text:p>0.8750000000000001</text:p>
          </table:table-cell>
          <table:table-cell office:value-type="float" office:value="0.3500945152903885">
            <text:p>0.3500945152903885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151060199</text:p>
          </table:table-cell>
          <table:table-cell office:value-type="string">
            <text:p>MCSSA007784</text:p>
          </table:table-cell>
          <table:table-cell office:value-type="float" office:value="0.6565725144062285">
            <text:p>0.6565725144062285</text:p>
          </table:table-cell>
          <table:table-cell office:value-type="float" office:value="7.000000000000001">
            <text:p>7.000000000000001</text:p>
          </table:table-cell>
          <table:table-cell office:value-type="float" office:value="0.8750000000000001">
            <text:p>0.8750000000000001</text:p>
          </table:table-cell>
          <table:table-cell office:value-type="float" office:value="0.3500945152903885">
            <text:p>0.3500945152903885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151060199</text:p>
          </table:table-cell>
          <table:table-cell office:value-type="string">
            <text:p>MCSSA009300</text:p>
          </table:table-cell>
          <table:table-cell office:value-type="float" office:value="1.4300883736805956">
            <text:p>1.4300883736805956</text:p>
          </table:table-cell>
          <table:table-cell office:value-type="float" office:value="7.000000000000001">
            <text:p>7.000000000000001</text:p>
          </table:table-cell>
          <table:table-cell office:value-type="float" office:value="0.8750000000000001">
            <text:p>0.8750000000000001</text:p>
          </table:table-cell>
          <table:table-cell office:value-type="float" office:value="0.3500945152903885">
            <text:p>0.3500945152903885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151060199</text:p>
          </table:table-cell>
          <table:table-cell office:value-type="string">
            <text:p>MCSSA009312</text:p>
          </table:table-cell>
          <table:table-cell office:value-type="float" office:value="0.6507282577028513">
            <text:p>0.6507282577028513</text:p>
          </table:table-cell>
          <table:table-cell office:value-type="float" office:value="7.000000000000001">
            <text:p>7.000000000000001</text:p>
          </table:table-cell>
          <table:table-cell office:value-type="float" office:value="0.8750000000000001">
            <text:p>0.8750000000000001</text:p>
          </table:table-cell>
          <table:table-cell office:value-type="float" office:value="0.3500945152903885">
            <text:p>0.3500945152903885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151060199</text:p>
          </table:table-cell>
          <table:table-cell office:value-type="string">
            <text:p>MCSSA018943</text:p>
          </table:table-cell>
          <table:table-cell office:value-type="float" office:value="0.30523482797787344">
            <text:p>0.30523482797787344</text:p>
          </table:table-cell>
          <table:table-cell office:value-type="float" office:value="7.000000000000001">
            <text:p>7.000000000000001</text:p>
          </table:table-cell>
          <table:table-cell office:value-type="float" office:value="0.8750000000000001">
            <text:p>0.8750000000000001</text:p>
          </table:table-cell>
          <table:table-cell office:value-type="float" office:value="0.3500945152903885">
            <text:p>0.3500945152903885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151060201</text:p>
          </table:table-cell>
          <table:table-cell office:value-type="string">
            <text:p>MCSSA007702</text:p>
          </table:table-cell>
          <table:table-cell office:value-type="float" office:value="1.889799450357456">
            <text:p>1.889799450357456</text:p>
          </table:table-cell>
          <table:table-cell office:value-type="float" office:value="17.0">
            <text:p>17.0</text:p>
          </table:table-cell>
          <table:table-cell office:value-type="float" office:value="4.25">
            <text:p>4.25</text:p>
          </table:table-cell>
          <table:table-cell office:value-type="float" office:value="2.1976293239924107">
            <text:p>2.1976293239924107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201</text:p>
          </table:table-cell>
          <table:table-cell office:value-type="string">
            <text:p>MCSSA007714</text:p>
          </table:table-cell>
          <table:table-cell office:value-type="float" office:value="7.812422419805608">
            <text:p>7.812422419805608</text:p>
          </table:table-cell>
          <table:table-cell office:value-type="float" office:value="17.0">
            <text:p>17.0</text:p>
          </table:table-cell>
          <table:table-cell office:value-type="float" office:value="4.25">
            <text:p>4.25</text:p>
          </table:table-cell>
          <table:table-cell office:value-type="float" office:value="2.1976293239924107">
            <text:p>2.1976293239924107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201</text:p>
          </table:table-cell>
          <table:table-cell office:value-type="string">
            <text:p>MCSSA007760</text:p>
          </table:table-cell>
          <table:table-cell office:value-type="float" office:value="3.2400922092128743">
            <text:p>3.2400922092128743</text:p>
          </table:table-cell>
          <table:table-cell office:value-type="float" office:value="17.0">
            <text:p>17.0</text:p>
          </table:table-cell>
          <table:table-cell office:value-type="float" office:value="4.25">
            <text:p>4.25</text:p>
          </table:table-cell>
          <table:table-cell office:value-type="float" office:value="2.1976293239924107">
            <text:p>2.1976293239924107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201</text:p>
          </table:table-cell>
          <table:table-cell office:value-type="string">
            <text:p>MCSSA008735</text:p>
          </table:table-cell>
          <table:table-cell office:value-type="float" office:value="4.057685920624063">
            <text:p>4.057685920624063</text:p>
          </table:table-cell>
          <table:table-cell office:value-type="float" office:value="17.0">
            <text:p>17.0</text:p>
          </table:table-cell>
          <table:table-cell office:value-type="float" office:value="4.25">
            <text:p>4.25</text:p>
          </table:table-cell>
          <table:table-cell office:value-type="float" office:value="2.1976293239924107">
            <text:p>2.1976293239924107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204</text:p>
          </table:table-cell>
          <table:table-cell office:value-type="string">
            <text:p>MCSSA003905</text:p>
          </table:table-cell>
          <table:table-cell office:value-type="float" office:value="1.8716267748887319">
            <text:p>1.8716267748887319</text:p>
          </table:table-cell>
          <table:table-cell office:value-type="float" office:value="20.0">
            <text:p>20.0</text:p>
          </table:table-cell>
          <table:table-cell office:value-type="float" office:value="2.857142857142857">
            <text:p>2.857142857142857</text:p>
          </table:table-cell>
          <table:table-cell office:value-type="float" office:value="0.9643439829780491">
            <text:p>0.9643439829780491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1060204</text:p>
          </table:table-cell>
          <table:table-cell office:value-type="string">
            <text:p>MCSSA003934</text:p>
          </table:table-cell>
          <table:table-cell office:value-type="float" office:value="1.9928712150564627">
            <text:p>1.9928712150564627</text:p>
          </table:table-cell>
          <table:table-cell office:value-type="float" office:value="20.0">
            <text:p>20.0</text:p>
          </table:table-cell>
          <table:table-cell office:value-type="float" office:value="2.857142857142857">
            <text:p>2.857142857142857</text:p>
          </table:table-cell>
          <table:table-cell office:value-type="float" office:value="0.9643439829780491">
            <text:p>0.9643439829780491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1060204</text:p>
          </table:table-cell>
          <table:table-cell office:value-type="string">
            <text:p>MCSSA014434</text:p>
          </table:table-cell>
          <table:table-cell office:value-type="float" office:value="1.9979777493244817">
            <text:p>1.9979777493244817</text:p>
          </table:table-cell>
          <table:table-cell office:value-type="float" office:value="20.0">
            <text:p>20.0</text:p>
          </table:table-cell>
          <table:table-cell office:value-type="float" office:value="2.857142857142857">
            <text:p>2.857142857142857</text:p>
          </table:table-cell>
          <table:table-cell office:value-type="float" office:value="0.9643439829780491">
            <text:p>0.9643439829780491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1060204</text:p>
          </table:table-cell>
          <table:table-cell office:value-type="string">
            <text:p>MCSSA007772</text:p>
          </table:table-cell>
          <table:table-cell office:value-type="float" office:value="2.9787275019972115">
            <text:p>2.9787275019972115</text:p>
          </table:table-cell>
          <table:table-cell office:value-type="float" office:value="20.0">
            <text:p>20.0</text:p>
          </table:table-cell>
          <table:table-cell office:value-type="float" office:value="2.857142857142857">
            <text:p>2.857142857142857</text:p>
          </table:table-cell>
          <table:table-cell office:value-type="float" office:value="0.9643439829780491">
            <text:p>0.9643439829780491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1060204</text:p>
          </table:table-cell>
          <table:table-cell office:value-type="string">
            <text:p>MCSSA007784</text:p>
          </table:table-cell>
          <table:table-cell office:value-type="float" office:value="3.3562841150217477">
            <text:p>3.3562841150217477</text:p>
          </table:table-cell>
          <table:table-cell office:value-type="float" office:value="20.0">
            <text:p>20.0</text:p>
          </table:table-cell>
          <table:table-cell office:value-type="float" office:value="2.857142857142857">
            <text:p>2.857142857142857</text:p>
          </table:table-cell>
          <table:table-cell office:value-type="float" office:value="0.9643439829780491">
            <text:p>0.9643439829780491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1060204</text:p>
          </table:table-cell>
          <table:table-cell office:value-type="string">
            <text:p>MCSSA007825</text:p>
          </table:table-cell>
          <table:table-cell office:value-type="float" office:value="3.004296890002028">
            <text:p>3.004296890002028</text:p>
          </table:table-cell>
          <table:table-cell office:value-type="float" office:value="20.0">
            <text:p>20.0</text:p>
          </table:table-cell>
          <table:table-cell office:value-type="float" office:value="2.857142857142857">
            <text:p>2.857142857142857</text:p>
          </table:table-cell>
          <table:table-cell office:value-type="float" office:value="0.9643439829780491">
            <text:p>0.9643439829780491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1060204</text:p>
          </table:table-cell>
          <table:table-cell office:value-type="string">
            <text:p>MCSSA009300</text:p>
          </table:table-cell>
          <table:table-cell office:value-type="float" office:value="4.798215753709337">
            <text:p>4.798215753709337</text:p>
          </table:table-cell>
          <table:table-cell office:value-type="float" office:value="20.0">
            <text:p>20.0</text:p>
          </table:table-cell>
          <table:table-cell office:value-type="float" office:value="2.857142857142857">
            <text:p>2.857142857142857</text:p>
          </table:table-cell>
          <table:table-cell office:value-type="float" office:value="0.9643439829780491">
            <text:p>0.9643439829780491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1060211</text:p>
          </table:table-cell>
          <table:table-cell office:value-type="string">
            <text:p>MCSSA004914</text:p>
          </table:table-cell>
          <table:table-cell office:value-type="float" office:value="32.41764765887863">
            <text:p>32.41764765887863</text:p>
          </table:table-cell>
          <table:table-cell office:value-type="float" office:value="67.0">
            <text:p>67.0</text:p>
          </table:table-cell>
          <table:table-cell office:value-type="float" office:value="33.5">
            <text:p>33.5</text:p>
          </table:table-cell>
          <table:table-cell office:value-type="float" office:value="1.0823523411213678">
            <text:p>1.082352341121367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211</text:p>
          </table:table-cell>
          <table:table-cell office:value-type="string">
            <text:p>MCSSA010893</text:p>
          </table:table-cell>
          <table:table-cell office:value-type="float" office:value="34.582352341121364">
            <text:p>34.582352341121364</text:p>
          </table:table-cell>
          <table:table-cell office:value-type="float" office:value="67.0">
            <text:p>67.0</text:p>
          </table:table-cell>
          <table:table-cell office:value-type="float" office:value="33.5">
            <text:p>33.5</text:p>
          </table:table-cell>
          <table:table-cell office:value-type="float" office:value="1.0823523411213678">
            <text:p>1.082352341121367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219</text:p>
          </table:table-cell>
          <table:table-cell office:value-type="string">
            <text:p>MCSSA004861</text:p>
          </table:table-cell>
          <table:table-cell office:value-type="float" office:value="9.929884236377674">
            <text:p>9.929884236377674</text:p>
          </table:table-cell>
          <table:table-cell office:value-type="float" office:value="15.999999999999998">
            <text:p>15.999999999999998</text:p>
          </table:table-cell>
          <table:table-cell office:value-type="float" office:value="7.999999999999999">
            <text:p>7.999999999999999</text:p>
          </table:table-cell>
          <table:table-cell office:value-type="float" office:value="1.9298842363776751">
            <text:p>1.9298842363776751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219</text:p>
          </table:table-cell>
          <table:table-cell office:value-type="string">
            <text:p>MCSSA018062</text:p>
          </table:table-cell>
          <table:table-cell office:value-type="float" office:value="6.070115763622324">
            <text:p>6.070115763622324</text:p>
          </table:table-cell>
          <table:table-cell office:value-type="float" office:value="15.999999999999998">
            <text:p>15.999999999999998</text:p>
          </table:table-cell>
          <table:table-cell office:value-type="float" office:value="7.999999999999999">
            <text:p>7.999999999999999</text:p>
          </table:table-cell>
          <table:table-cell office:value-type="float" office:value="1.9298842363776751">
            <text:p>1.9298842363776751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221</text:p>
          </table:table-cell>
          <table:table-cell office:value-type="string">
            <text:p>MCSSA004914</text:p>
          </table:table-cell>
          <table:table-cell office:value-type="float" office:value="94.0">
            <text:p>94.0</text:p>
          </table:table-cell>
          <table:table-cell office:value-type="float" office:value="94.0">
            <text:p>94.0</text:p>
          </table:table-cell>
          <table:table-cell office:value-type="float" office:value="94.0">
            <text:p>94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1060222</text:p>
          </table:table-cell>
          <table:table-cell office:value-type="string">
            <text:p>MCSSA007772</text:p>
          </table:table-cell>
          <table:table-cell office:value-type="float" office:value="0.3236311219950997">
            <text:p>0.3236311219950997</text:p>
          </table:table-cell>
          <table:table-cell office:value-type="float" office:value="5.0">
            <text:p>5.0</text:p>
          </table:table-cell>
          <table:table-cell office:value-type="float" office:value="1.6666666666666667">
            <text:p>1.6666666666666667</text:p>
          </table:table-cell>
          <table:table-cell office:value-type="float" office:value="1.1056743302874363">
            <text:p>1.105674330287436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060222</text:p>
          </table:table-cell>
          <table:table-cell office:value-type="string">
            <text:p>MCSSA007784</text:p>
          </table:table-cell>
          <table:table-cell office:value-type="float" office:value="3.031701007871873">
            <text:p>3.031701007871873</text:p>
          </table:table-cell>
          <table:table-cell office:value-type="float" office:value="5.0">
            <text:p>5.0</text:p>
          </table:table-cell>
          <table:table-cell office:value-type="float" office:value="1.6666666666666667">
            <text:p>1.6666666666666667</text:p>
          </table:table-cell>
          <table:table-cell office:value-type="float" office:value="1.1056743302874363">
            <text:p>1.105674330287436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060222</text:p>
          </table:table-cell>
          <table:table-cell office:value-type="string">
            <text:p>MCSSA007825</text:p>
          </table:table-cell>
          <table:table-cell office:value-type="float" office:value="1.6446678701330275">
            <text:p>1.6446678701330275</text:p>
          </table:table-cell>
          <table:table-cell office:value-type="float" office:value="5.0">
            <text:p>5.0</text:p>
          </table:table-cell>
          <table:table-cell office:value-type="float" office:value="1.6666666666666667">
            <text:p>1.6666666666666667</text:p>
          </table:table-cell>
          <table:table-cell office:value-type="float" office:value="1.1056743302874363">
            <text:p>1.105674330287436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060223</text:p>
          </table:table-cell>
          <table:table-cell office:value-type="string">
            <text:p>MCSSA003905</text:p>
          </table:table-cell>
          <table:table-cell office:value-type="float" office:value="1.5927584952385372">
            <text:p>1.5927584952385372</text:p>
          </table:table-cell>
          <table:table-cell office:value-type="float" office:value="18.0">
            <text:p>18.0</text:p>
          </table:table-cell>
          <table:table-cell office:value-type="float" office:value="3.6">
            <text:p>3.6</text:p>
          </table:table-cell>
          <table:table-cell office:value-type="float" office:value="3.034192377994344">
            <text:p>3.03419237799434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223</text:p>
          </table:table-cell>
          <table:table-cell office:value-type="string">
            <text:p>MCSSA007772</text:p>
          </table:table-cell>
          <table:table-cell office:value-type="float" office:value="1.6270645656812968">
            <text:p>1.6270645656812968</text:p>
          </table:table-cell>
          <table:table-cell office:value-type="float" office:value="18.0">
            <text:p>18.0</text:p>
          </table:table-cell>
          <table:table-cell office:value-type="float" office:value="3.6">
            <text:p>3.6</text:p>
          </table:table-cell>
          <table:table-cell office:value-type="float" office:value="3.034192377994344">
            <text:p>3.03419237799434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223</text:p>
          </table:table-cell>
          <table:table-cell office:value-type="string">
            <text:p>MCSSA007784</text:p>
          </table:table-cell>
          <table:table-cell office:value-type="float" office:value="9.531207073476399">
            <text:p>9.531207073476399</text:p>
          </table:table-cell>
          <table:table-cell office:value-type="float" office:value="18.0">
            <text:p>18.0</text:p>
          </table:table-cell>
          <table:table-cell office:value-type="float" office:value="3.6">
            <text:p>3.6</text:p>
          </table:table-cell>
          <table:table-cell office:value-type="float" office:value="3.034192377994344">
            <text:p>3.03419237799434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223</text:p>
          </table:table-cell>
          <table:table-cell office:value-type="string">
            <text:p>MCSSA007825</text:p>
          </table:table-cell>
          <table:table-cell office:value-type="float" office:value="3.3412999737468647">
            <text:p>3.3412999737468647</text:p>
          </table:table-cell>
          <table:table-cell office:value-type="float" office:value="18.0">
            <text:p>18.0</text:p>
          </table:table-cell>
          <table:table-cell office:value-type="float" office:value="3.6">
            <text:p>3.6</text:p>
          </table:table-cell>
          <table:table-cell office:value-type="float" office:value="3.034192377994344">
            <text:p>3.03419237799434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223</text:p>
          </table:table-cell>
          <table:table-cell office:value-type="string">
            <text:p>MCSSA009300</text:p>
          </table:table-cell>
          <table:table-cell office:value-type="float" office:value="1.9076698918569028">
            <text:p>1.9076698918569028</text:p>
          </table:table-cell>
          <table:table-cell office:value-type="float" office:value="18.0">
            <text:p>18.0</text:p>
          </table:table-cell>
          <table:table-cell office:value-type="float" office:value="3.6">
            <text:p>3.6</text:p>
          </table:table-cell>
          <table:table-cell office:value-type="float" office:value="3.034192377994344">
            <text:p>3.03419237799434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172</text:p>
          </table:table-cell>
          <table:table-cell office:value-type="string">
            <text:p>MCSSA003905</text:p>
          </table:table-cell>
          <table:table-cell office:value-type="float" office:value="0.31468808142804294">
            <text:p>0.31468808142804294</text:p>
          </table:table-cell>
          <table:table-cell office:value-type="float" office:value="3.0000000000000004">
            <text:p>3.0000000000000004</text:p>
          </table:table-cell>
          <table:table-cell office:value-type="float" office:value="0.7500000000000001">
            <text:p>0.7500000000000001</text:p>
          </table:table-cell>
          <table:table-cell office:value-type="float" office:value="0.7530116037047143">
            <text:p>0.7530116037047143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172</text:p>
          </table:table-cell>
          <table:table-cell office:value-type="string">
            <text:p>MCSSA007772</text:p>
          </table:table-cell>
          <table:table-cell office:value-type="float" office:value="0.24406576774849179">
            <text:p>0.24406576774849179</text:p>
          </table:table-cell>
          <table:table-cell office:value-type="float" office:value="3.0000000000000004">
            <text:p>3.0000000000000004</text:p>
          </table:table-cell>
          <table:table-cell office:value-type="float" office:value="0.7500000000000001">
            <text:p>0.7500000000000001</text:p>
          </table:table-cell>
          <table:table-cell office:value-type="float" office:value="0.7530116037047143">
            <text:p>0.7530116037047143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172</text:p>
          </table:table-cell>
          <table:table-cell office:value-type="string">
            <text:p>MCSSA007784</text:p>
          </table:table-cell>
          <table:table-cell office:value-type="float" office:value="2.051185484030455">
            <text:p>2.051185484030455</text:p>
          </table:table-cell>
          <table:table-cell office:value-type="float" office:value="3.0000000000000004">
            <text:p>3.0000000000000004</text:p>
          </table:table-cell>
          <table:table-cell office:value-type="float" office:value="0.7500000000000001">
            <text:p>0.7500000000000001</text:p>
          </table:table-cell>
          <table:table-cell office:value-type="float" office:value="0.7530116037047143">
            <text:p>0.7530116037047143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172</text:p>
          </table:table-cell>
          <table:table-cell office:value-type="string">
            <text:p>MCSSA007825</text:p>
          </table:table-cell>
          <table:table-cell office:value-type="float" office:value="0.3900606667930105">
            <text:p>0.3900606667930105</text:p>
          </table:table-cell>
          <table:table-cell office:value-type="float" office:value="3.0000000000000004">
            <text:p>3.0000000000000004</text:p>
          </table:table-cell>
          <table:table-cell office:value-type="float" office:value="0.7500000000000001">
            <text:p>0.7500000000000001</text:p>
          </table:table-cell>
          <table:table-cell office:value-type="float" office:value="0.7530116037047143">
            <text:p>0.7530116037047143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176</text:p>
          </table:table-cell>
          <table:table-cell office:value-type="string">
            <text:p>MCSSA003905</text:p>
          </table:table-cell>
          <table:table-cell office:value-type="float" office:value="2.414961409349622">
            <text:p>2.414961409349622</text:p>
          </table:table-cell>
          <table:table-cell office:value-type="float" office:value="20.999999999999996">
            <text:p>20.999999999999996</text:p>
          </table:table-cell>
          <table:table-cell office:value-type="float" office:value="2.9999999999999996">
            <text:p>2.9999999999999996</text:p>
          </table:table-cell>
          <table:table-cell office:value-type="float" office:value="0.9518122477804215">
            <text:p>0.951812247780421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1060176</text:p>
          </table:table-cell>
          <table:table-cell office:value-type="string">
            <text:p>MCSSA003934</text:p>
          </table:table-cell>
          <table:table-cell office:value-type="float" office:value="3.8171878382669093">
            <text:p>3.8171878382669093</text:p>
          </table:table-cell>
          <table:table-cell office:value-type="float" office:value="20.999999999999996">
            <text:p>20.999999999999996</text:p>
          </table:table-cell>
          <table:table-cell office:value-type="float" office:value="2.9999999999999996">
            <text:p>2.9999999999999996</text:p>
          </table:table-cell>
          <table:table-cell office:value-type="float" office:value="0.9518122477804215">
            <text:p>0.951812247780421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1060176</text:p>
          </table:table-cell>
          <table:table-cell office:value-type="string">
            <text:p>MCSSA014434</text:p>
          </table:table-cell>
          <table:table-cell office:value-type="float" office:value="3.8233052699250467">
            <text:p>3.8233052699250467</text:p>
          </table:table-cell>
          <table:table-cell office:value-type="float" office:value="20.999999999999996">
            <text:p>20.999999999999996</text:p>
          </table:table-cell>
          <table:table-cell office:value-type="float" office:value="2.9999999999999996">
            <text:p>2.9999999999999996</text:p>
          </table:table-cell>
          <table:table-cell office:value-type="float" office:value="0.9518122477804215">
            <text:p>0.951812247780421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1060176</text:p>
          </table:table-cell>
          <table:table-cell office:value-type="string">
            <text:p>MCSSA007772</text:p>
          </table:table-cell>
          <table:table-cell office:value-type="float" office:value="2.655941984523192">
            <text:p>2.655941984523192</text:p>
          </table:table-cell>
          <table:table-cell office:value-type="float" office:value="20.999999999999996">
            <text:p>20.999999999999996</text:p>
          </table:table-cell>
          <table:table-cell office:value-type="float" office:value="2.9999999999999996">
            <text:p>2.9999999999999996</text:p>
          </table:table-cell>
          <table:table-cell office:value-type="float" office:value="0.9518122477804215">
            <text:p>0.951812247780421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1060176</text:p>
          </table:table-cell>
          <table:table-cell office:value-type="string">
            <text:p>MCSSA009300</text:p>
          </table:table-cell>
          <table:table-cell office:value-type="float" office:value="4.256303813405541">
            <text:p>4.256303813405541</text:p>
          </table:table-cell>
          <table:table-cell office:value-type="float" office:value="20.999999999999996">
            <text:p>20.999999999999996</text:p>
          </table:table-cell>
          <table:table-cell office:value-type="float" office:value="2.9999999999999996">
            <text:p>2.9999999999999996</text:p>
          </table:table-cell>
          <table:table-cell office:value-type="float" office:value="0.9518122477804215">
            <text:p>0.951812247780421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1060176</text:p>
          </table:table-cell>
          <table:table-cell office:value-type="string">
            <text:p>MCSSA009312</text:p>
          </table:table-cell>
          <table:table-cell office:value-type="float" office:value="2.730688416025463">
            <text:p>2.730688416025463</text:p>
          </table:table-cell>
          <table:table-cell office:value-type="float" office:value="20.999999999999996">
            <text:p>20.999999999999996</text:p>
          </table:table-cell>
          <table:table-cell office:value-type="float" office:value="2.9999999999999996">
            <text:p>2.9999999999999996</text:p>
          </table:table-cell>
          <table:table-cell office:value-type="float" office:value="0.9518122477804215">
            <text:p>0.951812247780421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1060176</text:p>
          </table:table-cell>
          <table:table-cell office:value-type="string">
            <text:p>MCSSA018943</text:p>
          </table:table-cell>
          <table:table-cell office:value-type="float" office:value="1.3016112685042234">
            <text:p>1.3016112685042234</text:p>
          </table:table-cell>
          <table:table-cell office:value-type="float" office:value="20.999999999999996">
            <text:p>20.999999999999996</text:p>
          </table:table-cell>
          <table:table-cell office:value-type="float" office:value="2.9999999999999996">
            <text:p>2.9999999999999996</text:p>
          </table:table-cell>
          <table:table-cell office:value-type="float" office:value="0.9518122477804215">
            <text:p>0.951812247780421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1060177</text:p>
          </table:table-cell>
          <table:table-cell office:value-type="string">
            <text:p>MCSSA007726</text:p>
          </table:table-cell>
          <table:table-cell office:value-type="float" office:value="7.6420752183542495">
            <text:p>7.6420752183542495</text:p>
          </table:table-cell>
          <table:table-cell office:value-type="float" office:value="22.0">
            <text:p>22.0</text:p>
          </table:table-cell>
          <table:table-cell office:value-type="float" office:value="5.5">
            <text:p>5.5</text:p>
          </table:table-cell>
          <table:table-cell office:value-type="float" office:value="2.0879438674577075">
            <text:p>2.0879438674577075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177</text:p>
          </table:table-cell>
          <table:table-cell office:value-type="string">
            <text:p>MCSSA007731</text:p>
          </table:table-cell>
          <table:table-cell office:value-type="float" office:value="6.082049265639584">
            <text:p>6.082049265639584</text:p>
          </table:table-cell>
          <table:table-cell office:value-type="float" office:value="22.0">
            <text:p>22.0</text:p>
          </table:table-cell>
          <table:table-cell office:value-type="float" office:value="5.5">
            <text:p>5.5</text:p>
          </table:table-cell>
          <table:table-cell office:value-type="float" office:value="2.0879438674577075">
            <text:p>2.0879438674577075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177</text:p>
          </table:table-cell>
          <table:table-cell office:value-type="string">
            <text:p>MCSSA007866</text:p>
          </table:table-cell>
          <table:table-cell office:value-type="float" office:value="6.23559641514331">
            <text:p>6.23559641514331</text:p>
          </table:table-cell>
          <table:table-cell office:value-type="float" office:value="22.0">
            <text:p>22.0</text:p>
          </table:table-cell>
          <table:table-cell office:value-type="float" office:value="5.5">
            <text:p>5.5</text:p>
          </table:table-cell>
          <table:table-cell office:value-type="float" office:value="2.0879438674577075">
            <text:p>2.0879438674577075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177</text:p>
          </table:table-cell>
          <table:table-cell office:value-type="string">
            <text:p>MCSSA007900</text:p>
          </table:table-cell>
          <table:table-cell office:value-type="float" office:value="2.0402791008628567">
            <text:p>2.0402791008628567</text:p>
          </table:table-cell>
          <table:table-cell office:value-type="float" office:value="22.0">
            <text:p>22.0</text:p>
          </table:table-cell>
          <table:table-cell office:value-type="float" office:value="5.5">
            <text:p>5.5</text:p>
          </table:table-cell>
          <table:table-cell office:value-type="float" office:value="2.0879438674577075">
            <text:p>2.0879438674577075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184</text:p>
          </table:table-cell>
          <table:table-cell office:value-type="string">
            <text:p>MCSSA004914</text:p>
          </table:table-cell>
          <table:table-cell office:value-type="float" office:value="32.36148894827312">
            <text:p>32.36148894827312</text:p>
          </table:table-cell>
          <table:table-cell office:value-type="float" office:value="46.0">
            <text:p>46.0</text:p>
          </table:table-cell>
          <table:table-cell office:value-type="float" office:value="23.0">
            <text:p>23.0</text:p>
          </table:table-cell>
          <table:table-cell office:value-type="float" office:value="9.36148894827312">
            <text:p>9.3614889482731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184</text:p>
          </table:table-cell>
          <table:table-cell office:value-type="string">
            <text:p>MCSSA006355</text:p>
          </table:table-cell>
          <table:table-cell office:value-type="float" office:value="13.638511051726882">
            <text:p>13.638511051726882</text:p>
          </table:table-cell>
          <table:table-cell office:value-type="float" office:value="46.0">
            <text:p>46.0</text:p>
          </table:table-cell>
          <table:table-cell office:value-type="float" office:value="23.0">
            <text:p>23.0</text:p>
          </table:table-cell>
          <table:table-cell office:value-type="float" office:value="9.36148894827312">
            <text:p>9.3614889482731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185</text:p>
          </table:table-cell>
          <table:table-cell office:value-type="string">
            <text:p>MCSSA006355</text:p>
          </table:table-cell>
          <table:table-cell office:value-type="float" office:value="16.055734253388348">
            <text:p>16.055734253388348</text:p>
          </table:table-cell>
          <table:table-cell office:value-type="float" office:value="29.000000000000007">
            <text:p>29.000000000000007</text:p>
          </table:table-cell>
          <table:table-cell office:value-type="float" office:value="14.500000000000004">
            <text:p>14.500000000000004</text:p>
          </table:table-cell>
          <table:table-cell office:value-type="float" office:value="1.5557342533883451">
            <text:p>1.5557342533883451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185</text:p>
          </table:table-cell>
          <table:table-cell office:value-type="string">
            <text:p>MCSSA007830</text:p>
          </table:table-cell>
          <table:table-cell office:value-type="float" office:value="12.944265746611658">
            <text:p>12.944265746611658</text:p>
          </table:table-cell>
          <table:table-cell office:value-type="float" office:value="29.000000000000007">
            <text:p>29.000000000000007</text:p>
          </table:table-cell>
          <table:table-cell office:value-type="float" office:value="14.500000000000004">
            <text:p>14.500000000000004</text:p>
          </table:table-cell>
          <table:table-cell office:value-type="float" office:value="1.5557342533883451">
            <text:p>1.5557342533883451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193</text:p>
          </table:table-cell>
          <table:table-cell office:value-type="string">
            <text:p>MCSSA007772</text:p>
          </table:table-cell>
          <table:table-cell office:value-type="float" office:value="2.6920108674810472">
            <text:p>2.6920108674810472</text:p>
          </table:table-cell>
          <table:table-cell office:value-type="float" office:value="34.00000000000001">
            <text:p>34.00000000000001</text:p>
          </table:table-cell>
          <table:table-cell office:value-type="float" office:value="5.666666666666668">
            <text:p>5.666666666666668</text:p>
          </table:table-cell>
          <table:table-cell office:value-type="float" office:value="4.230860264084054">
            <text:p>4.23086026408405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060193</text:p>
          </table:table-cell>
          <table:table-cell office:value-type="string">
            <text:p>MCSSA007784</text:p>
          </table:table-cell>
          <table:table-cell office:value-type="float" office:value="4.503792607802258">
            <text:p>4.503792607802258</text:p>
          </table:table-cell>
          <table:table-cell office:value-type="float" office:value="34.00000000000001">
            <text:p>34.00000000000001</text:p>
          </table:table-cell>
          <table:table-cell office:value-type="float" office:value="5.666666666666668">
            <text:p>5.666666666666668</text:p>
          </table:table-cell>
          <table:table-cell office:value-type="float" office:value="4.230860264084054">
            <text:p>4.23086026408405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060193</text:p>
          </table:table-cell>
          <table:table-cell office:value-type="string">
            <text:p>MCSSA007825</text:p>
          </table:table-cell>
          <table:table-cell office:value-type="float" office:value="6.4782403772514705">
            <text:p>6.4782403772514705</text:p>
          </table:table-cell>
          <table:table-cell office:value-type="float" office:value="34.00000000000001">
            <text:p>34.00000000000001</text:p>
          </table:table-cell>
          <table:table-cell office:value-type="float" office:value="5.666666666666668">
            <text:p>5.666666666666668</text:p>
          </table:table-cell>
          <table:table-cell office:value-type="float" office:value="4.230860264084054">
            <text:p>4.23086026408405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060193</text:p>
          </table:table-cell>
          <table:table-cell office:value-type="string">
            <text:p>MCSSA009300</text:p>
          </table:table-cell>
          <table:table-cell office:value-type="float" office:value="14.542150444597652">
            <text:p>14.542150444597652</text:p>
          </table:table-cell>
          <table:table-cell office:value-type="float" office:value="34.00000000000001">
            <text:p>34.00000000000001</text:p>
          </table:table-cell>
          <table:table-cell office:value-type="float" office:value="5.666666666666668">
            <text:p>5.666666666666668</text:p>
          </table:table-cell>
          <table:table-cell office:value-type="float" office:value="4.230860264084054">
            <text:p>4.23086026408405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060193</text:p>
          </table:table-cell>
          <table:table-cell office:value-type="string">
            <text:p>MCSSA009312</text:p>
          </table:table-cell>
          <table:table-cell office:value-type="float" office:value="3.9801871902313346">
            <text:p>3.9801871902313346</text:p>
          </table:table-cell>
          <table:table-cell office:value-type="float" office:value="34.00000000000001">
            <text:p>34.00000000000001</text:p>
          </table:table-cell>
          <table:table-cell office:value-type="float" office:value="5.666666666666668">
            <text:p>5.666666666666668</text:p>
          </table:table-cell>
          <table:table-cell office:value-type="float" office:value="4.230860264084054">
            <text:p>4.23086026408405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060193</text:p>
          </table:table-cell>
          <table:table-cell office:value-type="string">
            <text:p>MCSSA018943</text:p>
          </table:table-cell>
          <table:table-cell office:value-type="float" office:value="1.80361851263624">
            <text:p>1.80361851263624</text:p>
          </table:table-cell>
          <table:table-cell office:value-type="float" office:value="34.00000000000001">
            <text:p>34.00000000000001</text:p>
          </table:table-cell>
          <table:table-cell office:value-type="float" office:value="5.666666666666668">
            <text:p>5.666666666666668</text:p>
          </table:table-cell>
          <table:table-cell office:value-type="float" office:value="4.230860264084054">
            <text:p>4.23086026408405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060198</text:p>
          </table:table-cell>
          <table:table-cell office:value-type="string">
            <text:p>MCSSA007772</text:p>
          </table:table-cell>
          <table:table-cell office:value-type="float" office:value="3.7509613168768174">
            <text:p>3.7509613168768174</text:p>
          </table:table-cell>
          <table:table-cell office:value-type="float" office:value="36.0">
            <text:p>36.0</text:p>
          </table:table-cell>
          <table:table-cell office:value-type="float" office:value="12.0">
            <text:p>12.0</text:p>
          </table:table-cell>
          <table:table-cell office:value-type="float" office:value="8.41388710615634">
            <text:p>8.4138871061563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060198</text:p>
          </table:table-cell>
          <table:table-cell office:value-type="string">
            <text:p>MCSSA007784</text:p>
          </table:table-cell>
          <table:table-cell office:value-type="float" office:value="23.55117841250115">
            <text:p>23.55117841250115</text:p>
          </table:table-cell>
          <table:table-cell office:value-type="float" office:value="36.0">
            <text:p>36.0</text:p>
          </table:table-cell>
          <table:table-cell office:value-type="float" office:value="12.0">
            <text:p>12.0</text:p>
          </table:table-cell>
          <table:table-cell office:value-type="float" office:value="8.41388710615634">
            <text:p>8.4138871061563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060198</text:p>
          </table:table-cell>
          <table:table-cell office:value-type="string">
            <text:p>MCSSA007825</text:p>
          </table:table-cell>
          <table:table-cell office:value-type="float" office:value="8.697860270622032">
            <text:p>8.697860270622032</text:p>
          </table:table-cell>
          <table:table-cell office:value-type="float" office:value="36.0">
            <text:p>36.0</text:p>
          </table:table-cell>
          <table:table-cell office:value-type="float" office:value="12.0">
            <text:p>12.0</text:p>
          </table:table-cell>
          <table:table-cell office:value-type="float" office:value="8.41388710615634">
            <text:p>8.4138871061563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060159</text:p>
          </table:table-cell>
          <table:table-cell office:value-type="string">
            <text:p>MCSSA003934</text:p>
          </table:table-cell>
          <table:table-cell office:value-type="float" office:value="2.8827205279915167">
            <text:p>2.8827205279915167</text:p>
          </table:table-cell>
          <table:table-cell office:value-type="float" office:value="16.0">
            <text:p>16.0</text:p>
          </table:table-cell>
          <table:table-cell office:value-type="float" office:value="3.2">
            <text:p>3.2</text:p>
          </table:table-cell>
          <table:table-cell office:value-type="float" office:value="1.0922976628732535">
            <text:p>1.092297662873253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159</text:p>
          </table:table-cell>
          <table:table-cell office:value-type="string">
            <text:p>MCSSA014434</text:p>
          </table:table-cell>
          <table:table-cell office:value-type="float" office:value="2.886911927309453">
            <text:p>2.886911927309453</text:p>
          </table:table-cell>
          <table:table-cell office:value-type="float" office:value="16.0">
            <text:p>16.0</text:p>
          </table:table-cell>
          <table:table-cell office:value-type="float" office:value="3.2">
            <text:p>3.2</text:p>
          </table:table-cell>
          <table:table-cell office:value-type="float" office:value="1.0922976628732535">
            <text:p>1.092297662873253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159</text:p>
          </table:table-cell>
          <table:table-cell office:value-type="string">
            <text:p>MCSSA007772</text:p>
          </table:table-cell>
          <table:table-cell office:value-type="float" office:value="2.520627371560335">
            <text:p>2.520627371560335</text:p>
          </table:table-cell>
          <table:table-cell office:value-type="float" office:value="16.0">
            <text:p>16.0</text:p>
          </table:table-cell>
          <table:table-cell office:value-type="float" office:value="3.2">
            <text:p>3.2</text:p>
          </table:table-cell>
          <table:table-cell office:value-type="float" office:value="1.0922976628732535">
            <text:p>1.092297662873253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159</text:p>
          </table:table-cell>
          <table:table-cell office:value-type="string">
            <text:p>MCSSA009312</text:p>
          </table:table-cell>
          <table:table-cell office:value-type="float" office:value="5.346115151629595">
            <text:p>5.346115151629595</text:p>
          </table:table-cell>
          <table:table-cell office:value-type="float" office:value="16.0">
            <text:p>16.0</text:p>
          </table:table-cell>
          <table:table-cell office:value-type="float" office:value="3.2">
            <text:p>3.2</text:p>
          </table:table-cell>
          <table:table-cell office:value-type="float" office:value="1.0922976628732535">
            <text:p>1.092297662873253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159</text:p>
          </table:table-cell>
          <table:table-cell office:value-type="string">
            <text:p>MCSSA018943</text:p>
          </table:table-cell>
          <table:table-cell office:value-type="float" office:value="2.3636250215090984">
            <text:p>2.3636250215090984</text:p>
          </table:table-cell>
          <table:table-cell office:value-type="float" office:value="16.0">
            <text:p>16.0</text:p>
          </table:table-cell>
          <table:table-cell office:value-type="float" office:value="3.2">
            <text:p>3.2</text:p>
          </table:table-cell>
          <table:table-cell office:value-type="float" office:value="1.0922976628732535">
            <text:p>1.092297662873253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164</text:p>
          </table:table-cell>
          <table:table-cell office:value-type="string">
            <text:p>MCSSA003905</text:p>
          </table:table-cell>
          <table:table-cell office:value-type="float" office:value="1.6391076283046437">
            <text:p>1.6391076283046437</text:p>
          </table:table-cell>
          <table:table-cell office:value-type="float" office:value="13.000000000000002">
            <text:p>13.000000000000002</text:p>
          </table:table-cell>
          <table:table-cell office:value-type="float" office:value="2.6000000000000005">
            <text:p>2.6000000000000005</text:p>
          </table:table-cell>
          <table:table-cell office:value-type="float" office:value="1.6932052966037634">
            <text:p>1.693205296603763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164</text:p>
          </table:table-cell>
          <table:table-cell office:value-type="string">
            <text:p>MCSSA003934</text:p>
          </table:table-cell>
          <table:table-cell office:value-type="float" office:value="4.6476071984227945">
            <text:p>4.6476071984227945</text:p>
          </table:table-cell>
          <table:table-cell office:value-type="float" office:value="13.000000000000002">
            <text:p>13.000000000000002</text:p>
          </table:table-cell>
          <table:table-cell office:value-type="float" office:value="2.6000000000000005">
            <text:p>2.6000000000000005</text:p>
          </table:table-cell>
          <table:table-cell office:value-type="float" office:value="1.6932052966037634">
            <text:p>1.693205296603763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164</text:p>
          </table:table-cell>
          <table:table-cell office:value-type="string">
            <text:p>MCSSA014434</text:p>
          </table:table-cell>
          <table:table-cell office:value-type="float" office:value="4.662369374811236">
            <text:p>4.662369374811236</text:p>
          </table:table-cell>
          <table:table-cell office:value-type="float" office:value="13.000000000000002">
            <text:p>13.000000000000002</text:p>
          </table:table-cell>
          <table:table-cell office:value-type="float" office:value="2.6000000000000005">
            <text:p>2.6000000000000005</text:p>
          </table:table-cell>
          <table:table-cell office:value-type="float" office:value="1.6932052966037634">
            <text:p>1.693205296603763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164</text:p>
          </table:table-cell>
          <table:table-cell office:value-type="string">
            <text:p>MCSSA007772</text:p>
          </table:table-cell>
          <table:table-cell office:value-type="float" office:value="1.084527353564107">
            <text:p>1.084527353564107</text:p>
          </table:table-cell>
          <table:table-cell office:value-type="float" office:value="13.000000000000002">
            <text:p>13.000000000000002</text:p>
          </table:table-cell>
          <table:table-cell office:value-type="float" office:value="2.6000000000000005">
            <text:p>2.6000000000000005</text:p>
          </table:table-cell>
          <table:table-cell office:value-type="float" office:value="1.6932052966037634">
            <text:p>1.693205296603763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164</text:p>
          </table:table-cell>
          <table:table-cell office:value-type="string">
            <text:p>MCSSA009300</text:p>
          </table:table-cell>
          <table:table-cell office:value-type="float" office:value="0.9663884448972204">
            <text:p>0.9663884448972204</text:p>
          </table:table-cell>
          <table:table-cell office:value-type="float" office:value="13.000000000000002">
            <text:p>13.000000000000002</text:p>
          </table:table-cell>
          <table:table-cell office:value-type="float" office:value="2.6000000000000005">
            <text:p>2.6000000000000005</text:p>
          </table:table-cell>
          <table:table-cell office:value-type="float" office:value="1.6932052966037634">
            <text:p>1.693205296603763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145</text:p>
          </table:table-cell>
          <table:table-cell office:value-type="string">
            <text:p>MCSSA010893</text:p>
          </table:table-cell>
          <table:table-cell office:value-type="float" office:value="85.0">
            <text:p>85.0</text:p>
          </table:table-cell>
          <table:table-cell office:value-type="float" office:value="85.0">
            <text:p>85.0</text:p>
          </table:table-cell>
          <table:table-cell office:value-type="float" office:value="85.0">
            <text:p>85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1060001</text:p>
          </table:table-cell>
          <table:table-cell office:value-type="string">
            <text:p>MCSSA009312</text:p>
          </table:table-cell>
          <table:table-cell office:value-type="float" office:value="843.174644651904">
            <text:p>843.174644651904</text:p>
          </table:table-cell>
          <table:table-cell office:value-type="float" office:value="2602.0">
            <text:p>2602.0</text:p>
          </table:table-cell>
          <table:table-cell office:value-type="float" office:value="520.4">
            <text:p>520.4</text:p>
          </table:table-cell>
          <table:table-cell office:value-type="float" office:value="167.56178696153302">
            <text:p>167.56178696153302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001</text:p>
          </table:table-cell>
          <table:table-cell office:value-type="string">
            <text:p>MCSSA014554</text:p>
          </table:table-cell>
          <table:table-cell office:value-type="float" office:value="480.7834374115648">
            <text:p>480.7834374115648</text:p>
          </table:table-cell>
          <table:table-cell office:value-type="float" office:value="2602.0">
            <text:p>2602.0</text:p>
          </table:table-cell>
          <table:table-cell office:value-type="float" office:value="520.4">
            <text:p>520.4</text:p>
          </table:table-cell>
          <table:table-cell office:value-type="float" office:value="167.56178696153302">
            <text:p>167.56178696153302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001</text:p>
          </table:table-cell>
          <table:table-cell office:value-type="string">
            <text:p>MCSSA014623</text:p>
          </table:table-cell>
          <table:table-cell office:value-type="float" office:value="354.30651157889656">
            <text:p>354.30651157889656</text:p>
          </table:table-cell>
          <table:table-cell office:value-type="float" office:value="2602.0">
            <text:p>2602.0</text:p>
          </table:table-cell>
          <table:table-cell office:value-type="float" office:value="520.4">
            <text:p>520.4</text:p>
          </table:table-cell>
          <table:table-cell office:value-type="float" office:value="167.56178696153302">
            <text:p>167.56178696153302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001</text:p>
          </table:table-cell>
          <table:table-cell office:value-type="string">
            <text:p>MCSSA018330</text:p>
          </table:table-cell>
          <table:table-cell office:value-type="float" office:value="452.0515799876777">
            <text:p>452.0515799876777</text:p>
          </table:table-cell>
          <table:table-cell office:value-type="float" office:value="2602.0">
            <text:p>2602.0</text:p>
          </table:table-cell>
          <table:table-cell office:value-type="float" office:value="520.4">
            <text:p>520.4</text:p>
          </table:table-cell>
          <table:table-cell office:value-type="float" office:value="167.56178696153302">
            <text:p>167.56178696153302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001</text:p>
          </table:table-cell>
          <table:table-cell office:value-type="string">
            <text:p>MCSSA018943</text:p>
          </table:table-cell>
          <table:table-cell office:value-type="float" office:value="471.68382636995693">
            <text:p>471.68382636995693</text:p>
          </table:table-cell>
          <table:table-cell office:value-type="float" office:value="2602.0">
            <text:p>2602.0</text:p>
          </table:table-cell>
          <table:table-cell office:value-type="float" office:value="520.4">
            <text:p>520.4</text:p>
          </table:table-cell>
          <table:table-cell office:value-type="float" office:value="167.56178696153302">
            <text:p>167.56178696153302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043</text:p>
          </table:table-cell>
          <table:table-cell office:value-type="string">
            <text:p>MCSSA007714</text:p>
          </table:table-cell>
          <table:table-cell office:value-type="float" office:value="104.37820685250978">
            <text:p>104.37820685250978</text:p>
          </table:table-cell>
          <table:table-cell office:value-type="float" office:value="211.0">
            <text:p>211.0</text:p>
          </table:table-cell>
          <table:table-cell office:value-type="float" office:value="52.75">
            <text:p>52.75</text:p>
          </table:table-cell>
          <table:table-cell office:value-type="float" office:value="32.36408800375453">
            <text:p>32.36408800375453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043</text:p>
          </table:table-cell>
          <table:table-cell office:value-type="string">
            <text:p>MCSSA007760</text:p>
          </table:table-cell>
          <table:table-cell office:value-type="float" office:value="54.95184563564657">
            <text:p>54.95184563564657</text:p>
          </table:table-cell>
          <table:table-cell office:value-type="float" office:value="211.0">
            <text:p>211.0</text:p>
          </table:table-cell>
          <table:table-cell office:value-type="float" office:value="52.75">
            <text:p>52.75</text:p>
          </table:table-cell>
          <table:table-cell office:value-type="float" office:value="32.36408800375453">
            <text:p>32.36408800375453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043</text:p>
          </table:table-cell>
          <table:table-cell office:value-type="string">
            <text:p>MCSSA009324</text:p>
          </table:table-cell>
          <table:table-cell office:value-type="float" office:value="31.775496746849704">
            <text:p>31.775496746849704</text:p>
          </table:table-cell>
          <table:table-cell office:value-type="float" office:value="211.0">
            <text:p>211.0</text:p>
          </table:table-cell>
          <table:table-cell office:value-type="float" office:value="52.75">
            <text:p>52.75</text:p>
          </table:table-cell>
          <table:table-cell office:value-type="float" office:value="32.36408800375453">
            <text:p>32.36408800375453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043</text:p>
          </table:table-cell>
          <table:table-cell office:value-type="string">
            <text:p>MCSSA008735</text:p>
          </table:table-cell>
          <table:table-cell office:value-type="float" office:value="19.894450764993945">
            <text:p>19.894450764993945</text:p>
          </table:table-cell>
          <table:table-cell office:value-type="float" office:value="211.0">
            <text:p>211.0</text:p>
          </table:table-cell>
          <table:table-cell office:value-type="float" office:value="52.75">
            <text:p>52.75</text:p>
          </table:table-cell>
          <table:table-cell office:value-type="float" office:value="32.36408800375453">
            <text:p>32.36408800375453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044</text:p>
          </table:table-cell>
          <table:table-cell office:value-type="string">
            <text:p>MCSSA007813</text:p>
          </table:table-cell>
          <table:table-cell office:value-type="float" office:value="141.00000000000003">
            <text:p>141.00000000000003</text:p>
          </table:table-cell>
          <table:table-cell office:value-type="float" office:value="141.00000000000003">
            <text:p>141.00000000000003</text:p>
          </table:table-cell>
          <table:table-cell office:value-type="float" office:value="141.00000000000003">
            <text:p>141.00000000000003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1060046</text:p>
          </table:table-cell>
          <table:table-cell office:value-type="string">
            <text:p>MCSSA007772</text:p>
          </table:table-cell>
          <table:table-cell office:value-type="float" office:value="14.694543446851505">
            <text:p>14.694543446851505</text:p>
          </table:table-cell>
          <table:table-cell office:value-type="float" office:value="286.00000000000006">
            <text:p>286.00000000000006</text:p>
          </table:table-cell>
          <table:table-cell office:value-type="float" office:value="47.66666666666668">
            <text:p>47.66666666666668</text:p>
          </table:table-cell>
          <table:table-cell office:value-type="float" office:value="37.08111414979971">
            <text:p>37.08111414979971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060046</text:p>
          </table:table-cell>
          <table:table-cell office:value-type="string">
            <text:p>MCSSA007825</text:p>
          </table:table-cell>
          <table:table-cell office:value-type="float" office:value="30.468781350226738">
            <text:p>30.468781350226738</text:p>
          </table:table-cell>
          <table:table-cell office:value-type="float" office:value="286.00000000000006">
            <text:p>286.00000000000006</text:p>
          </table:table-cell>
          <table:table-cell office:value-type="float" office:value="47.66666666666668">
            <text:p>47.66666666666668</text:p>
          </table:table-cell>
          <table:table-cell office:value-type="float" office:value="37.08111414979971">
            <text:p>37.08111414979971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060046</text:p>
          </table:table-cell>
          <table:table-cell office:value-type="string">
            <text:p>MCSSA009300</text:p>
          </table:table-cell>
          <table:table-cell office:value-type="float" office:value="126.14740883406189">
            <text:p>126.14740883406189</text:p>
          </table:table-cell>
          <table:table-cell office:value-type="float" office:value="286.00000000000006">
            <text:p>286.00000000000006</text:p>
          </table:table-cell>
          <table:table-cell office:value-type="float" office:value="47.66666666666668">
            <text:p>47.66666666666668</text:p>
          </table:table-cell>
          <table:table-cell office:value-type="float" office:value="37.08111414979971">
            <text:p>37.08111414979971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060046</text:p>
          </table:table-cell>
          <table:table-cell office:value-type="string">
            <text:p>MCSSA009312</text:p>
          </table:table-cell>
          <table:table-cell office:value-type="float" office:value="49.88364688901574">
            <text:p>49.88364688901574</text:p>
          </table:table-cell>
          <table:table-cell office:value-type="float" office:value="286.00000000000006">
            <text:p>286.00000000000006</text:p>
          </table:table-cell>
          <table:table-cell office:value-type="float" office:value="47.66666666666668">
            <text:p>47.66666666666668</text:p>
          </table:table-cell>
          <table:table-cell office:value-type="float" office:value="37.08111414979971">
            <text:p>37.08111414979971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060046</text:p>
          </table:table-cell>
          <table:table-cell office:value-type="string">
            <text:p>MCSSA009324</text:p>
          </table:table-cell>
          <table:table-cell office:value-type="float" office:value="43.28888895952748">
            <text:p>43.28888895952748</text:p>
          </table:table-cell>
          <table:table-cell office:value-type="float" office:value="286.00000000000006">
            <text:p>286.00000000000006</text:p>
          </table:table-cell>
          <table:table-cell office:value-type="float" office:value="47.66666666666668">
            <text:p>47.66666666666668</text:p>
          </table:table-cell>
          <table:table-cell office:value-type="float" office:value="37.08111414979971">
            <text:p>37.08111414979971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060046</text:p>
          </table:table-cell>
          <table:table-cell office:value-type="string">
            <text:p>MCSSA018943</text:p>
          </table:table-cell>
          <table:table-cell office:value-type="float" office:value="21.516730520316678">
            <text:p>21.516730520316678</text:p>
          </table:table-cell>
          <table:table-cell office:value-type="float" office:value="286.00000000000006">
            <text:p>286.00000000000006</text:p>
          </table:table-cell>
          <table:table-cell office:value-type="float" office:value="47.66666666666668">
            <text:p>47.66666666666668</text:p>
          </table:table-cell>
          <table:table-cell office:value-type="float" office:value="37.08111414979971">
            <text:p>37.08111414979971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060224</text:p>
          </table:table-cell>
          <table:table-cell office:value-type="string">
            <text:p>MCSSA003905</text:p>
          </table:table-cell>
          <table:table-cell office:value-type="float" office:value="0.5237534190513872">
            <text:p>0.5237534190513872</text:p>
          </table:table-cell>
          <table:table-cell office:value-type="float" office:value="5.000000000000001">
            <text:p>5.000000000000001</text:p>
          </table:table-cell>
          <table:table-cell office:value-type="float" office:value="1.0000000000000002">
            <text:p>1.0000000000000002</text:p>
          </table:table-cell>
          <table:table-cell office:value-type="float" office:value="0.4432391065466062">
            <text:p>0.4432391065466062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224</text:p>
          </table:table-cell>
          <table:table-cell office:value-type="string">
            <text:p>MCSSA007772</text:p>
          </table:table-cell>
          <table:table-cell office:value-type="float" office:value="0.6270478629267218">
            <text:p>0.6270478629267218</text:p>
          </table:table-cell>
          <table:table-cell office:value-type="float" office:value="5.000000000000001">
            <text:p>5.000000000000001</text:p>
          </table:table-cell>
          <table:table-cell office:value-type="float" office:value="1.0000000000000002">
            <text:p>1.0000000000000002</text:p>
          </table:table-cell>
          <table:table-cell office:value-type="float" office:value="0.4432391065466062">
            <text:p>0.4432391065466062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224</text:p>
          </table:table-cell>
          <table:table-cell office:value-type="string">
            <text:p>MCSSA007784</text:p>
          </table:table-cell>
          <table:table-cell office:value-type="float" office:value="1.7319169333097888">
            <text:p>1.7319169333097888</text:p>
          </table:table-cell>
          <table:table-cell office:value-type="float" office:value="5.000000000000001">
            <text:p>5.000000000000001</text:p>
          </table:table-cell>
          <table:table-cell office:value-type="float" office:value="1.0000000000000002">
            <text:p>1.0000000000000002</text:p>
          </table:table-cell>
          <table:table-cell office:value-type="float" office:value="0.4432391065466062">
            <text:p>0.4432391065466062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224</text:p>
          </table:table-cell>
          <table:table-cell office:value-type="string">
            <text:p>MCSSA007825</text:p>
          </table:table-cell>
          <table:table-cell office:value-type="float" office:value="1.250761322907003">
            <text:p>1.250761322907003</text:p>
          </table:table-cell>
          <table:table-cell office:value-type="float" office:value="5.000000000000001">
            <text:p>5.000000000000001</text:p>
          </table:table-cell>
          <table:table-cell office:value-type="float" office:value="1.0000000000000002">
            <text:p>1.0000000000000002</text:p>
          </table:table-cell>
          <table:table-cell office:value-type="float" office:value="0.4432391065466062">
            <text:p>0.4432391065466062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224</text:p>
          </table:table-cell>
          <table:table-cell office:value-type="string">
            <text:p>MCSSA009300</text:p>
          </table:table-cell>
          <table:table-cell office:value-type="float" office:value="0.8665204618051002">
            <text:p>0.8665204618051002</text:p>
          </table:table-cell>
          <table:table-cell office:value-type="float" office:value="5.000000000000001">
            <text:p>5.000000000000001</text:p>
          </table:table-cell>
          <table:table-cell office:value-type="float" office:value="1.0000000000000002">
            <text:p>1.0000000000000002</text:p>
          </table:table-cell>
          <table:table-cell office:value-type="float" office:value="0.4432391065466062">
            <text:p>0.4432391065466062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226</text:p>
          </table:table-cell>
          <table:table-cell office:value-type="string">
            <text:p>MCSSA006343</text:p>
          </table:table-cell>
          <table:table-cell office:value-type="float" office:value="1.4588481653906422">
            <text:p>1.4588481653906422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1.5411518346093578">
            <text:p>1.541151834609357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226</text:p>
          </table:table-cell>
          <table:table-cell office:value-type="string">
            <text:p>MCSSA007842</text:p>
          </table:table-cell>
          <table:table-cell office:value-type="float" office:value="4.541151834609358">
            <text:p>4.541151834609358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1.5411518346093578">
            <text:p>1.541151834609357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227</text:p>
          </table:table-cell>
          <table:table-cell office:value-type="string">
            <text:p>MCSSA017036</text:p>
          </table:table-cell>
          <table:table-cell office:value-type="float" office:value="14.0">
            <text:p>14.0</text:p>
          </table:table-cell>
          <table:table-cell office:value-type="float" office:value="14.0">
            <text:p>14.0</text:p>
          </table:table-cell>
          <table:table-cell office:value-type="float" office:value="14.0">
            <text:p>14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1060228</text:p>
          </table:table-cell>
          <table:table-cell office:value-type="string">
            <text:p>MCSSA000603</text:p>
          </table:table-cell>
          <table:table-cell office:value-type="float" office:value="34.71641687839048">
            <text:p>34.71641687839048</text:p>
          </table:table-cell>
          <table:table-cell office:value-type="float" office:value="79.0">
            <text:p>79.0</text:p>
          </table:table-cell>
          <table:table-cell office:value-type="float" office:value="26.333333333333332">
            <text:p>26.333333333333332</text:p>
          </table:table-cell>
          <table:table-cell office:value-type="float" office:value="8.857468832084832">
            <text:p>8.85746883208483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060228</text:p>
          </table:table-cell>
          <table:table-cell office:value-type="string">
            <text:p>MCSSA007726</text:p>
          </table:table-cell>
          <table:table-cell office:value-type="float" office:value="30.202502687899894">
            <text:p>30.202502687899894</text:p>
          </table:table-cell>
          <table:table-cell office:value-type="float" office:value="79.0">
            <text:p>79.0</text:p>
          </table:table-cell>
          <table:table-cell office:value-type="float" office:value="26.333333333333332">
            <text:p>26.333333333333332</text:p>
          </table:table-cell>
          <table:table-cell office:value-type="float" office:value="8.857468832084832">
            <text:p>8.85746883208483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060228</text:p>
          </table:table-cell>
          <table:table-cell office:value-type="string">
            <text:p>MCSSA007813</text:p>
          </table:table-cell>
          <table:table-cell office:value-type="float" office:value="14.081080433709618">
            <text:p>14.081080433709618</text:p>
          </table:table-cell>
          <table:table-cell office:value-type="float" office:value="79.0">
            <text:p>79.0</text:p>
          </table:table-cell>
          <table:table-cell office:value-type="float" office:value="26.333333333333332">
            <text:p>26.333333333333332</text:p>
          </table:table-cell>
          <table:table-cell office:value-type="float" office:value="8.857468832084832">
            <text:p>8.85746883208483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060229</text:p>
          </table:table-cell>
          <table:table-cell office:value-type="string">
            <text:p>MCSSA004861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1060230</text:p>
          </table:table-cell>
          <table:table-cell office:value-type="string">
            <text:p>MCSSA004861</text:p>
          </table:table-cell>
          <table:table-cell office:value-type="float" office:value="29.819259610308027">
            <text:p>29.819259610308027</text:p>
          </table:table-cell>
          <table:table-cell office:value-type="float" office:value="59.0">
            <text:p>59.0</text:p>
          </table:table-cell>
          <table:table-cell office:value-type="float" office:value="29.5">
            <text:p>29.5</text:p>
          </table:table-cell>
          <table:table-cell office:value-type="float" office:value="0.31925961030802696">
            <text:p>0.3192596103080269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230</text:p>
          </table:table-cell>
          <table:table-cell office:value-type="string">
            <text:p>MCSSA018062</text:p>
          </table:table-cell>
          <table:table-cell office:value-type="float" office:value="29.180740389691973">
            <text:p>29.180740389691973</text:p>
          </table:table-cell>
          <table:table-cell office:value-type="float" office:value="59.0">
            <text:p>59.0</text:p>
          </table:table-cell>
          <table:table-cell office:value-type="float" office:value="29.5">
            <text:p>29.5</text:p>
          </table:table-cell>
          <table:table-cell office:value-type="float" office:value="0.31925961030802696">
            <text:p>0.3192596103080269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231</text:p>
          </table:table-cell>
          <table:table-cell office:value-type="string">
            <text:p>MCSSA007825</text:p>
          </table:table-cell>
          <table:table-cell office:value-type="float" office:value="1.814398147727435">
            <text:p>1.814398147727435</text:p>
          </table:table-cell>
          <table:table-cell office:value-type="float" office:value="7.000000000000002">
            <text:p>7.000000000000002</text:p>
          </table:table-cell>
          <table:table-cell office:value-type="float" office:value="1.7500000000000004">
            <text:p>1.7500000000000004</text:p>
          </table:table-cell>
          <table:table-cell office:value-type="float" office:value="0.4535791379818322">
            <text:p>0.453579137981832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231</text:p>
          </table:table-cell>
          <table:table-cell office:value-type="string">
            <text:p>MCSSA009300</text:p>
          </table:table-cell>
          <table:table-cell office:value-type="float" office:value="2.404872772163016">
            <text:p>2.404872772163016</text:p>
          </table:table-cell>
          <table:table-cell office:value-type="float" office:value="7.000000000000002">
            <text:p>7.000000000000002</text:p>
          </table:table-cell>
          <table:table-cell office:value-type="float" office:value="1.7500000000000004">
            <text:p>1.7500000000000004</text:p>
          </table:table-cell>
          <table:table-cell office:value-type="float" office:value="0.4535791379818322">
            <text:p>0.453579137981832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231</text:p>
          </table:table-cell>
          <table:table-cell office:value-type="string">
            <text:p>MCSSA009312</text:p>
          </table:table-cell>
          <table:table-cell office:value-type="float" office:value="1.134185559263861">
            <text:p>1.134185559263861</text:p>
          </table:table-cell>
          <table:table-cell office:value-type="float" office:value="7.000000000000002">
            <text:p>7.000000000000002</text:p>
          </table:table-cell>
          <table:table-cell office:value-type="float" office:value="1.7500000000000004">
            <text:p>1.7500000000000004</text:p>
          </table:table-cell>
          <table:table-cell office:value-type="float" office:value="0.4535791379818322">
            <text:p>0.453579137981832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231</text:p>
          </table:table-cell>
          <table:table-cell office:value-type="string">
            <text:p>MCSSA009324</text:p>
          </table:table-cell>
          <table:table-cell office:value-type="float" office:value="1.6465435208456896">
            <text:p>1.6465435208456896</text:p>
          </table:table-cell>
          <table:table-cell office:value-type="float" office:value="7.000000000000002">
            <text:p>7.000000000000002</text:p>
          </table:table-cell>
          <table:table-cell office:value-type="float" office:value="1.7500000000000004">
            <text:p>1.7500000000000004</text:p>
          </table:table-cell>
          <table:table-cell office:value-type="float" office:value="0.4535791379818322">
            <text:p>0.453579137981832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236</text:p>
          </table:table-cell>
          <table:table-cell office:value-type="string">
            <text:p>MCSSA004861</text:p>
          </table:table-cell>
          <table:table-cell office:value-type="float" office:value="35.0">
            <text:p>35.0</text:p>
          </table:table-cell>
          <table:table-cell office:value-type="float" office:value="35.0">
            <text:p>35.0</text:p>
          </table:table-cell>
          <table:table-cell office:value-type="float" office:value="35.0">
            <text:p>35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1060073</text:p>
          </table:table-cell>
          <table:table-cell office:value-type="string">
            <text:p>MCSSA007772</text:p>
          </table:table-cell>
          <table:table-cell office:value-type="float" office:value="52.40492089813187">
            <text:p>52.40492089813187</text:p>
          </table:table-cell>
          <table:table-cell office:value-type="float" office:value="206.0">
            <text:p>206.0</text:p>
          </table:table-cell>
          <table:table-cell office:value-type="float" office:value="103.0">
            <text:p>103.0</text:p>
          </table:table-cell>
          <table:table-cell office:value-type="float" office:value="50.59507910186813">
            <text:p>50.5950791018681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073</text:p>
          </table:table-cell>
          <table:table-cell office:value-type="string">
            <text:p>MCSSA007825</text:p>
          </table:table-cell>
          <table:table-cell office:value-type="float" office:value="153.59507910186812">
            <text:p>153.59507910186812</text:p>
          </table:table-cell>
          <table:table-cell office:value-type="float" office:value="206.0">
            <text:p>206.0</text:p>
          </table:table-cell>
          <table:table-cell office:value-type="float" office:value="103.0">
            <text:p>103.0</text:p>
          </table:table-cell>
          <table:table-cell office:value-type="float" office:value="50.59507910186813">
            <text:p>50.5950791018681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075</text:p>
          </table:table-cell>
          <table:table-cell office:value-type="string">
            <text:p>MCSSA009336</text:p>
          </table:table-cell>
          <table:table-cell office:value-type="float" office:value="123.47071452551486">
            <text:p>123.47071452551486</text:p>
          </table:table-cell>
          <table:table-cell office:value-type="float" office:value="597.0">
            <text:p>597.0</text:p>
          </table:table-cell>
          <table:table-cell office:value-type="float" office:value="99.5">
            <text:p>99.5</text:p>
          </table:table-cell>
          <table:table-cell office:value-type="float" office:value="57.297137345137024">
            <text:p>57.29713734513702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060075</text:p>
          </table:table-cell>
          <table:table-cell office:value-type="string">
            <text:p>MCSSA009341</text:p>
          </table:table-cell>
          <table:table-cell office:value-type="float" office:value="209.87228770506707">
            <text:p>209.87228770506707</text:p>
          </table:table-cell>
          <table:table-cell office:value-type="float" office:value="597.0">
            <text:p>597.0</text:p>
          </table:table-cell>
          <table:table-cell office:value-type="float" office:value="99.5">
            <text:p>99.5</text:p>
          </table:table-cell>
          <table:table-cell office:value-type="float" office:value="57.297137345137024">
            <text:p>57.29713734513702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060075</text:p>
          </table:table-cell>
          <table:table-cell office:value-type="string">
            <text:p>MCSSA009394</text:p>
          </table:table-cell>
          <table:table-cell office:value-type="float" office:value="65.32093021463396">
            <text:p>65.32093021463396</text:p>
          </table:table-cell>
          <table:table-cell office:value-type="float" office:value="597.0">
            <text:p>597.0</text:p>
          </table:table-cell>
          <table:table-cell office:value-type="float" office:value="99.5">
            <text:p>99.5</text:p>
          </table:table-cell>
          <table:table-cell office:value-type="float" office:value="57.297137345137024">
            <text:p>57.29713734513702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060075</text:p>
          </table:table-cell>
          <table:table-cell office:value-type="string">
            <text:p>MCSSA010222</text:p>
          </table:table-cell>
          <table:table-cell office:value-type="float" office:value="49.37998239979513">
            <text:p>49.37998239979513</text:p>
          </table:table-cell>
          <table:table-cell office:value-type="float" office:value="597.0">
            <text:p>597.0</text:p>
          </table:table-cell>
          <table:table-cell office:value-type="float" office:value="99.5">
            <text:p>99.5</text:p>
          </table:table-cell>
          <table:table-cell office:value-type="float" office:value="57.297137345137024">
            <text:p>57.29713734513702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060075</text:p>
          </table:table-cell>
          <table:table-cell office:value-type="string">
            <text:p>MCSSA015950</text:p>
          </table:table-cell>
          <table:table-cell office:value-type="float" office:value="106.16962629798736">
            <text:p>106.16962629798736</text:p>
          </table:table-cell>
          <table:table-cell office:value-type="float" office:value="597.0">
            <text:p>597.0</text:p>
          </table:table-cell>
          <table:table-cell office:value-type="float" office:value="99.5">
            <text:p>99.5</text:p>
          </table:table-cell>
          <table:table-cell office:value-type="float" office:value="57.297137345137024">
            <text:p>57.29713734513702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060075</text:p>
          </table:table-cell>
          <table:table-cell office:value-type="string">
            <text:p>MCSSA017700</text:p>
          </table:table-cell>
          <table:table-cell office:value-type="float" office:value="42.7864588570016">
            <text:p>42.7864588570016</text:p>
          </table:table-cell>
          <table:table-cell office:value-type="float" office:value="597.0">
            <text:p>597.0</text:p>
          </table:table-cell>
          <table:table-cell office:value-type="float" office:value="99.5">
            <text:p>99.5</text:p>
          </table:table-cell>
          <table:table-cell office:value-type="float" office:value="57.297137345137024">
            <text:p>57.29713734513702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060077</text:p>
          </table:table-cell>
          <table:table-cell office:value-type="string">
            <text:p>MCSSA007726</text:p>
          </table:table-cell>
          <table:table-cell office:value-type="float" office:value="37.678295080367306">
            <text:p>37.678295080367306</text:p>
          </table:table-cell>
          <table:table-cell office:value-type="float" office:value="112.0">
            <text:p>112.0</text:p>
          </table:table-cell>
          <table:table-cell office:value-type="float" office:value="28.0">
            <text:p>28.0</text:p>
          </table:table-cell>
          <table:table-cell office:value-type="float" office:value="9.456971158946219">
            <text:p>9.456971158946219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077</text:p>
          </table:table-cell>
          <table:table-cell office:value-type="string">
            <text:p>MCSSA007900</text:p>
          </table:table-cell>
          <table:table-cell office:value-type="float" office:value="30.01311441842475">
            <text:p>30.01311441842475</text:p>
          </table:table-cell>
          <table:table-cell office:value-type="float" office:value="112.0">
            <text:p>112.0</text:p>
          </table:table-cell>
          <table:table-cell office:value-type="float" office:value="28.0">
            <text:p>28.0</text:p>
          </table:table-cell>
          <table:table-cell office:value-type="float" office:value="9.456971158946219">
            <text:p>9.456971158946219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077</text:p>
          </table:table-cell>
          <table:table-cell office:value-type="string">
            <text:p>MCSSA009382</text:p>
          </table:table-cell>
          <table:table-cell office:value-type="float" office:value="31.943847350828175">
            <text:p>31.943847350828175</text:p>
          </table:table-cell>
          <table:table-cell office:value-type="float" office:value="112.0">
            <text:p>112.0</text:p>
          </table:table-cell>
          <table:table-cell office:value-type="float" office:value="28.0">
            <text:p>28.0</text:p>
          </table:table-cell>
          <table:table-cell office:value-type="float" office:value="9.456971158946219">
            <text:p>9.456971158946219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077</text:p>
          </table:table-cell>
          <table:table-cell office:value-type="string">
            <text:p>MCSSA014623</text:p>
          </table:table-cell>
          <table:table-cell office:value-type="float" office:value="12.36474315037977">
            <text:p>12.36474315037977</text:p>
          </table:table-cell>
          <table:table-cell office:value-type="float" office:value="112.0">
            <text:p>112.0</text:p>
          </table:table-cell>
          <table:table-cell office:value-type="float" office:value="28.0">
            <text:p>28.0</text:p>
          </table:table-cell>
          <table:table-cell office:value-type="float" office:value="9.456971158946219">
            <text:p>9.456971158946219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079</text:p>
          </table:table-cell>
          <table:table-cell office:value-type="string">
            <text:p>MCSSA009336</text:p>
          </table:table-cell>
          <table:table-cell office:value-type="float" office:value="271.5464744495975">
            <text:p>271.5464744495975</text:p>
          </table:table-cell>
          <table:table-cell office:value-type="float" office:value="512.0">
            <text:p>512.0</text:p>
          </table:table-cell>
          <table:table-cell office:value-type="float" office:value="256.0">
            <text:p>256.0</text:p>
          </table:table-cell>
          <table:table-cell office:value-type="float" office:value="15.546474449597468">
            <text:p>15.54647444959746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079</text:p>
          </table:table-cell>
          <table:table-cell office:value-type="string">
            <text:p>MCSSA017700</text:p>
          </table:table-cell>
          <table:table-cell office:value-type="float" office:value="240.45352555040256">
            <text:p>240.45352555040256</text:p>
          </table:table-cell>
          <table:table-cell office:value-type="float" office:value="512.0">
            <text:p>512.0</text:p>
          </table:table-cell>
          <table:table-cell office:value-type="float" office:value="256.0">
            <text:p>256.0</text:p>
          </table:table-cell>
          <table:table-cell office:value-type="float" office:value="15.546474449597468">
            <text:p>15.54647444959746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080</text:p>
          </table:table-cell>
          <table:table-cell office:value-type="string">
            <text:p>MCSSA007685</text:p>
          </table:table-cell>
          <table:table-cell office:value-type="float" office:value="117.64198096193165">
            <text:p>117.64198096193165</text:p>
          </table:table-cell>
          <table:table-cell office:value-type="float" office:value="312.0">
            <text:p>312.0</text:p>
          </table:table-cell>
          <table:table-cell office:value-type="float" office:value="62.4">
            <text:p>62.4</text:p>
          </table:table-cell>
          <table:table-cell office:value-type="float" office:value="40.642276460149795">
            <text:p>40.64227646014979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080</text:p>
          </table:table-cell>
          <table:table-cell office:value-type="string">
            <text:p>MCSSA007900</text:p>
          </table:table-cell>
          <table:table-cell office:value-type="float" office:value="12.731045953649422">
            <text:p>12.731045953649422</text:p>
          </table:table-cell>
          <table:table-cell office:value-type="float" office:value="312.0">
            <text:p>312.0</text:p>
          </table:table-cell>
          <table:table-cell office:value-type="float" office:value="62.4">
            <text:p>62.4</text:p>
          </table:table-cell>
          <table:table-cell office:value-type="float" office:value="40.642276460149795">
            <text:p>40.64227646014979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080</text:p>
          </table:table-cell>
          <table:table-cell office:value-type="string">
            <text:p>MCSSA009353</text:p>
          </table:table-cell>
          <table:table-cell office:value-type="float" office:value="77.21787086664595">
            <text:p>77.21787086664595</text:p>
          </table:table-cell>
          <table:table-cell office:value-type="float" office:value="312.0">
            <text:p>312.0</text:p>
          </table:table-cell>
          <table:table-cell office:value-type="float" office:value="62.4">
            <text:p>62.4</text:p>
          </table:table-cell>
          <table:table-cell office:value-type="float" office:value="40.642276460149795">
            <text:p>40.64227646014979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080</text:p>
          </table:table-cell>
          <table:table-cell office:value-type="string">
            <text:p>MCSSA014623</text:p>
          </table:table-cell>
          <table:table-cell office:value-type="float" office:value="18.19846290797667">
            <text:p>18.19846290797667</text:p>
          </table:table-cell>
          <table:table-cell office:value-type="float" office:value="312.0">
            <text:p>312.0</text:p>
          </table:table-cell>
          <table:table-cell office:value-type="float" office:value="62.4">
            <text:p>62.4</text:p>
          </table:table-cell>
          <table:table-cell office:value-type="float" office:value="40.642276460149795">
            <text:p>40.64227646014979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080</text:p>
          </table:table-cell>
          <table:table-cell office:value-type="string">
            <text:p>MCSSA008776</text:p>
          </table:table-cell>
          <table:table-cell office:value-type="float" office:value="86.2106393097963">
            <text:p>86.2106393097963</text:p>
          </table:table-cell>
          <table:table-cell office:value-type="float" office:value="312.0">
            <text:p>312.0</text:p>
          </table:table-cell>
          <table:table-cell office:value-type="float" office:value="62.4">
            <text:p>62.4</text:p>
          </table:table-cell>
          <table:table-cell office:value-type="float" office:value="40.642276460149795">
            <text:p>40.64227646014979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082</text:p>
          </table:table-cell>
          <table:table-cell office:value-type="string">
            <text:p>MCSSA007854</text:p>
          </table:table-cell>
          <table:table-cell office:value-type="float" office:value="244.0">
            <text:p>244.0</text:p>
          </table:table-cell>
          <table:table-cell office:value-type="float" office:value="244.0">
            <text:p>244.0</text:p>
          </table:table-cell>
          <table:table-cell office:value-type="float" office:value="244.0">
            <text:p>244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1060084</text:p>
          </table:table-cell>
          <table:table-cell office:value-type="string">
            <text:p>MCSSA010234</text:p>
          </table:table-cell>
          <table:table-cell office:value-type="float" office:value="53.69982383811829">
            <text:p>53.69982383811829</text:p>
          </table:table-cell>
          <table:table-cell office:value-type="float" office:value="417.00000000000006">
            <text:p>417.00000000000006</text:p>
          </table:table-cell>
          <table:table-cell office:value-type="float" office:value="104.25000000000001">
            <text:p>104.25000000000001</text:p>
          </table:table-cell>
          <table:table-cell office:value-type="float" office:value="47.25350160454282">
            <text:p>47.2535016045428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084</text:p>
          </table:table-cell>
          <table:table-cell office:value-type="string">
            <text:p>MCSSA007796</text:p>
          </table:table-cell>
          <table:table-cell office:value-type="float" office:value="64.59583810584454">
            <text:p>64.59583810584454</text:p>
          </table:table-cell>
          <table:table-cell office:value-type="float" office:value="417.00000000000006">
            <text:p>417.00000000000006</text:p>
          </table:table-cell>
          <table:table-cell office:value-type="float" office:value="104.25000000000001">
            <text:p>104.25000000000001</text:p>
          </table:table-cell>
          <table:table-cell office:value-type="float" office:value="47.25350160454282">
            <text:p>47.2535016045428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084</text:p>
          </table:table-cell>
          <table:table-cell office:value-type="string">
            <text:p>MCSSA007854</text:p>
          </table:table-cell>
          <table:table-cell office:value-type="float" office:value="168.52753718580158">
            <text:p>168.52753718580158</text:p>
          </table:table-cell>
          <table:table-cell office:value-type="float" office:value="417.00000000000006">
            <text:p>417.00000000000006</text:p>
          </table:table-cell>
          <table:table-cell office:value-type="float" office:value="104.25000000000001">
            <text:p>104.25000000000001</text:p>
          </table:table-cell>
          <table:table-cell office:value-type="float" office:value="47.25350160454282">
            <text:p>47.2535016045428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084</text:p>
          </table:table-cell>
          <table:table-cell office:value-type="string">
            <text:p>MCSSA009370</text:p>
          </table:table-cell>
          <table:table-cell office:value-type="float" office:value="130.17680087023564">
            <text:p>130.17680087023564</text:p>
          </table:table-cell>
          <table:table-cell office:value-type="float" office:value="417.00000000000006">
            <text:p>417.00000000000006</text:p>
          </table:table-cell>
          <table:table-cell office:value-type="float" office:value="104.25000000000001">
            <text:p>104.25000000000001</text:p>
          </table:table-cell>
          <table:table-cell office:value-type="float" office:value="47.25350160454282">
            <text:p>47.2535016045428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086</text:p>
          </table:table-cell>
          <table:table-cell office:value-type="string">
            <text:p>MCSSA009295</text:p>
          </table:table-cell>
          <table:table-cell office:value-type="float" office:value="115.13764774809493">
            <text:p>115.13764774809493</text:p>
          </table:table-cell>
          <table:table-cell office:value-type="float" office:value="480.99999999999983">
            <text:p>480.99999999999983</text:p>
          </table:table-cell>
          <table:table-cell office:value-type="float" office:value="80.16666666666664">
            <text:p>80.16666666666664</text:p>
          </table:table-cell>
          <table:table-cell office:value-type="float" office:value="45.23426649102338">
            <text:p>45.23426649102338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060086</text:p>
          </table:table-cell>
          <table:table-cell office:value-type="string">
            <text:p>MCSSA009341</text:p>
          </table:table-cell>
          <table:table-cell office:value-type="float" office:value="80.77065487936981">
            <text:p>80.77065487936981</text:p>
          </table:table-cell>
          <table:table-cell office:value-type="float" office:value="480.99999999999983">
            <text:p>480.99999999999983</text:p>
          </table:table-cell>
          <table:table-cell office:value-type="float" office:value="80.16666666666664">
            <text:p>80.16666666666664</text:p>
          </table:table-cell>
          <table:table-cell office:value-type="float" office:value="45.23426649102338">
            <text:p>45.23426649102338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060086</text:p>
          </table:table-cell>
          <table:table-cell office:value-type="string">
            <text:p>MCSSA009365</text:p>
          </table:table-cell>
          <table:table-cell office:value-type="float" office:value="155.32856404363318">
            <text:p>155.32856404363318</text:p>
          </table:table-cell>
          <table:table-cell office:value-type="float" office:value="480.99999999999983">
            <text:p>480.99999999999983</text:p>
          </table:table-cell>
          <table:table-cell office:value-type="float" office:value="80.16666666666664">
            <text:p>80.16666666666664</text:p>
          </table:table-cell>
          <table:table-cell office:value-type="float" office:value="45.23426649102338">
            <text:p>45.23426649102338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060086</text:p>
          </table:table-cell>
          <table:table-cell office:value-type="string">
            <text:p>MCSSA009394</text:p>
          </table:table-cell>
          <table:table-cell office:value-type="float" office:value="72.8767069492167">
            <text:p>72.8767069492167</text:p>
          </table:table-cell>
          <table:table-cell office:value-type="float" office:value="480.99999999999983">
            <text:p>480.99999999999983</text:p>
          </table:table-cell>
          <table:table-cell office:value-type="float" office:value="80.16666666666664">
            <text:p>80.16666666666664</text:p>
          </table:table-cell>
          <table:table-cell office:value-type="float" office:value="45.23426649102338">
            <text:p>45.23426649102338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060086</text:p>
          </table:table-cell>
          <table:table-cell office:value-type="string">
            <text:p>MCSSA014554</text:p>
          </table:table-cell>
          <table:table-cell office:value-type="float" office:value="27.98864680262528">
            <text:p>27.98864680262528</text:p>
          </table:table-cell>
          <table:table-cell office:value-type="float" office:value="480.99999999999983">
            <text:p>480.99999999999983</text:p>
          </table:table-cell>
          <table:table-cell office:value-type="float" office:value="80.16666666666664">
            <text:p>80.16666666666664</text:p>
          </table:table-cell>
          <table:table-cell office:value-type="float" office:value="45.23426649102338">
            <text:p>45.23426649102338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060086</text:p>
          </table:table-cell>
          <table:table-cell office:value-type="string">
            <text:p>MCSSA018330</text:p>
          </table:table-cell>
          <table:table-cell office:value-type="float" office:value="28.89777957705997">
            <text:p>28.89777957705997</text:p>
          </table:table-cell>
          <table:table-cell office:value-type="float" office:value="480.99999999999983">
            <text:p>480.99999999999983</text:p>
          </table:table-cell>
          <table:table-cell office:value-type="float" office:value="80.16666666666664">
            <text:p>80.16666666666664</text:p>
          </table:table-cell>
          <table:table-cell office:value-type="float" office:value="45.23426649102338">
            <text:p>45.23426649102338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060050</text:p>
          </table:table-cell>
          <table:table-cell office:value-type="string">
            <text:p>MCSSA010234</text:p>
          </table:table-cell>
          <table:table-cell office:value-type="float" office:value="208.0">
            <text:p>208.0</text:p>
          </table:table-cell>
          <table:table-cell office:value-type="float" office:value="208.0">
            <text:p>208.0</text:p>
          </table:table-cell>
          <table:table-cell office:value-type="float" office:value="208.0">
            <text:p>208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1060063</text:p>
          </table:table-cell>
          <table:table-cell office:value-type="string">
            <text:p>MCSSA007702</text:p>
          </table:table-cell>
          <table:table-cell office:value-type="float" office:value="21.57545315454363">
            <text:p>21.57545315454363</text:p>
          </table:table-cell>
          <table:table-cell office:value-type="float" office:value="84.0">
            <text:p>84.0</text:p>
          </table:table-cell>
          <table:table-cell office:value-type="float" office:value="21.0">
            <text:p>21.0</text:p>
          </table:table-cell>
          <table:table-cell office:value-type="float" office:value="3.971365714662765">
            <text:p>3.971365714662765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063</text:p>
          </table:table-cell>
          <table:table-cell office:value-type="string">
            <text:p>MCSSA007714</text:p>
          </table:table-cell>
          <table:table-cell office:value-type="float" office:value="26.276143096518886">
            <text:p>26.276143096518886</text:p>
          </table:table-cell>
          <table:table-cell office:value-type="float" office:value="84.0">
            <text:p>84.0</text:p>
          </table:table-cell>
          <table:table-cell office:value-type="float" office:value="21.0">
            <text:p>21.0</text:p>
          </table:table-cell>
          <table:table-cell office:value-type="float" office:value="3.971365714662765">
            <text:p>3.971365714662765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063</text:p>
          </table:table-cell>
          <table:table-cell office:value-type="string">
            <text:p>MCSSA009324</text:p>
          </table:table-cell>
          <table:table-cell office:value-type="float" office:value="21.057284249098455">
            <text:p>21.057284249098455</text:p>
          </table:table-cell>
          <table:table-cell office:value-type="float" office:value="84.0">
            <text:p>84.0</text:p>
          </table:table-cell>
          <table:table-cell office:value-type="float" office:value="21.0">
            <text:p>21.0</text:p>
          </table:table-cell>
          <table:table-cell office:value-type="float" office:value="3.971365714662765">
            <text:p>3.971365714662765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063</text:p>
          </table:table-cell>
          <table:table-cell office:value-type="string">
            <text:p>MCSSA008735</text:p>
          </table:table-cell>
          <table:table-cell office:value-type="float" office:value="15.091119499839019">
            <text:p>15.091119499839019</text:p>
          </table:table-cell>
          <table:table-cell office:value-type="float" office:value="84.0">
            <text:p>84.0</text:p>
          </table:table-cell>
          <table:table-cell office:value-type="float" office:value="21.0">
            <text:p>21.0</text:p>
          </table:table-cell>
          <table:table-cell office:value-type="float" office:value="3.971365714662765">
            <text:p>3.971365714662765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064</text:p>
          </table:table-cell>
          <table:table-cell office:value-type="string">
            <text:p>MCSSA007685</text:p>
          </table:table-cell>
          <table:table-cell office:value-type="float" office:value="105.15933817584546">
            <text:p>105.15933817584546</text:p>
          </table:table-cell>
          <table:table-cell office:value-type="float" office:value="375.0">
            <text:p>375.0</text:p>
          </table:table-cell>
          <table:table-cell office:value-type="float" office:value="62.5">
            <text:p>62.5</text:p>
          </table:table-cell>
          <table:table-cell office:value-type="float" office:value="62.83726421026861">
            <text:p>62.83726421026861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060064</text:p>
          </table:table-cell>
          <table:table-cell office:value-type="string">
            <text:p>MCSSA007702</text:p>
          </table:table-cell>
          <table:table-cell office:value-type="float" office:value="16.61027629869185">
            <text:p>16.61027629869185</text:p>
          </table:table-cell>
          <table:table-cell office:value-type="float" office:value="375.0">
            <text:p>375.0</text:p>
          </table:table-cell>
          <table:table-cell office:value-type="float" office:value="62.5">
            <text:p>62.5</text:p>
          </table:table-cell>
          <table:table-cell office:value-type="float" office:value="62.83726421026861">
            <text:p>62.83726421026861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060064</text:p>
          </table:table-cell>
          <table:table-cell office:value-type="string">
            <text:p>MCSSA007714</text:p>
          </table:table-cell>
          <table:table-cell office:value-type="float" office:value="19.663264597380163">
            <text:p>19.663264597380163</text:p>
          </table:table-cell>
          <table:table-cell office:value-type="float" office:value="375.0">
            <text:p>375.0</text:p>
          </table:table-cell>
          <table:table-cell office:value-type="float" office:value="62.5">
            <text:p>62.5</text:p>
          </table:table-cell>
          <table:table-cell office:value-type="float" office:value="62.83726421026861">
            <text:p>62.83726421026861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060064</text:p>
          </table:table-cell>
          <table:table-cell office:value-type="string">
            <text:p>MCSSA007760</text:p>
          </table:table-cell>
          <table:table-cell office:value-type="float" office:value="27.59277206104243">
            <text:p>27.59277206104243</text:p>
          </table:table-cell>
          <table:table-cell office:value-type="float" office:value="375.0">
            <text:p>375.0</text:p>
          </table:table-cell>
          <table:table-cell office:value-type="float" office:value="62.5">
            <text:p>62.5</text:p>
          </table:table-cell>
          <table:table-cell office:value-type="float" office:value="62.83726421026861">
            <text:p>62.83726421026861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060064</text:p>
          </table:table-cell>
          <table:table-cell office:value-type="string">
            <text:p>MCSSA009324</text:p>
          </table:table-cell>
          <table:table-cell office:value-type="float" office:value="184.94302143678794">
            <text:p>184.94302143678794</text:p>
          </table:table-cell>
          <table:table-cell office:value-type="float" office:value="375.0">
            <text:p>375.0</text:p>
          </table:table-cell>
          <table:table-cell office:value-type="float" office:value="62.5">
            <text:p>62.5</text:p>
          </table:table-cell>
          <table:table-cell office:value-type="float" office:value="62.83726421026861">
            <text:p>62.83726421026861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060064</text:p>
          </table:table-cell>
          <table:table-cell office:value-type="string">
            <text:p>MCSSA009353</text:p>
          </table:table-cell>
          <table:table-cell office:value-type="float" office:value="21.031327430252162">
            <text:p>21.031327430252162</text:p>
          </table:table-cell>
          <table:table-cell office:value-type="float" office:value="375.0">
            <text:p>375.0</text:p>
          </table:table-cell>
          <table:table-cell office:value-type="float" office:value="62.5">
            <text:p>62.5</text:p>
          </table:table-cell>
          <table:table-cell office:value-type="float" office:value="62.83726421026861">
            <text:p>62.83726421026861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060065</text:p>
          </table:table-cell>
          <table:table-cell office:value-type="string">
            <text:p>MCSSA017036</text:p>
          </table:table-cell>
          <table:table-cell office:value-type="float" office:value="116.00000000000001">
            <text:p>116.00000000000001</text:p>
          </table:table-cell>
          <table:table-cell office:value-type="float" office:value="116.00000000000001">
            <text:p>116.00000000000001</text:p>
          </table:table-cell>
          <table:table-cell office:value-type="float" office:value="116.00000000000001">
            <text:p>116.00000000000001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1060070</text:p>
          </table:table-cell>
          <table:table-cell office:value-type="string">
            <text:p>MCSSA003905</text:p>
          </table:table-cell>
          <table:table-cell office:value-type="float" office:value="25.71009552520545">
            <text:p>25.71009552520545</text:p>
          </table:table-cell>
          <table:table-cell office:value-type="float" office:value="210.00000000000003">
            <text:p>210.00000000000003</text:p>
          </table:table-cell>
          <table:table-cell office:value-type="float" office:value="30.000000000000004">
            <text:p>30.000000000000004</text:p>
          </table:table-cell>
          <table:table-cell office:value-type="float" office:value="10.638885251264456">
            <text:p>10.638885251264456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1060070</text:p>
          </table:table-cell>
          <table:table-cell office:value-type="string">
            <text:p>MCSSA003934</text:p>
          </table:table-cell>
          <table:table-cell office:value-type="float" office:value="42.718777046964995">
            <text:p>42.718777046964995</text:p>
          </table:table-cell>
          <table:table-cell office:value-type="float" office:value="210.00000000000003">
            <text:p>210.00000000000003</text:p>
          </table:table-cell>
          <table:table-cell office:value-type="float" office:value="30.000000000000004">
            <text:p>30.000000000000004</text:p>
          </table:table-cell>
          <table:table-cell office:value-type="float" office:value="10.638885251264456">
            <text:p>10.638885251264456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1060070</text:p>
          </table:table-cell>
          <table:table-cell office:value-type="string">
            <text:p>MCSSA014434</text:p>
          </table:table-cell>
          <table:table-cell office:value-type="float" office:value="42.80801819551109">
            <text:p>42.80801819551109</text:p>
          </table:table-cell>
          <table:table-cell office:value-type="float" office:value="210.00000000000003">
            <text:p>210.00000000000003</text:p>
          </table:table-cell>
          <table:table-cell office:value-type="float" office:value="30.000000000000004">
            <text:p>30.000000000000004</text:p>
          </table:table-cell>
          <table:table-cell office:value-type="float" office:value="10.638885251264456">
            <text:p>10.638885251264456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1060070</text:p>
          </table:table-cell>
          <table:table-cell office:value-type="string">
            <text:p>MCSSA007772</text:p>
          </table:table-cell>
          <table:table-cell office:value-type="float" office:value="29.29898897042224">
            <text:p>29.29898897042224</text:p>
          </table:table-cell>
          <table:table-cell office:value-type="float" office:value="210.00000000000003">
            <text:p>210.00000000000003</text:p>
          </table:table-cell>
          <table:table-cell office:value-type="float" office:value="30.000000000000004">
            <text:p>30.000000000000004</text:p>
          </table:table-cell>
          <table:table-cell office:value-type="float" office:value="10.638885251264456">
            <text:p>10.638885251264456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1060070</text:p>
          </table:table-cell>
          <table:table-cell office:value-type="string">
            <text:p>MCSSA009300</text:p>
          </table:table-cell>
          <table:table-cell office:value-type="float" office:value="35.70616967305423">
            <text:p>35.70616967305423</text:p>
          </table:table-cell>
          <table:table-cell office:value-type="float" office:value="210.00000000000003">
            <text:p>210.00000000000003</text:p>
          </table:table-cell>
          <table:table-cell office:value-type="float" office:value="30.000000000000004">
            <text:p>30.000000000000004</text:p>
          </table:table-cell>
          <table:table-cell office:value-type="float" office:value="10.638885251264456">
            <text:p>10.638885251264456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1060070</text:p>
          </table:table-cell>
          <table:table-cell office:value-type="string">
            <text:p>MCSSA009312</text:p>
          </table:table-cell>
          <table:table-cell office:value-type="float" office:value="22.82501970255892">
            <text:p>22.82501970255892</text:p>
          </table:table-cell>
          <table:table-cell office:value-type="float" office:value="210.00000000000003">
            <text:p>210.00000000000003</text:p>
          </table:table-cell>
          <table:table-cell office:value-type="float" office:value="30.000000000000004">
            <text:p>30.000000000000004</text:p>
          </table:table-cell>
          <table:table-cell office:value-type="float" office:value="10.638885251264456">
            <text:p>10.638885251264456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1060070</text:p>
          </table:table-cell>
          <table:table-cell office:value-type="string">
            <text:p>MCSSA018943</text:p>
          </table:table-cell>
          <table:table-cell office:value-type="float" office:value="10.932930886283113">
            <text:p>10.932930886283113</text:p>
          </table:table-cell>
          <table:table-cell office:value-type="float" office:value="210.00000000000003">
            <text:p>210.00000000000003</text:p>
          </table:table-cell>
          <table:table-cell office:value-type="float" office:value="30.000000000000004">
            <text:p>30.000000000000004</text:p>
          </table:table-cell>
          <table:table-cell office:value-type="float" office:value="10.638885251264456">
            <text:p>10.638885251264456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1060072</text:p>
          </table:table-cell>
          <table:table-cell office:value-type="string">
            <text:p>MCSSA007854</text:p>
          </table:table-cell>
          <table:table-cell office:value-type="float" office:value="169.37580530506884">
            <text:p>169.37580530506884</text:p>
          </table:table-cell>
          <table:table-cell office:value-type="float" office:value="253.0">
            <text:p>253.0</text:p>
          </table:table-cell>
          <table:table-cell office:value-type="float" office:value="126.5">
            <text:p>126.5</text:p>
          </table:table-cell>
          <table:table-cell office:value-type="float" office:value="42.875805305068845">
            <text:p>42.875805305068845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072</text:p>
          </table:table-cell>
          <table:table-cell office:value-type="string">
            <text:p>MCSSA017700</text:p>
          </table:table-cell>
          <table:table-cell office:value-type="float" office:value="83.62419469493115">
            <text:p>83.62419469493115</text:p>
          </table:table-cell>
          <table:table-cell office:value-type="float" office:value="253.0">
            <text:p>253.0</text:p>
          </table:table-cell>
          <table:table-cell office:value-type="float" office:value="126.5">
            <text:p>126.5</text:p>
          </table:table-cell>
          <table:table-cell office:value-type="float" office:value="42.875805305068845">
            <text:p>42.875805305068845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112</text:p>
          </table:table-cell>
          <table:table-cell office:value-type="string">
            <text:p>MCSSA007796</text:p>
          </table:table-cell>
          <table:table-cell office:value-type="float" office:value="10.971758450838394">
            <text:p>10.971758450838394</text:p>
          </table:table-cell>
          <table:table-cell office:value-type="float" office:value="201.0">
            <text:p>201.0</text:p>
          </table:table-cell>
          <table:table-cell office:value-type="float" office:value="40.2">
            <text:p>40.2</text:p>
          </table:table-cell>
          <table:table-cell office:value-type="float" office:value="40.0604318604499">
            <text:p>40.0604318604499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112</text:p>
          </table:table-cell>
          <table:table-cell office:value-type="string">
            <text:p>MCSSA007801</text:p>
          </table:table-cell>
          <table:table-cell office:value-type="float" office:value="39.53594960068289">
            <text:p>39.53594960068289</text:p>
          </table:table-cell>
          <table:table-cell office:value-type="float" office:value="201.0">
            <text:p>201.0</text:p>
          </table:table-cell>
          <table:table-cell office:value-type="float" office:value="40.2">
            <text:p>40.2</text:p>
          </table:table-cell>
          <table:table-cell office:value-type="float" office:value="40.0604318604499">
            <text:p>40.0604318604499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112</text:p>
          </table:table-cell>
          <table:table-cell office:value-type="string">
            <text:p>MCSSA007854</text:p>
          </table:table-cell>
          <table:table-cell office:value-type="float" office:value="117.54042117344724">
            <text:p>117.54042117344724</text:p>
          </table:table-cell>
          <table:table-cell office:value-type="float" office:value="201.0">
            <text:p>201.0</text:p>
          </table:table-cell>
          <table:table-cell office:value-type="float" office:value="40.2">
            <text:p>40.2</text:p>
          </table:table-cell>
          <table:table-cell office:value-type="float" office:value="40.0604318604499">
            <text:p>40.0604318604499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112</text:p>
          </table:table-cell>
          <table:table-cell office:value-type="string">
            <text:p>MCSSA009370</text:p>
          </table:table-cell>
          <table:table-cell office:value-type="float" office:value="22.05521430503346">
            <text:p>22.05521430503346</text:p>
          </table:table-cell>
          <table:table-cell office:value-type="float" office:value="201.0">
            <text:p>201.0</text:p>
          </table:table-cell>
          <table:table-cell office:value-type="float" office:value="40.2">
            <text:p>40.2</text:p>
          </table:table-cell>
          <table:table-cell office:value-type="float" office:value="40.0604318604499">
            <text:p>40.0604318604499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112</text:p>
          </table:table-cell>
          <table:table-cell office:value-type="string">
            <text:p>MCSSA017700</text:p>
          </table:table-cell>
          <table:table-cell office:value-type="float" office:value="10.896656469998005">
            <text:p>10.896656469998005</text:p>
          </table:table-cell>
          <table:table-cell office:value-type="float" office:value="201.0">
            <text:p>201.0</text:p>
          </table:table-cell>
          <table:table-cell office:value-type="float" office:value="40.2">
            <text:p>40.2</text:p>
          </table:table-cell>
          <table:table-cell office:value-type="float" office:value="40.0604318604499">
            <text:p>40.0604318604499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220</text:p>
          </table:table-cell>
          <table:table-cell office:value-type="string">
            <text:p>MCSSA004914</text:p>
          </table:table-cell>
          <table:table-cell office:value-type="float" office:value="23.40090238174856">
            <text:p>23.40090238174856</text:p>
          </table:table-cell>
          <table:table-cell office:value-type="float" office:value="93.0">
            <text:p>93.0</text:p>
          </table:table-cell>
          <table:table-cell office:value-type="float" office:value="46.5">
            <text:p>46.5</text:p>
          </table:table-cell>
          <table:table-cell office:value-type="float" office:value="23.099097618251445">
            <text:p>23.099097618251445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220</text:p>
          </table:table-cell>
          <table:table-cell office:value-type="string">
            <text:p>MCSSA010893</text:p>
          </table:table-cell>
          <table:table-cell office:value-type="float" office:value="69.59909761825145">
            <text:p>69.59909761825145</text:p>
          </table:table-cell>
          <table:table-cell office:value-type="float" office:value="93.0">
            <text:p>93.0</text:p>
          </table:table-cell>
          <table:table-cell office:value-type="float" office:value="46.5">
            <text:p>46.5</text:p>
          </table:table-cell>
          <table:table-cell office:value-type="float" office:value="23.099097618251445">
            <text:p>23.099097618251445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233</text:p>
          </table:table-cell>
          <table:table-cell office:value-type="string">
            <text:p>MCSSA007796</text:p>
          </table:table-cell>
          <table:table-cell office:value-type="float" office:value="61.59544323984635">
            <text:p>61.59544323984635</text:p>
          </table:table-cell>
          <table:table-cell office:value-type="float" office:value="528.0">
            <text:p>528.0</text:p>
          </table:table-cell>
          <table:table-cell office:value-type="float" office:value="105.6">
            <text:p>105.6</text:p>
          </table:table-cell>
          <table:table-cell office:value-type="float" office:value="51.77192296982817">
            <text:p>51.77192296982817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233</text:p>
          </table:table-cell>
          <table:table-cell office:value-type="string">
            <text:p>MCSSA007801</text:p>
          </table:table-cell>
          <table:table-cell office:value-type="float" office:value="61.95564857956271">
            <text:p>61.95564857956271</text:p>
          </table:table-cell>
          <table:table-cell office:value-type="float" office:value="528.0">
            <text:p>528.0</text:p>
          </table:table-cell>
          <table:table-cell office:value-type="float" office:value="105.6">
            <text:p>105.6</text:p>
          </table:table-cell>
          <table:table-cell office:value-type="float" office:value="51.77192296982817">
            <text:p>51.77192296982817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233</text:p>
          </table:table-cell>
          <table:table-cell office:value-type="string">
            <text:p>MCSSA009370</text:p>
          </table:table-cell>
          <table:table-cell office:value-type="float" office:value="123.12275252772278">
            <text:p>123.12275252772278</text:p>
          </table:table-cell>
          <table:table-cell office:value-type="float" office:value="528.0">
            <text:p>528.0</text:p>
          </table:table-cell>
          <table:table-cell office:value-type="float" office:value="105.6">
            <text:p>105.6</text:p>
          </table:table-cell>
          <table:table-cell office:value-type="float" office:value="51.77192296982817">
            <text:p>51.77192296982817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233</text:p>
          </table:table-cell>
          <table:table-cell office:value-type="string">
            <text:p>MCSSA009394</text:p>
          </table:table-cell>
          <table:table-cell office:value-type="float" office:value="198.9491992616777">
            <text:p>198.9491992616777</text:p>
          </table:table-cell>
          <table:table-cell office:value-type="float" office:value="528.0">
            <text:p>528.0</text:p>
          </table:table-cell>
          <table:table-cell office:value-type="float" office:value="105.6">
            <text:p>105.6</text:p>
          </table:table-cell>
          <table:table-cell office:value-type="float" office:value="51.77192296982817">
            <text:p>51.77192296982817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233</text:p>
          </table:table-cell>
          <table:table-cell office:value-type="string">
            <text:p>MCSSA017700</text:p>
          </table:table-cell>
          <table:table-cell office:value-type="float" office:value="82.37695639119046">
            <text:p>82.37695639119046</text:p>
          </table:table-cell>
          <table:table-cell office:value-type="float" office:value="528.0">
            <text:p>528.0</text:p>
          </table:table-cell>
          <table:table-cell office:value-type="float" office:value="105.6">
            <text:p>105.6</text:p>
          </table:table-cell>
          <table:table-cell office:value-type="float" office:value="51.77192296982817">
            <text:p>51.77192296982817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234</text:p>
          </table:table-cell>
          <table:table-cell office:value-type="string">
            <text:p>MCSSA007755</text:p>
          </table:table-cell>
          <table:table-cell office:value-type="float" office:value="10.238601982920297">
            <text:p>10.238601982920297</text:p>
          </table:table-cell>
          <table:table-cell office:value-type="float" office:value="45.00000000000001">
            <text:p>45.00000000000001</text:p>
          </table:table-cell>
          <table:table-cell office:value-type="float" office:value="9.000000000000002">
            <text:p>9.000000000000002</text:p>
          </table:table-cell>
          <table:table-cell office:value-type="float" office:value="5.70664385194742">
            <text:p>5.70664385194742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234</text:p>
          </table:table-cell>
          <table:table-cell office:value-type="string">
            <text:p>MCSSA009336</text:p>
          </table:table-cell>
          <table:table-cell office:value-type="float" office:value="19.483741520573073">
            <text:p>19.483741520573073</text:p>
          </table:table-cell>
          <table:table-cell office:value-type="float" office:value="45.00000000000001">
            <text:p>45.00000000000001</text:p>
          </table:table-cell>
          <table:table-cell office:value-type="float" office:value="9.000000000000002">
            <text:p>9.000000000000002</text:p>
          </table:table-cell>
          <table:table-cell office:value-type="float" office:value="5.70664385194742">
            <text:p>5.70664385194742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234</text:p>
          </table:table-cell>
          <table:table-cell office:value-type="string">
            <text:p>MCSSA010222</text:p>
          </table:table-cell>
          <table:table-cell office:value-type="float" office:value="3.57886854603929">
            <text:p>3.57886854603929</text:p>
          </table:table-cell>
          <table:table-cell office:value-type="float" office:value="45.00000000000001">
            <text:p>45.00000000000001</text:p>
          </table:table-cell>
          <table:table-cell office:value-type="float" office:value="9.000000000000002">
            <text:p>9.000000000000002</text:p>
          </table:table-cell>
          <table:table-cell office:value-type="float" office:value="5.70664385194742">
            <text:p>5.70664385194742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234</text:p>
          </table:table-cell>
          <table:table-cell office:value-type="string">
            <text:p>MCSSA015950</text:p>
          </table:table-cell>
          <table:table-cell office:value-type="float" office:value="6.884924330861797">
            <text:p>6.884924330861797</text:p>
          </table:table-cell>
          <table:table-cell office:value-type="float" office:value="45.00000000000001">
            <text:p>45.00000000000001</text:p>
          </table:table-cell>
          <table:table-cell office:value-type="float" office:value="9.000000000000002">
            <text:p>9.000000000000002</text:p>
          </table:table-cell>
          <table:table-cell office:value-type="float" office:value="5.70664385194742">
            <text:p>5.70664385194742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234</text:p>
          </table:table-cell>
          <table:table-cell office:value-type="string">
            <text:p>MCSSA017700</text:p>
          </table:table-cell>
          <table:table-cell office:value-type="float" office:value="4.813863619605547">
            <text:p>4.813863619605547</text:p>
          </table:table-cell>
          <table:table-cell office:value-type="float" office:value="45.00000000000001">
            <text:p>45.00000000000001</text:p>
          </table:table-cell>
          <table:table-cell office:value-type="float" office:value="9.000000000000002">
            <text:p>9.000000000000002</text:p>
          </table:table-cell>
          <table:table-cell office:value-type="float" office:value="5.70664385194742">
            <text:p>5.70664385194742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235</text:p>
          </table:table-cell>
          <table:table-cell office:value-type="string">
            <text:p>MCSSA004861</text:p>
          </table:table-cell>
          <table:table-cell office:value-type="float" office:value="313.0">
            <text:p>313.0</text:p>
          </table:table-cell>
          <table:table-cell office:value-type="float" office:value="313.0">
            <text:p>313.0</text:p>
          </table:table-cell>
          <table:table-cell office:value-type="float" office:value="313.0">
            <text:p>313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1060127</text:p>
          </table:table-cell>
          <table:table-cell office:value-type="string">
            <text:p>MCSSA007731</text:p>
          </table:table-cell>
          <table:table-cell office:value-type="float" office:value="24.5645319560886">
            <text:p>24.5645319560886</text:p>
          </table:table-cell>
          <table:table-cell office:value-type="float" office:value="166.99999999999997">
            <text:p>166.99999999999997</text:p>
          </table:table-cell>
          <table:table-cell office:value-type="float" office:value="41.74999999999999">
            <text:p>41.74999999999999</text:p>
          </table:table-cell>
          <table:table-cell office:value-type="float" office:value="17.871631425082224">
            <text:p>17.87163142508222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127</text:p>
          </table:table-cell>
          <table:table-cell office:value-type="string">
            <text:p>MCSSA007755</text:p>
          </table:table-cell>
          <table:table-cell office:value-type="float" office:value="44.61481994856234">
            <text:p>44.61481994856234</text:p>
          </table:table-cell>
          <table:table-cell office:value-type="float" office:value="166.99999999999997">
            <text:p>166.99999999999997</text:p>
          </table:table-cell>
          <table:table-cell office:value-type="float" office:value="41.74999999999999">
            <text:p>41.74999999999999</text:p>
          </table:table-cell>
          <table:table-cell office:value-type="float" office:value="17.871631425082224">
            <text:p>17.87163142508222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127</text:p>
          </table:table-cell>
          <table:table-cell office:value-type="string">
            <text:p>MCSSA007866</text:p>
          </table:table-cell>
          <table:table-cell office:value-type="float" office:value="28.035783896876545">
            <text:p>28.035783896876545</text:p>
          </table:table-cell>
          <table:table-cell office:value-type="float" office:value="166.99999999999997">
            <text:p>166.99999999999997</text:p>
          </table:table-cell>
          <table:table-cell office:value-type="float" office:value="41.74999999999999">
            <text:p>41.74999999999999</text:p>
          </table:table-cell>
          <table:table-cell office:value-type="float" office:value="17.871631425082224">
            <text:p>17.87163142508222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127</text:p>
          </table:table-cell>
          <table:table-cell office:value-type="string">
            <text:p>MCSSA010893</text:p>
          </table:table-cell>
          <table:table-cell office:value-type="float" office:value="69.78486419847249">
            <text:p>69.78486419847249</text:p>
          </table:table-cell>
          <table:table-cell office:value-type="float" office:value="166.99999999999997">
            <text:p>166.99999999999997</text:p>
          </table:table-cell>
          <table:table-cell office:value-type="float" office:value="41.74999999999999">
            <text:p>41.74999999999999</text:p>
          </table:table-cell>
          <table:table-cell office:value-type="float" office:value="17.871631425082224">
            <text:p>17.87163142508222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055</text:p>
          </table:table-cell>
          <table:table-cell office:value-type="string">
            <text:p>MCSSA007755</text:p>
          </table:table-cell>
          <table:table-cell office:value-type="float" office:value="81.93490699388342">
            <text:p>81.93490699388342</text:p>
          </table:table-cell>
          <table:table-cell office:value-type="float" office:value="133.0">
            <text:p>133.0</text:p>
          </table:table-cell>
          <table:table-cell office:value-type="float" office:value="66.5">
            <text:p>66.5</text:p>
          </table:table-cell>
          <table:table-cell office:value-type="float" office:value="15.434906993883423">
            <text:p>15.43490699388342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055</text:p>
          </table:table-cell>
          <table:table-cell office:value-type="string">
            <text:p>MCSSA010893</text:p>
          </table:table-cell>
          <table:table-cell office:value-type="float" office:value="51.06509300611657">
            <text:p>51.06509300611657</text:p>
          </table:table-cell>
          <table:table-cell office:value-type="float" office:value="133.0">
            <text:p>133.0</text:p>
          </table:table-cell>
          <table:table-cell office:value-type="float" office:value="66.5">
            <text:p>66.5</text:p>
          </table:table-cell>
          <table:table-cell office:value-type="float" office:value="15.434906993883423">
            <text:p>15.43490699388342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087</text:p>
          </table:table-cell>
          <table:table-cell office:value-type="string">
            <text:p>MCSSA007900</text:p>
          </table:table-cell>
          <table:table-cell office:value-type="float" office:value="16.74507905648368">
            <text:p>16.74507905648368</text:p>
          </table:table-cell>
          <table:table-cell office:value-type="float" office:value="230.0">
            <text:p>230.0</text:p>
          </table:table-cell>
          <table:table-cell office:value-type="float" office:value="46.0">
            <text:p>46.0</text:p>
          </table:table-cell>
          <table:table-cell office:value-type="float" office:value="39.00036790166439">
            <text:p>39.00036790166439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087</text:p>
          </table:table-cell>
          <table:table-cell office:value-type="string">
            <text:p>MCSSA009336</text:p>
          </table:table-cell>
          <table:table-cell office:value-type="float" office:value="39.18587446943715">
            <text:p>39.18587446943715</text:p>
          </table:table-cell>
          <table:table-cell office:value-type="float" office:value="230.0">
            <text:p>230.0</text:p>
          </table:table-cell>
          <table:table-cell office:value-type="float" office:value="46.0">
            <text:p>46.0</text:p>
          </table:table-cell>
          <table:table-cell office:value-type="float" office:value="39.00036790166439">
            <text:p>39.00036790166439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087</text:p>
          </table:table-cell>
          <table:table-cell office:value-type="string">
            <text:p>MCSSA009382</text:p>
          </table:table-cell>
          <table:table-cell office:value-type="float" office:value="121.93209677088004">
            <text:p>121.93209677088004</text:p>
          </table:table-cell>
          <table:table-cell office:value-type="float" office:value="230.0">
            <text:p>230.0</text:p>
          </table:table-cell>
          <table:table-cell office:value-type="float" office:value="46.0">
            <text:p>46.0</text:p>
          </table:table-cell>
          <table:table-cell office:value-type="float" office:value="39.00036790166439">
            <text:p>39.00036790166439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087</text:p>
          </table:table-cell>
          <table:table-cell office:value-type="string">
            <text:p>MCSSA010222</text:p>
          </table:table-cell>
          <table:table-cell office:value-type="float" office:value="17.623178330361107">
            <text:p>17.623178330361107</text:p>
          </table:table-cell>
          <table:table-cell office:value-type="float" office:value="230.0">
            <text:p>230.0</text:p>
          </table:table-cell>
          <table:table-cell office:value-type="float" office:value="46.0">
            <text:p>46.0</text:p>
          </table:table-cell>
          <table:table-cell office:value-type="float" office:value="39.00036790166439">
            <text:p>39.00036790166439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087</text:p>
          </table:table-cell>
          <table:table-cell office:value-type="string">
            <text:p>MCSSA015950</text:p>
          </table:table-cell>
          <table:table-cell office:value-type="float" office:value="34.51377137283804">
            <text:p>34.51377137283804</text:p>
          </table:table-cell>
          <table:table-cell office:value-type="float" office:value="230.0">
            <text:p>230.0</text:p>
          </table:table-cell>
          <table:table-cell office:value-type="float" office:value="46.0">
            <text:p>46.0</text:p>
          </table:table-cell>
          <table:table-cell office:value-type="float" office:value="39.00036790166439">
            <text:p>39.00036790166439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088</text:p>
          </table:table-cell>
          <table:table-cell office:value-type="string">
            <text:p>MCSSA007755</text:p>
          </table:table-cell>
          <table:table-cell office:value-type="float" office:value="45.65304435134699">
            <text:p>45.65304435134699</text:p>
          </table:table-cell>
          <table:table-cell office:value-type="float" office:value="95.0">
            <text:p>95.0</text:p>
          </table:table-cell>
          <table:table-cell office:value-type="float" office:value="31.666666666666668">
            <text:p>31.666666666666668</text:p>
          </table:table-cell>
          <table:table-cell office:value-type="float" office:value="12.718155845693918">
            <text:p>12.718155845693918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060088</text:p>
          </table:table-cell>
          <table:table-cell office:value-type="string">
            <text:p>MCSSA009336</text:p>
          </table:table-cell>
          <table:table-cell office:value-type="float" office:value="34.46700434030352">
            <text:p>34.46700434030352</text:p>
          </table:table-cell>
          <table:table-cell office:value-type="float" office:value="95.0">
            <text:p>95.0</text:p>
          </table:table-cell>
          <table:table-cell office:value-type="float" office:value="31.666666666666668">
            <text:p>31.666666666666668</text:p>
          </table:table-cell>
          <table:table-cell office:value-type="float" office:value="12.718155845693918">
            <text:p>12.718155845693918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060088</text:p>
          </table:table-cell>
          <table:table-cell office:value-type="string">
            <text:p>MCSSA017700</text:p>
          </table:table-cell>
          <table:table-cell office:value-type="float" office:value="14.879951308349497">
            <text:p>14.879951308349497</text:p>
          </table:table-cell>
          <table:table-cell office:value-type="float" office:value="95.0">
            <text:p>95.0</text:p>
          </table:table-cell>
          <table:table-cell office:value-type="float" office:value="31.666666666666668">
            <text:p>31.666666666666668</text:p>
          </table:table-cell>
          <table:table-cell office:value-type="float" office:value="12.718155845693918">
            <text:p>12.718155845693918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060090</text:p>
          </table:table-cell>
          <table:table-cell office:value-type="string">
            <text:p>MCSSA009295</text:p>
          </table:table-cell>
          <table:table-cell office:value-type="float" office:value="165.41465696179645">
            <text:p>165.41465696179645</text:p>
          </table:table-cell>
          <table:table-cell office:value-type="float" office:value="593.0">
            <text:p>593.0</text:p>
          </table:table-cell>
          <table:table-cell office:value-type="float" office:value="118.6">
            <text:p>118.6</text:p>
          </table:table-cell>
          <table:table-cell office:value-type="float" office:value="51.640219522543894">
            <text:p>51.64021952254389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090</text:p>
          </table:table-cell>
          <table:table-cell office:value-type="string">
            <text:p>MCSSA007796</text:p>
          </table:table-cell>
          <table:table-cell office:value-type="float" office:value="97.1848183283307">
            <text:p>97.1848183283307</text:p>
          </table:table-cell>
          <table:table-cell office:value-type="float" office:value="593.0">
            <text:p>593.0</text:p>
          </table:table-cell>
          <table:table-cell office:value-type="float" office:value="118.6">
            <text:p>118.6</text:p>
          </table:table-cell>
          <table:table-cell office:value-type="float" office:value="51.640219522543894">
            <text:p>51.64021952254389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090</text:p>
          </table:table-cell>
          <table:table-cell office:value-type="string">
            <text:p>MCSSA007801</text:p>
          </table:table-cell>
          <table:table-cell office:value-type="float" office:value="59.349554681709705">
            <text:p>59.349554681709705</text:p>
          </table:table-cell>
          <table:table-cell office:value-type="float" office:value="593.0">
            <text:p>593.0</text:p>
          </table:table-cell>
          <table:table-cell office:value-type="float" office:value="118.6">
            <text:p>118.6</text:p>
          </table:table-cell>
          <table:table-cell office:value-type="float" office:value="51.640219522543894">
            <text:p>51.64021952254389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090</text:p>
          </table:table-cell>
          <table:table-cell office:value-type="string">
            <text:p>MCSSA009370</text:p>
          </table:table-cell>
          <table:table-cell office:value-type="float" office:value="192.9701535781086">
            <text:p>192.9701535781086</text:p>
          </table:table-cell>
          <table:table-cell office:value-type="float" office:value="593.0">
            <text:p>593.0</text:p>
          </table:table-cell>
          <table:table-cell office:value-type="float" office:value="118.6">
            <text:p>118.6</text:p>
          </table:table-cell>
          <table:table-cell office:value-type="float" office:value="51.640219522543894">
            <text:p>51.64021952254389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090</text:p>
          </table:table-cell>
          <table:table-cell office:value-type="string">
            <text:p>MCSSA009394</text:p>
          </table:table-cell>
          <table:table-cell office:value-type="float" office:value="78.0808164500545">
            <text:p>78.0808164500545</text:p>
          </table:table-cell>
          <table:table-cell office:value-type="float" office:value="593.0">
            <text:p>593.0</text:p>
          </table:table-cell>
          <table:table-cell office:value-type="float" office:value="118.6">
            <text:p>118.6</text:p>
          </table:table-cell>
          <table:table-cell office:value-type="float" office:value="51.640219522543894">
            <text:p>51.64021952254389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092</text:p>
          </table:table-cell>
          <table:table-cell office:value-type="string">
            <text:p>MCSSA007900</text:p>
          </table:table-cell>
          <table:table-cell office:value-type="float" office:value="15.554245430556469">
            <text:p>15.554245430556469</text:p>
          </table:table-cell>
          <table:table-cell office:value-type="float" office:value="206.99999999999994">
            <text:p>206.99999999999994</text:p>
          </table:table-cell>
          <table:table-cell office:value-type="float" office:value="41.39999999999999">
            <text:p>41.39999999999999</text:p>
          </table:table-cell>
          <table:table-cell office:value-type="float" office:value="28.55562543903241">
            <text:p>28.55562543903241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092</text:p>
          </table:table-cell>
          <table:table-cell office:value-type="string">
            <text:p>MCSSA009336</text:p>
          </table:table-cell>
          <table:table-cell office:value-type="float" office:value="41.83671863998457">
            <text:p>41.83671863998457</text:p>
          </table:table-cell>
          <table:table-cell office:value-type="float" office:value="206.99999999999994">
            <text:p>206.99999999999994</text:p>
          </table:table-cell>
          <table:table-cell office:value-type="float" office:value="41.39999999999999">
            <text:p>41.39999999999999</text:p>
          </table:table-cell>
          <table:table-cell office:value-type="float" office:value="28.55562543903241">
            <text:p>28.55562543903241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092</text:p>
          </table:table-cell>
          <table:table-cell office:value-type="string">
            <text:p>MCSSA009382</text:p>
          </table:table-cell>
          <table:table-cell office:value-type="float" office:value="94.88555040216079">
            <text:p>94.88555040216079</text:p>
          </table:table-cell>
          <table:table-cell office:value-type="float" office:value="206.99999999999994">
            <text:p>206.99999999999994</text:p>
          </table:table-cell>
          <table:table-cell office:value-type="float" office:value="41.39999999999999">
            <text:p>41.39999999999999</text:p>
          </table:table-cell>
          <table:table-cell office:value-type="float" office:value="28.55562543903241">
            <text:p>28.55562543903241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092</text:p>
          </table:table-cell>
          <table:table-cell office:value-type="string">
            <text:p>MCSSA010222</text:p>
          </table:table-cell>
          <table:table-cell office:value-type="float" office:value="18.584626655634068">
            <text:p>18.584626655634068</text:p>
          </table:table-cell>
          <table:table-cell office:value-type="float" office:value="206.99999999999994">
            <text:p>206.99999999999994</text:p>
          </table:table-cell>
          <table:table-cell office:value-type="float" office:value="41.39999999999999">
            <text:p>41.39999999999999</text:p>
          </table:table-cell>
          <table:table-cell office:value-type="float" office:value="28.55562543903241">
            <text:p>28.55562543903241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092</text:p>
          </table:table-cell>
          <table:table-cell office:value-type="string">
            <text:p>MCSSA015950</text:p>
          </table:table-cell>
          <table:table-cell office:value-type="float" office:value="36.13885887166408">
            <text:p>36.13885887166408</text:p>
          </table:table-cell>
          <table:table-cell office:value-type="float" office:value="206.99999999999994">
            <text:p>206.99999999999994</text:p>
          </table:table-cell>
          <table:table-cell office:value-type="float" office:value="41.39999999999999">
            <text:p>41.39999999999999</text:p>
          </table:table-cell>
          <table:table-cell office:value-type="float" office:value="28.55562543903241">
            <text:p>28.55562543903241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060093</text:p>
          </table:table-cell>
          <table:table-cell office:value-type="string">
            <text:p>MCSSA007900</text:p>
          </table:table-cell>
          <table:table-cell office:value-type="float" office:value="49.42667851464058">
            <text:p>49.42667851464058</text:p>
          </table:table-cell>
          <table:table-cell office:value-type="float" office:value="90.0">
            <text:p>90.0</text:p>
          </table:table-cell>
          <table:table-cell office:value-type="float" office:value="30.0">
            <text:p>30.0</text:p>
          </table:table-cell>
          <table:table-cell office:value-type="float" office:value="16.720046269098734">
            <text:p>16.72004626909873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060093</text:p>
          </table:table-cell>
          <table:table-cell office:value-type="string">
            <text:p>MCSSA009382</text:p>
          </table:table-cell>
          <table:table-cell office:value-type="float" office:value="31.961121855630733">
            <text:p>31.961121855630733</text:p>
          </table:table-cell>
          <table:table-cell office:value-type="float" office:value="90.0">
            <text:p>90.0</text:p>
          </table:table-cell>
          <table:table-cell office:value-type="float" office:value="30.0">
            <text:p>30.0</text:p>
          </table:table-cell>
          <table:table-cell office:value-type="float" office:value="16.720046269098734">
            <text:p>16.72004626909873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060093</text:p>
          </table:table-cell>
          <table:table-cell office:value-type="string">
            <text:p>MCSSA014623</text:p>
          </table:table-cell>
          <table:table-cell office:value-type="float" office:value="8.612199629728698">
            <text:p>8.612199629728698</text:p>
          </table:table-cell>
          <table:table-cell office:value-type="float" office:value="90.0">
            <text:p>90.0</text:p>
          </table:table-cell>
          <table:table-cell office:value-type="float" office:value="30.0">
            <text:p>30.0</text:p>
          </table:table-cell>
          <table:table-cell office:value-type="float" office:value="16.720046269098734">
            <text:p>16.72004626909873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060097</text:p>
          </table:table-cell>
          <table:table-cell office:value-type="string">
            <text:p>MCSSA007772</text:p>
          </table:table-cell>
          <table:table-cell office:value-type="float" office:value="74.85778232278166">
            <text:p>74.85778232278166</text:p>
          </table:table-cell>
          <table:table-cell office:value-type="float" office:value="447.99999999999994">
            <text:p>447.99999999999994</text:p>
          </table:table-cell>
          <table:table-cell office:value-type="float" office:value="223.99999999999997">
            <text:p>223.99999999999997</text:p>
          </table:table-cell>
          <table:table-cell office:value-type="float" office:value="149.14221767721833">
            <text:p>149.1422176772183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097</text:p>
          </table:table-cell>
          <table:table-cell office:value-type="string">
            <text:p>MCSSA007784</text:p>
          </table:table-cell>
          <table:table-cell office:value-type="float" office:value="373.1422176772183">
            <text:p>373.1422176772183</text:p>
          </table:table-cell>
          <table:table-cell office:value-type="float" office:value="447.99999999999994">
            <text:p>447.99999999999994</text:p>
          </table:table-cell>
          <table:table-cell office:value-type="float" office:value="223.99999999999997">
            <text:p>223.99999999999997</text:p>
          </table:table-cell>
          <table:table-cell office:value-type="float" office:value="149.14221767721833">
            <text:p>149.1422176772183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060098</text:p>
          </table:table-cell>
          <table:table-cell office:value-type="string">
            <text:p>MCSSA007842</text:p>
          </table:table-cell>
          <table:table-cell office:value-type="float" office:value="107.00000000000001">
            <text:p>107.00000000000001</text:p>
          </table:table-cell>
          <table:table-cell office:value-type="float" office:value="107.00000000000001">
            <text:p>107.00000000000001</text:p>
          </table:table-cell>
          <table:table-cell office:value-type="float" office:value="107.00000000000001">
            <text:p>107.00000000000001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1060099</text:p>
          </table:table-cell>
          <table:table-cell office:value-type="string">
            <text:p>MCSSA006331</text:p>
          </table:table-cell>
          <table:table-cell office:value-type="float" office:value="17.758501655145356">
            <text:p>17.758501655145356</text:p>
          </table:table-cell>
          <table:table-cell office:value-type="float" office:value="256.0">
            <text:p>256.0</text:p>
          </table:table-cell>
          <table:table-cell office:value-type="float" office:value="85.33333333333333">
            <text:p>85.33333333333333</text:p>
          </table:table-cell>
          <table:table-cell office:value-type="float" office:value="92.68516521983571">
            <text:p>92.68516521983571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060099</text:p>
          </table:table-cell>
          <table:table-cell office:value-type="string">
            <text:p>MCSSA007830</text:p>
          </table:table-cell>
          <table:table-cell office:value-type="float" office:value="21.85286459333932">
            <text:p>21.85286459333932</text:p>
          </table:table-cell>
          <table:table-cell office:value-type="float" office:value="256.0">
            <text:p>256.0</text:p>
          </table:table-cell>
          <table:table-cell office:value-type="float" office:value="85.33333333333333">
            <text:p>85.33333333333333</text:p>
          </table:table-cell>
          <table:table-cell office:value-type="float" office:value="92.68516521983571">
            <text:p>92.68516521983571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060099</text:p>
          </table:table-cell>
          <table:table-cell office:value-type="string">
            <text:p>MCSSA007842</text:p>
          </table:table-cell>
          <table:table-cell office:value-type="float" office:value="216.38863375151536">
            <text:p>216.38863375151536</text:p>
          </table:table-cell>
          <table:table-cell office:value-type="float" office:value="256.0">
            <text:p>256.0</text:p>
          </table:table-cell>
          <table:table-cell office:value-type="float" office:value="85.33333333333333">
            <text:p>85.33333333333333</text:p>
          </table:table-cell>
          <table:table-cell office:value-type="float" office:value="92.68516521983571">
            <text:p>92.68516521983571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50029</text:p>
          </table:table-cell>
          <table:table-cell office:value-type="string">
            <text:p>MCSSA003770</text:p>
          </table:table-cell>
          <table:table-cell office:value-type="float" office:value="6.726545010402195">
            <text:p>6.726545010402195</text:p>
          </table:table-cell>
          <table:table-cell office:value-type="float" office:value="47.0">
            <text:p>47.0</text:p>
          </table:table-cell>
          <table:table-cell office:value-type="float" office:value="15.666666666666666">
            <text:p>15.666666666666666</text:p>
          </table:table-cell>
          <table:table-cell office:value-type="float" office:value="10.24017438729594">
            <text:p>10.2401743872959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50029</text:p>
          </table:table-cell>
          <table:table-cell office:value-type="string">
            <text:p>MCSSA014341</text:p>
          </table:table-cell>
          <table:table-cell office:value-type="float" office:value="10.27024758544212">
            <text:p>10.27024758544212</text:p>
          </table:table-cell>
          <table:table-cell office:value-type="float" office:value="47.0">
            <text:p>47.0</text:p>
          </table:table-cell>
          <table:table-cell office:value-type="float" office:value="15.666666666666666">
            <text:p>15.666666666666666</text:p>
          </table:table-cell>
          <table:table-cell office:value-type="float" office:value="10.24017438729594">
            <text:p>10.2401743872959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50029</text:p>
          </table:table-cell>
          <table:table-cell office:value-type="string">
            <text:p>MCSSA008542</text:p>
          </table:table-cell>
          <table:table-cell office:value-type="float" office:value="30.00320740415568">
            <text:p>30.00320740415568</text:p>
          </table:table-cell>
          <table:table-cell office:value-type="float" office:value="47.0">
            <text:p>47.0</text:p>
          </table:table-cell>
          <table:table-cell office:value-type="float" office:value="15.666666666666666">
            <text:p>15.666666666666666</text:p>
          </table:table-cell>
          <table:table-cell office:value-type="float" office:value="10.24017438729594">
            <text:p>10.2401743872959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50038</text:p>
          </table:table-cell>
          <table:table-cell office:value-type="string">
            <text:p>MCSSA004885</text:p>
          </table:table-cell>
          <table:table-cell office:value-type="float" office:value="7.588741776373828">
            <text:p>7.588741776373828</text:p>
          </table:table-cell>
          <table:table-cell office:value-type="float" office:value="32.0">
            <text:p>32.0</text:p>
          </table:table-cell>
          <table:table-cell office:value-type="float" office:value="16.0">
            <text:p>16.0</text:p>
          </table:table-cell>
          <table:table-cell office:value-type="float" office:value="8.411258223626174">
            <text:p>8.411258223626174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150038</text:p>
          </table:table-cell>
          <table:table-cell office:value-type="string">
            <text:p>MCSSA008525</text:p>
          </table:table-cell>
          <table:table-cell office:value-type="float" office:value="24.411258223626174">
            <text:p>24.411258223626174</text:p>
          </table:table-cell>
          <table:table-cell office:value-type="float" office:value="32.0">
            <text:p>32.0</text:p>
          </table:table-cell>
          <table:table-cell office:value-type="float" office:value="16.0">
            <text:p>16.0</text:p>
          </table:table-cell>
          <table:table-cell office:value-type="float" office:value="8.411258223626174">
            <text:p>8.411258223626174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150028</text:p>
          </table:table-cell>
          <table:table-cell office:value-type="string">
            <text:p>MCSSA003741</text:p>
          </table:table-cell>
          <table:table-cell office:value-type="float" office:value="5.232495054500002">
            <text:p>5.232495054500002</text:p>
          </table:table-cell>
          <table:table-cell office:value-type="float" office:value="26.999999999999996">
            <text:p>26.999999999999996</text:p>
          </table:table-cell>
          <table:table-cell office:value-type="float" office:value="5.3999999999999995">
            <text:p>5.3999999999999995</text:p>
          </table:table-cell>
          <table:table-cell office:value-type="float" office:value="1.7462032355633055">
            <text:p>1.746203235563305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50028</text:p>
          </table:table-cell>
          <table:table-cell office:value-type="string">
            <text:p>MCSSA003770</text:p>
          </table:table-cell>
          <table:table-cell office:value-type="float" office:value="4.0331870736365465">
            <text:p>4.0331870736365465</text:p>
          </table:table-cell>
          <table:table-cell office:value-type="float" office:value="26.999999999999996">
            <text:p>26.999999999999996</text:p>
          </table:table-cell>
          <table:table-cell office:value-type="float" office:value="5.3999999999999995">
            <text:p>5.3999999999999995</text:p>
          </table:table-cell>
          <table:table-cell office:value-type="float" office:value="1.7462032355633055">
            <text:p>1.746203235563305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50028</text:p>
          </table:table-cell>
          <table:table-cell office:value-type="string">
            <text:p>MCSSA008542</text:p>
          </table:table-cell>
          <table:table-cell office:value-type="float" office:value="8.67682996138065">
            <text:p>8.67682996138065</text:p>
          </table:table-cell>
          <table:table-cell office:value-type="float" office:value="26.999999999999996">
            <text:p>26.999999999999996</text:p>
          </table:table-cell>
          <table:table-cell office:value-type="float" office:value="5.3999999999999995">
            <text:p>5.3999999999999995</text:p>
          </table:table-cell>
          <table:table-cell office:value-type="float" office:value="1.7462032355633055">
            <text:p>1.746203235563305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50028</text:p>
          </table:table-cell>
          <table:table-cell office:value-type="string">
            <text:p>MCSSA008554</text:p>
          </table:table-cell>
          <table:table-cell office:value-type="float" office:value="3.7891141727965296">
            <text:p>3.7891141727965296</text:p>
          </table:table-cell>
          <table:table-cell office:value-type="float" office:value="26.999999999999996">
            <text:p>26.999999999999996</text:p>
          </table:table-cell>
          <table:table-cell office:value-type="float" office:value="5.3999999999999995">
            <text:p>5.3999999999999995</text:p>
          </table:table-cell>
          <table:table-cell office:value-type="float" office:value="1.7462032355633055">
            <text:p>1.746203235563305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50028</text:p>
          </table:table-cell>
          <table:table-cell office:value-type="string">
            <text:p>MCSSA018494</text:p>
          </table:table-cell>
          <table:table-cell office:value-type="float" office:value="5.268373737686268">
            <text:p>5.268373737686268</text:p>
          </table:table-cell>
          <table:table-cell office:value-type="float" office:value="26.999999999999996">
            <text:p>26.999999999999996</text:p>
          </table:table-cell>
          <table:table-cell office:value-type="float" office:value="5.3999999999999995">
            <text:p>5.3999999999999995</text:p>
          </table:table-cell>
          <table:table-cell office:value-type="float" office:value="1.7462032355633055">
            <text:p>1.746203235563305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50042</text:p>
          </table:table-cell>
          <table:table-cell office:value-type="string">
            <text:p>MCSSA008554</text:p>
          </table:table-cell>
          <table:table-cell office:value-type="float" office:value="21.65605131635131">
            <text:p>21.65605131635131</text:p>
          </table:table-cell>
          <table:table-cell office:value-type="float" office:value="43.0">
            <text:p>43.0</text:p>
          </table:table-cell>
          <table:table-cell office:value-type="float" office:value="21.5">
            <text:p>21.5</text:p>
          </table:table-cell>
          <table:table-cell office:value-type="float" office:value="0.1560513163513111">
            <text:p>0.1560513163513111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150042</text:p>
          </table:table-cell>
          <table:table-cell office:value-type="string">
            <text:p>MCSSA018494</text:p>
          </table:table-cell>
          <table:table-cell office:value-type="float" office:value="21.343948683648687">
            <text:p>21.343948683648687</text:p>
          </table:table-cell>
          <table:table-cell office:value-type="float" office:value="43.0">
            <text:p>43.0</text:p>
          </table:table-cell>
          <table:table-cell office:value-type="float" office:value="21.5">
            <text:p>21.5</text:p>
          </table:table-cell>
          <table:table-cell office:value-type="float" office:value="0.1560513163513111">
            <text:p>0.1560513163513111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150046</text:p>
          </table:table-cell>
          <table:table-cell office:value-type="string">
            <text:p>MCSSA004885</text:p>
          </table:table-cell>
          <table:table-cell office:value-type="float" office:value="11.762868961516485">
            <text:p>11.762868961516485</text:p>
          </table:table-cell>
          <table:table-cell office:value-type="float" office:value="43.0">
            <text:p>43.0</text:p>
          </table:table-cell>
          <table:table-cell office:value-type="float" office:value="14.333333333333334">
            <text:p>14.333333333333334</text:p>
          </table:table-cell>
          <table:table-cell office:value-type="float" office:value="2.8841753551580624">
            <text:p>2.884175355158062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50046</text:p>
          </table:table-cell>
          <table:table-cell office:value-type="string">
            <text:p>MCSSA008525</text:p>
          </table:table-cell>
          <table:table-cell office:value-type="float" office:value="12.875896034256943">
            <text:p>12.875896034256943</text:p>
          </table:table-cell>
          <table:table-cell office:value-type="float" office:value="43.0">
            <text:p>43.0</text:p>
          </table:table-cell>
          <table:table-cell office:value-type="float" office:value="14.333333333333334">
            <text:p>14.333333333333334</text:p>
          </table:table-cell>
          <table:table-cell office:value-type="float" office:value="2.8841753551580624">
            <text:p>2.884175355158062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50046</text:p>
          </table:table-cell>
          <table:table-cell office:value-type="string">
            <text:p>MCSSA008542</text:p>
          </table:table-cell>
          <table:table-cell office:value-type="float" office:value="18.36123500422657">
            <text:p>18.36123500422657</text:p>
          </table:table-cell>
          <table:table-cell office:value-type="float" office:value="43.0">
            <text:p>43.0</text:p>
          </table:table-cell>
          <table:table-cell office:value-type="float" office:value="14.333333333333334">
            <text:p>14.333333333333334</text:p>
          </table:table-cell>
          <table:table-cell office:value-type="float" office:value="2.8841753551580624">
            <text:p>2.884175355158062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50007</text:p>
          </table:table-cell>
          <table:table-cell office:value-type="string">
            <text:p>MCSSA008554</text:p>
          </table:table-cell>
          <table:table-cell office:value-type="float" office:value="61.820380361769104">
            <text:p>61.820380361769104</text:p>
          </table:table-cell>
          <table:table-cell office:value-type="float" office:value="84.0">
            <text:p>84.0</text:p>
          </table:table-cell>
          <table:table-cell office:value-type="float" office:value="42.0">
            <text:p>42.0</text:p>
          </table:table-cell>
          <table:table-cell office:value-type="float" office:value="19.820380361769104">
            <text:p>19.820380361769104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150007</text:p>
          </table:table-cell>
          <table:table-cell office:value-type="string">
            <text:p>MCSSA018494</text:p>
          </table:table-cell>
          <table:table-cell office:value-type="float" office:value="22.1796196382309">
            <text:p>22.1796196382309</text:p>
          </table:table-cell>
          <table:table-cell office:value-type="float" office:value="84.0">
            <text:p>84.0</text:p>
          </table:table-cell>
          <table:table-cell office:value-type="float" office:value="42.0">
            <text:p>42.0</text:p>
          </table:table-cell>
          <table:table-cell office:value-type="float" office:value="19.820380361769104">
            <text:p>19.820380361769104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150005</text:p>
          </table:table-cell>
          <table:table-cell office:value-type="string">
            <text:p>MCSSA004902</text:p>
          </table:table-cell>
          <table:table-cell office:value-type="float" office:value="91.57383874704513">
            <text:p>91.57383874704513</text:p>
          </table:table-cell>
          <table:table-cell office:value-type="float" office:value="128.0">
            <text:p>128.0</text:p>
          </table:table-cell>
          <table:table-cell office:value-type="float" office:value="64.0">
            <text:p>64.0</text:p>
          </table:table-cell>
          <table:table-cell office:value-type="float" office:value="27.57383874704513">
            <text:p>27.5738387470451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150005</text:p>
          </table:table-cell>
          <table:table-cell office:value-type="string">
            <text:p>MCSSA008554</text:p>
          </table:table-cell>
          <table:table-cell office:value-type="float" office:value="36.42616125295487">
            <text:p>36.42616125295487</text:p>
          </table:table-cell>
          <table:table-cell office:value-type="float" office:value="128.0">
            <text:p>128.0</text:p>
          </table:table-cell>
          <table:table-cell office:value-type="float" office:value="64.0">
            <text:p>64.0</text:p>
          </table:table-cell>
          <table:table-cell office:value-type="float" office:value="27.57383874704513">
            <text:p>27.5738387470451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150031</text:p>
          </table:table-cell>
          <table:table-cell office:value-type="string">
            <text:p>MCSSA014341</text:p>
          </table:table-cell>
          <table:table-cell office:value-type="float" office:value="2.168698268501241">
            <text:p>2.168698268501241</text:p>
          </table:table-cell>
          <table:table-cell office:value-type="float" office:value="13.000000000000002">
            <text:p>13.000000000000002</text:p>
          </table:table-cell>
          <table:table-cell office:value-type="float" office:value="3.2500000000000004">
            <text:p>3.2500000000000004</text:p>
          </table:table-cell>
          <table:table-cell office:value-type="float" office:value="2.0849511342475404">
            <text:p>2.084951134247540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50031</text:p>
          </table:table-cell>
          <table:table-cell office:value-type="string">
            <text:p>MCSSA004885</text:p>
          </table:table-cell>
          <table:table-cell office:value-type="float" office:value="1.188176230040448">
            <text:p>1.188176230040448</text:p>
          </table:table-cell>
          <table:table-cell office:value-type="float" office:value="13.000000000000002">
            <text:p>13.000000000000002</text:p>
          </table:table-cell>
          <table:table-cell office:value-type="float" office:value="3.2500000000000004">
            <text:p>3.2500000000000004</text:p>
          </table:table-cell>
          <table:table-cell office:value-type="float" office:value="2.0849511342475404">
            <text:p>2.084951134247540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50031</text:p>
          </table:table-cell>
          <table:table-cell office:value-type="string">
            <text:p>MCSSA008525</text:p>
          </table:table-cell>
          <table:table-cell office:value-type="float" office:value="2.9469780931410816">
            <text:p>2.9469780931410816</text:p>
          </table:table-cell>
          <table:table-cell office:value-type="float" office:value="13.000000000000002">
            <text:p>13.000000000000002</text:p>
          </table:table-cell>
          <table:table-cell office:value-type="float" office:value="3.2500000000000004">
            <text:p>3.2500000000000004</text:p>
          </table:table-cell>
          <table:table-cell office:value-type="float" office:value="2.0849511342475404">
            <text:p>2.084951134247540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50031</text:p>
          </table:table-cell>
          <table:table-cell office:value-type="string">
            <text:p>MCSSA008542</text:p>
          </table:table-cell>
          <table:table-cell office:value-type="float" office:value="6.696147408317231">
            <text:p>6.696147408317231</text:p>
          </table:table-cell>
          <table:table-cell office:value-type="float" office:value="13.000000000000002">
            <text:p>13.000000000000002</text:p>
          </table:table-cell>
          <table:table-cell office:value-type="float" office:value="3.2500000000000004">
            <text:p>3.2500000000000004</text:p>
          </table:table-cell>
          <table:table-cell office:value-type="float" office:value="2.0849511342475404">
            <text:p>2.084951134247540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066</text:p>
          </table:table-cell>
          <table:table-cell office:value-type="string">
            <text:p>MCSSA007755</text:p>
          </table:table-cell>
          <table:table-cell office:value-type="float" office:value="432.76466813474394">
            <text:p>432.76466813474394</text:p>
          </table:table-cell>
          <table:table-cell office:value-type="float" office:value="1172.0">
            <text:p>1172.0</text:p>
          </table:table-cell>
          <table:table-cell office:value-type="float" office:value="293.0">
            <text:p>293.0</text:p>
          </table:table-cell>
          <table:table-cell office:value-type="float" office:value="165.22780386626792">
            <text:p>165.2278038662679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066</text:p>
          </table:table-cell>
          <table:table-cell office:value-type="string">
            <text:p>MCSSA009336</text:p>
          </table:table-cell>
          <table:table-cell office:value-type="float" office:value="477.4788666114273">
            <text:p>477.4788666114273</text:p>
          </table:table-cell>
          <table:table-cell office:value-type="float" office:value="1172.0">
            <text:p>1172.0</text:p>
          </table:table-cell>
          <table:table-cell office:value-type="float" office:value="293.0">
            <text:p>293.0</text:p>
          </table:table-cell>
          <table:table-cell office:value-type="float" office:value="165.22780386626792">
            <text:p>165.2278038662679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066</text:p>
          </table:table-cell>
          <table:table-cell office:value-type="string">
            <text:p>MCSSA010222</text:p>
          </table:table-cell>
          <table:table-cell office:value-type="float" office:value="91.71601177261445">
            <text:p>91.71601177261445</text:p>
          </table:table-cell>
          <table:table-cell office:value-type="float" office:value="1172.0">
            <text:p>1172.0</text:p>
          </table:table-cell>
          <table:table-cell office:value-type="float" office:value="293.0">
            <text:p>293.0</text:p>
          </table:table-cell>
          <table:table-cell office:value-type="float" office:value="165.22780386626792">
            <text:p>165.2278038662679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066</text:p>
          </table:table-cell>
          <table:table-cell office:value-type="string">
            <text:p>MCSSA015950</text:p>
          </table:table-cell>
          <table:table-cell office:value-type="float" office:value="170.04045348121434">
            <text:p>170.04045348121434</text:p>
          </table:table-cell>
          <table:table-cell office:value-type="float" office:value="1172.0">
            <text:p>1172.0</text:p>
          </table:table-cell>
          <table:table-cell office:value-type="float" office:value="293.0">
            <text:p>293.0</text:p>
          </table:table-cell>
          <table:table-cell office:value-type="float" office:value="165.22780386626792">
            <text:p>165.2278038662679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060083</text:p>
          </table:table-cell>
          <table:table-cell office:value-type="string">
            <text:p>MCSSA007731</text:p>
          </table:table-cell>
          <table:table-cell office:value-type="float" office:value="650.8191158824533">
            <text:p>650.8191158824533</text:p>
          </table:table-cell>
          <table:table-cell office:value-type="float" office:value="1208.0">
            <text:p>1208.0</text:p>
          </table:table-cell>
          <table:table-cell office:value-type="float" office:value="402.6666666666667">
            <text:p>402.6666666666667</text:p>
          </table:table-cell>
          <table:table-cell office:value-type="float" office:value="192.69252918526422">
            <text:p>192.6925291852642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060083</text:p>
          </table:table-cell>
          <table:table-cell office:value-type="string">
            <text:p>MCSSA007755</text:p>
          </table:table-cell>
          <table:table-cell office:value-type="float" office:value="181.0666620516608">
            <text:p>181.0666620516608</text:p>
          </table:table-cell>
          <table:table-cell office:value-type="float" office:value="1208.0">
            <text:p>1208.0</text:p>
          </table:table-cell>
          <table:table-cell office:value-type="float" office:value="402.6666666666667">
            <text:p>402.6666666666667</text:p>
          </table:table-cell>
          <table:table-cell office:value-type="float" office:value="192.69252918526422">
            <text:p>192.6925291852642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060083</text:p>
          </table:table-cell>
          <table:table-cell office:value-type="string">
            <text:p>MCSSA007871</text:p>
          </table:table-cell>
          <table:table-cell office:value-type="float" office:value="376.1142220658858">
            <text:p>376.1142220658858</text:p>
          </table:table-cell>
          <table:table-cell office:value-type="float" office:value="1208.0">
            <text:p>1208.0</text:p>
          </table:table-cell>
          <table:table-cell office:value-type="float" office:value="402.6666666666667">
            <text:p>402.6666666666667</text:p>
          </table:table-cell>
          <table:table-cell office:value-type="float" office:value="192.69252918526422">
            <text:p>192.6925291852642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50012</text:p>
          </table:table-cell>
          <table:table-cell office:value-type="string">
            <text:p>MCSSA004902</text:p>
          </table:table-cell>
          <table:table-cell office:value-type="float" office:value="3.4008212768546358">
            <text:p>3.4008212768546358</text:p>
          </table:table-cell>
          <table:table-cell office:value-type="float" office:value="19.0">
            <text:p>19.0</text:p>
          </table:table-cell>
          <table:table-cell office:value-type="float" office:value="6.333333333333333">
            <text:p>6.333333333333333</text:p>
          </table:table-cell>
          <table:table-cell office:value-type="float" office:value="5.66478660369726">
            <text:p>5.66478660369726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50012</text:p>
          </table:table-cell>
          <table:table-cell office:value-type="string">
            <text:p>MCSSA008554</text:p>
          </table:table-cell>
          <table:table-cell office:value-type="float" office:value="1.343197902166181">
            <text:p>1.343197902166181</text:p>
          </table:table-cell>
          <table:table-cell office:value-type="float" office:value="19.0">
            <text:p>19.0</text:p>
          </table:table-cell>
          <table:table-cell office:value-type="float" office:value="6.333333333333333">
            <text:p>6.333333333333333</text:p>
          </table:table-cell>
          <table:table-cell office:value-type="float" office:value="5.66478660369726">
            <text:p>5.66478660369726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50012</text:p>
          </table:table-cell>
          <table:table-cell office:value-type="string">
            <text:p>MCSSA018494</text:p>
          </table:table-cell>
          <table:table-cell office:value-type="float" office:value="14.255980820979184">
            <text:p>14.255980820979184</text:p>
          </table:table-cell>
          <table:table-cell office:value-type="float" office:value="19.0">
            <text:p>19.0</text:p>
          </table:table-cell>
          <table:table-cell office:value-type="float" office:value="6.333333333333333">
            <text:p>6.333333333333333</text:p>
          </table:table-cell>
          <table:table-cell office:value-type="float" office:value="5.66478660369726">
            <text:p>5.66478660369726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50013</text:p>
          </table:table-cell>
          <table:table-cell office:value-type="string">
            <text:p>MCSSA004856</text:p>
          </table:table-cell>
          <table:table-cell office:value-type="float" office:value="0.3424716745461553">
            <text:p>0.3424716745461553</text:p>
          </table:table-cell>
          <table:table-cell office:value-type="float" office:value="2.0">
            <text:p>2.0</text:p>
          </table:table-cell>
          <table:table-cell office:value-type="float" office:value="0.6666666666666666">
            <text:p>0.6666666666666666</text:p>
          </table:table-cell>
          <table:table-cell office:value-type="float" office:value="0.24818585304627094">
            <text:p>0.2481858530462709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50013</text:p>
          </table:table-cell>
          <table:table-cell office:value-type="string">
            <text:p>MCSSA008525</text:p>
          </table:table-cell>
          <table:table-cell office:value-type="float" office:value="0.712284414309251">
            <text:p>0.712284414309251</text:p>
          </table:table-cell>
          <table:table-cell office:value-type="float" office:value="2.0">
            <text:p>2.0</text:p>
          </table:table-cell>
          <table:table-cell office:value-type="float" office:value="0.6666666666666666">
            <text:p>0.6666666666666666</text:p>
          </table:table-cell>
          <table:table-cell office:value-type="float" office:value="0.24818585304627094">
            <text:p>0.2481858530462709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50013</text:p>
          </table:table-cell>
          <table:table-cell office:value-type="string">
            <text:p>MCSSA018062</text:p>
          </table:table-cell>
          <table:table-cell office:value-type="float" office:value="0.9452439111445936">
            <text:p>0.9452439111445936</text:p>
          </table:table-cell>
          <table:table-cell office:value-type="float" office:value="2.0">
            <text:p>2.0</text:p>
          </table:table-cell>
          <table:table-cell office:value-type="float" office:value="0.6666666666666666">
            <text:p>0.6666666666666666</text:p>
          </table:table-cell>
          <table:table-cell office:value-type="float" office:value="0.24818585304627094">
            <text:p>0.2481858530462709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50016</text:p>
          </table:table-cell>
          <table:table-cell office:value-type="string">
            <text:p>MCSSA003770</text:p>
          </table:table-cell>
          <table:table-cell office:value-type="float" office:value="1.0726917993699656">
            <text:p>1.0726917993699656</text:p>
          </table:table-cell>
          <table:table-cell office:value-type="float" office:value="11.0">
            <text:p>11.0</text:p>
          </table:table-cell>
          <table:table-cell office:value-type="float" office:value="2.2">
            <text:p>2.2</text:p>
          </table:table-cell>
          <table:table-cell office:value-type="float" office:value="0.8676512911951637">
            <text:p>0.8676512911951637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50016</text:p>
          </table:table-cell>
          <table:table-cell office:value-type="string">
            <text:p>MCSSA004902</text:p>
          </table:table-cell>
          <table:table-cell office:value-type="float" office:value="2.996635198884963">
            <text:p>2.996635198884963</text:p>
          </table:table-cell>
          <table:table-cell office:value-type="float" office:value="11.0">
            <text:p>11.0</text:p>
          </table:table-cell>
          <table:table-cell office:value-type="float" office:value="2.2">
            <text:p>2.2</text:p>
          </table:table-cell>
          <table:table-cell office:value-type="float" office:value="0.8676512911951637">
            <text:p>0.8676512911951637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50016</text:p>
          </table:table-cell>
          <table:table-cell office:value-type="string">
            <text:p>MCSSA008542</text:p>
          </table:table-cell>
          <table:table-cell office:value-type="float" office:value="3.18845662027008">
            <text:p>3.18845662027008</text:p>
          </table:table-cell>
          <table:table-cell office:value-type="float" office:value="11.0">
            <text:p>11.0</text:p>
          </table:table-cell>
          <table:table-cell office:value-type="float" office:value="2.2">
            <text:p>2.2</text:p>
          </table:table-cell>
          <table:table-cell office:value-type="float" office:value="0.8676512911951637">
            <text:p>0.8676512911951637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50016</text:p>
          </table:table-cell>
          <table:table-cell office:value-type="string">
            <text:p>MCSSA008554</text:p>
          </table:table-cell>
          <table:table-cell office:value-type="float" office:value="1.2943689681692336">
            <text:p>1.2943689681692336</text:p>
          </table:table-cell>
          <table:table-cell office:value-type="float" office:value="11.0">
            <text:p>11.0</text:p>
          </table:table-cell>
          <table:table-cell office:value-type="float" office:value="2.2">
            <text:p>2.2</text:p>
          </table:table-cell>
          <table:table-cell office:value-type="float" office:value="0.8676512911951637">
            <text:p>0.8676512911951637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50016</text:p>
          </table:table-cell>
          <table:table-cell office:value-type="string">
            <text:p>MCSSA018494</text:p>
          </table:table-cell>
          <table:table-cell office:value-type="float" office:value="2.447847413305758">
            <text:p>2.447847413305758</text:p>
          </table:table-cell>
          <table:table-cell office:value-type="float" office:value="11.0">
            <text:p>11.0</text:p>
          </table:table-cell>
          <table:table-cell office:value-type="float" office:value="2.2">
            <text:p>2.2</text:p>
          </table:table-cell>
          <table:table-cell office:value-type="float" office:value="0.8676512911951637">
            <text:p>0.8676512911951637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50019</text:p>
          </table:table-cell>
          <table:table-cell office:value-type="string">
            <text:p>MCSSA008554</text:p>
          </table:table-cell>
          <table:table-cell office:value-type="float" office:value="4.810043519198781">
            <text:p>4.810043519198781</text:p>
          </table:table-cell>
          <table:table-cell office:value-type="float" office:value="15.0">
            <text:p>15.0</text:p>
          </table:table-cell>
          <table:table-cell office:value-type="float" office:value="7.5">
            <text:p>7.5</text:p>
          </table:table-cell>
          <table:table-cell office:value-type="float" office:value="2.6899564808012193">
            <text:p>2.689956480801219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150019</text:p>
          </table:table-cell>
          <table:table-cell office:value-type="string">
            <text:p>MCSSA018494</text:p>
          </table:table-cell>
          <table:table-cell office:value-type="float" office:value="10.18995648080122">
            <text:p>10.18995648080122</text:p>
          </table:table-cell>
          <table:table-cell office:value-type="float" office:value="15.0">
            <text:p>15.0</text:p>
          </table:table-cell>
          <table:table-cell office:value-type="float" office:value="7.5">
            <text:p>7.5</text:p>
          </table:table-cell>
          <table:table-cell office:value-type="float" office:value="2.6899564808012193">
            <text:p>2.689956480801219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150021</text:p>
          </table:table-cell>
          <table:table-cell office:value-type="string">
            <text:p>MCSSA003741</text:p>
          </table:table-cell>
          <table:table-cell office:value-type="float" office:value="3.0260217451943956">
            <text:p>3.0260217451943956</text:p>
          </table:table-cell>
          <table:table-cell office:value-type="float" office:value="17.0">
            <text:p>17.0</text:p>
          </table:table-cell>
          <table:table-cell office:value-type="float" office:value="4.25">
            <text:p>4.25</text:p>
          </table:table-cell>
          <table:table-cell office:value-type="float" office:value="1.7297148205669994">
            <text:p>1.729714820566999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50021</text:p>
          </table:table-cell>
          <table:table-cell office:value-type="string">
            <text:p>MCSSA003770</text:p>
          </table:table-cell>
          <table:table-cell office:value-type="float" office:value="3.28957998337085">
            <text:p>3.28957998337085</text:p>
          </table:table-cell>
          <table:table-cell office:value-type="float" office:value="17.0">
            <text:p>17.0</text:p>
          </table:table-cell>
          <table:table-cell office:value-type="float" office:value="4.25">
            <text:p>4.25</text:p>
          </table:table-cell>
          <table:table-cell office:value-type="float" office:value="1.7297148205669994">
            <text:p>1.729714820566999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50021</text:p>
          </table:table-cell>
          <table:table-cell office:value-type="string">
            <text:p>MCSSA014341</text:p>
          </table:table-cell>
          <table:table-cell office:value-type="float" office:value="3.4499351264874245">
            <text:p>3.4499351264874245</text:p>
          </table:table-cell>
          <table:table-cell office:value-type="float" office:value="17.0">
            <text:p>17.0</text:p>
          </table:table-cell>
          <table:table-cell office:value-type="float" office:value="4.25">
            <text:p>4.25</text:p>
          </table:table-cell>
          <table:table-cell office:value-type="float" office:value="1.7297148205669994">
            <text:p>1.729714820566999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50021</text:p>
          </table:table-cell>
          <table:table-cell office:value-type="string">
            <text:p>MCSSA008542</text:p>
          </table:table-cell>
          <table:table-cell office:value-type="float" office:value="7.23446314494733">
            <text:p>7.23446314494733</text:p>
          </table:table-cell>
          <table:table-cell office:value-type="float" office:value="17.0">
            <text:p>17.0</text:p>
          </table:table-cell>
          <table:table-cell office:value-type="float" office:value="4.25">
            <text:p>4.25</text:p>
          </table:table-cell>
          <table:table-cell office:value-type="float" office:value="1.7297148205669994">
            <text:p>1.729714820566999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80079</text:p>
          </table:table-cell>
          <table:table-cell office:value-type="string">
            <text:p>MCSSA008706</text:p>
          </table:table-cell>
          <table:table-cell office:value-type="float" office:value="34.576372357452684">
            <text:p>34.576372357452684</text:p>
          </table:table-cell>
          <table:table-cell office:value-type="float" office:value="63.0">
            <text:p>63.0</text:p>
          </table:table-cell>
          <table:table-cell office:value-type="float" office:value="21.0">
            <text:p>21.0</text:p>
          </table:table-cell>
          <table:table-cell office:value-type="float" office:value="10.160671036147177">
            <text:p>10.160671036147177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80079</text:p>
          </table:table-cell>
          <table:table-cell office:value-type="string">
            <text:p>MCSSA009406</text:p>
          </table:table-cell>
          <table:table-cell office:value-type="float" office:value="10.134996549669964">
            <text:p>10.134996549669964</text:p>
          </table:table-cell>
          <table:table-cell office:value-type="float" office:value="63.0">
            <text:p>63.0</text:p>
          </table:table-cell>
          <table:table-cell office:value-type="float" office:value="21.0">
            <text:p>21.0</text:p>
          </table:table-cell>
          <table:table-cell office:value-type="float" office:value="10.160671036147177">
            <text:p>10.160671036147177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80079</text:p>
          </table:table-cell>
          <table:table-cell office:value-type="string">
            <text:p>MCSSA018535</text:p>
          </table:table-cell>
          <table:table-cell office:value-type="float" office:value="18.288631092877356">
            <text:p>18.288631092877356</text:p>
          </table:table-cell>
          <table:table-cell office:value-type="float" office:value="63.0">
            <text:p>63.0</text:p>
          </table:table-cell>
          <table:table-cell office:value-type="float" office:value="21.0">
            <text:p>21.0</text:p>
          </table:table-cell>
          <table:table-cell office:value-type="float" office:value="10.160671036147177">
            <text:p>10.160671036147177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80085</text:p>
          </table:table-cell>
          <table:table-cell office:value-type="string">
            <text:p>MCSSA008740</text:p>
          </table:table-cell>
          <table:table-cell office:value-type="float" office:value="24.768072698251395">
            <text:p>24.768072698251395</text:p>
          </table:table-cell>
          <table:table-cell office:value-type="float" office:value="67.0">
            <text:p>67.0</text:p>
          </table:table-cell>
          <table:table-cell office:value-type="float" office:value="13.4">
            <text:p>13.4</text:p>
          </table:table-cell>
          <table:table-cell office:value-type="float" office:value="6.753868050679174">
            <text:p>6.75386805067917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80085</text:p>
          </table:table-cell>
          <table:table-cell office:value-type="string">
            <text:p>MCSSA008764</text:p>
          </table:table-cell>
          <table:table-cell office:value-type="float" office:value="10.09797579775331">
            <text:p>10.09797579775331</text:p>
          </table:table-cell>
          <table:table-cell office:value-type="float" office:value="67.0">
            <text:p>67.0</text:p>
          </table:table-cell>
          <table:table-cell office:value-type="float" office:value="13.4">
            <text:p>13.4</text:p>
          </table:table-cell>
          <table:table-cell office:value-type="float" office:value="6.753868050679174">
            <text:p>6.75386805067917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80085</text:p>
          </table:table-cell>
          <table:table-cell office:value-type="string">
            <text:p>MCSSA010065</text:p>
          </table:table-cell>
          <table:table-cell office:value-type="float" office:value="8.072766905828722">
            <text:p>8.072766905828722</text:p>
          </table:table-cell>
          <table:table-cell office:value-type="float" office:value="67.0">
            <text:p>67.0</text:p>
          </table:table-cell>
          <table:table-cell office:value-type="float" office:value="13.4">
            <text:p>13.4</text:p>
          </table:table-cell>
          <table:table-cell office:value-type="float" office:value="6.753868050679174">
            <text:p>6.75386805067917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80085</text:p>
          </table:table-cell>
          <table:table-cell office:value-type="string">
            <text:p>MCSSA016044</text:p>
          </table:table-cell>
          <table:table-cell office:value-type="float" office:value="17.312980971960325">
            <text:p>17.312980971960325</text:p>
          </table:table-cell>
          <table:table-cell office:value-type="float" office:value="67.0">
            <text:p>67.0</text:p>
          </table:table-cell>
          <table:table-cell office:value-type="float" office:value="13.4">
            <text:p>13.4</text:p>
          </table:table-cell>
          <table:table-cell office:value-type="float" office:value="6.753868050679174">
            <text:p>6.75386805067917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80085</text:p>
          </table:table-cell>
          <table:table-cell office:value-type="string">
            <text:p>MCSSA016954</text:p>
          </table:table-cell>
          <table:table-cell office:value-type="float" office:value="6.7482036262062515">
            <text:p>6.7482036262062515</text:p>
          </table:table-cell>
          <table:table-cell office:value-type="float" office:value="67.0">
            <text:p>67.0</text:p>
          </table:table-cell>
          <table:table-cell office:value-type="float" office:value="13.4">
            <text:p>13.4</text:p>
          </table:table-cell>
          <table:table-cell office:value-type="float" office:value="6.753868050679174">
            <text:p>6.75386805067917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80096</text:p>
          </table:table-cell>
          <table:table-cell office:value-type="string">
            <text:p>MCSSA008694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1180104</text:p>
          </table:table-cell>
          <table:table-cell office:value-type="string">
            <text:p>MCSSA007813</text:p>
          </table:table-cell>
          <table:table-cell office:value-type="float" office:value="0.12268976209993698">
            <text:p>0.12268976209993698</text:p>
          </table:table-cell>
          <table:table-cell office:value-type="float" office:value="1.0">
            <text:p>1.0</text:p>
          </table:table-cell>
          <table:table-cell office:value-type="float" office:value="0.3333333333333333">
            <text:p>0.3333333333333333</text:p>
          </table:table-cell>
          <table:table-cell office:value-type="float" office:value="0.20881096075816">
            <text:p>0.20881096075816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80104</text:p>
          </table:table-cell>
          <table:table-cell office:value-type="string">
            <text:p>MCSSA008670</text:p>
          </table:table-cell>
          <table:table-cell office:value-type="float" office:value="0.25942066237806105">
            <text:p>0.25942066237806105</text:p>
          </table:table-cell>
          <table:table-cell office:value-type="float" office:value="1.0">
            <text:p>1.0</text:p>
          </table:table-cell>
          <table:table-cell office:value-type="float" office:value="0.3333333333333333">
            <text:p>0.3333333333333333</text:p>
          </table:table-cell>
          <table:table-cell office:value-type="float" office:value="0.20881096075816">
            <text:p>0.20881096075816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80104</text:p>
          </table:table-cell>
          <table:table-cell office:value-type="string">
            <text:p>MCSSA009411</text:p>
          </table:table-cell>
          <table:table-cell office:value-type="float" office:value="0.617889575522002">
            <text:p>0.617889575522002</text:p>
          </table:table-cell>
          <table:table-cell office:value-type="float" office:value="1.0">
            <text:p>1.0</text:p>
          </table:table-cell>
          <table:table-cell office:value-type="float" office:value="0.3333333333333333">
            <text:p>0.3333333333333333</text:p>
          </table:table-cell>
          <table:table-cell office:value-type="float" office:value="0.20881096075816">
            <text:p>0.20881096075816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80114</text:p>
          </table:table-cell>
          <table:table-cell office:value-type="string">
            <text:p>MCSSA000533</text:p>
          </table:table-cell>
          <table:table-cell office:value-type="float" office:value="4.571398980676231">
            <text:p>4.571398980676231</text:p>
          </table:table-cell>
          <table:table-cell office:value-type="float" office:value="42.00000000000001">
            <text:p>42.00000000000001</text:p>
          </table:table-cell>
          <table:table-cell office:value-type="float" office:value="10.500000000000002">
            <text:p>10.500000000000002</text:p>
          </table:table-cell>
          <table:table-cell office:value-type="float" office:value="8.136735401046062">
            <text:p>8.13673540104606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80114</text:p>
          </table:table-cell>
          <table:table-cell office:value-type="string">
            <text:p>MCSSA010876</text:p>
          </table:table-cell>
          <table:table-cell office:value-type="float" office:value="8.120299151731665">
            <text:p>8.120299151731665</text:p>
          </table:table-cell>
          <table:table-cell office:value-type="float" office:value="42.00000000000001">
            <text:p>42.00000000000001</text:p>
          </table:table-cell>
          <table:table-cell office:value-type="float" office:value="10.500000000000002">
            <text:p>10.500000000000002</text:p>
          </table:table-cell>
          <table:table-cell office:value-type="float" office:value="8.136735401046062">
            <text:p>8.13673540104606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80114</text:p>
          </table:table-cell>
          <table:table-cell office:value-type="string">
            <text:p>MCSSA008706</text:p>
          </table:table-cell>
          <table:table-cell office:value-type="float" office:value="24.388128173636193">
            <text:p>24.388128173636193</text:p>
          </table:table-cell>
          <table:table-cell office:value-type="float" office:value="42.00000000000001">
            <text:p>42.00000000000001</text:p>
          </table:table-cell>
          <table:table-cell office:value-type="float" office:value="10.500000000000002">
            <text:p>10.500000000000002</text:p>
          </table:table-cell>
          <table:table-cell office:value-type="float" office:value="8.136735401046062">
            <text:p>8.13673540104606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80114</text:p>
          </table:table-cell>
          <table:table-cell office:value-type="string">
            <text:p>MCSSA008723</text:p>
          </table:table-cell>
          <table:table-cell office:value-type="float" office:value="4.920173693955915">
            <text:p>4.920173693955915</text:p>
          </table:table-cell>
          <table:table-cell office:value-type="float" office:value="42.00000000000001">
            <text:p>42.00000000000001</text:p>
          </table:table-cell>
          <table:table-cell office:value-type="float" office:value="10.500000000000002">
            <text:p>10.500000000000002</text:p>
          </table:table-cell>
          <table:table-cell office:value-type="float" office:value="8.136735401046062">
            <text:p>8.13673540104606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80118</text:p>
          </table:table-cell>
          <table:table-cell office:value-type="string">
            <text:p>MCSSA000533</text:p>
          </table:table-cell>
          <table:table-cell office:value-type="float" office:value="1.1415102334314926">
            <text:p>1.1415102334314926</text:p>
          </table:table-cell>
          <table:table-cell office:value-type="float" office:value="3.0">
            <text:p>3.0</text:p>
          </table:table-cell>
          <table:table-cell office:value-type="float" office:value="1.5">
            <text:p>1.5</text:p>
          </table:table-cell>
          <table:table-cell office:value-type="float" office:value="0.3584897665685074">
            <text:p>0.3584897665685074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180118</text:p>
          </table:table-cell>
          <table:table-cell office:value-type="string">
            <text:p>MCSSA009411</text:p>
          </table:table-cell>
          <table:table-cell office:value-type="float" office:value="1.8584897665685074">
            <text:p>1.8584897665685074</text:p>
          </table:table-cell>
          <table:table-cell office:value-type="float" office:value="3.0">
            <text:p>3.0</text:p>
          </table:table-cell>
          <table:table-cell office:value-type="float" office:value="1.5">
            <text:p>1.5</text:p>
          </table:table-cell>
          <table:table-cell office:value-type="float" office:value="0.3584897665685074">
            <text:p>0.3584897665685074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180128</text:p>
          </table:table-cell>
          <table:table-cell office:value-type="string">
            <text:p>MCSSA008735</text:p>
          </table:table-cell>
          <table:table-cell office:value-type="float" office:value="7.4522475717974945">
            <text:p>7.4522475717974945</text:p>
          </table:table-cell>
          <table:table-cell office:value-type="float" office:value="12.0">
            <text:p>12.0</text:p>
          </table:table-cell>
          <table:table-cell office:value-type="float" office:value="4.0">
            <text:p>4.0</text:p>
          </table:table-cell>
          <table:table-cell office:value-type="float" office:value="2.5959545513674276">
            <text:p>2.5959545513674276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80128</text:p>
          </table:table-cell>
          <table:table-cell office:value-type="string">
            <text:p>MCSSA009406</text:p>
          </table:table-cell>
          <table:table-cell office:value-type="float" office:value="1.1922292863047455">
            <text:p>1.1922292863047455</text:p>
          </table:table-cell>
          <table:table-cell office:value-type="float" office:value="12.0">
            <text:p>12.0</text:p>
          </table:table-cell>
          <table:table-cell office:value-type="float" office:value="4.0">
            <text:p>4.0</text:p>
          </table:table-cell>
          <table:table-cell office:value-type="float" office:value="2.5959545513674276">
            <text:p>2.5959545513674276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80128</text:p>
          </table:table-cell>
          <table:table-cell office:value-type="string">
            <text:p>MCSSA018535</text:p>
          </table:table-cell>
          <table:table-cell office:value-type="float" office:value="3.3555231418977596">
            <text:p>3.3555231418977596</text:p>
          </table:table-cell>
          <table:table-cell office:value-type="float" office:value="12.0">
            <text:p>12.0</text:p>
          </table:table-cell>
          <table:table-cell office:value-type="float" office:value="4.0">
            <text:p>4.0</text:p>
          </table:table-cell>
          <table:table-cell office:value-type="float" office:value="2.5959545513674276">
            <text:p>2.5959545513674276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80135</text:p>
          </table:table-cell>
          <table:table-cell office:value-type="string">
            <text:p>MCSSA000603</text:p>
          </table:table-cell>
          <table:table-cell office:value-type="float" office:value="0.4530306245632923">
            <text:p>0.4530306245632923</text:p>
          </table:table-cell>
          <table:table-cell office:value-type="float" office:value="2.0000000000000004">
            <text:p>2.0000000000000004</text:p>
          </table:table-cell>
          <table:table-cell office:value-type="float" office:value="0.6666666666666669">
            <text:p>0.6666666666666669</text:p>
          </table:table-cell>
          <table:table-cell office:value-type="float" office:value="0.20117807025525852">
            <text:p>0.2011780702552585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80135</text:p>
          </table:table-cell>
          <table:table-cell office:value-type="string">
            <text:p>MCSSA007813</text:p>
          </table:table-cell>
          <table:table-cell office:value-type="float" office:value="0.6107620554164873">
            <text:p>0.6107620554164873</text:p>
          </table:table-cell>
          <table:table-cell office:value-type="float" office:value="2.0000000000000004">
            <text:p>2.0000000000000004</text:p>
          </table:table-cell>
          <table:table-cell office:value-type="float" office:value="0.6666666666666669">
            <text:p>0.6666666666666669</text:p>
          </table:table-cell>
          <table:table-cell office:value-type="float" office:value="0.20117807025525852">
            <text:p>0.2011780702552585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80135</text:p>
          </table:table-cell>
          <table:table-cell office:value-type="string">
            <text:p>MCSSA009411</text:p>
          </table:table-cell>
          <table:table-cell office:value-type="float" office:value="0.9362073200202207">
            <text:p>0.9362073200202207</text:p>
          </table:table-cell>
          <table:table-cell office:value-type="float" office:value="2.0000000000000004">
            <text:p>2.0000000000000004</text:p>
          </table:table-cell>
          <table:table-cell office:value-type="float" office:value="0.6666666666666669">
            <text:p>0.6666666666666669</text:p>
          </table:table-cell>
          <table:table-cell office:value-type="float" office:value="0.20117807025525852">
            <text:p>0.2011780702552585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50001</text:p>
          </table:table-cell>
          <table:table-cell office:value-type="string">
            <text:p>MCSSA004885</text:p>
          </table:table-cell>
          <table:table-cell office:value-type="float" office:value="25.766467003595594">
            <text:p>25.766467003595594</text:p>
          </table:table-cell>
          <table:table-cell office:value-type="float" office:value="437.99999999999994">
            <text:p>437.99999999999994</text:p>
          </table:table-cell>
          <table:table-cell office:value-type="float" office:value="109.49999999999999">
            <text:p>109.49999999999999</text:p>
          </table:table-cell>
          <table:table-cell office:value-type="float" office:value="109.71494859897246">
            <text:p>109.71494859897246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50001</text:p>
          </table:table-cell>
          <table:table-cell office:value-type="string">
            <text:p>MCSSA008525</text:p>
          </table:table-cell>
          <table:table-cell office:value-type="float" office:value="297.85511939425623">
            <text:p>297.85511939425623</text:p>
          </table:table-cell>
          <table:table-cell office:value-type="float" office:value="437.99999999999994">
            <text:p>437.99999999999994</text:p>
          </table:table-cell>
          <table:table-cell office:value-type="float" office:value="109.49999999999999">
            <text:p>109.49999999999999</text:p>
          </table:table-cell>
          <table:table-cell office:value-type="float" office:value="109.71494859897246">
            <text:p>109.71494859897246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50001</text:p>
          </table:table-cell>
          <table:table-cell office:value-type="string">
            <text:p>MCSSA008542</text:p>
          </table:table-cell>
          <table:table-cell office:value-type="float" office:value="66.87646812754375">
            <text:p>66.87646812754375</text:p>
          </table:table-cell>
          <table:table-cell office:value-type="float" office:value="437.99999999999994">
            <text:p>437.99999999999994</text:p>
          </table:table-cell>
          <table:table-cell office:value-type="float" office:value="109.49999999999999">
            <text:p>109.49999999999999</text:p>
          </table:table-cell>
          <table:table-cell office:value-type="float" office:value="109.71494859897246">
            <text:p>109.71494859897246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50001</text:p>
          </table:table-cell>
          <table:table-cell office:value-type="string">
            <text:p>MCSSA018062</text:p>
          </table:table-cell>
          <table:table-cell office:value-type="float" office:value="47.50194547460438">
            <text:p>47.50194547460438</text:p>
          </table:table-cell>
          <table:table-cell office:value-type="float" office:value="437.99999999999994">
            <text:p>437.99999999999994</text:p>
          </table:table-cell>
          <table:table-cell office:value-type="float" office:value="109.49999999999999">
            <text:p>109.49999999999999</text:p>
          </table:table-cell>
          <table:table-cell office:value-type="float" office:value="109.71494859897246">
            <text:p>109.71494859897246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50006</text:p>
          </table:table-cell>
          <table:table-cell office:value-type="string">
            <text:p>MCSSA003770</text:p>
          </table:table-cell>
          <table:table-cell office:value-type="float" office:value="10.730477972729656">
            <text:p>10.730477972729656</text:p>
          </table:table-cell>
          <table:table-cell office:value-type="float" office:value="212.0">
            <text:p>212.0</text:p>
          </table:table-cell>
          <table:table-cell office:value-type="float" office:value="53.0">
            <text:p>53.0</text:p>
          </table:table-cell>
          <table:table-cell office:value-type="float" office:value="66.05354006065976">
            <text:p>66.05354006065976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50006</text:p>
          </table:table-cell>
          <table:table-cell office:value-type="string">
            <text:p>MCSSA014341</text:p>
          </table:table-cell>
          <table:table-cell office:value-type="float" office:value="24.350070426777005">
            <text:p>24.350070426777005</text:p>
          </table:table-cell>
          <table:table-cell office:value-type="float" office:value="212.0">
            <text:p>212.0</text:p>
          </table:table-cell>
          <table:table-cell office:value-type="float" office:value="53.0">
            <text:p>53.0</text:p>
          </table:table-cell>
          <table:table-cell office:value-type="float" office:value="66.05354006065976">
            <text:p>66.05354006065976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50006</text:p>
          </table:table-cell>
          <table:table-cell office:value-type="string">
            <text:p>MCSSA004885</text:p>
          </table:table-cell>
          <table:table-cell office:value-type="float" office:value="9.94232214488231">
            <text:p>9.94232214488231</text:p>
          </table:table-cell>
          <table:table-cell office:value-type="float" office:value="212.0">
            <text:p>212.0</text:p>
          </table:table-cell>
          <table:table-cell office:value-type="float" office:value="53.0">
            <text:p>53.0</text:p>
          </table:table-cell>
          <table:table-cell office:value-type="float" office:value="66.05354006065976">
            <text:p>66.05354006065976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50006</text:p>
          </table:table-cell>
          <table:table-cell office:value-type="string">
            <text:p>MCSSA008542</text:p>
          </table:table-cell>
          <table:table-cell office:value-type="float" office:value="166.97712945561102">
            <text:p>166.97712945561102</text:p>
          </table:table-cell>
          <table:table-cell office:value-type="float" office:value="212.0">
            <text:p>212.0</text:p>
          </table:table-cell>
          <table:table-cell office:value-type="float" office:value="53.0">
            <text:p>53.0</text:p>
          </table:table-cell>
          <table:table-cell office:value-type="float" office:value="66.05354006065976">
            <text:p>66.05354006065976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80037</text:p>
          </table:table-cell>
          <table:table-cell office:value-type="string">
            <text:p>MCSSA000533</text:p>
          </table:table-cell>
          <table:table-cell office:value-type="float" office:value="2.8375431414546526">
            <text:p>2.8375431414546526</text:p>
          </table:table-cell>
          <table:table-cell office:value-type="float" office:value="13.0">
            <text:p>13.0</text:p>
          </table:table-cell>
          <table:table-cell office:value-type="float" office:value="3.25">
            <text:p>3.25</text:p>
          </table:table-cell>
          <table:table-cell office:value-type="float" office:value="1.2470187914035977">
            <text:p>1.2470187914035977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80037</text:p>
          </table:table-cell>
          <table:table-cell office:value-type="string">
            <text:p>MCSSA010876</text:p>
          </table:table-cell>
          <table:table-cell office:value-type="float" office:value="3.931666196696912">
            <text:p>3.931666196696912</text:p>
          </table:table-cell>
          <table:table-cell office:value-type="float" office:value="13.0">
            <text:p>13.0</text:p>
          </table:table-cell>
          <table:table-cell office:value-type="float" office:value="3.25">
            <text:p>3.25</text:p>
          </table:table-cell>
          <table:table-cell office:value-type="float" office:value="1.2470187914035977">
            <text:p>1.2470187914035977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80037</text:p>
          </table:table-cell>
          <table:table-cell office:value-type="string">
            <text:p>MCSSA008706</text:p>
          </table:table-cell>
          <table:table-cell office:value-type="float" office:value="4.781107966209852">
            <text:p>4.781107966209852</text:p>
          </table:table-cell>
          <table:table-cell office:value-type="float" office:value="13.0">
            <text:p>13.0</text:p>
          </table:table-cell>
          <table:table-cell office:value-type="float" office:value="3.25">
            <text:p>3.25</text:p>
          </table:table-cell>
          <table:table-cell office:value-type="float" office:value="1.2470187914035977">
            <text:p>1.2470187914035977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80037</text:p>
          </table:table-cell>
          <table:table-cell office:value-type="string">
            <text:p>MCSSA009406</text:p>
          </table:table-cell>
          <table:table-cell office:value-type="float" office:value="1.449682695638583">
            <text:p>1.449682695638583</text:p>
          </table:table-cell>
          <table:table-cell office:value-type="float" office:value="13.0">
            <text:p>13.0</text:p>
          </table:table-cell>
          <table:table-cell office:value-type="float" office:value="3.25">
            <text:p>3.25</text:p>
          </table:table-cell>
          <table:table-cell office:value-type="float" office:value="1.2470187914035977">
            <text:p>1.2470187914035977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80062</text:p>
          </table:table-cell>
          <table:table-cell office:value-type="string">
            <text:p>MCSSA008706</text:p>
          </table:table-cell>
          <table:table-cell office:value-type="float" office:value="18.884365377539375">
            <text:p>18.884365377539375</text:p>
          </table:table-cell>
          <table:table-cell office:value-type="float" office:value="54.0">
            <text:p>54.0</text:p>
          </table:table-cell>
          <table:table-cell office:value-type="float" office:value="27.0">
            <text:p>27.0</text:p>
          </table:table-cell>
          <table:table-cell office:value-type="float" office:value="8.115634622460625">
            <text:p>8.115634622460625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180062</text:p>
          </table:table-cell>
          <table:table-cell office:value-type="string">
            <text:p>MCSSA008723</text:p>
          </table:table-cell>
          <table:table-cell office:value-type="float" office:value="35.115634622460625">
            <text:p>35.115634622460625</text:p>
          </table:table-cell>
          <table:table-cell office:value-type="float" office:value="54.0">
            <text:p>54.0</text:p>
          </table:table-cell>
          <table:table-cell office:value-type="float" office:value="27.0">
            <text:p>27.0</text:p>
          </table:table-cell>
          <table:table-cell office:value-type="float" office:value="8.115634622460625">
            <text:p>8.115634622460625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180031</text:p>
          </table:table-cell>
          <table:table-cell office:value-type="string">
            <text:p>MCSSA008740</text:p>
          </table:table-cell>
          <table:table-cell office:value-type="float" office:value="6.527128726070764">
            <text:p>6.527128726070764</text:p>
          </table:table-cell>
          <table:table-cell office:value-type="float" office:value="19.0">
            <text:p>19.0</text:p>
          </table:table-cell>
          <table:table-cell office:value-type="float" office:value="3.1666666666666665">
            <text:p>3.1666666666666665</text:p>
          </table:table-cell>
          <table:table-cell office:value-type="float" office:value="1.9231775662219965">
            <text:p>1.9231775662219965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180031</text:p>
          </table:table-cell>
          <table:table-cell office:value-type="string">
            <text:p>MCSSA008752</text:p>
          </table:table-cell>
          <table:table-cell office:value-type="float" office:value="1.8295367521182964">
            <text:p>1.8295367521182964</text:p>
          </table:table-cell>
          <table:table-cell office:value-type="float" office:value="19.0">
            <text:p>19.0</text:p>
          </table:table-cell>
          <table:table-cell office:value-type="float" office:value="3.1666666666666665">
            <text:p>3.1666666666666665</text:p>
          </table:table-cell>
          <table:table-cell office:value-type="float" office:value="1.9231775662219965">
            <text:p>1.9231775662219965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180031</text:p>
          </table:table-cell>
          <table:table-cell office:value-type="string">
            <text:p>MCSSA008764</text:p>
          </table:table-cell>
          <table:table-cell office:value-type="float" office:value="4.865919144411389">
            <text:p>4.865919144411389</text:p>
          </table:table-cell>
          <table:table-cell office:value-type="float" office:value="19.0">
            <text:p>19.0</text:p>
          </table:table-cell>
          <table:table-cell office:value-type="float" office:value="3.1666666666666665">
            <text:p>3.1666666666666665</text:p>
          </table:table-cell>
          <table:table-cell office:value-type="float" office:value="1.9231775662219965">
            <text:p>1.9231775662219965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180031</text:p>
          </table:table-cell>
          <table:table-cell office:value-type="string">
            <text:p>MCSSA010065</text:p>
          </table:table-cell>
          <table:table-cell office:value-type="float" office:value="2.9552990974824005">
            <text:p>2.9552990974824005</text:p>
          </table:table-cell>
          <table:table-cell office:value-type="float" office:value="19.0">
            <text:p>19.0</text:p>
          </table:table-cell>
          <table:table-cell office:value-type="float" office:value="3.1666666666666665">
            <text:p>3.1666666666666665</text:p>
          </table:table-cell>
          <table:table-cell office:value-type="float" office:value="1.9231775662219965">
            <text:p>1.9231775662219965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180031</text:p>
          </table:table-cell>
          <table:table-cell office:value-type="string">
            <text:p>MCSSA016044</text:p>
          </table:table-cell>
          <table:table-cell office:value-type="float" office:value="1.325640882574453">
            <text:p>1.325640882574453</text:p>
          </table:table-cell>
          <table:table-cell office:value-type="float" office:value="19.0">
            <text:p>19.0</text:p>
          </table:table-cell>
          <table:table-cell office:value-type="float" office:value="3.1666666666666665">
            <text:p>3.1666666666666665</text:p>
          </table:table-cell>
          <table:table-cell office:value-type="float" office:value="1.9231775662219965">
            <text:p>1.9231775662219965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180031</text:p>
          </table:table-cell>
          <table:table-cell office:value-type="string">
            <text:p>MCSSA016954</text:p>
          </table:table-cell>
          <table:table-cell office:value-type="float" office:value="1.4964753973426956">
            <text:p>1.4964753973426956</text:p>
          </table:table-cell>
          <table:table-cell office:value-type="float" office:value="19.0">
            <text:p>19.0</text:p>
          </table:table-cell>
          <table:table-cell office:value-type="float" office:value="3.1666666666666665">
            <text:p>3.1666666666666665</text:p>
          </table:table-cell>
          <table:table-cell office:value-type="float" office:value="1.9231775662219965">
            <text:p>1.9231775662219965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180115</text:p>
          </table:table-cell>
          <table:table-cell office:value-type="string">
            <text:p>MCSSA000533</text:p>
          </table:table-cell>
          <table:table-cell office:value-type="float" office:value="19.225925930832414">
            <text:p>19.225925930832414</text:p>
          </table:table-cell>
          <table:table-cell office:value-type="float" office:value="102.0">
            <text:p>102.0</text:p>
          </table:table-cell>
          <table:table-cell office:value-type="float" office:value="25.5">
            <text:p>25.5</text:p>
          </table:table-cell>
          <table:table-cell office:value-type="float" office:value="14.223709247776771">
            <text:p>14.223709247776771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80115</text:p>
          </table:table-cell>
          <table:table-cell office:value-type="string">
            <text:p>MCSSA010876</text:p>
          </table:table-cell>
          <table:table-cell office:value-type="float" office:value="29.150437570265577">
            <text:p>29.150437570265577</text:p>
          </table:table-cell>
          <table:table-cell office:value-type="float" office:value="102.0">
            <text:p>102.0</text:p>
          </table:table-cell>
          <table:table-cell office:value-type="float" office:value="25.5">
            <text:p>25.5</text:p>
          </table:table-cell>
          <table:table-cell office:value-type="float" office:value="14.223709247776771">
            <text:p>14.223709247776771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80115</text:p>
          </table:table-cell>
          <table:table-cell office:value-type="string">
            <text:p>MCSSA008706</text:p>
          </table:table-cell>
          <table:table-cell office:value-type="float" office:value="46.21702611927513">
            <text:p>46.21702611927513</text:p>
          </table:table-cell>
          <table:table-cell office:value-type="float" office:value="102.0">
            <text:p>102.0</text:p>
          </table:table-cell>
          <table:table-cell office:value-type="float" office:value="25.5">
            <text:p>25.5</text:p>
          </table:table-cell>
          <table:table-cell office:value-type="float" office:value="14.223709247776771">
            <text:p>14.223709247776771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80115</text:p>
          </table:table-cell>
          <table:table-cell office:value-type="string">
            <text:p>MCSSA009406</text:p>
          </table:table-cell>
          <table:table-cell office:value-type="float" office:value="7.406610379626872">
            <text:p>7.406610379626872</text:p>
          </table:table-cell>
          <table:table-cell office:value-type="float" office:value="102.0">
            <text:p>102.0</text:p>
          </table:table-cell>
          <table:table-cell office:value-type="float" office:value="25.5">
            <text:p>25.5</text:p>
          </table:table-cell>
          <table:table-cell office:value-type="float" office:value="14.223709247776771">
            <text:p>14.223709247776771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80133</text:p>
          </table:table-cell>
          <table:table-cell office:value-type="string">
            <text:p>MCSSA007702</text:p>
          </table:table-cell>
          <table:table-cell office:value-type="float" office:value="1.3649602597385462">
            <text:p>1.3649602597385462</text:p>
          </table:table-cell>
          <table:table-cell office:value-type="float" office:value="15.999999999999998">
            <text:p>15.999999999999998</text:p>
          </table:table-cell>
          <table:table-cell office:value-type="float" office:value="2.6666666666666665">
            <text:p>2.6666666666666665</text:p>
          </table:table-cell>
          <table:table-cell office:value-type="float" office:value="1.3772839331046243">
            <text:p>1.3772839331046243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180133</text:p>
          </table:table-cell>
          <table:table-cell office:value-type="string">
            <text:p>MCSSA007714</text:p>
          </table:table-cell>
          <table:table-cell office:value-type="float" office:value="1.930860450504527">
            <text:p>1.930860450504527</text:p>
          </table:table-cell>
          <table:table-cell office:value-type="float" office:value="15.999999999999998">
            <text:p>15.999999999999998</text:p>
          </table:table-cell>
          <table:table-cell office:value-type="float" office:value="2.6666666666666665">
            <text:p>2.6666666666666665</text:p>
          </table:table-cell>
          <table:table-cell office:value-type="float" office:value="1.3772839331046243">
            <text:p>1.3772839331046243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180133</text:p>
          </table:table-cell>
          <table:table-cell office:value-type="string">
            <text:p>MCSSA007760</text:p>
          </table:table-cell>
          <table:table-cell office:value-type="float" office:value="5.420695448637984">
            <text:p>5.420695448637984</text:p>
          </table:table-cell>
          <table:table-cell office:value-type="float" office:value="15.999999999999998">
            <text:p>15.999999999999998</text:p>
          </table:table-cell>
          <table:table-cell office:value-type="float" office:value="2.6666666666666665">
            <text:p>2.6666666666666665</text:p>
          </table:table-cell>
          <table:table-cell office:value-type="float" office:value="1.3772839331046243">
            <text:p>1.3772839331046243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180133</text:p>
          </table:table-cell>
          <table:table-cell office:value-type="string">
            <text:p>MCSSA009324</text:p>
          </table:table-cell>
          <table:table-cell office:value-type="float" office:value="2.5372220409137873">
            <text:p>2.5372220409137873</text:p>
          </table:table-cell>
          <table:table-cell office:value-type="float" office:value="15.999999999999998">
            <text:p>15.999999999999998</text:p>
          </table:table-cell>
          <table:table-cell office:value-type="float" office:value="2.6666666666666665">
            <text:p>2.6666666666666665</text:p>
          </table:table-cell>
          <table:table-cell office:value-type="float" office:value="1.3772839331046243">
            <text:p>1.3772839331046243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180133</text:p>
          </table:table-cell>
          <table:table-cell office:value-type="string">
            <text:p>MCSSA008670</text:p>
          </table:table-cell>
          <table:table-cell office:value-type="float" office:value="3.2013394792602794">
            <text:p>3.2013394792602794</text:p>
          </table:table-cell>
          <table:table-cell office:value-type="float" office:value="15.999999999999998">
            <text:p>15.999999999999998</text:p>
          </table:table-cell>
          <table:table-cell office:value-type="float" office:value="2.6666666666666665">
            <text:p>2.6666666666666665</text:p>
          </table:table-cell>
          <table:table-cell office:value-type="float" office:value="1.3772839331046243">
            <text:p>1.3772839331046243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180133</text:p>
          </table:table-cell>
          <table:table-cell office:value-type="string">
            <text:p>MCSSA008735</text:p>
          </table:table-cell>
          <table:table-cell office:value-type="float" office:value="1.5449223209448755">
            <text:p>1.5449223209448755</text:p>
          </table:table-cell>
          <table:table-cell office:value-type="float" office:value="15.999999999999998">
            <text:p>15.999999999999998</text:p>
          </table:table-cell>
          <table:table-cell office:value-type="float" office:value="2.6666666666666665">
            <text:p>2.6666666666666665</text:p>
          </table:table-cell>
          <table:table-cell office:value-type="float" office:value="1.3772839331046243">
            <text:p>1.3772839331046243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180112</text:p>
          </table:table-cell>
          <table:table-cell office:value-type="string">
            <text:p>MCSSA000533</text:p>
          </table:table-cell>
          <table:table-cell office:value-type="float" office:value="4.8132794106763095">
            <text:p>4.8132794106763095</text:p>
          </table:table-cell>
          <table:table-cell office:value-type="float" office:value="32.0">
            <text:p>32.0</text:p>
          </table:table-cell>
          <table:table-cell office:value-type="float" office:value="10.666666666666666">
            <text:p>10.666666666666666</text:p>
          </table:table-cell>
          <table:table-cell office:value-type="float" office:value="5.4663407577001815">
            <text:p>5.466340757700181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80112</text:p>
          </table:table-cell>
          <table:table-cell office:value-type="string">
            <text:p>MCSSA010876</text:p>
          </table:table-cell>
          <table:table-cell office:value-type="float" office:value="9.22017894208812">
            <text:p>9.22017894208812</text:p>
          </table:table-cell>
          <table:table-cell office:value-type="float" office:value="32.0">
            <text:p>32.0</text:p>
          </table:table-cell>
          <table:table-cell office:value-type="float" office:value="10.666666666666666">
            <text:p>10.666666666666666</text:p>
          </table:table-cell>
          <table:table-cell office:value-type="float" office:value="5.4663407577001815">
            <text:p>5.466340757700181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80112</text:p>
          </table:table-cell>
          <table:table-cell office:value-type="string">
            <text:p>MCSSA008706</text:p>
          </table:table-cell>
          <table:table-cell office:value-type="float" office:value="17.96654164723557">
            <text:p>17.96654164723557</text:p>
          </table:table-cell>
          <table:table-cell office:value-type="float" office:value="32.0">
            <text:p>32.0</text:p>
          </table:table-cell>
          <table:table-cell office:value-type="float" office:value="10.666666666666666">
            <text:p>10.666666666666666</text:p>
          </table:table-cell>
          <table:table-cell office:value-type="float" office:value="5.4663407577001815">
            <text:p>5.466340757700181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80097</text:p>
          </table:table-cell>
          <table:table-cell office:value-type="string">
            <text:p>MCSSA007702</text:p>
          </table:table-cell>
          <table:table-cell office:value-type="float" office:value="1.1462610584700657">
            <text:p>1.1462610584700657</text:p>
          </table:table-cell>
          <table:table-cell office:value-type="float" office:value="19.000000000000004">
            <text:p>19.000000000000004</text:p>
          </table:table-cell>
          <table:table-cell office:value-type="float" office:value="3.1666666666666674">
            <text:p>3.1666666666666674</text:p>
          </table:table-cell>
          <table:table-cell office:value-type="float" office:value="1.6166990231287264">
            <text:p>1.616699023128726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180097</text:p>
          </table:table-cell>
          <table:table-cell office:value-type="string">
            <text:p>MCSSA007760</text:p>
          </table:table-cell>
          <table:table-cell office:value-type="float" office:value="3.5008872376774973">
            <text:p>3.5008872376774973</text:p>
          </table:table-cell>
          <table:table-cell office:value-type="float" office:value="19.000000000000004">
            <text:p>19.000000000000004</text:p>
          </table:table-cell>
          <table:table-cell office:value-type="float" office:value="3.1666666666666674">
            <text:p>3.1666666666666674</text:p>
          </table:table-cell>
          <table:table-cell office:value-type="float" office:value="1.6166990231287264">
            <text:p>1.616699023128726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180097</text:p>
          </table:table-cell>
          <table:table-cell office:value-type="string">
            <text:p>MCSSA009324</text:p>
          </table:table-cell>
          <table:table-cell office:value-type="float" office:value="2.824208894399711">
            <text:p>2.824208894399711</text:p>
          </table:table-cell>
          <table:table-cell office:value-type="float" office:value="19.000000000000004">
            <text:p>19.000000000000004</text:p>
          </table:table-cell>
          <table:table-cell office:value-type="float" office:value="3.1666666666666674">
            <text:p>3.1666666666666674</text:p>
          </table:table-cell>
          <table:table-cell office:value-type="float" office:value="1.6166990231287264">
            <text:p>1.616699023128726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180097</text:p>
          </table:table-cell>
          <table:table-cell office:value-type="string">
            <text:p>MCSSA008670</text:p>
          </table:table-cell>
          <table:table-cell office:value-type="float" office:value="6.412822197898167">
            <text:p>6.412822197898167</text:p>
          </table:table-cell>
          <table:table-cell office:value-type="float" office:value="19.000000000000004">
            <text:p>19.000000000000004</text:p>
          </table:table-cell>
          <table:table-cell office:value-type="float" office:value="3.1666666666666674">
            <text:p>3.1666666666666674</text:p>
          </table:table-cell>
          <table:table-cell office:value-type="float" office:value="1.6166990231287264">
            <text:p>1.616699023128726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180097</text:p>
          </table:table-cell>
          <table:table-cell office:value-type="string">
            <text:p>MCSSA008776</text:p>
          </table:table-cell>
          <table:table-cell office:value-type="float" office:value="2.3427586104368823">
            <text:p>2.3427586104368823</text:p>
          </table:table-cell>
          <table:table-cell office:value-type="float" office:value="19.000000000000004">
            <text:p>19.000000000000004</text:p>
          </table:table-cell>
          <table:table-cell office:value-type="float" office:value="3.1666666666666674">
            <text:p>3.1666666666666674</text:p>
          </table:table-cell>
          <table:table-cell office:value-type="float" office:value="1.6166990231287264">
            <text:p>1.616699023128726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180097</text:p>
          </table:table-cell>
          <table:table-cell office:value-type="string">
            <text:p>MCSSA009411</text:p>
          </table:table-cell>
          <table:table-cell office:value-type="float" office:value="2.7730620011176788">
            <text:p>2.7730620011176788</text:p>
          </table:table-cell>
          <table:table-cell office:value-type="float" office:value="19.000000000000004">
            <text:p>19.000000000000004</text:p>
          </table:table-cell>
          <table:table-cell office:value-type="float" office:value="3.1666666666666674">
            <text:p>3.1666666666666674</text:p>
          </table:table-cell>
          <table:table-cell office:value-type="float" office:value="1.6166990231287264">
            <text:p>1.6166990231287264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180013</text:p>
          </table:table-cell>
          <table:table-cell office:value-type="string">
            <text:p>MCSSA008723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1180017</text:p>
          </table:table-cell>
          <table:table-cell office:value-type="string">
            <text:p>MCSSA008740</text:p>
          </table:table-cell>
          <table:table-cell office:value-type="float" office:value="12.925703749492305">
            <text:p>12.925703749492305</text:p>
          </table:table-cell>
          <table:table-cell office:value-type="float" office:value="58.00000000000001">
            <text:p>58.00000000000001</text:p>
          </table:table-cell>
          <table:table-cell office:value-type="float" office:value="11.600000000000001">
            <text:p>11.600000000000001</text:p>
          </table:table-cell>
          <table:table-cell office:value-type="float" office:value="3.206125430834431">
            <text:p>3.206125430834431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80017</text:p>
          </table:table-cell>
          <table:table-cell office:value-type="string">
            <text:p>MCSSA008752</text:p>
          </table:table-cell>
          <table:table-cell office:value-type="float" office:value="8.44369743204863">
            <text:p>8.44369743204863</text:p>
          </table:table-cell>
          <table:table-cell office:value-type="float" office:value="58.00000000000001">
            <text:p>58.00000000000001</text:p>
          </table:table-cell>
          <table:table-cell office:value-type="float" office:value="11.600000000000001">
            <text:p>11.600000000000001</text:p>
          </table:table-cell>
          <table:table-cell office:value-type="float" office:value="3.206125430834431">
            <text:p>3.206125430834431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80017</text:p>
          </table:table-cell>
          <table:table-cell office:value-type="string">
            <text:p>MCSSA008764</text:p>
          </table:table-cell>
          <table:table-cell office:value-type="float" office:value="13.2670335663564">
            <text:p>13.2670335663564</text:p>
          </table:table-cell>
          <table:table-cell office:value-type="float" office:value="58.00000000000001">
            <text:p>58.00000000000001</text:p>
          </table:table-cell>
          <table:table-cell office:value-type="float" office:value="11.600000000000001">
            <text:p>11.600000000000001</text:p>
          </table:table-cell>
          <table:table-cell office:value-type="float" office:value="3.206125430834431">
            <text:p>3.206125430834431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80017</text:p>
          </table:table-cell>
          <table:table-cell office:value-type="string">
            <text:p>MCSSA010065</text:p>
          </table:table-cell>
          <table:table-cell office:value-type="float" office:value="15.976202688884921">
            <text:p>15.976202688884921</text:p>
          </table:table-cell>
          <table:table-cell office:value-type="float" office:value="58.00000000000001">
            <text:p>58.00000000000001</text:p>
          </table:table-cell>
          <table:table-cell office:value-type="float" office:value="11.600000000000001">
            <text:p>11.600000000000001</text:p>
          </table:table-cell>
          <table:table-cell office:value-type="float" office:value="3.206125430834431">
            <text:p>3.206125430834431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80017</text:p>
          </table:table-cell>
          <table:table-cell office:value-type="string">
            <text:p>MCSSA016044</text:p>
          </table:table-cell>
          <table:table-cell office:value-type="float" office:value="7.3873625632177395">
            <text:p>7.3873625632177395</text:p>
          </table:table-cell>
          <table:table-cell office:value-type="float" office:value="58.00000000000001">
            <text:p>58.00000000000001</text:p>
          </table:table-cell>
          <table:table-cell office:value-type="float" office:value="11.600000000000001">
            <text:p>11.600000000000001</text:p>
          </table:table-cell>
          <table:table-cell office:value-type="float" office:value="3.206125430834431">
            <text:p>3.206125430834431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80001</text:p>
          </table:table-cell>
          <table:table-cell office:value-type="string">
            <text:p>MCSSA008670</text:p>
          </table:table-cell>
          <table:table-cell office:value-type="float" office:value="314.2187296352526">
            <text:p>314.2187296352526</text:p>
          </table:table-cell>
          <table:table-cell office:value-type="float" office:value="475.0">
            <text:p>475.0</text:p>
          </table:table-cell>
          <table:table-cell office:value-type="float" office:value="158.33333333333334">
            <text:p>158.33333333333334</text:p>
          </table:table-cell>
          <table:table-cell office:value-type="float" office:value="117.99687651565917">
            <text:p>117.99687651565917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80001</text:p>
          </table:table-cell>
          <table:table-cell office:value-type="string">
            <text:p>MCSSA009406</text:p>
          </table:table-cell>
          <table:table-cell office:value-type="float" office:value="28.818339169662043">
            <text:p>28.818339169662043</text:p>
          </table:table-cell>
          <table:table-cell office:value-type="float" office:value="475.0">
            <text:p>475.0</text:p>
          </table:table-cell>
          <table:table-cell office:value-type="float" office:value="158.33333333333334">
            <text:p>158.33333333333334</text:p>
          </table:table-cell>
          <table:table-cell office:value-type="float" office:value="117.99687651565917">
            <text:p>117.99687651565917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80001</text:p>
          </table:table-cell>
          <table:table-cell office:value-type="string">
            <text:p>MCSSA009411</text:p>
          </table:table-cell>
          <table:table-cell office:value-type="float" office:value="131.96293119508536">
            <text:p>131.96293119508536</text:p>
          </table:table-cell>
          <table:table-cell office:value-type="float" office:value="475.0">
            <text:p>475.0</text:p>
          </table:table-cell>
          <table:table-cell office:value-type="float" office:value="158.33333333333334">
            <text:p>158.33333333333334</text:p>
          </table:table-cell>
          <table:table-cell office:value-type="float" office:value="117.99687651565917">
            <text:p>117.99687651565917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80136</text:p>
          </table:table-cell>
          <table:table-cell office:value-type="string">
            <text:p>MCSSA000603</text:p>
          </table:table-cell>
          <table:table-cell office:value-type="float" office:value="3.8297250807910688">
            <text:p>3.8297250807910688</text:p>
          </table:table-cell>
          <table:table-cell office:value-type="float" office:value="16.0">
            <text:p>16.0</text:p>
          </table:table-cell>
          <table:table-cell office:value-type="float" office:value="5.333333333333333">
            <text:p>5.333333333333333</text:p>
          </table:table-cell>
          <table:table-cell office:value-type="float" office:value="2.7691393273215463">
            <text:p>2.769139327321546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80136</text:p>
          </table:table-cell>
          <table:table-cell office:value-type="string">
            <text:p>MCSSA007813</text:p>
          </table:table-cell>
          <table:table-cell office:value-type="float" office:value="2.9535930182236094">
            <text:p>2.9535930182236094</text:p>
          </table:table-cell>
          <table:table-cell office:value-type="float" office:value="16.0">
            <text:p>16.0</text:p>
          </table:table-cell>
          <table:table-cell office:value-type="float" office:value="5.333333333333333">
            <text:p>5.333333333333333</text:p>
          </table:table-cell>
          <table:table-cell office:value-type="float" office:value="2.7691393273215463">
            <text:p>2.769139327321546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80136</text:p>
          </table:table-cell>
          <table:table-cell office:value-type="string">
            <text:p>MCSSA009411</text:p>
          </table:table-cell>
          <table:table-cell office:value-type="float" office:value="9.216681900985321">
            <text:p>9.216681900985321</text:p>
          </table:table-cell>
          <table:table-cell office:value-type="float" office:value="16.0">
            <text:p>16.0</text:p>
          </table:table-cell>
          <table:table-cell office:value-type="float" office:value="5.333333333333333">
            <text:p>5.333333333333333</text:p>
          </table:table-cell>
          <table:table-cell office:value-type="float" office:value="2.7691393273215463">
            <text:p>2.769139327321546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80081</text:p>
          </table:table-cell>
          <table:table-cell office:value-type="string">
            <text:p>MCSSA018535</text:p>
          </table:table-cell>
          <table:table-cell office:value-type="float" office:value="33.0">
            <text:p>33.0</text:p>
          </table:table-cell>
          <table:table-cell office:value-type="float" office:value="33.0">
            <text:p>33.0</text:p>
          </table:table-cell>
          <table:table-cell office:value-type="float" office:value="33.0">
            <text:p>33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1180082</text:p>
          </table:table-cell>
          <table:table-cell office:value-type="string">
            <text:p>MCSSA008740</text:p>
          </table:table-cell>
          <table:table-cell office:value-type="float" office:value="14.937846351541008">
            <text:p>14.937846351541008</text:p>
          </table:table-cell>
          <table:table-cell office:value-type="float" office:value="62.00000000000001">
            <text:p>62.00000000000001</text:p>
          </table:table-cell>
          <table:table-cell office:value-type="float" office:value="12.400000000000002">
            <text:p>12.400000000000002</text:p>
          </table:table-cell>
          <table:table-cell office:value-type="float" office:value="4.453527490362921">
            <text:p>4.453527490362921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80082</text:p>
          </table:table-cell>
          <table:table-cell office:value-type="string">
            <text:p>MCSSA008752</text:p>
          </table:table-cell>
          <table:table-cell office:value-type="float" office:value="20.022522351015354">
            <text:p>20.022522351015354</text:p>
          </table:table-cell>
          <table:table-cell office:value-type="float" office:value="62.00000000000001">
            <text:p>62.00000000000001</text:p>
          </table:table-cell>
          <table:table-cell office:value-type="float" office:value="12.400000000000002">
            <text:p>12.400000000000002</text:p>
          </table:table-cell>
          <table:table-cell office:value-type="float" office:value="4.453527490362921">
            <text:p>4.453527490362921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80082</text:p>
          </table:table-cell>
          <table:table-cell office:value-type="string">
            <text:p>MCSSA008764</text:p>
          </table:table-cell>
          <table:table-cell office:value-type="float" office:value="9.39119266269109">
            <text:p>9.39119266269109</text:p>
          </table:table-cell>
          <table:table-cell office:value-type="float" office:value="62.00000000000001">
            <text:p>62.00000000000001</text:p>
          </table:table-cell>
          <table:table-cell office:value-type="float" office:value="12.400000000000002">
            <text:p>12.400000000000002</text:p>
          </table:table-cell>
          <table:table-cell office:value-type="float" office:value="4.453527490362921">
            <text:p>4.453527490362921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80082</text:p>
          </table:table-cell>
          <table:table-cell office:value-type="string">
            <text:p>MCSSA010065</text:p>
          </table:table-cell>
          <table:table-cell office:value-type="float" office:value="8.842764772866449">
            <text:p>8.842764772866449</text:p>
          </table:table-cell>
          <table:table-cell office:value-type="float" office:value="62.00000000000001">
            <text:p>62.00000000000001</text:p>
          </table:table-cell>
          <table:table-cell office:value-type="float" office:value="12.400000000000002">
            <text:p>12.400000000000002</text:p>
          </table:table-cell>
          <table:table-cell office:value-type="float" office:value="4.453527490362921">
            <text:p>4.453527490362921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80082</text:p>
          </table:table-cell>
          <table:table-cell office:value-type="string">
            <text:p>MCSSA016954</text:p>
          </table:table-cell>
          <table:table-cell office:value-type="float" office:value="8.805673861886097">
            <text:p>8.805673861886097</text:p>
          </table:table-cell>
          <table:table-cell office:value-type="float" office:value="62.00000000000001">
            <text:p>62.00000000000001</text:p>
          </table:table-cell>
          <table:table-cell office:value-type="float" office:value="12.400000000000002">
            <text:p>12.400000000000002</text:p>
          </table:table-cell>
          <table:table-cell office:value-type="float" office:value="4.453527490362921">
            <text:p>4.453527490362921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80129</text:p>
          </table:table-cell>
          <table:table-cell office:value-type="string">
            <text:p>MCSSA007813</text:p>
          </table:table-cell>
          <table:table-cell office:value-type="float" office:value="1.3448585231270935">
            <text:p>1.3448585231270935</text:p>
          </table:table-cell>
          <table:table-cell office:value-type="float" office:value="25.999999999999996">
            <text:p>25.999999999999996</text:p>
          </table:table-cell>
          <table:table-cell office:value-type="float" office:value="8.666666666666666">
            <text:p>8.666666666666666</text:p>
          </table:table-cell>
          <table:table-cell office:value-type="float" office:value="7.898993811235332">
            <text:p>7.89899381123533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80129</text:p>
          </table:table-cell>
          <table:table-cell office:value-type="string">
            <text:p>MCSSA008670</text:p>
          </table:table-cell>
          <table:table-cell office:value-type="float" office:value="5.021101072667673">
            <text:p>5.021101072667673</text:p>
          </table:table-cell>
          <table:table-cell office:value-type="float" office:value="25.999999999999996">
            <text:p>25.999999999999996</text:p>
          </table:table-cell>
          <table:table-cell office:value-type="float" office:value="8.666666666666666">
            <text:p>8.666666666666666</text:p>
          </table:table-cell>
          <table:table-cell office:value-type="float" office:value="7.898993811235332">
            <text:p>7.89899381123533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80129</text:p>
          </table:table-cell>
          <table:table-cell office:value-type="string">
            <text:p>MCSSA009411</text:p>
          </table:table-cell>
          <table:table-cell office:value-type="float" office:value="19.63404040420523">
            <text:p>19.63404040420523</text:p>
          </table:table-cell>
          <table:table-cell office:value-type="float" office:value="25.999999999999996">
            <text:p>25.999999999999996</text:p>
          </table:table-cell>
          <table:table-cell office:value-type="float" office:value="8.666666666666666">
            <text:p>8.666666666666666</text:p>
          </table:table-cell>
          <table:table-cell office:value-type="float" office:value="7.898993811235332">
            <text:p>7.89899381123533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80138</text:p>
          </table:table-cell>
          <table:table-cell office:value-type="string">
            <text:p>MCSSA008735</text:p>
          </table:table-cell>
          <table:table-cell office:value-type="float" office:value="1.8738713141748624">
            <text:p>1.8738713141748624</text:p>
          </table:table-cell>
          <table:table-cell office:value-type="float" office:value="8.0">
            <text:p>8.0</text:p>
          </table:table-cell>
          <table:table-cell office:value-type="float" office:value="4.0">
            <text:p>4.0</text:p>
          </table:table-cell>
          <table:table-cell office:value-type="float" office:value="2.1261286858251376">
            <text:p>2.126128685825137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180138</text:p>
          </table:table-cell>
          <table:table-cell office:value-type="string">
            <text:p>MCSSA018535</text:p>
          </table:table-cell>
          <table:table-cell office:value-type="float" office:value="6.126128685825138">
            <text:p>6.126128685825138</text:p>
          </table:table-cell>
          <table:table-cell office:value-type="float" office:value="8.0">
            <text:p>8.0</text:p>
          </table:table-cell>
          <table:table-cell office:value-type="float" office:value="4.0">
            <text:p>4.0</text:p>
          </table:table-cell>
          <table:table-cell office:value-type="float" office:value="2.1261286858251376">
            <text:p>2.126128685825137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180025</text:p>
          </table:table-cell>
          <table:table-cell office:value-type="string">
            <text:p>MCSSA008735</text:p>
          </table:table-cell>
          <table:table-cell office:value-type="float" office:value="15.256439909068815">
            <text:p>15.256439909068815</text:p>
          </table:table-cell>
          <table:table-cell office:value-type="float" office:value="41.0">
            <text:p>41.0</text:p>
          </table:table-cell>
          <table:table-cell office:value-type="float" office:value="13.666666666666666">
            <text:p>13.666666666666666</text:p>
          </table:table-cell>
          <table:table-cell office:value-type="float" office:value="7.169794755241869">
            <text:p>7.169794755241869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80025</text:p>
          </table:table-cell>
          <table:table-cell office:value-type="string">
            <text:p>MCSSA009406</text:p>
          </table:table-cell>
          <table:table-cell office:value-type="float" office:value="4.199214045327725">
            <text:p>4.199214045327725</text:p>
          </table:table-cell>
          <table:table-cell office:value-type="float" office:value="41.0">
            <text:p>41.0</text:p>
          </table:table-cell>
          <table:table-cell office:value-type="float" office:value="13.666666666666666">
            <text:p>13.666666666666666</text:p>
          </table:table-cell>
          <table:table-cell office:value-type="float" office:value="7.169794755241869">
            <text:p>7.169794755241869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80025</text:p>
          </table:table-cell>
          <table:table-cell office:value-type="string">
            <text:p>MCSSA018535</text:p>
          </table:table-cell>
          <table:table-cell office:value-type="float" office:value="21.54434604560346">
            <text:p>21.54434604560346</text:p>
          </table:table-cell>
          <table:table-cell office:value-type="float" office:value="41.0">
            <text:p>41.0</text:p>
          </table:table-cell>
          <table:table-cell office:value-type="float" office:value="13.666666666666666">
            <text:p>13.666666666666666</text:p>
          </table:table-cell>
          <table:table-cell office:value-type="float" office:value="7.169794755241869">
            <text:p>7.169794755241869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80075</text:p>
          </table:table-cell>
          <table:table-cell office:value-type="string">
            <text:p>MCSSA008723</text:p>
          </table:table-cell>
          <table:table-cell office:value-type="float" office:value="31.636794497765475">
            <text:p>31.636794497765475</text:p>
          </table:table-cell>
          <table:table-cell office:value-type="float" office:value="68.0">
            <text:p>68.0</text:p>
          </table:table-cell>
          <table:table-cell office:value-type="float" office:value="34.0">
            <text:p>34.0</text:p>
          </table:table-cell>
          <table:table-cell office:value-type="float" office:value="2.3632055022345266">
            <text:p>2.363205502234526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180075</text:p>
          </table:table-cell>
          <table:table-cell office:value-type="string">
            <text:p>MCSSA018535</text:p>
          </table:table-cell>
          <table:table-cell office:value-type="float" office:value="36.36320550223453">
            <text:p>36.36320550223453</text:p>
          </table:table-cell>
          <table:table-cell office:value-type="float" office:value="68.0">
            <text:p>68.0</text:p>
          </table:table-cell>
          <table:table-cell office:value-type="float" office:value="34.0">
            <text:p>34.0</text:p>
          </table:table-cell>
          <table:table-cell office:value-type="float" office:value="2.3632055022345266">
            <text:p>2.363205502234526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180087</text:p>
          </table:table-cell>
          <table:table-cell office:value-type="string">
            <text:p>MCSSA008740</text:p>
          </table:table-cell>
          <table:table-cell office:value-type="float" office:value="28.527072797138977">
            <text:p>28.527072797138977</text:p>
          </table:table-cell>
          <table:table-cell office:value-type="float" office:value="252.00000000000003">
            <text:p>252.00000000000003</text:p>
          </table:table-cell>
          <table:table-cell office:value-type="float" office:value="42.00000000000001">
            <text:p>42.00000000000001</text:p>
          </table:table-cell>
          <table:table-cell office:value-type="float" office:value="41.59399220450071">
            <text:p>41.59399220450071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180087</text:p>
          </table:table-cell>
          <table:table-cell office:value-type="string">
            <text:p>MCSSA008752</text:p>
          </table:table-cell>
          <table:table-cell office:value-type="float" office:value="9.994796791176022">
            <text:p>9.994796791176022</text:p>
          </table:table-cell>
          <table:table-cell office:value-type="float" office:value="252.00000000000003">
            <text:p>252.00000000000003</text:p>
          </table:table-cell>
          <table:table-cell office:value-type="float" office:value="42.00000000000001">
            <text:p>42.00000000000001</text:p>
          </table:table-cell>
          <table:table-cell office:value-type="float" office:value="41.59399220450071">
            <text:p>41.59399220450071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180087</text:p>
          </table:table-cell>
          <table:table-cell office:value-type="string">
            <text:p>MCSSA008764</text:p>
          </table:table-cell>
          <table:table-cell office:value-type="float" office:value="124.113962562098">
            <text:p>124.113962562098</text:p>
          </table:table-cell>
          <table:table-cell office:value-type="float" office:value="252.00000000000003">
            <text:p>252.00000000000003</text:p>
          </table:table-cell>
          <table:table-cell office:value-type="float" office:value="42.00000000000001">
            <text:p>42.00000000000001</text:p>
          </table:table-cell>
          <table:table-cell office:value-type="float" office:value="41.59399220450071">
            <text:p>41.59399220450071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180087</text:p>
          </table:table-cell>
          <table:table-cell office:value-type="string">
            <text:p>MCSSA010065</text:p>
          </table:table-cell>
          <table:table-cell office:value-type="float" office:value="65.85806273942127">
            <text:p>65.85806273942127</text:p>
          </table:table-cell>
          <table:table-cell office:value-type="float" office:value="252.00000000000003">
            <text:p>252.00000000000003</text:p>
          </table:table-cell>
          <table:table-cell office:value-type="float" office:value="42.00000000000001">
            <text:p>42.00000000000001</text:p>
          </table:table-cell>
          <table:table-cell office:value-type="float" office:value="41.59399220450071">
            <text:p>41.59399220450071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180087</text:p>
          </table:table-cell>
          <table:table-cell office:value-type="string">
            <text:p>MCSSA016044</text:p>
          </table:table-cell>
          <table:table-cell office:value-type="float" office:value="7.700728505988447">
            <text:p>7.700728505988447</text:p>
          </table:table-cell>
          <table:table-cell office:value-type="float" office:value="252.00000000000003">
            <text:p>252.00000000000003</text:p>
          </table:table-cell>
          <table:table-cell office:value-type="float" office:value="42.00000000000001">
            <text:p>42.00000000000001</text:p>
          </table:table-cell>
          <table:table-cell office:value-type="float" office:value="41.59399220450071">
            <text:p>41.59399220450071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180087</text:p>
          </table:table-cell>
          <table:table-cell office:value-type="string">
            <text:p>MCSSA016954</text:p>
          </table:table-cell>
          <table:table-cell office:value-type="float" office:value="15.805376604177308">
            <text:p>15.805376604177308</text:p>
          </table:table-cell>
          <table:table-cell office:value-type="float" office:value="252.00000000000003">
            <text:p>252.00000000000003</text:p>
          </table:table-cell>
          <table:table-cell office:value-type="float" office:value="42.00000000000001">
            <text:p>42.00000000000001</text:p>
          </table:table-cell>
          <table:table-cell office:value-type="float" office:value="41.59399220450071">
            <text:p>41.59399220450071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1180134</text:p>
          </table:table-cell>
          <table:table-cell office:value-type="string">
            <text:p>MCSSA000603</text:p>
          </table:table-cell>
          <table:table-cell office:value-type="float" office:value="58.90460600947146">
            <text:p>58.90460600947146</text:p>
          </table:table-cell>
          <table:table-cell office:value-type="float" office:value="161.99999999999997">
            <text:p>161.99999999999997</text:p>
          </table:table-cell>
          <table:table-cell office:value-type="float" office:value="40.49999999999999">
            <text:p>40.49999999999999</text:p>
          </table:table-cell>
          <table:table-cell office:value-type="float" office:value="13.662825534365902">
            <text:p>13.66282553436590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80134</text:p>
          </table:table-cell>
          <table:table-cell office:value-type="string">
            <text:p>MCSSA018745</text:p>
          </table:table-cell>
          <table:table-cell office:value-type="float" office:value="39.60385227982171">
            <text:p>39.60385227982171</text:p>
          </table:table-cell>
          <table:table-cell office:value-type="float" office:value="161.99999999999997">
            <text:p>161.99999999999997</text:p>
          </table:table-cell>
          <table:table-cell office:value-type="float" office:value="40.49999999999999">
            <text:p>40.49999999999999</text:p>
          </table:table-cell>
          <table:table-cell office:value-type="float" office:value="13.662825534365902">
            <text:p>13.66282553436590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80134</text:p>
          </table:table-cell>
          <table:table-cell office:value-type="string">
            <text:p>MCSSA007813</text:p>
          </table:table-cell>
          <table:table-cell office:value-type="float" office:value="20.47888247843517">
            <text:p>20.47888247843517</text:p>
          </table:table-cell>
          <table:table-cell office:value-type="float" office:value="161.99999999999997">
            <text:p>161.99999999999997</text:p>
          </table:table-cell>
          <table:table-cell office:value-type="float" office:value="40.49999999999999">
            <text:p>40.49999999999999</text:p>
          </table:table-cell>
          <table:table-cell office:value-type="float" office:value="13.662825534365902">
            <text:p>13.66282553436590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80134</text:p>
          </table:table-cell>
          <table:table-cell office:value-type="string">
            <text:p>MCSSA009411</text:p>
          </table:table-cell>
          <table:table-cell office:value-type="float" office:value="43.01265923227164">
            <text:p>43.01265923227164</text:p>
          </table:table-cell>
          <table:table-cell office:value-type="float" office:value="161.99999999999997">
            <text:p>161.99999999999997</text:p>
          </table:table-cell>
          <table:table-cell office:value-type="float" office:value="40.49999999999999">
            <text:p>40.49999999999999</text:p>
          </table:table-cell>
          <table:table-cell office:value-type="float" office:value="13.662825534365902">
            <text:p>13.66282553436590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80014</text:p>
          </table:table-cell>
          <table:table-cell office:value-type="string">
            <text:p>MCSSA008740</text:p>
          </table:table-cell>
          <table:table-cell office:value-type="float" office:value="45.50502345503333">
            <text:p>45.50502345503333</text:p>
          </table:table-cell>
          <table:table-cell office:value-type="float" office:value="246.0">
            <text:p>246.0</text:p>
          </table:table-cell>
          <table:table-cell office:value-type="float" office:value="49.2">
            <text:p>49.2</text:p>
          </table:table-cell>
          <table:table-cell office:value-type="float" office:value="32.9885319080997">
            <text:p>32.9885319080997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80014</text:p>
          </table:table-cell>
          <table:table-cell office:value-type="string">
            <text:p>MCSSA008752</text:p>
          </table:table-cell>
          <table:table-cell office:value-type="float" office:value="19.632100175085505">
            <text:p>19.632100175085505</text:p>
          </table:table-cell>
          <table:table-cell office:value-type="float" office:value="246.0">
            <text:p>246.0</text:p>
          </table:table-cell>
          <table:table-cell office:value-type="float" office:value="49.2">
            <text:p>49.2</text:p>
          </table:table-cell>
          <table:table-cell office:value-type="float" office:value="32.9885319080997">
            <text:p>32.9885319080997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80014</text:p>
          </table:table-cell>
          <table:table-cell office:value-type="string">
            <text:p>MCSSA008764</text:p>
          </table:table-cell>
          <table:table-cell office:value-type="float" office:value="107.03797280485327">
            <text:p>107.03797280485327</text:p>
          </table:table-cell>
          <table:table-cell office:value-type="float" office:value="246.0">
            <text:p>246.0</text:p>
          </table:table-cell>
          <table:table-cell office:value-type="float" office:value="49.2">
            <text:p>49.2</text:p>
          </table:table-cell>
          <table:table-cell office:value-type="float" office:value="32.9885319080997">
            <text:p>32.9885319080997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80014</text:p>
          </table:table-cell>
          <table:table-cell office:value-type="string">
            <text:p>MCSSA016044</text:p>
          </table:table-cell>
          <table:table-cell office:value-type="float" office:value="15.62743528069403">
            <text:p>15.62743528069403</text:p>
          </table:table-cell>
          <table:table-cell office:value-type="float" office:value="246.0">
            <text:p>246.0</text:p>
          </table:table-cell>
          <table:table-cell office:value-type="float" office:value="49.2">
            <text:p>49.2</text:p>
          </table:table-cell>
          <table:table-cell office:value-type="float" office:value="32.9885319080997">
            <text:p>32.9885319080997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80014</text:p>
          </table:table-cell>
          <table:table-cell office:value-type="string">
            <text:p>MCSSA016954</text:p>
          </table:table-cell>
          <table:table-cell office:value-type="float" office:value="58.19746828433388">
            <text:p>58.19746828433388</text:p>
          </table:table-cell>
          <table:table-cell office:value-type="float" office:value="246.0">
            <text:p>246.0</text:p>
          </table:table-cell>
          <table:table-cell office:value-type="float" office:value="49.2">
            <text:p>49.2</text:p>
          </table:table-cell>
          <table:table-cell office:value-type="float" office:value="32.9885319080997">
            <text:p>32.9885319080997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80053</text:p>
          </table:table-cell>
          <table:table-cell office:value-type="string">
            <text:p>MCSSA000533</text:p>
          </table:table-cell>
          <table:table-cell office:value-type="float" office:value="36.736548873330236">
            <text:p>36.736548873330236</text:p>
          </table:table-cell>
          <table:table-cell office:value-type="float" office:value="453.0">
            <text:p>453.0</text:p>
          </table:table-cell>
          <table:table-cell office:value-type="float" office:value="113.25">
            <text:p>113.25</text:p>
          </table:table-cell>
          <table:table-cell office:value-type="float" office:value="121.11594894526608">
            <text:p>121.11594894526608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80053</text:p>
          </table:table-cell>
          <table:table-cell office:value-type="string">
            <text:p>MCSSA010876</text:p>
          </table:table-cell>
          <table:table-cell office:value-type="float" office:value="63.54969087313465">
            <text:p>63.54969087313465</text:p>
          </table:table-cell>
          <table:table-cell office:value-type="float" office:value="453.0">
            <text:p>453.0</text:p>
          </table:table-cell>
          <table:table-cell office:value-type="float" office:value="113.25">
            <text:p>113.25</text:p>
          </table:table-cell>
          <table:table-cell office:value-type="float" office:value="121.11594894526608">
            <text:p>121.11594894526608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80053</text:p>
          </table:table-cell>
          <table:table-cell office:value-type="string">
            <text:p>MCSSA008706</text:p>
          </table:table-cell>
          <table:table-cell office:value-type="float" office:value="321.93659503643744">
            <text:p>321.93659503643744</text:p>
          </table:table-cell>
          <table:table-cell office:value-type="float" office:value="453.0">
            <text:p>453.0</text:p>
          </table:table-cell>
          <table:table-cell office:value-type="float" office:value="113.25">
            <text:p>113.25</text:p>
          </table:table-cell>
          <table:table-cell office:value-type="float" office:value="121.11594894526608">
            <text:p>121.11594894526608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80053</text:p>
          </table:table-cell>
          <table:table-cell office:value-type="string">
            <text:p>MCSSA008723</text:p>
          </table:table-cell>
          <table:table-cell office:value-type="float" office:value="30.777165217097657">
            <text:p>30.777165217097657</text:p>
          </table:table-cell>
          <table:table-cell office:value-type="float" office:value="453.0">
            <text:p>453.0</text:p>
          </table:table-cell>
          <table:table-cell office:value-type="float" office:value="113.25">
            <text:p>113.25</text:p>
          </table:table-cell>
          <table:table-cell office:value-type="float" office:value="121.11594894526608">
            <text:p>121.11594894526608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80054</text:p>
          </table:table-cell>
          <table:table-cell office:value-type="string">
            <text:p>MCSSA008735</text:p>
          </table:table-cell>
          <table:table-cell office:value-type="float" office:value="129.88859357021863">
            <text:p>129.88859357021863</text:p>
          </table:table-cell>
          <table:table-cell office:value-type="float" office:value="249.99999999999994">
            <text:p>249.99999999999994</text:p>
          </table:table-cell>
          <table:table-cell office:value-type="float" office:value="124.99999999999997">
            <text:p>124.99999999999997</text:p>
          </table:table-cell>
          <table:table-cell office:value-type="float" office:value="4.888593570218653">
            <text:p>4.88859357021865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180054</text:p>
          </table:table-cell>
          <table:table-cell office:value-type="string">
            <text:p>MCSSA018535</text:p>
          </table:table-cell>
          <table:table-cell office:value-type="float" office:value="120.11140642978133">
            <text:p>120.11140642978133</text:p>
          </table:table-cell>
          <table:table-cell office:value-type="float" office:value="249.99999999999994">
            <text:p>249.99999999999994</text:p>
          </table:table-cell>
          <table:table-cell office:value-type="float" office:value="124.99999999999997">
            <text:p>124.99999999999997</text:p>
          </table:table-cell>
          <table:table-cell office:value-type="float" office:value="4.888593570218653">
            <text:p>4.88859357021865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180058</text:p>
          </table:table-cell>
          <table:table-cell office:value-type="string">
            <text:p>MCSSA008735</text:p>
          </table:table-cell>
          <table:table-cell office:value-type="float" office:value="175.28768419959874">
            <text:p>175.28768419959874</text:p>
          </table:table-cell>
          <table:table-cell office:value-type="float" office:value="269.0">
            <text:p>269.0</text:p>
          </table:table-cell>
          <table:table-cell office:value-type="float" office:value="134.5">
            <text:p>134.5</text:p>
          </table:table-cell>
          <table:table-cell office:value-type="float" office:value="40.78768419959875">
            <text:p>40.78768419959875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180058</text:p>
          </table:table-cell>
          <table:table-cell office:value-type="string">
            <text:p>MCSSA009406</text:p>
          </table:table-cell>
          <table:table-cell office:value-type="float" office:value="93.71231580040124">
            <text:p>93.71231580040124</text:p>
          </table:table-cell>
          <table:table-cell office:value-type="float" office:value="269.0">
            <text:p>269.0</text:p>
          </table:table-cell>
          <table:table-cell office:value-type="float" office:value="134.5">
            <text:p>134.5</text:p>
          </table:table-cell>
          <table:table-cell office:value-type="float" office:value="40.78768419959875">
            <text:p>40.78768419959875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1180059</text:p>
          </table:table-cell>
          <table:table-cell office:value-type="string">
            <text:p>MCSSA000533</text:p>
          </table:table-cell>
          <table:table-cell office:value-type="float" office:value="53.95361178437545">
            <text:p>53.95361178437545</text:p>
          </table:table-cell>
          <table:table-cell office:value-type="float" office:value="171.00000000000003">
            <text:p>171.00000000000003</text:p>
          </table:table-cell>
          <table:table-cell office:value-type="float" office:value="57.00000000000001">
            <text:p>57.00000000000001</text:p>
          </table:table-cell>
          <table:table-cell office:value-type="float" office:value="5.306928712105354">
            <text:p>5.30692871210535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80059</text:p>
          </table:table-cell>
          <table:table-cell office:value-type="string">
            <text:p>MCSSA010876</text:p>
          </table:table-cell>
          <table:table-cell office:value-type="float" office:value="64.46330165421497">
            <text:p>64.46330165421497</text:p>
          </table:table-cell>
          <table:table-cell office:value-type="float" office:value="171.00000000000003">
            <text:p>171.00000000000003</text:p>
          </table:table-cell>
          <table:table-cell office:value-type="float" office:value="57.00000000000001">
            <text:p>57.00000000000001</text:p>
          </table:table-cell>
          <table:table-cell office:value-type="float" office:value="5.306928712105354">
            <text:p>5.30692871210535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80059</text:p>
          </table:table-cell>
          <table:table-cell office:value-type="string">
            <text:p>MCSSA009411</text:p>
          </table:table-cell>
          <table:table-cell office:value-type="float" office:value="52.5830865614096">
            <text:p>52.5830865614096</text:p>
          </table:table-cell>
          <table:table-cell office:value-type="float" office:value="171.00000000000003">
            <text:p>171.00000000000003</text:p>
          </table:table-cell>
          <table:table-cell office:value-type="float" office:value="57.00000000000001">
            <text:p>57.00000000000001</text:p>
          </table:table-cell>
          <table:table-cell office:value-type="float" office:value="5.306928712105354">
            <text:p>5.30692871210535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1180060</text:p>
          </table:table-cell>
          <table:table-cell office:value-type="string">
            <text:p>MCSSA007813</text:p>
          </table:table-cell>
          <table:table-cell office:value-type="float" office:value="21.44504541169686">
            <text:p>21.44504541169686</text:p>
          </table:table-cell>
          <table:table-cell office:value-type="float" office:value="498.0">
            <text:p>498.0</text:p>
          </table:table-cell>
          <table:table-cell office:value-type="float" office:value="124.5">
            <text:p>124.5</text:p>
          </table:table-cell>
          <table:table-cell office:value-type="float" office:value="87.79683132507074">
            <text:p>87.7968313250707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80060</text:p>
          </table:table-cell>
          <table:table-cell office:value-type="string">
            <text:p>MCSSA008670</text:p>
          </table:table-cell>
          <table:table-cell office:value-type="float" office:value="168.75938546642595">
            <text:p>168.75938546642595</text:p>
          </table:table-cell>
          <table:table-cell office:value-type="float" office:value="498.0">
            <text:p>498.0</text:p>
          </table:table-cell>
          <table:table-cell office:value-type="float" office:value="124.5">
            <text:p>124.5</text:p>
          </table:table-cell>
          <table:table-cell office:value-type="float" office:value="87.79683132507074">
            <text:p>87.7968313250707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80060</text:p>
          </table:table-cell>
          <table:table-cell office:value-type="string">
            <text:p>MCSSA008776</text:p>
          </table:table-cell>
          <table:table-cell office:value-type="float" office:value="62.99823004705204">
            <text:p>62.99823004705204</text:p>
          </table:table-cell>
          <table:table-cell office:value-type="float" office:value="498.0">
            <text:p>498.0</text:p>
          </table:table-cell>
          <table:table-cell office:value-type="float" office:value="124.5">
            <text:p>124.5</text:p>
          </table:table-cell>
          <table:table-cell office:value-type="float" office:value="87.79683132507074">
            <text:p>87.7968313250707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80060</text:p>
          </table:table-cell>
          <table:table-cell office:value-type="string">
            <text:p>MCSSA009411</text:p>
          </table:table-cell>
          <table:table-cell office:value-type="float" office:value="244.79733907482517">
            <text:p>244.79733907482517</text:p>
          </table:table-cell>
          <table:table-cell office:value-type="float" office:value="498.0">
            <text:p>498.0</text:p>
          </table:table-cell>
          <table:table-cell office:value-type="float" office:value="124.5">
            <text:p>124.5</text:p>
          </table:table-cell>
          <table:table-cell office:value-type="float" office:value="87.79683132507074">
            <text:p>87.79683132507074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1180064</text:p>
          </table:table-cell>
          <table:table-cell office:value-type="string">
            <text:p>MCSSA007702</text:p>
          </table:table-cell>
          <table:table-cell office:value-type="float" office:value="16.95738996543104">
            <text:p>16.95738996543104</text:p>
          </table:table-cell>
          <table:table-cell office:value-type="float" office:value="155.0">
            <text:p>155.0</text:p>
          </table:table-cell>
          <table:table-cell office:value-type="float" office:value="31.0">
            <text:p>31.0</text:p>
          </table:table-cell>
          <table:table-cell office:value-type="float" office:value="12.876144171194385">
            <text:p>12.87614417119438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80064</text:p>
          </table:table-cell>
          <table:table-cell office:value-type="string">
            <text:p>MCSSA007714</text:p>
          </table:table-cell>
          <table:table-cell office:value-type="float" office:value="47.38664403798197">
            <text:p>47.38664403798197</text:p>
          </table:table-cell>
          <table:table-cell office:value-type="float" office:value="155.0">
            <text:p>155.0</text:p>
          </table:table-cell>
          <table:table-cell office:value-type="float" office:value="31.0">
            <text:p>31.0</text:p>
          </table:table-cell>
          <table:table-cell office:value-type="float" office:value="12.876144171194385">
            <text:p>12.87614417119438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80064</text:p>
          </table:table-cell>
          <table:table-cell office:value-type="string">
            <text:p>MCSSA007760</text:p>
          </table:table-cell>
          <table:table-cell office:value-type="float" office:value="43.08941254768074">
            <text:p>43.08941254768074</text:p>
          </table:table-cell>
          <table:table-cell office:value-type="float" office:value="155.0">
            <text:p>155.0</text:p>
          </table:table-cell>
          <table:table-cell office:value-type="float" office:value="31.0">
            <text:p>31.0</text:p>
          </table:table-cell>
          <table:table-cell office:value-type="float" office:value="12.876144171194385">
            <text:p>12.87614417119438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80064</text:p>
          </table:table-cell>
          <table:table-cell office:value-type="string">
            <text:p>MCSSA009406</text:p>
          </table:table-cell>
          <table:table-cell office:value-type="float" office:value="16.268545899042667">
            <text:p>16.268545899042667</text:p>
          </table:table-cell>
          <table:table-cell office:value-type="float" office:value="155.0">
            <text:p>155.0</text:p>
          </table:table-cell>
          <table:table-cell office:value-type="float" office:value="31.0">
            <text:p>31.0</text:p>
          </table:table-cell>
          <table:table-cell office:value-type="float" office:value="12.876144171194385">
            <text:p>12.87614417119438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80064</text:p>
          </table:table-cell>
          <table:table-cell office:value-type="string">
            <text:p>MCSSA018535</text:p>
          </table:table-cell>
          <table:table-cell office:value-type="float" office:value="31.298007549863588">
            <text:p>31.298007549863588</text:p>
          </table:table-cell>
          <table:table-cell office:value-type="float" office:value="155.0">
            <text:p>155.0</text:p>
          </table:table-cell>
          <table:table-cell office:value-type="float" office:value="31.0">
            <text:p>31.0</text:p>
          </table:table-cell>
          <table:table-cell office:value-type="float" office:value="12.876144171194385">
            <text:p>12.876144171194385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80067</text:p>
          </table:table-cell>
          <table:table-cell office:value-type="string">
            <text:p>MCSSA008752</text:p>
          </table:table-cell>
          <table:table-cell office:value-type="float" office:value="22.663091180229777">
            <text:p>22.663091180229777</text:p>
          </table:table-cell>
          <table:table-cell office:value-type="float" office:value="106.0">
            <text:p>106.0</text:p>
          </table:table-cell>
          <table:table-cell office:value-type="float" office:value="21.2">
            <text:p>21.2</text:p>
          </table:table-cell>
          <table:table-cell office:value-type="float" office:value="8.626334530733237">
            <text:p>8.626334530733237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80067</text:p>
          </table:table-cell>
          <table:table-cell office:value-type="string">
            <text:p>MCSSA008764</text:p>
          </table:table-cell>
          <table:table-cell office:value-type="float" office:value="36.50557442744508">
            <text:p>36.50557442744508</text:p>
          </table:table-cell>
          <table:table-cell office:value-type="float" office:value="106.0">
            <text:p>106.0</text:p>
          </table:table-cell>
          <table:table-cell office:value-type="float" office:value="21.2">
            <text:p>21.2</text:p>
          </table:table-cell>
          <table:table-cell office:value-type="float" office:value="8.626334530733237">
            <text:p>8.626334530733237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80067</text:p>
          </table:table-cell>
          <table:table-cell office:value-type="string">
            <text:p>MCSSA010065</text:p>
          </table:table-cell>
          <table:table-cell office:value-type="float" office:value="20.70138369031352">
            <text:p>20.70138369031352</text:p>
          </table:table-cell>
          <table:table-cell office:value-type="float" office:value="106.0">
            <text:p>106.0</text:p>
          </table:table-cell>
          <table:table-cell office:value-type="float" office:value="21.2">
            <text:p>21.2</text:p>
          </table:table-cell>
          <table:table-cell office:value-type="float" office:value="8.626334530733237">
            <text:p>8.626334530733237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80067</text:p>
          </table:table-cell>
          <table:table-cell office:value-type="string">
            <text:p>MCSSA016044</text:p>
          </table:table-cell>
          <table:table-cell office:value-type="float" office:value="11.827816807991931">
            <text:p>11.827816807991931</text:p>
          </table:table-cell>
          <table:table-cell office:value-type="float" office:value="106.0">
            <text:p>106.0</text:p>
          </table:table-cell>
          <table:table-cell office:value-type="float" office:value="21.2">
            <text:p>21.2</text:p>
          </table:table-cell>
          <table:table-cell office:value-type="float" office:value="8.626334530733237">
            <text:p>8.626334530733237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1180067</text:p>
          </table:table-cell>
          <table:table-cell office:value-type="string">
            <text:p>MCSSA016954</text:p>
          </table:table-cell>
          <table:table-cell office:value-type="float" office:value="14.302133894019683">
            <text:p>14.302133894019683</text:p>
          </table:table-cell>
          <table:table-cell office:value-type="float" office:value="106.0">
            <text:p>106.0</text:p>
          </table:table-cell>
          <table:table-cell office:value-type="float" office:value="21.2">
            <text:p>21.2</text:p>
          </table:table-cell>
          <table:table-cell office:value-type="float" office:value="8.626334530733237">
            <text:p>8.626334530733237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050025</text:p>
          </table:table-cell>
          <table:table-cell office:value-type="string">
            <text:p>MCSSA000516</text:p>
          </table:table-cell>
          <table:table-cell office:value-type="float" office:value="42.09602880056109">
            <text:p>42.09602880056109</text:p>
          </table:table-cell>
          <table:table-cell office:value-type="float" office:value="46.0">
            <text:p>46.0</text:p>
          </table:table-cell>
          <table:table-cell office:value-type="float" office:value="23.0">
            <text:p>23.0</text:p>
          </table:table-cell>
          <table:table-cell office:value-type="float" office:value="19.096028800561093">
            <text:p>19.09602880056109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050025</text:p>
          </table:table-cell>
          <table:table-cell office:value-type="string">
            <text:p>MCSSA016044</text:p>
          </table:table-cell>
          <table:table-cell office:value-type="float" office:value="3.90397119943891">
            <text:p>3.90397119943891</text:p>
          </table:table-cell>
          <table:table-cell office:value-type="float" office:value="46.0">
            <text:p>46.0</text:p>
          </table:table-cell>
          <table:table-cell office:value-type="float" office:value="23.0">
            <text:p>23.0</text:p>
          </table:table-cell>
          <table:table-cell office:value-type="float" office:value="19.096028800561093">
            <text:p>19.09602880056109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050026</text:p>
          </table:table-cell>
          <table:table-cell office:value-type="string">
            <text:p>MCSSA000516</text:p>
          </table:table-cell>
          <table:table-cell office:value-type="float" office:value="2.80106578786501">
            <text:p>2.80106578786501</text:p>
          </table:table-cell>
          <table:table-cell office:value-type="float" office:value="7.000000000000001">
            <text:p>7.000000000000001</text:p>
          </table:table-cell>
          <table:table-cell office:value-type="float" office:value="3.5000000000000004">
            <text:p>3.5000000000000004</text:p>
          </table:table-cell>
          <table:table-cell office:value-type="float" office:value="0.6989342121349904">
            <text:p>0.6989342121349904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050026</text:p>
          </table:table-cell>
          <table:table-cell office:value-type="string">
            <text:p>MCSSA000550</text:p>
          </table:table-cell>
          <table:table-cell office:value-type="float" office:value="4.198934212134991">
            <text:p>4.198934212134991</text:p>
          </table:table-cell>
          <table:table-cell office:value-type="float" office:value="7.000000000000001">
            <text:p>7.000000000000001</text:p>
          </table:table-cell>
          <table:table-cell office:value-type="float" office:value="3.5000000000000004">
            <text:p>3.5000000000000004</text:p>
          </table:table-cell>
          <table:table-cell office:value-type="float" office:value="0.6989342121349904">
            <text:p>0.6989342121349904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050027</text:p>
          </table:table-cell>
          <table:table-cell office:value-type="string">
            <text:p>MCSSA000516</text:p>
          </table:table-cell>
          <table:table-cell office:value-type="float" office:value="26.705156309458204">
            <text:p>26.705156309458204</text:p>
          </table:table-cell>
          <table:table-cell office:value-type="float" office:value="49.99999999999999">
            <text:p>49.99999999999999</text:p>
          </table:table-cell>
          <table:table-cell office:value-type="float" office:value="16.666666666666664">
            <text:p>16.666666666666664</text:p>
          </table:table-cell>
          <table:table-cell office:value-type="float" office:value="7.252721962099135">
            <text:p>7.25272196209913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050027</text:p>
          </table:table-cell>
          <table:table-cell office:value-type="string">
            <text:p>MCSSA008752</text:p>
          </table:table-cell>
          <table:table-cell office:value-type="float" office:value="9.82409848998036">
            <text:p>9.82409848998036</text:p>
          </table:table-cell>
          <table:table-cell office:value-type="float" office:value="49.99999999999999">
            <text:p>49.99999999999999</text:p>
          </table:table-cell>
          <table:table-cell office:value-type="float" office:value="16.666666666666664">
            <text:p>16.666666666666664</text:p>
          </table:table-cell>
          <table:table-cell office:value-type="float" office:value="7.252721962099135">
            <text:p>7.25272196209913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050027</text:p>
          </table:table-cell>
          <table:table-cell office:value-type="string">
            <text:p>MCSSA016044</text:p>
          </table:table-cell>
          <table:table-cell office:value-type="float" office:value="13.470745200561431">
            <text:p>13.470745200561431</text:p>
          </table:table-cell>
          <table:table-cell office:value-type="float" office:value="49.99999999999999">
            <text:p>49.99999999999999</text:p>
          </table:table-cell>
          <table:table-cell office:value-type="float" office:value="16.666666666666664">
            <text:p>16.666666666666664</text:p>
          </table:table-cell>
          <table:table-cell office:value-type="float" office:value="7.252721962099135">
            <text:p>7.25272196209913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050033</text:p>
          </table:table-cell>
          <table:table-cell office:value-type="string">
            <text:p>MCSSA000405</text:p>
          </table:table-cell>
          <table:table-cell office:value-type="float" office:value="23.1373032892557">
            <text:p>23.1373032892557</text:p>
          </table:table-cell>
          <table:table-cell office:value-type="float" office:value="49.99999999999999">
            <text:p>49.99999999999999</text:p>
          </table:table-cell>
          <table:table-cell office:value-type="float" office:value="16.666666666666664">
            <text:p>16.666666666666664</text:p>
          </table:table-cell>
          <table:table-cell office:value-type="float" office:value="4.8005383050111465">
            <text:p>4.800538305011146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050033</text:p>
          </table:table-cell>
          <table:table-cell office:value-type="string">
            <text:p>MCSSA000550</text:p>
          </table:table-cell>
          <table:table-cell office:value-type="float" office:value="15.210645492060143">
            <text:p>15.210645492060143</text:p>
          </table:table-cell>
          <table:table-cell office:value-type="float" office:value="49.99999999999999">
            <text:p>49.99999999999999</text:p>
          </table:table-cell>
          <table:table-cell office:value-type="float" office:value="16.666666666666664">
            <text:p>16.666666666666664</text:p>
          </table:table-cell>
          <table:table-cell office:value-type="float" office:value="4.8005383050111465">
            <text:p>4.800538305011146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050033</text:p>
          </table:table-cell>
          <table:table-cell office:value-type="string">
            <text:p>MCSSA000562</text:p>
          </table:table-cell>
          <table:table-cell office:value-type="float" office:value="11.652051218684152">
            <text:p>11.652051218684152</text:p>
          </table:table-cell>
          <table:table-cell office:value-type="float" office:value="49.99999999999999">
            <text:p>49.99999999999999</text:p>
          </table:table-cell>
          <table:table-cell office:value-type="float" office:value="16.666666666666664">
            <text:p>16.666666666666664</text:p>
          </table:table-cell>
          <table:table-cell office:value-type="float" office:value="4.8005383050111465">
            <text:p>4.800538305011146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050038</text:p>
          </table:table-cell>
          <table:table-cell office:value-type="string">
            <text:p>MCSSA000405</text:p>
          </table:table-cell>
          <table:table-cell office:value-type="float" office:value="26.655105817938626">
            <text:p>26.655105817938626</text:p>
          </table:table-cell>
          <table:table-cell office:value-type="float" office:value="40.0">
            <text:p>40.0</text:p>
          </table:table-cell>
          <table:table-cell office:value-type="float" office:value="20.0">
            <text:p>20.0</text:p>
          </table:table-cell>
          <table:table-cell office:value-type="float" office:value="6.655105817938625">
            <text:p>6.655105817938625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050038</text:p>
          </table:table-cell>
          <table:table-cell office:value-type="string">
            <text:p>MCSSA000562</text:p>
          </table:table-cell>
          <table:table-cell office:value-type="float" office:value="13.344894182061376">
            <text:p>13.344894182061376</text:p>
          </table:table-cell>
          <table:table-cell office:value-type="float" office:value="40.0">
            <text:p>40.0</text:p>
          </table:table-cell>
          <table:table-cell office:value-type="float" office:value="20.0">
            <text:p>20.0</text:p>
          </table:table-cell>
          <table:table-cell office:value-type="float" office:value="6.655105817938625">
            <text:p>6.655105817938625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050043</text:p>
          </table:table-cell>
          <table:table-cell office:value-type="string">
            <text:p>MCSSA000463</text:p>
          </table:table-cell>
          <table:table-cell office:value-type="float" office:value="14.842295535498508">
            <text:p>14.842295535498508</text:p>
          </table:table-cell>
          <table:table-cell office:value-type="float" office:value="20.000000000000004">
            <text:p>20.000000000000004</text:p>
          </table:table-cell>
          <table:table-cell office:value-type="float" office:value="10.000000000000002">
            <text:p>10.000000000000002</text:p>
          </table:table-cell>
          <table:table-cell office:value-type="float" office:value="4.842295535498506">
            <text:p>4.84229553549850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050043</text:p>
          </table:table-cell>
          <table:table-cell office:value-type="string">
            <text:p>MCSSA006261</text:p>
          </table:table-cell>
          <table:table-cell office:value-type="float" office:value="5.157704464501495">
            <text:p>5.157704464501495</text:p>
          </table:table-cell>
          <table:table-cell office:value-type="float" office:value="20.000000000000004">
            <text:p>20.000000000000004</text:p>
          </table:table-cell>
          <table:table-cell office:value-type="float" office:value="10.000000000000002">
            <text:p>10.000000000000002</text:p>
          </table:table-cell>
          <table:table-cell office:value-type="float" office:value="4.842295535498506">
            <text:p>4.84229553549850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050019</text:p>
          </table:table-cell>
          <table:table-cell office:value-type="string">
            <text:p>MCSSA000586</text:p>
          </table:table-cell>
          <table:table-cell office:value-type="float" office:value="17.0">
            <text:p>17.0</text:p>
          </table:table-cell>
          <table:table-cell office:value-type="float" office:value="17.0">
            <text:p>17.0</text:p>
          </table:table-cell>
          <table:table-cell office:value-type="float" office:value="17.0">
            <text:p>17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050021</text:p>
          </table:table-cell>
          <table:table-cell office:value-type="string">
            <text:p>MCSSA000492</text:p>
          </table:table-cell>
          <table:table-cell office:value-type="float" office:value="17.381711090221547">
            <text:p>17.381711090221547</text:p>
          </table:table-cell>
          <table:table-cell office:value-type="float" office:value="27.0">
            <text:p>27.0</text:p>
          </table:table-cell>
          <table:table-cell office:value-type="float" office:value="13.5">
            <text:p>13.5</text:p>
          </table:table-cell>
          <table:table-cell office:value-type="float" office:value="3.881711090221546">
            <text:p>3.88171109022154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050021</text:p>
          </table:table-cell>
          <table:table-cell office:value-type="string">
            <text:p>MCSSA000574</text:p>
          </table:table-cell>
          <table:table-cell office:value-type="float" office:value="9.618288909778455">
            <text:p>9.618288909778455</text:p>
          </table:table-cell>
          <table:table-cell office:value-type="float" office:value="27.0">
            <text:p>27.0</text:p>
          </table:table-cell>
          <table:table-cell office:value-type="float" office:value="13.5">
            <text:p>13.5</text:p>
          </table:table-cell>
          <table:table-cell office:value-type="float" office:value="3.881711090221546">
            <text:p>3.88171109022154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050090</text:p>
          </table:table-cell>
          <table:table-cell office:value-type="string">
            <text:p>MCSSA016971</text:p>
          </table:table-cell>
          <table:table-cell office:value-type="float" office:value="84.0">
            <text:p>84.0</text:p>
          </table:table-cell>
          <table:table-cell office:value-type="float" office:value="84.0">
            <text:p>84.0</text:p>
          </table:table-cell>
          <table:table-cell office:value-type="float" office:value="84.0">
            <text:p>84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050093</text:p>
          </table:table-cell>
          <table:table-cell office:value-type="string">
            <text:p>MCSSA000533</text:p>
          </table:table-cell>
          <table:table-cell office:value-type="float" office:value="10.426377218650408">
            <text:p>10.426377218650408</text:p>
          </table:table-cell>
          <table:table-cell office:value-type="float" office:value="23.0">
            <text:p>23.0</text:p>
          </table:table-cell>
          <table:table-cell office:value-type="float" office:value="11.5">
            <text:p>11.5</text:p>
          </table:table-cell>
          <table:table-cell office:value-type="float" office:value="1.0736227813495915">
            <text:p>1.0736227813495915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050093</text:p>
          </table:table-cell>
          <table:table-cell office:value-type="string">
            <text:p>MCSSA010876</text:p>
          </table:table-cell>
          <table:table-cell office:value-type="float" office:value="12.573622781349592">
            <text:p>12.573622781349592</text:p>
          </table:table-cell>
          <table:table-cell office:value-type="float" office:value="23.0">
            <text:p>23.0</text:p>
          </table:table-cell>
          <table:table-cell office:value-type="float" office:value="11.5">
            <text:p>11.5</text:p>
          </table:table-cell>
          <table:table-cell office:value-type="float" office:value="1.0736227813495915">
            <text:p>1.0736227813495915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050100</text:p>
          </table:table-cell>
          <table:table-cell office:value-type="string">
            <text:p>MCSSA000405</text:p>
          </table:table-cell>
          <table:table-cell office:value-type="float" office:value="26.72369867939386">
            <text:p>26.72369867939386</text:p>
          </table:table-cell>
          <table:table-cell office:value-type="float" office:value="40.0">
            <text:p>40.0</text:p>
          </table:table-cell>
          <table:table-cell office:value-type="float" office:value="20.0">
            <text:p>20.0</text:p>
          </table:table-cell>
          <table:table-cell office:value-type="float" office:value="6.72369867939386">
            <text:p>6.7236986793938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050100</text:p>
          </table:table-cell>
          <table:table-cell office:value-type="string">
            <text:p>MCSSA000562</text:p>
          </table:table-cell>
          <table:table-cell office:value-type="float" office:value="13.276301320606139">
            <text:p>13.276301320606139</text:p>
          </table:table-cell>
          <table:table-cell office:value-type="float" office:value="40.0">
            <text:p>40.0</text:p>
          </table:table-cell>
          <table:table-cell office:value-type="float" office:value="20.0">
            <text:p>20.0</text:p>
          </table:table-cell>
          <table:table-cell office:value-type="float" office:value="6.72369867939386">
            <text:p>6.7236986793938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050101</text:p>
          </table:table-cell>
          <table:table-cell office:value-type="string">
            <text:p>MCSSA000615</text:p>
          </table:table-cell>
          <table:table-cell office:value-type="float" office:value="27.0">
            <text:p>27.0</text:p>
          </table:table-cell>
          <table:table-cell office:value-type="float" office:value="27.0">
            <text:p>27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050107</text:p>
          </table:table-cell>
          <table:table-cell office:value-type="string">
            <text:p>MCSSA000574</text:p>
          </table:table-cell>
          <table:table-cell office:value-type="float" office:value="35.0">
            <text:p>35.0</text:p>
          </table:table-cell>
          <table:table-cell office:value-type="float" office:value="35.0">
            <text:p>35.0</text:p>
          </table:table-cell>
          <table:table-cell office:value-type="float" office:value="35.0">
            <text:p>35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050109</text:p>
          </table:table-cell>
          <table:table-cell office:value-type="string">
            <text:p>MCSSA000480</text:p>
          </table:table-cell>
          <table:table-cell office:value-type="float" office:value="13.57265062811279">
            <text:p>13.57265062811279</text:p>
          </table:table-cell>
          <table:table-cell office:value-type="float" office:value="18.000000000000004">
            <text:p>18.000000000000004</text:p>
          </table:table-cell>
          <table:table-cell office:value-type="float" office:value="9.000000000000002">
            <text:p>9.000000000000002</text:p>
          </table:table-cell>
          <table:table-cell office:value-type="float" office:value="4.572650628112789">
            <text:p>4.572650628112789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050109</text:p>
          </table:table-cell>
          <table:table-cell office:value-type="string">
            <text:p>MCSSA000586</text:p>
          </table:table-cell>
          <table:table-cell office:value-type="float" office:value="4.427349371887213">
            <text:p>4.427349371887213</text:p>
          </table:table-cell>
          <table:table-cell office:value-type="float" office:value="18.000000000000004">
            <text:p>18.000000000000004</text:p>
          </table:table-cell>
          <table:table-cell office:value-type="float" office:value="9.000000000000002">
            <text:p>9.000000000000002</text:p>
          </table:table-cell>
          <table:table-cell office:value-type="float" office:value="4.572650628112789">
            <text:p>4.572650628112789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050044</text:p>
          </table:table-cell>
          <table:table-cell office:value-type="string">
            <text:p>MCSSA000405</text:p>
          </table:table-cell>
          <table:table-cell office:value-type="float" office:value="50.2340640635215">
            <text:p>50.2340640635215</text:p>
          </table:table-cell>
          <table:table-cell office:value-type="float" office:value="135.0">
            <text:p>135.0</text:p>
          </table:table-cell>
          <table:table-cell office:value-type="float" office:value="33.75">
            <text:p>33.75</text:p>
          </table:table-cell>
          <table:table-cell office:value-type="float" office:value="9.786531286934181">
            <text:p>9.786531286934181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050044</text:p>
          </table:table-cell>
          <table:table-cell office:value-type="string">
            <text:p>MCSSA000545</text:p>
          </table:table-cell>
          <table:table-cell office:value-type="float" office:value="27.959387324365192">
            <text:p>27.959387324365192</text:p>
          </table:table-cell>
          <table:table-cell office:value-type="float" office:value="135.0">
            <text:p>135.0</text:p>
          </table:table-cell>
          <table:table-cell office:value-type="float" office:value="33.75">
            <text:p>33.75</text:p>
          </table:table-cell>
          <table:table-cell office:value-type="float" office:value="9.786531286934181">
            <text:p>9.786531286934181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050044</text:p>
          </table:table-cell>
          <table:table-cell office:value-type="string">
            <text:p>MCSSA000550</text:p>
          </table:table-cell>
          <table:table-cell office:value-type="float" office:value="31.618415361944816">
            <text:p>31.618415361944816</text:p>
          </table:table-cell>
          <table:table-cell office:value-type="float" office:value="135.0">
            <text:p>135.0</text:p>
          </table:table-cell>
          <table:table-cell office:value-type="float" office:value="33.75">
            <text:p>33.75</text:p>
          </table:table-cell>
          <table:table-cell office:value-type="float" office:value="9.786531286934181">
            <text:p>9.786531286934181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050044</text:p>
          </table:table-cell>
          <table:table-cell office:value-type="string">
            <text:p>MCSSA000562</text:p>
          </table:table-cell>
          <table:table-cell office:value-type="float" office:value="25.188133250168505">
            <text:p>25.188133250168505</text:p>
          </table:table-cell>
          <table:table-cell office:value-type="float" office:value="135.0">
            <text:p>135.0</text:p>
          </table:table-cell>
          <table:table-cell office:value-type="float" office:value="33.75">
            <text:p>33.75</text:p>
          </table:table-cell>
          <table:table-cell office:value-type="float" office:value="9.786531286934181">
            <text:p>9.786531286934181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050048</text:p>
          </table:table-cell>
          <table:table-cell office:value-type="string">
            <text:p>MCSSA000446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050065</text:p>
          </table:table-cell>
          <table:table-cell office:value-type="string">
            <text:p>MCSSA000434</text:p>
          </table:table-cell>
          <table:table-cell office:value-type="float" office:value="5.132953990761473">
            <text:p>5.132953990761473</text:p>
          </table:table-cell>
          <table:table-cell office:value-type="float" office:value="15.0">
            <text:p>15.0</text:p>
          </table:table-cell>
          <table:table-cell office:value-type="float" office:value="7.5">
            <text:p>7.5</text:p>
          </table:table-cell>
          <table:table-cell office:value-type="float" office:value="2.3670460092385266">
            <text:p>2.367046009238526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050065</text:p>
          </table:table-cell>
          <table:table-cell office:value-type="string">
            <text:p>MCSSA000446</text:p>
          </table:table-cell>
          <table:table-cell office:value-type="float" office:value="9.867046009238527">
            <text:p>9.867046009238527</text:p>
          </table:table-cell>
          <table:table-cell office:value-type="float" office:value="15.0">
            <text:p>15.0</text:p>
          </table:table-cell>
          <table:table-cell office:value-type="float" office:value="7.5">
            <text:p>7.5</text:p>
          </table:table-cell>
          <table:table-cell office:value-type="float" office:value="2.3670460092385266">
            <text:p>2.367046009238526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050075</text:p>
          </table:table-cell>
          <table:table-cell office:value-type="string">
            <text:p>MCSSA000533</text:p>
          </table:table-cell>
          <table:table-cell office:value-type="float" office:value="16.219780821352263">
            <text:p>16.219780821352263</text:p>
          </table:table-cell>
          <table:table-cell office:value-type="float" office:value="40.0">
            <text:p>40.0</text:p>
          </table:table-cell>
          <table:table-cell office:value-type="float" office:value="20.0">
            <text:p>20.0</text:p>
          </table:table-cell>
          <table:table-cell office:value-type="float" office:value="3.7802191786477355">
            <text:p>3.7802191786477355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050075</text:p>
          </table:table-cell>
          <table:table-cell office:value-type="string">
            <text:p>MCSSA010876</text:p>
          </table:table-cell>
          <table:table-cell office:value-type="float" office:value="23.780219178647734">
            <text:p>23.780219178647734</text:p>
          </table:table-cell>
          <table:table-cell office:value-type="float" office:value="40.0">
            <text:p>40.0</text:p>
          </table:table-cell>
          <table:table-cell office:value-type="float" office:value="20.0">
            <text:p>20.0</text:p>
          </table:table-cell>
          <table:table-cell office:value-type="float" office:value="3.7802191786477355">
            <text:p>3.7802191786477355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050087</text:p>
          </table:table-cell>
          <table:table-cell office:value-type="string">
            <text:p>MCSSA000550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float" office:value="25.0">
            <text:p>25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050089</text:p>
          </table:table-cell>
          <table:table-cell office:value-type="string">
            <text:p>MCSSA000615</text:p>
          </table:table-cell>
          <table:table-cell office:value-type="float" office:value="35.0">
            <text:p>35.0</text:p>
          </table:table-cell>
          <table:table-cell office:value-type="float" office:value="35.0">
            <text:p>35.0</text:p>
          </table:table-cell>
          <table:table-cell office:value-type="float" office:value="35.0">
            <text:p>35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050136</text:p>
          </table:table-cell>
          <table:table-cell office:value-type="string">
            <text:p>MCSSA000475</text:p>
          </table:table-cell>
          <table:table-cell office:value-type="float" office:value="47.00000000000001">
            <text:p>47.00000000000001</text:p>
          </table:table-cell>
          <table:table-cell office:value-type="float" office:value="47.00000000000001">
            <text:p>47.00000000000001</text:p>
          </table:table-cell>
          <table:table-cell office:value-type="float" office:value="47.00000000000001">
            <text:p>47.00000000000001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050144</text:p>
          </table:table-cell>
          <table:table-cell office:value-type="string">
            <text:p>MCSSA000405</text:p>
          </table:table-cell>
          <table:table-cell office:value-type="float" office:value="12.657828475887744">
            <text:p>12.657828475887744</text:p>
          </table:table-cell>
          <table:table-cell office:value-type="float" office:value="28.0">
            <text:p>28.0</text:p>
          </table:table-cell>
          <table:table-cell office:value-type="float" office:value="7.0">
            <text:p>7.0</text:p>
          </table:table-cell>
          <table:table-cell office:value-type="float" office:value="3.441319565753925">
            <text:p>3.441319565753925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050144</text:p>
          </table:table-cell>
          <table:table-cell office:value-type="string">
            <text:p>MCSSA000545</text:p>
          </table:table-cell>
          <table:table-cell office:value-type="float" office:value="5.668942032700443">
            <text:p>5.668942032700443</text:p>
          </table:table-cell>
          <table:table-cell office:value-type="float" office:value="28.0">
            <text:p>28.0</text:p>
          </table:table-cell>
          <table:table-cell office:value-type="float" office:value="7.0">
            <text:p>7.0</text:p>
          </table:table-cell>
          <table:table-cell office:value-type="float" office:value="3.441319565753925">
            <text:p>3.441319565753925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050144</text:p>
          </table:table-cell>
          <table:table-cell office:value-type="string">
            <text:p>MCSSA000562</text:p>
          </table:table-cell>
          <table:table-cell office:value-type="float" office:value="6.290490861936418">
            <text:p>6.290490861936418</text:p>
          </table:table-cell>
          <table:table-cell office:value-type="float" office:value="28.0">
            <text:p>28.0</text:p>
          </table:table-cell>
          <table:table-cell office:value-type="float" office:value="7.0">
            <text:p>7.0</text:p>
          </table:table-cell>
          <table:table-cell office:value-type="float" office:value="3.441319565753925">
            <text:p>3.441319565753925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050144</text:p>
          </table:table-cell>
          <table:table-cell office:value-type="string">
            <text:p>MCSSA018745</text:p>
          </table:table-cell>
          <table:table-cell office:value-type="float" office:value="3.3827386294753956">
            <text:p>3.3827386294753956</text:p>
          </table:table-cell>
          <table:table-cell office:value-type="float" office:value="28.0">
            <text:p>28.0</text:p>
          </table:table-cell>
          <table:table-cell office:value-type="float" office:value="7.0">
            <text:p>7.0</text:p>
          </table:table-cell>
          <table:table-cell office:value-type="float" office:value="3.441319565753925">
            <text:p>3.441319565753925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050146</text:p>
          </table:table-cell>
          <table:table-cell office:value-type="string">
            <text:p>MCSSA000550</text:p>
          </table:table-cell>
          <table:table-cell office:value-type="float" office:value="29.999999999999996">
            <text:p>29.999999999999996</text:p>
          </table:table-cell>
          <table:table-cell office:value-type="float" office:value="29.999999999999996">
            <text:p>29.999999999999996</text:p>
          </table:table-cell>
          <table:table-cell office:value-type="float" office:value="29.999999999999996">
            <text:p>29.999999999999996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050147</text:p>
          </table:table-cell>
          <table:table-cell office:value-type="string">
            <text:p>MCSSA000405</text:p>
          </table:table-cell>
          <table:table-cell office:value-type="float" office:value="8.473620379768033">
            <text:p>8.473620379768033</text:p>
          </table:table-cell>
          <table:table-cell office:value-type="float" office:value="14.999999999999998">
            <text:p>14.999999999999998</text:p>
          </table:table-cell>
          <table:table-cell office:value-type="float" office:value="4.999999999999999">
            <text:p>4.999999999999999</text:p>
          </table:table-cell>
          <table:table-cell office:value-type="float" office:value="2.5776692308938336">
            <text:p>2.5776692308938336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050147</text:p>
          </table:table-cell>
          <table:table-cell office:value-type="string">
            <text:p>MCSSA000562</text:p>
          </table:table-cell>
          <table:table-cell office:value-type="float" office:value="4.220811389232887">
            <text:p>4.220811389232887</text:p>
          </table:table-cell>
          <table:table-cell office:value-type="float" office:value="14.999999999999998">
            <text:p>14.999999999999998</text:p>
          </table:table-cell>
          <table:table-cell office:value-type="float" office:value="4.999999999999999">
            <text:p>4.999999999999999</text:p>
          </table:table-cell>
          <table:table-cell office:value-type="float" office:value="2.5776692308938336">
            <text:p>2.5776692308938336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050147</text:p>
          </table:table-cell>
          <table:table-cell office:value-type="string">
            <text:p>MCSSA000591</text:p>
          </table:table-cell>
          <table:table-cell office:value-type="float" office:value="2.305568230999079">
            <text:p>2.305568230999079</text:p>
          </table:table-cell>
          <table:table-cell office:value-type="float" office:value="14.999999999999998">
            <text:p>14.999999999999998</text:p>
          </table:table-cell>
          <table:table-cell office:value-type="float" office:value="4.999999999999999">
            <text:p>4.999999999999999</text:p>
          </table:table-cell>
          <table:table-cell office:value-type="float" office:value="2.5776692308938336">
            <text:p>2.5776692308938336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050150</text:p>
          </table:table-cell>
          <table:table-cell office:value-type="string">
            <text:p>MCSSA000545</text:p>
          </table:table-cell>
          <table:table-cell office:value-type="float" office:value="7.385843519422058">
            <text:p>7.385843519422058</text:p>
          </table:table-cell>
          <table:table-cell office:value-type="float" office:value="13.0">
            <text:p>13.0</text:p>
          </table:table-cell>
          <table:table-cell office:value-type="float" office:value="6.5">
            <text:p>6.5</text:p>
          </table:table-cell>
          <table:table-cell office:value-type="float" office:value="0.8858435194220582">
            <text:p>0.885843519422058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050150</text:p>
          </table:table-cell>
          <table:table-cell office:value-type="string">
            <text:p>MCSSA000603</text:p>
          </table:table-cell>
          <table:table-cell office:value-type="float" office:value="5.614156480577941">
            <text:p>5.614156480577941</text:p>
          </table:table-cell>
          <table:table-cell office:value-type="float" office:value="13.0">
            <text:p>13.0</text:p>
          </table:table-cell>
          <table:table-cell office:value-type="float" office:value="6.5">
            <text:p>6.5</text:p>
          </table:table-cell>
          <table:table-cell office:value-type="float" office:value="0.8858435194220582">
            <text:p>0.885843519422058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050151</text:p>
          </table:table-cell>
          <table:table-cell office:value-type="string">
            <text:p>MCSSA000475</text:p>
          </table:table-cell>
          <table:table-cell office:value-type="float" office:value="16.563106322647148">
            <text:p>16.563106322647148</text:p>
          </table:table-cell>
          <table:table-cell office:value-type="float" office:value="31.0">
            <text:p>31.0</text:p>
          </table:table-cell>
          <table:table-cell office:value-type="float" office:value="15.5">
            <text:p>15.5</text:p>
          </table:table-cell>
          <table:table-cell office:value-type="float" office:value="1.0631063226471467">
            <text:p>1.0631063226471467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050151</text:p>
          </table:table-cell>
          <table:table-cell office:value-type="string">
            <text:p>MCSSA000586</text:p>
          </table:table-cell>
          <table:table-cell office:value-type="float" office:value="14.436893677352854">
            <text:p>14.436893677352854</text:p>
          </table:table-cell>
          <table:table-cell office:value-type="float" office:value="31.0">
            <text:p>31.0</text:p>
          </table:table-cell>
          <table:table-cell office:value-type="float" office:value="15.5">
            <text:p>15.5</text:p>
          </table:table-cell>
          <table:table-cell office:value-type="float" office:value="1.0631063226471467">
            <text:p>1.0631063226471467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050152</text:p>
          </table:table-cell>
          <table:table-cell office:value-type="string">
            <text:p>MCSSA000586</text:p>
          </table:table-cell>
          <table:table-cell office:value-type="float" office:value="13.0">
            <text:p>13.0</text:p>
          </table:table-cell>
          <table:table-cell office:value-type="float" office:value="13.0">
            <text:p>13.0</text:p>
          </table:table-cell>
          <table:table-cell office:value-type="float" office:value="13.0">
            <text:p>13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050155</text:p>
          </table:table-cell>
          <table:table-cell office:value-type="string">
            <text:p>MCSSA000492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050119</text:p>
          </table:table-cell>
          <table:table-cell office:value-type="string">
            <text:p>MCSSA010065</text:p>
          </table:table-cell>
          <table:table-cell office:value-type="float" office:value="13.391326645378102">
            <text:p>13.391326645378102</text:p>
          </table:table-cell>
          <table:table-cell office:value-type="float" office:value="20.0">
            <text:p>20.0</text:p>
          </table:table-cell>
          <table:table-cell office:value-type="float" office:value="10.0">
            <text:p>10.0</text:p>
          </table:table-cell>
          <table:table-cell office:value-type="float" office:value="3.3913266453781032">
            <text:p>3.391326645378103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050119</text:p>
          </table:table-cell>
          <table:table-cell office:value-type="string">
            <text:p>MCSSA016954</text:p>
          </table:table-cell>
          <table:table-cell office:value-type="float" office:value="6.608673354621896">
            <text:p>6.608673354621896</text:p>
          </table:table-cell>
          <table:table-cell office:value-type="float" office:value="20.0">
            <text:p>20.0</text:p>
          </table:table-cell>
          <table:table-cell office:value-type="float" office:value="10.0">
            <text:p>10.0</text:p>
          </table:table-cell>
          <table:table-cell office:value-type="float" office:value="3.3913266453781032">
            <text:p>3.391326645378103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050123</text:p>
          </table:table-cell>
          <table:table-cell office:value-type="string">
            <text:p>MCSSA000410</text:p>
          </table:table-cell>
          <table:table-cell office:value-type="float" office:value="6.057307650733657">
            <text:p>6.057307650733657</text:p>
          </table:table-cell>
          <table:table-cell office:value-type="float" office:value="32.0">
            <text:p>32.0</text:p>
          </table:table-cell>
          <table:table-cell office:value-type="float" office:value="10.666666666666666">
            <text:p>10.666666666666666</text:p>
          </table:table-cell>
          <table:table-cell office:value-type="float" office:value="5.869909072150245">
            <text:p>5.86990907215024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050123</text:p>
          </table:table-cell>
          <table:table-cell office:value-type="string">
            <text:p>MCSSA000492</text:p>
          </table:table-cell>
          <table:table-cell office:value-type="float" office:value="6.992290574486486">
            <text:p>6.992290574486486</text:p>
          </table:table-cell>
          <table:table-cell office:value-type="float" office:value="32.0">
            <text:p>32.0</text:p>
          </table:table-cell>
          <table:table-cell office:value-type="float" office:value="10.666666666666666">
            <text:p>10.666666666666666</text:p>
          </table:table-cell>
          <table:table-cell office:value-type="float" office:value="5.869909072150245">
            <text:p>5.86990907215024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050123</text:p>
          </table:table-cell>
          <table:table-cell office:value-type="string">
            <text:p>MCSSA000574</text:p>
          </table:table-cell>
          <table:table-cell office:value-type="float" office:value="18.950401774779856">
            <text:p>18.950401774779856</text:p>
          </table:table-cell>
          <table:table-cell office:value-type="float" office:value="32.0">
            <text:p>32.0</text:p>
          </table:table-cell>
          <table:table-cell office:value-type="float" office:value="10.666666666666666">
            <text:p>10.666666666666666</text:p>
          </table:table-cell>
          <table:table-cell office:value-type="float" office:value="5.869909072150245">
            <text:p>5.86990907215024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050124</text:p>
          </table:table-cell>
          <table:table-cell office:value-type="string">
            <text:p>MCSSA000615</text:p>
          </table:table-cell>
          <table:table-cell office:value-type="float" office:value="13.0">
            <text:p>13.0</text:p>
          </table:table-cell>
          <table:table-cell office:value-type="float" office:value="13.0">
            <text:p>13.0</text:p>
          </table:table-cell>
          <table:table-cell office:value-type="float" office:value="13.0">
            <text:p>13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050126</text:p>
          </table:table-cell>
          <table:table-cell office:value-type="string">
            <text:p>MCSSA000422</text:p>
          </table:table-cell>
          <table:table-cell office:value-type="float" office:value="22.0">
            <text:p>22.0</text:p>
          </table:table-cell>
          <table:table-cell office:value-type="float" office:value="22.0">
            <text:p>22.0</text:p>
          </table:table-cell>
          <table:table-cell office:value-type="float" office:value="22.0">
            <text:p>22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050129</text:p>
          </table:table-cell>
          <table:table-cell office:value-type="string">
            <text:p>MCSSA000405</text:p>
          </table:table-cell>
          <table:table-cell office:value-type="float" office:value="15.046493342729557">
            <text:p>15.046493342729557</text:p>
          </table:table-cell>
          <table:table-cell office:value-type="float" office:value="46.0">
            <text:p>46.0</text:p>
          </table:table-cell>
          <table:table-cell office:value-type="float" office:value="11.5">
            <text:p>11.5</text:p>
          </table:table-cell>
          <table:table-cell office:value-type="float" office:value="4.402470384509781">
            <text:p>4.402470384509781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050129</text:p>
          </table:table-cell>
          <table:table-cell office:value-type="string">
            <text:p>MCSSA000545</text:p>
          </table:table-cell>
          <table:table-cell office:value-type="float" office:value="16.666580595880337">
            <text:p>16.666580595880337</text:p>
          </table:table-cell>
          <table:table-cell office:value-type="float" office:value="46.0">
            <text:p>46.0</text:p>
          </table:table-cell>
          <table:table-cell office:value-type="float" office:value="11.5">
            <text:p>11.5</text:p>
          </table:table-cell>
          <table:table-cell office:value-type="float" office:value="4.402470384509781">
            <text:p>4.402470384509781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050129</text:p>
          </table:table-cell>
          <table:table-cell office:value-type="string">
            <text:p>MCSSA000562</text:p>
          </table:table-cell>
          <table:table-cell office:value-type="float" office:value="7.5288090650259205">
            <text:p>7.5288090650259205</text:p>
          </table:table-cell>
          <table:table-cell office:value-type="float" office:value="46.0">
            <text:p>46.0</text:p>
          </table:table-cell>
          <table:table-cell office:value-type="float" office:value="11.5">
            <text:p>11.5</text:p>
          </table:table-cell>
          <table:table-cell office:value-type="float" office:value="4.402470384509781">
            <text:p>4.402470384509781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050129</text:p>
          </table:table-cell>
          <table:table-cell office:value-type="string">
            <text:p>MCSSA018745</text:p>
          </table:table-cell>
          <table:table-cell office:value-type="float" office:value="6.758116996364188">
            <text:p>6.758116996364188</text:p>
          </table:table-cell>
          <table:table-cell office:value-type="float" office:value="46.0">
            <text:p>46.0</text:p>
          </table:table-cell>
          <table:table-cell office:value-type="float" office:value="11.5">
            <text:p>11.5</text:p>
          </table:table-cell>
          <table:table-cell office:value-type="float" office:value="4.402470384509781">
            <text:p>4.402470384509781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050133</text:p>
          </table:table-cell>
          <table:table-cell office:value-type="string">
            <text:p>MCSSA000422</text:p>
          </table:table-cell>
          <table:table-cell office:value-type="float" office:value="13.0">
            <text:p>13.0</text:p>
          </table:table-cell>
          <table:table-cell office:value-type="float" office:value="13.0">
            <text:p>13.0</text:p>
          </table:table-cell>
          <table:table-cell office:value-type="float" office:value="13.0">
            <text:p>13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050001</text:p>
          </table:table-cell>
          <table:table-cell office:value-type="string">
            <text:p>MCSSA000405</text:p>
          </table:table-cell>
          <table:table-cell office:value-type="float" office:value="21.10258897800465">
            <text:p>21.10258897800465</text:p>
          </table:table-cell>
          <table:table-cell office:value-type="float" office:value="36.99999999999999">
            <text:p>36.99999999999999</text:p>
          </table:table-cell>
          <table:table-cell office:value-type="float" office:value="9.249999999999998">
            <text:p>9.249999999999998</text:p>
          </table:table-cell>
          <table:table-cell office:value-type="float" office:value="7.528463113278033">
            <text:p>7.528463113278033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050001</text:p>
          </table:table-cell>
          <table:table-cell office:value-type="string">
            <text:p>MCSSA000545</text:p>
          </table:table-cell>
          <table:table-cell office:value-type="float" office:value="2.8119682284877645">
            <text:p>2.8119682284877645</text:p>
          </table:table-cell>
          <table:table-cell office:value-type="float" office:value="36.99999999999999">
            <text:p>36.99999999999999</text:p>
          </table:table-cell>
          <table:table-cell office:value-type="float" office:value="9.249999999999998">
            <text:p>9.249999999999998</text:p>
          </table:table-cell>
          <table:table-cell office:value-type="float" office:value="7.528463113278033">
            <text:p>7.528463113278033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050001</text:p>
          </table:table-cell>
          <table:table-cell office:value-type="string">
            <text:p>MCSSA000562</text:p>
          </table:table-cell>
          <table:table-cell office:value-type="float" office:value="10.423455473461708">
            <text:p>10.423455473461708</text:p>
          </table:table-cell>
          <table:table-cell office:value-type="float" office:value="36.99999999999999">
            <text:p>36.99999999999999</text:p>
          </table:table-cell>
          <table:table-cell office:value-type="float" office:value="9.249999999999998">
            <text:p>9.249999999999998</text:p>
          </table:table-cell>
          <table:table-cell office:value-type="float" office:value="7.528463113278033">
            <text:p>7.528463113278033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050001</text:p>
          </table:table-cell>
          <table:table-cell office:value-type="string">
            <text:p>MCSSA000591</text:p>
          </table:table-cell>
          <table:table-cell office:value-type="float" office:value="2.6619873200458763">
            <text:p>2.6619873200458763</text:p>
          </table:table-cell>
          <table:table-cell office:value-type="float" office:value="36.99999999999999">
            <text:p>36.99999999999999</text:p>
          </table:table-cell>
          <table:table-cell office:value-type="float" office:value="9.249999999999998">
            <text:p>9.249999999999998</text:p>
          </table:table-cell>
          <table:table-cell office:value-type="float" office:value="7.528463113278033">
            <text:p>7.528463113278033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050004</text:p>
          </table:table-cell>
          <table:table-cell office:value-type="string">
            <text:p>MCSSA000405</text:p>
          </table:table-cell>
          <table:table-cell office:value-type="float" office:value="50.603214775037685">
            <text:p>50.603214775037685</text:p>
          </table:table-cell>
          <table:table-cell office:value-type="float" office:value="170.99999999999997">
            <text:p>170.99999999999997</text:p>
          </table:table-cell>
          <table:table-cell office:value-type="float" office:value="34.199999999999996">
            <text:p>34.199999999999996</text:p>
          </table:table-cell>
          <table:table-cell office:value-type="float" office:value="10.528384281427003">
            <text:p>10.528384281427003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050004</text:p>
          </table:table-cell>
          <table:table-cell office:value-type="string">
            <text:p>MCSSA000545</text:p>
          </table:table-cell>
          <table:table-cell office:value-type="float" office:value="32.74872153144972">
            <text:p>32.74872153144972</text:p>
          </table:table-cell>
          <table:table-cell office:value-type="float" office:value="170.99999999999997">
            <text:p>170.99999999999997</text:p>
          </table:table-cell>
          <table:table-cell office:value-type="float" office:value="34.199999999999996">
            <text:p>34.199999999999996</text:p>
          </table:table-cell>
          <table:table-cell office:value-type="float" office:value="10.528384281427003">
            <text:p>10.528384281427003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050004</text:p>
          </table:table-cell>
          <table:table-cell office:value-type="string">
            <text:p>MCSSA000562</text:p>
          </table:table-cell>
          <table:table-cell office:value-type="float" office:value="25.16740659438518">
            <text:p>25.16740659438518</text:p>
          </table:table-cell>
          <table:table-cell office:value-type="float" office:value="170.99999999999997">
            <text:p>170.99999999999997</text:p>
          </table:table-cell>
          <table:table-cell office:value-type="float" office:value="34.199999999999996">
            <text:p>34.199999999999996</text:p>
          </table:table-cell>
          <table:table-cell office:value-type="float" office:value="10.528384281427003">
            <text:p>10.528384281427003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050004</text:p>
          </table:table-cell>
          <table:table-cell office:value-type="string">
            <text:p>MCSSA000603</text:p>
          </table:table-cell>
          <table:table-cell office:value-type="float" office:value="21.649821265861444">
            <text:p>21.649821265861444</text:p>
          </table:table-cell>
          <table:table-cell office:value-type="float" office:value="170.99999999999997">
            <text:p>170.99999999999997</text:p>
          </table:table-cell>
          <table:table-cell office:value-type="float" office:value="34.199999999999996">
            <text:p>34.199999999999996</text:p>
          </table:table-cell>
          <table:table-cell office:value-type="float" office:value="10.528384281427003">
            <text:p>10.528384281427003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050004</text:p>
          </table:table-cell>
          <table:table-cell office:value-type="string">
            <text:p>MCSSA018745</text:p>
          </table:table-cell>
          <table:table-cell office:value-type="float" office:value="40.83083583326595">
            <text:p>40.83083583326595</text:p>
          </table:table-cell>
          <table:table-cell office:value-type="float" office:value="170.99999999999997">
            <text:p>170.99999999999997</text:p>
          </table:table-cell>
          <table:table-cell office:value-type="float" office:value="34.199999999999996">
            <text:p>34.199999999999996</text:p>
          </table:table-cell>
          <table:table-cell office:value-type="float" office:value="10.528384281427003">
            <text:p>10.528384281427003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050016</text:p>
          </table:table-cell>
          <table:table-cell office:value-type="string">
            <text:p>MCSSA000463</text:p>
          </table:table-cell>
          <table:table-cell office:value-type="float" office:value="147.0">
            <text:p>147.0</text:p>
          </table:table-cell>
          <table:table-cell office:value-type="float" office:value="147.0">
            <text:p>147.0</text:p>
          </table:table-cell>
          <table:table-cell office:value-type="float" office:value="147.0">
            <text:p>147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050032</text:p>
          </table:table-cell>
          <table:table-cell office:value-type="string">
            <text:p>MCSSA000533</text:p>
          </table:table-cell>
          <table:table-cell office:value-type="float" office:value="99.82048374381849">
            <text:p>99.82048374381849</text:p>
          </table:table-cell>
          <table:table-cell office:value-type="float" office:value="312.0">
            <text:p>312.0</text:p>
          </table:table-cell>
          <table:table-cell office:value-type="float" office:value="104.0">
            <text:p>104.0</text:p>
          </table:table-cell>
          <table:table-cell office:value-type="float" office:value="46.76083739109629">
            <text:p>46.76083739109629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050032</text:p>
          </table:table-cell>
          <table:table-cell office:value-type="string">
            <text:p>MCSSA010876</text:p>
          </table:table-cell>
          <table:table-cell office:value-type="float" office:value="163.245358056471">
            <text:p>163.245358056471</text:p>
          </table:table-cell>
          <table:table-cell office:value-type="float" office:value="312.0">
            <text:p>312.0</text:p>
          </table:table-cell>
          <table:table-cell office:value-type="float" office:value="104.0">
            <text:p>104.0</text:p>
          </table:table-cell>
          <table:table-cell office:value-type="float" office:value="46.76083739109629">
            <text:p>46.76083739109629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050032</text:p>
          </table:table-cell>
          <table:table-cell office:value-type="string">
            <text:p>MCSSA008706</text:p>
          </table:table-cell>
          <table:table-cell office:value-type="float" office:value="48.934158199710524">
            <text:p>48.934158199710524</text:p>
          </table:table-cell>
          <table:table-cell office:value-type="float" office:value="312.0">
            <text:p>312.0</text:p>
          </table:table-cell>
          <table:table-cell office:value-type="float" office:value="104.0">
            <text:p>104.0</text:p>
          </table:table-cell>
          <table:table-cell office:value-type="float" office:value="46.76083739109629">
            <text:p>46.76083739109629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050034</text:p>
          </table:table-cell>
          <table:table-cell office:value-type="string">
            <text:p>MCSSA000405</text:p>
          </table:table-cell>
          <table:table-cell office:value-type="float" office:value="12.307313819081319">
            <text:p>12.307313819081319</text:p>
          </table:table-cell>
          <table:table-cell office:value-type="float" office:value="96.0">
            <text:p>96.0</text:p>
          </table:table-cell>
          <table:table-cell office:value-type="float" office:value="19.2">
            <text:p>19.2</text:p>
          </table:table-cell>
          <table:table-cell office:value-type="float" office:value="12.954165524137704">
            <text:p>12.95416552413770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050034</text:p>
          </table:table-cell>
          <table:table-cell office:value-type="string">
            <text:p>MCSSA000545</text:p>
          </table:table-cell>
          <table:table-cell office:value-type="float" office:value="34.91508786718533">
            <text:p>34.91508786718533</text:p>
          </table:table-cell>
          <table:table-cell office:value-type="float" office:value="96.0">
            <text:p>96.0</text:p>
          </table:table-cell>
          <table:table-cell office:value-type="float" office:value="19.2">
            <text:p>19.2</text:p>
          </table:table-cell>
          <table:table-cell office:value-type="float" office:value="12.954165524137704">
            <text:p>12.95416552413770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050034</text:p>
          </table:table-cell>
          <table:table-cell office:value-type="string">
            <text:p>MCSSA000562</text:p>
          </table:table-cell>
          <table:table-cell office:value-type="float" office:value="6.1383505731838826">
            <text:p>6.1383505731838826</text:p>
          </table:table-cell>
          <table:table-cell office:value-type="float" office:value="96.0">
            <text:p>96.0</text:p>
          </table:table-cell>
          <table:table-cell office:value-type="float" office:value="19.2">
            <text:p>19.2</text:p>
          </table:table-cell>
          <table:table-cell office:value-type="float" office:value="12.954165524137704">
            <text:p>12.95416552413770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050034</text:p>
          </table:table-cell>
          <table:table-cell office:value-type="string">
            <text:p>MCSSA000603</text:p>
          </table:table-cell>
          <table:table-cell office:value-type="float" office:value="7.810615464401933">
            <text:p>7.810615464401933</text:p>
          </table:table-cell>
          <table:table-cell office:value-type="float" office:value="96.0">
            <text:p>96.0</text:p>
          </table:table-cell>
          <table:table-cell office:value-type="float" office:value="19.2">
            <text:p>19.2</text:p>
          </table:table-cell>
          <table:table-cell office:value-type="float" office:value="12.954165524137704">
            <text:p>12.95416552413770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050034</text:p>
          </table:table-cell>
          <table:table-cell office:value-type="string">
            <text:p>MCSSA018745</text:p>
          </table:table-cell>
          <table:table-cell office:value-type="float" office:value="34.82863227614753">
            <text:p>34.82863227614753</text:p>
          </table:table-cell>
          <table:table-cell office:value-type="float" office:value="96.0">
            <text:p>96.0</text:p>
          </table:table-cell>
          <table:table-cell office:value-type="float" office:value="19.2">
            <text:p>19.2</text:p>
          </table:table-cell>
          <table:table-cell office:value-type="float" office:value="12.954165524137704">
            <text:p>12.954165524137704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050035</text:p>
          </table:table-cell>
          <table:table-cell office:value-type="string">
            <text:p>MCSSA000550</text:p>
          </table:table-cell>
          <table:table-cell office:value-type="float" office:value="64.0">
            <text:p>64.0</text:p>
          </table:table-cell>
          <table:table-cell office:value-type="float" office:value="64.0">
            <text:p>64.0</text:p>
          </table:table-cell>
          <table:table-cell office:value-type="float" office:value="64.0">
            <text:p>64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050037</text:p>
          </table:table-cell>
          <table:table-cell office:value-type="string">
            <text:p>MCSSA000545</text:p>
          </table:table-cell>
          <table:table-cell office:value-type="float" office:value="81.00000000000001">
            <text:p>81.00000000000001</text:p>
          </table:table-cell>
          <table:table-cell office:value-type="float" office:value="81.00000000000001">
            <text:p>81.00000000000001</text:p>
          </table:table-cell>
          <table:table-cell office:value-type="float" office:value="81.00000000000001">
            <text:p>81.00000000000001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050045</text:p>
          </table:table-cell>
          <table:table-cell office:value-type="string">
            <text:p>MCSSA000545</text:p>
          </table:table-cell>
          <table:table-cell office:value-type="float" office:value="52.53076493565171">
            <text:p>52.53076493565171</text:p>
          </table:table-cell>
          <table:table-cell office:value-type="float" office:value="191.99999999999997">
            <text:p>191.99999999999997</text:p>
          </table:table-cell>
          <table:table-cell office:value-type="float" office:value="63.99999999999999">
            <text:p>63.99999999999999</text:p>
          </table:table-cell>
          <table:table-cell office:value-type="float" office:value="33.513615982268504">
            <text:p>33.51361598226850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050045</text:p>
          </table:table-cell>
          <table:table-cell office:value-type="string">
            <text:p>MCSSA018745</text:p>
          </table:table-cell>
          <table:table-cell office:value-type="float" office:value="109.56031488437988">
            <text:p>109.56031488437988</text:p>
          </table:table-cell>
          <table:table-cell office:value-type="float" office:value="191.99999999999997">
            <text:p>191.99999999999997</text:p>
          </table:table-cell>
          <table:table-cell office:value-type="float" office:value="63.99999999999999">
            <text:p>63.99999999999999</text:p>
          </table:table-cell>
          <table:table-cell office:value-type="float" office:value="33.513615982268504">
            <text:p>33.51361598226850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050045</text:p>
          </table:table-cell>
          <table:table-cell office:value-type="string">
            <text:p>MCSSA007813</text:p>
          </table:table-cell>
          <table:table-cell office:value-type="float" office:value="29.908920179968394">
            <text:p>29.908920179968394</text:p>
          </table:table-cell>
          <table:table-cell office:value-type="float" office:value="191.99999999999997">
            <text:p>191.99999999999997</text:p>
          </table:table-cell>
          <table:table-cell office:value-type="float" office:value="63.99999999999999">
            <text:p>63.99999999999999</text:p>
          </table:table-cell>
          <table:table-cell office:value-type="float" office:value="33.513615982268504">
            <text:p>33.51361598226850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050163</text:p>
          </table:table-cell>
          <table:table-cell office:value-type="string">
            <text:p>MCSSA000434</text:p>
          </table:table-cell>
          <table:table-cell office:value-type="float" office:value="1.6676418656260643">
            <text:p>1.6676418656260643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0.3323581343739357">
            <text:p>0.3323581343739357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050163</text:p>
          </table:table-cell>
          <table:table-cell office:value-type="string">
            <text:p>MCSSA000446</text:p>
          </table:table-cell>
          <table:table-cell office:value-type="float" office:value="2.3323581343739357">
            <text:p>2.3323581343739357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0.3323581343739357">
            <text:p>0.3323581343739357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050167</text:p>
          </table:table-cell>
          <table:table-cell office:value-type="string">
            <text:p>MCSSA000405</text:p>
          </table:table-cell>
          <table:table-cell office:value-type="float" office:value="34.88545447309609">
            <text:p>34.88545447309609</text:p>
          </table:table-cell>
          <table:table-cell office:value-type="float" office:value="66.0">
            <text:p>66.0</text:p>
          </table:table-cell>
          <table:table-cell office:value-type="float" office:value="22.0">
            <text:p>22.0</text:p>
          </table:table-cell>
          <table:table-cell office:value-type="float" office:value="9.23341730475676">
            <text:p>9.23341730475676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050167</text:p>
          </table:table-cell>
          <table:table-cell office:value-type="string">
            <text:p>MCSSA000562</text:p>
          </table:table-cell>
          <table:table-cell office:value-type="float" office:value="17.38970010225652">
            <text:p>17.38970010225652</text:p>
          </table:table-cell>
          <table:table-cell office:value-type="float" office:value="66.0">
            <text:p>66.0</text:p>
          </table:table-cell>
          <table:table-cell office:value-type="float" office:value="22.0">
            <text:p>22.0</text:p>
          </table:table-cell>
          <table:table-cell office:value-type="float" office:value="9.23341730475676">
            <text:p>9.23341730475676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050167</text:p>
          </table:table-cell>
          <table:table-cell office:value-type="string">
            <text:p>MCSSA000591</text:p>
          </table:table-cell>
          <table:table-cell office:value-type="float" office:value="13.724845424647395">
            <text:p>13.724845424647395</text:p>
          </table:table-cell>
          <table:table-cell office:value-type="float" office:value="66.0">
            <text:p>66.0</text:p>
          </table:table-cell>
          <table:table-cell office:value-type="float" office:value="22.0">
            <text:p>22.0</text:p>
          </table:table-cell>
          <table:table-cell office:value-type="float" office:value="9.23341730475676">
            <text:p>9.23341730475676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050169</text:p>
          </table:table-cell>
          <table:table-cell office:value-type="string">
            <text:p>MCSSA000533</text:p>
          </table:table-cell>
          <table:table-cell office:value-type="float" office:value="9.038333700509863">
            <text:p>9.038333700509863</text:p>
          </table:table-cell>
          <table:table-cell office:value-type="float" office:value="50.99999999999999">
            <text:p>50.99999999999999</text:p>
          </table:table-cell>
          <table:table-cell office:value-type="float" office:value="12.749999999999998">
            <text:p>12.749999999999998</text:p>
          </table:table-cell>
          <table:table-cell office:value-type="float" office:value="3.7933374232041013">
            <text:p>3.7933374232041013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050169</text:p>
          </table:table-cell>
          <table:table-cell office:value-type="string">
            <text:p>MCSSA010876</text:p>
          </table:table-cell>
          <table:table-cell office:value-type="float" office:value="15.288101238931544">
            <text:p>15.288101238931544</text:p>
          </table:table-cell>
          <table:table-cell office:value-type="float" office:value="50.99999999999999">
            <text:p>50.99999999999999</text:p>
          </table:table-cell>
          <table:table-cell office:value-type="float" office:value="12.749999999999998">
            <text:p>12.749999999999998</text:p>
          </table:table-cell>
          <table:table-cell office:value-type="float" office:value="3.7933374232041013">
            <text:p>3.7933374232041013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050169</text:p>
          </table:table-cell>
          <table:table-cell office:value-type="string">
            <text:p>MCSSA008706</text:p>
          </table:table-cell>
          <table:table-cell office:value-type="float" office:value="17.61758754403572">
            <text:p>17.61758754403572</text:p>
          </table:table-cell>
          <table:table-cell office:value-type="float" office:value="50.99999999999999">
            <text:p>50.99999999999999</text:p>
          </table:table-cell>
          <table:table-cell office:value-type="float" office:value="12.749999999999998">
            <text:p>12.749999999999998</text:p>
          </table:table-cell>
          <table:table-cell office:value-type="float" office:value="3.7933374232041013">
            <text:p>3.7933374232041013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050169</text:p>
          </table:table-cell>
          <table:table-cell office:value-type="string">
            <text:p>MCSSA008740</text:p>
          </table:table-cell>
          <table:table-cell office:value-type="float" office:value="9.055977516522866">
            <text:p>9.055977516522866</text:p>
          </table:table-cell>
          <table:table-cell office:value-type="float" office:value="50.99999999999999">
            <text:p>50.99999999999999</text:p>
          </table:table-cell>
          <table:table-cell office:value-type="float" office:value="12.749999999999998">
            <text:p>12.749999999999998</text:p>
          </table:table-cell>
          <table:table-cell office:value-type="float" office:value="3.7933374232041013">
            <text:p>3.7933374232041013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050168</text:p>
          </table:table-cell>
          <table:table-cell office:value-type="string">
            <text:p>MCSSA000463</text:p>
          </table:table-cell>
          <table:table-cell office:value-type="float" office:value="185.00000000000003">
            <text:p>185.00000000000003</text:p>
          </table:table-cell>
          <table:table-cell office:value-type="float" office:value="185.00000000000003">
            <text:p>185.00000000000003</text:p>
          </table:table-cell>
          <table:table-cell office:value-type="float" office:value="185.00000000000003">
            <text:p>185.00000000000003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050138</text:p>
          </table:table-cell>
          <table:table-cell office:value-type="string">
            <text:p>MCSSA000405</text:p>
          </table:table-cell>
          <table:table-cell office:value-type="float" office:value="4.51485571745306">
            <text:p>4.51485571745306</text:p>
          </table:table-cell>
          <table:table-cell office:value-type="float" office:value="9.0">
            <text:p>9.0</text:p>
          </table:table-cell>
          <table:table-cell office:value-type="float" office:value="3.0">
            <text:p>3.0</text:p>
          </table:table-cell>
          <table:table-cell office:value-type="float" office:value="1.0713696584385897">
            <text:p>1.0713696584385897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050138</text:p>
          </table:table-cell>
          <table:table-cell office:value-type="string">
            <text:p>MCSSA000562</text:p>
          </table:table-cell>
          <table:table-cell office:value-type="float" office:value="2.2682340587595227">
            <text:p>2.2682340587595227</text:p>
          </table:table-cell>
          <table:table-cell office:value-type="float" office:value="9.0">
            <text:p>9.0</text:p>
          </table:table-cell>
          <table:table-cell office:value-type="float" office:value="3.0">
            <text:p>3.0</text:p>
          </table:table-cell>
          <table:table-cell office:value-type="float" office:value="1.0713696584385897">
            <text:p>1.0713696584385897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050138</text:p>
          </table:table-cell>
          <table:table-cell office:value-type="string">
            <text:p>MCSSA000591</text:p>
          </table:table-cell>
          <table:table-cell office:value-type="float" office:value="2.216910223787417">
            <text:p>2.216910223787417</text:p>
          </table:table-cell>
          <table:table-cell office:value-type="float" office:value="9.0">
            <text:p>9.0</text:p>
          </table:table-cell>
          <table:table-cell office:value-type="float" office:value="3.0">
            <text:p>3.0</text:p>
          </table:table-cell>
          <table:table-cell office:value-type="float" office:value="1.0713696584385897">
            <text:p>1.0713696584385897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050154</text:p>
          </table:table-cell>
          <table:table-cell office:value-type="string">
            <text:p>MCSSA000405</text:p>
          </table:table-cell>
          <table:table-cell office:value-type="float" office:value="12.026348644129975">
            <text:p>12.026348644129975</text:p>
          </table:table-cell>
          <table:table-cell office:value-type="float" office:value="20.0">
            <text:p>20.0</text:p>
          </table:table-cell>
          <table:table-cell office:value-type="float" office:value="5.0">
            <text:p>5.0</text:p>
          </table:table-cell>
          <table:table-cell office:value-type="float" office:value="4.5819638489189005">
            <text:p>4.5819638489189005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050154</text:p>
          </table:table-cell>
          <table:table-cell office:value-type="string">
            <text:p>MCSSA000545</text:p>
          </table:table-cell>
          <table:table-cell office:value-type="float" office:value="0.8652740399169141">
            <text:p>0.8652740399169141</text:p>
          </table:table-cell>
          <table:table-cell office:value-type="float" office:value="20.0">
            <text:p>20.0</text:p>
          </table:table-cell>
          <table:table-cell office:value-type="float" office:value="5.0">
            <text:p>5.0</text:p>
          </table:table-cell>
          <table:table-cell office:value-type="float" office:value="4.5819638489189005">
            <text:p>4.5819638489189005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050154</text:p>
          </table:table-cell>
          <table:table-cell office:value-type="string">
            <text:p>MCSSA000562</text:p>
          </table:table-cell>
          <table:table-cell office:value-type="float" office:value="6.135980278528007">
            <text:p>6.135980278528007</text:p>
          </table:table-cell>
          <table:table-cell office:value-type="float" office:value="20.0">
            <text:p>20.0</text:p>
          </table:table-cell>
          <table:table-cell office:value-type="float" office:value="5.0">
            <text:p>5.0</text:p>
          </table:table-cell>
          <table:table-cell office:value-type="float" office:value="4.5819638489189005">
            <text:p>4.5819638489189005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050154</text:p>
          </table:table-cell>
          <table:table-cell office:value-type="string">
            <text:p>MCSSA000591</text:p>
          </table:table-cell>
          <table:table-cell office:value-type="float" office:value="0.9723970374251022">
            <text:p>0.9723970374251022</text:p>
          </table:table-cell>
          <table:table-cell office:value-type="float" office:value="20.0">
            <text:p>20.0</text:p>
          </table:table-cell>
          <table:table-cell office:value-type="float" office:value="5.0">
            <text:p>5.0</text:p>
          </table:table-cell>
          <table:table-cell office:value-type="float" office:value="4.5819638489189005">
            <text:p>4.5819638489189005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050062</text:p>
          </table:table-cell>
          <table:table-cell office:value-type="string">
            <text:p>MCSSA000516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050166</text:p>
          </table:table-cell>
          <table:table-cell office:value-type="string">
            <text:p>MCSSA008740</text:p>
          </table:table-cell>
          <table:table-cell office:value-type="float" office:value="7.015448751094339">
            <text:p>7.015448751094339</text:p>
          </table:table-cell>
          <table:table-cell office:value-type="float" office:value="10.000000000000002">
            <text:p>10.000000000000002</text:p>
          </table:table-cell>
          <table:table-cell office:value-type="float" office:value="5.000000000000001">
            <text:p>5.000000000000001</text:p>
          </table:table-cell>
          <table:table-cell office:value-type="float" office:value="2.015448751094338">
            <text:p>2.01544875109433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050166</text:p>
          </table:table-cell>
          <table:table-cell office:value-type="string">
            <text:p>MCSSA008752</text:p>
          </table:table-cell>
          <table:table-cell office:value-type="float" office:value="2.9845512489056634">
            <text:p>2.9845512489056634</text:p>
          </table:table-cell>
          <table:table-cell office:value-type="float" office:value="10.000000000000002">
            <text:p>10.000000000000002</text:p>
          </table:table-cell>
          <table:table-cell office:value-type="float" office:value="5.000000000000001">
            <text:p>5.000000000000001</text:p>
          </table:table-cell>
          <table:table-cell office:value-type="float" office:value="2.015448751094338">
            <text:p>2.01544875109433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050040</text:p>
          </table:table-cell>
          <table:table-cell office:value-type="string">
            <text:p>MCSSA000586</text:p>
          </table:table-cell>
          <table:table-cell office:value-type="float" office:value="33.0">
            <text:p>33.0</text:p>
          </table:table-cell>
          <table:table-cell office:value-type="float" office:value="33.0">
            <text:p>33.0</text:p>
          </table:table-cell>
          <table:table-cell office:value-type="float" office:value="33.0">
            <text:p>33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180005</text:p>
          </table:table-cell>
          <table:table-cell office:value-type="string">
            <text:p>MCSSA001385</text:p>
          </table:table-cell>
          <table:table-cell office:value-type="float" office:value="25.82688373374131">
            <text:p>25.82688373374131</text:p>
          </table:table-cell>
          <table:table-cell office:value-type="float" office:value="84.00000000000001">
            <text:p>84.00000000000001</text:p>
          </table:table-cell>
          <table:table-cell office:value-type="float" office:value="21.000000000000004">
            <text:p>21.000000000000004</text:p>
          </table:table-cell>
          <table:table-cell office:value-type="float" office:value="8.168601928370007">
            <text:p>8.168601928370007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180005</text:p>
          </table:table-cell>
          <table:table-cell office:value-type="string">
            <text:p>MCSSA001390</text:p>
          </table:table-cell>
          <table:table-cell office:value-type="float" office:value="8.608961244580437">
            <text:p>8.608961244580437</text:p>
          </table:table-cell>
          <table:table-cell office:value-type="float" office:value="84.00000000000001">
            <text:p>84.00000000000001</text:p>
          </table:table-cell>
          <table:table-cell office:value-type="float" office:value="21.000000000000004">
            <text:p>21.000000000000004</text:p>
          </table:table-cell>
          <table:table-cell office:value-type="float" office:value="8.168601928370007">
            <text:p>8.168601928370007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180005</text:p>
          </table:table-cell>
          <table:table-cell office:value-type="string">
            <text:p>MCSSA001426</text:p>
          </table:table-cell>
          <table:table-cell office:value-type="float" office:value="30.32551332463388">
            <text:p>30.32551332463388</text:p>
          </table:table-cell>
          <table:table-cell office:value-type="float" office:value="84.00000000000001">
            <text:p>84.00000000000001</text:p>
          </table:table-cell>
          <table:table-cell office:value-type="float" office:value="21.000000000000004">
            <text:p>21.000000000000004</text:p>
          </table:table-cell>
          <table:table-cell office:value-type="float" office:value="8.168601928370007">
            <text:p>8.168601928370007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180005</text:p>
          </table:table-cell>
          <table:table-cell office:value-type="string">
            <text:p>MCSSA018890</text:p>
          </table:table-cell>
          <table:table-cell office:value-type="float" office:value="19.238641697044383">
            <text:p>19.238641697044383</text:p>
          </table:table-cell>
          <table:table-cell office:value-type="float" office:value="84.00000000000001">
            <text:p>84.00000000000001</text:p>
          </table:table-cell>
          <table:table-cell office:value-type="float" office:value="21.000000000000004">
            <text:p>21.000000000000004</text:p>
          </table:table-cell>
          <table:table-cell office:value-type="float" office:value="8.168601928370007">
            <text:p>8.168601928370007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180018</text:p>
          </table:table-cell>
          <table:table-cell office:value-type="string">
            <text:p>MCSSA001892</text:p>
          </table:table-cell>
          <table:table-cell office:value-type="float" office:value="2.0276108248339764">
            <text:p>2.0276108248339764</text:p>
          </table:table-cell>
          <table:table-cell office:value-type="float" office:value="9.0">
            <text:p>9.0</text:p>
          </table:table-cell>
          <table:table-cell office:value-type="float" office:value="3.0">
            <text:p>3.0</text:p>
          </table:table-cell>
          <table:table-cell office:value-type="float" office:value="1.0964604386512022">
            <text:p>1.096460438651202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180018</text:p>
          </table:table-cell>
          <table:table-cell office:value-type="string">
            <text:p>MCSSA009271</text:p>
          </table:table-cell>
          <table:table-cell office:value-type="float" office:value="2.4401627002556063">
            <text:p>2.4401627002556063</text:p>
          </table:table-cell>
          <table:table-cell office:value-type="float" office:value="9.0">
            <text:p>9.0</text:p>
          </table:table-cell>
          <table:table-cell office:value-type="float" office:value="3.0">
            <text:p>3.0</text:p>
          </table:table-cell>
          <table:table-cell office:value-type="float" office:value="1.0964604386512022">
            <text:p>1.096460438651202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180018</text:p>
          </table:table-cell>
          <table:table-cell office:value-type="string">
            <text:p>MCSSA018436</text:p>
          </table:table-cell>
          <table:table-cell office:value-type="float" office:value="4.532226474910418">
            <text:p>4.532226474910418</text:p>
          </table:table-cell>
          <table:table-cell office:value-type="float" office:value="9.0">
            <text:p>9.0</text:p>
          </table:table-cell>
          <table:table-cell office:value-type="float" office:value="3.0">
            <text:p>3.0</text:p>
          </table:table-cell>
          <table:table-cell office:value-type="float" office:value="1.0964604386512022">
            <text:p>1.096460438651202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180020</text:p>
          </table:table-cell>
          <table:table-cell office:value-type="string">
            <text:p>MCSSA001426</text:p>
          </table:table-cell>
          <table:table-cell office:value-type="float" office:value="28.726082928140663">
            <text:p>28.726082928140663</text:p>
          </table:table-cell>
          <table:table-cell office:value-type="float" office:value="38.0">
            <text:p>38.0</text:p>
          </table:table-cell>
          <table:table-cell office:value-type="float" office:value="19.0">
            <text:p>19.0</text:p>
          </table:table-cell>
          <table:table-cell office:value-type="float" office:value="9.726082928140665">
            <text:p>9.726082928140665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180020</text:p>
          </table:table-cell>
          <table:table-cell office:value-type="string">
            <text:p>MCSSA018890</text:p>
          </table:table-cell>
          <table:table-cell office:value-type="float" office:value="9.273917071859335">
            <text:p>9.273917071859335</text:p>
          </table:table-cell>
          <table:table-cell office:value-type="float" office:value="38.0">
            <text:p>38.0</text:p>
          </table:table-cell>
          <table:table-cell office:value-type="float" office:value="19.0">
            <text:p>19.0</text:p>
          </table:table-cell>
          <table:table-cell office:value-type="float" office:value="9.726082928140665">
            <text:p>9.726082928140665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180022</text:p>
          </table:table-cell>
          <table:table-cell office:value-type="string">
            <text:p>MCSSA001426</text:p>
          </table:table-cell>
          <table:table-cell office:value-type="float" office:value="9.999999999999998">
            <text:p>9.999999999999998</text:p>
          </table:table-cell>
          <table:table-cell office:value-type="float" office:value="9.999999999999998">
            <text:p>9.999999999999998</text:p>
          </table:table-cell>
          <table:table-cell office:value-type="float" office:value="9.999999999999998">
            <text:p>9.999999999999998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180024</text:p>
          </table:table-cell>
          <table:table-cell office:value-type="string">
            <text:p>MCSSA001402</text:p>
          </table:table-cell>
          <table:table-cell office:value-type="float" office:value="1.3214871752869677">
            <text:p>1.3214871752869677</text:p>
          </table:table-cell>
          <table:table-cell office:value-type="float" office:value="3.0">
            <text:p>3.0</text:p>
          </table:table-cell>
          <table:table-cell office:value-type="float" office:value="1.5">
            <text:p>1.5</text:p>
          </table:table-cell>
          <table:table-cell office:value-type="float" office:value="0.1785128247130322">
            <text:p>0.178512824713032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180024</text:p>
          </table:table-cell>
          <table:table-cell office:value-type="string">
            <text:p>MCSSA003905</text:p>
          </table:table-cell>
          <table:table-cell office:value-type="float" office:value="1.678512824713032">
            <text:p>1.678512824713032</text:p>
          </table:table-cell>
          <table:table-cell office:value-type="float" office:value="3.0">
            <text:p>3.0</text:p>
          </table:table-cell>
          <table:table-cell office:value-type="float" office:value="1.5">
            <text:p>1.5</text:p>
          </table:table-cell>
          <table:table-cell office:value-type="float" office:value="0.1785128247130322">
            <text:p>0.178512824713032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050143</text:p>
          </table:table-cell>
          <table:table-cell office:value-type="string">
            <text:p>MCSSA000405</text:p>
          </table:table-cell>
          <table:table-cell office:value-type="float" office:value="9.793976201604092">
            <text:p>9.793976201604092</text:p>
          </table:table-cell>
          <table:table-cell office:value-type="float" office:value="19.000000000000004">
            <text:p>19.000000000000004</text:p>
          </table:table-cell>
          <table:table-cell office:value-type="float" office:value="4.750000000000001">
            <text:p>4.750000000000001</text:p>
          </table:table-cell>
          <table:table-cell office:value-type="float" office:value="3.146107314777372">
            <text:p>3.14610731477737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050143</text:p>
          </table:table-cell>
          <table:table-cell office:value-type="string">
            <text:p>MCSSA000550</text:p>
          </table:table-cell>
          <table:table-cell office:value-type="float" office:value="2.5413370266029864">
            <text:p>2.5413370266029864</text:p>
          </table:table-cell>
          <table:table-cell office:value-type="float" office:value="19.000000000000004">
            <text:p>19.000000000000004</text:p>
          </table:table-cell>
          <table:table-cell office:value-type="float" office:value="4.750000000000001">
            <text:p>4.750000000000001</text:p>
          </table:table-cell>
          <table:table-cell office:value-type="float" office:value="3.146107314777372">
            <text:p>3.14610731477737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050143</text:p>
          </table:table-cell>
          <table:table-cell office:value-type="string">
            <text:p>MCSSA000562</text:p>
          </table:table-cell>
          <table:table-cell office:value-type="float" office:value="4.952926049779475">
            <text:p>4.952926049779475</text:p>
          </table:table-cell>
          <table:table-cell office:value-type="float" office:value="19.000000000000004">
            <text:p>19.000000000000004</text:p>
          </table:table-cell>
          <table:table-cell office:value-type="float" office:value="4.750000000000001">
            <text:p>4.750000000000001</text:p>
          </table:table-cell>
          <table:table-cell office:value-type="float" office:value="3.146107314777372">
            <text:p>3.14610731477737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050143</text:p>
          </table:table-cell>
          <table:table-cell office:value-type="string">
            <text:p>MCSSA000591</text:p>
          </table:table-cell>
          <table:table-cell office:value-type="float" office:value="1.7117607220134468">
            <text:p>1.7117607220134468</text:p>
          </table:table-cell>
          <table:table-cell office:value-type="float" office:value="19.000000000000004">
            <text:p>19.000000000000004</text:p>
          </table:table-cell>
          <table:table-cell office:value-type="float" office:value="4.750000000000001">
            <text:p>4.750000000000001</text:p>
          </table:table-cell>
          <table:table-cell office:value-type="float" office:value="3.146107314777372">
            <text:p>3.14610731477737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050165</text:p>
          </table:table-cell>
          <table:table-cell office:value-type="string">
            <text:p>MCSSA000405</text:p>
          </table:table-cell>
          <table:table-cell office:value-type="float" office:value="127.78207812609557">
            <text:p>127.78207812609557</text:p>
          </table:table-cell>
          <table:table-cell office:value-type="float" office:value="256.0">
            <text:p>256.0</text:p>
          </table:table-cell>
          <table:table-cell office:value-type="float" office:value="85.33333333333333">
            <text:p>85.33333333333333</text:p>
          </table:table-cell>
          <table:table-cell office:value-type="float" office:value="30.018663237860814">
            <text:p>30.01866323786081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050165</text:p>
          </table:table-cell>
          <table:table-cell office:value-type="string">
            <text:p>MCSSA000562</text:p>
          </table:table-cell>
          <table:table-cell office:value-type="float" office:value="63.60076508754985">
            <text:p>63.60076508754985</text:p>
          </table:table-cell>
          <table:table-cell office:value-type="float" office:value="256.0">
            <text:p>256.0</text:p>
          </table:table-cell>
          <table:table-cell office:value-type="float" office:value="85.33333333333333">
            <text:p>85.33333333333333</text:p>
          </table:table-cell>
          <table:table-cell office:value-type="float" office:value="30.018663237860814">
            <text:p>30.01866323786081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050165</text:p>
          </table:table-cell>
          <table:table-cell office:value-type="string">
            <text:p>MCSSA018745</text:p>
          </table:table-cell>
          <table:table-cell office:value-type="float" office:value="64.61715678635457">
            <text:p>64.61715678635457</text:p>
          </table:table-cell>
          <table:table-cell office:value-type="float" office:value="256.0">
            <text:p>256.0</text:p>
          </table:table-cell>
          <table:table-cell office:value-type="float" office:value="85.33333333333333">
            <text:p>85.33333333333333</text:p>
          </table:table-cell>
          <table:table-cell office:value-type="float" office:value="30.018663237860814">
            <text:p>30.018663237860814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050002</text:p>
          </table:table-cell>
          <table:table-cell office:value-type="string">
            <text:p>MCSSA008740</text:p>
          </table:table-cell>
          <table:table-cell office:value-type="float" office:value="21.899148214484313">
            <text:p>21.899148214484313</text:p>
          </table:table-cell>
          <table:table-cell office:value-type="float" office:value="49.0">
            <text:p>49.0</text:p>
          </table:table-cell>
          <table:table-cell office:value-type="float" office:value="8.166666666666666">
            <text:p>8.166666666666666</text:p>
          </table:table-cell>
          <table:table-cell office:value-type="float" office:value="6.383444077762597">
            <text:p>6.38344407776259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050002</text:p>
          </table:table-cell>
          <table:table-cell office:value-type="string">
            <text:p>MCSSA008752</text:p>
          </table:table-cell>
          <table:table-cell office:value-type="float" office:value="5.618750085272766">
            <text:p>5.618750085272766</text:p>
          </table:table-cell>
          <table:table-cell office:value-type="float" office:value="49.0">
            <text:p>49.0</text:p>
          </table:table-cell>
          <table:table-cell office:value-type="float" office:value="8.166666666666666">
            <text:p>8.166666666666666</text:p>
          </table:table-cell>
          <table:table-cell office:value-type="float" office:value="6.383444077762597">
            <text:p>6.38344407776259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050002</text:p>
          </table:table-cell>
          <table:table-cell office:value-type="string">
            <text:p>MCSSA008764</text:p>
          </table:table-cell>
          <table:table-cell office:value-type="float" office:value="8.739115943202389">
            <text:p>8.739115943202389</text:p>
          </table:table-cell>
          <table:table-cell office:value-type="float" office:value="49.0">
            <text:p>49.0</text:p>
          </table:table-cell>
          <table:table-cell office:value-type="float" office:value="8.166666666666666">
            <text:p>8.166666666666666</text:p>
          </table:table-cell>
          <table:table-cell office:value-type="float" office:value="6.383444077762597">
            <text:p>6.38344407776259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050002</text:p>
          </table:table-cell>
          <table:table-cell office:value-type="string">
            <text:p>MCSSA010065</text:p>
          </table:table-cell>
          <table:table-cell office:value-type="float" office:value="5.655161953772567">
            <text:p>5.655161953772567</text:p>
          </table:table-cell>
          <table:table-cell office:value-type="float" office:value="49.0">
            <text:p>49.0</text:p>
          </table:table-cell>
          <table:table-cell office:value-type="float" office:value="8.166666666666666">
            <text:p>8.166666666666666</text:p>
          </table:table-cell>
          <table:table-cell office:value-type="float" office:value="6.383444077762597">
            <text:p>6.38344407776259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050002</text:p>
          </table:table-cell>
          <table:table-cell office:value-type="string">
            <text:p>MCSSA016044</text:p>
          </table:table-cell>
          <table:table-cell office:value-type="float" office:value="3.6890739908303436">
            <text:p>3.6890739908303436</text:p>
          </table:table-cell>
          <table:table-cell office:value-type="float" office:value="49.0">
            <text:p>49.0</text:p>
          </table:table-cell>
          <table:table-cell office:value-type="float" office:value="8.166666666666666">
            <text:p>8.166666666666666</text:p>
          </table:table-cell>
          <table:table-cell office:value-type="float" office:value="6.383444077762597">
            <text:p>6.38344407776259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050002</text:p>
          </table:table-cell>
          <table:table-cell office:value-type="string">
            <text:p>MCSSA016954</text:p>
          </table:table-cell>
          <table:table-cell office:value-type="float" office:value="3.398749812437612">
            <text:p>3.398749812437612</text:p>
          </table:table-cell>
          <table:table-cell office:value-type="float" office:value="49.0">
            <text:p>49.0</text:p>
          </table:table-cell>
          <table:table-cell office:value-type="float" office:value="8.166666666666666">
            <text:p>8.166666666666666</text:p>
          </table:table-cell>
          <table:table-cell office:value-type="float" office:value="6.383444077762597">
            <text:p>6.38344407776259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050008</text:p>
          </table:table-cell>
          <table:table-cell office:value-type="string">
            <text:p>MCSSA000422</text:p>
          </table:table-cell>
          <table:table-cell office:value-type="float" office:value="58.99999999999999">
            <text:p>58.99999999999999</text:p>
          </table:table-cell>
          <table:table-cell office:value-type="float" office:value="58.99999999999999">
            <text:p>58.99999999999999</text:p>
          </table:table-cell>
          <table:table-cell office:value-type="float" office:value="58.99999999999999">
            <text:p>58.99999999999999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050036</text:p>
          </table:table-cell>
          <table:table-cell office:value-type="string">
            <text:p>MCSSA000446</text:p>
          </table:table-cell>
          <table:table-cell office:value-type="float" office:value="33.0">
            <text:p>33.0</text:p>
          </table:table-cell>
          <table:table-cell office:value-type="float" office:value="33.0">
            <text:p>33.0</text:p>
          </table:table-cell>
          <table:table-cell office:value-type="float" office:value="33.0">
            <text:p>33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050039</text:p>
          </table:table-cell>
          <table:table-cell office:value-type="string">
            <text:p>MCSSA000492</text:p>
          </table:table-cell>
          <table:table-cell office:value-type="float" office:value="19.976650629890724">
            <text:p>19.976650629890724</text:p>
          </table:table-cell>
          <table:table-cell office:value-type="float" office:value="62.0">
            <text:p>62.0</text:p>
          </table:table-cell>
          <table:table-cell office:value-type="float" office:value="31.0">
            <text:p>31.0</text:p>
          </table:table-cell>
          <table:table-cell office:value-type="float" office:value="11.023349370109278">
            <text:p>11.02334937010927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050039</text:p>
          </table:table-cell>
          <table:table-cell office:value-type="string">
            <text:p>MCSSA000574</text:p>
          </table:table-cell>
          <table:table-cell office:value-type="float" office:value="42.02334937010928">
            <text:p>42.02334937010928</text:p>
          </table:table-cell>
          <table:table-cell office:value-type="float" office:value="62.0">
            <text:p>62.0</text:p>
          </table:table-cell>
          <table:table-cell office:value-type="float" office:value="31.0">
            <text:p>31.0</text:p>
          </table:table-cell>
          <table:table-cell office:value-type="float" office:value="11.023349370109278">
            <text:p>11.02334937010927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180026</text:p>
          </table:table-cell>
          <table:table-cell office:value-type="string">
            <text:p>MCSSA001402</text:p>
          </table:table-cell>
          <table:table-cell office:value-type="float" office:value="3.690211915664575">
            <text:p>3.690211915664575</text:p>
          </table:table-cell>
          <table:table-cell office:value-type="float" office:value="30.000000000000004">
            <text:p>30.000000000000004</text:p>
          </table:table-cell>
          <table:table-cell office:value-type="float" office:value="4.2857142857142865">
            <text:p>4.2857142857142865</text:p>
          </table:table-cell>
          <table:table-cell office:value-type="float" office:value="2.1975395627825622">
            <text:p>2.1975395627825622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180026</text:p>
          </table:table-cell>
          <table:table-cell office:value-type="string">
            <text:p>MCSSA001414</text:p>
          </table:table-cell>
          <table:table-cell office:value-type="float" office:value="8.972110569897925">
            <text:p>8.972110569897925</text:p>
          </table:table-cell>
          <table:table-cell office:value-type="float" office:value="30.000000000000004">
            <text:p>30.000000000000004</text:p>
          </table:table-cell>
          <table:table-cell office:value-type="float" office:value="4.2857142857142865">
            <text:p>4.2857142857142865</text:p>
          </table:table-cell>
          <table:table-cell office:value-type="float" office:value="2.1975395627825622">
            <text:p>2.1975395627825622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180026</text:p>
          </table:table-cell>
          <table:table-cell office:value-type="string">
            <text:p>MCSSA003905</text:p>
          </table:table-cell>
          <table:table-cell office:value-type="float" office:value="5.608917602873301">
            <text:p>5.608917602873301</text:p>
          </table:table-cell>
          <table:table-cell office:value-type="float" office:value="30.000000000000004">
            <text:p>30.000000000000004</text:p>
          </table:table-cell>
          <table:table-cell office:value-type="float" office:value="4.2857142857142865">
            <text:p>4.2857142857142865</text:p>
          </table:table-cell>
          <table:table-cell office:value-type="float" office:value="2.1975395627825622">
            <text:p>2.1975395627825622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180026</text:p>
          </table:table-cell>
          <table:table-cell office:value-type="string">
            <text:p>MCSSA003934</text:p>
          </table:table-cell>
          <table:table-cell office:value-type="float" office:value="3.15300878523372">
            <text:p>3.15300878523372</text:p>
          </table:table-cell>
          <table:table-cell office:value-type="float" office:value="30.000000000000004">
            <text:p>30.000000000000004</text:p>
          </table:table-cell>
          <table:table-cell office:value-type="float" office:value="4.2857142857142865">
            <text:p>4.2857142857142865</text:p>
          </table:table-cell>
          <table:table-cell office:value-type="float" office:value="2.1975395627825622">
            <text:p>2.1975395627825622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180026</text:p>
          </table:table-cell>
          <table:table-cell office:value-type="string">
            <text:p>MCSSA014434</text:p>
          </table:table-cell>
          <table:table-cell office:value-type="float" office:value="3.15901049065432">
            <text:p>3.15901049065432</text:p>
          </table:table-cell>
          <table:table-cell office:value-type="float" office:value="30.000000000000004">
            <text:p>30.000000000000004</text:p>
          </table:table-cell>
          <table:table-cell office:value-type="float" office:value="4.2857142857142865">
            <text:p>4.2857142857142865</text:p>
          </table:table-cell>
          <table:table-cell office:value-type="float" office:value="2.1975395627825622">
            <text:p>2.1975395627825622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180026</text:p>
          </table:table-cell>
          <table:table-cell office:value-type="string">
            <text:p>MCSSA007772</text:p>
          </table:table-cell>
          <table:table-cell office:value-type="float" office:value="1.6576682887965464">
            <text:p>1.6576682887965464</text:p>
          </table:table-cell>
          <table:table-cell office:value-type="float" office:value="30.000000000000004">
            <text:p>30.000000000000004</text:p>
          </table:table-cell>
          <table:table-cell office:value-type="float" office:value="4.2857142857142865">
            <text:p>4.2857142857142865</text:p>
          </table:table-cell>
          <table:table-cell office:value-type="float" office:value="2.1975395627825622">
            <text:p>2.1975395627825622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180026</text:p>
          </table:table-cell>
          <table:table-cell office:value-type="string">
            <text:p>MCSSA007784</text:p>
          </table:table-cell>
          <table:table-cell office:value-type="float" office:value="3.759072346879613">
            <text:p>3.759072346879613</text:p>
          </table:table-cell>
          <table:table-cell office:value-type="float" office:value="30.000000000000004">
            <text:p>30.000000000000004</text:p>
          </table:table-cell>
          <table:table-cell office:value-type="float" office:value="4.2857142857142865">
            <text:p>4.2857142857142865</text:p>
          </table:table-cell>
          <table:table-cell office:value-type="float" office:value="2.1975395627825622">
            <text:p>2.1975395627825622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180039</text:p>
          </table:table-cell>
          <table:table-cell office:value-type="string">
            <text:p>MCSSA009271</text:p>
          </table:table-cell>
          <table:table-cell office:value-type="float" office:value="20.999999999999996">
            <text:p>20.999999999999996</text:p>
          </table:table-cell>
          <table:table-cell office:value-type="float" office:value="20.999999999999996">
            <text:p>20.999999999999996</text:p>
          </table:table-cell>
          <table:table-cell office:value-type="float" office:value="20.999999999999996">
            <text:p>20.999999999999996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180004</text:p>
          </table:table-cell>
          <table:table-cell office:value-type="string">
            <text:p>MCSSA001892</text:p>
          </table:table-cell>
          <table:table-cell office:value-type="float" office:value="18.791589253144675">
            <text:p>18.791589253144675</text:p>
          </table:table-cell>
          <table:table-cell office:value-type="float" office:value="31.000000000000004">
            <text:p>31.000000000000004</text:p>
          </table:table-cell>
          <table:table-cell office:value-type="float" office:value="15.500000000000002">
            <text:p>15.500000000000002</text:p>
          </table:table-cell>
          <table:table-cell office:value-type="float" office:value="3.2915892531446733">
            <text:p>3.291589253144673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180004</text:p>
          </table:table-cell>
          <table:table-cell office:value-type="string">
            <text:p>MCSSA003946</text:p>
          </table:table-cell>
          <table:table-cell office:value-type="float" office:value="12.208410746855328">
            <text:p>12.208410746855328</text:p>
          </table:table-cell>
          <table:table-cell office:value-type="float" office:value="31.000000000000004">
            <text:p>31.000000000000004</text:p>
          </table:table-cell>
          <table:table-cell office:value-type="float" office:value="15.500000000000002">
            <text:p>15.500000000000002</text:p>
          </table:table-cell>
          <table:table-cell office:value-type="float" office:value="3.2915892531446733">
            <text:p>3.291589253144673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180031</text:p>
          </table:table-cell>
          <table:table-cell office:value-type="string">
            <text:p>MCSSA001892</text:p>
          </table:table-cell>
          <table:table-cell office:value-type="float" office:value="4.6052070338450575">
            <text:p>4.6052070338450575</text:p>
          </table:table-cell>
          <table:table-cell office:value-type="float" office:value="20.0">
            <text:p>20.0</text:p>
          </table:table-cell>
          <table:table-cell office:value-type="float" office:value="10.0">
            <text:p>10.0</text:p>
          </table:table-cell>
          <table:table-cell office:value-type="float" office:value="5.394792966154943">
            <text:p>5.39479296615494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180031</text:p>
          </table:table-cell>
          <table:table-cell office:value-type="string">
            <text:p>MCSSA003946</text:p>
          </table:table-cell>
          <table:table-cell office:value-type="float" office:value="15.394792966154943">
            <text:p>15.394792966154943</text:p>
          </table:table-cell>
          <table:table-cell office:value-type="float" office:value="20.0">
            <text:p>20.0</text:p>
          </table:table-cell>
          <table:table-cell office:value-type="float" office:value="10.0">
            <text:p>10.0</text:p>
          </table:table-cell>
          <table:table-cell office:value-type="float" office:value="5.394792966154943">
            <text:p>5.39479296615494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180028</text:p>
          </table:table-cell>
          <table:table-cell office:value-type="string">
            <text:p>MCSSA001385</text:p>
          </table:table-cell>
          <table:table-cell office:value-type="float" office:value="6.0">
            <text:p>6.0</text:p>
          </table:table-cell>
          <table:table-cell office:value-type="float" office:value="8.0">
            <text:p>8.0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180028</text:p>
          </table:table-cell>
          <table:table-cell office:value-type="string">
            <text:p>MCSSA001390</text:p>
          </table:table-cell>
          <table:table-cell office:value-type="float" office:value="2.0">
            <text:p>2.0</text:p>
          </table:table-cell>
          <table:table-cell office:value-type="float" office:value="8.0">
            <text:p>8.0</text:p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180025</text:p>
          </table:table-cell>
          <table:table-cell office:value-type="string">
            <text:p>MCSSA001385</text:p>
          </table:table-cell>
          <table:table-cell office:value-type="float" office:value="16.85578037046891">
            <text:p>16.85578037046891</text:p>
          </table:table-cell>
          <table:table-cell office:value-type="float" office:value="26.0">
            <text:p>26.0</text:p>
          </table:table-cell>
          <table:table-cell office:value-type="float" office:value="8.666666666666666">
            <text:p>8.666666666666666</text:p>
          </table:table-cell>
          <table:table-cell office:value-type="float" office:value="5.8532791637648165">
            <text:p>5.853279163764816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180025</text:p>
          </table:table-cell>
          <table:table-cell office:value-type="string">
            <text:p>MCSSA001390</text:p>
          </table:table-cell>
          <table:table-cell office:value-type="float" office:value="5.618593456822969">
            <text:p>5.618593456822969</text:p>
          </table:table-cell>
          <table:table-cell office:value-type="float" office:value="26.0">
            <text:p>26.0</text:p>
          </table:table-cell>
          <table:table-cell office:value-type="float" office:value="8.666666666666666">
            <text:p>8.666666666666666</text:p>
          </table:table-cell>
          <table:table-cell office:value-type="float" office:value="5.8532791637648165">
            <text:p>5.853279163764816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180025</text:p>
          </table:table-cell>
          <table:table-cell office:value-type="string">
            <text:p>MCSSA001426</text:p>
          </table:table-cell>
          <table:table-cell office:value-type="float" office:value="3.5256261727081215">
            <text:p>3.5256261727081215</text:p>
          </table:table-cell>
          <table:table-cell office:value-type="float" office:value="26.0">
            <text:p>26.0</text:p>
          </table:table-cell>
          <table:table-cell office:value-type="float" office:value="8.666666666666666">
            <text:p>8.666666666666666</text:p>
          </table:table-cell>
          <table:table-cell office:value-type="float" office:value="5.8532791637648165">
            <text:p>5.8532791637648165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180035</text:p>
          </table:table-cell>
          <table:table-cell office:value-type="string">
            <text:p>MCSSA001385</text:p>
          </table:table-cell>
          <table:table-cell office:value-type="float" office:value="2.986277577084774">
            <text:p>2.986277577084774</text:p>
          </table:table-cell>
          <table:table-cell office:value-type="float" office:value="11.0">
            <text:p>11.0</text:p>
          </table:table-cell>
          <table:table-cell office:value-type="float" office:value="2.2">
            <text:p>2.2</text:p>
          </table:table-cell>
          <table:table-cell office:value-type="float" office:value="0.9567679879149539">
            <text:p>0.9567679879149539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180035</text:p>
          </table:table-cell>
          <table:table-cell office:value-type="string">
            <text:p>MCSSA001390</text:p>
          </table:table-cell>
          <table:table-cell office:value-type="float" office:value="0.995425859028258">
            <text:p>0.995425859028258</text:p>
          </table:table-cell>
          <table:table-cell office:value-type="float" office:value="11.0">
            <text:p>11.0</text:p>
          </table:table-cell>
          <table:table-cell office:value-type="float" office:value="2.2">
            <text:p>2.2</text:p>
          </table:table-cell>
          <table:table-cell office:value-type="float" office:value="0.9567679879149539">
            <text:p>0.9567679879149539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180035</text:p>
          </table:table-cell>
          <table:table-cell office:value-type="string">
            <text:p>MCSSA017531</text:p>
          </table:table-cell>
          <table:table-cell office:value-type="float" office:value="3.366821996375455">
            <text:p>3.366821996375455</text:p>
          </table:table-cell>
          <table:table-cell office:value-type="float" office:value="11.0">
            <text:p>11.0</text:p>
          </table:table-cell>
          <table:table-cell office:value-type="float" office:value="2.2">
            <text:p>2.2</text:p>
          </table:table-cell>
          <table:table-cell office:value-type="float" office:value="0.9567679879149539">
            <text:p>0.9567679879149539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180035</text:p>
          </table:table-cell>
          <table:table-cell office:value-type="string">
            <text:p>MCSSA006570</text:p>
          </table:table-cell>
          <table:table-cell office:value-type="float" office:value="1.1676434867163854">
            <text:p>1.1676434867163854</text:p>
          </table:table-cell>
          <table:table-cell office:value-type="float" office:value="11.0">
            <text:p>11.0</text:p>
          </table:table-cell>
          <table:table-cell office:value-type="float" office:value="2.2">
            <text:p>2.2</text:p>
          </table:table-cell>
          <table:table-cell office:value-type="float" office:value="0.9567679879149539">
            <text:p>0.9567679879149539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180035</text:p>
          </table:table-cell>
          <table:table-cell office:value-type="string">
            <text:p>MCSSA006623</text:p>
          </table:table-cell>
          <table:table-cell office:value-type="float" office:value="2.483831080795128">
            <text:p>2.483831080795128</text:p>
          </table:table-cell>
          <table:table-cell office:value-type="float" office:value="11.0">
            <text:p>11.0</text:p>
          </table:table-cell>
          <table:table-cell office:value-type="float" office:value="2.2">
            <text:p>2.2</text:p>
          </table:table-cell>
          <table:table-cell office:value-type="float" office:value="0.9567679879149539">
            <text:p>0.9567679879149539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180036</text:p>
          </table:table-cell>
          <table:table-cell office:value-type="string">
            <text:p>MCSSA001892</text:p>
          </table:table-cell>
          <table:table-cell office:value-type="float" office:value="19.105536924662744">
            <text:p>19.105536924662744</text:p>
          </table:table-cell>
          <table:table-cell office:value-type="float" office:value="59.99999999999999">
            <text:p>59.99999999999999</text:p>
          </table:table-cell>
          <table:table-cell office:value-type="float" office:value="19.999999999999996">
            <text:p>19.999999999999996</text:p>
          </table:table-cell>
          <table:table-cell office:value-type="float" office:value="4.746153339466697">
            <text:p>4.746153339466697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180036</text:p>
          </table:table-cell>
          <table:table-cell office:value-type="string">
            <text:p>MCSSA009271</text:p>
          </table:table-cell>
          <table:table-cell office:value-type="float" office:value="14.686249925326853">
            <text:p>14.686249925326853</text:p>
          </table:table-cell>
          <table:table-cell office:value-type="float" office:value="59.99999999999999">
            <text:p>59.99999999999999</text:p>
          </table:table-cell>
          <table:table-cell office:value-type="float" office:value="19.999999999999996">
            <text:p>19.999999999999996</text:p>
          </table:table-cell>
          <table:table-cell office:value-type="float" office:value="4.746153339466697">
            <text:p>4.746153339466697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180036</text:p>
          </table:table-cell>
          <table:table-cell office:value-type="string">
            <text:p>MCSSA018436</text:p>
          </table:table-cell>
          <table:table-cell office:value-type="float" office:value="26.208213150010394">
            <text:p>26.208213150010394</text:p>
          </table:table-cell>
          <table:table-cell office:value-type="float" office:value="59.99999999999999">
            <text:p>59.99999999999999</text:p>
          </table:table-cell>
          <table:table-cell office:value-type="float" office:value="19.999999999999996">
            <text:p>19.999999999999996</text:p>
          </table:table-cell>
          <table:table-cell office:value-type="float" office:value="4.746153339466697">
            <text:p>4.746153339466697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180002</text:p>
          </table:table-cell>
          <table:table-cell office:value-type="string">
            <text:p>MCSSA001892</text:p>
          </table:table-cell>
          <table:table-cell office:value-type="float" office:value="8.10556284325551">
            <text:p>8.10556284325551</text:p>
          </table:table-cell>
          <table:table-cell office:value-type="float" office:value="31.0">
            <text:p>31.0</text:p>
          </table:table-cell>
          <table:table-cell office:value-type="float" office:value="10.333333333333334">
            <text:p>10.333333333333334</text:p>
          </table:table-cell>
          <table:table-cell office:value-type="float" office:value="2.7086197688536413">
            <text:p>2.708619768853641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180002</text:p>
          </table:table-cell>
          <table:table-cell office:value-type="string">
            <text:p>MCSSA009271</text:p>
          </table:table-cell>
          <table:table-cell office:value-type="float" office:value="8.748568812101908">
            <text:p>8.748568812101908</text:p>
          </table:table-cell>
          <table:table-cell office:value-type="float" office:value="31.0">
            <text:p>31.0</text:p>
          </table:table-cell>
          <table:table-cell office:value-type="float" office:value="10.333333333333334">
            <text:p>10.333333333333334</text:p>
          </table:table-cell>
          <table:table-cell office:value-type="float" office:value="2.7086197688536413">
            <text:p>2.708619768853641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180002</text:p>
          </table:table-cell>
          <table:table-cell office:value-type="string">
            <text:p>MCSSA018436</text:p>
          </table:table-cell>
          <table:table-cell office:value-type="float" office:value="14.145868344642581">
            <text:p>14.145868344642581</text:p>
          </table:table-cell>
          <table:table-cell office:value-type="float" office:value="31.0">
            <text:p>31.0</text:p>
          </table:table-cell>
          <table:table-cell office:value-type="float" office:value="10.333333333333334">
            <text:p>10.333333333333334</text:p>
          </table:table-cell>
          <table:table-cell office:value-type="float" office:value="2.7086197688536413">
            <text:p>2.708619768853641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180033</text:p>
          </table:table-cell>
          <table:table-cell office:value-type="string">
            <text:p>MCSSA009271</text:p>
          </table:table-cell>
          <table:table-cell office:value-type="float" office:value="7.990102787498231">
            <text:p>7.990102787498231</text:p>
          </table:table-cell>
          <table:table-cell office:value-type="float" office:value="19.0">
            <text:p>19.0</text:p>
          </table:table-cell>
          <table:table-cell office:value-type="float" office:value="9.5">
            <text:p>9.5</text:p>
          </table:table-cell>
          <table:table-cell office:value-type="float" office:value="1.5098972125017682">
            <text:p>1.509897212501768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180033</text:p>
          </table:table-cell>
          <table:table-cell office:value-type="string">
            <text:p>MCSSA018436</text:p>
          </table:table-cell>
          <table:table-cell office:value-type="float" office:value="11.009897212501768">
            <text:p>11.009897212501768</text:p>
          </table:table-cell>
          <table:table-cell office:value-type="float" office:value="19.0">
            <text:p>19.0</text:p>
          </table:table-cell>
          <table:table-cell office:value-type="float" office:value="9.5">
            <text:p>9.5</text:p>
          </table:table-cell>
          <table:table-cell office:value-type="float" office:value="1.5098972125017682">
            <text:p>1.509897212501768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180011</text:p>
          </table:table-cell>
          <table:table-cell office:value-type="string">
            <text:p>MCSSA001385</text:p>
          </table:table-cell>
          <table:table-cell office:value-type="float" office:value="26.462101995953052">
            <text:p>26.462101995953052</text:p>
          </table:table-cell>
          <table:table-cell office:value-type="float" office:value="42.99999999999999">
            <text:p>42.99999999999999</text:p>
          </table:table-cell>
          <table:table-cell office:value-type="float" office:value="14.33333333333333">
            <text:p>14.33333333333333</text:p>
          </table:table-cell>
          <table:table-cell office:value-type="float" office:value="8.58815858615639">
            <text:p>8.58815858615639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180011</text:p>
          </table:table-cell>
          <table:table-cell office:value-type="string">
            <text:p>MCSSA001390</text:p>
          </table:table-cell>
          <table:table-cell office:value-type="float" office:value="8.820700665317684">
            <text:p>8.820700665317684</text:p>
          </table:table-cell>
          <table:table-cell office:value-type="float" office:value="42.99999999999999">
            <text:p>42.99999999999999</text:p>
          </table:table-cell>
          <table:table-cell office:value-type="float" office:value="14.33333333333333">
            <text:p>14.33333333333333</text:p>
          </table:table-cell>
          <table:table-cell office:value-type="float" office:value="8.58815858615639">
            <text:p>8.58815858615639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180011</text:p>
          </table:table-cell>
          <table:table-cell office:value-type="string">
            <text:p>MCSSA001402</text:p>
          </table:table-cell>
          <table:table-cell office:value-type="float" office:value="7.717197338729254">
            <text:p>7.717197338729254</text:p>
          </table:table-cell>
          <table:table-cell office:value-type="float" office:value="42.99999999999999">
            <text:p>42.99999999999999</text:p>
          </table:table-cell>
          <table:table-cell office:value-type="float" office:value="14.33333333333333">
            <text:p>14.33333333333333</text:p>
          </table:table-cell>
          <table:table-cell office:value-type="float" office:value="8.58815858615639">
            <text:p>8.58815858615639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180019</text:p>
          </table:table-cell>
          <table:table-cell office:value-type="string">
            <text:p>MCSSA001402</text:p>
          </table:table-cell>
          <table:table-cell office:value-type="float" office:value="1.8375227673476178">
            <text:p>1.8375227673476178</text:p>
          </table:table-cell>
          <table:table-cell office:value-type="float" office:value="5.0">
            <text:p>5.0</text:p>
          </table:table-cell>
          <table:table-cell office:value-type="float" office:value="2.5">
            <text:p>2.5</text:p>
          </table:table-cell>
          <table:table-cell office:value-type="float" office:value="0.6624772326523825">
            <text:p>0.6624772326523825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180019</text:p>
          </table:table-cell>
          <table:table-cell office:value-type="string">
            <text:p>MCSSA001414</text:p>
          </table:table-cell>
          <table:table-cell office:value-type="float" office:value="3.1624772326523827">
            <text:p>3.1624772326523827</text:p>
          </table:table-cell>
          <table:table-cell office:value-type="float" office:value="5.0">
            <text:p>5.0</text:p>
          </table:table-cell>
          <table:table-cell office:value-type="float" office:value="2.5">
            <text:p>2.5</text:p>
          </table:table-cell>
          <table:table-cell office:value-type="float" office:value="0.6624772326523825">
            <text:p>0.6624772326523825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270023</text:p>
          </table:table-cell>
          <table:table-cell office:value-type="string">
            <text:p>MCSSA001892</text:p>
          </table:table-cell>
          <table:table-cell office:value-type="float" office:value="23.0">
            <text:p>23.0</text:p>
          </table:table-cell>
          <table:table-cell office:value-type="float" office:value="23.0">
            <text:p>23.0</text:p>
          </table:table-cell>
          <table:table-cell office:value-type="float" office:value="23.0">
            <text:p>23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270001</text:p>
          </table:table-cell>
          <table:table-cell office:value-type="string">
            <text:p>MCSSA003946</text:p>
          </table:table-cell>
          <table:table-cell office:value-type="float" office:value="130.0">
            <text:p>130.0</text:p>
          </table:table-cell>
          <table:table-cell office:value-type="float" office:value="130.0">
            <text:p>130.0</text:p>
          </table:table-cell>
          <table:table-cell office:value-type="float" office:value="130.0">
            <text:p>130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270012</text:p>
          </table:table-cell>
          <table:table-cell office:value-type="string">
            <text:p>MCSSA001892</text:p>
          </table:table-cell>
          <table:table-cell office:value-type="float" office:value="26.517338781072507">
            <text:p>26.517338781072507</text:p>
          </table:table-cell>
          <table:table-cell office:value-type="float" office:value="44.00000000000001">
            <text:p>44.00000000000001</text:p>
          </table:table-cell>
          <table:table-cell office:value-type="float" office:value="22.000000000000004">
            <text:p>22.000000000000004</text:p>
          </table:table-cell>
          <table:table-cell office:value-type="float" office:value="4.517338781072503">
            <text:p>4.51733878107250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270012</text:p>
          </table:table-cell>
          <table:table-cell office:value-type="string">
            <text:p>MCSSA003946</text:p>
          </table:table-cell>
          <table:table-cell office:value-type="float" office:value="17.4826612189275">
            <text:p>17.4826612189275</text:p>
          </table:table-cell>
          <table:table-cell office:value-type="float" office:value="44.00000000000001">
            <text:p>44.00000000000001</text:p>
          </table:table-cell>
          <table:table-cell office:value-type="float" office:value="22.000000000000004">
            <text:p>22.000000000000004</text:p>
          </table:table-cell>
          <table:table-cell office:value-type="float" office:value="4.517338781072503">
            <text:p>4.51733878107250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510008</text:p>
          </table:table-cell>
          <table:table-cell office:value-type="string">
            <text:p>MCSSA003724</text:p>
          </table:table-cell>
          <table:table-cell office:value-type="float" office:value="16.356296111998194">
            <text:p>16.356296111998194</text:p>
          </table:table-cell>
          <table:table-cell office:value-type="float" office:value="70.0">
            <text:p>70.0</text:p>
          </table:table-cell>
          <table:table-cell office:value-type="float" office:value="23.333333333333332">
            <text:p>23.333333333333332</text:p>
          </table:table-cell>
          <table:table-cell office:value-type="float" office:value="8.115049912650502">
            <text:p>8.11504991265050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08</text:p>
          </table:table-cell>
          <table:table-cell office:value-type="string">
            <text:p>MCSSA003736</text:p>
          </table:table-cell>
          <table:table-cell office:value-type="float" office:value="34.71309812798803">
            <text:p>34.71309812798803</text:p>
          </table:table-cell>
          <table:table-cell office:value-type="float" office:value="70.0">
            <text:p>70.0</text:p>
          </table:table-cell>
          <table:table-cell office:value-type="float" office:value="23.333333333333332">
            <text:p>23.333333333333332</text:p>
          </table:table-cell>
          <table:table-cell office:value-type="float" office:value="8.115049912650502">
            <text:p>8.11504991265050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08</text:p>
          </table:table-cell>
          <table:table-cell office:value-type="string">
            <text:p>MCSSA018342</text:p>
          </table:table-cell>
          <table:table-cell office:value-type="float" office:value="18.930605760013773">
            <text:p>18.930605760013773</text:p>
          </table:table-cell>
          <table:table-cell office:value-type="float" office:value="70.0">
            <text:p>70.0</text:p>
          </table:table-cell>
          <table:table-cell office:value-type="float" office:value="23.333333333333332">
            <text:p>23.333333333333332</text:p>
          </table:table-cell>
          <table:table-cell office:value-type="float" office:value="8.115049912650502">
            <text:p>8.11504991265050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14</text:p>
          </table:table-cell>
          <table:table-cell office:value-type="string">
            <text:p>MCSSA003724</text:p>
          </table:table-cell>
          <table:table-cell office:value-type="float" office:value="15.418021296029387">
            <text:p>15.418021296029387</text:p>
          </table:table-cell>
          <table:table-cell office:value-type="float" office:value="38.99999999999999">
            <text:p>38.99999999999999</text:p>
          </table:table-cell>
          <table:table-cell office:value-type="float" office:value="9.749999999999998">
            <text:p>9.749999999999998</text:p>
          </table:table-cell>
          <table:table-cell office:value-type="float" office:value="3.577613654870651">
            <text:p>3.577613654870651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10014</text:p>
          </table:table-cell>
          <table:table-cell office:value-type="string">
            <text:p>MCSSA003736</text:p>
          </table:table-cell>
          <table:table-cell office:value-type="float" office:value="6.631543689024927">
            <text:p>6.631543689024927</text:p>
          </table:table-cell>
          <table:table-cell office:value-type="float" office:value="38.99999999999999">
            <text:p>38.99999999999999</text:p>
          </table:table-cell>
          <table:table-cell office:value-type="float" office:value="9.749999999999998">
            <text:p>9.749999999999998</text:p>
          </table:table-cell>
          <table:table-cell office:value-type="float" office:value="3.577613654870651">
            <text:p>3.577613654870651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10014</text:p>
          </table:table-cell>
          <table:table-cell office:value-type="string">
            <text:p>MCSSA003741</text:p>
          </table:table-cell>
          <table:table-cell office:value-type="float" office:value="6.729379331716376">
            <text:p>6.729379331716376</text:p>
          </table:table-cell>
          <table:table-cell office:value-type="float" office:value="38.99999999999999">
            <text:p>38.99999999999999</text:p>
          </table:table-cell>
          <table:table-cell office:value-type="float" office:value="9.749999999999998">
            <text:p>9.749999999999998</text:p>
          </table:table-cell>
          <table:table-cell office:value-type="float" office:value="3.577613654870651">
            <text:p>3.577613654870651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10014</text:p>
          </table:table-cell>
          <table:table-cell office:value-type="string">
            <text:p>MCSSA018342</text:p>
          </table:table-cell>
          <table:table-cell office:value-type="float" office:value="10.221055683229304">
            <text:p>10.221055683229304</text:p>
          </table:table-cell>
          <table:table-cell office:value-type="float" office:value="38.99999999999999">
            <text:p>38.99999999999999</text:p>
          </table:table-cell>
          <table:table-cell office:value-type="float" office:value="9.749999999999998">
            <text:p>9.749999999999998</text:p>
          </table:table-cell>
          <table:table-cell office:value-type="float" office:value="3.577613654870651">
            <text:p>3.577613654870651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10016</text:p>
          </table:table-cell>
          <table:table-cell office:value-type="string">
            <text:p>MCSSA003741</text:p>
          </table:table-cell>
          <table:table-cell office:value-type="float" office:value="12.91391923461351">
            <text:p>12.91391923461351</text:p>
          </table:table-cell>
          <table:table-cell office:value-type="float" office:value="47.00000000000001">
            <text:p>47.00000000000001</text:p>
          </table:table-cell>
          <table:table-cell office:value-type="float" office:value="11.750000000000002">
            <text:p>11.750000000000002</text:p>
          </table:table-cell>
          <table:table-cell office:value-type="float" office:value="2.728298858240653">
            <text:p>2.728298858240653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10016</text:p>
          </table:table-cell>
          <table:table-cell office:value-type="string">
            <text:p>MCSSA003770</text:p>
          </table:table-cell>
          <table:table-cell office:value-type="float" office:value="7.604659606779681">
            <text:p>7.604659606779681</text:p>
          </table:table-cell>
          <table:table-cell office:value-type="float" office:value="47.00000000000001">
            <text:p>47.00000000000001</text:p>
          </table:table-cell>
          <table:table-cell office:value-type="float" office:value="11.750000000000002">
            <text:p>11.750000000000002</text:p>
          </table:table-cell>
          <table:table-cell office:value-type="float" office:value="2.728298858240653">
            <text:p>2.728298858240653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10016</text:p>
          </table:table-cell>
          <table:table-cell office:value-type="string">
            <text:p>MCSSA018342</text:p>
          </table:table-cell>
          <table:table-cell office:value-type="float" office:value="15.0834622740045">
            <text:p>15.0834622740045</text:p>
          </table:table-cell>
          <table:table-cell office:value-type="float" office:value="47.00000000000001">
            <text:p>47.00000000000001</text:p>
          </table:table-cell>
          <table:table-cell office:value-type="float" office:value="11.750000000000002">
            <text:p>11.750000000000002</text:p>
          </table:table-cell>
          <table:table-cell office:value-type="float" office:value="2.728298858240653">
            <text:p>2.728298858240653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10016</text:p>
          </table:table-cell>
          <table:table-cell office:value-type="string">
            <text:p>MCSSA008554</text:p>
          </table:table-cell>
          <table:table-cell office:value-type="float" office:value="11.39795888460231">
            <text:p>11.39795888460231</text:p>
          </table:table-cell>
          <table:table-cell office:value-type="float" office:value="47.00000000000001">
            <text:p>47.00000000000001</text:p>
          </table:table-cell>
          <table:table-cell office:value-type="float" office:value="11.750000000000002">
            <text:p>11.750000000000002</text:p>
          </table:table-cell>
          <table:table-cell office:value-type="float" office:value="2.728298858240653">
            <text:p>2.728298858240653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180007</text:p>
          </table:table-cell>
          <table:table-cell office:value-type="string">
            <text:p>MCSSA001402</text:p>
          </table:table-cell>
          <table:table-cell office:value-type="float" office:value="23.0">
            <text:p>23.0</text:p>
          </table:table-cell>
          <table:table-cell office:value-type="float" office:value="23.0">
            <text:p>23.0</text:p>
          </table:table-cell>
          <table:table-cell office:value-type="float" office:value="23.0">
            <text:p>23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180003</text:p>
          </table:table-cell>
          <table:table-cell office:value-type="string">
            <text:p>MCSSA003946</text:p>
          </table:table-cell>
          <table:table-cell office:value-type="float" office:value="114.0">
            <text:p>114.0</text:p>
          </table:table-cell>
          <table:table-cell office:value-type="float" office:value="114.0">
            <text:p>114.0</text:p>
          </table:table-cell>
          <table:table-cell office:value-type="float" office:value="114.0">
            <text:p>114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180006</text:p>
          </table:table-cell>
          <table:table-cell office:value-type="string">
            <text:p>MCSSA001414</text:p>
          </table:table-cell>
          <table:table-cell office:value-type="float" office:value="87.0">
            <text:p>87.0</text:p>
          </table:table-cell>
          <table:table-cell office:value-type="float" office:value="87.0">
            <text:p>87.0</text:p>
          </table:table-cell>
          <table:table-cell office:value-type="float" office:value="87.0">
            <text:p>87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180008</text:p>
          </table:table-cell>
          <table:table-cell office:value-type="string">
            <text:p>MCSSA001402</text:p>
          </table:table-cell>
          <table:table-cell office:value-type="float" office:value="43.06050410325665">
            <text:p>43.06050410325665</text:p>
          </table:table-cell>
          <table:table-cell office:value-type="float" office:value="157.0">
            <text:p>157.0</text:p>
          </table:table-cell>
          <table:table-cell office:value-type="float" office:value="39.25">
            <text:p>39.25</text:p>
          </table:table-cell>
          <table:table-cell office:value-type="float" office:value="10.312685311046236">
            <text:p>10.312685311046236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180008</text:p>
          </table:table-cell>
          <table:table-cell office:value-type="string">
            <text:p>MCSSA003905</text:p>
          </table:table-cell>
          <table:table-cell office:value-type="float" office:value="54.4326986950858">
            <text:p>54.4326986950858</text:p>
          </table:table-cell>
          <table:table-cell office:value-type="float" office:value="157.0">
            <text:p>157.0</text:p>
          </table:table-cell>
          <table:table-cell office:value-type="float" office:value="39.25">
            <text:p>39.25</text:p>
          </table:table-cell>
          <table:table-cell office:value-type="float" office:value="10.312685311046236">
            <text:p>10.312685311046236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180008</text:p>
          </table:table-cell>
          <table:table-cell office:value-type="string">
            <text:p>MCSSA003934</text:p>
          </table:table-cell>
          <table:table-cell office:value-type="float" office:value="29.73395840409569">
            <text:p>29.73395840409569</text:p>
          </table:table-cell>
          <table:table-cell office:value-type="float" office:value="157.0">
            <text:p>157.0</text:p>
          </table:table-cell>
          <table:table-cell office:value-type="float" office:value="39.25">
            <text:p>39.25</text:p>
          </table:table-cell>
          <table:table-cell office:value-type="float" office:value="10.312685311046236">
            <text:p>10.312685311046236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180008</text:p>
          </table:table-cell>
          <table:table-cell office:value-type="string">
            <text:p>MCSSA014434</text:p>
          </table:table-cell>
          <table:table-cell office:value-type="float" office:value="29.77283879756187">
            <text:p>29.77283879756187</text:p>
          </table:table-cell>
          <table:table-cell office:value-type="float" office:value="157.0">
            <text:p>157.0</text:p>
          </table:table-cell>
          <table:table-cell office:value-type="float" office:value="39.25">
            <text:p>39.25</text:p>
          </table:table-cell>
          <table:table-cell office:value-type="float" office:value="10.312685311046236">
            <text:p>10.312685311046236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180010</text:p>
          </table:table-cell>
          <table:table-cell office:value-type="string">
            <text:p>MCSSA018890</text:p>
          </table:table-cell>
          <table:table-cell office:value-type="float" office:value="161.00000000000003">
            <text:p>161.00000000000003</text:p>
          </table:table-cell>
          <table:table-cell office:value-type="float" office:value="161.00000000000003">
            <text:p>161.00000000000003</text:p>
          </table:table-cell>
          <table:table-cell office:value-type="float" office:value="161.00000000000003">
            <text:p>161.00000000000003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270015</text:p>
          </table:table-cell>
          <table:table-cell office:value-type="string">
            <text:p>MCSSA001892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270017</text:p>
          </table:table-cell>
          <table:table-cell office:value-type="string">
            <text:p>MCSSA001892</text:p>
          </table:table-cell>
          <table:table-cell office:value-type="float" office:value="19.0">
            <text:p>19.0</text:p>
          </table:table-cell>
          <table:table-cell office:value-type="float" office:value="19.0">
            <text:p>19.0</text:p>
          </table:table-cell>
          <table:table-cell office:value-type="float" office:value="19.0">
            <text:p>19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510063</text:p>
          </table:table-cell>
          <table:table-cell office:value-type="string">
            <text:p>MCSSA003765</text:p>
          </table:table-cell>
          <table:table-cell office:value-type="float" office:value="8.062823741114716">
            <text:p>8.062823741114716</text:p>
          </table:table-cell>
          <table:table-cell office:value-type="float" office:value="38.0">
            <text:p>38.0</text:p>
          </table:table-cell>
          <table:table-cell office:value-type="float" office:value="12.666666666666666">
            <text:p>12.666666666666666</text:p>
          </table:table-cell>
          <table:table-cell office:value-type="float" office:value="4.40501525092922">
            <text:p>4.4050152509292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63</text:p>
          </table:table-cell>
          <table:table-cell office:value-type="string">
            <text:p>MCSSA009423</text:p>
          </table:table-cell>
          <table:table-cell office:value-type="float" office:value="11.33407141067349">
            <text:p>11.33407141067349</text:p>
          </table:table-cell>
          <table:table-cell office:value-type="float" office:value="38.0">
            <text:p>38.0</text:p>
          </table:table-cell>
          <table:table-cell office:value-type="float" office:value="12.666666666666666">
            <text:p>12.666666666666666</text:p>
          </table:table-cell>
          <table:table-cell office:value-type="float" office:value="4.40501525092922">
            <text:p>4.4050152509292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63</text:p>
          </table:table-cell>
          <table:table-cell office:value-type="string">
            <text:p>MCSSA010683</text:p>
          </table:table-cell>
          <table:table-cell office:value-type="float" office:value="18.603104848211792">
            <text:p>18.603104848211792</text:p>
          </table:table-cell>
          <table:table-cell office:value-type="float" office:value="38.0">
            <text:p>38.0</text:p>
          </table:table-cell>
          <table:table-cell office:value-type="float" office:value="12.666666666666666">
            <text:p>12.666666666666666</text:p>
          </table:table-cell>
          <table:table-cell office:value-type="float" office:value="4.40501525092922">
            <text:p>4.4050152509292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64</text:p>
          </table:table-cell>
          <table:table-cell office:value-type="string">
            <text:p>MCSSA003712</text:p>
          </table:table-cell>
          <table:table-cell office:value-type="float" office:value="0.562279125741328">
            <text:p>0.562279125741328</text:p>
          </table:table-cell>
          <table:table-cell office:value-type="float" office:value="11.0">
            <text:p>11.0</text:p>
          </table:table-cell>
          <table:table-cell office:value-type="float" office:value="1.8333333333333333">
            <text:p>1.8333333333333333</text:p>
          </table:table-cell>
          <table:table-cell office:value-type="float" office:value="1.7957433428422427">
            <text:p>1.795743342842242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64</text:p>
          </table:table-cell>
          <table:table-cell office:value-type="string">
            <text:p>MCSSA003765</text:p>
          </table:table-cell>
          <table:table-cell office:value-type="float" office:value="0.957053466271728">
            <text:p>0.957053466271728</text:p>
          </table:table-cell>
          <table:table-cell office:value-type="float" office:value="11.0">
            <text:p>11.0</text:p>
          </table:table-cell>
          <table:table-cell office:value-type="float" office:value="1.8333333333333333">
            <text:p>1.8333333333333333</text:p>
          </table:table-cell>
          <table:table-cell office:value-type="float" office:value="1.7957433428422427">
            <text:p>1.795743342842242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64</text:p>
          </table:table-cell>
          <table:table-cell office:value-type="string">
            <text:p>MCSSA003806</text:p>
          </table:table-cell>
          <table:table-cell office:value-type="float" office:value="0.9544138279385445">
            <text:p>0.9544138279385445</text:p>
          </table:table-cell>
          <table:table-cell office:value-type="float" office:value="11.0">
            <text:p>11.0</text:p>
          </table:table-cell>
          <table:table-cell office:value-type="float" office:value="1.8333333333333333">
            <text:p>1.8333333333333333</text:p>
          </table:table-cell>
          <table:table-cell office:value-type="float" office:value="1.7957433428422427">
            <text:p>1.795743342842242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64</text:p>
          </table:table-cell>
          <table:table-cell office:value-type="string">
            <text:p>MCSSA014341</text:p>
          </table:table-cell>
          <table:table-cell office:value-type="float" office:value="0.81216502458036">
            <text:p>0.81216502458036</text:p>
          </table:table-cell>
          <table:table-cell office:value-type="float" office:value="11.0">
            <text:p>11.0</text:p>
          </table:table-cell>
          <table:table-cell office:value-type="float" office:value="1.8333333333333333">
            <text:p>1.8333333333333333</text:p>
          </table:table-cell>
          <table:table-cell office:value-type="float" office:value="1.7957433428422427">
            <text:p>1.795743342842242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64</text:p>
          </table:table-cell>
          <table:table-cell office:value-type="string">
            <text:p>MCSSA018470</text:p>
          </table:table-cell>
          <table:table-cell office:value-type="float" office:value="1.9917529423952898">
            <text:p>1.9917529423952898</text:p>
          </table:table-cell>
          <table:table-cell office:value-type="float" office:value="11.0">
            <text:p>11.0</text:p>
          </table:table-cell>
          <table:table-cell office:value-type="float" office:value="1.8333333333333333">
            <text:p>1.8333333333333333</text:p>
          </table:table-cell>
          <table:table-cell office:value-type="float" office:value="1.7957433428422427">
            <text:p>1.795743342842242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64</text:p>
          </table:table-cell>
          <table:table-cell office:value-type="string">
            <text:p>MCSSA007690</text:p>
          </table:table-cell>
          <table:table-cell office:value-type="float" office:value="5.722335613072749">
            <text:p>5.722335613072749</text:p>
          </table:table-cell>
          <table:table-cell office:value-type="float" office:value="11.0">
            <text:p>11.0</text:p>
          </table:table-cell>
          <table:table-cell office:value-type="float" office:value="1.8333333333333333">
            <text:p>1.8333333333333333</text:p>
          </table:table-cell>
          <table:table-cell office:value-type="float" office:value="1.7957433428422427">
            <text:p>1.795743342842242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69</text:p>
          </table:table-cell>
          <table:table-cell office:value-type="string">
            <text:p>MCSSA00942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510073</text:p>
          </table:table-cell>
          <table:table-cell office:value-type="string">
            <text:p>MCSSA003736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510074</text:p>
          </table:table-cell>
          <table:table-cell office:value-type="string">
            <text:p>MCSSA003765</text:p>
          </table:table-cell>
          <table:table-cell office:value-type="float" office:value="2.2636896805249616">
            <text:p>2.2636896805249616</text:p>
          </table:table-cell>
          <table:table-cell office:value-type="float" office:value="7.0">
            <text:p>7.0</text:p>
          </table:table-cell>
          <table:table-cell office:value-type="float" office:value="2.3333333333333335">
            <text:p>2.3333333333333335</text:p>
          </table:table-cell>
          <table:table-cell office:value-type="float" office:value="0.11328077773967662">
            <text:p>0.1132807777396766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74</text:p>
          </table:table-cell>
          <table:table-cell office:value-type="string">
            <text:p>MCSSA009423</text:p>
          </table:table-cell>
          <table:table-cell office:value-type="float" office:value="2.493099639910071">
            <text:p>2.493099639910071</text:p>
          </table:table-cell>
          <table:table-cell office:value-type="float" office:value="7.0">
            <text:p>7.0</text:p>
          </table:table-cell>
          <table:table-cell office:value-type="float" office:value="2.3333333333333335">
            <text:p>2.3333333333333335</text:p>
          </table:table-cell>
          <table:table-cell office:value-type="float" office:value="0.11328077773967662">
            <text:p>0.1132807777396766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74</text:p>
          </table:table-cell>
          <table:table-cell office:value-type="string">
            <text:p>MCSSA010683</text:p>
          </table:table-cell>
          <table:table-cell office:value-type="float" office:value="2.243210679564967">
            <text:p>2.243210679564967</text:p>
          </table:table-cell>
          <table:table-cell office:value-type="float" office:value="7.0">
            <text:p>7.0</text:p>
          </table:table-cell>
          <table:table-cell office:value-type="float" office:value="2.3333333333333335">
            <text:p>2.3333333333333335</text:p>
          </table:table-cell>
          <table:table-cell office:value-type="float" office:value="0.11328077773967662">
            <text:p>0.1132807777396766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78</text:p>
          </table:table-cell>
          <table:table-cell office:value-type="string">
            <text:p>MCSSA003753</text:p>
          </table:table-cell>
          <table:table-cell office:value-type="float" office:value="5.558769830086268">
            <text:p>5.558769830086268</text:p>
          </table:table-cell>
          <table:table-cell office:value-type="float" office:value="14.0">
            <text:p>14.0</text:p>
          </table:table-cell>
          <table:table-cell office:value-type="float" office:value="3.5">
            <text:p>3.5</text:p>
          </table:table-cell>
          <table:table-cell office:value-type="float" office:value="2.0007923844266475">
            <text:p>2.0007923844266475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10078</text:p>
          </table:table-cell>
          <table:table-cell office:value-type="string">
            <text:p>MCSSA003794</text:p>
          </table:table-cell>
          <table:table-cell office:value-type="float" office:value="1.0805061396201423">
            <text:p>1.0805061396201423</text:p>
          </table:table-cell>
          <table:table-cell office:value-type="float" office:value="14.0">
            <text:p>14.0</text:p>
          </table:table-cell>
          <table:table-cell office:value-type="float" office:value="3.5">
            <text:p>3.5</text:p>
          </table:table-cell>
          <table:table-cell office:value-type="float" office:value="2.0007923844266475">
            <text:p>2.0007923844266475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10078</text:p>
          </table:table-cell>
          <table:table-cell office:value-type="string">
            <text:p>MCSSA009423</text:p>
          </table:table-cell>
          <table:table-cell office:value-type="float" office:value="5.391375749108885">
            <text:p>5.391375749108885</text:p>
          </table:table-cell>
          <table:table-cell office:value-type="float" office:value="14.0">
            <text:p>14.0</text:p>
          </table:table-cell>
          <table:table-cell office:value-type="float" office:value="3.5">
            <text:p>3.5</text:p>
          </table:table-cell>
          <table:table-cell office:value-type="float" office:value="2.0007923844266475">
            <text:p>2.0007923844266475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10078</text:p>
          </table:table-cell>
          <table:table-cell office:value-type="string">
            <text:p>MCSSA010683</text:p>
          </table:table-cell>
          <table:table-cell office:value-type="float" office:value="1.9693482811847045">
            <text:p>1.9693482811847045</text:p>
          </table:table-cell>
          <table:table-cell office:value-type="float" office:value="14.0">
            <text:p>14.0</text:p>
          </table:table-cell>
          <table:table-cell office:value-type="float" office:value="3.5">
            <text:p>3.5</text:p>
          </table:table-cell>
          <table:table-cell office:value-type="float" office:value="2.0007923844266475">
            <text:p>2.0007923844266475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10079</text:p>
          </table:table-cell>
          <table:table-cell office:value-type="string">
            <text:p>MCSSA003753</text:p>
          </table:table-cell>
          <table:table-cell office:value-type="float" office:value="3.738692943525115">
            <text:p>3.738692943525115</text:p>
          </table:table-cell>
          <table:table-cell office:value-type="float" office:value="27.0">
            <text:p>27.0</text:p>
          </table:table-cell>
          <table:table-cell office:value-type="float" office:value="9.0">
            <text:p>9.0</text:p>
          </table:table-cell>
          <table:table-cell office:value-type="float" office:value="4.9684662840807">
            <text:p>4.9684662840807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79</text:p>
          </table:table-cell>
          <table:table-cell office:value-type="string">
            <text:p>MCSSA009423</text:p>
          </table:table-cell>
          <table:table-cell office:value-type="float" office:value="7.597358117883065">
            <text:p>7.597358117883065</text:p>
          </table:table-cell>
          <table:table-cell office:value-type="float" office:value="27.0">
            <text:p>27.0</text:p>
          </table:table-cell>
          <table:table-cell office:value-type="float" office:value="9.0">
            <text:p>9.0</text:p>
          </table:table-cell>
          <table:table-cell office:value-type="float" office:value="4.9684662840807">
            <text:p>4.9684662840807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79</text:p>
          </table:table-cell>
          <table:table-cell office:value-type="string">
            <text:p>MCSSA010683</text:p>
          </table:table-cell>
          <table:table-cell office:value-type="float" office:value="15.663948938591822">
            <text:p>15.663948938591822</text:p>
          </table:table-cell>
          <table:table-cell office:value-type="float" office:value="27.0">
            <text:p>27.0</text:p>
          </table:table-cell>
          <table:table-cell office:value-type="float" office:value="9.0">
            <text:p>9.0</text:p>
          </table:table-cell>
          <table:table-cell office:value-type="float" office:value="4.9684662840807">
            <text:p>4.9684662840807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82</text:p>
          </table:table-cell>
          <table:table-cell office:value-type="string">
            <text:p>MCSSA003712</text:p>
          </table:table-cell>
          <table:table-cell office:value-type="float" office:value="0.5388502783252949">
            <text:p>0.5388502783252949</text:p>
          </table:table-cell>
          <table:table-cell office:value-type="float" office:value="11.0">
            <text:p>11.0</text:p>
          </table:table-cell>
          <table:table-cell office:value-type="float" office:value="1.8333333333333333">
            <text:p>1.8333333333333333</text:p>
          </table:table-cell>
          <table:table-cell office:value-type="float" office:value="2.0594886477675596">
            <text:p>2.0594886477675596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82</text:p>
          </table:table-cell>
          <table:table-cell office:value-type="string">
            <text:p>MCSSA003765</text:p>
          </table:table-cell>
          <table:table-cell office:value-type="float" office:value="0.8623009901989943">
            <text:p>0.8623009901989943</text:p>
          </table:table-cell>
          <table:table-cell office:value-type="float" office:value="11.0">
            <text:p>11.0</text:p>
          </table:table-cell>
          <table:table-cell office:value-type="float" office:value="1.8333333333333333">
            <text:p>1.8333333333333333</text:p>
          </table:table-cell>
          <table:table-cell office:value-type="float" office:value="2.0594886477675596">
            <text:p>2.0594886477675596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82</text:p>
          </table:table-cell>
          <table:table-cell office:value-type="string">
            <text:p>MCSSA003806</text:p>
          </table:table-cell>
          <table:table-cell office:value-type="float" office:value="1.064819150085321">
            <text:p>1.064819150085321</text:p>
          </table:table-cell>
          <table:table-cell office:value-type="float" office:value="11.0">
            <text:p>11.0</text:p>
          </table:table-cell>
          <table:table-cell office:value-type="float" office:value="1.8333333333333333">
            <text:p>1.8333333333333333</text:p>
          </table:table-cell>
          <table:table-cell office:value-type="float" office:value="2.0594886477675596">
            <text:p>2.0594886477675596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82</text:p>
          </table:table-cell>
          <table:table-cell office:value-type="string">
            <text:p>MCSSA014341</text:p>
          </table:table-cell>
          <table:table-cell office:value-type="float" office:value="0.6157297325636942">
            <text:p>0.6157297325636942</text:p>
          </table:table-cell>
          <table:table-cell office:value-type="float" office:value="11.0">
            <text:p>11.0</text:p>
          </table:table-cell>
          <table:table-cell office:value-type="float" office:value="1.8333333333333333">
            <text:p>1.8333333333333333</text:p>
          </table:table-cell>
          <table:table-cell office:value-type="float" office:value="2.0594886477675596">
            <text:p>2.0594886477675596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82</text:p>
          </table:table-cell>
          <table:table-cell office:value-type="string">
            <text:p>MCSSA018470</text:p>
          </table:table-cell>
          <table:table-cell office:value-type="float" office:value="1.538508912790378">
            <text:p>1.538508912790378</text:p>
          </table:table-cell>
          <table:table-cell office:value-type="float" office:value="11.0">
            <text:p>11.0</text:p>
          </table:table-cell>
          <table:table-cell office:value-type="float" office:value="1.8333333333333333">
            <text:p>1.8333333333333333</text:p>
          </table:table-cell>
          <table:table-cell office:value-type="float" office:value="2.0594886477675596">
            <text:p>2.0594886477675596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82</text:p>
          </table:table-cell>
          <table:table-cell office:value-type="string">
            <text:p>MCSSA007690</text:p>
          </table:table-cell>
          <table:table-cell office:value-type="float" office:value="6.379790936036317">
            <text:p>6.379790936036317</text:p>
          </table:table-cell>
          <table:table-cell office:value-type="float" office:value="11.0">
            <text:p>11.0</text:p>
          </table:table-cell>
          <table:table-cell office:value-type="float" office:value="1.8333333333333333">
            <text:p>1.8333333333333333</text:p>
          </table:table-cell>
          <table:table-cell office:value-type="float" office:value="2.0594886477675596">
            <text:p>2.0594886477675596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31</text:p>
          </table:table-cell>
          <table:table-cell office:value-type="string">
            <text:p>MCSSA003724</text:p>
          </table:table-cell>
          <table:table-cell office:value-type="float" office:value="2.381457506236598">
            <text:p>2.381457506236598</text:p>
          </table:table-cell>
          <table:table-cell office:value-type="float" office:value="42.0">
            <text:p>42.0</text:p>
          </table:table-cell>
          <table:table-cell office:value-type="float" office:value="7.0">
            <text:p>7.0</text:p>
          </table:table-cell>
          <table:table-cell office:value-type="float" office:value="4.883930128460647">
            <text:p>4.88393012846064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31</text:p>
          </table:table-cell>
          <table:table-cell office:value-type="string">
            <text:p>MCSSA003741</text:p>
          </table:table-cell>
          <table:table-cell office:value-type="float" office:value="10.847710458597447">
            <text:p>10.847710458597447</text:p>
          </table:table-cell>
          <table:table-cell office:value-type="float" office:value="42.0">
            <text:p>42.0</text:p>
          </table:table-cell>
          <table:table-cell office:value-type="float" office:value="7.0">
            <text:p>7.0</text:p>
          </table:table-cell>
          <table:table-cell office:value-type="float" office:value="4.883930128460647">
            <text:p>4.88393012846064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31</text:p>
          </table:table-cell>
          <table:table-cell office:value-type="string">
            <text:p>MCSSA003770</text:p>
          </table:table-cell>
          <table:table-cell office:value-type="float" office:value="2.152804170520015">
            <text:p>2.152804170520015</text:p>
          </table:table-cell>
          <table:table-cell office:value-type="float" office:value="42.0">
            <text:p>42.0</text:p>
          </table:table-cell>
          <table:table-cell office:value-type="float" office:value="7.0">
            <text:p>7.0</text:p>
          </table:table-cell>
          <table:table-cell office:value-type="float" office:value="4.883930128460647">
            <text:p>4.88393012846064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31</text:p>
          </table:table-cell>
          <table:table-cell office:value-type="string">
            <text:p>MCSSA003806</text:p>
          </table:table-cell>
          <table:table-cell office:value-type="float" office:value="2.388611307671483">
            <text:p>2.388611307671483</text:p>
          </table:table-cell>
          <table:table-cell office:value-type="float" office:value="42.0">
            <text:p>42.0</text:p>
          </table:table-cell>
          <table:table-cell office:value-type="float" office:value="7.0">
            <text:p>7.0</text:p>
          </table:table-cell>
          <table:table-cell office:value-type="float" office:value="4.883930128460647">
            <text:p>4.88393012846064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31</text:p>
          </table:table-cell>
          <table:table-cell office:value-type="string">
            <text:p>MCSSA018342</text:p>
          </table:table-cell>
          <table:table-cell office:value-type="float" office:value="9.889833469750764">
            <text:p>9.889833469750764</text:p>
          </table:table-cell>
          <table:table-cell office:value-type="float" office:value="42.0">
            <text:p>42.0</text:p>
          </table:table-cell>
          <table:table-cell office:value-type="float" office:value="7.0">
            <text:p>7.0</text:p>
          </table:table-cell>
          <table:table-cell office:value-type="float" office:value="4.883930128460647">
            <text:p>4.88393012846064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31</text:p>
          </table:table-cell>
          <table:table-cell office:value-type="string">
            <text:p>MCSSA007690</text:p>
          </table:table-cell>
          <table:table-cell office:value-type="float" office:value="14.339583087223698">
            <text:p>14.339583087223698</text:p>
          </table:table-cell>
          <table:table-cell office:value-type="float" office:value="42.0">
            <text:p>42.0</text:p>
          </table:table-cell>
          <table:table-cell office:value-type="float" office:value="7.0">
            <text:p>7.0</text:p>
          </table:table-cell>
          <table:table-cell office:value-type="float" office:value="4.883930128460647">
            <text:p>4.883930128460647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32</text:p>
          </table:table-cell>
          <table:table-cell office:value-type="string">
            <text:p>MCSSA003741</text:p>
          </table:table-cell>
          <table:table-cell office:value-type="float" office:value="0.32220763512634254">
            <text:p>0.32220763512634254</text:p>
          </table:table-cell>
          <table:table-cell office:value-type="float" office:value="17.000000000000004">
            <text:p>17.000000000000004</text:p>
          </table:table-cell>
          <table:table-cell office:value-type="float" office:value="2.4285714285714293">
            <text:p>2.4285714285714293</text:p>
          </table:table-cell>
          <table:table-cell office:value-type="float" office:value="4.237371191311048">
            <text:p>4.237371191311048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32</text:p>
          </table:table-cell>
          <table:table-cell office:value-type="string">
            <text:p>MCSSA003770</text:p>
          </table:table-cell>
          <table:table-cell office:value-type="float" office:value="0.19434901678304164">
            <text:p>0.19434901678304164</text:p>
          </table:table-cell>
          <table:table-cell office:value-type="float" office:value="17.000000000000004">
            <text:p>17.000000000000004</text:p>
          </table:table-cell>
          <table:table-cell office:value-type="float" office:value="2.4285714285714293">
            <text:p>2.4285714285714293</text:p>
          </table:table-cell>
          <table:table-cell office:value-type="float" office:value="4.237371191311048">
            <text:p>4.237371191311048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32</text:p>
          </table:table-cell>
          <table:table-cell office:value-type="string">
            <text:p>MCSSA003806</text:p>
          </table:table-cell>
          <table:table-cell office:value-type="float" office:value="2.1189318867261315">
            <text:p>2.1189318867261315</text:p>
          </table:table-cell>
          <table:table-cell office:value-type="float" office:value="17.000000000000004">
            <text:p>17.000000000000004</text:p>
          </table:table-cell>
          <table:table-cell office:value-type="float" office:value="2.4285714285714293">
            <text:p>2.4285714285714293</text:p>
          </table:table-cell>
          <table:table-cell office:value-type="float" office:value="4.237371191311048">
            <text:p>4.237371191311048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32</text:p>
          </table:table-cell>
          <table:table-cell office:value-type="string">
            <text:p>MCSSA014341</text:p>
          </table:table-cell>
          <table:table-cell office:value-type="float" office:value="0.9032945866313445">
            <text:p>0.9032945866313445</text:p>
          </table:table-cell>
          <table:table-cell office:value-type="float" office:value="17.000000000000004">
            <text:p>17.000000000000004</text:p>
          </table:table-cell>
          <table:table-cell office:value-type="float" office:value="2.4285714285714293">
            <text:p>2.4285714285714293</text:p>
          </table:table-cell>
          <table:table-cell office:value-type="float" office:value="4.237371191311048">
            <text:p>4.237371191311048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32</text:p>
          </table:table-cell>
          <table:table-cell office:value-type="string">
            <text:p>MCSSA018470</text:p>
          </table:table-cell>
          <table:table-cell office:value-type="float" office:value="0.30369504204491665">
            <text:p>0.30369504204491665</text:p>
          </table:table-cell>
          <table:table-cell office:value-type="float" office:value="17.000000000000004">
            <text:p>17.000000000000004</text:p>
          </table:table-cell>
          <table:table-cell office:value-type="float" office:value="2.4285714285714293">
            <text:p>2.4285714285714293</text:p>
          </table:table-cell>
          <table:table-cell office:value-type="float" office:value="4.237371191311048">
            <text:p>4.237371191311048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32</text:p>
          </table:table-cell>
          <table:table-cell office:value-type="string">
            <text:p>MCSSA007690</text:p>
          </table:table-cell>
          <table:table-cell office:value-type="float" office:value="12.697302113300587">
            <text:p>12.697302113300587</text:p>
          </table:table-cell>
          <table:table-cell office:value-type="float" office:value="17.000000000000004">
            <text:p>17.000000000000004</text:p>
          </table:table-cell>
          <table:table-cell office:value-type="float" office:value="2.4285714285714293">
            <text:p>2.4285714285714293</text:p>
          </table:table-cell>
          <table:table-cell office:value-type="float" office:value="4.237371191311048">
            <text:p>4.237371191311048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32</text:p>
          </table:table-cell>
          <table:table-cell office:value-type="string">
            <text:p>MCSSA008542</text:p>
          </table:table-cell>
          <table:table-cell office:value-type="float" office:value="0.4602197193876367">
            <text:p>0.4602197193876367</text:p>
          </table:table-cell>
          <table:table-cell office:value-type="float" office:value="17.000000000000004">
            <text:p>17.000000000000004</text:p>
          </table:table-cell>
          <table:table-cell office:value-type="float" office:value="2.4285714285714293">
            <text:p>2.4285714285714293</text:p>
          </table:table-cell>
          <table:table-cell office:value-type="float" office:value="4.237371191311048">
            <text:p>4.237371191311048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33</text:p>
          </table:table-cell>
          <table:table-cell office:value-type="string">
            <text:p>MCSSA003753</text:p>
          </table:table-cell>
          <table:table-cell office:value-type="float" office:value="7.720890808815929">
            <text:p>7.720890808815929</text:p>
          </table:table-cell>
          <table:table-cell office:value-type="float" office:value="20.0">
            <text:p>20.0</text:p>
          </table:table-cell>
          <table:table-cell office:value-type="float" office:value="10.0">
            <text:p>10.0</text:p>
          </table:table-cell>
          <table:table-cell office:value-type="float" office:value="2.279109191184072">
            <text:p>2.27910919118407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510033</text:p>
          </table:table-cell>
          <table:table-cell office:value-type="string">
            <text:p>MCSSA010683</text:p>
          </table:table-cell>
          <table:table-cell office:value-type="float" office:value="12.279109191184073">
            <text:p>12.279109191184073</text:p>
          </table:table-cell>
          <table:table-cell office:value-type="float" office:value="20.0">
            <text:p>20.0</text:p>
          </table:table-cell>
          <table:table-cell office:value-type="float" office:value="10.0">
            <text:p>10.0</text:p>
          </table:table-cell>
          <table:table-cell office:value-type="float" office:value="2.279109191184072">
            <text:p>2.279109191184072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510034</text:p>
          </table:table-cell>
          <table:table-cell office:value-type="string">
            <text:p>MCSSA003724</text:p>
          </table:table-cell>
          <table:table-cell office:value-type="float" office:value="0.7098954149371172">
            <text:p>0.7098954149371172</text:p>
          </table:table-cell>
          <table:table-cell office:value-type="float" office:value="7.000000000000001">
            <text:p>7.000000000000001</text:p>
          </table:table-cell>
          <table:table-cell office:value-type="float" office:value="1.4000000000000001">
            <text:p>1.4000000000000001</text:p>
          </table:table-cell>
          <table:table-cell office:value-type="float" office:value="1.1748709818367342">
            <text:p>1.1748709818367342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510034</text:p>
          </table:table-cell>
          <table:table-cell office:value-type="string">
            <text:p>MCSSA003741</text:p>
          </table:table-cell>
          <table:table-cell office:value-type="float" office:value="1.7264093088210581">
            <text:p>1.7264093088210581</text:p>
          </table:table-cell>
          <table:table-cell office:value-type="float" office:value="7.000000000000001">
            <text:p>7.000000000000001</text:p>
          </table:table-cell>
          <table:table-cell office:value-type="float" office:value="1.4000000000000001">
            <text:p>1.4000000000000001</text:p>
          </table:table-cell>
          <table:table-cell office:value-type="float" office:value="1.1748709818367342">
            <text:p>1.1748709818367342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510034</text:p>
          </table:table-cell>
          <table:table-cell office:value-type="string">
            <text:p>MCSSA003770</text:p>
          </table:table-cell>
          <table:table-cell office:value-type="float" office:value="0.5988419605174458">
            <text:p>0.5988419605174458</text:p>
          </table:table-cell>
          <table:table-cell office:value-type="float" office:value="7.000000000000001">
            <text:p>7.000000000000001</text:p>
          </table:table-cell>
          <table:table-cell office:value-type="float" office:value="1.4000000000000001">
            <text:p>1.4000000000000001</text:p>
          </table:table-cell>
          <table:table-cell office:value-type="float" office:value="1.1748709818367342">
            <text:p>1.1748709818367342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510034</text:p>
          </table:table-cell>
          <table:table-cell office:value-type="string">
            <text:p>MCSSA018342</text:p>
          </table:table-cell>
          <table:table-cell office:value-type="float" office:value="3.5633323977460756">
            <text:p>3.5633323977460756</text:p>
          </table:table-cell>
          <table:table-cell office:value-type="float" office:value="7.000000000000001">
            <text:p>7.000000000000001</text:p>
          </table:table-cell>
          <table:table-cell office:value-type="float" office:value="1.4000000000000001">
            <text:p>1.4000000000000001</text:p>
          </table:table-cell>
          <table:table-cell office:value-type="float" office:value="1.1748709818367342">
            <text:p>1.1748709818367342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510034</text:p>
          </table:table-cell>
          <table:table-cell office:value-type="string">
            <text:p>MCSSA008554</text:p>
          </table:table-cell>
          <table:table-cell office:value-type="float" office:value="0.40152091797830347">
            <text:p>0.40152091797830347</text:p>
          </table:table-cell>
          <table:table-cell office:value-type="float" office:value="7.000000000000001">
            <text:p>7.000000000000001</text:p>
          </table:table-cell>
          <table:table-cell office:value-type="float" office:value="1.4000000000000001">
            <text:p>1.4000000000000001</text:p>
          </table:table-cell>
          <table:table-cell office:value-type="float" office:value="1.1748709818367342">
            <text:p>1.1748709818367342</text:p>
          </table:table-cell>
          <table:table-cell office:value-type="float" office:value="5">
            <text:p>5</text:p>
          </table:table-cell>
        </table:table-row>
        <table:table-row>
          <table:table-cell office:value-type="string">
            <text:p>150510053</text:p>
          </table:table-cell>
          <table:table-cell office:value-type="string">
            <text:p>MCSSA003753</text:p>
          </table:table-cell>
          <table:table-cell office:value-type="float" office:value="11.37278744587436">
            <text:p>11.37278744587436</text:p>
          </table:table-cell>
          <table:table-cell office:value-type="float" office:value="18.0">
            <text:p>18.0</text:p>
          </table:table-cell>
          <table:table-cell office:value-type="float" office:value="6.0">
            <text:p>6.0</text:p>
          </table:table-cell>
          <table:table-cell office:value-type="float" office:value="3.8606475774380926">
            <text:p>3.8606475774380926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53</text:p>
          </table:table-cell>
          <table:table-cell office:value-type="string">
            <text:p>MCSSA009423</text:p>
          </table:table-cell>
          <table:table-cell office:value-type="float" office:value="4.154299961979667">
            <text:p>4.154299961979667</text:p>
          </table:table-cell>
          <table:table-cell office:value-type="float" office:value="18.0">
            <text:p>18.0</text:p>
          </table:table-cell>
          <table:table-cell office:value-type="float" office:value="6.0">
            <text:p>6.0</text:p>
          </table:table-cell>
          <table:table-cell office:value-type="float" office:value="3.8606475774380926">
            <text:p>3.8606475774380926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53</text:p>
          </table:table-cell>
          <table:table-cell office:value-type="string">
            <text:p>MCSSA010683</text:p>
          </table:table-cell>
          <table:table-cell office:value-type="float" office:value="2.472912592145972">
            <text:p>2.472912592145972</text:p>
          </table:table-cell>
          <table:table-cell office:value-type="float" office:value="18.0">
            <text:p>18.0</text:p>
          </table:table-cell>
          <table:table-cell office:value-type="float" office:value="6.0">
            <text:p>6.0</text:p>
          </table:table-cell>
          <table:table-cell office:value-type="float" office:value="3.8606475774380926">
            <text:p>3.8606475774380926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61</text:p>
          </table:table-cell>
          <table:table-cell office:value-type="string">
            <text:p>MCSSA003700</text:p>
          </table:table-cell>
          <table:table-cell office:value-type="float" office:value="36.0">
            <text:p>36.0</text:p>
          </table:table-cell>
          <table:table-cell office:value-type="float" office:value="36.0">
            <text:p>36.0</text:p>
          </table:table-cell>
          <table:table-cell office:value-type="float" office:value="36.0">
            <text:p>36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510062</text:p>
          </table:table-cell>
          <table:table-cell office:value-type="string">
            <text:p>MCSSA003753</text:p>
          </table:table-cell>
          <table:table-cell office:value-type="float" office:value="3.4233363066609956">
            <text:p>3.4233363066609956</text:p>
          </table:table-cell>
          <table:table-cell office:value-type="float" office:value="15.0">
            <text:p>15.0</text:p>
          </table:table-cell>
          <table:table-cell office:value-type="float" office:value="3.75">
            <text:p>3.75</text:p>
          </table:table-cell>
          <table:table-cell office:value-type="float" office:value="0.7861800192983425">
            <text:p>0.7861800192983425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10062</text:p>
          </table:table-cell>
          <table:table-cell office:value-type="string">
            <text:p>MCSSA004576</text:p>
          </table:table-cell>
          <table:table-cell office:value-type="float" office:value="5.087289829108927">
            <text:p>5.087289829108927</text:p>
          </table:table-cell>
          <table:table-cell office:value-type="float" office:value="15.0">
            <text:p>15.0</text:p>
          </table:table-cell>
          <table:table-cell office:value-type="float" office:value="3.75">
            <text:p>3.75</text:p>
          </table:table-cell>
          <table:table-cell office:value-type="float" office:value="0.7861800192983425">
            <text:p>0.7861800192983425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10062</text:p>
          </table:table-cell>
          <table:table-cell office:value-type="string">
            <text:p>MCSSA004581</text:p>
          </table:table-cell>
          <table:table-cell office:value-type="float" office:value="3.0622311261768824">
            <text:p>3.0622311261768824</text:p>
          </table:table-cell>
          <table:table-cell office:value-type="float" office:value="15.0">
            <text:p>15.0</text:p>
          </table:table-cell>
          <table:table-cell office:value-type="float" office:value="3.75">
            <text:p>3.75</text:p>
          </table:table-cell>
          <table:table-cell office:value-type="float" office:value="0.7861800192983425">
            <text:p>0.7861800192983425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10062</text:p>
          </table:table-cell>
          <table:table-cell office:value-type="string">
            <text:p>MCSSA004610</text:p>
          </table:table-cell>
          <table:table-cell office:value-type="float" office:value="3.4271427380531945">
            <text:p>3.4271427380531945</text:p>
          </table:table-cell>
          <table:table-cell office:value-type="float" office:value="15.0">
            <text:p>15.0</text:p>
          </table:table-cell>
          <table:table-cell office:value-type="float" office:value="3.75">
            <text:p>3.75</text:p>
          </table:table-cell>
          <table:table-cell office:value-type="float" office:value="0.7861800192983425">
            <text:p>0.7861800192983425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10009</text:p>
          </table:table-cell>
          <table:table-cell office:value-type="string">
            <text:p>MCSSA008525</text:p>
          </table:table-cell>
          <table:table-cell office:value-type="float" office:value="2.554533686534246">
            <text:p>2.554533686534246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0.44546631346575416">
            <text:p>0.4454663134657541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510009</text:p>
          </table:table-cell>
          <table:table-cell office:value-type="string">
            <text:p>MCSSA018062</text:p>
          </table:table-cell>
          <table:table-cell office:value-type="float" office:value="3.4454663134657544">
            <text:p>3.4454663134657544</text:p>
          </table:table-cell>
          <table:table-cell office:value-type="float" office:value="6.0">
            <text:p>6.0</text:p>
          </table:table-cell>
          <table:table-cell office:value-type="float" office:value="3.0">
            <text:p>3.0</text:p>
          </table:table-cell>
          <table:table-cell office:value-type="float" office:value="0.44546631346575416">
            <text:p>0.44546631346575416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510012</text:p>
          </table:table-cell>
          <table:table-cell office:value-type="string">
            <text:p>MCSSA003712</text:p>
          </table:table-cell>
          <table:table-cell office:value-type="float" office:value="4.0633560900884875">
            <text:p>4.0633560900884875</text:p>
          </table:table-cell>
          <table:table-cell office:value-type="float" office:value="69.0">
            <text:p>69.0</text:p>
          </table:table-cell>
          <table:table-cell office:value-type="float" office:value="9.857142857142858">
            <text:p>9.857142857142858</text:p>
          </table:table-cell>
          <table:table-cell office:value-type="float" office:value="10.397023567696884">
            <text:p>10.397023567696884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12</text:p>
          </table:table-cell>
          <table:table-cell office:value-type="string">
            <text:p>MCSSA003806</text:p>
          </table:table-cell>
          <table:table-cell office:value-type="float" office:value="5.868963449251492">
            <text:p>5.868963449251492</text:p>
          </table:table-cell>
          <table:table-cell office:value-type="float" office:value="69.0">
            <text:p>69.0</text:p>
          </table:table-cell>
          <table:table-cell office:value-type="float" office:value="9.857142857142858">
            <text:p>9.857142857142858</text:p>
          </table:table-cell>
          <table:table-cell office:value-type="float" office:value="10.397023567696884">
            <text:p>10.397023567696884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12</text:p>
          </table:table-cell>
          <table:table-cell office:value-type="string">
            <text:p>MCSSA014341</text:p>
          </table:table-cell>
          <table:table-cell office:value-type="float" office:value="7.13618802693248">
            <text:p>7.13618802693248</text:p>
          </table:table-cell>
          <table:table-cell office:value-type="float" office:value="69.0">
            <text:p>69.0</text:p>
          </table:table-cell>
          <table:table-cell office:value-type="float" office:value="9.857142857142858">
            <text:p>9.857142857142858</text:p>
          </table:table-cell>
          <table:table-cell office:value-type="float" office:value="10.397023567696884">
            <text:p>10.397023567696884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12</text:p>
          </table:table-cell>
          <table:table-cell office:value-type="string">
            <text:p>MCSSA018470</text:p>
          </table:table-cell>
          <table:table-cell office:value-type="float" office:value="4.331048906807631">
            <text:p>4.331048906807631</text:p>
          </table:table-cell>
          <table:table-cell office:value-type="float" office:value="69.0">
            <text:p>69.0</text:p>
          </table:table-cell>
          <table:table-cell office:value-type="float" office:value="9.857142857142858">
            <text:p>9.857142857142858</text:p>
          </table:table-cell>
          <table:table-cell office:value-type="float" office:value="10.397023567696884">
            <text:p>10.397023567696884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12</text:p>
          </table:table-cell>
          <table:table-cell office:value-type="string">
            <text:p>MCSSA007690</text:p>
          </table:table-cell>
          <table:table-cell office:value-type="float" office:value="35.20326985688418">
            <text:p>35.20326985688418</text:p>
          </table:table-cell>
          <table:table-cell office:value-type="float" office:value="69.0">
            <text:p>69.0</text:p>
          </table:table-cell>
          <table:table-cell office:value-type="float" office:value="9.857142857142858">
            <text:p>9.857142857142858</text:p>
          </table:table-cell>
          <table:table-cell office:value-type="float" office:value="10.397023567696884">
            <text:p>10.397023567696884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12</text:p>
          </table:table-cell>
          <table:table-cell office:value-type="string">
            <text:p>MCSSA008525</text:p>
          </table:table-cell>
          <table:table-cell office:value-type="float" office:value="6.004131670466634">
            <text:p>6.004131670466634</text:p>
          </table:table-cell>
          <table:table-cell office:value-type="float" office:value="69.0">
            <text:p>69.0</text:p>
          </table:table-cell>
          <table:table-cell office:value-type="float" office:value="9.857142857142858">
            <text:p>9.857142857142858</text:p>
          </table:table-cell>
          <table:table-cell office:value-type="float" office:value="10.397023567696884">
            <text:p>10.397023567696884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12</text:p>
          </table:table-cell>
          <table:table-cell office:value-type="string">
            <text:p>MCSSA008542</text:p>
          </table:table-cell>
          <table:table-cell office:value-type="float" office:value="6.3930419995691">
            <text:p>6.3930419995691</text:p>
          </table:table-cell>
          <table:table-cell office:value-type="float" office:value="69.0">
            <text:p>69.0</text:p>
          </table:table-cell>
          <table:table-cell office:value-type="float" office:value="9.857142857142858">
            <text:p>9.857142857142858</text:p>
          </table:table-cell>
          <table:table-cell office:value-type="float" office:value="10.397023567696884">
            <text:p>10.397023567696884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30</text:p>
          </table:table-cell>
          <table:table-cell office:value-type="string">
            <text:p>MCSSA003724</text:p>
          </table:table-cell>
          <table:table-cell office:value-type="float" office:value="23.94133133824342">
            <text:p>23.94133133824342</text:p>
          </table:table-cell>
          <table:table-cell office:value-type="float" office:value="61.00000000000001">
            <text:p>61.00000000000001</text:p>
          </table:table-cell>
          <table:table-cell office:value-type="float" office:value="20.333333333333336">
            <text:p>20.333333333333336</text:p>
          </table:table-cell>
          <table:table-cell office:value-type="float" office:value="8.498635110050289">
            <text:p>8.498635110050289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30</text:p>
          </table:table-cell>
          <table:table-cell office:value-type="string">
            <text:p>MCSSA003741</text:p>
          </table:table-cell>
          <table:table-cell office:value-type="float" office:value="28.45792742849756">
            <text:p>28.45792742849756</text:p>
          </table:table-cell>
          <table:table-cell office:value-type="float" office:value="61.00000000000001">
            <text:p>61.00000000000001</text:p>
          </table:table-cell>
          <table:table-cell office:value-type="float" office:value="20.333333333333336">
            <text:p>20.333333333333336</text:p>
          </table:table-cell>
          <table:table-cell office:value-type="float" office:value="8.498635110050289">
            <text:p>8.498635110050289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30</text:p>
          </table:table-cell>
          <table:table-cell office:value-type="string">
            <text:p>MCSSA003770</text:p>
          </table:table-cell>
          <table:table-cell office:value-type="float" office:value="8.600741233259031">
            <text:p>8.600741233259031</text:p>
          </table:table-cell>
          <table:table-cell office:value-type="float" office:value="61.00000000000001">
            <text:p>61.00000000000001</text:p>
          </table:table-cell>
          <table:table-cell office:value-type="float" office:value="20.333333333333336">
            <text:p>20.333333333333336</text:p>
          </table:table-cell>
          <table:table-cell office:value-type="float" office:value="8.498635110050289">
            <text:p>8.498635110050289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11</text:p>
          </table:table-cell>
          <table:table-cell office:value-type="string">
            <text:p>MCSSA003712</text:p>
          </table:table-cell>
          <table:table-cell office:value-type="float" office:value="1.2050085143116975">
            <text:p>1.2050085143116975</text:p>
          </table:table-cell>
          <table:table-cell office:value-type="float" office:value="30.0">
            <text:p>30.0</text:p>
          </table:table-cell>
          <table:table-cell office:value-type="float" office:value="4.285714285714286">
            <text:p>4.285714285714286</text:p>
          </table:table-cell>
          <table:table-cell office:value-type="float" office:value="7.0245271371789695">
            <text:p>7.024527137178969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11</text:p>
          </table:table-cell>
          <table:table-cell office:value-type="string">
            <text:p>MCSSA003741</text:p>
          </table:table-cell>
          <table:table-cell office:value-type="float" office:value="0.748373494654718">
            <text:p>0.748373494654718</text:p>
          </table:table-cell>
          <table:table-cell office:value-type="float" office:value="30.0">
            <text:p>30.0</text:p>
          </table:table-cell>
          <table:table-cell office:value-type="float" office:value="4.285714285714286">
            <text:p>4.285714285714286</text:p>
          </table:table-cell>
          <table:table-cell office:value-type="float" office:value="7.0245271371789695">
            <text:p>7.024527137178969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11</text:p>
          </table:table-cell>
          <table:table-cell office:value-type="string">
            <text:p>MCSSA003770</text:p>
          </table:table-cell>
          <table:table-cell office:value-type="float" office:value="0.5277472361468492">
            <text:p>0.5277472361468492</text:p>
          </table:table-cell>
          <table:table-cell office:value-type="float" office:value="30.0">
            <text:p>30.0</text:p>
          </table:table-cell>
          <table:table-cell office:value-type="float" office:value="4.285714285714286">
            <text:p>4.285714285714286</text:p>
          </table:table-cell>
          <table:table-cell office:value-type="float" office:value="7.0245271371789695">
            <text:p>7.024527137178969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11</text:p>
          </table:table-cell>
          <table:table-cell office:value-type="string">
            <text:p>MCSSA003806</text:p>
          </table:table-cell>
          <table:table-cell office:value-type="float" office:value="3.5398130196127315">
            <text:p>3.5398130196127315</text:p>
          </table:table-cell>
          <table:table-cell office:value-type="float" office:value="30.0">
            <text:p>30.0</text:p>
          </table:table-cell>
          <table:table-cell office:value-type="float" office:value="4.285714285714286">
            <text:p>4.285714285714286</text:p>
          </table:table-cell>
          <table:table-cell office:value-type="float" office:value="7.0245271371789695">
            <text:p>7.024527137178969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11</text:p>
          </table:table-cell>
          <table:table-cell office:value-type="string">
            <text:p>MCSSA014341</text:p>
          </table:table-cell>
          <table:table-cell office:value-type="float" office:value="1.7915585703326724">
            <text:p>1.7915585703326724</text:p>
          </table:table-cell>
          <table:table-cell office:value-type="float" office:value="30.0">
            <text:p>30.0</text:p>
          </table:table-cell>
          <table:table-cell office:value-type="float" office:value="4.285714285714286">
            <text:p>4.285714285714286</text:p>
          </table:table-cell>
          <table:table-cell office:value-type="float" office:value="7.0245271371789695">
            <text:p>7.024527137178969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11</text:p>
          </table:table-cell>
          <table:table-cell office:value-type="string">
            <text:p>MCSSA007690</text:p>
          </table:table-cell>
          <table:table-cell office:value-type="float" office:value="21.335969937548963">
            <text:p>21.335969937548963</text:p>
          </table:table-cell>
          <table:table-cell office:value-type="float" office:value="30.0">
            <text:p>30.0</text:p>
          </table:table-cell>
          <table:table-cell office:value-type="float" office:value="4.285714285714286">
            <text:p>4.285714285714286</text:p>
          </table:table-cell>
          <table:table-cell office:value-type="float" office:value="7.0245271371789695">
            <text:p>7.024527137178969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11</text:p>
          </table:table-cell>
          <table:table-cell office:value-type="string">
            <text:p>MCSSA008542</text:p>
          </table:table-cell>
          <table:table-cell office:value-type="float" office:value="0.8515292273923687">
            <text:p>0.8515292273923687</text:p>
          </table:table-cell>
          <table:table-cell office:value-type="float" office:value="30.0">
            <text:p>30.0</text:p>
          </table:table-cell>
          <table:table-cell office:value-type="float" office:value="4.285714285714286">
            <text:p>4.285714285714286</text:p>
          </table:table-cell>
          <table:table-cell office:value-type="float" office:value="7.0245271371789695">
            <text:p>7.024527137178969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19</text:p>
          </table:table-cell>
          <table:table-cell office:value-type="string">
            <text:p>MCSSA003712</text:p>
          </table:table-cell>
          <table:table-cell office:value-type="float" office:value="0.47965061974210976">
            <text:p>0.47965061974210976</text:p>
          </table:table-cell>
          <table:table-cell office:value-type="float" office:value="13.0">
            <text:p>13.0</text:p>
          </table:table-cell>
          <table:table-cell office:value-type="float" office:value="1.8571428571428572">
            <text:p>1.8571428571428572</text:p>
          </table:table-cell>
          <table:table-cell office:value-type="float" office:value="2.318136553664996">
            <text:p>2.318136553664996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19</text:p>
          </table:table-cell>
          <table:table-cell office:value-type="string">
            <text:p>MCSSA003724</text:p>
          </table:table-cell>
          <table:table-cell office:value-type="float" office:value="0.47011342637754316">
            <text:p>0.47011342637754316</text:p>
          </table:table-cell>
          <table:table-cell office:value-type="float" office:value="13.0">
            <text:p>13.0</text:p>
          </table:table-cell>
          <table:table-cell office:value-type="float" office:value="1.8571428571428572">
            <text:p>1.8571428571428572</text:p>
          </table:table-cell>
          <table:table-cell office:value-type="float" office:value="2.318136553664996">
            <text:p>2.318136553664996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19</text:p>
          </table:table-cell>
          <table:table-cell office:value-type="string">
            <text:p>MCSSA003770</text:p>
          </table:table-cell>
          <table:table-cell office:value-type="float" office:value="1.1538613318731017">
            <text:p>1.1538613318731017</text:p>
          </table:table-cell>
          <table:table-cell office:value-type="float" office:value="13.0">
            <text:p>13.0</text:p>
          </table:table-cell>
          <table:table-cell office:value-type="float" office:value="1.8571428571428572">
            <text:p>1.8571428571428572</text:p>
          </table:table-cell>
          <table:table-cell office:value-type="float" office:value="2.318136553664996">
            <text:p>2.318136553664996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19</text:p>
          </table:table-cell>
          <table:table-cell office:value-type="string">
            <text:p>MCSSA003806</text:p>
          </table:table-cell>
          <table:table-cell office:value-type="float" office:value="1.2465619346452559">
            <text:p>1.2465619346452559</text:p>
          </table:table-cell>
          <table:table-cell office:value-type="float" office:value="13.0">
            <text:p>13.0</text:p>
          </table:table-cell>
          <table:table-cell office:value-type="float" office:value="1.8571428571428572">
            <text:p>1.8571428571428572</text:p>
          </table:table-cell>
          <table:table-cell office:value-type="float" office:value="2.318136553664996">
            <text:p>2.318136553664996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19</text:p>
          </table:table-cell>
          <table:table-cell office:value-type="string">
            <text:p>MCSSA014341</text:p>
          </table:table-cell>
          <table:table-cell office:value-type="float" office:value="0.9417307475115039">
            <text:p>0.9417307475115039</text:p>
          </table:table-cell>
          <table:table-cell office:value-type="float" office:value="13.0">
            <text:p>13.0</text:p>
          </table:table-cell>
          <table:table-cell office:value-type="float" office:value="1.8571428571428572">
            <text:p>1.8571428571428572</text:p>
          </table:table-cell>
          <table:table-cell office:value-type="float" office:value="2.318136553664996">
            <text:p>2.318136553664996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19</text:p>
          </table:table-cell>
          <table:table-cell office:value-type="string">
            <text:p>MCSSA018342</text:p>
          </table:table-cell>
          <table:table-cell office:value-type="float" office:value="1.2219034892452887">
            <text:p>1.2219034892452887</text:p>
          </table:table-cell>
          <table:table-cell office:value-type="float" office:value="13.0">
            <text:p>13.0</text:p>
          </table:table-cell>
          <table:table-cell office:value-type="float" office:value="1.8571428571428572">
            <text:p>1.8571428571428572</text:p>
          </table:table-cell>
          <table:table-cell office:value-type="float" office:value="2.318136553664996">
            <text:p>2.318136553664996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19</text:p>
          </table:table-cell>
          <table:table-cell office:value-type="string">
            <text:p>MCSSA007690</text:p>
          </table:table-cell>
          <table:table-cell office:value-type="float" office:value="7.486178450605196">
            <text:p>7.486178450605196</text:p>
          </table:table-cell>
          <table:table-cell office:value-type="float" office:value="13.0">
            <text:p>13.0</text:p>
          </table:table-cell>
          <table:table-cell office:value-type="float" office:value="1.8571428571428572">
            <text:p>1.8571428571428572</text:p>
          </table:table-cell>
          <table:table-cell office:value-type="float" office:value="2.318136553664996">
            <text:p>2.318136553664996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04</text:p>
          </table:table-cell>
          <table:table-cell office:value-type="string">
            <text:p>MCSSA003712</text:p>
          </table:table-cell>
          <table:table-cell office:value-type="float" office:value="0.6881015772765382">
            <text:p>0.6881015772765382</text:p>
          </table:table-cell>
          <table:table-cell office:value-type="float" office:value="20.0">
            <text:p>20.0</text:p>
          </table:table-cell>
          <table:table-cell office:value-type="float" office:value="2.857142857142857">
            <text:p>2.857142857142857</text:p>
          </table:table-cell>
          <table:table-cell office:value-type="float" office:value="4.7734870155291285">
            <text:p>4.773487015529128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04</text:p>
          </table:table-cell>
          <table:table-cell office:value-type="string">
            <text:p>MCSSA003741</text:p>
          </table:table-cell>
          <table:table-cell office:value-type="float" office:value="0.8223194575810087">
            <text:p>0.8223194575810087</text:p>
          </table:table-cell>
          <table:table-cell office:value-type="float" office:value="20.0">
            <text:p>20.0</text:p>
          </table:table-cell>
          <table:table-cell office:value-type="float" office:value="2.857142857142857">
            <text:p>2.857142857142857</text:p>
          </table:table-cell>
          <table:table-cell office:value-type="float" office:value="4.7734870155291285">
            <text:p>4.773487015529128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04</text:p>
          </table:table-cell>
          <table:table-cell office:value-type="string">
            <text:p>MCSSA003770</text:p>
          </table:table-cell>
          <table:table-cell office:value-type="float" office:value="0.3324661614676692">
            <text:p>0.3324661614676692</text:p>
          </table:table-cell>
          <table:table-cell office:value-type="float" office:value="20.0">
            <text:p>20.0</text:p>
          </table:table-cell>
          <table:table-cell office:value-type="float" office:value="2.857142857142857">
            <text:p>2.857142857142857</text:p>
          </table:table-cell>
          <table:table-cell office:value-type="float" office:value="4.7734870155291285">
            <text:p>4.773487015529128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04</text:p>
          </table:table-cell>
          <table:table-cell office:value-type="string">
            <text:p>MCSSA003806</text:p>
          </table:table-cell>
          <table:table-cell office:value-type="float" office:value="2.4116912608979">
            <text:p>2.4116912608979</text:p>
          </table:table-cell>
          <table:table-cell office:value-type="float" office:value="20.0">
            <text:p>20.0</text:p>
          </table:table-cell>
          <table:table-cell office:value-type="float" office:value="2.857142857142857">
            <text:p>2.857142857142857</text:p>
          </table:table-cell>
          <table:table-cell office:value-type="float" office:value="4.7734870155291285">
            <text:p>4.773487015529128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04</text:p>
          </table:table-cell>
          <table:table-cell office:value-type="string">
            <text:p>MCSSA014341</text:p>
          </table:table-cell>
          <table:table-cell office:value-type="float" office:value="0.7570254858858219">
            <text:p>0.7570254858858219</text:p>
          </table:table-cell>
          <table:table-cell office:value-type="float" office:value="20.0">
            <text:p>20.0</text:p>
          </table:table-cell>
          <table:table-cell office:value-type="float" office:value="2.857142857142857">
            <text:p>2.857142857142857</text:p>
          </table:table-cell>
          <table:table-cell office:value-type="float" office:value="4.7734870155291285">
            <text:p>4.773487015529128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04</text:p>
          </table:table-cell>
          <table:table-cell office:value-type="string">
            <text:p>MCSSA018470</text:p>
          </table:table-cell>
          <table:table-cell office:value-type="float" office:value="0.5418413117608982">
            <text:p>0.5418413117608982</text:p>
          </table:table-cell>
          <table:table-cell office:value-type="float" office:value="20.0">
            <text:p>20.0</text:p>
          </table:table-cell>
          <table:table-cell office:value-type="float" office:value="2.857142857142857">
            <text:p>2.857142857142857</text:p>
          </table:table-cell>
          <table:table-cell office:value-type="float" office:value="4.7734870155291285">
            <text:p>4.773487015529128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04</text:p>
          </table:table-cell>
          <table:table-cell office:value-type="string">
            <text:p>MCSSA007690</text:p>
          </table:table-cell>
          <table:table-cell office:value-type="float" office:value="14.446554745130165">
            <text:p>14.446554745130165</text:p>
          </table:table-cell>
          <table:table-cell office:value-type="float" office:value="20.0">
            <text:p>20.0</text:p>
          </table:table-cell>
          <table:table-cell office:value-type="float" office:value="2.857142857142857">
            <text:p>2.857142857142857</text:p>
          </table:table-cell>
          <table:table-cell office:value-type="float" office:value="4.7734870155291285">
            <text:p>4.7734870155291285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27</text:p>
          </table:table-cell>
          <table:table-cell office:value-type="string">
            <text:p>MCSSA003712</text:p>
          </table:table-cell>
          <table:table-cell office:value-type="float" office:value="2.309613287827915">
            <text:p>2.309613287827915</text:p>
          </table:table-cell>
          <table:table-cell office:value-type="float" office:value="72.0">
            <text:p>72.0</text:p>
          </table:table-cell>
          <table:table-cell office:value-type="float" office:value="9.0">
            <text:p>9.0</text:p>
          </table:table-cell>
          <table:table-cell office:value-type="float" office:value="12.565316654871777">
            <text:p>12.565316654871777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150510027</text:p>
          </table:table-cell>
          <table:table-cell office:value-type="string">
            <text:p>MCSSA003724</text:p>
          </table:table-cell>
          <table:table-cell office:value-type="float" office:value="1.5995071602674418">
            <text:p>1.5995071602674418</text:p>
          </table:table-cell>
          <table:table-cell office:value-type="float" office:value="72.0">
            <text:p>72.0</text:p>
          </table:table-cell>
          <table:table-cell office:value-type="float" office:value="9.0">
            <text:p>9.0</text:p>
          </table:table-cell>
          <table:table-cell office:value-type="float" office:value="12.565316654871777">
            <text:p>12.565316654871777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150510027</text:p>
          </table:table-cell>
          <table:table-cell office:value-type="string">
            <text:p>MCSSA003741</text:p>
          </table:table-cell>
          <table:table-cell office:value-type="float" office:value="10.264549674418005">
            <text:p>10.264549674418005</text:p>
          </table:table-cell>
          <table:table-cell office:value-type="float" office:value="72.0">
            <text:p>72.0</text:p>
          </table:table-cell>
          <table:table-cell office:value-type="float" office:value="9.0">
            <text:p>9.0</text:p>
          </table:table-cell>
          <table:table-cell office:value-type="float" office:value="12.565316654871777">
            <text:p>12.565316654871777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150510027</text:p>
          </table:table-cell>
          <table:table-cell office:value-type="string">
            <text:p>MCSSA003770</text:p>
          </table:table-cell>
          <table:table-cell office:value-type="float" office:value="2.484946855301321">
            <text:p>2.484946855301321</text:p>
          </table:table-cell>
          <table:table-cell office:value-type="float" office:value="72.0">
            <text:p>72.0</text:p>
          </table:table-cell>
          <table:table-cell office:value-type="float" office:value="9.0">
            <text:p>9.0</text:p>
          </table:table-cell>
          <table:table-cell office:value-type="float" office:value="12.565316654871777">
            <text:p>12.565316654871777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150510027</text:p>
          </table:table-cell>
          <table:table-cell office:value-type="string">
            <text:p>MCSSA003806</text:p>
          </table:table-cell>
          <table:table-cell office:value-type="float" office:value="6.90819574706043">
            <text:p>6.90819574706043</text:p>
          </table:table-cell>
          <table:table-cell office:value-type="float" office:value="72.0">
            <text:p>72.0</text:p>
          </table:table-cell>
          <table:table-cell office:value-type="float" office:value="9.0">
            <text:p>9.0</text:p>
          </table:table-cell>
          <table:table-cell office:value-type="float" office:value="12.565316654871777">
            <text:p>12.565316654871777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150510027</text:p>
          </table:table-cell>
          <table:table-cell office:value-type="string">
            <text:p>MCSSA014341</text:p>
          </table:table-cell>
          <table:table-cell office:value-type="float" office:value="3.5940443264354784">
            <text:p>3.5940443264354784</text:p>
          </table:table-cell>
          <table:table-cell office:value-type="float" office:value="72.0">
            <text:p>72.0</text:p>
          </table:table-cell>
          <table:table-cell office:value-type="float" office:value="9.0">
            <text:p>9.0</text:p>
          </table:table-cell>
          <table:table-cell office:value-type="float" office:value="12.565316654871777">
            <text:p>12.565316654871777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150510027</text:p>
          </table:table-cell>
          <table:table-cell office:value-type="string">
            <text:p>MCSSA018342</text:p>
          </table:table-cell>
          <table:table-cell office:value-type="float" office:value="3.370239593361701">
            <text:p>3.370239593361701</text:p>
          </table:table-cell>
          <table:table-cell office:value-type="float" office:value="72.0">
            <text:p>72.0</text:p>
          </table:table-cell>
          <table:table-cell office:value-type="float" office:value="9.0">
            <text:p>9.0</text:p>
          </table:table-cell>
          <table:table-cell office:value-type="float" office:value="12.565316654871777">
            <text:p>12.565316654871777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150510027</text:p>
          </table:table-cell>
          <table:table-cell office:value-type="string">
            <text:p>MCSSA007690</text:p>
          </table:table-cell>
          <table:table-cell office:value-type="float" office:value="41.46890335532771">
            <text:p>41.46890335532771</text:p>
          </table:table-cell>
          <table:table-cell office:value-type="float" office:value="72.0">
            <text:p>72.0</text:p>
          </table:table-cell>
          <table:table-cell office:value-type="float" office:value="9.0">
            <text:p>9.0</text:p>
          </table:table-cell>
          <table:table-cell office:value-type="float" office:value="12.565316654871777">
            <text:p>12.565316654871777</text:p>
          </table:table-cell>
          <table:table-cell office:value-type="float" office:value="8">
            <text:p>8</text:p>
          </table:table-cell>
        </table:table-row>
        <table:table-row>
          <table:table-cell office:value-type="string">
            <text:p>150510083</text:p>
          </table:table-cell>
          <table:table-cell office:value-type="string">
            <text:p>MCSSA003753</text:p>
          </table:table-cell>
          <table:table-cell office:value-type="float" office:value="4.497878244102862">
            <text:p>4.497878244102862</text:p>
          </table:table-cell>
          <table:table-cell office:value-type="float" office:value="10.0">
            <text:p>10.0</text:p>
          </table:table-cell>
          <table:table-cell office:value-type="float" office:value="3.3333333333333335">
            <text:p>3.3333333333333335</text:p>
          </table:table-cell>
          <table:table-cell office:value-type="float" office:value="1.0144101900974933">
            <text:p>1.014410190097493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83</text:p>
          </table:table-cell>
          <table:table-cell office:value-type="string">
            <text:p>MCSSA009423</text:p>
          </table:table-cell>
          <table:table-cell office:value-type="float" office:value="3.4766078535201306">
            <text:p>3.4766078535201306</text:p>
          </table:table-cell>
          <table:table-cell office:value-type="float" office:value="10.0">
            <text:p>10.0</text:p>
          </table:table-cell>
          <table:table-cell office:value-type="float" office:value="3.3333333333333335">
            <text:p>3.3333333333333335</text:p>
          </table:table-cell>
          <table:table-cell office:value-type="float" office:value="1.0144101900974933">
            <text:p>1.014410190097493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83</text:p>
          </table:table-cell>
          <table:table-cell office:value-type="string">
            <text:p>MCSSA010683</text:p>
          </table:table-cell>
          <table:table-cell office:value-type="float" office:value="2.0255139023770066">
            <text:p>2.0255139023770066</text:p>
          </table:table-cell>
          <table:table-cell office:value-type="float" office:value="10.0">
            <text:p>10.0</text:p>
          </table:table-cell>
          <table:table-cell office:value-type="float" office:value="3.3333333333333335">
            <text:p>3.3333333333333335</text:p>
          </table:table-cell>
          <table:table-cell office:value-type="float" office:value="1.0144101900974933">
            <text:p>1.0144101900974933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88</text:p>
          </table:table-cell>
          <table:table-cell office:value-type="string">
            <text:p>MCSSA003712</text:p>
          </table:table-cell>
          <table:table-cell office:value-type="float" office:value="0.6121081548164081">
            <text:p>0.6121081548164081</text:p>
          </table:table-cell>
          <table:table-cell office:value-type="float" office:value="13.0">
            <text:p>13.0</text:p>
          </table:table-cell>
          <table:table-cell office:value-type="float" office:value="2.1666666666666665">
            <text:p>2.1666666666666665</text:p>
          </table:table-cell>
          <table:table-cell office:value-type="float" office:value="1.7011849217734372">
            <text:p>1.7011849217734372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88</text:p>
          </table:table-cell>
          <table:table-cell office:value-type="string">
            <text:p>MCSSA003806</text:p>
          </table:table-cell>
          <table:table-cell office:value-type="float" office:value="0.9641496820139525">
            <text:p>0.9641496820139525</text:p>
          </table:table-cell>
          <table:table-cell office:value-type="float" office:value="13.0">
            <text:p>13.0</text:p>
          </table:table-cell>
          <table:table-cell office:value-type="float" office:value="2.1666666666666665">
            <text:p>2.1666666666666665</text:p>
          </table:table-cell>
          <table:table-cell office:value-type="float" office:value="1.7011849217734372">
            <text:p>1.7011849217734372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88</text:p>
          </table:table-cell>
          <table:table-cell office:value-type="string">
            <text:p>MCSSA014341</text:p>
          </table:table-cell>
          <table:table-cell office:value-type="float" office:value="1.5791493335159519">
            <text:p>1.5791493335159519</text:p>
          </table:table-cell>
          <table:table-cell office:value-type="float" office:value="13.0">
            <text:p>13.0</text:p>
          </table:table-cell>
          <table:table-cell office:value-type="float" office:value="2.1666666666666665">
            <text:p>2.1666666666666665</text:p>
          </table:table-cell>
          <table:table-cell office:value-type="float" office:value="1.7011849217734372">
            <text:p>1.7011849217734372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88</text:p>
          </table:table-cell>
          <table:table-cell office:value-type="string">
            <text:p>MCSSA007690</text:p>
          </table:table-cell>
          <table:table-cell office:value-type="float" office:value="5.78575223809114">
            <text:p>5.78575223809114</text:p>
          </table:table-cell>
          <table:table-cell office:value-type="float" office:value="13.0">
            <text:p>13.0</text:p>
          </table:table-cell>
          <table:table-cell office:value-type="float" office:value="2.1666666666666665">
            <text:p>2.1666666666666665</text:p>
          </table:table-cell>
          <table:table-cell office:value-type="float" office:value="1.7011849217734372">
            <text:p>1.7011849217734372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88</text:p>
          </table:table-cell>
          <table:table-cell office:value-type="string">
            <text:p>MCSSA008525</text:p>
          </table:table-cell>
          <table:table-cell office:value-type="float" office:value="1.927313879274603">
            <text:p>1.927313879274603</text:p>
          </table:table-cell>
          <table:table-cell office:value-type="float" office:value="13.0">
            <text:p>13.0</text:p>
          </table:table-cell>
          <table:table-cell office:value-type="float" office:value="2.1666666666666665">
            <text:p>2.1666666666666665</text:p>
          </table:table-cell>
          <table:table-cell office:value-type="float" office:value="1.7011849217734372">
            <text:p>1.7011849217734372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88</text:p>
          </table:table-cell>
          <table:table-cell office:value-type="string">
            <text:p>MCSSA008542</text:p>
          </table:table-cell>
          <table:table-cell office:value-type="float" office:value="2.131526712287944">
            <text:p>2.131526712287944</text:p>
          </table:table-cell>
          <table:table-cell office:value-type="float" office:value="13.0">
            <text:p>13.0</text:p>
          </table:table-cell>
          <table:table-cell office:value-type="float" office:value="2.1666666666666665">
            <text:p>2.1666666666666665</text:p>
          </table:table-cell>
          <table:table-cell office:value-type="float" office:value="1.7011849217734372">
            <text:p>1.7011849217734372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89</text:p>
          </table:table-cell>
          <table:table-cell office:value-type="string">
            <text:p>MCSSA008525</text:p>
          </table:table-cell>
          <table:table-cell office:value-type="float" office:value="76.3064120590031">
            <text:p>76.3064120590031</text:p>
          </table:table-cell>
          <table:table-cell office:value-type="float" office:value="96.00000000000001">
            <text:p>96.00000000000001</text:p>
          </table:table-cell>
          <table:table-cell office:value-type="float" office:value="48.00000000000001">
            <text:p>48.00000000000001</text:p>
          </table:table-cell>
          <table:table-cell office:value-type="float" office:value="28.306412059003087">
            <text:p>28.306412059003087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510089</text:p>
          </table:table-cell>
          <table:table-cell office:value-type="string">
            <text:p>MCSSA018062</text:p>
          </table:table-cell>
          <table:table-cell office:value-type="float" office:value="19.693587940996924">
            <text:p>19.693587940996924</text:p>
          </table:table-cell>
          <table:table-cell office:value-type="float" office:value="96.00000000000001">
            <text:p>96.00000000000001</text:p>
          </table:table-cell>
          <table:table-cell office:value-type="float" office:value="48.00000000000001">
            <text:p>48.00000000000001</text:p>
          </table:table-cell>
          <table:table-cell office:value-type="float" office:value="28.306412059003087">
            <text:p>28.306412059003087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510090</text:p>
          </table:table-cell>
          <table:table-cell office:value-type="string">
            <text:p>MCSSA008525</text:p>
          </table:table-cell>
          <table:table-cell office:value-type="float" office:value="13.359414069677937">
            <text:p>13.359414069677937</text:p>
          </table:table-cell>
          <table:table-cell office:value-type="float" office:value="21.0">
            <text:p>21.0</text:p>
          </table:table-cell>
          <table:table-cell office:value-type="float" office:value="10.5">
            <text:p>10.5</text:p>
          </table:table-cell>
          <table:table-cell office:value-type="float" office:value="2.859414069677937">
            <text:p>2.859414069677937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510090</text:p>
          </table:table-cell>
          <table:table-cell office:value-type="string">
            <text:p>MCSSA018062</text:p>
          </table:table-cell>
          <table:table-cell office:value-type="float" office:value="7.640585930322064">
            <text:p>7.640585930322064</text:p>
          </table:table-cell>
          <table:table-cell office:value-type="float" office:value="21.0">
            <text:p>21.0</text:p>
          </table:table-cell>
          <table:table-cell office:value-type="float" office:value="10.5">
            <text:p>10.5</text:p>
          </table:table-cell>
          <table:table-cell office:value-type="float" office:value="2.859414069677937">
            <text:p>2.859414069677937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510018</text:p>
          </table:table-cell>
          <table:table-cell office:value-type="string">
            <text:p>MCSSA003753</text:p>
          </table:table-cell>
          <table:table-cell office:value-type="float" office:value="12.560581667789613">
            <text:p>12.560581667789613</text:p>
          </table:table-cell>
          <table:table-cell office:value-type="float" office:value="22.0">
            <text:p>22.0</text:p>
          </table:table-cell>
          <table:table-cell office:value-type="float" office:value="11.0">
            <text:p>11.0</text:p>
          </table:table-cell>
          <table:table-cell office:value-type="float" office:value="1.560581667789613">
            <text:p>1.56058166778961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510018</text:p>
          </table:table-cell>
          <table:table-cell office:value-type="string">
            <text:p>MCSSA010683</text:p>
          </table:table-cell>
          <table:table-cell office:value-type="float" office:value="9.439418332210387">
            <text:p>9.439418332210387</text:p>
          </table:table-cell>
          <table:table-cell office:value-type="float" office:value="22.0">
            <text:p>22.0</text:p>
          </table:table-cell>
          <table:table-cell office:value-type="float" office:value="11.0">
            <text:p>11.0</text:p>
          </table:table-cell>
          <table:table-cell office:value-type="float" office:value="1.560581667789613">
            <text:p>1.560581667789613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510067</text:p>
          </table:table-cell>
          <table:table-cell office:value-type="string">
            <text:p>MCSSA003700</text:p>
          </table:table-cell>
          <table:table-cell office:value-type="float" office:value="30.059734015079094">
            <text:p>30.059734015079094</text:p>
          </table:table-cell>
          <table:table-cell office:value-type="float" office:value="35.99999999999999">
            <text:p>35.99999999999999</text:p>
          </table:table-cell>
          <table:table-cell office:value-type="float" office:value="17.999999999999996">
            <text:p>17.999999999999996</text:p>
          </table:table-cell>
          <table:table-cell office:value-type="float" office:value="12.059734015079098">
            <text:p>12.05973401507909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510067</text:p>
          </table:table-cell>
          <table:table-cell office:value-type="string">
            <text:p>MCSSA010234</text:p>
          </table:table-cell>
          <table:table-cell office:value-type="float" office:value="5.9402659849209005">
            <text:p>5.9402659849209005</text:p>
          </table:table-cell>
          <table:table-cell office:value-type="float" office:value="35.99999999999999">
            <text:p>35.99999999999999</text:p>
          </table:table-cell>
          <table:table-cell office:value-type="float" office:value="17.999999999999996">
            <text:p>17.999999999999996</text:p>
          </table:table-cell>
          <table:table-cell office:value-type="float" office:value="12.059734015079098">
            <text:p>12.059734015079098</text:p>
          </table:table-cell>
          <table:table-cell office:value-type="float" office:value="2">
            <text:p>2</text:p>
          </table:table-cell>
        </table:table-row>
        <table:table-row>
          <table:table-cell office:value-type="string">
            <text:p>150510087</text:p>
          </table:table-cell>
          <table:table-cell office:value-type="string">
            <text:p>MCSSA008525</text:p>
          </table:table-cell>
          <table:table-cell office:value-type="float" office:value="23.0">
            <text:p>23.0</text:p>
          </table:table-cell>
          <table:table-cell office:value-type="float" office:value="23.0">
            <text:p>23.0</text:p>
          </table:table-cell>
          <table:table-cell office:value-type="float" office:value="23.0">
            <text:p>23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510092</text:p>
          </table:table-cell>
          <table:table-cell office:value-type="string">
            <text:p>MCSSA018062</text:p>
          </table:table-cell>
          <table:table-cell office:value-type="float" office:value="78.0">
            <text:p>78.0</text:p>
          </table:table-cell>
          <table:table-cell office:value-type="float" office:value="78.0">
            <text:p>78.0</text:p>
          </table:table-cell>
          <table:table-cell office:value-type="float" office:value="78.0">
            <text:p>78.0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510091</text:p>
          </table:table-cell>
          <table:table-cell office:value-type="string">
            <text:p>MCSSA003712</text:p>
          </table:table-cell>
          <table:table-cell office:value-type="float" office:value="0.8183015941759211">
            <text:p>0.8183015941759211</text:p>
          </table:table-cell>
          <table:table-cell office:value-type="float" office:value="19.000000000000004">
            <text:p>19.000000000000004</text:p>
          </table:table-cell>
          <table:table-cell office:value-type="float" office:value="3.1666666666666674">
            <text:p>3.1666666666666674</text:p>
          </table:table-cell>
          <table:table-cell office:value-type="float" office:value="2.601824733574921">
            <text:p>2.601824733574921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91</text:p>
          </table:table-cell>
          <table:table-cell office:value-type="string">
            <text:p>MCSSA003770</text:p>
          </table:table-cell>
          <table:table-cell office:value-type="float" office:value="0.6081491386097022">
            <text:p>0.6081491386097022</text:p>
          </table:table-cell>
          <table:table-cell office:value-type="float" office:value="19.000000000000004">
            <text:p>19.000000000000004</text:p>
          </table:table-cell>
          <table:table-cell office:value-type="float" office:value="3.1666666666666674">
            <text:p>3.1666666666666674</text:p>
          </table:table-cell>
          <table:table-cell office:value-type="float" office:value="2.601824733574921">
            <text:p>2.601824733574921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91</text:p>
          </table:table-cell>
          <table:table-cell office:value-type="string">
            <text:p>MCSSA003806</text:p>
          </table:table-cell>
          <table:table-cell office:value-type="float" office:value="1.3060426738004844">
            <text:p>1.3060426738004844</text:p>
          </table:table-cell>
          <table:table-cell office:value-type="float" office:value="19.000000000000004">
            <text:p>19.000000000000004</text:p>
          </table:table-cell>
          <table:table-cell office:value-type="float" office:value="3.1666666666666674">
            <text:p>3.1666666666666674</text:p>
          </table:table-cell>
          <table:table-cell office:value-type="float" office:value="2.601824733574921">
            <text:p>2.601824733574921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91</text:p>
          </table:table-cell>
          <table:table-cell office:value-type="string">
            <text:p>MCSSA014341</text:p>
          </table:table-cell>
          <table:table-cell office:value-type="float" office:value="3.487177606825275">
            <text:p>3.487177606825275</text:p>
          </table:table-cell>
          <table:table-cell office:value-type="float" office:value="19.000000000000004">
            <text:p>19.000000000000004</text:p>
          </table:table-cell>
          <table:table-cell office:value-type="float" office:value="3.1666666666666674">
            <text:p>3.1666666666666674</text:p>
          </table:table-cell>
          <table:table-cell office:value-type="float" office:value="2.601824733574921">
            <text:p>2.601824733574921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91</text:p>
          </table:table-cell>
          <table:table-cell office:value-type="string">
            <text:p>MCSSA007690</text:p>
          </table:table-cell>
          <table:table-cell office:value-type="float" office:value="7.84095666108526">
            <text:p>7.84095666108526</text:p>
          </table:table-cell>
          <table:table-cell office:value-type="float" office:value="19.000000000000004">
            <text:p>19.000000000000004</text:p>
          </table:table-cell>
          <table:table-cell office:value-type="float" office:value="3.1666666666666674">
            <text:p>3.1666666666666674</text:p>
          </table:table-cell>
          <table:table-cell office:value-type="float" office:value="2.601824733574921">
            <text:p>2.601824733574921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91</text:p>
          </table:table-cell>
          <table:table-cell office:value-type="string">
            <text:p>MCSSA008542</text:p>
          </table:table-cell>
          <table:table-cell office:value-type="float" office:value="4.939372325503361">
            <text:p>4.939372325503361</text:p>
          </table:table-cell>
          <table:table-cell office:value-type="float" office:value="19.000000000000004">
            <text:p>19.000000000000004</text:p>
          </table:table-cell>
          <table:table-cell office:value-type="float" office:value="3.1666666666666674">
            <text:p>3.1666666666666674</text:p>
          </table:table-cell>
          <table:table-cell office:value-type="float" office:value="2.601824733574921">
            <text:p>2.601824733574921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23</text:p>
          </table:table-cell>
          <table:table-cell office:value-type="string">
            <text:p>MCSSA003712</text:p>
          </table:table-cell>
          <table:table-cell office:value-type="float" office:value="1.7226802200991493">
            <text:p>1.7226802200991493</text:p>
          </table:table-cell>
          <table:table-cell office:value-type="float" office:value="46.99999999999999">
            <text:p>46.99999999999999</text:p>
          </table:table-cell>
          <table:table-cell office:value-type="float" office:value="6.7142857142857135">
            <text:p>6.7142857142857135</text:p>
          </table:table-cell>
          <table:table-cell office:value-type="float" office:value="7.053582971581127">
            <text:p>7.053582971581127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23</text:p>
          </table:table-cell>
          <table:table-cell office:value-type="string">
            <text:p>MCSSA003741</text:p>
          </table:table-cell>
          <table:table-cell office:value-type="float" office:value="5.443999130724284">
            <text:p>5.443999130724284</text:p>
          </table:table-cell>
          <table:table-cell office:value-type="float" office:value="46.99999999999999">
            <text:p>46.99999999999999</text:p>
          </table:table-cell>
          <table:table-cell office:value-type="float" office:value="6.7142857142857135">
            <text:p>6.7142857142857135</text:p>
          </table:table-cell>
          <table:table-cell office:value-type="float" office:value="7.053582971581127">
            <text:p>7.053582971581127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23</text:p>
          </table:table-cell>
          <table:table-cell office:value-type="string">
            <text:p>MCSSA003806</text:p>
          </table:table-cell>
          <table:table-cell office:value-type="float" office:value="3.951378569857088">
            <text:p>3.951378569857088</text:p>
          </table:table-cell>
          <table:table-cell office:value-type="float" office:value="46.99999999999999">
            <text:p>46.99999999999999</text:p>
          </table:table-cell>
          <table:table-cell office:value-type="float" office:value="6.7142857142857135">
            <text:p>6.7142857142857135</text:p>
          </table:table-cell>
          <table:table-cell office:value-type="float" office:value="7.053582971581127">
            <text:p>7.053582971581127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23</text:p>
          </table:table-cell>
          <table:table-cell office:value-type="string">
            <text:p>MCSSA014341</text:p>
          </table:table-cell>
          <table:table-cell office:value-type="float" office:value="4.569705764272169">
            <text:p>4.569705764272169</text:p>
          </table:table-cell>
          <table:table-cell office:value-type="float" office:value="46.99999999999999">
            <text:p>46.99999999999999</text:p>
          </table:table-cell>
          <table:table-cell office:value-type="float" office:value="6.7142857142857135">
            <text:p>6.7142857142857135</text:p>
          </table:table-cell>
          <table:table-cell office:value-type="float" office:value="7.053582971581127">
            <text:p>7.053582971581127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23</text:p>
          </table:table-cell>
          <table:table-cell office:value-type="string">
            <text:p>MCSSA018342</text:p>
          </table:table-cell>
          <table:table-cell office:value-type="float" office:value="2.6546873399466673">
            <text:p>2.6546873399466673</text:p>
          </table:table-cell>
          <table:table-cell office:value-type="float" office:value="46.99999999999999">
            <text:p>46.99999999999999</text:p>
          </table:table-cell>
          <table:table-cell office:value-type="float" office:value="6.7142857142857135">
            <text:p>6.7142857142857135</text:p>
          </table:table-cell>
          <table:table-cell office:value-type="float" office:value="7.053582971581127">
            <text:p>7.053582971581127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23</text:p>
          </table:table-cell>
          <table:table-cell office:value-type="string">
            <text:p>MCSSA007690</text:p>
          </table:table-cell>
          <table:table-cell office:value-type="float" office:value="23.738008759712656">
            <text:p>23.738008759712656</text:p>
          </table:table-cell>
          <table:table-cell office:value-type="float" office:value="46.99999999999999">
            <text:p>46.99999999999999</text:p>
          </table:table-cell>
          <table:table-cell office:value-type="float" office:value="6.7142857142857135">
            <text:p>6.7142857142857135</text:p>
          </table:table-cell>
          <table:table-cell office:value-type="float" office:value="7.053582971581127">
            <text:p>7.053582971581127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23</text:p>
          </table:table-cell>
          <table:table-cell office:value-type="string">
            <text:p>MCSSA008542</text:p>
          </table:table-cell>
          <table:table-cell office:value-type="float" office:value="4.919540215387984">
            <text:p>4.919540215387984</text:p>
          </table:table-cell>
          <table:table-cell office:value-type="float" office:value="46.99999999999999">
            <text:p>46.99999999999999</text:p>
          </table:table-cell>
          <table:table-cell office:value-type="float" office:value="6.7142857142857135">
            <text:p>6.7142857142857135</text:p>
          </table:table-cell>
          <table:table-cell office:value-type="float" office:value="7.053582971581127">
            <text:p>7.053582971581127</text:p>
          </table:table-cell>
          <table:table-cell office:value-type="float" office:value="7">
            <text:p>7</text:p>
          </table:table-cell>
        </table:table-row>
        <table:table-row>
          <table:table-cell office:value-type="string">
            <text:p>150510054</text:p>
          </table:table-cell>
          <table:table-cell office:value-type="string">
            <text:p>MCSSA003741</text:p>
          </table:table-cell>
          <table:table-cell office:value-type="float" office:value="7.999261807276023">
            <text:p>7.999261807276023</text:p>
          </table:table-cell>
          <table:table-cell office:value-type="float" office:value="46.00000000000001">
            <text:p>46.00000000000001</text:p>
          </table:table-cell>
          <table:table-cell office:value-type="float" office:value="15.333333333333336">
            <text:p>15.333333333333336</text:p>
          </table:table-cell>
          <table:table-cell office:value-type="float" office:value="14.691727004600242">
            <text:p>14.69172700460024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54</text:p>
          </table:table-cell>
          <table:table-cell office:value-type="string">
            <text:p>MCSSA003770</text:p>
          </table:table-cell>
          <table:table-cell office:value-type="float" office:value="2.165025033808458">
            <text:p>2.165025033808458</text:p>
          </table:table-cell>
          <table:table-cell office:value-type="float" office:value="46.00000000000001">
            <text:p>46.00000000000001</text:p>
          </table:table-cell>
          <table:table-cell office:value-type="float" office:value="15.333333333333336">
            <text:p>15.333333333333336</text:p>
          </table:table-cell>
          <table:table-cell office:value-type="float" office:value="14.691727004600242">
            <text:p>14.69172700460024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54</text:p>
          </table:table-cell>
          <table:table-cell office:value-type="string">
            <text:p>MCSSA018342</text:p>
          </table:table-cell>
          <table:table-cell office:value-type="float" office:value="35.835713158915524">
            <text:p>35.835713158915524</text:p>
          </table:table-cell>
          <table:table-cell office:value-type="float" office:value="46.00000000000001">
            <text:p>46.00000000000001</text:p>
          </table:table-cell>
          <table:table-cell office:value-type="float" office:value="15.333333333333336">
            <text:p>15.333333333333336</text:p>
          </table:table-cell>
          <table:table-cell office:value-type="float" office:value="14.691727004600242">
            <text:p>14.691727004600242</text:p>
          </table:table-cell>
          <table:table-cell office:value-type="float" office:value="3">
            <text:p>3</text:p>
          </table:table-cell>
        </table:table-row>
        <table:table-row>
          <table:table-cell office:value-type="string">
            <text:p>150510001</text:p>
          </table:table-cell>
          <table:table-cell office:value-type="string">
            <text:p>MCSSA003700</text:p>
          </table:table-cell>
          <table:table-cell office:value-type="float" office:value="214.22974849684675">
            <text:p>214.22974849684675</text:p>
          </table:table-cell>
          <table:table-cell office:value-type="float" office:value="510.00000000000006">
            <text:p>510.00000000000006</text:p>
          </table:table-cell>
          <table:table-cell office:value-type="float" office:value="127.50000000000001">
            <text:p>127.50000000000001</text:p>
          </table:table-cell>
          <table:table-cell office:value-type="float" office:value="57.45822278286382">
            <text:p>57.4582227828638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10001</text:p>
          </table:table-cell>
          <table:table-cell office:value-type="string">
            <text:p>MCSSA005392</text:p>
          </table:table-cell>
          <table:table-cell office:value-type="float" office:value="132.32228902273792">
            <text:p>132.32228902273792</text:p>
          </table:table-cell>
          <table:table-cell office:value-type="float" office:value="510.00000000000006">
            <text:p>510.00000000000006</text:p>
          </table:table-cell>
          <table:table-cell office:value-type="float" office:value="127.50000000000001">
            <text:p>127.50000000000001</text:p>
          </table:table-cell>
          <table:table-cell office:value-type="float" office:value="57.45822278286382">
            <text:p>57.4582227828638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10001</text:p>
          </table:table-cell>
          <table:table-cell office:value-type="string">
            <text:p>MCSSA010234</text:p>
          </table:table-cell>
          <table:table-cell office:value-type="float" office:value="108.83115675446977">
            <text:p>108.83115675446977</text:p>
          </table:table-cell>
          <table:table-cell office:value-type="float" office:value="510.00000000000006">
            <text:p>510.00000000000006</text:p>
          </table:table-cell>
          <table:table-cell office:value-type="float" office:value="127.50000000000001">
            <text:p>127.50000000000001</text:p>
          </table:table-cell>
          <table:table-cell office:value-type="float" office:value="57.45822278286382">
            <text:p>57.4582227828638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10001</text:p>
          </table:table-cell>
          <table:table-cell office:value-type="string">
            <text:p>MCSSA014350</text:p>
          </table:table-cell>
          <table:table-cell office:value-type="float" office:value="54.61680572594562">
            <text:p>54.61680572594562</text:p>
          </table:table-cell>
          <table:table-cell office:value-type="float" office:value="510.00000000000006">
            <text:p>510.00000000000006</text:p>
          </table:table-cell>
          <table:table-cell office:value-type="float" office:value="127.50000000000001">
            <text:p>127.50000000000001</text:p>
          </table:table-cell>
          <table:table-cell office:value-type="float" office:value="57.45822278286382">
            <text:p>57.45822278286382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10007</text:p>
          </table:table-cell>
          <table:table-cell office:value-type="string">
            <text:p>MCSSA003712</text:p>
          </table:table-cell>
          <table:table-cell office:value-type="float" office:value="4.729149475422866">
            <text:p>4.729149475422866</text:p>
          </table:table-cell>
          <table:table-cell office:value-type="float" office:value="89.0">
            <text:p>89.0</text:p>
          </table:table-cell>
          <table:table-cell office:value-type="float" office:value="14.833333333333334">
            <text:p>14.833333333333334</text:p>
          </table:table-cell>
          <table:table-cell office:value-type="float" office:value="15.49455237036322">
            <text:p>15.49455237036322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07</text:p>
          </table:table-cell>
          <table:table-cell office:value-type="string">
            <text:p>MCSSA003765</text:p>
          </table:table-cell>
          <table:table-cell office:value-type="float" office:value="6.7931308684863465">
            <text:p>6.7931308684863465</text:p>
          </table:table-cell>
          <table:table-cell office:value-type="float" office:value="89.0">
            <text:p>89.0</text:p>
          </table:table-cell>
          <table:table-cell office:value-type="float" office:value="14.833333333333334">
            <text:p>14.833333333333334</text:p>
          </table:table-cell>
          <table:table-cell office:value-type="float" office:value="15.49455237036322">
            <text:p>15.49455237036322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07</text:p>
          </table:table-cell>
          <table:table-cell office:value-type="string">
            <text:p>MCSSA003806</text:p>
          </table:table-cell>
          <table:table-cell office:value-type="float" office:value="8.128066148554467">
            <text:p>8.128066148554467</text:p>
          </table:table-cell>
          <table:table-cell office:value-type="float" office:value="89.0">
            <text:p>89.0</text:p>
          </table:table-cell>
          <table:table-cell office:value-type="float" office:value="14.833333333333334">
            <text:p>14.833333333333334</text:p>
          </table:table-cell>
          <table:table-cell office:value-type="float" office:value="15.49455237036322">
            <text:p>15.49455237036322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07</text:p>
          </table:table-cell>
          <table:table-cell office:value-type="string">
            <text:p>MCSSA014341</text:p>
          </table:table-cell>
          <table:table-cell office:value-type="float" office:value="5.847898210688791">
            <text:p>5.847898210688791</text:p>
          </table:table-cell>
          <table:table-cell office:value-type="float" office:value="89.0">
            <text:p>89.0</text:p>
          </table:table-cell>
          <table:table-cell office:value-type="float" office:value="14.833333333333334">
            <text:p>14.833333333333334</text:p>
          </table:table-cell>
          <table:table-cell office:value-type="float" office:value="15.49455237036322">
            <text:p>15.49455237036322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07</text:p>
          </table:table-cell>
          <table:table-cell office:value-type="string">
            <text:p>MCSSA018470</text:p>
          </table:table-cell>
          <table:table-cell office:value-type="float" office:value="14.78558560601027">
            <text:p>14.78558560601027</text:p>
          </table:table-cell>
          <table:table-cell office:value-type="float" office:value="89.0">
            <text:p>89.0</text:p>
          </table:table-cell>
          <table:table-cell office:value-type="float" office:value="14.833333333333334">
            <text:p>14.833333333333334</text:p>
          </table:table-cell>
          <table:table-cell office:value-type="float" office:value="15.49455237036322">
            <text:p>15.49455237036322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07</text:p>
          </table:table-cell>
          <table:table-cell office:value-type="string">
            <text:p>MCSSA007690</text:p>
          </table:table-cell>
          <table:table-cell office:value-type="float" office:value="48.71616969083726">
            <text:p>48.71616969083726</text:p>
          </table:table-cell>
          <table:table-cell office:value-type="float" office:value="89.0">
            <text:p>89.0</text:p>
          </table:table-cell>
          <table:table-cell office:value-type="float" office:value="14.833333333333334">
            <text:p>14.833333333333334</text:p>
          </table:table-cell>
          <table:table-cell office:value-type="float" office:value="15.49455237036322">
            <text:p>15.49455237036322</text:p>
          </table:table-cell>
          <table:table-cell office:value-type="float" office:value="6">
            <text:p>6</text:p>
          </table:table-cell>
        </table:table-row>
        <table:table-row>
          <table:table-cell office:value-type="string">
            <text:p>150510017</text:p>
          </table:table-cell>
          <table:table-cell office:value-type="string">
            <text:p>MCSSA003724</text:p>
          </table:table-cell>
          <table:table-cell office:value-type="float" office:value="97.99999999999999">
            <text:p>97.99999999999999</text:p>
          </table:table-cell>
          <table:table-cell office:value-type="float" office:value="97.99999999999999">
            <text:p>97.99999999999999</text:p>
          </table:table-cell>
          <table:table-cell office:value-type="float" office:value="97.99999999999999">
            <text:p>97.99999999999999</text:p>
          </table:table-cell>
          <table:table-cell office:value-type="float" office:value="0.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string">
            <text:p>150510020</text:p>
          </table:table-cell>
          <table:table-cell office:value-type="string">
            <text:p>MCSSA003753</text:p>
          </table:table-cell>
          <table:table-cell office:value-type="float" office:value="11.615740425019656">
            <text:p>11.615740425019656</text:p>
          </table:table-cell>
          <table:table-cell office:value-type="float" office:value="93.0">
            <text:p>93.0</text:p>
          </table:table-cell>
          <table:table-cell office:value-type="float" office:value="23.25">
            <text:p>23.25</text:p>
          </table:table-cell>
          <table:table-cell office:value-type="float" office:value="19.442956824791683">
            <text:p>19.442956824791683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10020</text:p>
          </table:table-cell>
          <table:table-cell office:value-type="string">
            <text:p>MCSSA003794</text:p>
          </table:table-cell>
          <table:table-cell office:value-type="float" office:value="5.322350050936024">
            <text:p>5.322350050936024</text:p>
          </table:table-cell>
          <table:table-cell office:value-type="float" office:value="93.0">
            <text:p>93.0</text:p>
          </table:table-cell>
          <table:table-cell office:value-type="float" office:value="23.25">
            <text:p>23.25</text:p>
          </table:table-cell>
          <table:table-cell office:value-type="float" office:value="19.442956824791683">
            <text:p>19.442956824791683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10020</text:p>
          </table:table-cell>
          <table:table-cell office:value-type="string">
            <text:p>MCSSA009423</text:p>
          </table:table-cell>
          <table:table-cell office:value-type="float" office:value="55.615101094084565">
            <text:p>55.615101094084565</text:p>
          </table:table-cell>
          <table:table-cell office:value-type="float" office:value="93.0">
            <text:p>93.0</text:p>
          </table:table-cell>
          <table:table-cell office:value-type="float" office:value="23.25">
            <text:p>23.25</text:p>
          </table:table-cell>
          <table:table-cell office:value-type="float" office:value="19.442956824791683">
            <text:p>19.442956824791683</text:p>
          </table:table-cell>
          <table:table-cell office:value-type="float" office:value="4">
            <text:p>4</text:p>
          </table:table-cell>
        </table:table-row>
        <table:table-row>
          <table:table-cell office:value-type="string">
            <text:p>150510020</text:p>
          </table:table-cell>
          <table:table-cell office:value-type="string">
            <text:p>MCSSA010683</text:p>
          </table:table-cell>
          <table:table-cell office:value-type="float" office:value="20.446808429959763">
            <text:p>20.446808429959763</text:p>
          </table:table-cell>
          <table:table-cell office:value-type="float" office:value="93.0">
            <text:p>93.0</text:p>
          </table:table-cell>
          <table:table-cell office:value-type="float" office:value="23.25">
            <text:p>23.25</text:p>
          </table:table-cell>
          <table:table-cell office:value-type="float" office:value="19.442956824791683">
            <text:p>19.442956824791683</text:p>
          </table:table-cell>
          <table:table-cell office:value-type="float" office:value="4">
            <text:p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